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ill Sans MT" svg:font-family="Gill Sans MT" style:font-family-generic="swiss" style:font-pitch="variable" svg:panose-1="2 11 5 2 2 1 4 2 2 3"/>
    <style:font-face style:name="Trebuchet MS" svg:font-family="Trebuchet MS" style:font-family-generic="swiss" style:font-pitch="variable" svg:panose-1="2 11 6 3 2 2 2 2 2 4"/>
    <style:font-face style:name="Wingdings 3" style:font-charset="x-symbol" svg:font-family="Wingdings 3" style:font-family-generic="roman" style:font-pitch="variable" svg:panose-1="5 4 1 2 1 8 7 7 7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1.1826in" text:min-label-width="0.1187in" text:list-level-position-and-space-mode="label-alignment">
          <style:list-level-label-alignment text:label-followed-by="listtab" fo:margin-left="1.3013in" fo:text-indent="-0.1187in"/>
        </style:list-level-properties>
        <style:text-properties style:font-name="Calibri"/>
      </text:list-level-style-bullet>
      <text:list-level-style-bullet text:level="2" text:style-name="WW_CharLFO1LVL2" text:bullet-char="•">
        <style:list-level-properties text:space-before="1.7847in" text:min-label-width="0.1187in" text:list-level-position-and-space-mode="label-alignment">
          <style:list-level-label-alignment text:label-followed-by="listtab" fo:margin-left="1.9034in" fo:text-indent="-0.1187in"/>
        </style:list-level-properties>
      </text:list-level-style-bullet>
      <text:list-level-style-bullet text:level="3" text:style-name="WW_CharLFO1LVL3" text:bullet-char="•">
        <style:list-level-properties text:space-before="2.3826in" text:min-label-width="0.1187in" text:list-level-position-and-space-mode="label-alignment">
          <style:list-level-label-alignment text:label-followed-by="listtab" fo:margin-left="2.5013in" fo:text-indent="-0.1187in"/>
        </style:list-level-properties>
      </text:list-level-style-bullet>
      <text:list-level-style-bullet text:level="4" text:style-name="WW_CharLFO1LVL4" text:bullet-char="•">
        <style:list-level-properties text:space-before="2.9805in" text:min-label-width="0.1187in" text:list-level-position-and-space-mode="label-alignment">
          <style:list-level-label-alignment text:label-followed-by="listtab" fo:margin-left="3.0993in" fo:text-indent="-0.1187in"/>
        </style:list-level-properties>
      </text:list-level-style-bullet>
      <text:list-level-style-bullet text:level="5" text:style-name="WW_CharLFO1LVL5" text:bullet-char="•">
        <style:list-level-properties text:space-before="3.5784in" text:min-label-width="0.1187in" text:list-level-position-and-space-mode="label-alignment">
          <style:list-level-label-alignment text:label-followed-by="listtab" fo:margin-left="3.6972in" fo:text-indent="-0.1187in"/>
        </style:list-level-properties>
      </text:list-level-style-bullet>
      <text:list-level-style-bullet text:level="6" text:style-name="WW_CharLFO1LVL6" text:bullet-char="•">
        <style:list-level-properties text:space-before="4.1763in" text:min-label-width="0.1187in" text:list-level-position-and-space-mode="label-alignment">
          <style:list-level-label-alignment text:label-followed-by="listtab" fo:margin-left="4.2951in" fo:text-indent="-0.1187in"/>
        </style:list-level-properties>
      </text:list-level-style-bullet>
      <text:list-level-style-bullet text:level="7" text:style-name="WW_CharLFO1LVL7" text:bullet-char="•">
        <style:list-level-properties text:space-before="4.775in" text:min-label-width="0.1187in" text:list-level-position-and-space-mode="label-alignment">
          <style:list-level-label-alignment text:label-followed-by="listtab" fo:margin-left="4.8937in" fo:text-indent="-0.1187in"/>
        </style:list-level-properties>
      </text:list-level-style-bullet>
      <text:list-level-style-bullet text:level="8" text:style-name="WW_CharLFO1LVL8" text:bullet-char="•">
        <style:list-level-properties text:space-before="5.3729in" text:min-label-width="0.1187in" text:list-level-position-and-space-mode="label-alignment">
          <style:list-level-label-alignment text:label-followed-by="listtab" fo:margin-left="5.4916in" fo:text-indent="-0.1187in"/>
        </style:list-level-properties>
      </text:list-level-style-bullet>
      <text:list-level-style-bullet text:level="9" text:style-name="WW_CharLFO1LVL9" text:bullet-char="•">
        <style:list-level-properties text:space-before="5.9708in" text:min-label-width="0.1187in" text:list-level-position-and-space-mode="label-alignment">
          <style:list-level-label-alignment text:label-followed-by="listtab" fo:margin-left="6.0895in" fo:text-indent="-0.1187in"/>
        </style:list-level-properties>
      </text:list-level-style-bullet>
    </text:list-style>
    <text:list-style style:name="LFO2">
      <text:list-level-style-bullet text:level="1" text:style-name="WW_CharLFO2LVL1" text:bullet-char="•">
        <style:list-level-properties text:space-before="0.9854in" text:min-label-width="0.1187in" text:list-level-position-and-space-mode="label-alignment">
          <style:list-level-label-alignment text:label-followed-by="listtab" fo:margin-left="1.1041in" fo:text-indent="-0.1187in"/>
        </style:list-level-properties>
        <style:text-properties style:font-name="Calibri"/>
      </text:list-level-style-bullet>
      <text:list-level-style-bullet text:level="2" text:style-name="WW_CharLFO2LVL2" text:bullet-char="•">
        <style:list-level-properties text:space-before="1.6097in" text:min-label-width="0.1187in" text:list-level-position-and-space-mode="label-alignment">
          <style:list-level-label-alignment text:label-followed-by="listtab" fo:margin-left="1.7284in" fo:text-indent="-0.1187in"/>
        </style:list-level-properties>
      </text:list-level-style-bullet>
      <text:list-level-style-bullet text:level="3" text:style-name="WW_CharLFO2LVL3" text:bullet-char="•">
        <style:list-level-properties text:space-before="2.227in" text:min-label-width="0.1187in" text:list-level-position-and-space-mode="label-alignment">
          <style:list-level-label-alignment text:label-followed-by="listtab" fo:margin-left="2.3458in" fo:text-indent="-0.1187in"/>
        </style:list-level-properties>
      </text:list-level-style-bullet>
      <text:list-level-style-bullet text:level="4" text:style-name="WW_CharLFO2LVL4" text:bullet-char="•">
        <style:list-level-properties text:space-before="2.8444in" text:min-label-width="0.1187in" text:list-level-position-and-space-mode="label-alignment">
          <style:list-level-label-alignment text:label-followed-by="listtab" fo:margin-left="2.9631in" fo:text-indent="-0.1187in"/>
        </style:list-level-properties>
      </text:list-level-style-bullet>
      <text:list-level-style-bullet text:level="5" text:style-name="WW_CharLFO2LVL5" text:bullet-char="•">
        <style:list-level-properties text:space-before="3.4618in" text:min-label-width="0.1187in" text:list-level-position-and-space-mode="label-alignment">
          <style:list-level-label-alignment text:label-followed-by="listtab" fo:margin-left="3.5805in" fo:text-indent="-0.1187in"/>
        </style:list-level-properties>
      </text:list-level-style-bullet>
      <text:list-level-style-bullet text:level="6" text:style-name="WW_CharLFO2LVL6" text:bullet-char="•">
        <style:list-level-properties text:space-before="4.0791in" text:min-label-width="0.1187in" text:list-level-position-and-space-mode="label-alignment">
          <style:list-level-label-alignment text:label-followed-by="listtab" fo:margin-left="4.1979in" fo:text-indent="-0.1187in"/>
        </style:list-level-properties>
      </text:list-level-style-bullet>
      <text:list-level-style-bullet text:level="7" text:style-name="WW_CharLFO2LVL7" text:bullet-char="•">
        <style:list-level-properties text:space-before="4.6972in" text:min-label-width="0.1187in" text:list-level-position-and-space-mode="label-alignment">
          <style:list-level-label-alignment text:label-followed-by="listtab" fo:margin-left="4.8159in" fo:text-indent="-0.1187in"/>
        </style:list-level-properties>
      </text:list-level-style-bullet>
      <text:list-level-style-bullet text:level="8" text:style-name="WW_CharLFO2LVL8" text:bullet-char="•">
        <style:list-level-properties text:space-before="5.3145in" text:min-label-width="0.1187in" text:list-level-position-and-space-mode="label-alignment">
          <style:list-level-label-alignment text:label-followed-by="listtab" fo:margin-left="5.4333in" fo:text-indent="-0.1187in"/>
        </style:list-level-properties>
      </text:list-level-style-bullet>
      <text:list-level-style-bullet text:level="9" text:style-name="WW_CharLFO2LVL9" text:bullet-char="•">
        <style:list-level-properties text:space-before="5.9319in" text:min-label-width="0.1187in" text:list-level-position-and-space-mode="label-alignment">
          <style:list-level-label-alignment text:label-followed-by="listtab" fo:margin-left="6.0506in" fo:text-indent="-0.1187in"/>
        </style:list-level-properties>
      </text:list-level-style-bullet>
    </text:list-style>
    <style:style style:name="P1" style:parent-style-name="Corpodetexto" style:master-page-name="MP0" style:family="paragraph">
      <style:paragraph-properties style:page-number="101"/>
      <style:text-properties style:font-name="Times New Roman" fo:font-size="10pt" style:font-size-asian="10pt"/>
    </style:style>
    <style:style style:name="P28" style:parent-style-name="Corpodetexto" style:family="paragraph">
      <style:text-properties style:font-name="Times New Roman" fo:font-size="10pt" style:font-size-asian="10pt"/>
    </style:style>
    <style:style style:name="P29" style:parent-style-name="Corpodetexto" style:family="paragraph">
      <style:text-properties style:font-name="Times New Roman" fo:font-size="10pt" style:font-size-asian="10pt"/>
    </style:style>
    <style:style style:name="P30" style:parent-style-name="Corpodetexto" style:family="paragraph">
      <style:text-properties style:font-name="Times New Roman" fo:font-size="10pt" style:font-size-asian="10pt"/>
    </style:style>
    <style:style style:name="P31" style:parent-style-name="Corpodetexto" style:family="paragraph">
      <style:text-properties style:font-name="Times New Roman" fo:font-size="10pt" style:font-size-asian="10pt"/>
    </style:style>
    <style:style style:name="P32" style:parent-style-name="Corpodetexto" style:family="paragraph">
      <style:text-properties style:font-name="Times New Roman" fo:font-size="10pt" style:font-size-asian="10pt"/>
    </style:style>
    <style:style style:name="P33" style:parent-style-name="Corpodetexto" style:family="paragraph">
      <style:text-properties style:font-name="Times New Roman" fo:font-size="10pt" style:font-size-asian="10pt"/>
    </style:style>
    <style:style style:name="P34" style:parent-style-name="Corpodetexto" style:family="paragraph">
      <style:text-properties style:font-name="Times New Roman" fo:font-size="10pt" style:font-size-asian="10pt"/>
    </style:style>
    <style:style style:name="P35" style:parent-style-name="Corpodetexto" style:family="paragraph">
      <style:paragraph-properties fo:margin-top="0.0006in"/>
      <style:text-properties style:font-name="Times New Roman" fo:font-size="11pt" style:font-size-asian="11pt"/>
    </style:style>
    <style:style style:name="P36" style:parent-style-name="Normal" style:family="paragraph">
      <style:paragraph-properties fo:margin-top="0.0777in" fo:line-height="91%" fo:margin-left="0.9861in" fo:margin-right="2.7798in">
        <style:tab-stops/>
      </style:paragraph-properties>
    </style:style>
    <style:style style:name="T37" style:parent-style-name="Fonteparág.padrão" style:family="text">
      <style:text-properties fo:language="en" fo:country="US" style:language-asian="en" style:country-asian="US" style:language-complex="ar" style:country-complex="SA"/>
    </style:style>
    <style:style style:name="T38" style:parent-style-name="Fonteparág.padrão" style:family="text">
      <style:text-properties fo:language="en" fo:country="US" style:language-asian="en" style:country-asian="US" style:language-complex="ar" style:country-complex="SA"/>
    </style:style>
    <style:style style:name="P39" style:parent-style-name="Normal" style:family="paragraph">
      <style:paragraph-properties fo:margin-top="0.0104in" fo:margin-left="0.0138in">
        <style:tab-stops/>
      </style:paragraph-properties>
    </style:style>
    <style:style style:name="T40" style:parent-style-name="Fonteparág.padrão" style:family="text">
      <style:text-properties style:font-name="Gill Sans MT" fo:color="#EAAF9D" style:text-scale="95%" fo:font-size="6pt" style:font-size-asian="6pt"/>
    </style:style>
    <style:style style:name="T41" style:parent-style-name="Fonteparág.padrão" style:family="text">
      <style:text-properties fo:color="#C9302E" style:text-scale="105%" fo:font-size="16pt" style:font-size-asian="16pt"/>
    </style:style>
    <style:style style:name="P42" style:parent-style-name="Corpodetexto" style:family="paragraph">
      <style:paragraph-properties fo:margin-top="0.0069in"/>
      <style:text-properties fo:font-size="17pt" style:font-size-asian="17pt"/>
    </style:style>
    <style:style style:name="P43" style:parent-style-name="Título2" style:family="paragraph">
      <style:paragraph-properties fo:text-align="start" fo:margin-top="0.0006in" fo:margin-left="0.9861in">
        <style:tab-stops/>
      </style:paragraph-properties>
    </style:style>
    <style:style style:name="T44" style:parent-style-name="Fonteparág.padrão" style:family="text">
      <style:text-properties fo:color="#C9302E" style:text-scale="105%"/>
    </style:style>
    <style:style style:name="P45" style:parent-style-name="Corpodetexto" style:family="paragraph">
      <style:paragraph-properties fo:margin-top="0.0048in"/>
      <style:text-properties fo:font-size="12.5pt" style:font-size-asian="12.5pt"/>
    </style:style>
    <style:style style:name="P46" style:parent-style-name="Corpodetexto" style:family="paragraph">
      <style:paragraph-properties fo:text-align="justify" fo:margin-top="0.0006in" fo:line-height="117%" fo:margin-left="0.9861in" fo:margin-right="0.9791in">
        <style:tab-stops/>
      </style:paragraph-properties>
    </style:style>
    <style:style style:name="T47" style:parent-style-name="Fonteparág.padrão" style:family="text">
      <style:text-properties fo:color="#231F20" style:text-scale="105%"/>
    </style:style>
    <style:style style:name="T48" style:parent-style-name="Fonteparág.padrão" style:family="text">
      <style:text-properties fo:color="#231F20" fo:letter-spacing="0.002in" style:text-scale="105%"/>
    </style:style>
    <style:style style:name="T49" style:parent-style-name="Fonteparág.padrão" style:family="text">
      <style:text-properties fo:color="#231F20" style:text-scale="105%"/>
    </style:style>
    <style:style style:name="T50" style:parent-style-name="Fonteparág.padrão" style:family="text">
      <style:text-properties fo:color="#231F20" fo:letter-spacing="0.002in" style:text-scale="105%"/>
    </style:style>
    <style:style style:name="T51" style:parent-style-name="Fonteparág.padrão" style:family="text">
      <style:text-properties fo:color="#231F20" style:text-scale="105%"/>
    </style:style>
    <style:style style:name="T52" style:parent-style-name="Fonteparág.padrão" style:family="text">
      <style:text-properties fo:color="#231F20" fo:letter-spacing="0.002in" style:text-scale="105%"/>
    </style:style>
    <style:style style:name="T53" style:parent-style-name="Fonteparág.padrão" style:family="text">
      <style:text-properties fo:color="#231F20" fo:letter-spacing="0.002in" style:text-scale="105%"/>
    </style:style>
    <style:style style:name="T54" style:parent-style-name="Fonteparág.padrão" style:family="text">
      <style:text-properties fo:color="#231F20" fo:letter-spacing="0.002in" style:text-scale="105%"/>
    </style:style>
    <style:style style:name="T55" style:parent-style-name="Fonteparág.padrão" style:family="text">
      <style:text-properties fo:color="#231F20" fo:letter-spacing="0.0013in" style:text-scale="105%"/>
    </style:style>
    <style:style style:name="T56" style:parent-style-name="Fonteparág.padrão" style:family="text">
      <style:text-properties fo:color="#231F20" fo:letter-spacing="0.002in" style:text-scale="105%"/>
    </style:style>
    <style:style style:name="T57" style:parent-style-name="Fonteparág.padrão" style:family="text">
      <style:text-properties fo:color="#231F20" style:text-scale="105%"/>
    </style:style>
    <style:style style:name="T58" style:parent-style-name="Fonteparág.padrão" style:family="text">
      <style:text-properties fo:color="#231F20" fo:letter-spacing="0.002in" style:text-scale="105%"/>
    </style:style>
    <style:style style:name="T59" style:parent-style-name="Fonteparág.padrão" style:family="text">
      <style:text-properties fo:color="#231F20" style:text-scale="105%"/>
    </style:style>
    <style:style style:name="T60" style:parent-style-name="Fonteparág.padrão" style:family="text">
      <style:text-properties fo:color="#231F20" fo:letter-spacing="0.0027in" style:text-scale="105%"/>
    </style:style>
    <style:style style:name="T61" style:parent-style-name="Fonteparág.padrão" style:family="text">
      <style:text-properties fo:color="#231F20" fo:letter-spacing="0.0013in" style:text-scale="105%"/>
    </style:style>
    <style:style style:name="T62" style:parent-style-name="Fonteparág.padrão" style:family="text">
      <style:text-properties fo:color="#231F20" style:text-scale="105%"/>
    </style:style>
    <style:style style:name="T63" style:parent-style-name="Fonteparág.padrão" style:family="text">
      <style:text-properties fo:color="#231F20" fo:letter-spacing="0.002in" style:text-scale="105%"/>
    </style:style>
    <style:style style:name="T64" style:parent-style-name="Fonteparág.padrão" style:family="text">
      <style:text-properties fo:color="#231F20" style:text-scale="105%"/>
    </style:style>
    <style:style style:name="T65" style:parent-style-name="Fonteparág.padrão" style:family="text">
      <style:text-properties fo:color="#231F20" fo:letter-spacing="0.002in" style:text-scale="105%"/>
    </style:style>
    <style:style style:name="T66" style:parent-style-name="Fonteparág.padrão" style:family="text">
      <style:text-properties fo:color="#231F20" style:text-scale="105%"/>
    </style:style>
    <style:style style:name="T67" style:parent-style-name="Fonteparág.padrão" style:family="text">
      <style:text-properties fo:color="#231F20" fo:letter-spacing="0.002in" style:text-scale="105%"/>
    </style:style>
    <style:style style:name="T68" style:parent-style-name="Fonteparág.padrão" style:family="text">
      <style:text-properties fo:color="#231F20" fo:letter-spacing="0.002in" style:text-scale="105%"/>
    </style:style>
    <style:style style:name="T69" style:parent-style-name="Fonteparág.padrão" style:family="text">
      <style:text-properties fo:color="#231F20" fo:letter-spacing="0.002in" style:text-scale="105%"/>
    </style:style>
    <style:style style:name="T70" style:parent-style-name="Fonteparág.padrão" style:family="text">
      <style:text-properties fo:color="#231F20" style:text-scale="105%"/>
    </style:style>
    <style:style style:name="T71" style:parent-style-name="Fonteparág.padrão" style:family="text">
      <style:text-properties fo:color="#231F20" fo:letter-spacing="0.002in" style:text-scale="105%"/>
    </style:style>
    <style:style style:name="T72" style:parent-style-name="Fonteparág.padrão" style:family="text">
      <style:text-properties fo:color="#231F20" fo:letter-spacing="0.0027in" style:text-scale="105%"/>
    </style:style>
    <style:style style:name="T73" style:parent-style-name="Fonteparág.padrão" style:family="text">
      <style:text-properties fo:color="#231F20" fo:letter-spacing="0.002in" style:text-scale="105%"/>
    </style:style>
    <style:style style:name="T74" style:parent-style-name="Fonteparág.padrão" style:family="text">
      <style:text-properties fo:color="#231F20" style:text-scale="105%"/>
    </style:style>
    <style:style style:name="T75" style:parent-style-name="Fonteparág.padrão" style:family="text">
      <style:text-properties fo:color="#231F20" fo:letter-spacing="0.002in" style:text-scale="105%"/>
    </style:style>
    <style:style style:name="T76" style:parent-style-name="Fonteparág.padrão" style:family="text">
      <style:text-properties fo:color="#231F20" style:text-scale="105%"/>
    </style:style>
    <style:style style:name="T77" style:parent-style-name="Fonteparág.padrão" style:family="text">
      <style:text-properties fo:color="#231F20" fo:letter-spacing="0.002in" style:text-scale="105%"/>
    </style:style>
    <style:style style:name="T78" style:parent-style-name="Fonteparág.padrão" style:family="text">
      <style:text-properties fo:color="#231F20" fo:letter-spacing="0.002in" style:text-scale="105%"/>
    </style:style>
    <style:style style:name="T79" style:parent-style-name="Fonteparág.padrão" style:family="text">
      <style:text-properties fo:color="#231F20" fo:letter-spacing="0.002in" style:text-scale="105%"/>
    </style:style>
    <style:style style:name="T80" style:parent-style-name="Fonteparág.padrão" style:family="text">
      <style:text-properties fo:color="#231F20" style:text-scale="105%"/>
    </style:style>
    <style:style style:name="T81" style:parent-style-name="Fonteparág.padrão" style:family="text">
      <style:text-properties fo:color="#231F20" fo:letter-spacing="0.002in" style:text-scale="105%"/>
    </style:style>
    <style:style style:name="T82" style:parent-style-name="Fonteparág.padrão" style:family="text">
      <style:text-properties fo:color="#231F20" style:text-scale="105%"/>
    </style:style>
    <style:style style:name="T83" style:parent-style-name="Fonteparág.padrão" style:family="text">
      <style:text-properties fo:color="#231F20" fo:letter-spacing="0.002in" style:text-scale="105%"/>
    </style:style>
    <style:style style:name="T84" style:parent-style-name="Fonteparág.padrão" style:family="text">
      <style:text-properties fo:color="#231F20" style:text-scale="105%"/>
    </style:style>
    <style:style style:name="T85" style:parent-style-name="Fonteparág.padrão" style:family="text">
      <style:text-properties fo:color="#231F20" fo:letter-spacing="0.0027in" style:text-scale="105%"/>
    </style:style>
    <style:style style:name="T86" style:parent-style-name="Fonteparág.padrão" style:family="text">
      <style:text-properties fo:color="#231F20" style:text-scale="105%"/>
    </style:style>
    <style:style style:name="T87" style:parent-style-name="Fonteparág.padrão" style:family="text">
      <style:text-properties fo:color="#231F20" fo:letter-spacing="0.002in" style:text-scale="105%"/>
    </style:style>
    <style:style style:name="T88" style:parent-style-name="Fonteparág.padrão" style:family="text">
      <style:text-properties fo:color="#231F20" fo:letter-spacing="0.0013in" style:text-scale="105%"/>
    </style:style>
    <style:style style:name="T89" style:parent-style-name="Fonteparág.padrão" style:family="text">
      <style:text-properties fo:color="#231F20" fo:letter-spacing="0.002in" style:text-scale="105%"/>
    </style:style>
    <style:style style:name="T90" style:parent-style-name="Fonteparág.padrão" style:family="text">
      <style:text-properties fo:color="#231F20" style:text-scale="105%"/>
    </style:style>
    <style:style style:name="T91" style:parent-style-name="Fonteparág.padrão" style:family="text">
      <style:text-properties fo:color="#231F20" fo:letter-spacing="0.0013in" style:text-scale="105%"/>
    </style:style>
    <style:style style:name="T92" style:parent-style-name="Fonteparág.padrão" style:family="text">
      <style:text-properties fo:color="#231F20" style:text-scale="105%"/>
    </style:style>
    <style:style style:name="T93" style:parent-style-name="Fonteparág.padrão" style:family="text">
      <style:text-properties fo:color="#231F20" fo:letter-spacing="0.002in" style:text-scale="105%"/>
    </style:style>
    <style:style style:name="T94" style:parent-style-name="Fonteparág.padrão" style:family="text">
      <style:text-properties fo:color="#231F20" style:text-scale="105%"/>
    </style:style>
    <style:style style:name="T95" style:parent-style-name="Fonteparág.padrão" style:family="text">
      <style:text-properties fo:color="#231F20" fo:letter-spacing="0.002in" style:text-scale="105%"/>
    </style:style>
    <style:style style:name="T96" style:parent-style-name="Fonteparág.padrão" style:family="text">
      <style:text-properties fo:color="#231F20" style:text-scale="105%"/>
    </style:style>
    <style:style style:name="T97" style:parent-style-name="Fonteparág.padrão" style:family="text">
      <style:text-properties fo:color="#231F20" fo:letter-spacing="0.002in" style:text-scale="105%"/>
    </style:style>
    <style:style style:name="T98" style:parent-style-name="Fonteparág.padrão" style:family="text">
      <style:text-properties fo:color="#231F20" fo:letter-spacing="0.0027in" style:text-scale="105%"/>
    </style:style>
    <style:style style:name="T99" style:parent-style-name="Fonteparág.padrão" style:family="text">
      <style:text-properties fo:color="#231F20" fo:letter-spacing="0.002in" style:text-scale="105%"/>
    </style:style>
    <style:style style:name="T100" style:parent-style-name="Fonteparág.padrão" style:family="text">
      <style:text-properties fo:color="#231F20" style:text-scale="105%"/>
    </style:style>
    <style:style style:name="T101" style:parent-style-name="Fonteparág.padrão" style:family="text">
      <style:text-properties fo:color="#231F20" fo:letter-spacing="0.002in" style:text-scale="105%"/>
    </style:style>
    <style:style style:name="T102" style:parent-style-name="Fonteparág.padrão" style:family="text">
      <style:text-properties fo:color="#231F20" fo:letter-spacing="0.0013in" style:text-scale="105%"/>
    </style:style>
    <style:style style:name="T103" style:parent-style-name="Fonteparág.padrão" style:family="text">
      <style:text-properties fo:color="#231F20" fo:letter-spacing="0.002in" style:text-scale="105%"/>
    </style:style>
    <style:style style:name="T104" style:parent-style-name="Fonteparág.padrão" style:family="text">
      <style:text-properties fo:color="#231F20" fo:letter-spacing="0.0027in" style:text-scale="105%"/>
    </style:style>
    <style:style style:name="T105" style:parent-style-name="Fonteparág.padrão" style:family="text">
      <style:text-properties fo:color="#231F20" fo:letter-spacing="0.002in" style:text-scale="105%"/>
    </style:style>
    <style:style style:name="T106" style:parent-style-name="Fonteparág.padrão" style:family="text">
      <style:text-properties fo:color="#231F20" style:text-scale="105%"/>
    </style:style>
    <style:style style:name="T107" style:parent-style-name="Fonteparág.padrão" style:family="text">
      <style:text-properties fo:color="#231F20" fo:letter-spacing="0.002in" style:text-scale="105%"/>
    </style:style>
    <style:style style:name="T108" style:parent-style-name="Fonteparág.padrão" style:family="text">
      <style:text-properties fo:color="#231F20" style:text-scale="105%"/>
    </style:style>
    <style:style style:name="T109" style:parent-style-name="Fonteparág.padrão" style:family="text">
      <style:text-properties fo:color="#231F20" fo:letter-spacing="0.002in" style:text-scale="105%"/>
    </style:style>
    <style:style style:name="T110" style:parent-style-name="Fonteparág.padrão" style:family="text">
      <style:text-properties fo:color="#231F20" fo:letter-spacing="0.0013in" style:text-scale="105%"/>
    </style:style>
    <style:style style:name="T111" style:parent-style-name="Fonteparág.padrão" style:family="text">
      <style:text-properties fo:color="#231F20" style:text-scale="105%"/>
    </style:style>
    <style:style style:name="T112" style:parent-style-name="Fonteparág.padrão" style:family="text">
      <style:text-properties fo:color="#231F20" fo:letter-spacing="0.002in" style:text-scale="105%"/>
    </style:style>
    <style:style style:name="T113" style:parent-style-name="Fonteparág.padrão" style:family="text">
      <style:text-properties fo:color="#231F20" style:text-scale="105%"/>
    </style:style>
    <style:style style:name="T114" style:parent-style-name="Fonteparág.padrão" style:family="text">
      <style:text-properties fo:color="#231F20" fo:letter-spacing="-0.0027in" style:text-scale="105%"/>
    </style:style>
    <style:style style:name="T115" style:parent-style-name="Fonteparág.padrão" style:family="text">
      <style:text-properties fo:color="#231F20" fo:letter-spacing="0.002in" style:text-scale="105%"/>
    </style:style>
    <style:style style:name="P116" style:parent-style-name="Corpodetexto" style:family="paragraph">
      <style:paragraph-properties fo:text-align="justify" fo:margin-top="0.0736in" fo:line-height="117%" fo:margin-left="0.9861in" fo:margin-right="0.9791in">
        <style:tab-stops/>
      </style:paragraph-properties>
    </style:style>
    <style:style style:name="T117" style:parent-style-name="Fonteparág.padrão" style:family="text">
      <style:text-properties fo:color="#231F20" style:text-scale="105%"/>
    </style:style>
    <style:style style:name="T118" style:parent-style-name="Fonteparág.padrão" style:family="text">
      <style:text-properties fo:color="#231F20" fo:letter-spacing="0.002in" style:text-scale="105%"/>
    </style:style>
    <style:style style:name="T119" style:parent-style-name="Fonteparág.padrão" style:family="text">
      <style:text-properties fo:color="#231F20" style:text-scale="105%"/>
    </style:style>
    <style:style style:name="T120" style:parent-style-name="Fonteparág.padrão" style:family="text">
      <style:text-properties fo:color="#231F20" style:text-scale="105%"/>
    </style:style>
    <style:style style:name="T121" style:parent-style-name="Fonteparág.padrão" style:family="text">
      <style:text-properties fo:color="#231F20" fo:letter-spacing="0.002in" style:text-scale="105%"/>
    </style:style>
    <style:style style:name="T122" style:parent-style-name="Fonteparág.padrão" style:family="text">
      <style:text-properties fo:color="#231F20" fo:letter-spacing="0.0013in" style:text-scale="105%"/>
    </style:style>
    <style:style style:name="T123" style:parent-style-name="Fonteparág.padrão" style:family="text">
      <style:text-properties fo:color="#231F20" fo:letter-spacing="0.002in" style:text-scale="105%"/>
    </style:style>
    <style:style style:name="T124" style:parent-style-name="Fonteparág.padrão" style:family="text">
      <style:text-properties fo:color="#231F20" style:text-scale="105%"/>
    </style:style>
    <style:style style:name="T125" style:parent-style-name="Fonteparág.padrão" style:family="text">
      <style:text-properties fo:color="#231F20" fo:letter-spacing="0.002in" style:text-scale="105%"/>
    </style:style>
    <style:style style:name="T126" style:parent-style-name="Fonteparág.padrão" style:family="text">
      <style:text-properties fo:color="#231F20" style:text-scale="105%"/>
    </style:style>
    <style:style style:name="T127" style:parent-style-name="Fonteparág.padrão" style:family="text">
      <style:text-properties fo:color="#231F20" fo:letter-spacing="0.0027in" style:text-scale="105%"/>
    </style:style>
    <style:style style:name="T128" style:parent-style-name="Fonteparág.padrão" style:family="text">
      <style:text-properties fo:color="#231F20" fo:letter-spacing="0.002in" style:text-scale="105%"/>
    </style:style>
    <style:style style:name="T129" style:parent-style-name="Fonteparág.padrão" style:family="text">
      <style:text-properties fo:color="#231F20" style:text-scale="105%"/>
    </style:style>
    <style:style style:name="T130" style:parent-style-name="Fonteparág.padrão" style:family="text">
      <style:text-properties fo:color="#231F20" fo:letter-spacing="0.002in" style:text-scale="105%"/>
    </style:style>
    <style:style style:name="T131" style:parent-style-name="Fonteparág.padrão" style:family="text">
      <style:text-properties fo:color="#231F20" style:text-scale="105%"/>
    </style:style>
    <style:style style:name="T132" style:parent-style-name="Fonteparág.padrão" style:family="text">
      <style:text-properties fo:color="#231F20" fo:letter-spacing="0.002in" style:text-scale="105%"/>
    </style:style>
    <style:style style:name="T133" style:parent-style-name="Fonteparág.padrão" style:family="text">
      <style:text-properties fo:color="#231F20" style:text-scale="105%"/>
    </style:style>
    <style:style style:name="T134" style:parent-style-name="Fonteparág.padrão" style:family="text">
      <style:text-properties fo:color="#231F20" fo:letter-spacing="0.002in" style:text-scale="105%"/>
    </style:style>
    <style:style style:name="T135" style:parent-style-name="Fonteparág.padrão" style:family="text">
      <style:text-properties fo:color="#231F20" style:text-scale="105%"/>
    </style:style>
    <style:style style:name="T136" style:parent-style-name="Fonteparág.padrão" style:family="text">
      <style:text-properties fo:color="#231F20" fo:letter-spacing="0.002in" style:text-scale="105%"/>
    </style:style>
    <style:style style:name="T137" style:parent-style-name="Fonteparág.padrão" style:family="text">
      <style:text-properties fo:color="#231F20" fo:letter-spacing="0.0027in" style:text-scale="105%"/>
    </style:style>
    <style:style style:name="T138" style:parent-style-name="Fonteparág.padrão" style:family="text">
      <style:text-properties fo:color="#231F20" style:text-scale="105%"/>
    </style:style>
    <style:style style:name="T139" style:parent-style-name="Fonteparág.padrão" style:family="text">
      <style:text-properties fo:color="#231F20" fo:letter-spacing="0.002in" style:text-scale="105%"/>
    </style:style>
    <style:style style:name="T140" style:parent-style-name="Fonteparág.padrão" style:family="text">
      <style:text-properties fo:color="#231F20" style:text-scale="105%"/>
    </style:style>
    <style:style style:name="T141" style:parent-style-name="Fonteparág.padrão" style:family="text">
      <style:text-properties fo:color="#231F20" fo:letter-spacing="0.002in" style:text-scale="105%"/>
    </style:style>
    <style:style style:name="T142" style:parent-style-name="Fonteparág.padrão" style:family="text">
      <style:text-properties fo:color="#231F20" fo:letter-spacing="0.0013in" style:text-scale="105%"/>
    </style:style>
    <style:style style:name="T143" style:parent-style-name="Fonteparág.padrão" style:family="text">
      <style:text-properties fo:color="#231F20" fo:letter-spacing="0.002in" style:text-scale="105%"/>
    </style:style>
    <style:style style:name="T144" style:parent-style-name="Fonteparág.padrão" style:family="text">
      <style:text-properties fo:color="#231F20" style:text-scale="105%"/>
    </style:style>
    <style:style style:name="T145" style:parent-style-name="Fonteparág.padrão" style:family="text">
      <style:text-properties fo:color="#231F20" fo:letter-spacing="0.002in" style:text-scale="105%"/>
    </style:style>
    <style:style style:name="T146" style:parent-style-name="Fonteparág.padrão" style:family="text">
      <style:text-properties fo:color="#231F20" fo:letter-spacing="0.0027in" style:text-scale="105%"/>
    </style:style>
    <style:style style:name="T147" style:parent-style-name="Fonteparág.padrão" style:family="text">
      <style:text-properties fo:color="#231F20" fo:letter-spacing="0.002in" style:text-scale="105%"/>
    </style:style>
    <style:style style:name="T148" style:parent-style-name="Fonteparág.padrão" style:family="text">
      <style:text-properties fo:color="#231F20" fo:letter-spacing="0.0201in" style:text-scale="105%"/>
    </style:style>
    <style:style style:name="T149" style:parent-style-name="Fonteparág.padrão" style:family="text">
      <style:text-properties fo:color="#231F20" fo:letter-spacing="0.0027in" style:text-scale="105%"/>
    </style:style>
    <style:style style:name="P150" style:parent-style-name="Corpodetexto" style:family="paragraph">
      <style:text-properties fo:font-size="10pt" style:font-size-asian="10pt"/>
    </style:style>
    <style:style style:name="P151" style:parent-style-name="Corpodetexto" style:family="paragraph">
      <style:paragraph-properties fo:margin-top="0.0048in"/>
      <style:text-properties fo:font-size="11pt" style:font-size-asian="11pt"/>
    </style:style>
    <style:style style:name="P152" style:parent-style-name="Título2" style:family="paragraph">
      <style:paragraph-properties fo:text-align="start" fo:margin-top="0.0006in" fo:margin-left="0.9861in">
        <style:tab-stops/>
      </style:paragraph-properties>
    </style:style>
    <style:style style:name="T153" style:parent-style-name="Fonteparág.padrão" style:family="text">
      <style:text-properties fo:color="#C9302E" fo:letter-spacing="0.0027in" style:text-scale="110%"/>
    </style:style>
    <style:style style:name="T154" style:parent-style-name="Fonteparág.padrão" style:family="text">
      <style:text-properties fo:color="#C9302E" fo:letter-spacing="0.0263in" style:text-scale="110%"/>
    </style:style>
    <style:style style:name="T155" style:parent-style-name="Fonteparág.padrão" style:family="text">
      <style:text-properties fo:color="#C9302E" fo:letter-spacing="0.0034in" style:text-scale="110%"/>
    </style:style>
    <style:style style:name="P156" style:parent-style-name="Corpodetexto" style:family="paragraph">
      <style:paragraph-properties fo:margin-top="0.0048in"/>
      <style:text-properties fo:font-size="12.5pt" style:font-size-asian="12.5pt"/>
    </style:style>
    <style:style style:name="P157" style:parent-style-name="Corpodetexto" style:family="paragraph">
      <style:paragraph-properties fo:text-align="justify" fo:margin-left="0.9861in">
        <style:tab-stops/>
      </style:paragraph-properties>
    </style:style>
    <style:style style:name="T158" style:parent-style-name="Fonteparág.padrão" style:family="text">
      <style:text-properties fo:color="#C9302E" style:text-scale="105%"/>
    </style:style>
    <style:style style:name="P159" style:parent-style-name="Corpodetexto" style:family="paragraph">
      <style:paragraph-properties fo:margin-top="0.002in"/>
      <style:text-properties fo:font-size="8.5pt" style:font-size-asian="8.5pt"/>
    </style:style>
    <style:style style:name="P160" style:parent-style-name="Corpodetexto" style:family="paragraph">
      <style:paragraph-properties fo:text-align="justify" fo:line-height="117%" fo:margin-left="0.9861in" fo:margin-right="0.9791in">
        <style:tab-stops/>
      </style:paragraph-properties>
    </style:style>
    <style:style style:name="T161" style:parent-style-name="Fonteparág.padrão" style:family="text">
      <style:text-properties fo:color="#231F20" style:text-scale="105%"/>
    </style:style>
    <style:style style:name="P162" style:parent-style-name="Corpodetexto" style:family="paragraph">
      <style:paragraph-properties fo:text-align="justify" fo:margin-top="0.0402in" fo:line-height="117%" fo:margin-left="0.9861in" fo:margin-right="0.9791in">
        <style:tab-stops/>
      </style:paragraph-properties>
    </style:style>
    <style:style style:name="T163" style:parent-style-name="Fonteparág.padrão" style:family="text">
      <style:text-properties fo:color="#231F20" style:text-scale="105%"/>
    </style:style>
    <style:style style:name="P164" style:parent-style-name="Corpodetexto" style:family="paragraph">
      <style:paragraph-properties fo:margin-top="0.0041in"/>
      <style:text-properties fo:font-size="10.5pt" style:font-size-asian="10.5pt"/>
    </style:style>
    <style:style style:name="P165" style:parent-style-name="Normal" style:family="paragraph">
      <style:paragraph-properties fo:margin-left="1.9312in">
        <style:tab-stops/>
      </style:paragraph-properties>
    </style:style>
    <style:style style:name="T166" style:parent-style-name="Fonteparág.padrão" style:family="text">
      <style:text-properties fo:color="#808285" style:text-scale="110%" fo:font-size="6pt" style:font-size-asian="6pt"/>
    </style:style>
    <style:style style:name="P167" style:parent-style-name="Normal" style:family="paragraph">
      <style:paragraph-properties fo:margin-top="0.0125in" fo:margin-bottom="0.0333in" fo:margin-left="1.9312in">
        <style:tab-stops/>
      </style:paragraph-properties>
    </style:style>
    <style:style style:name="T168" style:parent-style-name="Fonteparág.padrão" style:family="text">
      <style:text-properties style:font-name="Gill Sans MT" fo:color="#6D6E71" fo:font-size="7pt" style:font-size-asian="7pt"/>
    </style:style>
    <style:style style:name="TableColumn170" style:family="table-column">
      <style:table-column-properties style:column-width="1.5326in" style:use-optimal-column-width="false"/>
    </style:style>
    <style:style style:name="TableColumn171" style:family="table-column">
      <style:table-column-properties style:column-width="0.8222in" style:use-optimal-column-width="false"/>
    </style:style>
    <style:style style:name="TableColumn172" style:family="table-column">
      <style:table-column-properties style:column-width="1.0701in" style:use-optimal-column-width="false"/>
    </style:style>
    <style:style style:name="Table169" style:family="table">
      <style:table-properties style:width="3.425in" fo:margin-left="1.9395in" table:align="left"/>
    </style:style>
    <style:style style:name="TableRow173" style:family="table-row">
      <style:table-row-properties style:min-row-height="0.2291in" style:use-optimal-row-height="false"/>
    </style:style>
    <style:style style:name="TableCell174" style:family="table-cell">
      <style:table-cell-properties fo:border-top="none" fo:border-left="none" fo:border-bottom="0.0069in solid #FFFFFF" fo:border-right="0.0069in solid #FFFFFF" style:writing-mode="lr-tb" fo:padding-top="0in" fo:padding-left="0in" fo:padding-bottom="0in" fo:padding-right="0in"/>
    </style:style>
    <style:style style:name="P175" style:parent-style-name="TableParagraph" style:family="paragraph">
      <style:text-properties style:font-name="Times New Roman" fo:font-size="8pt" style:font-size-asian="8pt"/>
    </style:style>
    <style:style style:name="TableCell176" style:family="table-cell">
      <style:table-cell-properties fo:border="0.0069in solid #FFFFFF" fo:background-color="#F5D8CE" style:writing-mode="lr-tb" fo:padding-top="0in" fo:padding-left="0in" fo:padding-bottom="0in" fo:padding-right="0in"/>
    </style:style>
    <style:style style:name="P177" style:parent-style-name="TableParagraph" style:family="paragraph">
      <style:paragraph-properties fo:text-align="center" fo:margin-top="0.0618in" fo:margin-left="0.1145in" fo:margin-right="0.1083in">
        <style:tab-stops/>
      </style:paragraph-properties>
    </style:style>
    <style:style style:name="T178" style:parent-style-name="Fonteparág.padrão" style:family="text">
      <style:text-properties style:font-name="Gill Sans MT" fo:color="#58595B" style:text-scale="110%" fo:font-size="6.5pt" style:font-size-asian="6.5pt"/>
    </style:style>
    <style:style style:name="TableRow179" style:family="table-row">
      <style:table-row-properties style:min-row-height="0.2291in" style:use-optimal-row-height="false"/>
    </style:style>
    <style:style style:name="TableCell180" style:family="table-cell">
      <style:table-cell-properties fo:border="0.0069in solid #FFFFFF" fo:background-color="#F5D8CE" style:writing-mode="lr-tb" fo:padding-top="0in" fo:padding-left="0in" fo:padding-bottom="0in" fo:padding-right="0in"/>
    </style:style>
    <style:style style:name="P181" style:parent-style-name="TableParagraph" style:family="paragraph">
      <style:text-properties style:font-name="Gill Sans MT" fo:font-size="7pt" style:font-size-asian="7pt"/>
    </style:style>
    <style:style style:name="P182" style:parent-style-name="TableParagraph" style:family="paragraph">
      <style:text-properties style:font-name="Gill Sans MT" fo:font-size="7pt" style:font-size-asian="7pt"/>
    </style:style>
    <style:style style:name="P183" style:parent-style-name="TableParagraph" style:family="paragraph">
      <style:text-properties style:font-name="Gill Sans MT" fo:font-size="7pt" style:font-size-asian="7pt"/>
    </style:style>
    <style:style style:name="P184" style:parent-style-name="TableParagraph" style:family="paragraph">
      <style:text-properties style:font-name="Gill Sans MT" fo:font-size="7pt" style:font-size-asian="7pt"/>
    </style:style>
    <style:style style:name="P185" style:parent-style-name="TableParagraph" style:family="paragraph">
      <style:paragraph-properties fo:margin-top="0.0826in" fo:margin-left="0.0784in">
        <style:tab-stops/>
      </style:paragraph-properties>
    </style:style>
    <style:style style:name="T186" style:parent-style-name="Fonteparág.padrão" style:family="text">
      <style:text-properties style:font-name="Gill Sans MT" fo:color="#58595B" fo:font-size="6.5pt" style:font-size-asian="6.5pt"/>
    </style:style>
    <style:style style:name="TableCell187" style:family="table-cell">
      <style:table-cell-properties fo:border="0.0069in solid #FFFFFF" fo:background-color="#F8E3DB" style:writing-mode="lr-tb" fo:padding-top="0in" fo:padding-left="0in" fo:padding-bottom="0in" fo:padding-right="0in"/>
    </style:style>
    <style:style style:name="P188" style:parent-style-name="TableParagraph" style:family="paragraph">
      <style:paragraph-properties fo:margin-top="0.0597in" fo:margin-left="0.1173in">
        <style:tab-stops/>
      </style:paragraph-properties>
    </style:style>
    <style:style style:name="T189" style:parent-style-name="Fonteparág.padrão" style:family="text">
      <style:text-properties fo:color="#414042" fo:font-size="6.5pt" style:font-size-asian="6.5pt"/>
    </style:style>
    <style:style style:name="TableCell190" style:family="table-cell">
      <style:table-cell-properties fo:border="0.0069in solid #FFFFFF" fo:background-color="#F8E3DB" style:writing-mode="lr-tb" fo:padding-top="0in" fo:padding-left="0in" fo:padding-bottom="0in" fo:padding-right="0in"/>
    </style:style>
    <style:style style:name="P191" style:parent-style-name="TableParagraph" style:family="paragraph">
      <style:paragraph-properties fo:text-align="center" fo:margin-top="0.0597in" fo:margin-left="0.1145in" fo:margin-right="0.1083in">
        <style:tab-stops/>
      </style:paragraph-properties>
    </style:style>
    <style:style style:name="T192" style:parent-style-name="Fonteparág.padrão" style:family="text">
      <style:text-properties fo:color="#414042" style:text-scale="120%" fo:font-size="6.5pt" style:font-size-asian="6.5pt"/>
    </style:style>
    <style:style style:name="TableRow193" style:family="table-row">
      <style:table-row-properties style:min-row-height="0.2291in" style:use-optimal-row-height="false"/>
    </style:style>
    <style:style style:name="P194" style:parent-style-name="Normal" style:family="paragraph">
      <style:text-properties fo:font-size="1pt" style:font-size-asian="1pt" style:font-size-complex="1pt"/>
    </style:style>
    <style:style style:name="TableCell195" style:family="table-cell">
      <style:table-cell-properties fo:border="0.0069in solid #FFFFFF" fo:background-color="#F5D8CE" style:writing-mode="lr-tb" fo:padding-top="0in" fo:padding-left="0in" fo:padding-bottom="0in" fo:padding-right="0in"/>
    </style:style>
    <style:style style:name="P196" style:parent-style-name="TableParagraph" style:family="paragraph">
      <style:paragraph-properties fo:margin-top="0.0597in" fo:margin-left="0.1173in">
        <style:tab-stops/>
      </style:paragraph-properties>
    </style:style>
    <style:style style:name="T197" style:parent-style-name="Fonteparág.padrão" style:family="text">
      <style:text-properties fo:color="#414042" style:text-scale="105%" fo:font-size="6.5pt" style:font-size-asian="6.5pt"/>
    </style:style>
    <style:style style:name="TableCell198" style:family="table-cell">
      <style:table-cell-properties fo:border="0.0069in solid #FFFFFF" fo:background-color="#F5D8CE" style:writing-mode="lr-tb" fo:padding-top="0in" fo:padding-left="0in" fo:padding-bottom="0in" fo:padding-right="0in"/>
    </style:style>
    <style:style style:name="P199" style:parent-style-name="TableParagraph" style:family="paragraph">
      <style:paragraph-properties fo:text-align="center" fo:margin-top="0.0597in" fo:margin-left="0.1145in" fo:margin-right="0.1083in">
        <style:tab-stops/>
      </style:paragraph-properties>
    </style:style>
    <style:style style:name="T200" style:parent-style-name="Fonteparág.padrão" style:family="text">
      <style:text-properties fo:color="#414042" style:text-scale="120%" fo:font-size="6.5pt" style:font-size-asian="6.5pt"/>
    </style:style>
    <style:style style:name="TableRow201" style:family="table-row">
      <style:table-row-properties style:min-row-height="0.2291in" style:use-optimal-row-height="false"/>
    </style:style>
    <style:style style:name="P202" style:parent-style-name="Normal" style:family="paragraph">
      <style:text-properties fo:font-size="1pt" style:font-size-asian="1pt" style:font-size-complex="1pt"/>
    </style:style>
    <style:style style:name="TableCell203" style:family="table-cell">
      <style:table-cell-properties fo:border="0.0069in solid #FFFFFF" fo:background-color="#F8E3DB" style:writing-mode="lr-tb" fo:padding-top="0in" fo:padding-left="0in" fo:padding-bottom="0in" fo:padding-right="0in"/>
    </style:style>
    <style:style style:name="P204" style:parent-style-name="TableParagraph" style:family="paragraph">
      <style:paragraph-properties fo:margin-top="0.0597in" fo:margin-left="0.1173in">
        <style:tab-stops/>
      </style:paragraph-properties>
    </style:style>
    <style:style style:name="T205" style:parent-style-name="Fonteparág.padrão" style:family="text">
      <style:text-properties fo:color="#414042" style:text-scale="110%" fo:font-size="6.5pt" style:font-size-asian="6.5pt"/>
    </style:style>
    <style:style style:name="TableCell206" style:family="table-cell">
      <style:table-cell-properties fo:border="0.0069in solid #FFFFFF" fo:background-color="#F8E3DB" style:writing-mode="lr-tb" fo:padding-top="0in" fo:padding-left="0in" fo:padding-bottom="0in" fo:padding-right="0in"/>
    </style:style>
    <style:style style:name="P207" style:parent-style-name="TableParagraph" style:family="paragraph">
      <style:paragraph-properties fo:text-align="center" fo:margin-top="0.0597in" fo:margin-left="0.1145in" fo:margin-right="0.1083in">
        <style:tab-stops/>
      </style:paragraph-properties>
    </style:style>
    <style:style style:name="T208" style:parent-style-name="Fonteparág.padrão" style:family="text">
      <style:text-properties fo:color="#414042" style:text-scale="120%" fo:font-size="6.5pt" style:font-size-asian="6.5pt"/>
    </style:style>
    <style:style style:name="TableRow209" style:family="table-row">
      <style:table-row-properties style:min-row-height="0.2291in" style:use-optimal-row-height="false"/>
    </style:style>
    <style:style style:name="P210" style:parent-style-name="Normal" style:family="paragraph">
      <style:text-properties fo:font-size="1pt" style:font-size-asian="1pt" style:font-size-complex="1pt"/>
    </style:style>
    <style:style style:name="TableCell211" style:family="table-cell">
      <style:table-cell-properties fo:border="0.0069in solid #FFFFFF" fo:background-color="#F5D8CE" style:writing-mode="lr-tb" fo:padding-top="0in" fo:padding-left="0in" fo:padding-bottom="0in" fo:padding-right="0in"/>
    </style:style>
    <style:style style:name="P212" style:parent-style-name="TableParagraph" style:family="paragraph">
      <style:paragraph-properties fo:margin-top="0.0597in" fo:margin-left="0.1173in">
        <style:tab-stops/>
      </style:paragraph-properties>
    </style:style>
    <style:style style:name="T213" style:parent-style-name="Fonteparág.padrão" style:family="text">
      <style:text-properties fo:color="#414042" style:text-scale="115%" fo:font-size="6.5pt" style:font-size-asian="6.5pt"/>
    </style:style>
    <style:style style:name="TableCell214" style:family="table-cell">
      <style:table-cell-properties fo:border="0.0069in solid #FFFFFF" fo:background-color="#F5D8CE" style:writing-mode="lr-tb" fo:padding-top="0in" fo:padding-left="0in" fo:padding-bottom="0in" fo:padding-right="0in"/>
    </style:style>
    <style:style style:name="P215" style:parent-style-name="TableParagraph" style:family="paragraph">
      <style:paragraph-properties fo:text-align="center" fo:margin-top="0.0597in" fo:margin-left="0.1145in" fo:margin-right="0.1083in">
        <style:tab-stops/>
      </style:paragraph-properties>
    </style:style>
    <style:style style:name="T216" style:parent-style-name="Fonteparág.padrão" style:family="text">
      <style:text-properties fo:color="#414042" style:text-scale="120%" fo:font-size="6.5pt" style:font-size-asian="6.5pt"/>
    </style:style>
    <style:style style:name="TableRow217" style:family="table-row">
      <style:table-row-properties style:min-row-height="0.2291in" style:use-optimal-row-height="false"/>
    </style:style>
    <style:style style:name="P218" style:parent-style-name="Normal" style:family="paragraph">
      <style:text-properties fo:font-size="1pt" style:font-size-asian="1pt" style:font-size-complex="1pt"/>
    </style:style>
    <style:style style:name="TableCell219" style:family="table-cell">
      <style:table-cell-properties fo:border="0.0069in solid #FFFFFF" fo:background-color="#F8E3DB" style:writing-mode="lr-tb" fo:padding-top="0in" fo:padding-left="0in" fo:padding-bottom="0in" fo:padding-right="0in"/>
    </style:style>
    <style:style style:name="P220" style:parent-style-name="TableParagraph" style:family="paragraph">
      <style:paragraph-properties fo:margin-top="0.0597in" fo:margin-left="0.1173in">
        <style:tab-stops/>
      </style:paragraph-properties>
    </style:style>
    <style:style style:name="T221" style:parent-style-name="Fonteparág.padrão" style:family="text">
      <style:text-properties fo:color="#414042" style:text-scale="105%" fo:font-size="6.5pt" style:font-size-asian="6.5pt"/>
    </style:style>
    <style:style style:name="TableCell222" style:family="table-cell">
      <style:table-cell-properties fo:border="0.0069in solid #FFFFFF" fo:background-color="#F8E3DB" style:writing-mode="lr-tb" fo:padding-top="0in" fo:padding-left="0in" fo:padding-bottom="0in" fo:padding-right="0in"/>
    </style:style>
    <style:style style:name="P223" style:parent-style-name="TableParagraph" style:family="paragraph">
      <style:paragraph-properties fo:text-align="center" fo:margin-top="0.0597in" fo:margin-left="0.1145in" fo:margin-right="0.1083in">
        <style:tab-stops/>
      </style:paragraph-properties>
    </style:style>
    <style:style style:name="T224" style:parent-style-name="Fonteparág.padrão" style:family="text">
      <style:text-properties fo:color="#414042" style:text-scale="120%" fo:font-size="6.5pt" style:font-size-asian="6.5pt"/>
    </style:style>
    <style:style style:name="TableRow225" style:family="table-row">
      <style:table-row-properties style:min-row-height="0.2291in" style:use-optimal-row-height="false"/>
    </style:style>
    <style:style style:name="TableCell226" style:family="table-cell">
      <style:table-cell-properties fo:border="0.0069in solid #FFFFFF" fo:background-color="#F5D8CE" style:writing-mode="lr-tb" fo:padding-top="0in" fo:padding-left="0in" fo:padding-bottom="0in" fo:padding-right="0in"/>
    </style:style>
    <style:style style:name="P227" style:parent-style-name="TableParagraph" style:family="paragraph">
      <style:text-properties style:font-name="Gill Sans MT" fo:font-size="7pt" style:font-size-asian="7pt"/>
    </style:style>
    <style:style style:name="P228" style:parent-style-name="TableParagraph" style:family="paragraph">
      <style:text-properties style:font-name="Gill Sans MT" fo:font-size="7pt" style:font-size-asian="7pt"/>
    </style:style>
    <style:style style:name="P229" style:parent-style-name="TableParagraph" style:family="paragraph">
      <style:paragraph-properties fo:margin-top="0.0722in" fo:margin-left="0.0784in">
        <style:tab-stops/>
      </style:paragraph-properties>
    </style:style>
    <style:style style:name="T230" style:parent-style-name="Fonteparág.padrão" style:family="text">
      <style:text-properties style:font-name="Gill Sans MT" fo:color="#58595B" fo:font-size="6.5pt" style:font-size-asian="6.5pt"/>
    </style:style>
    <style:style style:name="TableCell231" style:family="table-cell">
      <style:table-cell-properties fo:border="0.0069in solid #FFFFFF" fo:background-color="#F5D8CE" style:writing-mode="lr-tb" fo:padding-top="0in" fo:padding-left="0in" fo:padding-bottom="0in" fo:padding-right="0in"/>
    </style:style>
    <style:style style:name="P232" style:parent-style-name="TableParagraph" style:family="paragraph">
      <style:paragraph-properties fo:margin-top="0.0597in" fo:margin-left="0.1173in">
        <style:tab-stops/>
      </style:paragraph-properties>
    </style:style>
    <style:style style:name="T233" style:parent-style-name="Fonteparág.padrão" style:family="text">
      <style:text-properties fo:color="#414042" style:text-scale="105%" fo:font-size="6.5pt" style:font-size-asian="6.5pt"/>
    </style:style>
    <style:style style:name="TableCell234" style:family="table-cell">
      <style:table-cell-properties fo:border="0.0069in solid #FFFFFF" fo:background-color="#F5D8CE" style:writing-mode="lr-tb" fo:padding-top="0in" fo:padding-left="0in" fo:padding-bottom="0in" fo:padding-right="0in"/>
    </style:style>
    <style:style style:name="P235" style:parent-style-name="TableParagraph" style:family="paragraph">
      <style:paragraph-properties fo:text-align="center" fo:margin-top="0.0597in" fo:margin-left="0.1145in" fo:margin-right="0.1083in">
        <style:tab-stops/>
      </style:paragraph-properties>
    </style:style>
    <style:style style:name="T236" style:parent-style-name="Fonteparág.padrão" style:family="text">
      <style:text-properties fo:color="#414042" style:text-scale="120%" fo:font-size="6.5pt" style:font-size-asian="6.5pt"/>
    </style:style>
    <style:style style:name="TableRow237" style:family="table-row">
      <style:table-row-properties style:min-row-height="0.2291in" style:use-optimal-row-height="false"/>
    </style:style>
    <style:style style:name="P238" style:parent-style-name="Normal" style:family="paragraph">
      <style:text-properties fo:font-size="1pt" style:font-size-asian="1pt" style:font-size-complex="1pt"/>
    </style:style>
    <style:style style:name="TableCell239" style:family="table-cell">
      <style:table-cell-properties fo:border="0.0069in solid #FFFFFF" fo:background-color="#F8E3DB" style:writing-mode="lr-tb" fo:padding-top="0in" fo:padding-left="0in" fo:padding-bottom="0in" fo:padding-right="0in"/>
    </style:style>
    <style:style style:name="P240" style:parent-style-name="TableParagraph" style:family="paragraph">
      <style:paragraph-properties fo:margin-top="0.0597in" fo:margin-left="0.1173in">
        <style:tab-stops/>
      </style:paragraph-properties>
    </style:style>
    <style:style style:name="T241" style:parent-style-name="Fonteparág.padrão" style:family="text">
      <style:text-properties fo:color="#414042" style:text-scale="110%" fo:font-size="6.5pt" style:font-size-asian="6.5pt"/>
    </style:style>
    <style:style style:name="TableCell242" style:family="table-cell">
      <style:table-cell-properties fo:border="0.0069in solid #FFFFFF" fo:background-color="#F8E3DB" style:writing-mode="lr-tb" fo:padding-top="0in" fo:padding-left="0in" fo:padding-bottom="0in" fo:padding-right="0in"/>
    </style:style>
    <style:style style:name="P243" style:parent-style-name="TableParagraph" style:family="paragraph">
      <style:paragraph-properties fo:text-align="center" fo:margin-top="0.0597in" fo:margin-left="0.1145in" fo:margin-right="0.1083in">
        <style:tab-stops/>
      </style:paragraph-properties>
    </style:style>
    <style:style style:name="T244" style:parent-style-name="Fonteparág.padrão" style:family="text">
      <style:text-properties fo:color="#414042" style:text-scale="120%" fo:font-size="6.5pt" style:font-size-asian="6.5pt"/>
    </style:style>
    <style:style style:name="TableRow245" style:family="table-row">
      <style:table-row-properties style:min-row-height="0.2291in" style:use-optimal-row-height="false"/>
    </style:style>
    <style:style style:name="P246" style:parent-style-name="Normal" style:family="paragraph">
      <style:text-properties fo:font-size="1pt" style:font-size-asian="1pt" style:font-size-complex="1pt"/>
    </style:style>
    <style:style style:name="TableCell247" style:family="table-cell">
      <style:table-cell-properties fo:border="0.0069in solid #FFFFFF" fo:background-color="#F5D8CE" style:writing-mode="lr-tb" fo:padding-top="0in" fo:padding-left="0in" fo:padding-bottom="0in" fo:padding-right="0in"/>
    </style:style>
    <style:style style:name="P248" style:parent-style-name="TableParagraph" style:family="paragraph">
      <style:paragraph-properties fo:margin-top="0.0597in" fo:margin-left="0.1173in">
        <style:tab-stops/>
      </style:paragraph-properties>
    </style:style>
    <style:style style:name="T249" style:parent-style-name="Fonteparág.padrão" style:family="text">
      <style:text-properties fo:color="#414042" style:text-scale="105%" fo:font-size="6.5pt" style:font-size-asian="6.5pt"/>
    </style:style>
    <style:style style:name="TableCell250" style:family="table-cell">
      <style:table-cell-properties fo:border="0.0069in solid #FFFFFF" fo:background-color="#F5D8CE" style:writing-mode="lr-tb" fo:padding-top="0in" fo:padding-left="0in" fo:padding-bottom="0in" fo:padding-right="0in"/>
    </style:style>
    <style:style style:name="P251" style:parent-style-name="TableParagraph" style:family="paragraph">
      <style:paragraph-properties fo:text-align="center" fo:margin-top="0.0597in" fo:margin-left="0.1145in" fo:margin-right="0.1083in">
        <style:tab-stops/>
      </style:paragraph-properties>
    </style:style>
    <style:style style:name="T252" style:parent-style-name="Fonteparág.padrão" style:family="text">
      <style:text-properties fo:color="#414042" style:text-scale="120%" fo:font-size="6.5pt" style:font-size-asian="6.5pt"/>
    </style:style>
    <style:style style:name="P253" style:parent-style-name="Corpodetexto" style:master-page-name="MP1" style:family="paragraph">
      <style:paragraph-properties fo:break-before="page"/>
    </style:style>
    <style:style style:name="T280" style:parent-style-name="Fonteparág.padrão" style:family="text">
      <style:text-properties fo:language="en" fo:country="US" style:language-asian="en" style:country-asian="US" style:language-complex="ar" style:country-complex="SA"/>
    </style:style>
    <style:style style:name="P281" style:parent-style-name="Corpodetexto" style:family="paragraph">
      <style:text-properties style:font-name="Gill Sans MT" fo:font-size="10pt" style:font-size-asian="10pt"/>
    </style:style>
    <style:style style:name="P282" style:parent-style-name="Corpodetexto" style:family="paragraph">
      <style:paragraph-properties fo:margin-top="0.0013in"/>
      <style:text-properties style:font-name="Gill Sans MT" fo:font-size="10.5pt" style:font-size-asian="10.5pt"/>
    </style:style>
    <style:style style:name="T283" style:parent-style-name="Fonteparág.padrão" style:family="text">
      <style:text-properties fo:language="en" fo:country="US" style:language-asian="en" style:country-asian="US" style:language-complex="ar" style:country-complex="SA"/>
    </style:style>
    <style:style style:name="P284" style:parent-style-name="Normal" style:family="paragraph">
      <style:paragraph-properties fo:margin-top="0.0104in" fo:margin-left="0.0138in">
        <style:tab-stops/>
      </style:paragraph-properties>
    </style:style>
    <style:style style:name="T285" style:parent-style-name="Fonteparág.padrão" style:family="text">
      <style:text-properties style:font-name="Gill Sans MT" fo:color="#EAAF9D" style:text-scale="95%" fo:font-size="6pt" style:font-size-asian="6pt"/>
    </style:style>
    <style:style style:name="T286" style:parent-style-name="Fonteparág.padrão" style:family="text">
      <style:text-properties fo:color="#C9302E" style:text-scale="110%"/>
    </style:style>
    <style:style style:name="P287" style:parent-style-name="Corpodetexto" style:family="paragraph">
      <style:paragraph-properties fo:margin-top="0.1381in" fo:margin-left="0.7895in">
        <style:tab-stops/>
      </style:paragraph-properties>
    </style:style>
    <style:style style:name="T288" style:parent-style-name="Fonteparág.padrão" style:family="text">
      <style:text-properties fo:color="#C9302E" style:text-scale="110%"/>
    </style:style>
    <style:style style:name="P289" style:parent-style-name="Corpodetexto" style:family="paragraph">
      <style:paragraph-properties fo:margin-top="0.002in"/>
      <style:text-properties fo:font-size="8.5pt" style:font-size-asian="8.5pt"/>
    </style:style>
    <style:style style:name="P290" style:parent-style-name="Corpodetexto" style:family="paragraph">
      <style:paragraph-properties fo:text-align="justify" fo:margin-left="0.7895in">
        <style:tab-stops/>
      </style:paragraph-properties>
    </style:style>
    <style:style style:name="T291" style:parent-style-name="Fonteparág.padrão" style:family="text">
      <style:text-properties fo:color="#231F20" style:text-scale="105%"/>
    </style:style>
    <style:style style:name="P292" style:parent-style-name="Corpodetexto" style:family="paragraph">
      <style:text-properties fo:font-size="10pt" style:font-size-asian="10pt"/>
    </style:style>
    <style:style style:name="P293" style:parent-style-name="Corpodetexto" style:family="paragraph">
      <style:paragraph-properties fo:margin-top="0.0013in"/>
      <style:text-properties fo:font-size="12pt" style:font-size-asian="12pt"/>
    </style:style>
    <style:style style:name="P294" style:parent-style-name="Corpodetexto" style:family="paragraph">
      <style:paragraph-properties fo:margin-left="0.7895in">
        <style:tab-stops/>
      </style:paragraph-properties>
    </style:style>
    <style:style style:name="T295" style:parent-style-name="Fonteparág.padrão" style:family="text">
      <style:text-properties fo:color="#C9302E" style:text-scale="110%"/>
    </style:style>
    <style:style style:name="P296" style:parent-style-name="Corpodetexto" style:family="paragraph">
      <style:paragraph-properties fo:margin-top="0.002in"/>
      <style:text-properties fo:font-size="8.5pt" style:font-size-asian="8.5pt"/>
    </style:style>
    <style:style style:name="P297" style:parent-style-name="Corpodetexto" style:family="paragraph">
      <style:paragraph-properties fo:text-align="justify" fo:line-height="117%" fo:margin-left="0.7895in" fo:margin-right="1.1756in">
        <style:tab-stops/>
      </style:paragraph-properties>
    </style:style>
    <style:style style:name="T298" style:parent-style-name="Fonteparág.padrão" style:family="text">
      <style:text-properties fo:color="#231F20" style:text-scale="105%"/>
    </style:style>
    <style:style style:name="P299" style:parent-style-name="ParágrafodaLista" style:family="paragraph">
      <style:paragraph-properties fo:margin-top="0.1111in" fo:line-height="117%" fo:margin-right="1.1791in">
        <style:tab-stops>
          <style:tab-stop style:type="left" style:position="0.0006in"/>
        </style:tab-stops>
      </style:paragraph-properties>
    </style:style>
    <style:style style:name="T300" style:parent-style-name="Fonteparág.padrão" style:family="text">
      <style:text-properties fo:color="#231F20" fo:letter-spacing="0.002in" style:text-scale="105%" fo:font-size="9pt" style:font-size-asian="9pt"/>
    </style:style>
    <style:style style:name="T301" style:parent-style-name="Fonteparág.padrão" style:family="text">
      <style:text-properties fo:color="#231F20" style:text-scale="105%" fo:font-size="9pt" style:font-size-asian="9pt"/>
    </style:style>
    <style:style style:name="T302" style:parent-style-name="Fonteparág.padrão" style:family="text">
      <style:text-properties fo:color="#231F20" fo:letter-spacing="0.002in" style:text-scale="105%" fo:font-size="9pt" style:font-size-asian="9pt"/>
    </style:style>
    <style:style style:name="T303" style:parent-style-name="Fonteparág.padrão" style:family="text">
      <style:text-properties fo:color="#231F20" style:text-scale="105%" fo:font-size="9pt" style:font-size-asian="9pt"/>
    </style:style>
    <style:style style:name="T304" style:parent-style-name="Fonteparág.padrão" style:family="text">
      <style:text-properties fo:color="#231F20" fo:letter-spacing="0.002in" style:text-scale="105%" fo:font-size="9pt" style:font-size-asian="9pt"/>
    </style:style>
    <style:style style:name="T305" style:parent-style-name="Fonteparág.padrão" style:family="text">
      <style:text-properties fo:color="#231F20" fo:letter-spacing="0.0013in" style:text-scale="105%" fo:font-size="9pt" style:font-size-asian="9pt"/>
    </style:style>
    <style:style style:name="T306" style:parent-style-name="Fonteparág.padrão" style:family="text">
      <style:text-properties fo:color="#231F20" fo:letter-spacing="0.002in" style:text-scale="105%" fo:font-size="9pt" style:font-size-asian="9pt"/>
    </style:style>
    <style:style style:name="T307" style:parent-style-name="Fonteparág.padrão" style:family="text">
      <style:text-properties fo:color="#231F20" fo:letter-spacing="0.0013in" style:text-scale="105%" fo:font-size="9pt" style:font-size-asian="9pt"/>
    </style:style>
    <style:style style:name="T308" style:parent-style-name="Fonteparág.padrão" style:family="text">
      <style:text-properties fo:color="#231F20" style:text-scale="105%" fo:font-size="9pt" style:font-size-asian="9pt"/>
    </style:style>
    <style:style style:name="T309" style:parent-style-name="Fonteparág.padrão" style:family="text">
      <style:text-properties fo:color="#231F20" fo:letter-spacing="0.0013in" style:text-scale="105%" fo:font-size="9pt" style:font-size-asian="9pt"/>
    </style:style>
    <style:style style:name="T310" style:parent-style-name="Fonteparág.padrão" style:family="text">
      <style:text-properties fo:color="#231F20" style:text-scale="105%" fo:font-size="9pt" style:font-size-asian="9pt"/>
    </style:style>
    <style:style style:name="T311" style:parent-style-name="Fonteparág.padrão" style:family="text">
      <style:text-properties fo:color="#231F20" fo:letter-spacing="0.002in" style:text-scale="105%" fo:font-size="9pt" style:font-size-asian="9pt"/>
    </style:style>
    <style:style style:name="T312" style:parent-style-name="Fonteparág.padrão" style:family="text">
      <style:text-properties fo:color="#231F20" style:text-scale="105%" fo:font-size="9pt" style:font-size-asian="9pt"/>
    </style:style>
    <style:style style:name="T313" style:parent-style-name="Fonteparág.padrão" style:family="text">
      <style:text-properties fo:color="#231F20" fo:letter-spacing="0.0027in" style:text-scale="105%" fo:font-size="9pt" style:font-size-asian="9pt"/>
    </style:style>
    <style:style style:name="P314" style:parent-style-name="ParágrafodaLista" style:family="paragraph">
      <style:paragraph-properties fo:margin-top="0.0402in">
        <style:tab-stops>
          <style:tab-stop style:type="left" style:position="0.0006in"/>
        </style:tab-stops>
      </style:paragraph-properties>
    </style:style>
    <style:style style:name="T315" style:parent-style-name="Fonteparág.padrão" style:family="text">
      <style:text-properties fo:color="#231F20" fo:letter-spacing="0.002in" style:text-scale="105%" fo:font-size="9pt" style:font-size-asian="9pt"/>
    </style:style>
    <style:style style:name="T316" style:parent-style-name="Fonteparág.padrão" style:family="text">
      <style:text-properties fo:color="#231F20" style:text-scale="105%" fo:font-size="9pt" style:font-size-asian="9pt"/>
    </style:style>
    <style:style style:name="T317" style:parent-style-name="Fonteparág.padrão" style:family="text">
      <style:text-properties fo:color="#231F20" fo:letter-spacing="0.002in" style:text-scale="105%" fo:font-size="9pt" style:font-size-asian="9pt"/>
    </style:style>
    <style:style style:name="T318" style:parent-style-name="Fonteparág.padrão" style:family="text">
      <style:text-properties fo:color="#231F20" fo:letter-spacing="0.0013in" style:text-scale="105%" fo:font-size="9pt" style:font-size-asian="9pt"/>
    </style:style>
    <style:style style:name="T319" style:parent-style-name="Fonteparág.padrão" style:family="text">
      <style:text-properties fo:color="#231F20" style:text-scale="105%" fo:font-size="9pt" style:font-size-asian="9pt"/>
    </style:style>
    <style:style style:name="T320" style:parent-style-name="Fonteparág.padrão" style:family="text">
      <style:text-properties fo:color="#231F20" fo:letter-spacing="-0.0125in" style:text-scale="105%" fo:font-size="9pt" style:font-size-asian="9pt"/>
    </style:style>
    <style:style style:name="T321" style:parent-style-name="Fonteparág.padrão" style:family="text">
      <style:text-properties fo:color="#231F20" fo:letter-spacing="0.0027in" style:text-scale="105%" fo:font-size="9pt" style:font-size-asian="9pt"/>
    </style:style>
    <style:style style:name="P322" style:parent-style-name="ParágrafodaLista" style:family="paragraph">
      <style:paragraph-properties>
        <style:tab-stops>
          <style:tab-stop style:type="left" style:position="0.0006in"/>
        </style:tab-stops>
      </style:paragraph-properties>
    </style:style>
    <style:style style:name="T323" style:parent-style-name="Fonteparág.padrão" style:family="text">
      <style:text-properties fo:color="#231F20" fo:letter-spacing="0.002in" style:text-scale="105%" fo:font-size="9pt" style:font-size-asian="9pt"/>
    </style:style>
    <style:style style:name="T324" style:parent-style-name="Fonteparág.padrão" style:family="text">
      <style:text-properties fo:color="#231F20" style:text-scale="105%" fo:font-size="9pt" style:font-size-asian="9pt"/>
    </style:style>
    <style:style style:name="T325" style:parent-style-name="Fonteparág.padrão" style:family="text">
      <style:text-properties fo:color="#231F20" fo:letter-spacing="0.002in" style:text-scale="105%" fo:font-size="9pt" style:font-size-asian="9pt"/>
    </style:style>
    <style:style style:name="T326" style:parent-style-name="Fonteparág.padrão" style:family="text">
      <style:text-properties fo:color="#231F20" style:text-scale="105%" fo:font-size="9pt" style:font-size-asian="9pt"/>
    </style:style>
    <style:style style:name="T327" style:parent-style-name="Fonteparág.padrão" style:family="text">
      <style:text-properties fo:color="#231F20" fo:letter-spacing="0.002in" style:text-scale="105%" fo:font-size="9pt" style:font-size-asian="9pt"/>
    </style:style>
    <style:style style:name="T328" style:parent-style-name="Fonteparág.padrão" style:family="text">
      <style:text-properties fo:color="#231F20" style:text-scale="105%" fo:font-size="9pt" style:font-size-asian="9pt"/>
    </style:style>
    <style:style style:name="T329" style:parent-style-name="Fonteparág.padrão" style:family="text">
      <style:text-properties fo:color="#231F20" fo:letter-spacing="0.0013in" style:text-scale="105%" fo:font-size="9pt" style:font-size-asian="9pt"/>
    </style:style>
    <style:style style:name="T330" style:parent-style-name="Fonteparág.padrão" style:family="text">
      <style:text-properties fo:color="#231F20" fo:letter-spacing="0.0027in" style:text-scale="105%" fo:font-size="9pt" style:font-size-asian="9pt"/>
    </style:style>
    <style:style style:name="P331" style:parent-style-name="ParágrafodaLista" style:family="paragraph">
      <style:paragraph-properties>
        <style:tab-stops>
          <style:tab-stop style:type="left" style:position="0.0006in"/>
        </style:tab-stops>
      </style:paragraph-properties>
    </style:style>
    <style:style style:name="T332" style:parent-style-name="Fonteparág.padrão" style:family="text">
      <style:text-properties fo:color="#231F20" fo:letter-spacing="0.002in" style:text-scale="105%" fo:font-size="9pt" style:font-size-asian="9pt"/>
    </style:style>
    <style:style style:name="T333" style:parent-style-name="Fonteparág.padrão" style:family="text">
      <style:text-properties fo:color="#231F20" style:text-scale="105%" fo:font-size="9pt" style:font-size-asian="9pt"/>
    </style:style>
    <style:style style:name="T334" style:parent-style-name="Fonteparág.padrão" style:family="text">
      <style:text-properties fo:color="#231F20" fo:letter-spacing="0.002in" style:text-scale="105%" fo:font-size="9pt" style:font-size-asian="9pt"/>
    </style:style>
    <style:style style:name="T335" style:parent-style-name="Fonteparág.padrão" style:family="text">
      <style:text-properties fo:color="#231F20" style:text-scale="105%" fo:font-size="9pt" style:font-size-asian="9pt"/>
    </style:style>
    <style:style style:name="T336" style:parent-style-name="Fonteparág.padrão" style:family="text">
      <style:text-properties fo:color="#231F20" fo:letter-spacing="0.002in" style:text-scale="105%" fo:font-size="9pt" style:font-size-asian="9pt"/>
    </style:style>
    <style:style style:name="T337" style:parent-style-name="Fonteparág.padrão" style:family="text">
      <style:text-properties fo:color="#231F20" style:text-scale="105%" fo:font-size="9pt" style:font-size-asian="9pt"/>
    </style:style>
    <style:style style:name="T338" style:parent-style-name="Fonteparág.padrão" style:family="text">
      <style:text-properties fo:color="#231F20" fo:letter-spacing="0.002in" style:text-scale="105%" fo:font-size="9pt" style:font-size-asian="9pt"/>
    </style:style>
    <style:style style:name="T339" style:parent-style-name="Fonteparág.padrão" style:family="text">
      <style:text-properties fo:color="#231F20" fo:letter-spacing="0.0013in" style:text-scale="105%" fo:font-size="9pt" style:font-size-asian="9pt"/>
    </style:style>
    <style:style style:name="T340" style:parent-style-name="Fonteparág.padrão" style:family="text">
      <style:text-properties fo:color="#231F20" style:text-scale="105%" fo:font-size="9pt" style:font-size-asian="9pt"/>
    </style:style>
    <style:style style:name="T341" style:parent-style-name="Fonteparág.padrão" style:family="text">
      <style:text-properties fo:color="#231F20" fo:letter-spacing="0.0284in" style:text-scale="105%" fo:font-size="9pt" style:font-size-asian="9pt"/>
    </style:style>
    <style:style style:name="T342" style:parent-style-name="Fonteparág.padrão" style:family="text">
      <style:text-properties fo:color="#231F20" fo:letter-spacing="0.0027in" style:text-scale="105%" fo:font-size="9pt" style:font-size-asian="9pt"/>
    </style:style>
    <style:style style:name="P343" style:parent-style-name="ParágrafodaLista" style:family="paragraph">
      <style:paragraph-properties>
        <style:tab-stops>
          <style:tab-stop style:type="left" style:position="0.0006in"/>
        </style:tab-stops>
      </style:paragraph-properties>
    </style:style>
    <style:style style:name="T344" style:parent-style-name="Fonteparág.padrão" style:family="text">
      <style:text-properties fo:color="#231F20" fo:letter-spacing="0.002in" style:text-scale="105%" fo:font-size="9pt" style:font-size-asian="9pt"/>
    </style:style>
    <style:style style:name="T345" style:parent-style-name="Fonteparág.padrão" style:family="text">
      <style:text-properties fo:color="#231F20" style:text-scale="105%" fo:font-size="9pt" style:font-size-asian="9pt"/>
    </style:style>
    <style:style style:name="T346" style:parent-style-name="Fonteparág.padrão" style:family="text">
      <style:text-properties fo:color="#231F20" fo:letter-spacing="0.0201in" style:text-scale="105%" fo:font-size="9pt" style:font-size-asian="9pt"/>
    </style:style>
    <style:style style:name="T347" style:parent-style-name="Fonteparág.padrão" style:family="text">
      <style:text-properties fo:color="#231F20" fo:letter-spacing="0.0027in" style:text-scale="105%" fo:font-size="9pt" style:font-size-asian="9pt"/>
    </style:style>
    <style:style style:name="P348" style:parent-style-name="Corpodetexto" style:family="paragraph">
      <style:paragraph-properties fo:margin-top="0.002in"/>
      <style:text-properties fo:font-size="8.5pt" style:font-size-asian="8.5pt"/>
    </style:style>
    <style:style style:name="P349" style:parent-style-name="Corpodetexto" style:family="paragraph">
      <style:paragraph-properties fo:text-align="justify" fo:margin-left="0.7895in">
        <style:tab-stops/>
      </style:paragraph-properties>
    </style:style>
    <style:style style:name="T350" style:parent-style-name="Fonteparág.padrão" style:family="text">
      <style:text-properties fo:color="#231F20" style:text-scale="105%"/>
    </style:style>
    <style:style style:name="T351" style:parent-style-name="Fonteparág.padrão" style:family="text">
      <style:text-properties fo:color="#231F20" style:text-scale="105%"/>
    </style:style>
    <style:style style:name="P352" style:parent-style-name="Corpodetexto" style:family="paragraph">
      <style:text-properties fo:font-size="10pt" style:font-size-asian="10pt"/>
    </style:style>
    <style:style style:name="P353" style:parent-style-name="Corpodetexto" style:family="paragraph">
      <style:paragraph-properties fo:margin-top="0.0062in"/>
      <style:text-properties fo:font-size="12.5pt" style:font-size-asian="12.5pt"/>
    </style:style>
    <style:style style:name="P354" style:parent-style-name="Normal" style:family="paragraph">
      <style:paragraph-properties fo:margin-left="0.7895in">
        <style:tab-stops/>
      </style:paragraph-properties>
    </style:style>
    <style:style style:name="T355" style:parent-style-name="Fonteparág.padrão" style:family="text">
      <style:text-properties fo:color="#C9302E" style:text-scale="110%" fo:font-size="8pt" style:font-size-asian="8pt"/>
    </style:style>
    <style:style style:name="P356" style:parent-style-name="Corpodetexto" style:family="paragraph">
      <style:paragraph-properties fo:text-align="justify" fo:margin-top="0.1104in" fo:line-height="117%" fo:margin-left="0.7895in" fo:margin-right="1.1763in">
        <style:tab-stops/>
      </style:paragraph-properties>
    </style:style>
    <style:style style:name="T357" style:parent-style-name="Fonteparág.padrão" style:family="text">
      <style:text-properties fo:color="#231F20" style:text-scale="105%"/>
    </style:style>
    <style:style style:name="T358" style:parent-style-name="Fonteparág.padrão" style:family="text">
      <style:text-properties fo:color="#231F20" fo:letter-spacing="0.002in" style:text-scale="105%"/>
    </style:style>
    <style:style style:name="T359" style:parent-style-name="Fonteparág.padrão" style:family="text">
      <style:text-properties fo:color="#231F20" style:text-scale="105%"/>
    </style:style>
    <style:style style:name="T360" style:parent-style-name="Fonteparág.padrão" style:family="text">
      <style:text-properties fo:color="#231F20" fo:letter-spacing="0.002in" style:text-scale="105%"/>
    </style:style>
    <style:style style:name="T361" style:parent-style-name="Fonteparág.padrão" style:family="text">
      <style:text-properties fo:color="#231F20" style:text-scale="105%"/>
    </style:style>
    <style:style style:name="T362" style:parent-style-name="Fonteparág.padrão" style:family="text">
      <style:text-properties fo:color="#231F20" fo:letter-spacing="0.002in" style:text-scale="105%"/>
    </style:style>
    <style:style style:name="T363" style:parent-style-name="Fonteparág.padrão" style:family="text">
      <style:text-properties fo:color="#231F20" fo:letter-spacing="0.0013in" style:text-scale="105%"/>
    </style:style>
    <style:style style:name="T364" style:parent-style-name="Fonteparág.padrão" style:family="text">
      <style:text-properties fo:color="#231F20" fo:letter-spacing="0.0027in" style:text-scale="105%"/>
    </style:style>
    <style:style style:name="T365" style:parent-style-name="Fonteparág.padrão" style:family="text">
      <style:text-properties fo:color="#231F20" fo:letter-spacing="0.002in" style:text-scale="105%"/>
    </style:style>
    <style:style style:name="T366" style:parent-style-name="Fonteparág.padrão" style:family="text">
      <style:text-properties fo:color="#231F20" style:text-scale="105%"/>
    </style:style>
    <style:style style:name="T367" style:parent-style-name="Fonteparág.padrão" style:family="text">
      <style:text-properties fo:color="#231F20" fo:letter-spacing="0.002in" style:text-scale="105%"/>
    </style:style>
    <style:style style:name="T368" style:parent-style-name="Fonteparág.padrão" style:family="text">
      <style:text-properties fo:color="#231F20" fo:letter-spacing="0.0013in" style:text-scale="105%"/>
    </style:style>
    <style:style style:name="T369" style:parent-style-name="Fonteparág.padrão" style:family="text">
      <style:text-properties fo:color="#231F20" fo:letter-spacing="0.002in" style:text-scale="105%"/>
    </style:style>
    <style:style style:name="T370" style:parent-style-name="Fonteparág.padrão" style:family="text">
      <style:text-properties fo:color="#231F20" style:text-scale="105%"/>
    </style:style>
    <style:style style:name="T371" style:parent-style-name="Fonteparág.padrão" style:family="text">
      <style:text-properties fo:color="#231F20" fo:letter-spacing="0.002in" style:text-scale="105%"/>
    </style:style>
    <style:style style:name="T372" style:parent-style-name="Fonteparág.padrão" style:family="text">
      <style:text-properties fo:color="#231F20" style:text-scale="105%"/>
    </style:style>
    <style:style style:name="T373" style:parent-style-name="Fonteparág.padrão" style:family="text">
      <style:text-properties fo:color="#231F20" fo:letter-spacing="0.002in" style:text-scale="105%"/>
    </style:style>
    <style:style style:name="T374" style:parent-style-name="Fonteparág.padrão" style:family="text">
      <style:text-properties fo:color="#231F20" style:text-scale="105%"/>
    </style:style>
    <style:style style:name="T375" style:parent-style-name="Fonteparág.padrão" style:family="text">
      <style:text-properties fo:color="#231F20" fo:letter-spacing="0.002in" style:text-scale="105%"/>
    </style:style>
    <style:style style:name="T376" style:parent-style-name="Fonteparág.padrão" style:family="text">
      <style:text-properties fo:color="#231F20" style:text-scale="105%"/>
    </style:style>
    <style:style style:name="T377" style:parent-style-name="Fonteparág.padrão" style:family="text">
      <style:text-properties fo:color="#231F20" fo:letter-spacing="0.002in" style:text-scale="105%"/>
    </style:style>
    <style:style style:name="T378" style:parent-style-name="Fonteparág.padrão" style:family="text">
      <style:text-properties fo:color="#231F20" fo:letter-spacing="0.0013in" style:text-scale="105%"/>
    </style:style>
    <style:style style:name="T379" style:parent-style-name="Fonteparág.padrão" style:family="text">
      <style:text-properties fo:color="#231F20" style:text-scale="105%"/>
    </style:style>
    <style:style style:name="T380" style:parent-style-name="Fonteparág.padrão" style:family="text">
      <style:text-properties fo:color="#231F20" fo:letter-spacing="0.002in" style:text-scale="105%"/>
    </style:style>
    <style:style style:name="T381" style:parent-style-name="Fonteparág.padrão" style:family="text">
      <style:text-properties fo:color="#231F20" fo:letter-spacing="0.0013in" style:text-scale="105%"/>
    </style:style>
    <style:style style:name="T382" style:parent-style-name="Fonteparág.padrão" style:family="text">
      <style:text-properties fo:color="#231F20" fo:letter-spacing="0.002in" style:text-scale="105%"/>
    </style:style>
    <style:style style:name="T383" style:parent-style-name="Fonteparág.padrão" style:family="text">
      <style:text-properties fo:color="#231F20" style:text-scale="105%"/>
    </style:style>
    <style:style style:name="T384" style:parent-style-name="Fonteparág.padrão" style:family="text">
      <style:text-properties fo:color="#231F20" fo:letter-spacing="0.002in" style:text-scale="105%"/>
    </style:style>
    <style:style style:name="T385" style:parent-style-name="Fonteparág.padrão" style:family="text">
      <style:text-properties fo:color="#231F20" style:text-scale="105%"/>
    </style:style>
    <style:style style:name="T386" style:parent-style-name="Fonteparág.padrão" style:family="text">
      <style:text-properties fo:color="#231F20" fo:letter-spacing="0.0013in" style:text-scale="105%"/>
    </style:style>
    <style:style style:name="T387" style:parent-style-name="Fonteparág.padrão" style:family="text">
      <style:text-properties fo:color="#231F20" fo:letter-spacing="0.002in" style:text-scale="105%"/>
    </style:style>
    <style:style style:name="T388" style:parent-style-name="Fonteparág.padrão" style:family="text">
      <style:text-properties fo:color="#231F20" style:text-scale="105%"/>
    </style:style>
    <style:style style:name="T389" style:parent-style-name="Fonteparág.padrão" style:family="text">
      <style:text-properties fo:color="#231F20" fo:letter-spacing="0.0013in" style:text-scale="105%"/>
    </style:style>
    <style:style style:name="T390" style:parent-style-name="Fonteparág.padrão" style:family="text">
      <style:text-properties fo:color="#231F20" fo:letter-spacing="0.002in" style:text-scale="105%"/>
    </style:style>
    <style:style style:name="T391" style:parent-style-name="Fonteparág.padrão" style:family="text">
      <style:text-properties fo:color="#231F20" style:text-scale="105%"/>
    </style:style>
    <style:style style:name="T392" style:parent-style-name="Fonteparág.padrão" style:family="text">
      <style:text-properties fo:color="#231F20" fo:letter-spacing="0.002in" style:text-scale="105%"/>
    </style:style>
    <style:style style:name="T393" style:parent-style-name="Fonteparág.padrão" style:family="text">
      <style:text-properties fo:color="#231F20" fo:letter-spacing="0.0013in" style:text-scale="105%"/>
    </style:style>
    <style:style style:name="T394" style:parent-style-name="Fonteparág.padrão" style:family="text">
      <style:text-properties fo:color="#231F20" fo:letter-spacing="0.002in" style:text-scale="105%"/>
    </style:style>
    <style:style style:name="T395" style:parent-style-name="Fonteparág.padrão" style:family="text">
      <style:text-properties fo:color="#231F20" style:text-scale="105%"/>
    </style:style>
    <style:style style:name="T396" style:parent-style-name="Fonteparág.padrão" style:family="text">
      <style:text-properties fo:color="#231F20" fo:letter-spacing="0.002in" style:text-scale="105%"/>
    </style:style>
    <style:style style:name="T397" style:parent-style-name="Fonteparág.padrão" style:family="text">
      <style:text-properties fo:color="#231F20" style:text-scale="105%"/>
    </style:style>
    <style:style style:name="T398" style:parent-style-name="Fonteparág.padrão" style:family="text">
      <style:text-properties fo:color="#231F20" fo:letter-spacing="0.002in" style:text-scale="105%"/>
    </style:style>
    <style:style style:name="T399" style:parent-style-name="Fonteparág.padrão" style:family="text">
      <style:text-properties fo:color="#231F20" style:text-scale="105%"/>
    </style:style>
    <style:style style:name="T400" style:parent-style-name="Fonteparág.padrão" style:family="text">
      <style:text-properties fo:color="#231F20" fo:letter-spacing="0.0013in" style:text-scale="105%"/>
    </style:style>
    <style:style style:name="T401" style:parent-style-name="Fonteparág.padrão" style:family="text">
      <style:text-properties fo:color="#231F20" fo:letter-spacing="0.002in" style:text-scale="105%"/>
    </style:style>
    <style:style style:name="T402" style:parent-style-name="Fonteparág.padrão" style:family="text">
      <style:text-properties fo:color="#231F20" style:text-scale="105%"/>
    </style:style>
    <style:style style:name="T403" style:parent-style-name="Fonteparág.padrão" style:family="text">
      <style:text-properties fo:color="#231F20" fo:letter-spacing="0.0027in" style:text-scale="105%"/>
    </style:style>
    <style:style style:name="T404" style:parent-style-name="Fonteparág.padrão" style:family="text">
      <style:text-properties fo:color="#231F20" fo:letter-spacing="0.0027in" style:text-scale="105%"/>
    </style:style>
    <style:style style:name="T405" style:parent-style-name="Fonteparág.padrão" style:family="text">
      <style:text-properties fo:color="#231F20" fo:letter-spacing="0.002in" style:text-scale="105%"/>
    </style:style>
    <style:style style:name="T406" style:parent-style-name="Fonteparág.padrão" style:family="text">
      <style:text-properties fo:color="#231F20" style:text-scale="105%"/>
    </style:style>
    <style:style style:name="T407" style:parent-style-name="Fonteparág.padrão" style:family="text">
      <style:text-properties fo:color="#231F20" fo:letter-spacing="0.002in" style:text-scale="105%"/>
    </style:style>
    <style:style style:name="T408" style:parent-style-name="Fonteparág.padrão" style:family="text">
      <style:text-properties fo:color="#231F20" fo:letter-spacing="0.0159in" style:text-scale="105%"/>
    </style:style>
    <style:style style:name="T409" style:parent-style-name="Fonteparág.padrão" style:family="text">
      <style:text-properties fo:color="#231F20" fo:letter-spacing="0.002in" style:text-scale="105%"/>
    </style:style>
    <style:style style:name="P410" style:parent-style-name="Corpodetexto" style:family="paragraph">
      <style:paragraph-properties fo:text-align="justify" fo:margin-top="0.0736in" fo:line-height="117%" fo:margin-left="0.7895in" fo:margin-right="1.1763in">
        <style:tab-stops/>
      </style:paragraph-properties>
    </style:style>
    <style:style style:name="T411" style:parent-style-name="Fonteparág.padrão" style:family="text">
      <style:text-properties fo:color="#231F20" style:text-scale="105%"/>
    </style:style>
    <style:style style:name="T412" style:parent-style-name="Fonteparág.padrão" style:family="text">
      <style:text-properties fo:color="#231F20" style:text-scale="105%"/>
    </style:style>
    <style:style style:name="T413" style:parent-style-name="Fonteparág.padrão" style:family="text">
      <style:text-properties style:font-name="Trebuchet MS" fo:font-style="italic" style:font-style-asian="italic" fo:color="#231F20" style:text-scale="105%"/>
    </style:style>
    <style:style style:name="T414" style:parent-style-name="Fonteparág.padrão" style:family="text">
      <style:text-properties fo:color="#231F20" style:text-scale="105%"/>
    </style:style>
    <style:style style:name="T415" style:parent-style-name="Fonteparág.padrão" style:family="text">
      <style:text-properties style:font-name="Trebuchet MS" fo:font-style="italic" style:font-style-asian="italic" fo:color="#231F20" style:text-scale="105%"/>
    </style:style>
    <style:style style:name="T416" style:parent-style-name="Fonteparág.padrão" style:family="text">
      <style:text-properties fo:color="#231F20" style:text-scale="105%"/>
    </style:style>
    <style:style style:name="T417" style:parent-style-name="Fonteparág.padrão" style:family="text">
      <style:text-properties fo:color="#231F20" style:text-scale="105%"/>
    </style:style>
    <style:style style:name="P418" style:parent-style-name="Corpodetexto" style:family="paragraph">
      <style:paragraph-properties fo:text-align="justify" fo:margin-top="0.0743in" fo:line-height="117%" fo:margin-left="0.7895in" fo:margin-right="1.1756in">
        <style:tab-stops/>
      </style:paragraph-properties>
    </style:style>
    <style:style style:name="T419" style:parent-style-name="Fonteparág.padrão" style:family="text">
      <style:text-properties fo:color="#231F20" style:text-scale="105%"/>
    </style:style>
    <style:style style:name="T420" style:parent-style-name="Fonteparág.padrão" style:family="text">
      <style:text-properties fo:color="#231F20" fo:letter-spacing="0.002in" style:text-scale="105%"/>
    </style:style>
    <style:style style:name="T421" style:parent-style-name="Fonteparág.padrão" style:family="text">
      <style:text-properties fo:color="#231F20" style:text-scale="105%"/>
    </style:style>
    <style:style style:name="T422" style:parent-style-name="Fonteparág.padrão" style:family="text">
      <style:text-properties fo:color="#231F20" fo:letter-spacing="0.002in" style:text-scale="105%"/>
    </style:style>
    <style:style style:name="T423" style:parent-style-name="Fonteparág.padrão" style:family="text">
      <style:text-properties fo:color="#231F20" style:text-scale="105%"/>
    </style:style>
    <style:style style:name="T424" style:parent-style-name="Fonteparág.padrão" style:family="text">
      <style:text-properties fo:color="#231F20" fo:letter-spacing="0.002in" style:text-scale="105%"/>
    </style:style>
    <style:style style:name="T425" style:parent-style-name="Fonteparág.padrão" style:family="text">
      <style:text-properties fo:color="#231F20" style:text-scale="105%"/>
    </style:style>
    <style:style style:name="T426" style:parent-style-name="Fonteparág.padrão" style:family="text">
      <style:text-properties fo:color="#231F20" fo:letter-spacing="0.002in" style:text-scale="105%"/>
    </style:style>
    <style:style style:name="T427" style:parent-style-name="Fonteparág.padrão" style:family="text">
      <style:text-properties fo:color="#231F20" style:text-scale="105%"/>
    </style:style>
    <style:style style:name="T428" style:parent-style-name="Fonteparág.padrão" style:family="text">
      <style:text-properties fo:color="#231F20" fo:letter-spacing="0.002in" style:text-scale="105%"/>
    </style:style>
    <style:style style:name="T429" style:parent-style-name="Fonteparág.padrão" style:family="text">
      <style:text-properties fo:color="#231F20" style:text-scale="105%"/>
    </style:style>
    <style:style style:name="T430" style:parent-style-name="Fonteparág.padrão" style:family="text">
      <style:text-properties fo:color="#231F20" fo:letter-spacing="0.002in" style:text-scale="105%"/>
    </style:style>
    <style:style style:name="T431" style:parent-style-name="Fonteparág.padrão" style:family="text">
      <style:text-properties fo:color="#231F20" fo:letter-spacing="0.0027in" style:text-scale="105%"/>
    </style:style>
    <style:style style:name="T432" style:parent-style-name="Fonteparág.padrão" style:family="text">
      <style:text-properties fo:color="#231F20" style:text-scale="105%"/>
    </style:style>
    <style:style style:name="T433" style:parent-style-name="Fonteparág.padrão" style:family="text">
      <style:text-properties fo:color="#231F20" fo:letter-spacing="0.0013in" style:text-scale="105%"/>
    </style:style>
    <style:style style:name="T434" style:parent-style-name="Fonteparág.padrão" style:family="text">
      <style:text-properties fo:color="#231F20" fo:letter-spacing="0.002in" style:text-scale="105%"/>
    </style:style>
    <style:style style:name="T435" style:parent-style-name="Fonteparág.padrão" style:family="text">
      <style:text-properties fo:color="#231F20" fo:letter-spacing="0.0013in" style:text-scale="105%"/>
    </style:style>
    <style:style style:name="T436" style:parent-style-name="Fonteparág.padrão" style:family="text">
      <style:text-properties fo:color="#231F20" fo:letter-spacing="0.002in" style:text-scale="105%"/>
    </style:style>
    <style:style style:name="T437" style:parent-style-name="Fonteparág.padrão" style:family="text">
      <style:text-properties fo:color="#231F20" fo:letter-spacing="0.0013in" style:text-scale="105%"/>
    </style:style>
    <style:style style:name="T438" style:parent-style-name="Fonteparág.padrão" style:family="text">
      <style:text-properties fo:color="#231F20" fo:letter-spacing="0.002in" style:text-scale="105%"/>
    </style:style>
    <style:style style:name="T439" style:parent-style-name="Fonteparág.padrão" style:family="text">
      <style:text-properties fo:color="#231F20" fo:letter-spacing="0.0027in" style:text-scale="105%"/>
    </style:style>
    <style:style style:name="T440" style:parent-style-name="Fonteparág.padrão" style:family="text">
      <style:text-properties fo:color="#231F20" fo:letter-spacing="0.002in" style:text-scale="105%"/>
    </style:style>
    <style:style style:name="T441" style:parent-style-name="Fonteparág.padrão" style:family="text">
      <style:text-properties fo:color="#231F20" style:text-scale="105%"/>
    </style:style>
    <style:style style:name="T442" style:parent-style-name="Fonteparág.padrão" style:family="text">
      <style:text-properties fo:color="#231F20" fo:letter-spacing="0.002in" style:text-scale="105%"/>
    </style:style>
    <style:style style:name="T443" style:parent-style-name="Fonteparág.padrão" style:family="text">
      <style:text-properties fo:color="#231F20" style:text-scale="105%"/>
    </style:style>
    <style:style style:name="T444" style:parent-style-name="Fonteparág.padrão" style:family="text">
      <style:text-properties fo:color="#231F20" fo:letter-spacing="0.002in" style:text-scale="105%"/>
    </style:style>
    <style:style style:name="T445" style:parent-style-name="Fonteparág.padrão" style:family="text">
      <style:text-properties fo:color="#231F20" style:text-scale="105%"/>
    </style:style>
    <style:style style:name="T446" style:parent-style-name="Fonteparág.padrão" style:family="text">
      <style:text-properties fo:color="#231F20" fo:letter-spacing="0.0027in" style:text-scale="105%"/>
    </style:style>
    <style:style style:name="T447" style:parent-style-name="Fonteparág.padrão" style:family="text">
      <style:text-properties fo:color="#231F20" fo:letter-spacing="0.002in" style:text-scale="105%"/>
    </style:style>
    <style:style style:name="P448" style:parent-style-name="Corpodetexto" style:family="paragraph">
      <style:paragraph-properties fo:text-align="justify" fo:margin-top="0.0722in" fo:line-height="117%" fo:margin-left="0.7895in" fo:margin-right="1.1763in">
        <style:tab-stops/>
      </style:paragraph-properties>
    </style:style>
    <style:style style:name="T449" style:parent-style-name="Fonteparág.padrão" style:family="text">
      <style:text-properties fo:color="#231F20" style:text-scale="105%"/>
    </style:style>
    <style:style style:name="T450" style:parent-style-name="Fonteparág.padrão" style:family="text">
      <style:text-properties fo:color="#231F20" fo:letter-spacing="0.002in" style:text-scale="105%"/>
    </style:style>
    <style:style style:name="T451" style:parent-style-name="Fonteparág.padrão" style:family="text">
      <style:text-properties fo:color="#231F20" style:text-scale="105%"/>
    </style:style>
    <style:style style:name="T452" style:parent-style-name="Fonteparág.padrão" style:family="text">
      <style:text-properties fo:color="#231F20" fo:letter-spacing="0.002in" style:text-scale="105%"/>
    </style:style>
    <style:style style:name="T453" style:parent-style-name="Fonteparág.padrão" style:family="text">
      <style:text-properties fo:color="#231F20" fo:letter-spacing="0.0013in" style:text-scale="105%"/>
    </style:style>
    <style:style style:name="T454" style:parent-style-name="Fonteparág.padrão" style:family="text">
      <style:text-properties fo:color="#231F20" style:text-scale="105%"/>
    </style:style>
    <style:style style:name="T455" style:parent-style-name="Fonteparág.padrão" style:family="text">
      <style:text-properties fo:color="#231F20" fo:letter-spacing="0.0013in" style:text-scale="105%"/>
    </style:style>
    <style:style style:name="T456" style:parent-style-name="Fonteparág.padrão" style:family="text">
      <style:text-properties fo:color="#231F20" fo:letter-spacing="0.002in" style:text-scale="105%"/>
    </style:style>
    <style:style style:name="T457" style:parent-style-name="Fonteparág.padrão" style:family="text">
      <style:text-properties fo:color="#231F20" style:text-scale="105%"/>
    </style:style>
    <style:style style:name="T458" style:parent-style-name="Fonteparág.padrão" style:family="text">
      <style:text-properties fo:color="#231F20" fo:letter-spacing="0.002in" style:text-scale="105%"/>
    </style:style>
    <style:style style:name="T459" style:parent-style-name="Fonteparág.padrão" style:family="text">
      <style:text-properties style:font-name="Trebuchet MS" fo:font-style="italic" style:font-style-asian="italic" fo:color="#231F20" fo:letter-spacing="0.002in" style:text-scale="105%"/>
    </style:style>
    <style:style style:name="T460" style:parent-style-name="Fonteparág.padrão" style:family="text">
      <style:text-properties fo:color="#231F20" fo:letter-spacing="0.002in" style:text-scale="105%"/>
    </style:style>
    <style:style style:name="T461" style:parent-style-name="Fonteparág.padrão" style:family="text">
      <style:text-properties fo:color="#231F20" style:text-scale="105%"/>
    </style:style>
    <style:style style:name="T462" style:parent-style-name="Fonteparág.padrão" style:family="text">
      <style:text-properties fo:color="#231F20" fo:letter-spacing="0.002in" style:text-scale="105%"/>
    </style:style>
    <style:style style:name="T463" style:parent-style-name="Fonteparág.padrão" style:family="text">
      <style:text-properties fo:color="#231F20" fo:letter-spacing="0.0027in" style:text-scale="105%"/>
    </style:style>
    <style:style style:name="T464" style:parent-style-name="Fonteparág.padrão" style:family="text">
      <style:text-properties fo:color="#231F20" fo:letter-spacing="0.002in" style:text-scale="105%"/>
    </style:style>
    <style:style style:name="T465" style:parent-style-name="Fonteparág.padrão" style:family="text">
      <style:text-properties fo:color="#231F20" style:text-scale="105%"/>
    </style:style>
    <style:style style:name="T466" style:parent-style-name="Fonteparág.padrão" style:family="text">
      <style:text-properties fo:color="#231F20" fo:letter-spacing="0.002in" style:text-scale="105%"/>
    </style:style>
    <style:style style:name="T467" style:parent-style-name="Fonteparág.padrão" style:family="text">
      <style:text-properties fo:color="#231F20" fo:letter-spacing="0.0013in" style:text-scale="105%"/>
    </style:style>
    <style:style style:name="T468" style:parent-style-name="Fonteparág.padrão" style:family="text">
      <style:text-properties fo:color="#231F20" fo:letter-spacing="0.002in" style:text-scale="105%"/>
    </style:style>
    <style:style style:name="T469" style:parent-style-name="Fonteparág.padrão" style:family="text">
      <style:text-properties fo:color="#231F20" style:text-scale="105%"/>
    </style:style>
    <style:style style:name="T470" style:parent-style-name="Fonteparág.padrão" style:family="text">
      <style:text-properties fo:color="#231F20" fo:letter-spacing="0.002in" style:text-scale="105%"/>
    </style:style>
    <style:style style:name="T471" style:parent-style-name="Fonteparág.padrão" style:family="text">
      <style:text-properties fo:color="#231F20" style:text-scale="105%"/>
    </style:style>
    <style:style style:name="T472" style:parent-style-name="Fonteparág.padrão" style:family="text">
      <style:text-properties fo:color="#231F20" fo:letter-spacing="0.002in" style:text-scale="105%"/>
    </style:style>
    <style:style style:name="T473" style:parent-style-name="Fonteparág.padrão" style:family="text">
      <style:text-properties fo:color="#231F20" style:text-scale="105%"/>
    </style:style>
    <style:style style:name="T474" style:parent-style-name="Fonteparág.padrão" style:family="text">
      <style:text-properties fo:color="#231F20" fo:letter-spacing="0.002in" style:text-scale="105%"/>
    </style:style>
    <style:style style:name="T475" style:parent-style-name="Fonteparág.padrão" style:family="text">
      <style:text-properties fo:color="#231F20" fo:letter-spacing="0.002in" style:text-scale="105%"/>
    </style:style>
    <style:style style:name="T476" style:parent-style-name="Fonteparág.padrão" style:family="text">
      <style:text-properties fo:color="#231F20" style:text-scale="105%"/>
    </style:style>
    <style:style style:name="T477" style:parent-style-name="Fonteparág.padrão" style:family="text">
      <style:text-properties fo:color="#231F20" fo:letter-spacing="0.0013in" style:text-scale="105%"/>
    </style:style>
    <style:style style:name="T478" style:parent-style-name="Fonteparág.padrão" style:family="text">
      <style:text-properties fo:color="#231F20" fo:letter-spacing="0.002in" style:text-scale="105%"/>
    </style:style>
    <style:style style:name="T479" style:parent-style-name="Fonteparág.padrão" style:family="text">
      <style:text-properties fo:color="#231F20" style:text-scale="105%"/>
    </style:style>
    <style:style style:name="T480" style:parent-style-name="Fonteparág.padrão" style:family="text">
      <style:text-properties fo:color="#231F20" fo:letter-spacing="0.002in" style:text-scale="105%"/>
    </style:style>
    <style:style style:name="T481" style:parent-style-name="Fonteparág.padrão" style:family="text">
      <style:text-properties fo:color="#231F20" style:text-scale="105%"/>
    </style:style>
    <style:style style:name="T482" style:parent-style-name="Fonteparág.padrão" style:family="text">
      <style:text-properties fo:color="#231F20" fo:letter-spacing="0.002in" style:text-scale="105%"/>
    </style:style>
    <style:style style:name="T483" style:parent-style-name="Fonteparág.padrão" style:family="text">
      <style:text-properties fo:color="#231F20" fo:letter-spacing="-0.0048in" style:text-scale="105%"/>
    </style:style>
    <style:style style:name="T484" style:parent-style-name="Fonteparág.padrão" style:family="text">
      <style:text-properties fo:color="#231F20" fo:letter-spacing="0.0027in" style:text-scale="105%"/>
    </style:style>
    <style:style style:name="P485" style:parent-style-name="Corpodetexto" style:master-page-name="MP2" style:family="paragraph">
      <style:paragraph-properties fo:break-before="page"/>
      <style:text-properties fo:font-size="10pt" style:font-size-asian="10pt"/>
    </style:style>
    <style:style style:name="P512" style:parent-style-name="Corpodetexto" style:family="paragraph">
      <style:text-properties fo:font-size="10pt" style:font-size-asian="10pt"/>
    </style:style>
    <style:style style:name="P513" style:parent-style-name="Corpodetexto" style:family="paragraph">
      <style:paragraph-properties fo:margin-top="0.0069in"/>
      <style:text-properties fo:font-size="9.5pt" style:font-size-asian="9.5pt"/>
    </style:style>
    <style:style style:name="P514" style:parent-style-name="Normal" style:family="paragraph">
      <style:paragraph-properties fo:margin-top="0.0006in" fo:margin-left="0.9861in">
        <style:tab-stops/>
      </style:paragraph-properties>
    </style:style>
    <style:style style:name="T515" style:parent-style-name="Fonteparág.padrão" style:family="text">
      <style:text-properties fo:language="en" fo:country="US" style:language-asian="en" style:country-asian="US" style:language-complex="ar" style:country-complex="SA"/>
    </style:style>
    <style:style style:name="T516" style:parent-style-name="Fonteparág.padrão" style:family="text">
      <style:text-properties fo:language="en" fo:country="US" style:language-asian="en" style:country-asian="US" style:language-complex="ar" style:country-complex="SA"/>
    </style:style>
    <style:style style:name="P517" style:parent-style-name="Normal" style:family="paragraph">
      <style:paragraph-properties fo:margin-top="0.0104in" fo:margin-left="0.0138in">
        <style:tab-stops/>
      </style:paragraph-properties>
    </style:style>
    <style:style style:name="T518" style:parent-style-name="Fonteparág.padrão" style:family="text">
      <style:text-properties style:font-name="Gill Sans MT" fo:color="#EAAF9D" style:text-scale="95%" fo:font-size="6pt" style:font-size-asian="6pt"/>
    </style:style>
    <style:style style:name="T519" style:parent-style-name="Fonteparág.padrão" style:family="text">
      <style:text-properties fo:color="#C9302E" style:text-scale="110%" fo:font-size="8pt" style:font-size-asian="8pt"/>
    </style:style>
    <style:style style:name="P520" style:parent-style-name="Corpodetexto" style:family="paragraph">
      <style:paragraph-properties fo:text-align="justify" fo:margin-top="0.1104in" fo:line-height="117%" fo:margin-left="0.9861in" fo:margin-right="0.9784in">
        <style:tab-stops/>
      </style:paragraph-properties>
    </style:style>
    <style:style style:name="T521" style:parent-style-name="Fonteparág.padrão" style:family="text">
      <style:text-properties fo:color="#231F20" style:text-scale="105%"/>
    </style:style>
    <style:style style:name="T522" style:parent-style-name="Fonteparág.padrão" style:family="text">
      <style:text-properties fo:color="#231F20" fo:letter-spacing="0.002in" style:text-scale="105%"/>
    </style:style>
    <style:style style:name="T523" style:parent-style-name="Fonteparág.padrão" style:family="text">
      <style:text-properties fo:color="#231F20" style:text-scale="105%"/>
    </style:style>
    <style:style style:name="T524" style:parent-style-name="Fonteparág.padrão" style:family="text">
      <style:text-properties fo:color="#231F20" fo:letter-spacing="0.002in" style:text-scale="105%"/>
    </style:style>
    <style:style style:name="T525" style:parent-style-name="Fonteparág.padrão" style:family="text">
      <style:text-properties fo:color="#231F20" style:text-scale="105%"/>
    </style:style>
    <style:style style:name="T526" style:parent-style-name="Fonteparág.padrão" style:family="text">
      <style:text-properties fo:color="#231F20" fo:letter-spacing="0.002in" style:text-scale="105%"/>
    </style:style>
    <style:style style:name="T527" style:parent-style-name="Fonteparág.padrão" style:family="text">
      <style:text-properties fo:color="#231F20" style:text-scale="105%"/>
    </style:style>
    <style:style style:name="T528" style:parent-style-name="Fonteparág.padrão" style:family="text">
      <style:text-properties fo:color="#231F20" fo:letter-spacing="0.0027in" style:text-scale="105%"/>
    </style:style>
    <style:style style:name="T529" style:parent-style-name="Fonteparág.padrão" style:family="text">
      <style:text-properties fo:color="#231F20" fo:letter-spacing="0.002in" style:text-scale="105%"/>
    </style:style>
    <style:style style:name="T530" style:parent-style-name="Fonteparág.padrão" style:family="text">
      <style:text-properties fo:color="#231F20" style:text-scale="105%"/>
    </style:style>
    <style:style style:name="T531" style:parent-style-name="Fonteparág.padrão" style:family="text">
      <style:text-properties fo:color="#231F20" fo:letter-spacing="0.002in" style:text-scale="105%"/>
    </style:style>
    <style:style style:name="T532" style:parent-style-name="Fonteparág.padrão" style:family="text">
      <style:text-properties fo:color="#231F20" style:text-scale="105%"/>
    </style:style>
    <style:style style:name="T533" style:parent-style-name="Fonteparág.padrão" style:family="text">
      <style:text-properties fo:color="#231F20" fo:letter-spacing="0.002in" style:text-scale="105%"/>
    </style:style>
    <style:style style:name="T534" style:parent-style-name="Fonteparág.padrão" style:family="text">
      <style:text-properties fo:color="#231F20" style:text-scale="105%"/>
    </style:style>
    <style:style style:name="T535" style:parent-style-name="Fonteparág.padrão" style:family="text">
      <style:text-properties fo:color="#231F20" fo:letter-spacing="0.002in" style:text-scale="105%"/>
    </style:style>
    <style:style style:name="T536" style:parent-style-name="Fonteparág.padrão" style:family="text">
      <style:text-properties fo:color="#231F20" style:text-scale="105%"/>
    </style:style>
    <style:style style:name="T537" style:parent-style-name="Fonteparág.padrão" style:family="text">
      <style:text-properties fo:color="#231F20" fo:letter-spacing="0.002in" style:text-scale="105%"/>
    </style:style>
    <style:style style:name="T538" style:parent-style-name="Fonteparág.padrão" style:family="text">
      <style:text-properties fo:color="#231F20" style:text-scale="105%"/>
    </style:style>
    <style:style style:name="T539" style:parent-style-name="Fonteparág.padrão" style:family="text">
      <style:text-properties fo:color="#231F20" fo:letter-spacing="0.002in" style:text-scale="105%"/>
    </style:style>
    <style:style style:name="T540" style:parent-style-name="Fonteparág.padrão" style:family="text">
      <style:text-properties fo:color="#231F20" style:text-scale="105%"/>
    </style:style>
    <style:style style:name="T541" style:parent-style-name="Fonteparág.padrão" style:family="text">
      <style:text-properties fo:color="#231F20" fo:letter-spacing="0.0027in" style:text-scale="105%"/>
    </style:style>
    <style:style style:name="T542" style:parent-style-name="Fonteparág.padrão" style:family="text">
      <style:text-properties fo:color="#231F20" fo:letter-spacing="0.0013in" style:text-scale="105%"/>
    </style:style>
    <style:style style:name="T543" style:parent-style-name="Fonteparág.padrão" style:family="text">
      <style:text-properties fo:color="#231F20" fo:letter-spacing="0.002in" style:text-scale="105%"/>
    </style:style>
    <style:style style:name="T544" style:parent-style-name="Fonteparág.padrão" style:family="text">
      <style:text-properties fo:color="#231F20" style:text-scale="105%"/>
    </style:style>
    <style:style style:name="T545" style:parent-style-name="Fonteparág.padrão" style:family="text">
      <style:text-properties fo:color="#231F20" fo:letter-spacing="0.002in" style:text-scale="105%"/>
    </style:style>
    <style:style style:name="T546" style:parent-style-name="Fonteparág.padrão" style:family="text">
      <style:text-properties fo:color="#231F20" style:text-scale="105%"/>
    </style:style>
    <style:style style:name="T547" style:parent-style-name="Fonteparág.padrão" style:family="text">
      <style:text-properties fo:color="#231F20" fo:letter-spacing="0.002in" style:text-scale="105%"/>
    </style:style>
    <style:style style:name="T548" style:parent-style-name="Fonteparág.padrão" style:family="text">
      <style:text-properties fo:color="#231F20" fo:letter-spacing="0.0013in" style:text-scale="105%"/>
    </style:style>
    <style:style style:name="T549" style:parent-style-name="Fonteparág.padrão" style:family="text">
      <style:text-properties fo:color="#231F20" fo:letter-spacing="0.002in" style:text-scale="105%"/>
    </style:style>
    <style:style style:name="T550" style:parent-style-name="Fonteparág.padrão" style:family="text">
      <style:text-properties fo:color="#231F20" style:text-scale="105%"/>
    </style:style>
    <style:style style:name="T551" style:parent-style-name="Fonteparág.padrão" style:family="text">
      <style:text-properties fo:color="#231F20" fo:letter-spacing="0.0291in" style:text-scale="105%"/>
    </style:style>
    <style:style style:name="T552" style:parent-style-name="Fonteparág.padrão" style:family="text">
      <style:text-properties fo:color="#231F20" fo:letter-spacing="0.002in" style:text-scale="105%"/>
    </style:style>
    <style:style style:name="T553" style:parent-style-name="Fonteparág.padrão" style:family="text">
      <style:text-properties fo:color="#231F20" fo:letter-spacing="0.0027in" style:text-scale="105%"/>
    </style:style>
    <style:style style:name="T554" style:parent-style-name="Fonteparág.padrão" style:family="text">
      <style:text-properties fo:color="#231F20" style:text-scale="105%"/>
    </style:style>
    <style:style style:name="T555" style:parent-style-name="Fonteparág.padrão" style:family="text">
      <style:text-properties fo:color="#231F20" fo:letter-spacing="0.002in" style:text-scale="105%"/>
    </style:style>
    <style:style style:name="T556" style:parent-style-name="Fonteparág.padrão" style:family="text">
      <style:text-properties fo:color="#231F20" style:text-scale="105%"/>
    </style:style>
    <style:style style:name="T557" style:parent-style-name="Fonteparág.padrão" style:family="text">
      <style:text-properties fo:color="#231F20" fo:letter-spacing="0.002in" style:text-scale="105%"/>
    </style:style>
    <style:style style:name="T558" style:parent-style-name="Fonteparág.padrão" style:family="text">
      <style:text-properties fo:color="#231F20" style:text-scale="105%"/>
    </style:style>
    <style:style style:name="T559" style:parent-style-name="Fonteparág.padrão" style:family="text">
      <style:text-properties fo:color="#231F20" fo:letter-spacing="0.002in" style:text-scale="105%"/>
    </style:style>
    <style:style style:name="T560" style:parent-style-name="Fonteparág.padrão" style:family="text">
      <style:text-properties fo:color="#231F20" fo:letter-spacing="0.0013in" style:text-scale="105%"/>
    </style:style>
    <style:style style:name="T561" style:parent-style-name="Fonteparág.padrão" style:family="text">
      <style:text-properties fo:color="#231F20" fo:letter-spacing="0.002in" style:text-scale="105%"/>
    </style:style>
    <style:style style:name="T562" style:parent-style-name="Fonteparág.padrão" style:family="text">
      <style:text-properties fo:color="#231F20" fo:letter-spacing="0.0013in" style:text-scale="105%"/>
    </style:style>
    <style:style style:name="T563" style:parent-style-name="Fonteparág.padrão" style:family="text">
      <style:text-properties fo:color="#231F20" fo:letter-spacing="0.0319in" style:text-scale="105%"/>
    </style:style>
    <style:style style:name="T564" style:parent-style-name="Fonteparág.padrão" style:family="text">
      <style:text-properties fo:color="#231F20" style:text-scale="105%"/>
    </style:style>
    <style:style style:name="T565" style:parent-style-name="Fonteparág.padrão" style:family="text">
      <style:text-properties fo:color="#231F20" fo:letter-spacing="0.0013in" style:text-scale="105%"/>
    </style:style>
    <style:style style:name="T566" style:parent-style-name="Fonteparág.padrão" style:family="text">
      <style:text-properties fo:color="#231F20" style:text-scale="105%"/>
    </style:style>
    <style:style style:name="T567" style:parent-style-name="Fonteparág.padrão" style:family="text">
      <style:text-properties fo:color="#231F20" fo:letter-spacing="0.002in" style:text-scale="105%"/>
    </style:style>
    <style:style style:name="T568" style:parent-style-name="Fonteparág.padrão" style:family="text">
      <style:text-properties fo:color="#231F20" fo:letter-spacing="0.002in" style:text-scale="105%"/>
    </style:style>
    <style:style style:name="T569" style:parent-style-name="Fonteparág.padrão" style:family="text">
      <style:text-properties fo:color="#231F20" style:text-scale="105%"/>
    </style:style>
    <style:style style:name="T570" style:parent-style-name="Fonteparág.padrão" style:family="text">
      <style:text-properties fo:color="#231F20" fo:letter-spacing="0.002in" style:text-scale="105%"/>
    </style:style>
    <style:style style:name="T571" style:parent-style-name="Fonteparág.padrão" style:family="text">
      <style:text-properties fo:color="#231F20" style:text-scale="105%"/>
    </style:style>
    <style:style style:name="T572" style:parent-style-name="Fonteparág.padrão" style:family="text">
      <style:text-properties fo:color="#231F20" fo:letter-spacing="0.002in" style:text-scale="105%"/>
    </style:style>
    <style:style style:name="T573" style:parent-style-name="Fonteparág.padrão" style:family="text">
      <style:text-properties fo:color="#231F20" style:text-scale="105%"/>
    </style:style>
    <style:style style:name="T574" style:parent-style-name="Fonteparág.padrão" style:family="text">
      <style:text-properties fo:color="#231F20" fo:letter-spacing="0.002in" style:text-scale="105%"/>
    </style:style>
    <style:style style:name="T575" style:parent-style-name="Fonteparág.padrão" style:family="text">
      <style:text-properties fo:color="#231F20" style:text-scale="105%"/>
    </style:style>
    <style:style style:name="T576" style:parent-style-name="Fonteparág.padrão" style:family="text">
      <style:text-properties fo:color="#231F20" fo:letter-spacing="0.0027in" style:text-scale="105%"/>
    </style:style>
    <style:style style:name="T577" style:parent-style-name="Fonteparág.padrão" style:family="text">
      <style:text-properties fo:color="#231F20" style:text-scale="105%"/>
    </style:style>
    <style:style style:name="T578" style:parent-style-name="Fonteparág.padrão" style:family="text">
      <style:text-properties fo:color="#231F20" fo:letter-spacing="0.002in" style:text-scale="105%"/>
    </style:style>
    <style:style style:name="T579" style:parent-style-name="Fonteparág.padrão" style:family="text">
      <style:text-properties fo:color="#231F20" style:text-scale="105%"/>
    </style:style>
    <style:style style:name="T580" style:parent-style-name="Fonteparág.padrão" style:family="text">
      <style:text-properties fo:color="#231F20" fo:letter-spacing="0.002in" style:text-scale="105%"/>
    </style:style>
    <style:style style:name="T581" style:parent-style-name="Fonteparág.padrão" style:family="text">
      <style:text-properties fo:color="#231F20" style:text-scale="105%"/>
    </style:style>
    <style:style style:name="T582" style:parent-style-name="Fonteparág.padrão" style:family="text">
      <style:text-properties fo:color="#231F20" fo:letter-spacing="0.002in" style:text-scale="105%"/>
    </style:style>
    <style:style style:name="T583" style:parent-style-name="Fonteparág.padrão" style:family="text">
      <style:text-properties fo:color="#231F20" style:text-scale="105%"/>
    </style:style>
    <style:style style:name="T584" style:parent-style-name="Fonteparág.padrão" style:family="text">
      <style:text-properties fo:color="#231F20" fo:letter-spacing="0.002in" style:text-scale="105%"/>
    </style:style>
    <style:style style:name="T585" style:parent-style-name="Fonteparág.padrão" style:family="text">
      <style:text-properties fo:color="#231F20" style:text-scale="105%"/>
    </style:style>
    <style:style style:name="T586" style:parent-style-name="Fonteparág.padrão" style:family="text">
      <style:text-properties fo:color="#231F20" fo:letter-spacing="0.0013in" style:text-scale="105%"/>
    </style:style>
    <style:style style:name="T587" style:parent-style-name="Fonteparág.padrão" style:family="text">
      <style:text-properties fo:color="#231F20" fo:letter-spacing="0.0027in" style:text-scale="105%"/>
    </style:style>
    <style:style style:name="T588" style:parent-style-name="Fonteparág.padrão" style:family="text">
      <style:text-properties fo:color="#231F20" fo:letter-spacing="0.002in" style:text-scale="105%"/>
    </style:style>
    <style:style style:name="T589" style:parent-style-name="Fonteparág.padrão" style:family="text">
      <style:text-properties fo:color="#231F20" style:text-scale="105%"/>
    </style:style>
    <style:style style:name="T590" style:parent-style-name="Fonteparág.padrão" style:family="text">
      <style:text-properties fo:color="#231F20" fo:letter-spacing="0.0013in" style:text-scale="105%"/>
    </style:style>
    <style:style style:name="T591" style:parent-style-name="Fonteparág.padrão" style:family="text">
      <style:text-properties fo:color="#231F20" style:text-scale="105%"/>
    </style:style>
    <style:style style:name="T592" style:parent-style-name="Fonteparág.padrão" style:family="text">
      <style:text-properties fo:color="#231F20" fo:letter-spacing="0.002in" style:text-scale="105%"/>
    </style:style>
    <style:style style:name="T593" style:parent-style-name="Fonteparág.padrão" style:family="text">
      <style:text-properties fo:color="#231F20" style:text-scale="105%"/>
    </style:style>
    <style:style style:name="T594" style:parent-style-name="Fonteparág.padrão" style:family="text">
      <style:text-properties fo:color="#231F20" fo:letter-spacing="0.002in" style:text-scale="105%"/>
    </style:style>
    <style:style style:name="T595" style:parent-style-name="Fonteparág.padrão" style:family="text">
      <style:text-properties fo:color="#231F20" style:text-scale="105%"/>
    </style:style>
    <style:style style:name="T596" style:parent-style-name="Fonteparág.padrão" style:family="text">
      <style:text-properties fo:color="#231F20" fo:letter-spacing="0.0027in" style:text-scale="105%"/>
    </style:style>
    <style:style style:name="T597" style:parent-style-name="Fonteparág.padrão" style:family="text">
      <style:text-properties fo:color="#231F20" style:text-scale="105%"/>
    </style:style>
    <style:style style:name="T598" style:parent-style-name="Fonteparág.padrão" style:family="text">
      <style:text-properties fo:color="#231F20" fo:letter-spacing="0.002in" style:text-scale="105%"/>
    </style:style>
    <style:style style:name="T599" style:parent-style-name="Fonteparág.padrão" style:family="text">
      <style:text-properties fo:color="#231F20" style:text-scale="105%"/>
    </style:style>
    <style:style style:name="T600" style:parent-style-name="Fonteparág.padrão" style:family="text">
      <style:text-properties fo:color="#231F20" fo:letter-spacing="0.002in" style:text-scale="105%"/>
    </style:style>
    <style:style style:name="T601" style:parent-style-name="Fonteparág.padrão" style:family="text">
      <style:text-properties fo:color="#231F20" style:text-scale="105%"/>
    </style:style>
    <style:style style:name="T602" style:parent-style-name="Fonteparág.padrão" style:family="text">
      <style:text-properties fo:color="#231F20" fo:letter-spacing="0.002in" style:text-scale="105%"/>
    </style:style>
    <style:style style:name="T603" style:parent-style-name="Fonteparág.padrão" style:family="text">
      <style:text-properties fo:color="#231F20" fo:letter-spacing="0.0013in" style:text-scale="105%"/>
    </style:style>
    <style:style style:name="T604" style:parent-style-name="Fonteparág.padrão" style:family="text">
      <style:text-properties fo:color="#231F20" fo:letter-spacing="0.002in" style:text-scale="105%"/>
    </style:style>
    <style:style style:name="T605" style:parent-style-name="Fonteparág.padrão" style:family="text">
      <style:text-properties fo:color="#231F20" style:text-scale="105%"/>
    </style:style>
    <style:style style:name="T606" style:parent-style-name="Fonteparág.padrão" style:family="text">
      <style:text-properties fo:color="#231F20" fo:letter-spacing="0.002in" style:text-scale="105%"/>
    </style:style>
    <style:style style:name="T607" style:parent-style-name="Fonteparág.padrão" style:family="text">
      <style:text-properties fo:color="#231F20" style:text-scale="105%"/>
    </style:style>
    <style:style style:name="T608" style:parent-style-name="Fonteparág.padrão" style:family="text">
      <style:text-properties fo:color="#231F20" fo:letter-spacing="0.002in" style:text-scale="105%"/>
    </style:style>
    <style:style style:name="T609" style:parent-style-name="Fonteparág.padrão" style:family="text">
      <style:text-properties fo:color="#231F20" fo:letter-spacing="0.0027in" style:text-scale="105%"/>
    </style:style>
    <style:style style:name="T610" style:parent-style-name="Fonteparág.padrão" style:family="text">
      <style:text-properties fo:color="#231F20" fo:letter-spacing="0.002in" style:text-scale="105%"/>
    </style:style>
    <style:style style:name="T611" style:parent-style-name="Fonteparág.padrão" style:family="text">
      <style:text-properties fo:color="#231F20" style:text-scale="105%"/>
    </style:style>
    <style:style style:name="T612" style:parent-style-name="Fonteparág.padrão" style:family="text">
      <style:text-properties fo:color="#231F20" fo:letter-spacing="0.002in" style:text-scale="105%"/>
    </style:style>
    <style:style style:name="T613" style:parent-style-name="Fonteparág.padrão" style:family="text">
      <style:text-properties fo:color="#231F20" fo:letter-spacing="0.0173in" style:text-scale="105%"/>
    </style:style>
    <style:style style:name="T614" style:parent-style-name="Fonteparág.padrão" style:family="text">
      <style:text-properties fo:color="#231F20" fo:letter-spacing="0.0027in" style:text-scale="105%"/>
    </style:style>
    <style:style style:name="P615" style:parent-style-name="Corpodetexto" style:family="paragraph">
      <style:text-properties fo:font-size="10pt" style:font-size-asian="10pt"/>
    </style:style>
    <style:style style:name="P616" style:parent-style-name="Corpodetexto" style:family="paragraph">
      <style:paragraph-properties fo:margin-top="0.0076in"/>
      <style:text-properties fo:font-size="11pt" style:font-size-asian="11pt"/>
    </style:style>
    <style:style style:name="P617" style:parent-style-name="Normal" style:family="paragraph">
      <style:paragraph-properties fo:margin-left="0.9861in">
        <style:tab-stops/>
      </style:paragraph-properties>
    </style:style>
    <style:style style:name="T618" style:parent-style-name="Fonteparág.padrão" style:family="text">
      <style:text-properties fo:color="#C9302E" style:text-scale="115%" fo:font-size="8pt" style:font-size-asian="8pt"/>
    </style:style>
    <style:style style:name="P619" style:parent-style-name="Corpodetexto" style:family="paragraph">
      <style:paragraph-properties fo:text-align="justify" fo:margin-top="0.1104in" fo:line-height="117%" fo:margin-left="0.9861in" fo:margin-right="0.9784in">
        <style:tab-stops/>
      </style:paragraph-properties>
    </style:style>
    <style:style style:name="T620" style:parent-style-name="Fonteparág.padrão" style:family="text">
      <style:text-properties fo:color="#231F20" style:text-scale="105%"/>
    </style:style>
    <style:style style:name="T621" style:parent-style-name="Fonteparág.padrão" style:family="text">
      <style:text-properties fo:color="#231F20" fo:letter-spacing="0.002in" style:text-scale="105%"/>
    </style:style>
    <style:style style:name="T622" style:parent-style-name="Fonteparág.padrão" style:family="text">
      <style:text-properties fo:color="#231F20" style:text-scale="105%"/>
    </style:style>
    <style:style style:name="T623" style:parent-style-name="Fonteparág.padrão" style:family="text">
      <style:text-properties fo:color="#231F20" fo:letter-spacing="0.002in" style:text-scale="105%"/>
    </style:style>
    <style:style style:name="T624" style:parent-style-name="Fonteparág.padrão" style:family="text">
      <style:text-properties fo:color="#231F20" fo:letter-spacing="0.0013in" style:text-scale="105%"/>
    </style:style>
    <style:style style:name="T625" style:parent-style-name="Fonteparág.padrão" style:family="text">
      <style:text-properties fo:color="#231F20" fo:letter-spacing="0.0319in" style:text-scale="105%"/>
    </style:style>
    <style:style style:name="T626" style:parent-style-name="Fonteparág.padrão" style:family="text">
      <style:text-properties fo:color="#231F20" fo:letter-spacing="0.002in" style:text-scale="105%"/>
    </style:style>
    <style:style style:name="T627" style:parent-style-name="Fonteparág.padrão" style:family="text">
      <style:text-properties fo:color="#231F20" style:text-scale="105%"/>
    </style:style>
    <style:style style:name="T628" style:parent-style-name="Fonteparág.padrão" style:family="text">
      <style:text-properties fo:color="#231F20" fo:letter-spacing="0.002in" style:text-scale="105%"/>
    </style:style>
    <style:style style:name="T629" style:parent-style-name="Fonteparág.padrão" style:family="text">
      <style:text-properties fo:color="#231F20" style:text-scale="105%"/>
    </style:style>
    <style:style style:name="T630" style:parent-style-name="Fonteparág.padrão" style:family="text">
      <style:text-properties fo:color="#231F20" fo:letter-spacing="0.002in" style:text-scale="105%"/>
    </style:style>
    <style:style style:name="T631" style:parent-style-name="Fonteparág.padrão" style:family="text">
      <style:text-properties fo:color="#231F20" fo:letter-spacing="0.0027in" style:text-scale="105%"/>
    </style:style>
    <style:style style:name="T632" style:parent-style-name="Fonteparág.padrão" style:family="text">
      <style:text-properties fo:color="#231F20" fo:letter-spacing="0.0027in" style:text-scale="105%"/>
    </style:style>
    <style:style style:name="T633" style:parent-style-name="Fonteparág.padrão" style:family="text">
      <style:text-properties fo:color="#231F20" fo:letter-spacing="0.002in" style:text-scale="105%"/>
    </style:style>
    <style:style style:name="T634" style:parent-style-name="Fonteparág.padrão" style:family="text">
      <style:text-properties fo:color="#231F20" style:text-scale="105%"/>
    </style:style>
    <style:style style:name="T635" style:parent-style-name="Fonteparág.padrão" style:family="text">
      <style:text-properties fo:color="#231F20" fo:letter-spacing="0.002in" style:text-scale="105%"/>
    </style:style>
    <style:style style:name="T636" style:parent-style-name="Fonteparág.padrão" style:family="text">
      <style:text-properties fo:color="#231F20" style:text-scale="105%"/>
    </style:style>
    <style:style style:name="T637" style:parent-style-name="Fonteparág.padrão" style:family="text">
      <style:text-properties fo:color="#231F20" fo:letter-spacing="0.002in" style:text-scale="105%"/>
    </style:style>
    <style:style style:name="T638" style:parent-style-name="Fonteparág.padrão" style:family="text">
      <style:text-properties fo:color="#231F20" fo:letter-spacing="0.0013in" style:text-scale="105%"/>
    </style:style>
    <style:style style:name="T639" style:parent-style-name="Fonteparág.padrão" style:family="text">
      <style:text-properties fo:color="#231F20" fo:letter-spacing="0.002in" style:text-scale="105%"/>
    </style:style>
    <style:style style:name="T640" style:parent-style-name="Fonteparág.padrão" style:family="text">
      <style:text-properties fo:color="#231F20" fo:letter-spacing="0.0013in" style:text-scale="105%"/>
    </style:style>
    <style:style style:name="T641" style:parent-style-name="Fonteparág.padrão" style:family="text">
      <style:text-properties fo:color="#231F20" fo:letter-spacing="0.002in" style:text-scale="105%"/>
    </style:style>
    <style:style style:name="T642" style:parent-style-name="Fonteparág.padrão" style:family="text">
      <style:text-properties fo:color="#231F20" fo:letter-spacing="0.0013in" style:text-scale="105%"/>
    </style:style>
    <style:style style:name="T643" style:parent-style-name="Fonteparág.padrão" style:family="text">
      <style:text-properties fo:color="#231F20" fo:letter-spacing="0.002in" style:text-scale="105%"/>
    </style:style>
    <style:style style:name="T644" style:parent-style-name="Fonteparág.padrão" style:family="text">
      <style:text-properties fo:color="#231F20" fo:letter-spacing="0.0013in" style:text-scale="105%"/>
    </style:style>
    <style:style style:name="T645" style:parent-style-name="Fonteparág.padrão" style:family="text">
      <style:text-properties fo:color="#231F20" style:text-scale="105%"/>
    </style:style>
    <style:style style:name="T646" style:parent-style-name="Fonteparág.padrão" style:family="text">
      <style:text-properties fo:color="#231F20" fo:letter-spacing="0.0027in" style:text-scale="105%"/>
    </style:style>
    <style:style style:name="T647" style:parent-style-name="Fonteparág.padrão" style:family="text">
      <style:text-properties fo:color="#231F20" style:text-scale="105%"/>
    </style:style>
    <style:style style:name="T648" style:parent-style-name="Fonteparág.padrão" style:family="text">
      <style:text-properties fo:color="#231F20" fo:letter-spacing="0.002in" style:text-scale="105%"/>
    </style:style>
    <style:style style:name="T649" style:parent-style-name="Fonteparág.padrão" style:family="text">
      <style:text-properties fo:color="#231F20" fo:letter-spacing="0.0013in" style:text-scale="105%"/>
    </style:style>
    <style:style style:name="T650" style:parent-style-name="Fonteparág.padrão" style:family="text">
      <style:text-properties fo:color="#231F20" fo:letter-spacing="0.002in" style:text-scale="105%"/>
    </style:style>
    <style:style style:name="T651" style:parent-style-name="Fonteparág.padrão" style:family="text">
      <style:text-properties fo:color="#231F20" fo:letter-spacing="0.0013in" style:text-scale="105%"/>
    </style:style>
    <style:style style:name="T652" style:parent-style-name="Fonteparág.padrão" style:family="text">
      <style:text-properties fo:color="#231F20" style:text-scale="105%"/>
    </style:style>
    <style:style style:name="T653" style:parent-style-name="Fonteparág.padrão" style:family="text">
      <style:text-properties fo:color="#231F20" fo:letter-spacing="0.002in" style:text-scale="105%"/>
    </style:style>
    <style:style style:name="T654" style:parent-style-name="Fonteparág.padrão" style:family="text">
      <style:text-properties fo:color="#231F20" fo:letter-spacing="0.0013in" style:text-scale="105%"/>
    </style:style>
    <style:style style:name="T655" style:parent-style-name="Fonteparág.padrão" style:family="text">
      <style:text-properties fo:color="#231F20" fo:letter-spacing="0.002in" style:text-scale="105%"/>
    </style:style>
    <style:style style:name="T656" style:parent-style-name="Fonteparág.padrão" style:family="text">
      <style:text-properties fo:color="#231F20" fo:letter-spacing="0.0027in" style:text-scale="105%"/>
    </style:style>
    <style:style style:name="T657" style:parent-style-name="Fonteparág.padrão" style:family="text">
      <style:text-properties fo:color="#231F20" style:text-scale="105%"/>
    </style:style>
    <style:style style:name="T658" style:parent-style-name="Fonteparág.padrão" style:family="text">
      <style:text-properties fo:color="#231F20" fo:letter-spacing="0.002in" style:text-scale="105%"/>
    </style:style>
    <style:style style:name="T659" style:parent-style-name="Fonteparág.padrão" style:family="text">
      <style:text-properties fo:color="#231F20" style:text-scale="105%"/>
    </style:style>
    <style:style style:name="T660" style:parent-style-name="Fonteparág.padrão" style:family="text">
      <style:text-properties fo:color="#231F20" fo:letter-spacing="0.002in" style:text-scale="105%"/>
    </style:style>
    <style:style style:name="T661" style:parent-style-name="Fonteparág.padrão" style:family="text">
      <style:text-properties fo:color="#231F20" style:text-scale="105%"/>
    </style:style>
    <style:style style:name="T662" style:parent-style-name="Fonteparág.padrão" style:family="text">
      <style:text-properties fo:color="#231F20" fo:letter-spacing="0.002in" style:text-scale="105%"/>
    </style:style>
    <style:style style:name="T663" style:parent-style-name="Fonteparág.padrão" style:family="text">
      <style:text-properties fo:color="#231F20" style:text-scale="105%"/>
    </style:style>
    <style:style style:name="T664" style:parent-style-name="Fonteparág.padrão" style:family="text">
      <style:text-properties fo:color="#231F20" fo:letter-spacing="0.002in" style:text-scale="105%"/>
    </style:style>
    <style:style style:name="T665" style:parent-style-name="Fonteparág.padrão" style:family="text">
      <style:text-properties fo:color="#231F20" style:text-scale="105%"/>
    </style:style>
    <style:style style:name="T666" style:parent-style-name="Fonteparág.padrão" style:family="text">
      <style:text-properties fo:color="#231F20" fo:letter-spacing="0.002in" style:text-scale="105%"/>
    </style:style>
    <style:style style:name="T667" style:parent-style-name="Fonteparág.padrão" style:family="text">
      <style:text-properties fo:color="#231F20" style:text-scale="105%"/>
    </style:style>
    <style:style style:name="T668" style:parent-style-name="Fonteparág.padrão" style:family="text">
      <style:text-properties fo:color="#231F20" fo:letter-spacing="0.0027in" style:text-scale="105%"/>
    </style:style>
    <style:style style:name="T669" style:parent-style-name="Fonteparág.padrão" style:family="text">
      <style:text-properties fo:color="#231F20" style:text-scale="105%"/>
    </style:style>
    <style:style style:name="T670" style:parent-style-name="Fonteparág.padrão" style:family="text">
      <style:text-properties fo:color="#231F20" fo:letter-spacing="0.0013in" style:text-scale="105%"/>
    </style:style>
    <style:style style:name="T671" style:parent-style-name="Fonteparág.padrão" style:family="text">
      <style:text-properties fo:color="#231F20" fo:letter-spacing="0.002in" style:text-scale="105%"/>
    </style:style>
    <style:style style:name="T672" style:parent-style-name="Fonteparág.padrão" style:family="text">
      <style:text-properties fo:color="#231F20" fo:letter-spacing="0.0013in" style:text-scale="105%"/>
    </style:style>
    <style:style style:name="T673" style:parent-style-name="Fonteparág.padrão" style:family="text">
      <style:text-properties fo:color="#231F20" fo:letter-spacing="0.002in" style:text-scale="105%"/>
    </style:style>
    <style:style style:name="T674" style:parent-style-name="Fonteparág.padrão" style:family="text">
      <style:text-properties fo:color="#231F20" style:text-scale="105%"/>
    </style:style>
    <style:style style:name="T675" style:parent-style-name="Fonteparág.padrão" style:family="text">
      <style:text-properties fo:color="#231F20" fo:letter-spacing="0.002in" style:text-scale="105%"/>
    </style:style>
    <style:style style:name="T676" style:parent-style-name="Fonteparág.padrão" style:family="text">
      <style:text-properties fo:color="#231F20" fo:letter-spacing="0.0013in" style:text-scale="105%"/>
    </style:style>
    <style:style style:name="T677" style:parent-style-name="Fonteparág.padrão" style:family="text">
      <style:text-properties fo:color="#231F20" fo:letter-spacing="0.002in" style:text-scale="105%"/>
    </style:style>
    <style:style style:name="T678" style:parent-style-name="Fonteparág.padrão" style:family="text">
      <style:text-properties fo:color="#231F20" fo:letter-spacing="0.0027in" style:text-scale="105%"/>
    </style:style>
    <style:style style:name="T679" style:parent-style-name="Fonteparág.padrão" style:family="text">
      <style:text-properties fo:color="#231F20" style:text-scale="105%"/>
    </style:style>
    <style:style style:name="T680" style:parent-style-name="Fonteparág.padrão" style:family="text">
      <style:text-properties fo:color="#231F20" fo:letter-spacing="0.0013in" style:text-scale="105%"/>
    </style:style>
    <style:style style:name="T681" style:parent-style-name="Fonteparág.padrão" style:family="text">
      <style:text-properties fo:color="#231F20" fo:letter-spacing="0.002in" style:text-scale="105%"/>
    </style:style>
    <style:style style:name="T682" style:parent-style-name="Fonteparág.padrão" style:family="text">
      <style:text-properties fo:color="#231F20" fo:letter-spacing="-0.0069in" style:text-scale="105%"/>
    </style:style>
    <style:style style:name="T683" style:parent-style-name="Fonteparág.padrão" style:family="text">
      <style:text-properties fo:color="#231F20" fo:letter-spacing="0.0027in" style:text-scale="105%"/>
    </style:style>
    <style:style style:name="P684" style:parent-style-name="Corpodetexto" style:family="paragraph">
      <style:paragraph-properties fo:text-align="justify" fo:margin-top="0.0743in" fo:line-height="117%" fo:margin-left="0.9861in" fo:margin-right="0.9791in">
        <style:tab-stops/>
      </style:paragraph-properties>
    </style:style>
    <style:style style:name="T685" style:parent-style-name="Fonteparág.padrão" style:family="text">
      <style:text-properties fo:color="#231F20" style:text-scale="105%"/>
    </style:style>
    <style:style style:name="P686" style:parent-style-name="Corpodetexto" style:family="paragraph">
      <style:paragraph-properties fo:text-align="justify" fo:margin-top="0.0715in" fo:line-height="117%" fo:margin-left="0.9861in" fo:margin-right="0.9791in">
        <style:tab-stops/>
      </style:paragraph-properties>
    </style:style>
    <style:style style:name="T687" style:parent-style-name="Fonteparág.padrão" style:family="text">
      <style:text-properties fo:color="#231F20" style:text-scale="105%"/>
    </style:style>
    <style:style style:name="T688" style:parent-style-name="Fonteparág.padrão" style:family="text">
      <style:text-properties fo:color="#231F20" fo:letter-spacing="0.002in" style:text-scale="105%"/>
    </style:style>
    <style:style style:name="T689" style:parent-style-name="Fonteparág.padrão" style:family="text">
      <style:text-properties fo:color="#231F20" style:text-scale="105%"/>
    </style:style>
    <style:style style:name="T690" style:parent-style-name="Fonteparág.padrão" style:family="text">
      <style:text-properties fo:color="#231F20" fo:letter-spacing="0.0013in" style:text-scale="105%"/>
    </style:style>
    <style:style style:name="T691" style:parent-style-name="Fonteparág.padrão" style:family="text">
      <style:text-properties fo:color="#231F20" style:text-scale="105%"/>
    </style:style>
    <style:style style:name="T692" style:parent-style-name="Fonteparág.padrão" style:family="text">
      <style:text-properties fo:color="#231F20" fo:letter-spacing="0.002in" style:text-scale="105%"/>
    </style:style>
    <style:style style:name="T693" style:parent-style-name="Fonteparág.padrão" style:family="text">
      <style:text-properties fo:color="#231F20" style:text-scale="105%"/>
    </style:style>
    <style:style style:name="T694" style:parent-style-name="Fonteparág.padrão" style:family="text">
      <style:text-properties fo:color="#231F20" fo:letter-spacing="0.002in" style:text-scale="105%"/>
    </style:style>
    <style:style style:name="T695" style:parent-style-name="Fonteparág.padrão" style:family="text">
      <style:text-properties fo:color="#231F20" fo:letter-spacing="0.0027in" style:text-scale="105%"/>
    </style:style>
    <style:style style:name="T696" style:parent-style-name="Fonteparág.padrão" style:family="text">
      <style:text-properties fo:color="#231F20" fo:letter-spacing="0.0027in" style:text-scale="105%"/>
    </style:style>
    <style:style style:name="T697" style:parent-style-name="Fonteparág.padrão" style:family="text">
      <style:text-properties fo:color="#231F20" fo:letter-spacing="0.002in" style:text-scale="105%"/>
    </style:style>
    <style:style style:name="T698" style:parent-style-name="Fonteparág.padrão" style:family="text">
      <style:text-properties fo:color="#231F20" style:text-scale="105%"/>
    </style:style>
    <style:style style:name="T699" style:parent-style-name="Fonteparág.padrão" style:family="text">
      <style:text-properties fo:color="#231F20" fo:letter-spacing="0.002in" style:text-scale="105%"/>
    </style:style>
    <style:style style:name="T700" style:parent-style-name="Fonteparág.padrão" style:family="text">
      <style:text-properties fo:color="#231F20" fo:letter-spacing="0.0013in" style:text-scale="105%"/>
    </style:style>
    <style:style style:name="T701" style:parent-style-name="Fonteparág.padrão" style:family="text">
      <style:text-properties fo:color="#231F20" fo:letter-spacing="0.002in" style:text-scale="105%"/>
    </style:style>
    <style:style style:name="T702" style:parent-style-name="Fonteparág.padrão" style:family="text">
      <style:text-properties fo:color="#231F20" fo:letter-spacing="0.0013in" style:text-scale="105%"/>
    </style:style>
    <style:style style:name="T703" style:parent-style-name="Fonteparág.padrão" style:family="text">
      <style:text-properties fo:color="#231F20" fo:letter-spacing="0.002in" style:text-scale="105%"/>
    </style:style>
    <style:style style:name="T704" style:parent-style-name="Fonteparág.padrão" style:family="text">
      <style:text-properties fo:color="#231F20" fo:letter-spacing="0.0013in" style:text-scale="105%"/>
    </style:style>
    <style:style style:name="T705" style:parent-style-name="Fonteparág.padrão" style:family="text">
      <style:text-properties fo:color="#231F20" style:text-scale="105%"/>
    </style:style>
    <style:style style:name="T706" style:parent-style-name="Fonteparág.padrão" style:family="text">
      <style:text-properties fo:color="#231F20" fo:letter-spacing="0.002in" style:text-scale="105%"/>
    </style:style>
    <style:style style:name="T707" style:parent-style-name="Fonteparág.padrão" style:family="text">
      <style:text-properties fo:color="#231F20" fo:letter-spacing="0.0027in" style:text-scale="105%"/>
    </style:style>
    <style:style style:name="T708" style:parent-style-name="Fonteparág.padrão" style:family="text">
      <style:text-properties fo:color="#231F20" fo:letter-spacing="0.0013in" style:text-scale="105%"/>
    </style:style>
    <style:style style:name="T709" style:parent-style-name="Fonteparág.padrão" style:family="text">
      <style:text-properties fo:color="#231F20" style:text-scale="105%"/>
    </style:style>
    <style:style style:name="T710" style:parent-style-name="Fonteparág.padrão" style:family="text">
      <style:text-properties fo:color="#231F20" fo:letter-spacing="0.002in" style:text-scale="105%"/>
    </style:style>
    <style:style style:name="T711" style:parent-style-name="Fonteparág.padrão" style:family="text">
      <style:text-properties fo:color="#231F20" style:text-scale="105%"/>
    </style:style>
    <style:style style:name="T712" style:parent-style-name="Fonteparág.padrão" style:family="text">
      <style:text-properties fo:color="#231F20" fo:letter-spacing="0.002in" style:text-scale="105%"/>
    </style:style>
    <style:style style:name="T713" style:parent-style-name="Fonteparág.padrão" style:family="text">
      <style:text-properties fo:color="#231F20" style:text-scale="105%"/>
    </style:style>
    <style:style style:name="T714" style:parent-style-name="Fonteparág.padrão" style:family="text">
      <style:text-properties fo:color="#231F20" fo:letter-spacing="0.002in" style:text-scale="105%"/>
    </style:style>
    <style:style style:name="T715" style:parent-style-name="Fonteparág.padrão" style:family="text">
      <style:text-properties fo:color="#231F20" style:text-scale="105%"/>
    </style:style>
    <style:style style:name="T716" style:parent-style-name="Fonteparág.padrão" style:family="text">
      <style:text-properties fo:color="#231F20" fo:letter-spacing="0.002in" style:text-scale="105%"/>
    </style:style>
    <style:style style:name="T717" style:parent-style-name="Fonteparág.padrão" style:family="text">
      <style:text-properties fo:color="#231F20" style:text-scale="105%"/>
    </style:style>
    <style:style style:name="T718" style:parent-style-name="Fonteparág.padrão" style:family="text">
      <style:text-properties fo:color="#231F20" fo:letter-spacing="0.002in" style:text-scale="105%"/>
    </style:style>
    <style:style style:name="T719" style:parent-style-name="Fonteparág.padrão" style:family="text">
      <style:text-properties fo:color="#231F20" fo:letter-spacing="0.0027in" style:text-scale="105%"/>
    </style:style>
    <style:style style:name="T720" style:parent-style-name="Fonteparág.padrão" style:family="text">
      <style:text-properties fo:color="#231F20" style:text-scale="105%"/>
    </style:style>
    <style:style style:name="T721" style:parent-style-name="Fonteparág.padrão" style:family="text">
      <style:text-properties fo:color="#231F20" fo:letter-spacing="0.002in" style:text-scale="105%"/>
    </style:style>
    <style:style style:name="T722" style:parent-style-name="Fonteparág.padrão" style:family="text">
      <style:text-properties fo:color="#231F20" style:text-scale="105%"/>
    </style:style>
    <style:style style:name="T723" style:parent-style-name="Fonteparág.padrão" style:family="text">
      <style:text-properties fo:color="#231F20" fo:letter-spacing="0.002in" style:text-scale="105%"/>
    </style:style>
    <style:style style:name="T724" style:parent-style-name="Fonteparág.padrão" style:family="text">
      <style:text-properties fo:color="#231F20" style:text-scale="105%"/>
    </style:style>
    <style:style style:name="T725" style:parent-style-name="Fonteparág.padrão" style:family="text">
      <style:text-properties fo:color="#231F20" fo:letter-spacing="0.002in" style:text-scale="105%"/>
    </style:style>
    <style:style style:name="T726" style:parent-style-name="Fonteparág.padrão" style:family="text">
      <style:text-properties fo:color="#231F20" style:text-scale="105%"/>
    </style:style>
    <style:style style:name="T727" style:parent-style-name="Fonteparág.padrão" style:family="text">
      <style:text-properties fo:color="#231F20" fo:letter-spacing="0.002in" style:text-scale="105%"/>
    </style:style>
    <style:style style:name="T728" style:parent-style-name="Fonteparág.padrão" style:family="text">
      <style:text-properties fo:color="#231F20" fo:letter-spacing="0.0027in" style:text-scale="105%"/>
    </style:style>
    <style:style style:name="T729" style:parent-style-name="Fonteparág.padrão" style:family="text">
      <style:text-properties fo:color="#231F20" style:text-scale="105%"/>
    </style:style>
    <style:style style:name="T730" style:parent-style-name="Fonteparág.padrão" style:family="text">
      <style:text-properties fo:color="#231F20" fo:letter-spacing="0.0013in" style:text-scale="105%"/>
    </style:style>
    <style:style style:name="T731" style:parent-style-name="Fonteparág.padrão" style:family="text">
      <style:text-properties fo:color="#231F20" style:text-scale="105%"/>
    </style:style>
    <style:style style:name="T732" style:parent-style-name="Fonteparág.padrão" style:family="text">
      <style:text-properties fo:color="#231F20" fo:letter-spacing="0.002in" style:text-scale="105%"/>
    </style:style>
    <style:style style:name="T733" style:parent-style-name="Fonteparág.padrão" style:family="text">
      <style:text-properties fo:color="#231F20" style:text-scale="105%"/>
    </style:style>
    <style:style style:name="T734" style:parent-style-name="Fonteparág.padrão" style:family="text">
      <style:text-properties fo:color="#231F20" fo:letter-spacing="0.002in" style:text-scale="105%"/>
    </style:style>
    <style:style style:name="T735" style:parent-style-name="Fonteparág.padrão" style:family="text">
      <style:text-properties fo:color="#231F20" style:text-scale="105%"/>
    </style:style>
    <style:style style:name="T736" style:parent-style-name="Fonteparág.padrão" style:family="text">
      <style:text-properties fo:color="#231F20" fo:letter-spacing="0.002in" style:text-scale="105%"/>
    </style:style>
    <style:style style:name="T737" style:parent-style-name="Fonteparág.padrão" style:family="text">
      <style:text-properties fo:color="#231F20" style:text-scale="105%"/>
    </style:style>
    <style:style style:name="T738" style:parent-style-name="Fonteparág.padrão" style:family="text">
      <style:text-properties fo:color="#231F20" fo:letter-spacing="0.002in" style:text-scale="105%"/>
    </style:style>
    <style:style style:name="T739" style:parent-style-name="Fonteparág.padrão" style:family="text">
      <style:text-properties fo:color="#231F20" fo:letter-spacing="0.0013in" style:text-scale="105%"/>
    </style:style>
    <style:style style:name="T740" style:parent-style-name="Fonteparág.padrão" style:family="text">
      <style:text-properties fo:color="#231F20" fo:letter-spacing="0.0027in" style:text-scale="105%"/>
    </style:style>
    <style:style style:name="T741" style:parent-style-name="Fonteparág.padrão" style:family="text">
      <style:text-properties fo:color="#231F20" fo:letter-spacing="0.002in" style:text-scale="105%"/>
    </style:style>
    <style:style style:name="T742" style:parent-style-name="Fonteparág.padrão" style:family="text">
      <style:text-properties fo:color="#231F20" style:text-scale="105%"/>
    </style:style>
    <style:style style:name="T743" style:parent-style-name="Fonteparág.padrão" style:family="text">
      <style:text-properties fo:color="#231F20" fo:letter-spacing="0.002in" style:text-scale="105%"/>
    </style:style>
    <style:style style:name="T744" style:parent-style-name="Fonteparág.padrão" style:family="text">
      <style:text-properties fo:color="#231F20" style:text-scale="105%"/>
    </style:style>
    <style:style style:name="T745" style:parent-style-name="Fonteparág.padrão" style:family="text">
      <style:text-properties fo:color="#231F20" fo:letter-spacing="0.002in" style:text-scale="105%"/>
    </style:style>
    <style:style style:name="T746" style:parent-style-name="Fonteparág.padrão" style:family="text">
      <style:text-properties fo:color="#231F20" style:text-scale="105%"/>
    </style:style>
    <style:style style:name="T747" style:parent-style-name="Fonteparág.padrão" style:family="text">
      <style:text-properties fo:color="#231F20" fo:letter-spacing="0.002in" style:text-scale="105%"/>
    </style:style>
    <style:style style:name="T748" style:parent-style-name="Fonteparág.padrão" style:family="text">
      <style:text-properties fo:color="#231F20" fo:letter-spacing="0.0013in" style:text-scale="105%"/>
    </style:style>
    <style:style style:name="T749" style:parent-style-name="Fonteparág.padrão" style:family="text">
      <style:text-properties fo:color="#231F20" fo:letter-spacing="0.002in" style:text-scale="105%"/>
    </style:style>
    <style:style style:name="T750" style:parent-style-name="Fonteparág.padrão" style:family="text">
      <style:text-properties fo:color="#231F20" style:text-scale="105%"/>
    </style:style>
    <style:style style:name="T751" style:parent-style-name="Fonteparág.padrão" style:family="text">
      <style:text-properties fo:color="#231F20" fo:letter-spacing="0.002in" style:text-scale="105%"/>
    </style:style>
    <style:style style:name="T752" style:parent-style-name="Fonteparág.padrão" style:family="text">
      <style:text-properties fo:color="#231F20" fo:letter-spacing="0.0013in" style:text-scale="105%"/>
    </style:style>
    <style:style style:name="T753" style:parent-style-name="Fonteparág.padrão" style:family="text">
      <style:text-properties fo:color="#231F20" fo:letter-spacing="0.0013in" style:text-scale="105%"/>
    </style:style>
    <style:style style:name="T754" style:parent-style-name="Fonteparág.padrão" style:family="text">
      <style:text-properties fo:color="#231F20" style:text-scale="105%"/>
    </style:style>
    <style:style style:name="T755" style:parent-style-name="Fonteparág.padrão" style:family="text">
      <style:text-properties fo:color="#231F20" fo:letter-spacing="0.002in" style:text-scale="105%"/>
    </style:style>
    <style:style style:name="T756" style:parent-style-name="Fonteparág.padrão" style:family="text">
      <style:text-properties fo:color="#231F20" style:text-scale="105%"/>
    </style:style>
    <style:style style:name="T757" style:parent-style-name="Fonteparág.padrão" style:family="text">
      <style:text-properties fo:color="#231F20" fo:letter-spacing="0.0013in" style:text-scale="105%"/>
    </style:style>
    <style:style style:name="T758" style:parent-style-name="Fonteparág.padrão" style:family="text">
      <style:text-properties fo:color="#231F20" style:text-scale="105%"/>
    </style:style>
    <style:style style:name="T759" style:parent-style-name="Fonteparág.padrão" style:family="text">
      <style:text-properties fo:color="#231F20" fo:letter-spacing="0.002in" style:text-scale="105%"/>
    </style:style>
    <style:style style:name="T760" style:parent-style-name="Fonteparág.padrão" style:family="text">
      <style:text-properties fo:color="#231F20" style:text-scale="105%"/>
    </style:style>
    <style:style style:name="T761" style:parent-style-name="Fonteparág.padrão" style:family="text">
      <style:text-properties fo:color="#231F20" fo:letter-spacing="0.002in" style:text-scale="105%"/>
    </style:style>
    <style:style style:name="T762" style:parent-style-name="Fonteparág.padrão" style:family="text">
      <style:text-properties fo:color="#231F20" style:text-scale="105%"/>
    </style:style>
    <style:style style:name="T763" style:parent-style-name="Fonteparág.padrão" style:family="text">
      <style:text-properties fo:color="#231F20" fo:letter-spacing="0.002in" style:text-scale="105%"/>
    </style:style>
    <style:style style:name="T764" style:parent-style-name="Fonteparág.padrão" style:family="text">
      <style:text-properties fo:color="#231F20" style:text-scale="105%"/>
    </style:style>
    <style:style style:name="T765" style:parent-style-name="Fonteparág.padrão" style:family="text">
      <style:text-properties fo:color="#231F20" fo:letter-spacing="0.002in" style:text-scale="105%"/>
    </style:style>
    <style:style style:name="T766" style:parent-style-name="Fonteparág.padrão" style:family="text">
      <style:text-properties fo:color="#231F20" style:text-scale="105%"/>
    </style:style>
    <style:style style:name="T767" style:parent-style-name="Fonteparág.padrão" style:family="text">
      <style:text-properties fo:color="#231F20" fo:letter-spacing="0.002in" style:text-scale="105%"/>
    </style:style>
    <style:style style:name="T768" style:parent-style-name="Fonteparág.padrão" style:family="text">
      <style:text-properties fo:color="#231F20" fo:letter-spacing="0.0013in" style:text-scale="105%"/>
    </style:style>
    <style:style style:name="T769" style:parent-style-name="Fonteparág.padrão" style:family="text">
      <style:text-properties fo:color="#231F20" fo:letter-spacing="0.002in" style:text-scale="105%"/>
    </style:style>
    <style:style style:name="T770" style:parent-style-name="Fonteparág.padrão" style:family="text">
      <style:text-properties fo:color="#231F20" style:text-scale="105%"/>
    </style:style>
    <style:style style:name="T771" style:parent-style-name="Fonteparág.padrão" style:family="text">
      <style:text-properties fo:color="#231F20" fo:letter-spacing="0.0027in" style:text-scale="105%"/>
    </style:style>
    <style:style style:name="T772" style:parent-style-name="Fonteparág.padrão" style:family="text">
      <style:text-properties fo:color="#231F20" fo:letter-spacing="0.0013in" style:text-scale="105%"/>
    </style:style>
    <style:style style:name="T773" style:parent-style-name="Fonteparág.padrão" style:family="text">
      <style:text-properties fo:color="#231F20" fo:letter-spacing="0.002in" style:text-scale="105%"/>
    </style:style>
    <style:style style:name="T774" style:parent-style-name="Fonteparág.padrão" style:family="text">
      <style:text-properties fo:color="#231F20" style:text-scale="105%"/>
    </style:style>
    <style:style style:name="T775" style:parent-style-name="Fonteparág.padrão" style:family="text">
      <style:text-properties fo:color="#231F20" fo:letter-spacing="0.002in" style:text-scale="105%"/>
    </style:style>
    <style:style style:name="T776" style:parent-style-name="Fonteparág.padrão" style:family="text">
      <style:text-properties fo:color="#231F20" style:text-scale="105%"/>
    </style:style>
    <style:style style:name="T777" style:parent-style-name="Fonteparág.padrão" style:family="text">
      <style:text-properties fo:color="#231F20" fo:letter-spacing="0.002in" style:text-scale="105%"/>
    </style:style>
    <style:style style:name="T778" style:parent-style-name="Fonteparág.padrão" style:family="text">
      <style:text-properties fo:color="#231F20" fo:letter-spacing="0.0013in" style:text-scale="105%"/>
    </style:style>
    <style:style style:name="T779" style:parent-style-name="Fonteparág.padrão" style:family="text">
      <style:text-properties fo:color="#231F20" style:text-scale="105%"/>
    </style:style>
    <style:style style:name="T780" style:parent-style-name="Fonteparág.padrão" style:family="text">
      <style:text-properties fo:color="#231F20" fo:letter-spacing="0.0027in" style:text-scale="105%"/>
    </style:style>
    <style:style style:name="T781" style:parent-style-name="Fonteparág.padrão" style:family="text">
      <style:text-properties fo:color="#231F20" fo:letter-spacing="0.002in" style:text-scale="105%"/>
    </style:style>
    <style:style style:name="T782" style:parent-style-name="Fonteparág.padrão" style:family="text">
      <style:text-properties fo:color="#231F20" fo:letter-spacing="0.002in" style:text-scale="105%"/>
    </style:style>
    <style:style style:name="T783" style:parent-style-name="Fonteparág.padrão" style:family="text">
      <style:text-properties fo:color="#231F20" style:text-scale="105%"/>
    </style:style>
    <style:style style:name="T784" style:parent-style-name="Fonteparág.padrão" style:family="text">
      <style:text-properties fo:color="#231F20" fo:letter-spacing="0.002in" style:text-scale="105%"/>
    </style:style>
    <style:style style:name="T785" style:parent-style-name="Fonteparág.padrão" style:family="text">
      <style:text-properties fo:color="#231F20" style:text-scale="105%"/>
    </style:style>
    <style:style style:name="T786" style:parent-style-name="Fonteparág.padrão" style:family="text">
      <style:text-properties fo:color="#231F20" fo:letter-spacing="0.002in" style:text-scale="105%"/>
    </style:style>
    <style:style style:name="T787" style:parent-style-name="Fonteparág.padrão" style:family="text">
      <style:text-properties fo:color="#231F20" style:text-scale="105%"/>
    </style:style>
    <style:style style:name="T788" style:parent-style-name="Fonteparág.padrão" style:family="text">
      <style:text-properties fo:color="#231F20" fo:letter-spacing="0.002in" style:text-scale="105%"/>
    </style:style>
    <style:style style:name="T789" style:parent-style-name="Fonteparág.padrão" style:family="text">
      <style:text-properties fo:color="#231F20" style:text-scale="105%"/>
    </style:style>
    <style:style style:name="T790" style:parent-style-name="Fonteparág.padrão" style:family="text">
      <style:text-properties fo:color="#231F20" fo:letter-spacing="0.002in" style:text-scale="105%"/>
    </style:style>
    <style:style style:name="T791" style:parent-style-name="Fonteparág.padrão" style:family="text">
      <style:text-properties fo:color="#231F20" fo:letter-spacing="0.0027in" style:text-scale="105%"/>
    </style:style>
    <style:style style:name="T792" style:parent-style-name="Fonteparág.padrão" style:family="text">
      <style:text-properties fo:color="#231F20" fo:letter-spacing="0.002in" style:text-scale="105%"/>
    </style:style>
    <style:style style:name="T793" style:parent-style-name="Fonteparág.padrão" style:family="text">
      <style:text-properties fo:color="#231F20" fo:letter-spacing="0.0013in" style:text-scale="105%"/>
    </style:style>
    <style:style style:name="T794" style:parent-style-name="Fonteparág.padrão" style:family="text">
      <style:text-properties fo:color="#231F20" style:text-scale="105%"/>
    </style:style>
    <style:style style:name="T795" style:parent-style-name="Fonteparág.padrão" style:family="text">
      <style:text-properties fo:color="#231F20" fo:letter-spacing="0.0013in" style:text-scale="105%"/>
    </style:style>
    <style:style style:name="T796" style:parent-style-name="Fonteparág.padrão" style:family="text">
      <style:text-properties fo:color="#231F20" style:text-scale="105%"/>
    </style:style>
    <style:style style:name="T797" style:parent-style-name="Fonteparág.padrão" style:family="text">
      <style:text-properties fo:color="#231F20" fo:letter-spacing="0.002in" style:text-scale="105%"/>
    </style:style>
    <style:style style:name="T798" style:parent-style-name="Fonteparág.padrão" style:family="text">
      <style:text-properties fo:color="#231F20" style:text-scale="105%"/>
    </style:style>
    <style:style style:name="T799" style:parent-style-name="Fonteparág.padrão" style:family="text">
      <style:text-properties fo:color="#231F20" fo:letter-spacing="0.002in" style:text-scale="105%"/>
    </style:style>
    <style:style style:name="T800" style:parent-style-name="Fonteparág.padrão" style:family="text">
      <style:text-properties fo:color="#231F20" style:text-scale="105%"/>
    </style:style>
    <style:style style:name="T801" style:parent-style-name="Fonteparág.padrão" style:family="text">
      <style:text-properties fo:color="#231F20" fo:letter-spacing="0.002in" style:text-scale="105%"/>
    </style:style>
    <style:style style:name="T802" style:parent-style-name="Fonteparág.padrão" style:family="text">
      <style:text-properties fo:color="#231F20" style:text-scale="105%"/>
    </style:style>
    <style:style style:name="T803" style:parent-style-name="Fonteparág.padrão" style:family="text">
      <style:text-properties fo:color="#231F20" fo:letter-spacing="0.002in" style:text-scale="105%"/>
    </style:style>
    <style:style style:name="T804" style:parent-style-name="Fonteparág.padrão" style:family="text">
      <style:text-properties fo:color="#231F20" fo:letter-spacing="0.0027in" style:text-scale="105%"/>
    </style:style>
    <style:style style:name="T805" style:parent-style-name="Fonteparág.padrão" style:family="text">
      <style:text-properties fo:color="#231F20" fo:letter-spacing="0.002in" style:text-scale="105%"/>
    </style:style>
    <style:style style:name="T806" style:parent-style-name="Fonteparág.padrão" style:family="text">
      <style:text-properties fo:color="#231F20" style:text-scale="105%"/>
    </style:style>
    <style:style style:name="T807" style:parent-style-name="Fonteparág.padrão" style:family="text">
      <style:text-properties fo:color="#231F20" fo:letter-spacing="0.002in" style:text-scale="105%"/>
    </style:style>
    <style:style style:name="T808" style:parent-style-name="Fonteparág.padrão" style:family="text">
      <style:text-properties fo:color="#231F20" style:text-scale="105%"/>
    </style:style>
    <style:style style:name="T809" style:parent-style-name="Fonteparág.padrão" style:family="text">
      <style:text-properties fo:color="#231F20" fo:letter-spacing="0.0013in" style:text-scale="105%"/>
    </style:style>
    <style:style style:name="T810" style:parent-style-name="Fonteparág.padrão" style:family="text">
      <style:text-properties fo:color="#231F20" fo:letter-spacing="0.002in" style:text-scale="105%"/>
    </style:style>
    <style:style style:name="T811" style:parent-style-name="Fonteparág.padrão" style:family="text">
      <style:text-properties fo:color="#231F20" style:text-scale="105%"/>
    </style:style>
    <style:style style:name="T812" style:parent-style-name="Fonteparág.padrão" style:family="text">
      <style:text-properties fo:color="#231F20" fo:letter-spacing="0.002in" style:text-scale="105%"/>
    </style:style>
    <style:style style:name="T813" style:parent-style-name="Fonteparág.padrão" style:family="text">
      <style:text-properties fo:color="#231F20" style:text-scale="105%"/>
    </style:style>
    <style:style style:name="T814" style:parent-style-name="Fonteparág.padrão" style:family="text">
      <style:text-properties fo:color="#231F20" fo:letter-spacing="0.002in" style:text-scale="105%"/>
    </style:style>
    <style:style style:name="T815" style:parent-style-name="Fonteparág.padrão" style:family="text">
      <style:text-properties fo:color="#231F20" style:text-scale="105%"/>
    </style:style>
    <style:style style:name="T816" style:parent-style-name="Fonteparág.padrão" style:family="text">
      <style:text-properties fo:color="#231F20" fo:letter-spacing="0.0013in" style:text-scale="105%"/>
    </style:style>
    <style:style style:name="T817" style:parent-style-name="Fonteparág.padrão" style:family="text">
      <style:text-properties fo:color="#231F20" fo:letter-spacing="0.0027in" style:text-scale="105%"/>
    </style:style>
    <style:style style:name="T818" style:parent-style-name="Fonteparág.padrão" style:family="text">
      <style:text-properties fo:color="#231F20" fo:letter-spacing="0.002in" style:text-scale="105%"/>
    </style:style>
    <style:style style:name="T819" style:parent-style-name="Fonteparág.padrão" style:family="text">
      <style:text-properties fo:color="#231F20" style:text-scale="105%"/>
    </style:style>
    <style:style style:name="T820" style:parent-style-name="Fonteparág.padrão" style:family="text">
      <style:text-properties fo:color="#231F20" fo:letter-spacing="0.0013in" style:text-scale="105%"/>
    </style:style>
    <style:style style:name="T821" style:parent-style-name="Fonteparág.padrão" style:family="text">
      <style:text-properties fo:color="#231F20" style:text-scale="105%"/>
    </style:style>
    <style:style style:name="T822" style:parent-style-name="Fonteparág.padrão" style:family="text">
      <style:text-properties fo:color="#231F20" fo:letter-spacing="0.002in" style:text-scale="105%"/>
    </style:style>
    <style:style style:name="T823" style:parent-style-name="Fonteparág.padrão" style:family="text">
      <style:text-properties fo:color="#231F20" style:text-scale="105%"/>
    </style:style>
    <style:style style:name="T824" style:parent-style-name="Fonteparág.padrão" style:family="text">
      <style:text-properties fo:color="#231F20" fo:letter-spacing="0.002in" style:text-scale="105%"/>
    </style:style>
    <style:style style:name="T825" style:parent-style-name="Fonteparág.padrão" style:family="text">
      <style:text-properties fo:color="#231F20" style:text-scale="105%"/>
    </style:style>
    <style:style style:name="T826" style:parent-style-name="Fonteparág.padrão" style:family="text">
      <style:text-properties fo:color="#231F20" fo:letter-spacing="0.0027in" style:text-scale="105%"/>
    </style:style>
    <style:style style:name="T827" style:parent-style-name="Fonteparág.padrão" style:family="text">
      <style:text-properties fo:color="#231F20" style:text-scale="105%"/>
    </style:style>
    <style:style style:name="T828" style:parent-style-name="Fonteparág.padrão" style:family="text">
      <style:text-properties fo:color="#231F20" fo:letter-spacing="0.002in" style:text-scale="105%"/>
    </style:style>
    <style:style style:name="T829" style:parent-style-name="Fonteparág.padrão" style:family="text">
      <style:text-properties fo:color="#231F20" style:text-scale="105%"/>
    </style:style>
    <style:style style:name="T830" style:parent-style-name="Fonteparág.padrão" style:family="text">
      <style:text-properties fo:color="#231F20" fo:letter-spacing="0.002in" style:text-scale="105%"/>
    </style:style>
    <style:style style:name="T831" style:parent-style-name="Fonteparág.padrão" style:family="text">
      <style:text-properties fo:color="#231F20" fo:letter-spacing="0.0013in" style:text-scale="105%"/>
    </style:style>
    <style:style style:name="T832" style:parent-style-name="Fonteparág.padrão" style:family="text">
      <style:text-properties fo:color="#231F20" style:text-scale="105%"/>
    </style:style>
    <style:style style:name="T833" style:parent-style-name="Fonteparág.padrão" style:family="text">
      <style:text-properties fo:color="#231F20" fo:letter-spacing="0.002in" style:text-scale="105%"/>
    </style:style>
    <style:style style:name="T834" style:parent-style-name="Fonteparág.padrão" style:family="text">
      <style:text-properties fo:color="#231F20" style:text-scale="105%"/>
    </style:style>
    <style:style style:name="T835" style:parent-style-name="Fonteparág.padrão" style:family="text">
      <style:text-properties fo:color="#231F20" fo:letter-spacing="0.002in" style:text-scale="105%"/>
    </style:style>
    <style:style style:name="T836" style:parent-style-name="Fonteparág.padrão" style:family="text">
      <style:text-properties fo:color="#231F20" style:text-scale="105%"/>
    </style:style>
    <style:style style:name="T837" style:parent-style-name="Fonteparág.padrão" style:family="text">
      <style:text-properties fo:color="#231F20" fo:letter-spacing="0.0013in" style:text-scale="105%"/>
    </style:style>
    <style:style style:name="T838" style:parent-style-name="Fonteparág.padrão" style:family="text">
      <style:text-properties fo:color="#231F20" fo:letter-spacing="0.002in" style:text-scale="105%"/>
    </style:style>
    <style:style style:name="T839" style:parent-style-name="Fonteparág.padrão" style:family="text">
      <style:text-properties fo:color="#231F20" fo:letter-spacing="0.0027in" style:text-scale="105%"/>
    </style:style>
    <style:style style:name="T840" style:parent-style-name="Fonteparág.padrão" style:family="text">
      <style:text-properties fo:color="#231F20" fo:letter-spacing="0.0013in" style:text-scale="105%"/>
    </style:style>
    <style:style style:name="T841" style:parent-style-name="Fonteparág.padrão" style:family="text">
      <style:text-properties fo:color="#231F20" style:text-scale="105%"/>
    </style:style>
    <style:style style:name="T842" style:parent-style-name="Fonteparág.padrão" style:family="text">
      <style:text-properties fo:color="#231F20" fo:letter-spacing="0.002in" style:text-scale="105%"/>
    </style:style>
    <style:style style:name="T843" style:parent-style-name="Fonteparág.padrão" style:family="text">
      <style:text-properties fo:color="#231F20" style:text-scale="105%"/>
    </style:style>
    <style:style style:name="T844" style:parent-style-name="Fonteparág.padrão" style:family="text">
      <style:text-properties fo:color="#231F20" fo:letter-spacing="0.002in" style:text-scale="105%"/>
    </style:style>
    <style:style style:name="T845" style:parent-style-name="Fonteparág.padrão" style:family="text">
      <style:text-properties fo:color="#231F20" style:text-scale="105%"/>
    </style:style>
    <style:style style:name="T846" style:parent-style-name="Fonteparág.padrão" style:family="text">
      <style:text-properties fo:color="#231F20" fo:letter-spacing="0.002in" style:text-scale="105%"/>
    </style:style>
    <style:style style:name="T847" style:parent-style-name="Fonteparág.padrão" style:family="text">
      <style:text-properties fo:color="#231F20" style:text-scale="105%"/>
    </style:style>
    <style:style style:name="T848" style:parent-style-name="Fonteparág.padrão" style:family="text">
      <style:text-properties fo:color="#231F20" fo:letter-spacing="0.002in" style:text-scale="105%"/>
    </style:style>
    <style:style style:name="T849" style:parent-style-name="Fonteparág.padrão" style:family="text">
      <style:text-properties fo:color="#231F20" fo:letter-spacing="0.002in" style:text-scale="105%"/>
    </style:style>
    <style:style style:name="T850" style:parent-style-name="Fonteparág.padrão" style:family="text">
      <style:text-properties fo:color="#231F20" style:text-scale="105%"/>
    </style:style>
    <style:style style:name="T851" style:parent-style-name="Fonteparág.padrão" style:family="text">
      <style:text-properties fo:color="#231F20" fo:letter-spacing="0.002in" style:text-scale="105%"/>
    </style:style>
    <style:style style:name="T852" style:parent-style-name="Fonteparág.padrão" style:family="text">
      <style:text-properties fo:color="#231F20" style:text-scale="105%"/>
    </style:style>
    <style:style style:name="T853" style:parent-style-name="Fonteparág.padrão" style:family="text">
      <style:text-properties fo:color="#231F20" fo:letter-spacing="0.0027in" style:text-scale="105%"/>
    </style:style>
    <style:style style:name="T854" style:parent-style-name="Fonteparág.padrão" style:family="text">
      <style:text-properties fo:color="#231F20" style:text-scale="105%"/>
    </style:style>
    <style:style style:name="T855" style:parent-style-name="Fonteparág.padrão" style:family="text">
      <style:text-properties fo:color="#231F20" fo:letter-spacing="0.002in" style:text-scale="105%"/>
    </style:style>
    <style:style style:name="T856" style:parent-style-name="Fonteparág.padrão" style:family="text">
      <style:text-properties fo:color="#231F20" fo:letter-spacing="-0.0076in" style:text-scale="105%"/>
    </style:style>
    <style:style style:name="T857" style:parent-style-name="Fonteparág.padrão" style:family="text">
      <style:text-properties fo:color="#231F20" fo:letter-spacing="0.0027in" style:text-scale="105%"/>
    </style:style>
    <style:style style:name="P858" style:parent-style-name="Corpodetexto" style:family="paragraph">
      <style:text-properties fo:font-size="10pt" style:font-size-asian="10pt"/>
    </style:style>
    <style:style style:name="P859" style:parent-style-name="Corpodetexto" style:family="paragraph">
      <style:paragraph-properties fo:margin-top="0.0034in"/>
      <style:text-properties fo:font-size="11.5pt" style:font-size-asian="11.5pt"/>
    </style:style>
    <style:style style:name="P860" style:parent-style-name="Normal" style:family="paragraph">
      <style:paragraph-properties fo:margin-left="0.9861in">
        <style:tab-stops/>
      </style:paragraph-properties>
    </style:style>
    <style:style style:name="T861" style:parent-style-name="Fonteparág.padrão" style:family="text">
      <style:text-properties fo:color="#C9302E" style:text-scale="105%" fo:font-size="8pt" style:font-size-asian="8pt"/>
    </style:style>
    <style:style style:name="P862" style:parent-style-name="Corpodetexto" style:family="paragraph">
      <style:paragraph-properties fo:text-align="justify" fo:margin-top="0.1104in" fo:margin-left="0.9861in">
        <style:tab-stops/>
      </style:paragraph-properties>
    </style:style>
    <style:style style:name="T863" style:parent-style-name="Fonteparág.padrão" style:family="text">
      <style:text-properties fo:color="#231F20" style:text-scale="105%"/>
    </style:style>
    <style:style style:name="P864" style:parent-style-name="Corpodetexto" style:master-page-name="MP3" style:family="paragraph">
      <style:paragraph-properties fo:break-before="page"/>
    </style:style>
    <style:style style:name="T891" style:parent-style-name="Fonteparág.padrão" style:family="text">
      <style:text-properties fo:language="en" fo:country="US" style:language-asian="en" style:country-asian="US" style:language-complex="ar" style:country-complex="SA"/>
    </style:style>
    <style:style style:name="P892" style:parent-style-name="Corpodetexto" style:family="paragraph">
      <style:text-properties fo:font-size="10pt" style:font-size-asian="10pt"/>
    </style:style>
    <style:style style:name="P893" style:parent-style-name="Corpodetexto" style:family="paragraph">
      <style:paragraph-properties fo:margin-top="0.0083in"/>
    </style:style>
    <style:style style:name="P894" style:parent-style-name="Corpodetexto" style:family="paragraph">
      <style:paragraph-properties fo:text-align="justify" fo:margin-left="0.7895in">
        <style:tab-stops/>
      </style:paragraph-properties>
    </style:style>
    <style:style style:name="T895" style:parent-style-name="Fonteparág.padrão" style:family="text">
      <style:text-properties fo:language="en" fo:country="US" style:language-asian="en" style:country-asian="US" style:language-complex="ar" style:country-complex="SA"/>
    </style:style>
    <style:style style:name="P896" style:parent-style-name="Normal" style:family="paragraph">
      <style:paragraph-properties fo:margin-top="0.0104in" fo:margin-left="0.0138in">
        <style:tab-stops/>
      </style:paragraph-properties>
    </style:style>
    <style:style style:name="T897" style:parent-style-name="Fonteparág.padrão" style:family="text">
      <style:text-properties style:font-name="Gill Sans MT" fo:color="#EAAF9D" style:text-scale="95%" fo:font-size="6pt" style:font-size-asian="6pt"/>
    </style:style>
    <style:style style:name="T898" style:parent-style-name="Fonteparág.padrão" style:family="text">
      <style:text-properties fo:color="#C9302E" style:text-scale="105%"/>
    </style:style>
    <style:style style:name="P899" style:parent-style-name="Corpodetexto" style:family="paragraph">
      <style:paragraph-properties fo:text-align="justify" fo:margin-top="0.0986in" fo:line-height="117%" fo:margin-left="0.7895in" fo:margin-right="1.1756in">
        <style:tab-stops/>
      </style:paragraph-properties>
    </style:style>
    <style:style style:name="T900" style:parent-style-name="Fonteparág.padrão" style:family="text">
      <style:text-properties fo:color="#231F20" style:text-scale="105%"/>
    </style:style>
    <style:style style:name="T901" style:parent-style-name="Fonteparág.padrão" style:family="text">
      <style:text-properties fo:color="#231F20" fo:letter-spacing="0.002in" style:text-scale="105%"/>
    </style:style>
    <style:style style:name="T902" style:parent-style-name="Fonteparág.padrão" style:family="text">
      <style:text-properties fo:color="#231F20" fo:letter-spacing="0.0013in" style:text-scale="105%"/>
    </style:style>
    <style:style style:name="T903" style:parent-style-name="Fonteparág.padrão" style:family="text">
      <style:text-properties fo:color="#231F20" fo:letter-spacing="0.002in" style:text-scale="105%"/>
    </style:style>
    <style:style style:name="T904" style:parent-style-name="Fonteparág.padrão" style:family="text">
      <style:text-properties fo:color="#231F20" fo:letter-spacing="0.0013in" style:text-scale="105%"/>
    </style:style>
    <style:style style:name="T905" style:parent-style-name="Fonteparág.padrão" style:family="text">
      <style:text-properties fo:color="#231F20" fo:letter-spacing="0.002in" style:text-scale="105%"/>
    </style:style>
    <style:style style:name="T906" style:parent-style-name="Fonteparág.padrão" style:family="text">
      <style:text-properties fo:color="#231F20" style:text-scale="105%"/>
    </style:style>
    <style:style style:name="T907" style:parent-style-name="Fonteparág.padrão" style:family="text">
      <style:text-properties fo:color="#231F20" fo:letter-spacing="0.002in" style:text-scale="105%"/>
    </style:style>
    <style:style style:name="T908" style:parent-style-name="Fonteparág.padrão" style:family="text">
      <style:text-properties fo:color="#231F20" style:text-scale="105%"/>
    </style:style>
    <style:style style:name="T909" style:parent-style-name="Fonteparág.padrão" style:family="text">
      <style:text-properties fo:color="#231F20" fo:letter-spacing="0.0027in" style:text-scale="105%"/>
    </style:style>
    <style:style style:name="T910" style:parent-style-name="Fonteparág.padrão" style:family="text">
      <style:text-properties fo:color="#231F20" fo:letter-spacing="0.002in" style:text-scale="105%"/>
    </style:style>
    <style:style style:name="T911" style:parent-style-name="Fonteparág.padrão" style:family="text">
      <style:text-properties fo:color="#231F20" fo:letter-spacing="0.0013in" style:text-scale="105%"/>
    </style:style>
    <style:style style:name="T912" style:parent-style-name="Fonteparág.padrão" style:family="text">
      <style:text-properties fo:color="#231F20" style:text-scale="105%"/>
    </style:style>
    <style:style style:name="T913" style:parent-style-name="Fonteparág.padrão" style:family="text">
      <style:text-properties fo:color="#231F20" fo:letter-spacing="0.002in" style:text-scale="105%"/>
    </style:style>
    <style:style style:name="T914" style:parent-style-name="Fonteparág.padrão" style:family="text">
      <style:text-properties fo:color="#231F20" fo:letter-spacing="0.0013in" style:text-scale="105%"/>
    </style:style>
    <style:style style:name="T915" style:parent-style-name="Fonteparág.padrão" style:family="text">
      <style:text-properties fo:color="#231F20" style:text-scale="105%"/>
    </style:style>
    <style:style style:name="T916" style:parent-style-name="Fonteparág.padrão" style:family="text">
      <style:text-properties fo:color="#231F20" fo:letter-spacing="0.002in" style:text-scale="105%"/>
    </style:style>
    <style:style style:name="T917" style:parent-style-name="Fonteparág.padrão" style:family="text">
      <style:text-properties fo:color="#231F20" style:text-scale="105%"/>
    </style:style>
    <style:style style:name="T918" style:parent-style-name="Fonteparág.padrão" style:family="text">
      <style:text-properties fo:color="#231F20" fo:letter-spacing="0.0027in" style:text-scale="105%"/>
    </style:style>
    <style:style style:name="T919" style:parent-style-name="Fonteparág.padrão" style:family="text">
      <style:text-properties fo:color="#231F20" fo:letter-spacing="0.002in" style:text-scale="105%"/>
    </style:style>
    <style:style style:name="T920" style:parent-style-name="Fonteparág.padrão" style:family="text">
      <style:text-properties fo:color="#231F20" style:text-scale="105%"/>
    </style:style>
    <style:style style:name="T921" style:parent-style-name="Fonteparág.padrão" style:family="text">
      <style:text-properties fo:color="#231F20" fo:letter-spacing="0.002in" style:text-scale="105%"/>
    </style:style>
    <style:style style:name="T922" style:parent-style-name="Fonteparág.padrão" style:family="text">
      <style:text-properties fo:color="#231F20" style:text-scale="105%"/>
    </style:style>
    <style:style style:name="T923" style:parent-style-name="Fonteparág.padrão" style:family="text">
      <style:text-properties fo:color="#231F20" fo:letter-spacing="0.002in" style:text-scale="105%"/>
    </style:style>
    <style:style style:name="T924" style:parent-style-name="Fonteparág.padrão" style:family="text">
      <style:text-properties fo:color="#231F20" fo:letter-spacing="0.0013in" style:text-scale="105%"/>
    </style:style>
    <style:style style:name="T925" style:parent-style-name="Fonteparág.padrão" style:family="text">
      <style:text-properties fo:color="#231F20" fo:letter-spacing="0.002in" style:text-scale="105%"/>
    </style:style>
    <style:style style:name="T926" style:parent-style-name="Fonteparág.padrão" style:family="text">
      <style:text-properties fo:color="#231F20" style:text-scale="105%"/>
    </style:style>
    <style:style style:name="T927" style:parent-style-name="Fonteparág.padrão" style:family="text">
      <style:text-properties fo:color="#231F20" fo:letter-spacing="0.002in" style:text-scale="105%"/>
    </style:style>
    <style:style style:name="T928" style:parent-style-name="Fonteparág.padrão" style:family="text">
      <style:text-properties fo:color="#231F20" style:text-scale="105%"/>
    </style:style>
    <style:style style:name="T929" style:parent-style-name="Fonteparág.padrão" style:family="text">
      <style:text-properties fo:color="#231F20" fo:letter-spacing="0.002in" style:text-scale="105%"/>
    </style:style>
    <style:style style:name="T930" style:parent-style-name="Fonteparág.padrão" style:family="text">
      <style:text-properties fo:color="#231F20" fo:letter-spacing="0.0027in" style:text-scale="105%"/>
    </style:style>
    <style:style style:name="T931" style:parent-style-name="Fonteparág.padrão" style:family="text">
      <style:text-properties fo:color="#231F20" fo:letter-spacing="0.002in" style:text-scale="105%"/>
    </style:style>
    <style:style style:name="T932" style:parent-style-name="Fonteparág.padrão" style:family="text">
      <style:text-properties fo:color="#231F20" fo:letter-spacing="0.0013in" style:text-scale="105%"/>
    </style:style>
    <style:style style:name="T933" style:parent-style-name="Fonteparág.padrão" style:family="text">
      <style:text-properties fo:color="#231F20" fo:letter-spacing="0.002in" style:text-scale="105%"/>
    </style:style>
    <style:style style:name="T934" style:parent-style-name="Fonteparág.padrão" style:family="text">
      <style:text-properties fo:color="#231F20" style:text-scale="105%"/>
    </style:style>
    <style:style style:name="T935" style:parent-style-name="Fonteparág.padrão" style:family="text">
      <style:text-properties fo:color="#231F20" fo:letter-spacing="0.002in" style:text-scale="105%"/>
    </style:style>
    <style:style style:name="T936" style:parent-style-name="Fonteparág.padrão" style:family="text">
      <style:text-properties fo:color="#231F20" style:text-scale="105%"/>
    </style:style>
    <style:style style:name="T937" style:parent-style-name="Fonteparág.padrão" style:family="text">
      <style:text-properties fo:color="#231F20" style:text-scale="105%"/>
    </style:style>
    <style:style style:name="T938" style:parent-style-name="Fonteparág.padrão" style:family="text">
      <style:text-properties fo:color="#231F20" fo:letter-spacing="0.002in" style:text-scale="105%"/>
    </style:style>
    <style:style style:name="T939" style:parent-style-name="Fonteparág.padrão" style:family="text">
      <style:text-properties fo:color="#231F20" style:text-scale="105%"/>
    </style:style>
    <style:style style:name="T940" style:parent-style-name="Fonteparág.padrão" style:family="text">
      <style:text-properties fo:color="#231F20" fo:letter-spacing="0.002in" style:text-scale="105%"/>
    </style:style>
    <style:style style:name="T941" style:parent-style-name="Fonteparág.padrão" style:family="text">
      <style:text-properties fo:color="#231F20" fo:letter-spacing="0.0013in" style:text-scale="105%"/>
    </style:style>
    <style:style style:name="T942" style:parent-style-name="Fonteparág.padrão" style:family="text">
      <style:text-properties fo:color="#231F20" style:text-scale="105%"/>
    </style:style>
    <style:style style:name="T943" style:parent-style-name="Fonteparág.padrão" style:family="text">
      <style:text-properties fo:color="#231F20" fo:letter-spacing="0.0027in" style:text-scale="105%"/>
    </style:style>
    <style:style style:name="T944" style:parent-style-name="Fonteparág.padrão" style:family="text">
      <style:text-properties fo:color="#231F20" style:text-scale="105%"/>
    </style:style>
    <style:style style:name="T945" style:parent-style-name="Fonteparág.padrão" style:family="text">
      <style:text-properties fo:color="#231F20" fo:letter-spacing="0.002in" style:text-scale="105%"/>
    </style:style>
    <style:style style:name="T946" style:parent-style-name="Fonteparág.padrão" style:family="text">
      <style:text-properties fo:color="#231F20" style:text-scale="105%"/>
    </style:style>
    <style:style style:name="T947" style:parent-style-name="Fonteparág.padrão" style:family="text">
      <style:text-properties fo:color="#231F20" fo:letter-spacing="0.002in" style:text-scale="105%"/>
    </style:style>
    <style:style style:name="T948" style:parent-style-name="Fonteparág.padrão" style:family="text">
      <style:text-properties fo:color="#231F20" style:text-scale="105%"/>
    </style:style>
    <style:style style:name="T949" style:parent-style-name="Fonteparág.padrão" style:family="text">
      <style:text-properties fo:color="#231F20" fo:letter-spacing="0.002in" style:text-scale="105%"/>
    </style:style>
    <style:style style:name="T950" style:parent-style-name="Fonteparág.padrão" style:family="text">
      <style:text-properties fo:color="#231F20" fo:letter-spacing="0.0013in" style:text-scale="105%"/>
    </style:style>
    <style:style style:name="T951" style:parent-style-name="Fonteparág.padrão" style:family="text">
      <style:text-properties fo:color="#231F20" style:text-scale="105%"/>
    </style:style>
    <style:style style:name="T952" style:parent-style-name="Fonteparág.padrão" style:family="text">
      <style:text-properties fo:color="#231F20" fo:letter-spacing="0.002in" style:text-scale="105%"/>
    </style:style>
    <style:style style:name="T953" style:parent-style-name="Fonteparág.padrão" style:family="text">
      <style:text-properties fo:color="#231F20" style:text-scale="105%"/>
    </style:style>
    <style:style style:name="T954" style:parent-style-name="Fonteparág.padrão" style:family="text">
      <style:text-properties fo:color="#231F20" fo:letter-spacing="0.002in" style:text-scale="105%"/>
    </style:style>
    <style:style style:name="T955" style:parent-style-name="Fonteparág.padrão" style:family="text">
      <style:text-properties fo:color="#231F20" fo:letter-spacing="0.0013in" style:text-scale="105%"/>
    </style:style>
    <style:style style:name="T956" style:parent-style-name="Fonteparág.padrão" style:family="text">
      <style:text-properties fo:color="#231F20" fo:letter-spacing="0.002in" style:text-scale="105%"/>
    </style:style>
    <style:style style:name="T957" style:parent-style-name="Fonteparág.padrão" style:family="text">
      <style:text-properties fo:color="#231F20" style:text-scale="105%"/>
    </style:style>
    <style:style style:name="T958" style:parent-style-name="Fonteparág.padrão" style:family="text">
      <style:text-properties fo:color="#231F20" fo:letter-spacing="0.0111in" style:text-scale="105%"/>
    </style:style>
    <style:style style:name="T959" style:parent-style-name="Fonteparág.padrão" style:family="text">
      <style:text-properties fo:color="#231F20" fo:letter-spacing="0.002in" style:text-scale="105%"/>
    </style:style>
    <style:style style:name="T960" style:parent-style-name="Fonteparág.padrão" style:family="text">
      <style:text-properties fo:color="#231F20" fo:letter-spacing="0.0118in" style:text-scale="105%"/>
    </style:style>
    <style:style style:name="T961" style:parent-style-name="Fonteparág.padrão" style:family="text">
      <style:text-properties fo:color="#231F20" style:text-scale="105%"/>
    </style:style>
    <style:style style:name="T962" style:parent-style-name="Fonteparág.padrão" style:family="text">
      <style:text-properties fo:color="#231F20" fo:letter-spacing="0.0111in" style:text-scale="105%"/>
    </style:style>
    <style:style style:name="T963" style:parent-style-name="Fonteparág.padrão" style:family="text">
      <style:text-properties fo:color="#231F20" style:text-scale="105%"/>
    </style:style>
    <style:style style:name="T964" style:parent-style-name="Fonteparág.padrão" style:family="text">
      <style:text-properties fo:color="#231F20" fo:letter-spacing="0.0118in" style:text-scale="105%"/>
    </style:style>
    <style:style style:name="T965" style:parent-style-name="Fonteparág.padrão" style:family="text">
      <style:text-properties fo:color="#231F20" fo:letter-spacing="0.002in" style:text-scale="105%"/>
    </style:style>
    <style:style style:name="T966" style:parent-style-name="Fonteparág.padrão" style:family="text">
      <style:text-properties fo:color="#231F20" fo:letter-spacing="0.0118in" style:text-scale="105%"/>
    </style:style>
    <style:style style:name="T967" style:parent-style-name="Fonteparág.padrão" style:family="text">
      <style:text-properties fo:color="#231F20" style:text-scale="105%"/>
    </style:style>
    <style:style style:name="T968" style:parent-style-name="Fonteparág.padrão" style:family="text">
      <style:text-properties fo:color="#231F20" fo:letter-spacing="0.0111in" style:text-scale="105%"/>
    </style:style>
    <style:style style:name="T969" style:parent-style-name="Fonteparág.padrão" style:family="text">
      <style:text-properties fo:color="#231F20" fo:letter-spacing="0.002in" style:text-scale="105%"/>
    </style:style>
    <style:style style:name="P970" style:parent-style-name="Corpodetexto" style:family="paragraph">
      <style:paragraph-properties fo:text-align="justify" fo:margin-top="0.0736in" fo:margin-left="0.7895in">
        <style:tab-stops/>
      </style:paragraph-properties>
    </style:style>
    <style:style style:name="T971" style:parent-style-name="Fonteparág.padrão" style:family="text">
      <style:text-properties fo:color="#231F20" style:text-scale="105%"/>
    </style:style>
    <style:style style:name="P972" style:parent-style-name="Corpodetexto" style:family="paragraph">
      <style:text-properties fo:font-size="10pt" style:font-size-asian="10pt"/>
    </style:style>
    <style:style style:name="P973" style:parent-style-name="Corpodetexto" style:family="paragraph">
      <style:text-properties fo:font-size="10pt" style:font-size-asian="10pt"/>
    </style:style>
    <style:style style:name="P974" style:parent-style-name="Corpodetexto" style:family="paragraph">
      <style:text-properties fo:font-size="7.5pt" style:font-size-asian="7.5pt"/>
    </style:style>
    <style:style style:name="T975" style:parent-style-name="Fonteparág.padrão" style:family="text">
      <style:text-properties fo:color="#C9302E" style:text-scale="105%"/>
    </style:style>
    <style:style style:name="P976" style:parent-style-name="Corpodetexto" style:family="paragraph">
      <style:text-properties fo:font-size="13pt" style:font-size-asian="13pt"/>
    </style:style>
    <style:style style:name="P977" style:parent-style-name="Corpodetexto" style:family="paragraph">
      <style:paragraph-properties fo:text-align="justify" fo:margin-top="0.1152in" fo:margin-left="0.7895in">
        <style:tab-stops/>
      </style:paragraph-properties>
    </style:style>
    <style:style style:name="T978" style:parent-style-name="Fonteparág.padrão" style:family="text">
      <style:text-properties fo:color="#C9302E" style:text-scale="105%"/>
    </style:style>
    <style:style style:name="P979" style:parent-style-name="Corpodetexto" style:family="paragraph">
      <style:paragraph-properties fo:margin-top="0.002in"/>
      <style:text-properties fo:font-size="8.5pt" style:font-size-asian="8.5pt"/>
    </style:style>
    <style:style style:name="P980" style:parent-style-name="Corpodetexto" style:family="paragraph">
      <style:paragraph-properties fo:text-align="justify" fo:line-height="117%" fo:margin-left="0.7895in" fo:margin-right="1.1756in">
        <style:tab-stops/>
      </style:paragraph-properties>
    </style:style>
    <style:style style:name="T981" style:parent-style-name="Fonteparág.padrão" style:family="text">
      <style:text-properties fo:color="#231F20" style:text-scale="105%"/>
    </style:style>
    <style:style style:name="T982" style:parent-style-name="Fonteparág.padrão" style:family="text">
      <style:text-properties fo:color="#231F20" fo:letter-spacing="0.002in" style:text-scale="105%"/>
    </style:style>
    <style:style style:name="T983" style:parent-style-name="Fonteparág.padrão" style:family="text">
      <style:text-properties fo:color="#231F20" fo:letter-spacing="0.0013in" style:text-scale="105%"/>
    </style:style>
    <style:style style:name="T984" style:parent-style-name="Fonteparág.padrão" style:family="text">
      <style:text-properties fo:color="#231F20" fo:letter-spacing="0.002in" style:text-scale="105%"/>
    </style:style>
    <style:style style:name="T985" style:parent-style-name="Fonteparág.padrão" style:family="text">
      <style:text-properties fo:color="#231F20" fo:letter-spacing="0.0013in" style:text-scale="105%"/>
    </style:style>
    <style:style style:name="T986" style:parent-style-name="Fonteparág.padrão" style:family="text">
      <style:text-properties fo:color="#231F20" style:text-scale="105%"/>
    </style:style>
    <style:style style:name="T987" style:parent-style-name="Fonteparág.padrão" style:family="text">
      <style:text-properties fo:color="#231F20" fo:letter-spacing="0.0027in" style:text-scale="105%"/>
    </style:style>
    <style:style style:name="T988" style:parent-style-name="Fonteparág.padrão" style:family="text">
      <style:text-properties fo:color="#231F20" fo:letter-spacing="0.002in" style:text-scale="105%"/>
    </style:style>
    <style:style style:name="T989" style:parent-style-name="Fonteparág.padrão" style:family="text">
      <style:text-properties fo:color="#231F20" style:text-scale="105%"/>
    </style:style>
    <style:style style:name="T990" style:parent-style-name="Fonteparág.padrão" style:family="text">
      <style:text-properties fo:color="#231F20" fo:letter-spacing="0.002in" style:text-scale="105%"/>
    </style:style>
    <style:style style:name="T991" style:parent-style-name="Fonteparág.padrão" style:family="text">
      <style:text-properties fo:color="#231F20" style:text-scale="105%"/>
    </style:style>
    <style:style style:name="T992" style:parent-style-name="Fonteparág.padrão" style:family="text">
      <style:text-properties fo:color="#231F20" fo:letter-spacing="0.0013in" style:text-scale="105%"/>
    </style:style>
    <style:style style:name="T993" style:parent-style-name="Fonteparág.padrão" style:family="text">
      <style:text-properties fo:color="#231F20" style:text-scale="105%"/>
    </style:style>
    <style:style style:name="T994" style:parent-style-name="Fonteparág.padrão" style:family="text">
      <style:text-properties fo:color="#231F20" fo:letter-spacing="0.0013in" style:text-scale="105%"/>
    </style:style>
    <style:style style:name="T995" style:parent-style-name="Fonteparág.padrão" style:family="text">
      <style:text-properties fo:color="#231F20" style:text-scale="105%"/>
    </style:style>
    <style:style style:name="T996" style:parent-style-name="Fonteparág.padrão" style:family="text">
      <style:text-properties fo:color="#231F20" fo:letter-spacing="0.002in" style:text-scale="105%"/>
    </style:style>
    <style:style style:name="T997" style:parent-style-name="Fonteparág.padrão" style:family="text">
      <style:text-properties fo:color="#231F20" style:text-scale="105%"/>
    </style:style>
    <style:style style:name="T998" style:parent-style-name="Fonteparág.padrão" style:family="text">
      <style:text-properties fo:color="#231F20" fo:letter-spacing="0.0013in" style:text-scale="105%"/>
    </style:style>
    <style:style style:name="T999" style:parent-style-name="Fonteparág.padrão" style:family="text">
      <style:text-properties fo:color="#231F20" style:text-scale="105%"/>
    </style:style>
    <style:style style:name="T1000" style:parent-style-name="Fonteparág.padrão" style:family="text">
      <style:text-properties fo:color="#231F20" fo:letter-spacing="0.0027in" style:text-scale="105%"/>
    </style:style>
    <style:style style:name="T1001" style:parent-style-name="Fonteparág.padrão" style:family="text">
      <style:text-properties fo:color="#231F20" fo:letter-spacing="0.002in" style:text-scale="105%"/>
    </style:style>
    <style:style style:name="T1002" style:parent-style-name="Fonteparág.padrão" style:family="text">
      <style:text-properties fo:color="#231F20" style:text-scale="105%"/>
    </style:style>
    <style:style style:name="T1003" style:parent-style-name="Fonteparág.padrão" style:family="text">
      <style:text-properties fo:color="#231F20" fo:letter-spacing="0.002in" style:text-scale="105%"/>
    </style:style>
    <style:style style:name="T1004" style:parent-style-name="Fonteparág.padrão" style:family="text">
      <style:text-properties fo:color="#231F20" fo:letter-spacing="0.0013in" style:text-scale="105%"/>
    </style:style>
    <style:style style:name="T1005" style:parent-style-name="Fonteparág.padrão" style:family="text">
      <style:text-properties fo:color="#231F20" fo:letter-spacing="0.002in" style:text-scale="105%"/>
    </style:style>
    <style:style style:name="T1006" style:parent-style-name="Fonteparág.padrão" style:family="text">
      <style:text-properties fo:color="#231F20" style:text-scale="105%"/>
    </style:style>
    <style:style style:name="T1007" style:parent-style-name="Fonteparág.padrão" style:family="text">
      <style:text-properties fo:color="#231F20" fo:letter-spacing="0.0013in" style:text-scale="105%"/>
    </style:style>
    <style:style style:name="T1008" style:parent-style-name="Fonteparág.padrão" style:family="text">
      <style:text-properties fo:color="#231F20" fo:letter-spacing="0.002in" style:text-scale="105%"/>
    </style:style>
    <style:style style:name="T1009" style:parent-style-name="Fonteparág.padrão" style:family="text">
      <style:text-properties fo:color="#231F20" fo:letter-spacing="0.0027in" style:text-scale="105%"/>
    </style:style>
    <style:style style:name="T1010" style:parent-style-name="Fonteparág.padrão" style:family="text">
      <style:text-properties fo:color="#231F20" fo:letter-spacing="0.002in" style:text-scale="105%"/>
    </style:style>
    <style:style style:name="T1011" style:parent-style-name="Fonteparág.padrão" style:family="text">
      <style:text-properties fo:color="#231F20" style:text-scale="105%"/>
    </style:style>
    <style:style style:name="T1012" style:parent-style-name="Fonteparág.padrão" style:family="text">
      <style:text-properties fo:color="#231F20" fo:letter-spacing="0.002in" style:text-scale="105%"/>
    </style:style>
    <style:style style:name="T1013" style:parent-style-name="Fonteparág.padrão" style:family="text">
      <style:text-properties fo:color="#231F20" style:text-scale="105%"/>
    </style:style>
    <style:style style:name="T1014" style:parent-style-name="Fonteparág.padrão" style:family="text">
      <style:text-properties fo:color="#231F20" fo:letter-spacing="0.002in" style:text-scale="105%"/>
    </style:style>
    <style:style style:name="T1015" style:parent-style-name="Fonteparág.padrão" style:family="text">
      <style:text-properties fo:color="#231F20" style:text-scale="105%"/>
    </style:style>
    <style:style style:name="T1016" style:parent-style-name="Fonteparág.padrão" style:family="text">
      <style:text-properties fo:color="#231F20" fo:letter-spacing="0.0027in" style:text-scale="105%"/>
    </style:style>
    <style:style style:name="T1017" style:parent-style-name="Fonteparág.padrão" style:family="text">
      <style:text-properties fo:color="#231F20" style:text-scale="105%"/>
    </style:style>
    <style:style style:name="T1018" style:parent-style-name="Fonteparág.padrão" style:family="text">
      <style:text-properties fo:color="#231F20" fo:letter-spacing="0.002in" style:text-scale="105%"/>
    </style:style>
    <style:style style:name="T1019" style:parent-style-name="Fonteparág.padrão" style:family="text">
      <style:text-properties fo:color="#231F20" fo:letter-spacing="0.002in" style:text-scale="105%"/>
    </style:style>
    <style:style style:name="T1020" style:parent-style-name="Fonteparág.padrão" style:family="text">
      <style:text-properties fo:color="#231F20" style:text-scale="105%"/>
    </style:style>
    <style:style style:name="T1021" style:parent-style-name="Fonteparág.padrão" style:family="text">
      <style:text-properties fo:color="#231F20" fo:letter-spacing="0.002in" style:text-scale="105%"/>
    </style:style>
    <style:style style:name="T1022" style:parent-style-name="Fonteparág.padrão" style:family="text">
      <style:text-properties fo:color="#231F20" fo:letter-spacing="0.0013in" style:text-scale="105%"/>
    </style:style>
    <style:style style:name="T1023" style:parent-style-name="Fonteparág.padrão" style:family="text">
      <style:text-properties fo:color="#231F20" fo:letter-spacing="0.002in" style:text-scale="105%"/>
    </style:style>
    <style:style style:name="T1024" style:parent-style-name="Fonteparág.padrão" style:family="text">
      <style:text-properties fo:color="#231F20" style:text-scale="105%"/>
    </style:style>
    <style:style style:name="T1025" style:parent-style-name="Fonteparág.padrão" style:family="text">
      <style:text-properties fo:color="#231F20" fo:letter-spacing="0.002in" style:text-scale="105%"/>
    </style:style>
    <style:style style:name="T1026" style:parent-style-name="Fonteparág.padrão" style:family="text">
      <style:text-properties fo:color="#231F20" style:text-scale="105%"/>
    </style:style>
    <style:style style:name="T1027" style:parent-style-name="Fonteparág.padrão" style:family="text">
      <style:text-properties fo:color="#231F20" fo:letter-spacing="0.0027in" style:text-scale="105%"/>
    </style:style>
    <style:style style:name="T1028" style:parent-style-name="Fonteparág.padrão" style:family="text">
      <style:text-properties fo:color="#231F20" style:text-scale="105%"/>
    </style:style>
    <style:style style:name="T1029" style:parent-style-name="Fonteparág.padrão" style:family="text">
      <style:text-properties fo:color="#231F20" fo:letter-spacing="0.002in" style:text-scale="105%"/>
    </style:style>
    <style:style style:name="T1030" style:parent-style-name="Fonteparág.padrão" style:family="text">
      <style:text-properties fo:color="#231F20" style:text-scale="105%"/>
    </style:style>
    <style:style style:name="T1031" style:parent-style-name="Fonteparág.padrão" style:family="text">
      <style:text-properties fo:color="#231F20" fo:letter-spacing="0.002in" style:text-scale="105%"/>
    </style:style>
    <style:style style:name="T1032" style:parent-style-name="Fonteparág.padrão" style:family="text">
      <style:text-properties fo:color="#231F20" fo:letter-spacing="0.0013in" style:text-scale="105%"/>
    </style:style>
    <style:style style:name="T1033" style:parent-style-name="Fonteparág.padrão" style:family="text">
      <style:text-properties fo:color="#231F20" fo:letter-spacing="0.002in" style:text-scale="105%"/>
    </style:style>
    <style:style style:name="T1034" style:parent-style-name="Fonteparág.padrão" style:family="text">
      <style:text-properties fo:color="#231F20" style:text-scale="105%"/>
    </style:style>
    <style:style style:name="T1035" style:parent-style-name="Fonteparág.padrão" style:family="text">
      <style:text-properties fo:color="#231F20" fo:letter-spacing="0.002in" style:text-scale="105%"/>
    </style:style>
    <style:style style:name="T1036" style:parent-style-name="Fonteparág.padrão" style:family="text">
      <style:text-properties fo:color="#231F20" fo:letter-spacing="0.0013in" style:text-scale="105%"/>
    </style:style>
    <style:style style:name="T1037" style:parent-style-name="Fonteparág.padrão" style:family="text">
      <style:text-properties fo:color="#231F20" fo:letter-spacing="0.002in" style:text-scale="105%"/>
    </style:style>
    <style:style style:name="T1038" style:parent-style-name="Fonteparág.padrão" style:family="text">
      <style:text-properties fo:color="#231F20" style:text-scale="105%"/>
    </style:style>
    <style:style style:name="T1039" style:parent-style-name="Fonteparág.padrão" style:family="text">
      <style:text-properties fo:color="#231F20" fo:letter-spacing="0.002in" style:text-scale="105%"/>
    </style:style>
    <style:style style:name="T1040" style:parent-style-name="Fonteparág.padrão" style:family="text">
      <style:text-properties fo:color="#231F20" fo:letter-spacing="0.0013in" style:text-scale="105%"/>
    </style:style>
    <style:style style:name="T1041" style:parent-style-name="Fonteparág.padrão" style:family="text">
      <style:text-properties fo:color="#231F20" fo:letter-spacing="0.002in" style:text-scale="105%"/>
    </style:style>
    <style:style style:name="T1042" style:parent-style-name="Fonteparág.padrão" style:family="text">
      <style:text-properties fo:color="#231F20" style:text-scale="105%"/>
    </style:style>
    <style:style style:name="T1043" style:parent-style-name="Fonteparág.padrão" style:family="text">
      <style:text-properties fo:color="#231F20" fo:letter-spacing="0.002in" style:text-scale="105%"/>
    </style:style>
    <style:style style:name="T1044" style:parent-style-name="Fonteparág.padrão" style:family="text">
      <style:text-properties fo:color="#231F20" fo:letter-spacing="0.0013in" style:text-scale="105%"/>
    </style:style>
    <style:style style:name="T1045" style:parent-style-name="Fonteparág.padrão" style:family="text">
      <style:text-properties fo:color="#231F20" fo:letter-spacing="0.002in" style:text-scale="105%"/>
    </style:style>
    <style:style style:name="T1046" style:parent-style-name="Fonteparág.padrão" style:family="text">
      <style:text-properties fo:color="#231F20" style:text-scale="105%"/>
    </style:style>
    <style:style style:name="T1047" style:parent-style-name="Fonteparág.padrão" style:family="text">
      <style:text-properties fo:color="#231F20" fo:letter-spacing="0.0027in" style:text-scale="105%"/>
    </style:style>
    <style:style style:name="T1048" style:parent-style-name="Fonteparág.padrão" style:family="text">
      <style:text-properties fo:color="#231F20" fo:letter-spacing="0.002in" style:text-scale="105%"/>
    </style:style>
    <style:style style:name="T1049" style:parent-style-name="Fonteparág.padrão" style:family="text">
      <style:text-properties fo:color="#231F20" fo:letter-spacing="0.0013in" style:text-scale="105%"/>
    </style:style>
    <style:style style:name="T1050" style:parent-style-name="Fonteparág.padrão" style:family="text">
      <style:text-properties fo:color="#231F20" fo:letter-spacing="0.0027in" style:text-scale="105%"/>
    </style:style>
    <style:style style:name="P1051" style:parent-style-name="Corpodetexto" style:family="paragraph">
      <style:paragraph-properties fo:text-align="justify" fo:margin-top="0.0743in" fo:line-height="117%" fo:margin-left="0.7895in" fo:margin-right="1.1756in">
        <style:tab-stops/>
      </style:paragraph-properties>
    </style:style>
    <style:style style:name="T1052" style:parent-style-name="Fonteparág.padrão" style:family="text">
      <style:text-properties fo:color="#231F20" style:text-scale="105%"/>
    </style:style>
    <style:style style:name="T1053" style:parent-style-name="Fonteparág.padrão" style:family="text">
      <style:text-properties fo:color="#231F20" fo:letter-spacing="0.002in" style:text-scale="105%"/>
    </style:style>
    <style:style style:name="T1054" style:parent-style-name="Fonteparág.padrão" style:family="text">
      <style:text-properties fo:color="#231F20" style:text-scale="105%"/>
    </style:style>
    <style:style style:name="T1055" style:parent-style-name="Fonteparág.padrão" style:family="text">
      <style:text-properties fo:color="#231F20" fo:letter-spacing="0.002in" style:text-scale="105%"/>
    </style:style>
    <style:style style:name="T1056" style:parent-style-name="Fonteparág.padrão" style:family="text">
      <style:text-properties fo:color="#231F20" fo:letter-spacing="0.0013in" style:text-scale="105%"/>
    </style:style>
    <style:style style:name="T1057" style:parent-style-name="Fonteparág.padrão" style:family="text">
      <style:text-properties fo:color="#231F20" fo:letter-spacing="0.002in" style:text-scale="105%"/>
    </style:style>
    <style:style style:name="T1058" style:parent-style-name="Fonteparág.padrão" style:family="text">
      <style:text-properties fo:color="#231F20" fo:letter-spacing="0.0013in" style:text-scale="105%"/>
    </style:style>
    <style:style style:name="T1059" style:parent-style-name="Fonteparág.padrão" style:family="text">
      <style:text-properties fo:color="#231F20" fo:letter-spacing="0.002in" style:text-scale="105%"/>
    </style:style>
    <style:style style:name="T1060" style:parent-style-name="Fonteparág.padrão" style:family="text">
      <style:text-properties fo:color="#231F20" style:text-scale="105%"/>
    </style:style>
    <style:style style:name="T1061" style:parent-style-name="Fonteparág.padrão" style:family="text">
      <style:text-properties fo:color="#231F20" fo:letter-spacing="0.002in" style:text-scale="105%"/>
    </style:style>
    <style:style style:name="T1062" style:parent-style-name="Fonteparág.padrão" style:family="text">
      <style:text-properties fo:color="#231F20" style:text-scale="105%"/>
    </style:style>
    <style:style style:name="T1063" style:parent-style-name="Fonteparág.padrão" style:family="text">
      <style:text-properties fo:color="#231F20" fo:letter-spacing="0.002in" style:text-scale="105%"/>
    </style:style>
    <style:style style:name="T1064" style:parent-style-name="Fonteparág.padrão" style:family="text">
      <style:text-properties fo:color="#231F20" style:text-scale="105%"/>
    </style:style>
    <style:style style:name="T1065" style:parent-style-name="Fonteparág.padrão" style:family="text">
      <style:text-properties fo:color="#231F20" fo:letter-spacing="0.002in" style:text-scale="105%"/>
    </style:style>
    <style:style style:name="T1066" style:parent-style-name="Fonteparág.padrão" style:family="text">
      <style:text-properties fo:color="#231F20" fo:letter-spacing="0.0027in" style:text-scale="105%"/>
    </style:style>
    <style:style style:name="T1067" style:parent-style-name="Fonteparág.padrão" style:family="text">
      <style:text-properties fo:color="#231F20" fo:letter-spacing="0.0013in" style:text-scale="105%"/>
    </style:style>
    <style:style style:name="T1068" style:parent-style-name="Fonteparág.padrão" style:family="text">
      <style:text-properties fo:color="#231F20" style:text-scale="105%"/>
    </style:style>
    <style:style style:name="T1069" style:parent-style-name="Fonteparág.padrão" style:family="text">
      <style:text-properties fo:color="#231F20" fo:letter-spacing="0.002in" style:text-scale="105%"/>
    </style:style>
    <style:style style:name="T1070" style:parent-style-name="Fonteparág.padrão" style:family="text">
      <style:text-properties fo:color="#231F20" style:text-scale="105%"/>
    </style:style>
    <style:style style:name="T1071" style:parent-style-name="Fonteparág.padrão" style:family="text">
      <style:text-properties fo:color="#231F20" fo:letter-spacing="0.002in" style:text-scale="105%"/>
    </style:style>
    <style:style style:name="T1072" style:parent-style-name="Fonteparág.padrão" style:family="text">
      <style:text-properties fo:color="#231F20" fo:letter-spacing="0.0013in" style:text-scale="105%"/>
    </style:style>
    <style:style style:name="T1073" style:parent-style-name="Fonteparág.padrão" style:family="text">
      <style:text-properties fo:color="#231F20" style:text-scale="105%"/>
    </style:style>
    <style:style style:name="T1074" style:parent-style-name="Fonteparág.padrão" style:family="text">
      <style:text-properties fo:color="#231F20" fo:letter-spacing="0.002in" style:text-scale="105%"/>
    </style:style>
    <style:style style:name="T1075" style:parent-style-name="Fonteparág.padrão" style:family="text">
      <style:text-properties fo:color="#231F20" style:text-scale="105%"/>
    </style:style>
    <style:style style:name="T1076" style:parent-style-name="Fonteparág.padrão" style:family="text">
      <style:text-properties fo:color="#231F20" fo:letter-spacing="0.002in" style:text-scale="105%"/>
    </style:style>
    <style:style style:name="T1077" style:parent-style-name="Fonteparág.padrão" style:family="text">
      <style:text-properties fo:color="#231F20" fo:letter-spacing="0.0013in" style:text-scale="105%"/>
    </style:style>
    <style:style style:name="T1078" style:parent-style-name="Fonteparág.padrão" style:family="text">
      <style:text-properties fo:color="#231F20" fo:letter-spacing="0.002in" style:text-scale="105%"/>
    </style:style>
    <style:style style:name="T1079" style:parent-style-name="Fonteparág.padrão" style:family="text">
      <style:text-properties fo:color="#231F20" fo:letter-spacing="0.0013in" style:text-scale="105%"/>
    </style:style>
    <style:style style:name="T1080" style:parent-style-name="Fonteparág.padrão" style:family="text">
      <style:text-properties fo:color="#231F20" fo:letter-spacing="0.0319in" style:text-scale="105%"/>
    </style:style>
    <style:style style:name="T1081" style:parent-style-name="Fonteparág.padrão" style:family="text">
      <style:text-properties fo:color="#231F20" fo:letter-spacing="0.002in" style:text-scale="105%"/>
    </style:style>
    <style:style style:name="T1082" style:parent-style-name="Fonteparág.padrão" style:family="text">
      <style:text-properties fo:color="#231F20" style:text-scale="105%"/>
    </style:style>
    <style:style style:name="T1083" style:parent-style-name="Fonteparág.padrão" style:family="text">
      <style:text-properties fo:color="#231F20" fo:letter-spacing="0.002in" style:text-scale="105%"/>
    </style:style>
    <style:style style:name="T1084" style:parent-style-name="Fonteparág.padrão" style:family="text">
      <style:text-properties fo:color="#231F20" fo:letter-spacing="0.002in" style:text-scale="105%"/>
    </style:style>
    <style:style style:name="T1085" style:parent-style-name="Fonteparág.padrão" style:family="text">
      <style:text-properties fo:color="#231F20" fo:letter-spacing="0.0013in" style:text-scale="105%"/>
    </style:style>
    <style:style style:name="T1086" style:parent-style-name="Fonteparág.padrão" style:family="text">
      <style:text-properties fo:color="#231F20" fo:letter-spacing="0.002in" style:text-scale="105%"/>
    </style:style>
    <style:style style:name="T1087" style:parent-style-name="Fonteparág.padrão" style:family="text">
      <style:text-properties fo:color="#231F20" fo:letter-spacing="0.0027in" style:text-scale="105%"/>
    </style:style>
    <style:style style:name="T1088" style:parent-style-name="Fonteparág.padrão" style:family="text">
      <style:text-properties fo:color="#231F20" style:text-scale="105%"/>
    </style:style>
    <style:style style:name="T1089" style:parent-style-name="Fonteparág.padrão" style:family="text">
      <style:text-properties fo:color="#231F20" fo:letter-spacing="0.002in" style:text-scale="105%"/>
    </style:style>
    <style:style style:name="T1090" style:parent-style-name="Fonteparág.padrão" style:family="text">
      <style:text-properties fo:color="#231F20" style:text-scale="105%"/>
    </style:style>
    <style:style style:name="T1091" style:parent-style-name="Fonteparág.padrão" style:family="text">
      <style:text-properties fo:color="#231F20" fo:letter-spacing="0.002in" style:text-scale="105%"/>
    </style:style>
    <style:style style:name="T1092" style:parent-style-name="Fonteparág.padrão" style:family="text">
      <style:text-properties fo:color="#231F20" fo:letter-spacing="0.0013in" style:text-scale="105%"/>
    </style:style>
    <style:style style:name="T1093" style:parent-style-name="Fonteparág.padrão" style:family="text">
      <style:text-properties fo:color="#231F20" style:text-scale="105%"/>
    </style:style>
    <style:style style:name="T1094" style:parent-style-name="Fonteparág.padrão" style:family="text">
      <style:text-properties fo:color="#231F20" fo:letter-spacing="0.002in" style:text-scale="105%"/>
    </style:style>
    <style:style style:name="T1095" style:parent-style-name="Fonteparág.padrão" style:family="text">
      <style:text-properties fo:color="#231F20" fo:letter-spacing="0.0013in" style:text-scale="105%"/>
    </style:style>
    <style:style style:name="T1096" style:parent-style-name="Fonteparág.padrão" style:family="text">
      <style:text-properties fo:color="#231F20" fo:letter-spacing="0.002in" style:text-scale="105%"/>
    </style:style>
    <style:style style:name="T1097" style:parent-style-name="Fonteparág.padrão" style:family="text">
      <style:text-properties fo:color="#231F20" fo:letter-spacing="0.0013in" style:text-scale="105%"/>
    </style:style>
    <style:style style:name="T1098" style:parent-style-name="Fonteparág.padrão" style:family="text">
      <style:text-properties fo:color="#231F20" fo:letter-spacing="0.002in" style:text-scale="105%"/>
    </style:style>
    <style:style style:name="T1099" style:parent-style-name="Fonteparág.padrão" style:family="text">
      <style:text-properties fo:color="#231F20" style:text-scale="105%"/>
    </style:style>
    <style:style style:name="T1100" style:parent-style-name="Fonteparág.padrão" style:family="text">
      <style:text-properties fo:color="#231F20" fo:letter-spacing="0.0027in" style:text-scale="105%"/>
    </style:style>
    <style:style style:name="T1101" style:parent-style-name="Fonteparág.padrão" style:family="text">
      <style:text-properties fo:color="#231F20" style:text-scale="105%"/>
    </style:style>
    <style:style style:name="T1102" style:parent-style-name="Fonteparág.padrão" style:family="text">
      <style:text-properties fo:color="#231F20" fo:letter-spacing="0.002in" style:text-scale="105%"/>
    </style:style>
    <style:style style:name="T1103" style:parent-style-name="Fonteparág.padrão" style:family="text">
      <style:text-properties fo:color="#231F20" fo:letter-spacing="0.0013in" style:text-scale="105%"/>
    </style:style>
    <style:style style:name="T1104" style:parent-style-name="Fonteparág.padrão" style:family="text">
      <style:text-properties fo:color="#231F20" fo:letter-spacing="0.002in" style:text-scale="105%"/>
    </style:style>
    <style:style style:name="T1105" style:parent-style-name="Fonteparág.padrão" style:family="text">
      <style:text-properties fo:color="#231F20" style:text-scale="105%"/>
    </style:style>
    <style:style style:name="T1106" style:parent-style-name="Fonteparág.padrão" style:family="text">
      <style:text-properties fo:color="#231F20" fo:letter-spacing="0.002in" style:text-scale="105%"/>
    </style:style>
    <style:style style:name="T1107" style:parent-style-name="Fonteparág.padrão" style:family="text">
      <style:text-properties fo:color="#231F20" fo:letter-spacing="0.0013in" style:text-scale="105%"/>
    </style:style>
    <style:style style:name="T1108" style:parent-style-name="Fonteparág.padrão" style:family="text">
      <style:text-properties fo:color="#231F20" fo:letter-spacing="0.002in" style:text-scale="105%"/>
    </style:style>
    <style:style style:name="T1109" style:parent-style-name="Fonteparág.padrão" style:family="text">
      <style:text-properties fo:color="#231F20" style:text-scale="105%"/>
    </style:style>
    <style:style style:name="T1110" style:parent-style-name="Fonteparág.padrão" style:family="text">
      <style:text-properties fo:color="#231F20" fo:letter-spacing="0.0027in" style:text-scale="105%"/>
    </style:style>
    <style:style style:name="T1111" style:parent-style-name="Fonteparág.padrão" style:family="text">
      <style:text-properties fo:color="#231F20" style:text-scale="105%"/>
    </style:style>
    <style:style style:name="T1112" style:parent-style-name="Fonteparág.padrão" style:family="text">
      <style:text-properties fo:color="#231F20" fo:letter-spacing="0.002in" style:text-scale="105%"/>
    </style:style>
    <style:style style:name="T1113" style:parent-style-name="Fonteparág.padrão" style:family="text">
      <style:text-properties fo:color="#231F20" style:text-scale="105%"/>
    </style:style>
    <style:style style:name="T1114" style:parent-style-name="Fonteparág.padrão" style:family="text">
      <style:text-properties fo:color="#231F20" fo:letter-spacing="0.002in" style:text-scale="105%"/>
    </style:style>
    <style:style style:name="T1115" style:parent-style-name="Fonteparág.padrão" style:family="text">
      <style:text-properties fo:color="#231F20" fo:letter-spacing="0.0027in" style:text-scale="105%"/>
    </style:style>
    <style:style style:name="T1116" style:parent-style-name="Fonteparág.padrão" style:family="text">
      <style:text-properties fo:color="#231F20" fo:letter-spacing="0.002in" style:text-scale="105%"/>
    </style:style>
    <style:style style:name="T1117" style:parent-style-name="Fonteparág.padrão" style:family="text">
      <style:text-properties fo:color="#231F20" fo:letter-spacing="0.0013in" style:text-scale="105%"/>
    </style:style>
    <style:style style:name="T1118" style:parent-style-name="Fonteparág.padrão" style:family="text">
      <style:text-properties fo:color="#231F20" fo:letter-spacing="0.002in" style:text-scale="105%"/>
    </style:style>
    <style:style style:name="T1119" style:parent-style-name="Fonteparág.padrão" style:family="text">
      <style:text-properties fo:color="#231F20" style:text-scale="105%"/>
    </style:style>
    <style:style style:name="T1120" style:parent-style-name="Fonteparág.padrão" style:family="text">
      <style:text-properties fo:color="#231F20" fo:letter-spacing="0.002in" style:text-scale="105%"/>
    </style:style>
    <style:style style:name="T1121" style:parent-style-name="Fonteparág.padrão" style:family="text">
      <style:text-properties fo:color="#231F20" fo:letter-spacing="0.0013in" style:text-scale="105%"/>
    </style:style>
    <style:style style:name="T1122" style:parent-style-name="Fonteparág.padrão" style:family="text">
      <style:text-properties fo:color="#231F20" fo:letter-spacing="0.002in" style:text-scale="105%"/>
    </style:style>
    <style:style style:name="T1123" style:parent-style-name="Fonteparág.padrão" style:family="text">
      <style:text-properties fo:color="#231F20" style:text-scale="105%"/>
    </style:style>
    <style:style style:name="T1124" style:parent-style-name="Fonteparág.padrão" style:family="text">
      <style:text-properties fo:color="#231F20" fo:letter-spacing="0.002in" style:text-scale="105%"/>
    </style:style>
    <style:style style:name="T1125" style:parent-style-name="Fonteparág.padrão" style:family="text">
      <style:text-properties fo:color="#231F20" fo:letter-spacing="0.0013in" style:text-scale="105%"/>
    </style:style>
    <style:style style:name="T1126" style:parent-style-name="Fonteparág.padrão" style:family="text">
      <style:text-properties fo:color="#231F20" fo:letter-spacing="0.002in" style:text-scale="105%"/>
    </style:style>
    <style:style style:name="T1127" style:parent-style-name="Fonteparág.padrão" style:family="text">
      <style:text-properties fo:color="#231F20" fo:letter-spacing="0.0027in" style:text-scale="105%"/>
    </style:style>
    <style:style style:name="T1128" style:parent-style-name="Fonteparág.padrão" style:family="text">
      <style:text-properties fo:color="#231F20" fo:letter-spacing="0.002in" style:text-scale="105%"/>
    </style:style>
    <style:style style:name="T1129" style:parent-style-name="Fonteparág.padrão" style:family="text">
      <style:text-properties fo:color="#231F20" style:text-scale="105%"/>
    </style:style>
    <style:style style:name="T1130" style:parent-style-name="Fonteparág.padrão" style:family="text">
      <style:text-properties fo:color="#231F20" fo:letter-spacing="0.002in" style:text-scale="105%"/>
    </style:style>
    <style:style style:name="T1131" style:parent-style-name="Fonteparág.padrão" style:family="text">
      <style:text-properties fo:color="#231F20" style:text-scale="105%"/>
    </style:style>
    <style:style style:name="T1132" style:parent-style-name="Fonteparág.padrão" style:family="text">
      <style:text-properties fo:color="#231F20" fo:letter-spacing="0.002in" style:text-scale="105%"/>
    </style:style>
    <style:style style:name="T1133" style:parent-style-name="Fonteparág.padrão" style:family="text">
      <style:text-properties fo:color="#231F20" style:text-scale="105%"/>
    </style:style>
    <style:style style:name="T1134" style:parent-style-name="Fonteparág.padrão" style:family="text">
      <style:text-properties fo:color="#231F20" fo:letter-spacing="0.002in" style:text-scale="105%"/>
    </style:style>
    <style:style style:name="T1135" style:parent-style-name="Fonteparág.padrão" style:family="text">
      <style:text-properties fo:color="#231F20" style:text-scale="105%"/>
    </style:style>
    <style:style style:name="T1136" style:parent-style-name="Fonteparág.padrão" style:family="text">
      <style:text-properties fo:color="#231F20" fo:letter-spacing="0.002in" style:text-scale="105%"/>
    </style:style>
    <style:style style:name="T1137" style:parent-style-name="Fonteparág.padrão" style:family="text">
      <style:text-properties fo:color="#231F20" style:text-scale="105%"/>
    </style:style>
    <style:style style:name="T1138" style:parent-style-name="Fonteparág.padrão" style:family="text">
      <style:text-properties fo:color="#231F20" fo:letter-spacing="0.002in" style:text-scale="105%"/>
    </style:style>
    <style:style style:name="T1139" style:parent-style-name="Fonteparág.padrão" style:family="text">
      <style:text-properties fo:color="#231F20" style:text-scale="105%"/>
    </style:style>
    <style:style style:name="T1140" style:parent-style-name="Fonteparág.padrão" style:family="text">
      <style:text-properties fo:color="#231F20" fo:letter-spacing="0.0027in" style:text-scale="105%"/>
    </style:style>
    <style:style style:name="T1141" style:parent-style-name="Fonteparág.padrão" style:family="text">
      <style:text-properties fo:color="#231F20" fo:letter-spacing="0.002in" style:text-scale="105%"/>
    </style:style>
    <style:style style:name="T1142" style:parent-style-name="Fonteparág.padrão" style:family="text">
      <style:text-properties fo:color="#231F20" style:text-scale="105%"/>
    </style:style>
    <style:style style:name="T1143" style:parent-style-name="Fonteparág.padrão" style:family="text">
      <style:text-properties fo:color="#231F20" fo:letter-spacing="0.002in" style:text-scale="105%"/>
    </style:style>
    <style:style style:name="T1144" style:parent-style-name="Fonteparág.padrão" style:family="text">
      <style:text-properties fo:color="#231F20" style:text-scale="105%"/>
    </style:style>
    <style:style style:name="T1145" style:parent-style-name="Fonteparág.padrão" style:family="text">
      <style:text-properties fo:color="#231F20" fo:letter-spacing="0.002in" style:text-scale="105%"/>
    </style:style>
    <style:style style:name="T1146" style:parent-style-name="Fonteparág.padrão" style:family="text">
      <style:text-properties fo:color="#231F20" style:text-scale="105%"/>
    </style:style>
    <style:style style:name="T1147" style:parent-style-name="Fonteparág.padrão" style:family="text">
      <style:text-properties fo:color="#231F20" fo:letter-spacing="0.002in" style:text-scale="105%"/>
    </style:style>
    <style:style style:name="T1148" style:parent-style-name="Fonteparág.padrão" style:family="text">
      <style:text-properties fo:color="#231F20" style:text-scale="105%"/>
    </style:style>
    <style:style style:name="T1149" style:parent-style-name="Fonteparág.padrão" style:family="text">
      <style:text-properties fo:color="#231F20" fo:letter-spacing="0.002in" style:text-scale="105%"/>
    </style:style>
    <style:style style:name="T1150" style:parent-style-name="Fonteparág.padrão" style:family="text">
      <style:text-properties fo:color="#231F20" style:text-scale="105%"/>
    </style:style>
    <style:style style:name="T1151" style:parent-style-name="Fonteparág.padrão" style:family="text">
      <style:text-properties fo:color="#231F20" fo:letter-spacing="0.002in" style:text-scale="105%"/>
    </style:style>
    <style:style style:name="T1152" style:parent-style-name="Fonteparág.padrão" style:family="text">
      <style:text-properties fo:color="#231F20" style:text-scale="105%"/>
    </style:style>
    <style:style style:name="T1153" style:parent-style-name="Fonteparág.padrão" style:family="text">
      <style:text-properties fo:color="#231F20" fo:letter-spacing="0.002in" style:text-scale="105%"/>
    </style:style>
    <style:style style:name="T1154" style:parent-style-name="Fonteparág.padrão" style:family="text">
      <style:text-properties fo:color="#231F20" fo:letter-spacing="0.0013in" style:text-scale="105%"/>
    </style:style>
    <style:style style:name="T1155" style:parent-style-name="Fonteparág.padrão" style:family="text">
      <style:text-properties fo:color="#231F20" style:text-scale="105%"/>
    </style:style>
    <style:style style:name="T1156" style:parent-style-name="Fonteparág.padrão" style:family="text">
      <style:text-properties fo:color="#231F20" fo:letter-spacing="0.0013in" style:text-scale="105%"/>
    </style:style>
    <style:style style:name="T1157" style:parent-style-name="Fonteparág.padrão" style:family="text">
      <style:text-properties fo:color="#231F20" fo:letter-spacing="0.002in" style:text-scale="105%"/>
    </style:style>
    <style:style style:name="T1158" style:parent-style-name="Fonteparág.padrão" style:family="text">
      <style:text-properties fo:color="#231F20" style:text-scale="105%"/>
    </style:style>
    <style:style style:name="T1159" style:parent-style-name="Fonteparág.padrão" style:family="text">
      <style:text-properties fo:color="#231F20" fo:letter-spacing="0.002in" style:text-scale="105%"/>
    </style:style>
    <style:style style:name="T1160" style:parent-style-name="Fonteparág.padrão" style:family="text">
      <style:text-properties fo:color="#231F20" fo:letter-spacing="0.0013in" style:text-scale="105%"/>
    </style:style>
    <style:style style:name="T1161" style:parent-style-name="Fonteparág.padrão" style:family="text">
      <style:text-properties fo:color="#231F20" style:text-scale="105%"/>
    </style:style>
    <style:style style:name="T1162" style:parent-style-name="Fonteparág.padrão" style:family="text">
      <style:text-properties fo:color="#231F20" fo:letter-spacing="0.002in" style:text-scale="105%"/>
    </style:style>
    <style:style style:name="T1163" style:parent-style-name="Fonteparág.padrão" style:family="text">
      <style:text-properties fo:color="#231F20" fo:letter-spacing="0.0027in" style:text-scale="105%"/>
    </style:style>
    <style:style style:name="T1164" style:parent-style-name="Fonteparág.padrão" style:family="text">
      <style:text-properties fo:color="#231F20" style:text-scale="105%"/>
    </style:style>
    <style:style style:name="T1165" style:parent-style-name="Fonteparág.padrão" style:family="text">
      <style:text-properties fo:color="#231F20" fo:letter-spacing="0.002in" style:text-scale="105%"/>
    </style:style>
    <style:style style:name="T1166" style:parent-style-name="Fonteparág.padrão" style:family="text">
      <style:text-properties fo:color="#231F20" style:text-scale="105%"/>
    </style:style>
    <style:style style:name="T1167" style:parent-style-name="Fonteparág.padrão" style:family="text">
      <style:text-properties fo:color="#231F20" fo:letter-spacing="0.002in" style:text-scale="105%"/>
    </style:style>
    <style:style style:name="T1168" style:parent-style-name="Fonteparág.padrão" style:family="text">
      <style:text-properties fo:color="#231F20" fo:letter-spacing="0.0013in" style:text-scale="105%"/>
    </style:style>
    <style:style style:name="T1169" style:parent-style-name="Fonteparág.padrão" style:family="text">
      <style:text-properties fo:color="#231F20" fo:letter-spacing="0.002in" style:text-scale="105%"/>
    </style:style>
    <style:style style:name="T1170" style:parent-style-name="Fonteparág.padrão" style:family="text">
      <style:text-properties fo:color="#231F20" style:text-scale="105%"/>
    </style:style>
    <style:style style:name="T1171" style:parent-style-name="Fonteparág.padrão" style:family="text">
      <style:text-properties fo:color="#231F20" fo:letter-spacing="0.002in" style:text-scale="105%"/>
    </style:style>
    <style:style style:name="T1172" style:parent-style-name="Fonteparág.padrão" style:family="text">
      <style:text-properties fo:color="#231F20" style:text-scale="105%"/>
    </style:style>
    <style:style style:name="T1173" style:parent-style-name="Fonteparág.padrão" style:family="text">
      <style:text-properties fo:color="#231F20" fo:letter-spacing="0.002in" style:text-scale="105%"/>
    </style:style>
    <style:style style:name="T1174" style:parent-style-name="Fonteparág.padrão" style:family="text">
      <style:text-properties fo:color="#231F20" fo:letter-spacing="0.002in" style:text-scale="105%"/>
    </style:style>
    <style:style style:name="T1175" style:parent-style-name="Fonteparág.padrão" style:family="text">
      <style:text-properties fo:color="#231F20" style:text-scale="105%"/>
    </style:style>
    <style:style style:name="T1176" style:parent-style-name="Fonteparág.padrão" style:family="text">
      <style:text-properties fo:color="#231F20" fo:letter-spacing="0.0027in" style:text-scale="105%"/>
    </style:style>
    <style:style style:name="T1177" style:parent-style-name="Fonteparág.padrão" style:family="text">
      <style:text-properties fo:color="#231F20" fo:letter-spacing="0.002in" style:text-scale="105%"/>
    </style:style>
    <style:style style:name="T1178" style:parent-style-name="Fonteparág.padrão" style:family="text">
      <style:text-properties fo:color="#231F20" style:text-scale="105%"/>
    </style:style>
    <style:style style:name="T1179" style:parent-style-name="Fonteparág.padrão" style:family="text">
      <style:text-properties fo:color="#231F20" fo:letter-spacing="0.002in" style:text-scale="105%"/>
    </style:style>
    <style:style style:name="T1180" style:parent-style-name="Fonteparág.padrão" style:family="text">
      <style:text-properties fo:color="#231F20" style:text-scale="105%"/>
    </style:style>
    <style:style style:name="T1181" style:parent-style-name="Fonteparág.padrão" style:family="text">
      <style:text-properties fo:color="#231F20" fo:letter-spacing="0.002in" style:text-scale="105%"/>
    </style:style>
    <style:style style:name="T1182" style:parent-style-name="Fonteparág.padrão" style:family="text">
      <style:text-properties fo:color="#231F20" fo:letter-spacing="0.0013in" style:text-scale="105%"/>
    </style:style>
    <style:style style:name="T1183" style:parent-style-name="Fonteparág.padrão" style:family="text">
      <style:text-properties fo:color="#231F20" fo:letter-spacing="-0.0027in" style:text-scale="105%"/>
    </style:style>
    <style:style style:name="T1184" style:parent-style-name="Fonteparág.padrão" style:family="text">
      <style:text-properties fo:color="#231F20" fo:letter-spacing="0.002in" style:text-scale="105%"/>
    </style:style>
    <style:style style:name="T1185" style:parent-style-name="Fonteparág.padrão" style:family="text">
      <style:text-properties fo:color="#231F20" fo:letter-spacing="0.0027in" style:text-scale="105%"/>
    </style:style>
    <style:style style:name="P1186" style:parent-style-name="Corpodetexto" style:family="paragraph">
      <style:paragraph-properties fo:text-align="justify" fo:margin-top="0.077in" fo:line-height="117%" fo:margin-left="0.7895in" fo:margin-right="1.1756in">
        <style:tab-stops/>
      </style:paragraph-properties>
    </style:style>
    <style:style style:name="T1187" style:parent-style-name="Fonteparág.padrão" style:family="text">
      <style:text-properties fo:color="#231F20" fo:letter-spacing="0.002in" style:text-scale="105%"/>
    </style:style>
    <style:style style:name="T1188" style:parent-style-name="Fonteparág.padrão" style:family="text">
      <style:text-properties fo:color="#231F20" fo:letter-spacing="0.0013in" style:text-scale="105%"/>
    </style:style>
    <style:style style:name="T1189" style:parent-style-name="Fonteparág.padrão" style:family="text">
      <style:text-properties fo:color="#231F20" style:text-scale="105%"/>
    </style:style>
    <style:style style:name="T1190" style:parent-style-name="Fonteparág.padrão" style:family="text">
      <style:text-properties fo:color="#231F20" fo:letter-spacing="0.002in" style:text-scale="105%"/>
    </style:style>
    <style:style style:name="T1191" style:parent-style-name="Fonteparág.padrão" style:family="text">
      <style:text-properties fo:color="#231F20" fo:letter-spacing="0.0013in" style:text-scale="105%"/>
    </style:style>
    <style:style style:name="T1192" style:parent-style-name="Fonteparág.padrão" style:family="text">
      <style:text-properties fo:color="#231F20" style:text-scale="105%"/>
    </style:style>
    <style:style style:name="T1193" style:parent-style-name="Fonteparág.padrão" style:family="text">
      <style:text-properties fo:color="#231F20" fo:letter-spacing="0.002in" style:text-scale="105%"/>
    </style:style>
    <style:style style:name="T1194" style:parent-style-name="Fonteparág.padrão" style:family="text">
      <style:text-properties fo:color="#231F20" style:text-scale="105%"/>
    </style:style>
    <style:style style:name="T1195" style:parent-style-name="Fonteparág.padrão" style:family="text">
      <style:text-properties fo:color="#231F20" fo:letter-spacing="0.002in" style:text-scale="105%"/>
    </style:style>
    <style:style style:name="T1196" style:parent-style-name="Fonteparág.padrão" style:family="text">
      <style:text-properties fo:color="#231F20" style:text-scale="105%"/>
    </style:style>
    <style:style style:name="T1197" style:parent-style-name="Fonteparág.padrão" style:family="text">
      <style:text-properties fo:color="#231F20" fo:letter-spacing="0.0027in" style:text-scale="105%"/>
    </style:style>
    <style:style style:name="T1198" style:parent-style-name="Fonteparág.padrão" style:family="text">
      <style:text-properties fo:color="#231F20" fo:letter-spacing="0.002in" style:text-scale="105%"/>
    </style:style>
    <style:style style:name="T1199" style:parent-style-name="Fonteparág.padrão" style:family="text">
      <style:text-properties fo:color="#231F20" style:text-scale="105%"/>
    </style:style>
    <style:style style:name="T1200" style:parent-style-name="Fonteparág.padrão" style:family="text">
      <style:text-properties fo:color="#231F20" fo:letter-spacing="0.002in" style:text-scale="105%"/>
    </style:style>
    <style:style style:name="T1201" style:parent-style-name="Fonteparág.padrão" style:family="text">
      <style:text-properties fo:color="#231F20" style:text-scale="105%"/>
    </style:style>
    <style:style style:name="T1202" style:parent-style-name="Fonteparág.padrão" style:family="text">
      <style:text-properties fo:color="#231F20" fo:letter-spacing="0.002in" style:text-scale="105%"/>
    </style:style>
    <style:style style:name="T1203" style:parent-style-name="Fonteparág.padrão" style:family="text">
      <style:text-properties fo:color="#231F20" style:text-scale="105%"/>
    </style:style>
    <style:style style:name="T1204" style:parent-style-name="Fonteparág.padrão" style:family="text">
      <style:text-properties fo:color="#231F20" fo:letter-spacing="0.002in" style:text-scale="105%"/>
    </style:style>
    <style:style style:name="T1205" style:parent-style-name="Fonteparág.padrão" style:family="text">
      <style:text-properties fo:color="#231F20" style:text-scale="105%"/>
    </style:style>
    <style:style style:name="T1206" style:parent-style-name="Fonteparág.padrão" style:family="text">
      <style:text-properties fo:color="#231F20" fo:letter-spacing="0.002in" style:text-scale="105%"/>
    </style:style>
    <style:style style:name="T1207" style:parent-style-name="Fonteparág.padrão" style:family="text">
      <style:text-properties fo:color="#231F20" fo:letter-spacing="0.0027in" style:text-scale="105%"/>
    </style:style>
    <style:style style:name="T1208" style:parent-style-name="Fonteparág.padrão" style:family="text">
      <style:text-properties fo:color="#231F20" fo:letter-spacing="0.0013in" style:text-scale="105%"/>
    </style:style>
    <style:style style:name="T1209" style:parent-style-name="Fonteparág.padrão" style:family="text">
      <style:text-properties fo:color="#231F20" fo:letter-spacing="0.002in" style:text-scale="105%"/>
    </style:style>
    <style:style style:name="T1210" style:parent-style-name="Fonteparág.padrão" style:family="text">
      <style:text-properties fo:color="#231F20" style:text-scale="105%"/>
    </style:style>
    <style:style style:name="T1211" style:parent-style-name="Fonteparág.padrão" style:family="text">
      <style:text-properties fo:color="#231F20" fo:letter-spacing="0.002in" style:text-scale="105%"/>
    </style:style>
    <style:style style:name="T1212" style:parent-style-name="Fonteparág.padrão" style:family="text">
      <style:text-properties fo:color="#231F20" fo:letter-spacing="0.0013in" style:text-scale="105%"/>
    </style:style>
    <style:style style:name="T1213" style:parent-style-name="Fonteparág.padrão" style:family="text">
      <style:text-properties fo:color="#231F20" fo:letter-spacing="0.002in" style:text-scale="105%"/>
    </style:style>
    <style:style style:name="T1214" style:parent-style-name="Fonteparág.padrão" style:family="text">
      <style:text-properties fo:color="#231F20" style:text-scale="105%"/>
    </style:style>
    <style:style style:name="T1215" style:parent-style-name="Fonteparág.padrão" style:family="text">
      <style:text-properties fo:color="#231F20" fo:letter-spacing="0.0027in" style:text-scale="105%"/>
    </style:style>
    <style:style style:name="T1216" style:parent-style-name="Fonteparág.padrão" style:family="text">
      <style:text-properties fo:color="#231F20" fo:letter-spacing="0.002in" style:text-scale="105%"/>
    </style:style>
    <style:style style:name="T1217" style:parent-style-name="Fonteparág.padrão" style:family="text">
      <style:text-properties fo:color="#231F20" style:text-scale="105%"/>
    </style:style>
    <style:style style:name="T1218" style:parent-style-name="Fonteparág.padrão" style:family="text">
      <style:text-properties fo:color="#231F20" fo:letter-spacing="0.002in" style:text-scale="105%"/>
    </style:style>
    <style:style style:name="T1219" style:parent-style-name="Fonteparág.padrão" style:family="text">
      <style:text-properties fo:color="#231F20" style:text-scale="105%"/>
    </style:style>
    <style:style style:name="T1220" style:parent-style-name="Fonteparág.padrão" style:family="text">
      <style:text-properties fo:color="#231F20" fo:letter-spacing="0.002in" style:text-scale="105%"/>
    </style:style>
    <style:style style:name="T1221" style:parent-style-name="Fonteparág.padrão" style:family="text">
      <style:text-properties fo:color="#231F20" style:text-scale="105%"/>
    </style:style>
    <style:style style:name="T1222" style:parent-style-name="Fonteparág.padrão" style:family="text">
      <style:text-properties fo:color="#231F20" fo:letter-spacing="0.002in" style:text-scale="105%"/>
    </style:style>
    <style:style style:name="T1223" style:parent-style-name="Fonteparág.padrão" style:family="text">
      <style:text-properties fo:color="#231F20" style:text-scale="105%"/>
    </style:style>
    <style:style style:name="T1224" style:parent-style-name="Fonteparág.padrão" style:family="text">
      <style:text-properties fo:color="#231F20" fo:letter-spacing="0.0013in" style:text-scale="105%"/>
    </style:style>
    <style:style style:name="T1225" style:parent-style-name="Fonteparág.padrão" style:family="text">
      <style:text-properties fo:color="#231F20" style:text-scale="105%"/>
    </style:style>
    <style:style style:name="T1226" style:parent-style-name="Fonteparág.padrão" style:family="text">
      <style:text-properties fo:color="#231F20" fo:letter-spacing="0.002in" style:text-scale="105%"/>
    </style:style>
    <style:style style:name="T1227" style:parent-style-name="Fonteparág.padrão" style:family="text">
      <style:text-properties fo:color="#231F20" style:text-scale="105%"/>
    </style:style>
    <style:style style:name="T1228" style:parent-style-name="Fonteparág.padrão" style:family="text">
      <style:text-properties fo:color="#231F20" fo:letter-spacing="0.002in" style:text-scale="105%"/>
    </style:style>
    <style:style style:name="T1229" style:parent-style-name="Fonteparág.padrão" style:family="text">
      <style:text-properties fo:color="#231F20" style:text-scale="105%"/>
    </style:style>
    <style:style style:name="T1230" style:parent-style-name="Fonteparág.padrão" style:family="text">
      <style:text-properties fo:color="#231F20" fo:letter-spacing="0.002in" style:text-scale="105%"/>
    </style:style>
    <style:style style:name="T1231" style:parent-style-name="Fonteparág.padrão" style:family="text">
      <style:text-properties fo:color="#231F20" style:text-scale="105%"/>
    </style:style>
    <style:style style:name="T1232" style:parent-style-name="Fonteparág.padrão" style:family="text">
      <style:text-properties fo:color="#231F20" fo:letter-spacing="0.002in" style:text-scale="105%"/>
    </style:style>
    <style:style style:name="T1233" style:parent-style-name="Fonteparág.padrão" style:family="text">
      <style:text-properties fo:color="#231F20" fo:letter-spacing="0.0013in" style:text-scale="105%"/>
    </style:style>
    <style:style style:name="T1234" style:parent-style-name="Fonteparág.padrão" style:family="text">
      <style:text-properties fo:color="#231F20" fo:letter-spacing="0.002in" style:text-scale="105%"/>
    </style:style>
    <style:style style:name="T1235" style:parent-style-name="Fonteparág.padrão" style:family="text">
      <style:text-properties fo:color="#231F20" style:text-scale="105%"/>
    </style:style>
    <style:style style:name="T1236" style:parent-style-name="Fonteparág.padrão" style:family="text">
      <style:text-properties fo:color="#231F20" style:text-scale="105%"/>
    </style:style>
    <style:style style:name="T1237" style:parent-style-name="Fonteparág.padrão" style:family="text">
      <style:text-properties fo:color="#231F20" fo:letter-spacing="0.002in" style:text-scale="105%"/>
    </style:style>
    <style:style style:name="T1238" style:parent-style-name="Fonteparág.padrão" style:family="text">
      <style:text-properties fo:color="#231F20" style:text-scale="105%"/>
    </style:style>
    <style:style style:name="T1239" style:parent-style-name="Fonteparág.padrão" style:family="text">
      <style:text-properties fo:color="#231F20" fo:letter-spacing="0.002in" style:text-scale="105%"/>
    </style:style>
    <style:style style:name="T1240" style:parent-style-name="Fonteparág.padrão" style:family="text">
      <style:text-properties fo:color="#231F20" style:text-scale="105%"/>
    </style:style>
    <style:style style:name="T1241" style:parent-style-name="Fonteparág.padrão" style:family="text">
      <style:text-properties fo:color="#231F20" fo:letter-spacing="0.002in" style:text-scale="105%"/>
    </style:style>
    <style:style style:name="T1242" style:parent-style-name="Fonteparág.padrão" style:family="text">
      <style:text-properties fo:color="#231F20" fo:letter-spacing="0.0013in" style:text-scale="105%"/>
    </style:style>
    <style:style style:name="T1243" style:parent-style-name="Fonteparág.padrão" style:family="text">
      <style:text-properties fo:color="#231F20" fo:letter-spacing="0.0027in" style:text-scale="105%"/>
    </style:style>
    <style:style style:name="P1244" style:parent-style-name="Corpodetexto" style:master-page-name="MP4" style:family="paragraph">
      <style:paragraph-properties fo:break-before="page"/>
      <style:text-properties fo:font-size="10pt" style:font-size-asian="10pt"/>
    </style:style>
    <style:style style:name="P1271" style:parent-style-name="Corpodetexto" style:family="paragraph">
      <style:text-properties fo:font-size="10pt" style:font-size-asian="10pt"/>
    </style:style>
    <style:style style:name="P1272" style:parent-style-name="Corpodetexto" style:family="paragraph">
      <style:paragraph-properties fo:margin-top="0.0034in"/>
      <style:text-properties fo:font-size="9.5pt" style:font-size-asian="9.5pt"/>
    </style:style>
    <style:style style:name="P1273" style:parent-style-name="Corpodetexto" style:family="paragraph">
      <style:paragraph-properties fo:text-align="justify" fo:margin-left="0.9861in">
        <style:tab-stops/>
      </style:paragraph-properties>
    </style:style>
    <style:style style:name="T1274" style:parent-style-name="Fonteparág.padrão" style:family="text">
      <style:text-properties fo:language="en" fo:country="US" style:language-asian="en" style:country-asian="US" style:language-complex="ar" style:country-complex="SA"/>
    </style:style>
    <style:style style:name="T1275" style:parent-style-name="Fonteparág.padrão" style:family="text">
      <style:text-properties fo:language="en" fo:country="US" style:language-asian="en" style:country-asian="US" style:language-complex="ar" style:country-complex="SA"/>
    </style:style>
    <style:style style:name="P1276" style:parent-style-name="Normal" style:family="paragraph">
      <style:paragraph-properties fo:margin-top="0.0104in" fo:margin-left="0.0138in">
        <style:tab-stops/>
      </style:paragraph-properties>
    </style:style>
    <style:style style:name="T1277" style:parent-style-name="Fonteparág.padrão" style:family="text">
      <style:text-properties style:font-name="Gill Sans MT" fo:color="#EAAF9D" style:text-scale="95%" fo:font-size="6pt" style:font-size-asian="6pt"/>
    </style:style>
    <style:style style:name="T1278" style:parent-style-name="Fonteparág.padrão" style:family="text">
      <style:text-properties fo:color="#C9302E" style:text-scale="105%"/>
    </style:style>
    <style:style style:name="P1279" style:parent-style-name="Corpodetexto" style:family="paragraph">
      <style:paragraph-properties fo:margin-top="0.002in"/>
      <style:text-properties fo:font-size="8.5pt" style:font-size-asian="8.5pt"/>
    </style:style>
    <style:style style:name="P1280" style:parent-style-name="Corpodetexto" style:family="paragraph">
      <style:paragraph-properties fo:text-align="justify" fo:line-height="117%" fo:margin-left="0.9861in" fo:margin-right="0.9798in">
        <style:tab-stops/>
      </style:paragraph-properties>
    </style:style>
    <style:style style:name="T1281" style:parent-style-name="Fonteparág.padrão" style:family="text">
      <style:text-properties fo:color="#231F20" style:text-scale="105%"/>
    </style:style>
    <style:style style:name="P1282" style:parent-style-name="Corpodetexto" style:family="paragraph">
      <style:text-properties fo:font-size="10pt" style:font-size-asian="10pt"/>
    </style:style>
    <style:style style:name="P1283" style:parent-style-name="Corpodetexto" style:family="paragraph">
      <style:paragraph-properties fo:margin-top="0.0027in"/>
      <style:text-properties fo:font-size="8pt" style:font-size-asian="8pt"/>
    </style:style>
    <style:style style:name="P1284" style:parent-style-name="Corpodetexto" style:family="paragraph">
      <style:paragraph-properties fo:text-align="justify" fo:margin-left="0.9861in">
        <style:tab-stops/>
      </style:paragraph-properties>
    </style:style>
    <style:style style:name="T1285" style:parent-style-name="Fonteparág.padrão" style:family="text">
      <style:text-properties fo:color="#C9302E" style:text-scale="110%"/>
    </style:style>
    <style:style style:name="P1286" style:parent-style-name="Corpodetexto" style:family="paragraph">
      <style:paragraph-properties fo:margin-top="0.002in"/>
      <style:text-properties fo:font-size="8.5pt" style:font-size-asian="8.5pt"/>
    </style:style>
    <style:style style:name="P1287" style:parent-style-name="Corpodetexto" style:family="paragraph">
      <style:paragraph-properties fo:text-align="justify" fo:line-height="117%" fo:margin-left="0.9861in" fo:margin-right="0.9791in">
        <style:tab-stops/>
      </style:paragraph-properties>
    </style:style>
    <style:style style:name="T1288" style:parent-style-name="Fonteparág.padrão" style:family="text">
      <style:text-properties fo:color="#231F20" fo:letter-spacing="0.0013in"/>
    </style:style>
    <style:style style:name="T1289" style:parent-style-name="Fonteparág.padrão" style:family="text">
      <style:text-properties fo:color="#231F20" fo:letter-spacing="0.002in"/>
    </style:style>
    <style:style style:name="T1290" style:parent-style-name="Fonteparág.padrão" style:family="text">
      <style:text-properties fo:color="#231F20"/>
    </style:style>
    <style:style style:name="T1291" style:parent-style-name="Fonteparág.padrão" style:family="text">
      <style:text-properties fo:color="#231F20" fo:letter-spacing="0.002in"/>
    </style:style>
    <style:style style:name="T1292" style:parent-style-name="Fonteparág.padrão" style:family="text">
      <style:text-properties fo:color="#231F20"/>
    </style:style>
    <style:style style:name="T1293" style:parent-style-name="Fonteparág.padrão" style:family="text">
      <style:text-properties fo:color="#231F20" fo:letter-spacing="0.002in"/>
    </style:style>
    <style:style style:name="T1294" style:parent-style-name="Fonteparág.padrão" style:family="text">
      <style:text-properties fo:color="#231F20"/>
    </style:style>
    <style:style style:name="T1295" style:parent-style-name="Fonteparág.padrão" style:family="text">
      <style:text-properties fo:color="#231F20" fo:letter-spacing="0.002in"/>
    </style:style>
    <style:style style:name="T1296" style:parent-style-name="Fonteparág.padrão" style:family="text">
      <style:text-properties fo:color="#231F20" fo:letter-spacing="0.0013in"/>
    </style:style>
    <style:style style:name="T1297" style:parent-style-name="Fonteparág.padrão" style:family="text">
      <style:text-properties fo:color="#231F20" fo:letter-spacing="0.002in"/>
    </style:style>
    <style:style style:name="T1298" style:parent-style-name="Fonteparág.padrão" style:family="text">
      <style:text-properties fo:color="#231F20" fo:letter-spacing="0.0027in"/>
    </style:style>
    <style:style style:name="T1299" style:parent-style-name="Fonteparág.padrão" style:family="text">
      <style:text-properties fo:color="#231F20" fo:letter-spacing="0.0013in"/>
    </style:style>
    <style:style style:name="T1300" style:parent-style-name="Fonteparág.padrão" style:family="text">
      <style:text-properties fo:color="#231F20" fo:letter-spacing="0.002in"/>
    </style:style>
    <style:style style:name="T1301" style:parent-style-name="Fonteparág.padrão" style:family="text">
      <style:text-properties fo:color="#231F20"/>
    </style:style>
    <style:style style:name="T1302" style:parent-style-name="Fonteparág.padrão" style:family="text">
      <style:text-properties fo:color="#231F20" fo:letter-spacing="0.002in"/>
    </style:style>
    <style:style style:name="T1303" style:parent-style-name="Fonteparág.padrão" style:family="text">
      <style:text-properties fo:color="#231F20"/>
    </style:style>
    <style:style style:name="T1304" style:parent-style-name="Fonteparág.padrão" style:family="text">
      <style:text-properties fo:color="#231F20" fo:letter-spacing="0.002in"/>
    </style:style>
    <style:style style:name="T1305" style:parent-style-name="Fonteparág.padrão" style:family="text">
      <style:text-properties fo:color="#231F20" fo:letter-spacing="0.0013in"/>
    </style:style>
    <style:style style:name="T1306" style:parent-style-name="Fonteparág.padrão" style:family="text">
      <style:text-properties fo:color="#231F20" fo:letter-spacing="0.002in"/>
    </style:style>
    <style:style style:name="T1307" style:parent-style-name="Fonteparág.padrão" style:family="text">
      <style:text-properties fo:color="#231F20"/>
    </style:style>
    <style:style style:name="T1308" style:parent-style-name="Fonteparág.padrão" style:family="text">
      <style:text-properties fo:color="#231F20" fo:letter-spacing="0.002in"/>
    </style:style>
    <style:style style:name="T1309" style:parent-style-name="Fonteparág.padrão" style:family="text">
      <style:text-properties fo:color="#231F20" fo:letter-spacing="0.0013in"/>
    </style:style>
    <style:style style:name="T1310" style:parent-style-name="Fonteparág.padrão" style:family="text">
      <style:text-properties fo:color="#231F20" fo:letter-spacing="0.002in"/>
    </style:style>
    <style:style style:name="T1311" style:parent-style-name="Fonteparág.padrão" style:family="text">
      <style:text-properties fo:color="#231F20"/>
    </style:style>
    <style:style style:name="T1312" style:parent-style-name="Fonteparág.padrão" style:family="text">
      <style:text-properties fo:color="#231F20" fo:letter-spacing="0.002in"/>
    </style:style>
    <style:style style:name="T1313" style:parent-style-name="Fonteparág.padrão" style:family="text">
      <style:text-properties fo:color="#231F20"/>
    </style:style>
    <style:style style:name="T1314" style:parent-style-name="Fonteparág.padrão" style:family="text">
      <style:text-properties fo:color="#231F20" fo:letter-spacing="0.002in"/>
    </style:style>
    <style:style style:name="T1315" style:parent-style-name="Fonteparág.padrão" style:family="text">
      <style:text-properties fo:color="#231F20"/>
    </style:style>
    <style:style style:name="T1316" style:parent-style-name="Fonteparág.padrão" style:family="text">
      <style:text-properties fo:color="#231F20" fo:letter-spacing="0.0013in"/>
    </style:style>
    <style:style style:name="T1317" style:parent-style-name="Fonteparág.padrão" style:family="text">
      <style:text-properties fo:color="#231F20"/>
    </style:style>
    <style:style style:name="T1318" style:parent-style-name="Fonteparág.padrão" style:family="text">
      <style:text-properties fo:color="#231F20" fo:letter-spacing="0.002in"/>
    </style:style>
    <style:style style:name="T1319" style:parent-style-name="Fonteparág.padrão" style:family="text">
      <style:text-properties fo:color="#231F20" fo:letter-spacing="0.0013in"/>
    </style:style>
    <style:style style:name="T1320" style:parent-style-name="Fonteparág.padrão" style:family="text">
      <style:text-properties fo:color="#231F20"/>
    </style:style>
    <style:style style:name="T1321" style:parent-style-name="Fonteparág.padrão" style:family="text">
      <style:text-properties fo:color="#231F20" fo:letter-spacing="0.002in"/>
    </style:style>
    <style:style style:name="T1322" style:parent-style-name="Fonteparág.padrão" style:family="text">
      <style:text-properties fo:color="#231F20" fo:letter-spacing="0.002in"/>
    </style:style>
    <style:style style:name="T1323" style:parent-style-name="Fonteparág.padrão" style:family="text">
      <style:text-properties fo:color="#231F20" fo:letter-spacing="0.0013in"/>
    </style:style>
    <style:style style:name="T1324" style:parent-style-name="Fonteparág.padrão" style:family="text">
      <style:text-properties fo:color="#231F20" fo:letter-spacing="0.0027in"/>
    </style:style>
    <style:style style:name="T1325" style:parent-style-name="Fonteparág.padrão" style:family="text">
      <style:text-properties fo:color="#231F20"/>
    </style:style>
    <style:style style:name="T1326" style:parent-style-name="Fonteparág.padrão" style:family="text">
      <style:text-properties fo:color="#231F20" fo:letter-spacing="0.002in"/>
    </style:style>
    <style:style style:name="T1327" style:parent-style-name="Fonteparág.padrão" style:family="text">
      <style:text-properties fo:color="#231F20" fo:letter-spacing="0.0013in"/>
    </style:style>
    <style:style style:name="T1328" style:parent-style-name="Fonteparág.padrão" style:family="text">
      <style:text-properties fo:color="#231F20" fo:letter-spacing="0.002in"/>
    </style:style>
    <style:style style:name="T1329" style:parent-style-name="Fonteparág.padrão" style:family="text">
      <style:text-properties fo:color="#231F20"/>
    </style:style>
    <style:style style:name="T1330" style:parent-style-name="Fonteparág.padrão" style:family="text">
      <style:text-properties fo:color="#231F20" fo:letter-spacing="0.002in"/>
    </style:style>
    <style:style style:name="T1331" style:parent-style-name="Fonteparág.padrão" style:family="text">
      <style:text-properties fo:color="#231F20"/>
    </style:style>
    <style:style style:name="T1332" style:parent-style-name="Fonteparág.padrão" style:family="text">
      <style:text-properties fo:color="#231F20" fo:letter-spacing="0.002in"/>
    </style:style>
    <style:style style:name="T1333" style:parent-style-name="Fonteparág.padrão" style:family="text">
      <style:text-properties fo:color="#231F20"/>
    </style:style>
    <style:style style:name="T1334" style:parent-style-name="Fonteparág.padrão" style:family="text">
      <style:text-properties fo:color="#231F20" fo:letter-spacing="0.002in"/>
    </style:style>
    <style:style style:name="T1335" style:parent-style-name="Fonteparág.padrão" style:family="text">
      <style:text-properties fo:color="#231F20"/>
    </style:style>
    <style:style style:name="T1336" style:parent-style-name="Fonteparág.padrão" style:family="text">
      <style:text-properties fo:color="#231F20" fo:letter-spacing="0.0027in"/>
    </style:style>
    <style:style style:name="T1337" style:parent-style-name="Fonteparág.padrão" style:family="text">
      <style:text-properties fo:color="#231F20"/>
    </style:style>
    <style:style style:name="T1338" style:parent-style-name="Fonteparág.padrão" style:family="text">
      <style:text-properties fo:color="#231F20" fo:letter-spacing="0.002in"/>
    </style:style>
    <style:style style:name="T1339" style:parent-style-name="Fonteparág.padrão" style:family="text">
      <style:text-properties fo:color="#231F20"/>
    </style:style>
    <style:style style:name="T1340" style:parent-style-name="Fonteparág.padrão" style:family="text">
      <style:text-properties fo:color="#231F20" fo:letter-spacing="0.002in"/>
    </style:style>
    <style:style style:name="T1341" style:parent-style-name="Fonteparág.padrão" style:family="text">
      <style:text-properties fo:color="#231F20" fo:letter-spacing="0.0013in"/>
    </style:style>
    <style:style style:name="T1342" style:parent-style-name="Fonteparág.padrão" style:family="text">
      <style:text-properties fo:color="#231F20" fo:letter-spacing="0.002in"/>
    </style:style>
    <style:style style:name="T1343" style:parent-style-name="Fonteparág.padrão" style:family="text">
      <style:text-properties fo:color="#231F20"/>
    </style:style>
    <style:style style:name="T1344" style:parent-style-name="Fonteparág.padrão" style:family="text">
      <style:text-properties fo:color="#231F20" fo:letter-spacing="0.002in"/>
    </style:style>
    <style:style style:name="T1345" style:parent-style-name="Fonteparág.padrão" style:family="text">
      <style:text-properties fo:color="#231F20" fo:letter-spacing="0.0013in"/>
    </style:style>
    <style:style style:name="T1346" style:parent-style-name="Fonteparág.padrão" style:family="text">
      <style:text-properties fo:color="#231F20"/>
    </style:style>
    <style:style style:name="T1347" style:parent-style-name="Fonteparág.padrão" style:family="text">
      <style:text-properties fo:color="#231F20" fo:letter-spacing="0.002in"/>
    </style:style>
    <style:style style:name="T1348" style:parent-style-name="Fonteparág.padrão" style:family="text">
      <style:text-properties fo:color="#231F20" fo:letter-spacing="0.0027in"/>
    </style:style>
    <style:style style:name="T1349" style:parent-style-name="Fonteparág.padrão" style:family="text">
      <style:text-properties fo:color="#231F20" fo:letter-spacing="0.002in"/>
    </style:style>
    <style:style style:name="T1350" style:parent-style-name="Fonteparág.padrão" style:family="text">
      <style:text-properties fo:color="#231F20" fo:letter-spacing="0.0013in"/>
    </style:style>
    <style:style style:name="T1351" style:parent-style-name="Fonteparág.padrão" style:family="text">
      <style:text-properties fo:color="#231F20" fo:letter-spacing="0.002in"/>
    </style:style>
    <style:style style:name="T1352" style:parent-style-name="Fonteparág.padrão" style:family="text">
      <style:text-properties fo:color="#231F20" fo:letter-spacing="0.002in"/>
    </style:style>
    <style:style style:name="T1353" style:parent-style-name="Fonteparág.padrão" style:family="text">
      <style:text-properties fo:color="#231F20" fo:letter-spacing="0.0013in"/>
    </style:style>
    <style:style style:name="T1354" style:parent-style-name="Fonteparág.padrão" style:family="text">
      <style:text-properties fo:color="#231F20" fo:letter-spacing="0.002in"/>
    </style:style>
    <style:style style:name="T1355" style:parent-style-name="Fonteparág.padrão" style:family="text">
      <style:text-properties fo:color="#231F20" fo:letter-spacing="0.0013in"/>
    </style:style>
    <style:style style:name="T1356" style:parent-style-name="Fonteparág.padrão" style:family="text">
      <style:text-properties fo:color="#231F20" fo:letter-spacing="0.002in"/>
    </style:style>
    <style:style style:name="T1357" style:parent-style-name="Fonteparág.padrão" style:family="text">
      <style:text-properties fo:color="#231F20"/>
    </style:style>
    <style:style style:name="T1358" style:parent-style-name="Fonteparág.padrão" style:family="text">
      <style:text-properties fo:color="#231F20" fo:letter-spacing="0.002in"/>
    </style:style>
    <style:style style:name="T1359" style:parent-style-name="Fonteparág.padrão" style:family="text">
      <style:text-properties fo:color="#231F20" fo:letter-spacing="0.0013in"/>
    </style:style>
    <style:style style:name="T1360" style:parent-style-name="Fonteparág.padrão" style:family="text">
      <style:text-properties fo:color="#231F20" fo:letter-spacing="0.002in"/>
    </style:style>
    <style:style style:name="T1361" style:parent-style-name="Fonteparág.padrão" style:family="text">
      <style:text-properties fo:color="#231F20" fo:letter-spacing="0.0027in"/>
    </style:style>
    <style:style style:name="T1362" style:parent-style-name="Fonteparág.padrão" style:family="text">
      <style:text-properties fo:color="#231F20" fo:letter-spacing="0.002in"/>
    </style:style>
    <style:style style:name="T1363" style:parent-style-name="Fonteparág.padrão" style:family="text">
      <style:text-properties fo:color="#231F20" fo:letter-spacing="0.0013in"/>
    </style:style>
    <style:style style:name="T1364" style:parent-style-name="Fonteparág.padrão" style:family="text">
      <style:text-properties fo:color="#231F20" fo:letter-spacing="0.002in"/>
    </style:style>
    <style:style style:name="T1365" style:parent-style-name="Fonteparág.padrão" style:family="text">
      <style:text-properties fo:color="#231F20"/>
    </style:style>
    <style:style style:name="T1366" style:parent-style-name="Fonteparág.padrão" style:family="text">
      <style:text-properties fo:color="#231F20" fo:letter-spacing="0.002in"/>
    </style:style>
    <style:style style:name="T1367" style:parent-style-name="Fonteparág.padrão" style:family="text">
      <style:text-properties fo:color="#231F20"/>
    </style:style>
    <style:style style:name="T1368" style:parent-style-name="Fonteparág.padrão" style:family="text">
      <style:text-properties fo:color="#231F20" fo:letter-spacing="0.002in"/>
    </style:style>
    <style:style style:name="T1369" style:parent-style-name="Fonteparág.padrão" style:family="text">
      <style:text-properties fo:color="#231F20"/>
    </style:style>
    <style:style style:name="T1370" style:parent-style-name="Fonteparág.padrão" style:family="text">
      <style:text-properties fo:color="#231F20" fo:letter-spacing="0.002in"/>
    </style:style>
    <style:style style:name="T1371" style:parent-style-name="Fonteparág.padrão" style:family="text">
      <style:text-properties fo:color="#231F20" fo:letter-spacing="0.0013in"/>
    </style:style>
    <style:style style:name="T1372" style:parent-style-name="Fonteparág.padrão" style:family="text">
      <style:text-properties fo:color="#231F20"/>
    </style:style>
    <style:style style:name="T1373" style:parent-style-name="Fonteparág.padrão" style:family="text">
      <style:text-properties fo:color="#231F20" fo:letter-spacing="0.002in"/>
    </style:style>
    <style:style style:name="T1374" style:parent-style-name="Fonteparág.padrão" style:family="text">
      <style:text-properties fo:color="#231F20"/>
    </style:style>
    <style:style style:name="T1375" style:parent-style-name="Fonteparág.padrão" style:family="text">
      <style:text-properties fo:color="#231F20" fo:letter-spacing="0.002in"/>
    </style:style>
    <style:style style:name="T1376" style:parent-style-name="Fonteparág.padrão" style:family="text">
      <style:text-properties fo:color="#231F20"/>
    </style:style>
    <style:style style:name="T1377" style:parent-style-name="Fonteparág.padrão" style:family="text">
      <style:text-properties fo:color="#231F20" fo:letter-spacing="0.002in"/>
    </style:style>
    <style:style style:name="T1378" style:parent-style-name="Fonteparág.padrão" style:family="text">
      <style:text-properties fo:color="#231F20"/>
    </style:style>
    <style:style style:name="T1379" style:parent-style-name="Fonteparág.padrão" style:family="text">
      <style:text-properties fo:color="#231F20" fo:letter-spacing="0.002in"/>
    </style:style>
    <style:style style:name="T1380" style:parent-style-name="Fonteparág.padrão" style:family="text">
      <style:text-properties fo:color="#231F20"/>
    </style:style>
    <style:style style:name="T1381" style:parent-style-name="Fonteparág.padrão" style:family="text">
      <style:text-properties fo:color="#231F20" fo:letter-spacing="0.002in"/>
    </style:style>
    <style:style style:name="T1382" style:parent-style-name="Fonteparág.padrão" style:family="text">
      <style:text-properties fo:color="#231F20"/>
    </style:style>
    <style:style style:name="T1383" style:parent-style-name="Fonteparág.padrão" style:family="text">
      <style:text-properties fo:color="#231F20" fo:letter-spacing="0.0027in"/>
    </style:style>
    <style:style style:name="T1384" style:parent-style-name="Fonteparág.padrão" style:family="text">
      <style:text-properties fo:color="#231F20" fo:letter-spacing="0.002in"/>
    </style:style>
    <style:style style:name="T1385" style:parent-style-name="Fonteparág.padrão" style:family="text">
      <style:text-properties fo:color="#231F20"/>
    </style:style>
    <style:style style:name="T1386" style:parent-style-name="Fonteparág.padrão" style:family="text">
      <style:text-properties fo:color="#231F20" fo:letter-spacing="0.002in"/>
    </style:style>
    <style:style style:name="T1387" style:parent-style-name="Fonteparág.padrão" style:family="text">
      <style:text-properties fo:color="#231F20"/>
    </style:style>
    <style:style style:name="T1388" style:parent-style-name="Fonteparág.padrão" style:family="text">
      <style:text-properties fo:color="#231F20" fo:letter-spacing="0.002in"/>
    </style:style>
    <style:style style:name="T1389" style:parent-style-name="Fonteparág.padrão" style:family="text">
      <style:text-properties fo:color="#231F20"/>
    </style:style>
    <style:style style:name="T1390" style:parent-style-name="Fonteparág.padrão" style:family="text">
      <style:text-properties fo:color="#231F20" fo:letter-spacing="0.002in"/>
    </style:style>
    <style:style style:name="T1391" style:parent-style-name="Fonteparág.padrão" style:family="text">
      <style:text-properties fo:color="#231F20" fo:letter-spacing="0.0027in"/>
    </style:style>
    <style:style style:name="T1392" style:parent-style-name="Fonteparág.padrão" style:family="text">
      <style:text-properties fo:color="#231F20" fo:letter-spacing="0.002in"/>
    </style:style>
    <style:style style:name="T1393" style:parent-style-name="Fonteparág.padrão" style:family="text">
      <style:text-properties fo:color="#231F20" fo:letter-spacing="0.0187in"/>
    </style:style>
    <style:style style:name="T1394" style:parent-style-name="Fonteparág.padrão" style:family="text">
      <style:text-properties fo:color="#231F20" fo:letter-spacing="0.0013in"/>
    </style:style>
    <style:style style:name="T1395" style:parent-style-name="Fonteparág.padrão" style:family="text">
      <style:text-properties fo:color="#231F20" fo:letter-spacing="0.0194in"/>
    </style:style>
    <style:style style:name="T1396" style:parent-style-name="Fonteparág.padrão" style:family="text">
      <style:text-properties fo:color="#231F20" fo:letter-spacing="0.002in"/>
    </style:style>
    <style:style style:name="T1397" style:parent-style-name="Fonteparág.padrão" style:family="text">
      <style:text-properties fo:color="#231F20" fo:letter-spacing="0.0187in"/>
    </style:style>
    <style:style style:name="T1398" style:parent-style-name="Fonteparág.padrão" style:family="text">
      <style:text-properties fo:color="#231F20"/>
    </style:style>
    <style:style style:name="T1399" style:parent-style-name="Fonteparág.padrão" style:family="text">
      <style:text-properties fo:color="#231F20" fo:letter-spacing="0.0194in"/>
    </style:style>
    <style:style style:name="T1400" style:parent-style-name="Fonteparág.padrão" style:family="text">
      <style:text-properties fo:color="#231F20" fo:letter-spacing="0.002in"/>
    </style:style>
    <style:style style:name="T1401" style:parent-style-name="Fonteparág.padrão" style:family="text">
      <style:text-properties fo:color="#231F20" fo:letter-spacing="0.0187in"/>
    </style:style>
    <style:style style:name="T1402" style:parent-style-name="Fonteparág.padrão" style:family="text">
      <style:text-properties fo:color="#231F20" fo:letter-spacing="0.002in"/>
    </style:style>
    <style:style style:name="T1403" style:parent-style-name="Fonteparág.padrão" style:family="text">
      <style:text-properties fo:color="#231F20" fo:letter-spacing="0.0194in"/>
    </style:style>
    <style:style style:name="T1404" style:parent-style-name="Fonteparág.padrão" style:family="text">
      <style:text-properties fo:color="#231F20" fo:letter-spacing="0.002in"/>
    </style:style>
    <style:style style:name="T1405" style:parent-style-name="Fonteparág.padrão" style:family="text">
      <style:text-properties fo:color="#231F20" fo:letter-spacing="0.0187in"/>
    </style:style>
    <style:style style:name="T1406" style:parent-style-name="Fonteparág.padrão" style:family="text">
      <style:text-properties fo:color="#231F20" fo:letter-spacing="0.002in"/>
    </style:style>
    <style:style style:name="T1407" style:parent-style-name="Fonteparág.padrão" style:family="text">
      <style:text-properties fo:color="#231F20" fo:letter-spacing="0.0194in"/>
    </style:style>
    <style:style style:name="T1408" style:parent-style-name="Fonteparág.padrão" style:family="text">
      <style:text-properties fo:color="#231F20" fo:letter-spacing="0.002in"/>
    </style:style>
    <style:style style:name="T1409" style:parent-style-name="Fonteparág.padrão" style:family="text">
      <style:text-properties fo:color="#231F20" fo:letter-spacing="0.0187in"/>
    </style:style>
    <style:style style:name="T1410" style:parent-style-name="Fonteparág.padrão" style:family="text">
      <style:text-properties fo:color="#231F20" fo:letter-spacing="0.0013in"/>
    </style:style>
    <style:style style:name="P1411" style:parent-style-name="Corpodetexto" style:family="paragraph">
      <style:paragraph-properties fo:text-align="justify" fo:margin-top="0.0756in" fo:line-height="117%" fo:margin-left="0.9861in" fo:margin-right="0.9791in">
        <style:tab-stops/>
      </style:paragraph-properties>
    </style:style>
    <style:style style:name="T1412" style:parent-style-name="Fonteparág.padrão" style:family="text">
      <style:text-properties fo:color="#231F20" style:text-scale="105%"/>
    </style:style>
    <style:style style:name="T1413" style:parent-style-name="Fonteparág.padrão" style:family="text">
      <style:text-properties fo:color="#231F20" fo:letter-spacing="0.002in" style:text-scale="105%"/>
    </style:style>
    <style:style style:name="T1414" style:parent-style-name="Fonteparág.padrão" style:family="text">
      <style:text-properties fo:color="#231F20" fo:letter-spacing="0.0013in" style:text-scale="105%"/>
    </style:style>
    <style:style style:name="T1415" style:parent-style-name="Fonteparág.padrão" style:family="text">
      <style:text-properties fo:color="#231F20" fo:letter-spacing="0.002in" style:text-scale="105%"/>
    </style:style>
    <style:style style:name="T1416" style:parent-style-name="Fonteparág.padrão" style:family="text">
      <style:text-properties fo:color="#231F20" style:text-scale="105%"/>
    </style:style>
    <style:style style:name="T1417" style:parent-style-name="Fonteparág.padrão" style:family="text">
      <style:text-properties fo:color="#231F20" fo:letter-spacing="0.002in" style:text-scale="105%"/>
    </style:style>
    <style:style style:name="T1418" style:parent-style-name="Fonteparág.padrão" style:family="text">
      <style:text-properties fo:color="#231F20" fo:letter-spacing="0.002in" style:text-scale="105%"/>
    </style:style>
    <style:style style:name="T1419" style:parent-style-name="Fonteparág.padrão" style:family="text">
      <style:text-properties fo:color="#231F20" fo:letter-spacing="0.0013in" style:text-scale="105%"/>
    </style:style>
    <style:style style:name="T1420" style:parent-style-name="Fonteparág.padrão" style:family="text">
      <style:text-properties fo:color="#231F20" fo:letter-spacing="0.002in" style:text-scale="105%"/>
    </style:style>
    <style:style style:name="T1421" style:parent-style-name="Fonteparág.padrão" style:family="text">
      <style:text-properties fo:color="#231F20" style:text-scale="105%"/>
    </style:style>
    <style:style style:name="T1422" style:parent-style-name="Fonteparág.padrão" style:family="text">
      <style:text-properties fo:color="#231F20" fo:letter-spacing="0.002in" style:text-scale="105%"/>
    </style:style>
    <style:style style:name="T1423" style:parent-style-name="Fonteparág.padrão" style:family="text">
      <style:text-properties fo:color="#231F20" style:text-scale="105%"/>
    </style:style>
    <style:style style:name="T1424" style:parent-style-name="Fonteparág.padrão" style:family="text">
      <style:text-properties fo:color="#231F20" fo:letter-spacing="0.002in" style:text-scale="105%"/>
    </style:style>
    <style:style style:name="T1425" style:parent-style-name="Fonteparág.padrão" style:family="text">
      <style:text-properties fo:color="#231F20" style:text-scale="105%"/>
    </style:style>
    <style:style style:name="T1426" style:parent-style-name="Fonteparág.padrão" style:family="text">
      <style:text-properties fo:color="#231F20" fo:letter-spacing="0.002in" style:text-scale="105%"/>
    </style:style>
    <style:style style:name="T1427" style:parent-style-name="Fonteparág.padrão" style:family="text">
      <style:text-properties fo:color="#231F20" style:text-scale="105%"/>
    </style:style>
    <style:style style:name="T1428" style:parent-style-name="Fonteparág.padrão" style:family="text">
      <style:text-properties fo:color="#231F20" fo:letter-spacing="0.002in" style:text-scale="105%"/>
    </style:style>
    <style:style style:name="T1429" style:parent-style-name="Fonteparág.padrão" style:family="text">
      <style:text-properties fo:color="#231F20" style:text-scale="105%"/>
    </style:style>
    <style:style style:name="T1430" style:parent-style-name="Fonteparág.padrão" style:family="text">
      <style:text-properties fo:color="#231F20" fo:letter-spacing="0.002in" style:text-scale="105%"/>
    </style:style>
    <style:style style:name="T1431" style:parent-style-name="Fonteparág.padrão" style:family="text">
      <style:text-properties fo:color="#231F20" fo:letter-spacing="0.0013in" style:text-scale="105%"/>
    </style:style>
    <style:style style:name="T1432" style:parent-style-name="Fonteparág.padrão" style:family="text">
      <style:text-properties fo:color="#231F20" fo:letter-spacing="0.002in" style:text-scale="105%"/>
    </style:style>
    <style:style style:name="T1433" style:parent-style-name="Fonteparág.padrão" style:family="text">
      <style:text-properties fo:color="#231F20" fo:letter-spacing="0.0027in" style:text-scale="105%"/>
    </style:style>
    <style:style style:name="T1434" style:parent-style-name="Fonteparág.padrão" style:family="text">
      <style:text-properties fo:color="#231F20" style:text-scale="105%"/>
    </style:style>
    <style:style style:name="T1435" style:parent-style-name="Fonteparág.padrão" style:family="text">
      <style:text-properties fo:color="#231F20" fo:letter-spacing="0.002in" style:text-scale="105%"/>
    </style:style>
    <style:style style:name="T1436" style:parent-style-name="Fonteparág.padrão" style:family="text">
      <style:text-properties fo:color="#231F20" style:text-scale="105%"/>
    </style:style>
    <style:style style:name="T1437" style:parent-style-name="Fonteparág.padrão" style:family="text">
      <style:text-properties fo:color="#231F20" fo:letter-spacing="0.002in" style:text-scale="105%"/>
    </style:style>
    <style:style style:name="T1438" style:parent-style-name="Fonteparág.padrão" style:family="text">
      <style:text-properties fo:color="#231F20" fo:letter-spacing="0.0013in" style:text-scale="105%"/>
    </style:style>
    <style:style style:name="T1439" style:parent-style-name="Fonteparág.padrão" style:family="text">
      <style:text-properties fo:color="#231F20" fo:letter-spacing="0.002in" style:text-scale="105%"/>
    </style:style>
    <style:style style:name="T1440" style:parent-style-name="Fonteparág.padrão" style:family="text">
      <style:text-properties fo:color="#231F20" style:text-scale="105%"/>
    </style:style>
    <style:style style:name="T1441" style:parent-style-name="Fonteparág.padrão" style:family="text">
      <style:text-properties fo:color="#231F20" fo:letter-spacing="0.002in" style:text-scale="105%"/>
    </style:style>
    <style:style style:name="T1442" style:parent-style-name="Fonteparág.padrão" style:family="text">
      <style:text-properties fo:color="#231F20" style:text-scale="105%"/>
    </style:style>
    <style:style style:name="T1443" style:parent-style-name="Fonteparág.padrão" style:family="text">
      <style:text-properties fo:color="#231F20" fo:letter-spacing="0.002in" style:text-scale="105%"/>
    </style:style>
    <style:style style:name="T1444" style:parent-style-name="Fonteparág.padrão" style:family="text">
      <style:text-properties fo:color="#231F20" fo:letter-spacing="-0.0166in" style:text-scale="105%"/>
    </style:style>
    <style:style style:name="T1445" style:parent-style-name="Fonteparág.padrão" style:family="text">
      <style:text-properties fo:color="#231F20" fo:letter-spacing="0.0027in" style:text-scale="105%"/>
    </style:style>
    <style:style style:name="P1446" style:parent-style-name="Corpodetexto" style:family="paragraph">
      <style:paragraph-properties fo:text-align="justify" fo:margin-top="0.0729in" fo:line-height="117%" fo:margin-left="0.9861in" fo:margin-right="0.9791in">
        <style:tab-stops/>
      </style:paragraph-properties>
    </style:style>
    <style:style style:name="T1447" style:parent-style-name="Fonteparág.padrão" style:family="text">
      <style:text-properties fo:color="#231F20" fo:letter-spacing="0.002in" style:text-scale="105%"/>
    </style:style>
    <style:style style:name="T1448" style:parent-style-name="Fonteparág.padrão" style:family="text">
      <style:text-properties fo:color="#231F20" style:text-scale="105%"/>
    </style:style>
    <style:style style:name="T1449" style:parent-style-name="Fonteparág.padrão" style:family="text">
      <style:text-properties fo:color="#231F20" fo:letter-spacing="0.002in" style:text-scale="105%"/>
    </style:style>
    <style:style style:name="T1450" style:parent-style-name="Fonteparág.padrão" style:family="text">
      <style:text-properties fo:color="#231F20" style:text-scale="105%"/>
    </style:style>
    <style:style style:name="T1451" style:parent-style-name="Fonteparág.padrão" style:family="text">
      <style:text-properties fo:color="#231F20" fo:letter-spacing="0.002in" style:text-scale="105%"/>
    </style:style>
    <style:style style:name="T1452" style:parent-style-name="Fonteparág.padrão" style:family="text">
      <style:text-properties fo:color="#231F20" fo:letter-spacing="0.0013in" style:text-scale="105%"/>
    </style:style>
    <style:style style:name="T1453" style:parent-style-name="Fonteparág.padrão" style:family="text">
      <style:text-properties fo:color="#231F20" fo:letter-spacing="0.002in" style:text-scale="105%"/>
    </style:style>
    <style:style style:name="T1454" style:parent-style-name="Fonteparág.padrão" style:family="text">
      <style:text-properties fo:color="#231F20" style:text-scale="105%"/>
    </style:style>
    <style:style style:name="T1455" style:parent-style-name="Fonteparág.padrão" style:family="text">
      <style:text-properties fo:color="#231F20" fo:letter-spacing="0.002in" style:text-scale="105%"/>
    </style:style>
    <style:style style:name="T1456" style:parent-style-name="Fonteparág.padrão" style:family="text">
      <style:text-properties fo:color="#231F20" fo:letter-spacing="0.0013in" style:text-scale="105%"/>
    </style:style>
    <style:style style:name="T1457" style:parent-style-name="Fonteparág.padrão" style:family="text">
      <style:text-properties fo:color="#231F20" fo:letter-spacing="0.002in" style:text-scale="105%"/>
    </style:style>
    <style:style style:name="T1458" style:parent-style-name="Fonteparág.padrão" style:family="text">
      <style:text-properties fo:color="#231F20" style:text-scale="105%"/>
    </style:style>
    <style:style style:name="T1459" style:parent-style-name="Fonteparág.padrão" style:family="text">
      <style:text-properties fo:color="#231F20" fo:letter-spacing="0.002in" style:text-scale="105%"/>
    </style:style>
    <style:style style:name="T1460" style:parent-style-name="Fonteparág.padrão" style:family="text">
      <style:text-properties fo:color="#231F20" fo:letter-spacing="0.0027in" style:text-scale="105%"/>
    </style:style>
    <style:style style:name="T1461" style:parent-style-name="Fonteparág.padrão" style:family="text">
      <style:text-properties fo:color="#231F20" fo:letter-spacing="0.002in" style:text-scale="105%"/>
    </style:style>
    <style:style style:name="T1462" style:parent-style-name="Fonteparág.padrão" style:family="text">
      <style:text-properties fo:color="#231F20" fo:letter-spacing="0.0013in" style:text-scale="105%"/>
    </style:style>
    <style:style style:name="T1463" style:parent-style-name="Fonteparág.padrão" style:family="text">
      <style:text-properties fo:color="#231F20" fo:letter-spacing="0.002in" style:text-scale="105%"/>
    </style:style>
    <style:style style:name="T1464" style:parent-style-name="Fonteparág.padrão" style:family="text">
      <style:text-properties fo:color="#231F20" style:text-scale="105%"/>
    </style:style>
    <style:style style:name="T1465" style:parent-style-name="Fonteparág.padrão" style:family="text">
      <style:text-properties fo:color="#231F20" fo:letter-spacing="0.002in" style:text-scale="105%"/>
    </style:style>
    <style:style style:name="T1466" style:parent-style-name="Fonteparág.padrão" style:family="text">
      <style:text-properties fo:color="#231F20" style:text-scale="105%"/>
    </style:style>
    <style:style style:name="T1467" style:parent-style-name="Fonteparág.padrão" style:family="text">
      <style:text-properties fo:color="#231F20" fo:letter-spacing="0.002in" style:text-scale="105%"/>
    </style:style>
    <style:style style:name="T1468" style:parent-style-name="Fonteparág.padrão" style:family="text">
      <style:text-properties fo:color="#231F20" fo:letter-spacing="0.0027in" style:text-scale="105%"/>
    </style:style>
    <style:style style:name="T1469" style:parent-style-name="Fonteparág.padrão" style:family="text">
      <style:text-properties fo:color="#231F20" fo:letter-spacing="0.002in" style:text-scale="105%"/>
    </style:style>
    <style:style style:name="T1470" style:parent-style-name="Fonteparág.padrão" style:family="text">
      <style:text-properties fo:color="#231F20" style:text-scale="105%"/>
    </style:style>
    <style:style style:name="T1471" style:parent-style-name="Fonteparág.padrão" style:family="text">
      <style:text-properties fo:color="#231F20" fo:letter-spacing="0.002in" style:text-scale="105%"/>
    </style:style>
    <style:style style:name="T1472" style:parent-style-name="Fonteparág.padrão" style:family="text">
      <style:text-properties fo:color="#231F20" style:text-scale="105%"/>
    </style:style>
    <style:style style:name="T1473" style:parent-style-name="Fonteparág.padrão" style:family="text">
      <style:text-properties fo:color="#231F20" fo:letter-spacing="0.002in" style:text-scale="105%"/>
    </style:style>
    <style:style style:name="T1474" style:parent-style-name="Fonteparág.padrão" style:family="text">
      <style:text-properties fo:color="#231F20" fo:letter-spacing="0.0013in" style:text-scale="105%"/>
    </style:style>
    <style:style style:name="T1475" style:parent-style-name="Fonteparág.padrão" style:family="text">
      <style:text-properties fo:color="#231F20" fo:letter-spacing="0.002in" style:text-scale="105%"/>
    </style:style>
    <style:style style:name="T1476" style:parent-style-name="Fonteparág.padrão" style:family="text">
      <style:text-properties fo:color="#231F20" fo:letter-spacing="0.0013in" style:text-scale="105%"/>
    </style:style>
    <style:style style:name="T1477" style:parent-style-name="Fonteparág.padrão" style:family="text">
      <style:text-properties fo:color="#231F20" fo:letter-spacing="0.0319in" style:text-scale="105%"/>
    </style:style>
    <style:style style:name="T1478" style:parent-style-name="Fonteparág.padrão" style:family="text">
      <style:text-properties fo:color="#231F20" fo:letter-spacing="0.002in" style:text-scale="105%"/>
    </style:style>
    <style:style style:name="T1479" style:parent-style-name="Fonteparág.padrão" style:family="text">
      <style:text-properties fo:color="#231F20" fo:letter-spacing="0.0027in" style:text-scale="105%"/>
    </style:style>
    <style:style style:name="T1480" style:parent-style-name="Fonteparág.padrão" style:family="text">
      <style:text-properties fo:color="#231F20" style:text-scale="105%"/>
    </style:style>
    <style:style style:name="T1481" style:parent-style-name="Fonteparág.padrão" style:family="text">
      <style:text-properties fo:color="#231F20" fo:letter-spacing="0.002in" style:text-scale="105%"/>
    </style:style>
    <style:style style:name="T1482" style:parent-style-name="Fonteparág.padrão" style:family="text">
      <style:text-properties fo:color="#231F20" style:text-scale="105%"/>
    </style:style>
    <style:style style:name="T1483" style:parent-style-name="Fonteparág.padrão" style:family="text">
      <style:text-properties fo:color="#231F20" fo:letter-spacing="0.002in" style:text-scale="105%"/>
    </style:style>
    <style:style style:name="T1484" style:parent-style-name="Fonteparág.padrão" style:family="text">
      <style:text-properties fo:color="#231F20" style:text-scale="105%"/>
    </style:style>
    <style:style style:name="T1485" style:parent-style-name="Fonteparág.padrão" style:family="text">
      <style:text-properties fo:color="#231F20" fo:letter-spacing="0.002in" style:text-scale="105%"/>
    </style:style>
    <style:style style:name="T1486" style:parent-style-name="Fonteparág.padrão" style:family="text">
      <style:text-properties fo:color="#231F20" style:text-scale="105%"/>
    </style:style>
    <style:style style:name="T1487" style:parent-style-name="Fonteparág.padrão" style:family="text">
      <style:text-properties fo:color="#231F20" fo:letter-spacing="0.002in" style:text-scale="105%"/>
    </style:style>
    <style:style style:name="T1488" style:parent-style-name="Fonteparág.padrão" style:family="text">
      <style:text-properties fo:color="#231F20" fo:letter-spacing="0.0027in" style:text-scale="105%"/>
    </style:style>
    <style:style style:name="T1489" style:parent-style-name="Fonteparág.padrão" style:family="text">
      <style:text-properties fo:color="#231F20" fo:letter-spacing="0.002in" style:text-scale="105%"/>
    </style:style>
    <style:style style:name="T1490" style:parent-style-name="Fonteparág.padrão" style:family="text">
      <style:text-properties fo:color="#231F20" style:text-scale="105%"/>
    </style:style>
    <style:style style:name="T1491" style:parent-style-name="Fonteparág.padrão" style:family="text">
      <style:text-properties fo:color="#231F20" fo:letter-spacing="0.002in" style:text-scale="105%"/>
    </style:style>
    <style:style style:name="T1492" style:parent-style-name="Fonteparág.padrão" style:family="text">
      <style:text-properties fo:color="#231F20" style:text-scale="105%"/>
    </style:style>
    <style:style style:name="T1493" style:parent-style-name="Fonteparág.padrão" style:family="text">
      <style:text-properties fo:color="#231F20" fo:letter-spacing="0.002in" style:text-scale="105%"/>
    </style:style>
    <style:style style:name="T1494" style:parent-style-name="Fonteparág.padrão" style:family="text">
      <style:text-properties fo:color="#231F20" style:text-scale="105%"/>
    </style:style>
    <style:style style:name="T1495" style:parent-style-name="Fonteparág.padrão" style:family="text">
      <style:text-properties fo:color="#231F20" fo:letter-spacing="0.0027in" style:text-scale="105%"/>
    </style:style>
    <style:style style:name="T1496" style:parent-style-name="Fonteparág.padrão" style:family="text">
      <style:text-properties fo:color="#231F20" fo:letter-spacing="0.002in" style:text-scale="105%"/>
    </style:style>
    <style:style style:name="T1497" style:parent-style-name="Fonteparág.padrão" style:family="text">
      <style:text-properties fo:color="#231F20" style:text-scale="105%"/>
    </style:style>
    <style:style style:name="T1498" style:parent-style-name="Fonteparág.padrão" style:family="text">
      <style:text-properties fo:color="#231F20" fo:letter-spacing="0.002in" style:text-scale="105%"/>
    </style:style>
    <style:style style:name="T1499" style:parent-style-name="Fonteparág.padrão" style:family="text">
      <style:text-properties fo:color="#231F20" style:text-scale="105%"/>
    </style:style>
    <style:style style:name="T1500" style:parent-style-name="Fonteparág.padrão" style:family="text">
      <style:text-properties fo:color="#231F20" fo:letter-spacing="0.002in" style:text-scale="105%"/>
    </style:style>
    <style:style style:name="T1501" style:parent-style-name="Fonteparág.padrão" style:family="text">
      <style:text-properties fo:color="#231F20" style:text-scale="105%"/>
    </style:style>
    <style:style style:name="T1502" style:parent-style-name="Fonteparág.padrão" style:family="text">
      <style:text-properties fo:color="#231F20" fo:letter-spacing="0.002in" style:text-scale="105%"/>
    </style:style>
    <style:style style:name="T1503" style:parent-style-name="Fonteparág.padrão" style:family="text">
      <style:text-properties fo:color="#231F20" fo:letter-spacing="-0.0166in" style:text-scale="105%"/>
    </style:style>
    <style:style style:name="T1504" style:parent-style-name="Fonteparág.padrão" style:family="text">
      <style:text-properties fo:color="#231F20" fo:letter-spacing="0.0027in" style:text-scale="105%"/>
    </style:style>
    <style:style style:name="P1505" style:parent-style-name="Corpodetexto" style:family="paragraph">
      <style:paragraph-properties fo:text-align="justify" fo:margin-top="0.0736in" fo:line-height="117%" fo:margin-left="0.9861in" fo:margin-right="0.9784in">
        <style:tab-stops/>
      </style:paragraph-properties>
    </style:style>
    <style:style style:name="T1506" style:parent-style-name="Fonteparág.padrão" style:family="text">
      <style:text-properties fo:color="#231F20" style:text-scale="105%"/>
    </style:style>
    <style:style style:name="T1507" style:parent-style-name="Fonteparág.padrão" style:family="text">
      <style:text-properties fo:color="#231F20" fo:letter-spacing="0.002in" style:text-scale="105%"/>
    </style:style>
    <style:style style:name="T1508" style:parent-style-name="Fonteparág.padrão" style:family="text">
      <style:text-properties fo:color="#231F20" fo:letter-spacing="0.0013in" style:text-scale="105%"/>
    </style:style>
    <style:style style:name="T1509" style:parent-style-name="Fonteparág.padrão" style:family="text">
      <style:text-properties fo:color="#231F20" fo:letter-spacing="0.002in" style:text-scale="105%"/>
    </style:style>
    <style:style style:name="T1510" style:parent-style-name="Fonteparág.padrão" style:family="text">
      <style:text-properties fo:color="#231F20" style:text-scale="105%"/>
    </style:style>
    <style:style style:name="T1511" style:parent-style-name="Fonteparág.padrão" style:family="text">
      <style:text-properties fo:color="#231F20" fo:letter-spacing="0.002in" style:text-scale="105%"/>
    </style:style>
    <style:style style:name="T1512" style:parent-style-name="Fonteparág.padrão" style:family="text">
      <style:text-properties fo:color="#231F20" style:text-scale="105%"/>
    </style:style>
    <style:style style:name="T1513" style:parent-style-name="Fonteparág.padrão" style:family="text">
      <style:text-properties fo:color="#231F20" fo:letter-spacing="0.002in" style:text-scale="105%"/>
    </style:style>
    <style:style style:name="T1514" style:parent-style-name="Fonteparág.padrão" style:family="text">
      <style:text-properties fo:color="#231F20" fo:letter-spacing="0.0013in" style:text-scale="105%"/>
    </style:style>
    <style:style style:name="T1515" style:parent-style-name="Fonteparág.padrão" style:family="text">
      <style:text-properties fo:color="#231F20" fo:letter-spacing="0.002in" style:text-scale="105%"/>
    </style:style>
    <style:style style:name="T1516" style:parent-style-name="Fonteparág.padrão" style:family="text">
      <style:text-properties fo:color="#231F20" style:text-scale="105%"/>
    </style:style>
    <style:style style:name="T1517" style:parent-style-name="Fonteparág.padrão" style:family="text">
      <style:text-properties fo:color="#231F20" fo:letter-spacing="0.002in" style:text-scale="105%"/>
    </style:style>
    <style:style style:name="T1518" style:parent-style-name="Fonteparág.padrão" style:family="text">
      <style:text-properties fo:color="#231F20" style:text-scale="105%"/>
    </style:style>
    <style:style style:name="T1519" style:parent-style-name="Fonteparág.padrão" style:family="text">
      <style:text-properties fo:color="#231F20" fo:letter-spacing="0.002in" style:text-scale="105%"/>
    </style:style>
    <style:style style:name="T1520" style:parent-style-name="Fonteparág.padrão" style:family="text">
      <style:text-properties fo:color="#231F20" style:text-scale="105%"/>
    </style:style>
    <style:style style:name="T1521" style:parent-style-name="Fonteparág.padrão" style:family="text">
      <style:text-properties fo:color="#231F20" fo:letter-spacing="0.002in" style:text-scale="105%"/>
    </style:style>
    <style:style style:name="T1522" style:parent-style-name="Fonteparág.padrão" style:family="text">
      <style:text-properties fo:color="#231F20" fo:letter-spacing="0.0013in" style:text-scale="105%"/>
    </style:style>
    <style:style style:name="T1523" style:parent-style-name="Fonteparág.padrão" style:family="text">
      <style:text-properties fo:color="#231F20" fo:letter-spacing="0.0027in" style:text-scale="105%"/>
    </style:style>
    <style:style style:name="T1524" style:parent-style-name="Fonteparág.padrão" style:family="text">
      <style:text-properties fo:color="#231F20" fo:letter-spacing="0.002in" style:text-scale="105%"/>
    </style:style>
    <style:style style:name="T1525" style:parent-style-name="Fonteparág.padrão" style:family="text">
      <style:text-properties fo:color="#231F20" style:text-scale="105%"/>
    </style:style>
    <style:style style:name="T1526" style:parent-style-name="Fonteparág.padrão" style:family="text">
      <style:text-properties fo:color="#231F20" fo:letter-spacing="0.002in" style:text-scale="105%"/>
    </style:style>
    <style:style style:name="T1527" style:parent-style-name="Fonteparág.padrão" style:family="text">
      <style:text-properties fo:color="#231F20" style:text-scale="105%"/>
    </style:style>
    <style:style style:name="T1528" style:parent-style-name="Fonteparág.padrão" style:family="text">
      <style:text-properties fo:color="#231F20" fo:letter-spacing="0.002in" style:text-scale="105%"/>
    </style:style>
    <style:style style:name="T1529" style:parent-style-name="Fonteparág.padrão" style:family="text">
      <style:text-properties fo:color="#231F20" fo:letter-spacing="0.0013in" style:text-scale="105%"/>
    </style:style>
    <style:style style:name="T1530" style:parent-style-name="Fonteparág.padrão" style:family="text">
      <style:text-properties fo:color="#231F20" fo:letter-spacing="0.002in" style:text-scale="105%"/>
    </style:style>
    <style:style style:name="T1531" style:parent-style-name="Fonteparág.padrão" style:family="text">
      <style:text-properties fo:color="#231F20" fo:letter-spacing="0.0013in" style:text-scale="105%"/>
    </style:style>
    <style:style style:name="T1532" style:parent-style-name="Fonteparág.padrão" style:family="text">
      <style:text-properties fo:color="#231F20" style:text-scale="105%"/>
    </style:style>
    <style:style style:name="T1533" style:parent-style-name="Fonteparág.padrão" style:family="text">
      <style:text-properties fo:color="#231F20" fo:letter-spacing="0.0027in" style:text-scale="105%"/>
    </style:style>
    <style:style style:name="T1534" style:parent-style-name="Fonteparág.padrão" style:family="text">
      <style:text-properties fo:color="#231F20" style:text-scale="105%"/>
    </style:style>
    <style:style style:name="T1535" style:parent-style-name="Fonteparág.padrão" style:family="text">
      <style:text-properties fo:color="#231F20" fo:letter-spacing="0.002in" style:text-scale="105%"/>
    </style:style>
    <style:style style:name="T1536" style:parent-style-name="Fonteparág.padrão" style:family="text">
      <style:text-properties fo:color="#231F20" style:text-scale="105%"/>
    </style:style>
    <style:style style:name="T1537" style:parent-style-name="Fonteparág.padrão" style:family="text">
      <style:text-properties fo:color="#231F20" fo:letter-spacing="0.002in" style:text-scale="105%"/>
    </style:style>
    <style:style style:name="T1538" style:parent-style-name="Fonteparág.padrão" style:family="text">
      <style:text-properties fo:color="#231F20" style:text-scale="105%"/>
    </style:style>
    <style:style style:name="T1539" style:parent-style-name="Fonteparág.padrão" style:family="text">
      <style:text-properties fo:color="#231F20" fo:letter-spacing="0.002in" style:text-scale="105%"/>
    </style:style>
    <style:style style:name="T1540" style:parent-style-name="Fonteparág.padrão" style:family="text">
      <style:text-properties fo:color="#231F20" fo:letter-spacing="0.0013in" style:text-scale="105%"/>
    </style:style>
    <style:style style:name="T1541" style:parent-style-name="Fonteparág.padrão" style:family="text">
      <style:text-properties fo:color="#231F20" fo:letter-spacing="0.002in" style:text-scale="105%"/>
    </style:style>
    <style:style style:name="T1542" style:parent-style-name="Fonteparág.padrão" style:family="text">
      <style:text-properties fo:color="#231F20" style:text-scale="105%"/>
    </style:style>
    <style:style style:name="T1543" style:parent-style-name="Fonteparág.padrão" style:family="text">
      <style:text-properties fo:color="#231F20" fo:letter-spacing="0.0013in" style:text-scale="105%"/>
    </style:style>
    <style:style style:name="T1544" style:parent-style-name="Fonteparág.padrão" style:family="text">
      <style:text-properties fo:color="#231F20" style:text-scale="105%"/>
    </style:style>
    <style:style style:name="T1545" style:parent-style-name="Fonteparág.padrão" style:family="text">
      <style:text-properties fo:color="#231F20" fo:letter-spacing="0.0027in" style:text-scale="105%"/>
    </style:style>
    <style:style style:name="T1546" style:parent-style-name="Fonteparág.padrão" style:family="text">
      <style:text-properties fo:color="#231F20" fo:letter-spacing="0.002in" style:text-scale="105%"/>
    </style:style>
    <style:style style:name="T1547" style:parent-style-name="Fonteparág.padrão" style:family="text">
      <style:text-properties fo:color="#231F20" fo:letter-spacing="0.0104in" style:text-scale="105%"/>
    </style:style>
    <style:style style:name="T1548" style:parent-style-name="Fonteparág.padrão" style:family="text">
      <style:text-properties fo:color="#231F20" fo:letter-spacing="0.0027in" style:text-scale="105%"/>
    </style:style>
    <style:style style:name="P1549" style:parent-style-name="Corpodetexto" style:family="paragraph">
      <style:paragraph-properties fo:text-align="justify" fo:margin-top="0.0729in" fo:line-height="117%" fo:margin-left="0.9861in" fo:margin-right="0.9784in">
        <style:tab-stops/>
      </style:paragraph-properties>
    </style:style>
    <style:style style:name="T1550" style:parent-style-name="Fonteparág.padrão" style:family="text">
      <style:text-properties fo:color="#231F20" style:text-scale="105%"/>
    </style:style>
    <style:style style:name="T1551" style:parent-style-name="Fonteparág.padrão" style:family="text">
      <style:text-properties fo:color="#231F20" style:text-scale="105%"/>
    </style:style>
    <style:style style:name="T1552" style:parent-style-name="Fonteparág.padrão" style:family="text">
      <style:text-properties fo:color="#231F20" style:text-scale="105%"/>
    </style:style>
    <style:style style:name="P1553" style:parent-style-name="Corpodetexto" style:family="paragraph">
      <style:paragraph-properties fo:text-align="justify" fo:margin-top="0.0736in" fo:line-height="117%" fo:margin-left="0.9861in" fo:margin-right="0.9791in">
        <style:tab-stops/>
      </style:paragraph-properties>
    </style:style>
    <style:style style:name="T1554" style:parent-style-name="Fonteparág.padrão" style:family="text">
      <style:text-properties fo:color="#231F20" style:text-scale="105%"/>
    </style:style>
    <style:style style:name="T1555" style:parent-style-name="Fonteparág.padrão" style:family="text">
      <style:text-properties fo:color="#231F20" fo:letter-spacing="0.002in" style:text-scale="105%"/>
    </style:style>
    <style:style style:name="T1556" style:parent-style-name="Fonteparág.padrão" style:family="text">
      <style:text-properties fo:color="#231F20" fo:letter-spacing="0.0013in" style:text-scale="105%"/>
    </style:style>
    <style:style style:name="T1557" style:parent-style-name="Fonteparág.padrão" style:family="text">
      <style:text-properties fo:color="#231F20" fo:letter-spacing="0.002in" style:text-scale="105%"/>
    </style:style>
    <style:style style:name="T1558" style:parent-style-name="Fonteparág.padrão" style:family="text">
      <style:text-properties fo:color="#231F20" style:text-scale="105%"/>
    </style:style>
    <style:style style:name="T1559" style:parent-style-name="Fonteparág.padrão" style:family="text">
      <style:text-properties fo:color="#231F20" fo:letter-spacing="0.002in" style:text-scale="105%"/>
    </style:style>
    <style:style style:name="T1560" style:parent-style-name="Fonteparág.padrão" style:family="text">
      <style:text-properties fo:color="#231F20" style:text-scale="105%"/>
    </style:style>
    <style:style style:name="T1561" style:parent-style-name="Fonteparág.padrão" style:family="text">
      <style:text-properties fo:color="#231F20" fo:letter-spacing="0.002in" style:text-scale="105%"/>
    </style:style>
    <style:style style:name="T1562" style:parent-style-name="Fonteparág.padrão" style:family="text">
      <style:text-properties fo:color="#231F20" style:text-scale="105%"/>
    </style:style>
    <style:style style:name="T1563" style:parent-style-name="Fonteparág.padrão" style:family="text">
      <style:text-properties fo:color="#231F20" fo:letter-spacing="0.002in" style:text-scale="105%"/>
    </style:style>
    <style:style style:name="T1564" style:parent-style-name="Fonteparág.padrão" style:family="text">
      <style:text-properties fo:color="#231F20" fo:letter-spacing="0.0027in" style:text-scale="105%"/>
    </style:style>
    <style:style style:name="T1565" style:parent-style-name="Fonteparág.padrão" style:family="text">
      <style:text-properties fo:color="#231F20" fo:letter-spacing="0.002in" style:text-scale="105%"/>
    </style:style>
    <style:style style:name="T1566" style:parent-style-name="Fonteparág.padrão" style:family="text">
      <style:text-properties fo:color="#231F20" style:text-scale="105%"/>
    </style:style>
    <style:style style:name="T1567" style:parent-style-name="Fonteparág.padrão" style:family="text">
      <style:text-properties fo:color="#231F20" fo:letter-spacing="0.002in" style:text-scale="105%"/>
    </style:style>
    <style:style style:name="T1568" style:parent-style-name="Fonteparág.padrão" style:family="text">
      <style:text-properties fo:color="#231F20" style:text-scale="105%"/>
    </style:style>
    <style:style style:name="T1569" style:parent-style-name="Fonteparág.padrão" style:family="text">
      <style:text-properties fo:color="#231F20" fo:letter-spacing="0.002in" style:text-scale="105%"/>
    </style:style>
    <style:style style:name="T1570" style:parent-style-name="Fonteparág.padrão" style:family="text">
      <style:text-properties fo:color="#231F20" fo:letter-spacing="0.0013in" style:text-scale="105%"/>
    </style:style>
    <style:style style:name="T1571" style:parent-style-name="Fonteparág.padrão" style:family="text">
      <style:text-properties fo:color="#231F20" fo:letter-spacing="0.002in" style:text-scale="105%"/>
    </style:style>
    <style:style style:name="T1572" style:parent-style-name="Fonteparág.padrão" style:family="text">
      <style:text-properties fo:color="#231F20" style:text-scale="105%"/>
    </style:style>
    <style:style style:name="T1573" style:parent-style-name="Fonteparág.padrão" style:family="text">
      <style:text-properties fo:color="#231F20" fo:letter-spacing="0.002in" style:text-scale="105%"/>
    </style:style>
    <style:style style:name="T1574" style:parent-style-name="Fonteparág.padrão" style:family="text">
      <style:text-properties fo:color="#231F20" style:text-scale="105%"/>
    </style:style>
    <style:style style:name="T1575" style:parent-style-name="Fonteparág.padrão" style:family="text">
      <style:text-properties fo:color="#231F20" fo:letter-spacing="0.002in" style:text-scale="105%"/>
    </style:style>
    <style:style style:name="T1576" style:parent-style-name="Fonteparág.padrão" style:family="text">
      <style:text-properties fo:color="#231F20" fo:letter-spacing="0.0027in" style:text-scale="105%"/>
    </style:style>
    <style:style style:name="T1577" style:parent-style-name="Fonteparág.padrão" style:family="text">
      <style:text-properties fo:color="#231F20" style:text-scale="105%"/>
    </style:style>
    <style:style style:name="T1578" style:parent-style-name="Fonteparág.padrão" style:family="text">
      <style:text-properties fo:color="#231F20" fo:letter-spacing="0.002in" style:text-scale="105%"/>
    </style:style>
    <style:style style:name="T1579" style:parent-style-name="Fonteparág.padrão" style:family="text">
      <style:text-properties fo:color="#231F20" style:text-scale="105%"/>
    </style:style>
    <style:style style:name="T1580" style:parent-style-name="Fonteparág.padrão" style:family="text">
      <style:text-properties fo:color="#231F20" fo:letter-spacing="0.002in" style:text-scale="105%"/>
    </style:style>
    <style:style style:name="T1581" style:parent-style-name="Fonteparág.padrão" style:family="text">
      <style:text-properties fo:color="#231F20" style:text-scale="105%"/>
    </style:style>
    <style:style style:name="T1582" style:parent-style-name="Fonteparág.padrão" style:family="text">
      <style:text-properties fo:color="#231F20" fo:letter-spacing="0.002in" style:text-scale="105%"/>
    </style:style>
    <style:style style:name="T1583" style:parent-style-name="Fonteparág.padrão" style:family="text">
      <style:text-properties fo:color="#231F20" style:text-scale="105%"/>
    </style:style>
    <style:style style:name="T1584" style:parent-style-name="Fonteparág.padrão" style:family="text">
      <style:text-properties fo:color="#231F20" fo:letter-spacing="0.002in" style:text-scale="105%"/>
    </style:style>
    <style:style style:name="T1585" style:parent-style-name="Fonteparág.padrão" style:family="text">
      <style:text-properties fo:color="#231F20" fo:letter-spacing="0.002in" style:text-scale="105%"/>
    </style:style>
    <style:style style:name="T1586" style:parent-style-name="Fonteparág.padrão" style:family="text">
      <style:text-properties fo:color="#231F20" style:text-scale="105%"/>
    </style:style>
    <style:style style:name="T1587" style:parent-style-name="Fonteparág.padrão" style:family="text">
      <style:text-properties fo:color="#231F20" fo:letter-spacing="0.002in" style:text-scale="105%"/>
    </style:style>
    <style:style style:name="T1588" style:parent-style-name="Fonteparág.padrão" style:family="text">
      <style:text-properties fo:color="#231F20" style:text-scale="105%"/>
    </style:style>
    <style:style style:name="T1589" style:parent-style-name="Fonteparág.padrão" style:family="text">
      <style:text-properties fo:color="#231F20" fo:letter-spacing="0.002in" style:text-scale="105%"/>
    </style:style>
    <style:style style:name="T1590" style:parent-style-name="Fonteparág.padrão" style:family="text">
      <style:text-properties fo:color="#231F20" fo:letter-spacing="0.0013in" style:text-scale="105%"/>
    </style:style>
    <style:style style:name="T1591" style:parent-style-name="Fonteparág.padrão" style:family="text">
      <style:text-properties fo:color="#231F20" fo:letter-spacing="0.0069in" style:text-scale="105%"/>
    </style:style>
    <style:style style:name="T1592" style:parent-style-name="Fonteparág.padrão" style:family="text">
      <style:text-properties fo:color="#231F20" fo:letter-spacing="0.0027in" style:text-scale="105%"/>
    </style:style>
    <style:style style:name="P1593" style:parent-style-name="Título1" style:master-page-name="MP5" style:family="paragraph">
      <style:paragraph-properties fo:break-before="page" fo:margin-top="0.0416in" fo:margin-left="0.075in">
        <style:tab-stops/>
      </style:paragraph-properties>
    </style:style>
    <style:style style:name="T1611" style:parent-style-name="Fonteparág.padrão" style:family="text">
      <style:text-properties fo:color="#C7C8CA" style:text-scale="120%"/>
    </style:style>
    <style:style style:name="P1612" style:parent-style-name="Normal" style:family="paragraph">
      <style:paragraph-properties fo:break-before="column" fo:margin-top="0.0638in" fo:margin-left="0.075in">
        <style:tab-stops/>
      </style:paragraph-properties>
    </style:style>
    <style:style style:name="T1613" style:parent-style-name="Fonteparág.padrão" style:family="text">
      <style:text-properties style:font-name="Gill Sans MT" fo:color="#939598" fo:font-size="6pt" style:font-size-asian="6pt"/>
    </style:style>
    <style:style style:name="T1614" style:parent-style-name="Fonteparág.padrão" style:family="text">
      <style:text-properties style:font-name="Gill Sans MT" fo:color="#C9302E" fo:font-size="7pt" style:font-size-asian="7pt"/>
    </style:style>
    <style:style style:name="P1615" style:parent-style-name="Normal" style:family="paragraph">
      <style:paragraph-properties fo:margin-top="0.0076in" fo:margin-left="0.075in">
        <style:tab-stops/>
      </style:paragraph-properties>
    </style:style>
    <style:style style:name="T1616" style:parent-style-name="Fonteparág.padrão" style:family="text">
      <style:text-properties style:font-name="Gill Sans MT" fo:color="#C9302E" fo:font-size="7pt" style:font-size-asian="7pt"/>
    </style:style>
    <style:style style:name="S6" style:family="section">
      <style:section-properties fo:margin-left="0in" fo:margin-right="0in" style:writing-mode="lr-tb">
        <style:columns fo:column-count="1" fo:column-gap="0.5in"/>
      </style:section-properties>
    </style:style>
    <style:style style:name="T1617" style:parent-style-name="Fonteparág.padrão" style:family="text">
      <style:text-properties fo:language="en" fo:country="US" style:language-asian="en" style:country-asian="US" style:language-complex="ar" style:country-complex="SA"/>
    </style:style>
    <style:style style:name="P1618" style:parent-style-name="Corpodetexto" style:family="paragraph">
      <style:text-properties style:font-name="Gill Sans MT" fo:font-size="10pt" style:font-size-asian="10pt"/>
    </style:style>
    <style:style style:name="P1619" style:parent-style-name="Corpodetexto" style:family="paragraph">
      <style:text-properties style:font-name="Gill Sans MT" fo:font-size="7pt" style:font-size-asian="7pt"/>
    </style:style>
    <style:style style:name="P1620" style:parent-style-name="Normal" style:family="paragraph">
      <style:paragraph-properties fo:margin-top="0.0715in" fo:margin-left="0.7895in">
        <style:tab-stops/>
      </style:paragraph-properties>
    </style:style>
    <style:style style:name="T1621" style:parent-style-name="Fonteparág.padrão" style:family="text">
      <style:text-properties fo:color="#808285" style:text-scale="110%" fo:font-size="6pt" style:font-size-asian="6pt"/>
    </style:style>
    <style:style style:name="P1622" style:parent-style-name="Normal" style:family="paragraph">
      <style:paragraph-properties fo:margin-top="0.0118in" fo:margin-left="0.7895in">
        <style:tab-stops/>
      </style:paragraph-properties>
    </style:style>
    <style:style style:name="T1623" style:parent-style-name="Fonteparág.padrão" style:family="text">
      <style:text-properties fo:language="en" fo:country="US" style:language-asian="en" style:country-asian="US" style:language-complex="ar" style:country-complex="SA"/>
    </style:style>
    <style:style style:name="P1624" style:parent-style-name="Normal" style:family="paragraph">
      <style:paragraph-properties fo:margin-top="0.0104in" fo:margin-left="0.0138in">
        <style:tab-stops/>
      </style:paragraph-properties>
    </style:style>
    <style:style style:name="T1625" style:parent-style-name="Fonteparág.padrão" style:family="text">
      <style:text-properties style:font-name="Gill Sans MT" fo:color="#EAAF9D" style:text-scale="95%" fo:font-size="6pt" style:font-size-asian="6pt"/>
    </style:style>
    <style:style style:name="T1626" style:parent-style-name="Fonteparág.padrão" style:family="text">
      <style:text-properties style:font-name="Gill Sans MT" fo:color="#6D6E71" fo:font-size="7pt" style:font-size-asian="7pt"/>
    </style:style>
    <style:style style:name="P1627" style:parent-style-name="Corpodetexto" style:family="paragraph">
      <style:text-properties style:font-name="Gill Sans MT" fo:font-size="4.5pt" style:font-size-asian="4.5pt"/>
    </style:style>
    <style:style style:name="TableColumn1629" style:family="table-column">
      <style:table-column-properties style:column-width="1.8895in" style:use-optimal-column-width="false"/>
    </style:style>
    <style:style style:name="TableColumn1630" style:family="table-column">
      <style:table-column-properties style:column-width="2.9527in" style:use-optimal-column-width="false"/>
    </style:style>
    <style:style style:name="TableColumn1631" style:family="table-column">
      <style:table-column-properties style:column-width="0.4722in" style:use-optimal-column-width="false"/>
    </style:style>
    <style:style style:name="Table1628" style:family="table">
      <style:table-properties style:width="5.3145in" fo:margin-left="0.7944in" table:align="left"/>
    </style:style>
    <style:style style:name="TableRow1632" style:family="table-row">
      <style:table-row-properties style:min-row-height="0.2152in" style:use-optimal-row-height="false"/>
    </style:style>
    <style:style style:name="TableCell1633" style:family="table-cell">
      <style:table-cell-properties fo:border-top="none" fo:border-left="none" fo:border-bottom="0.0069in solid #FFFFFF" fo:border-right="0.0069in solid #FFFFFF" fo:background-color="#F5D8CE" style:writing-mode="lr-tb" fo:padding-top="0in" fo:padding-left="0in" fo:padding-bottom="0in" fo:padding-right="0in"/>
    </style:style>
    <style:style style:name="P1634" style:parent-style-name="TableParagraph" style:family="paragraph">
      <style:paragraph-properties fo:margin-top="0.0562in" fo:margin-left="0.0784in">
        <style:tab-stops/>
      </style:paragraph-properties>
    </style:style>
    <style:style style:name="T1635" style:parent-style-name="Fonteparág.padrão" style:family="text">
      <style:text-properties style:font-name="Gill Sans MT" fo:color="#58595B" fo:font-size="6.5pt" style:font-size-asian="6.5pt"/>
    </style:style>
    <style:style style:name="TableCell1636" style:family="table-cell">
      <style:table-cell-properties fo:border-top="none" fo:border-left="0.0069in solid #FFFFFF" fo:border-bottom="0.0069in solid #FFFFFF" fo:border-right="0.0069in solid #FFFFFF" fo:background-color="#F5D8CE" style:writing-mode="lr-tb" fo:padding-top="0in" fo:padding-left="0in" fo:padding-bottom="0in" fo:padding-right="0in"/>
    </style:style>
    <style:style style:name="P1637" style:parent-style-name="TableParagraph" style:family="paragraph">
      <style:paragraph-properties fo:margin-top="0.0562in" fo:margin-left="0.075in">
        <style:tab-stops/>
      </style:paragraph-properties>
    </style:style>
    <style:style style:name="T1638" style:parent-style-name="Fonteparág.padrão" style:family="text">
      <style:text-properties style:font-name="Gill Sans MT" fo:color="#58595B" style:text-scale="105%" fo:font-size="6.5pt" style:font-size-asian="6.5pt"/>
    </style:style>
    <style:style style:name="TableCell1639" style:family="table-cell">
      <style:table-cell-properties fo:border-top="none" fo:border-left="0.0069in solid #FFFFFF" fo:border-bottom="0.0069in solid #FFFFFF" fo:border-right="0.0069in solid #FFFFFF" fo:background-color="#F5D8CE" style:writing-mode="lr-tb" fo:padding-top="0in" fo:padding-left="0in" fo:padding-bottom="0in" fo:padding-right="0in"/>
    </style:style>
    <style:style style:name="P1640" style:parent-style-name="TableParagraph" style:family="paragraph">
      <style:paragraph-properties fo:text-align="center" fo:margin-top="0.0562in"/>
    </style:style>
    <style:style style:name="T1641" style:parent-style-name="Fonteparág.padrão" style:family="text">
      <style:text-properties style:font-name="Gill Sans MT" fo:color="#58595B" style:text-scale="114%" fo:font-size="6.5pt" style:font-size-asian="6.5pt"/>
    </style:style>
    <style:style style:name="TableRow1642" style:family="table-row">
      <style:table-row-properties style:min-row-height="0.2118in" style:use-optimal-row-height="false"/>
    </style:style>
    <style:style style:name="TableCell1643" style:family="table-cell">
      <style:table-cell-properties fo:border-top="0.0069in solid #FFFFFF" fo:border-left="none" fo:border-bottom="0.0069in solid #FFFFFF" fo:border-right="0.0069in solid #FFFFFF" fo:background-color="#F5D8CE" style:writing-mode="lr-tb" fo:padding-top="0in" fo:padding-left="0in" fo:padding-bottom="0in" fo:padding-right="0in"/>
    </style:style>
    <style:style style:name="P1644" style:parent-style-name="TableParagraph" style:family="paragraph">
      <style:paragraph-properties fo:text-align="center" fo:margin-top="0.0527in" fo:margin-left="0.8784in" fo:margin-right="0.8729in">
        <style:tab-stops/>
      </style:paragraph-properties>
    </style:style>
    <style:style style:name="T1645" style:parent-style-name="Fonteparág.padrão" style:family="text">
      <style:text-properties style:font-name="Gill Sans MT" fo:color="#414042" fo:font-size="6.5pt" style:font-size-asian="6.5pt"/>
    </style:style>
    <style:style style:name="TableRow1646" style:family="table-row">
      <style:table-row-properties style:min-row-height="0.2118in" style:use-optimal-row-height="false"/>
    </style:style>
    <style:style style:name="TableCell1647"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648" style:parent-style-name="TableParagraph" style:family="paragraph">
      <style:paragraph-properties fo:margin-top="0.0506in" fo:margin-left="0.0784in">
        <style:tab-stops/>
      </style:paragraph-properties>
    </style:style>
    <style:style style:name="T1649" style:parent-style-name="Fonteparág.padrão" style:family="text">
      <style:text-properties fo:color="#414042" style:text-scale="105%" fo:font-size="6.5pt" style:font-size-asian="6.5pt"/>
    </style:style>
    <style:style style:name="TableCell1650" style:family="table-cell">
      <style:table-cell-properties fo:border="0.0069in solid #FFFFFF" fo:background-color="#FBEFEA" style:writing-mode="lr-tb" fo:padding-top="0in" fo:padding-left="0in" fo:padding-bottom="0in" fo:padding-right="0in"/>
    </style:style>
    <style:style style:name="P1651" style:parent-style-name="TableParagraph" style:family="paragraph">
      <style:paragraph-properties fo:margin-top="0.0506in" fo:margin-left="0.075in">
        <style:tab-stops/>
      </style:paragraph-properties>
    </style:style>
    <style:style style:name="T1652" style:parent-style-name="Fonteparág.padrão" style:family="text">
      <style:text-properties fo:color="#414042" style:text-scale="105%" fo:font-size="6.5pt" style:font-size-asian="6.5pt"/>
    </style:style>
    <style:style style:name="TableCell1653" style:family="table-cell">
      <style:table-cell-properties fo:border="0.0069in solid #FFFFFF" fo:background-color="#FBEFEA" style:writing-mode="lr-tb" fo:padding-top="0in" fo:padding-left="0in" fo:padding-bottom="0in" fo:padding-right="0in"/>
    </style:style>
    <style:style style:name="P1654" style:parent-style-name="TableParagraph" style:family="paragraph">
      <style:paragraph-properties fo:text-align="end" fo:margin-top="0.0506in" fo:margin-right="0.1125in"/>
    </style:style>
    <style:style style:name="T1655" style:parent-style-name="Fonteparág.padrão" style:family="text">
      <style:text-properties fo:color="#414042" style:text-scale="118%" fo:font-size="6.5pt" style:font-size-asian="6.5pt"/>
    </style:style>
    <style:style style:name="TableRow1656" style:family="table-row">
      <style:table-row-properties style:min-row-height="0.2118in" style:use-optimal-row-height="false"/>
    </style:style>
    <style:style style:name="TableCell1657"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1658" style:parent-style-name="TableParagraph" style:family="paragraph">
      <style:paragraph-properties fo:margin-top="0.0506in" fo:margin-left="0.0784in">
        <style:tab-stops/>
      </style:paragraph-properties>
    </style:style>
    <style:style style:name="T1659" style:parent-style-name="Fonteparág.padrão" style:family="text">
      <style:text-properties fo:color="#414042" style:text-scale="105%" fo:font-size="6.5pt" style:font-size-asian="6.5pt"/>
    </style:style>
    <style:style style:name="TableCell1660" style:family="table-cell">
      <style:table-cell-properties fo:border="0.0069in solid #FFFFFF" fo:background-color="#F8E3DB" style:writing-mode="lr-tb" fo:padding-top="0in" fo:padding-left="0in" fo:padding-bottom="0in" fo:padding-right="0in"/>
    </style:style>
    <style:style style:name="P1661" style:parent-style-name="TableParagraph" style:family="paragraph">
      <style:paragraph-properties fo:margin-top="0.0506in" fo:margin-left="0.075in">
        <style:tab-stops/>
      </style:paragraph-properties>
    </style:style>
    <style:style style:name="T1662" style:parent-style-name="Fonteparág.padrão" style:family="text">
      <style:text-properties fo:color="#414042" style:text-scale="105%" fo:font-size="6.5pt" style:font-size-asian="6.5pt"/>
    </style:style>
    <style:style style:name="TableCell1663" style:family="table-cell">
      <style:table-cell-properties fo:border="0.0069in solid #FFFFFF" fo:background-color="#F8E3DB" style:writing-mode="lr-tb" fo:padding-top="0in" fo:padding-left="0in" fo:padding-bottom="0in" fo:padding-right="0in"/>
    </style:style>
    <style:style style:name="P1664" style:parent-style-name="TableParagraph" style:family="paragraph">
      <style:paragraph-properties fo:text-align="end" fo:margin-top="0.0506in" fo:margin-right="0.1125in"/>
    </style:style>
    <style:style style:name="T1665" style:parent-style-name="Fonteparág.padrão" style:family="text">
      <style:text-properties fo:color="#414042" style:text-scale="118%" fo:font-size="6.5pt" style:font-size-asian="6.5pt"/>
    </style:style>
    <style:style style:name="TableRow1666" style:family="table-row">
      <style:table-row-properties style:min-row-height="0.3159in" style:use-optimal-row-height="false"/>
    </style:style>
    <style:style style:name="TableCell1667"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668" style:parent-style-name="TableParagraph" style:family="paragraph">
      <style:paragraph-properties fo:margin-top="0.0062in"/>
      <style:text-properties style:font-name="Gill Sans MT" fo:font-size="6pt" style:font-size-asian="6pt"/>
    </style:style>
    <style:style style:name="P1669" style:parent-style-name="TableParagraph" style:family="paragraph">
      <style:paragraph-properties fo:margin-left="0.0784in">
        <style:tab-stops/>
      </style:paragraph-properties>
    </style:style>
    <style:style style:name="T1670" style:parent-style-name="Fonteparág.padrão" style:family="text">
      <style:text-properties fo:color="#414042" style:text-scale="110%" fo:font-size="6.5pt" style:font-size-asian="6.5pt"/>
    </style:style>
    <style:style style:name="TableCell1671" style:family="table-cell">
      <style:table-cell-properties fo:border="0.0069in solid #FFFFFF" fo:background-color="#FBEFEA" style:writing-mode="lr-tb" fo:padding-top="0in" fo:padding-left="0in" fo:padding-bottom="0in" fo:padding-right="0in"/>
    </style:style>
    <style:style style:name="P1672" style:parent-style-name="TableParagraph" style:family="paragraph">
      <style:paragraph-properties fo:margin-top="0.0555in" fo:line-height="95%" fo:margin-left="0.075in" fo:margin-right="0.2722in">
        <style:tab-stops/>
      </style:paragraph-properties>
    </style:style>
    <style:style style:name="T1673" style:parent-style-name="Fonteparág.padrão" style:family="text">
      <style:text-properties fo:color="#414042" style:text-scale="105%" fo:font-size="6.5pt" style:font-size-asian="6.5pt"/>
    </style:style>
    <style:style style:name="TableCell1674" style:family="table-cell">
      <style:table-cell-properties fo:border="0.0069in solid #FFFFFF" fo:background-color="#FBEFEA" style:writing-mode="lr-tb" fo:padding-top="0in" fo:padding-left="0in" fo:padding-bottom="0in" fo:padding-right="0in"/>
    </style:style>
    <style:style style:name="P1675" style:parent-style-name="TableParagraph" style:family="paragraph">
      <style:paragraph-properties fo:margin-top="0.0062in"/>
      <style:text-properties style:font-name="Gill Sans MT" fo:font-size="6pt" style:font-size-asian="6pt"/>
    </style:style>
    <style:style style:name="P1676" style:parent-style-name="TableParagraph" style:family="paragraph">
      <style:paragraph-properties fo:text-align="end" fo:margin-right="0.1125in"/>
    </style:style>
    <style:style style:name="T1677" style:parent-style-name="Fonteparág.padrão" style:family="text">
      <style:text-properties fo:color="#414042" style:text-scale="118%" fo:font-size="6.5pt" style:font-size-asian="6.5pt"/>
    </style:style>
    <style:style style:name="TableRow1678" style:family="table-row">
      <style:table-row-properties style:min-row-height="0.3159in" style:use-optimal-row-height="false"/>
    </style:style>
    <style:style style:name="TableCell1679"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1680" style:parent-style-name="TableParagraph" style:family="paragraph">
      <style:paragraph-properties fo:margin-top="0.0062in"/>
      <style:text-properties style:font-name="Gill Sans MT" fo:font-size="6pt" style:font-size-asian="6pt"/>
    </style:style>
    <style:style style:name="P1681" style:parent-style-name="TableParagraph" style:family="paragraph">
      <style:paragraph-properties fo:margin-left="0.0784in">
        <style:tab-stops/>
      </style:paragraph-properties>
    </style:style>
    <style:style style:name="T1682" style:parent-style-name="Fonteparág.padrão" style:family="text">
      <style:text-properties fo:color="#414042" style:text-scale="105%" fo:font-size="6.5pt" style:font-size-asian="6.5pt"/>
    </style:style>
    <style:style style:name="TableCell1683" style:family="table-cell">
      <style:table-cell-properties fo:border="0.0069in solid #FFFFFF" fo:background-color="#F8E3DB" style:writing-mode="lr-tb" fo:padding-top="0in" fo:padding-left="0in" fo:padding-bottom="0in" fo:padding-right="0in"/>
    </style:style>
    <style:style style:name="P1684" style:parent-style-name="TableParagraph" style:family="paragraph">
      <style:paragraph-properties fo:margin-top="0.0555in" fo:line-height="95%" fo:margin-left="0.075in" fo:margin-right="0.2722in">
        <style:tab-stops/>
      </style:paragraph-properties>
    </style:style>
    <style:style style:name="T1685" style:parent-style-name="Fonteparág.padrão" style:family="text">
      <style:text-properties fo:color="#414042" style:text-scale="105%" fo:font-size="6.5pt" style:font-size-asian="6.5pt"/>
    </style:style>
    <style:style style:name="T1686" style:parent-style-name="Fonteparág.padrão" style:family="text">
      <style:text-properties fo:color="#414042" fo:letter-spacing="0.0013in" style:text-scale="105%" fo:font-size="6.5pt" style:font-size-asian="6.5pt"/>
    </style:style>
    <style:style style:name="T1687" style:parent-style-name="Fonteparág.padrão" style:family="text">
      <style:text-properties fo:color="#414042" style:text-scale="105%" fo:font-size="6.5pt" style:font-size-asian="6.5pt"/>
    </style:style>
    <style:style style:name="T1688" style:parent-style-name="Fonteparág.padrão" style:family="text">
      <style:text-properties fo:color="#414042" fo:letter-spacing="-0.0034in" style:text-scale="105%" fo:font-size="6.5pt" style:font-size-asian="6.5pt"/>
    </style:style>
    <style:style style:name="T1689" style:parent-style-name="Fonteparág.padrão" style:family="text">
      <style:text-properties fo:color="#414042" fo:letter-spacing="0.0013in" style:text-scale="105%" fo:font-size="6.5pt" style:font-size-asian="6.5pt"/>
    </style:style>
    <style:style style:name="TableCell1690" style:family="table-cell">
      <style:table-cell-properties fo:border="0.0069in solid #FFFFFF" fo:background-color="#F8E3DB" style:writing-mode="lr-tb" fo:padding-top="0in" fo:padding-left="0in" fo:padding-bottom="0in" fo:padding-right="0in"/>
    </style:style>
    <style:style style:name="P1691" style:parent-style-name="TableParagraph" style:family="paragraph">
      <style:paragraph-properties fo:margin-top="0.0062in"/>
      <style:text-properties style:font-name="Gill Sans MT" fo:font-size="6pt" style:font-size-asian="6pt"/>
    </style:style>
    <style:style style:name="P1692" style:parent-style-name="TableParagraph" style:family="paragraph">
      <style:paragraph-properties fo:text-align="end" fo:margin-right="0.1125in"/>
    </style:style>
    <style:style style:name="T1693" style:parent-style-name="Fonteparág.padrão" style:family="text">
      <style:text-properties fo:color="#414042" style:text-scale="118%" fo:font-size="6.5pt" style:font-size-asian="6.5pt"/>
    </style:style>
    <style:style style:name="TableRow1694" style:family="table-row">
      <style:table-row-properties style:min-row-height="0.2118in" style:use-optimal-row-height="false"/>
    </style:style>
    <style:style style:name="TableCell1695"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696" style:parent-style-name="TableParagraph" style:family="paragraph">
      <style:paragraph-properties fo:margin-top="0.0506in" fo:margin-left="0.0784in">
        <style:tab-stops/>
      </style:paragraph-properties>
    </style:style>
    <style:style style:name="T1697" style:parent-style-name="Fonteparág.padrão" style:family="text">
      <style:text-properties fo:color="#414042" style:text-scale="105%" fo:font-size="6.5pt" style:font-size-asian="6.5pt"/>
    </style:style>
    <style:style style:name="TableCell1698" style:family="table-cell">
      <style:table-cell-properties fo:border="0.0069in solid #FFFFFF" fo:background-color="#FBEFEA" style:writing-mode="lr-tb" fo:padding-top="0in" fo:padding-left="0in" fo:padding-bottom="0in" fo:padding-right="0in"/>
    </style:style>
    <style:style style:name="P1699" style:parent-style-name="TableParagraph" style:family="paragraph">
      <style:paragraph-properties fo:margin-top="0.0506in" fo:margin-left="0.075in">
        <style:tab-stops/>
      </style:paragraph-properties>
    </style:style>
    <style:style style:name="T1700" style:parent-style-name="Fonteparág.padrão" style:family="text">
      <style:text-properties fo:color="#414042" style:text-scale="105%" fo:font-size="6.5pt" style:font-size-asian="6.5pt"/>
    </style:style>
    <style:style style:name="TableCell1701" style:family="table-cell">
      <style:table-cell-properties fo:border="0.0069in solid #FFFFFF" fo:background-color="#FBEFEA" style:writing-mode="lr-tb" fo:padding-top="0in" fo:padding-left="0in" fo:padding-bottom="0in" fo:padding-right="0in"/>
    </style:style>
    <style:style style:name="P1702" style:parent-style-name="TableParagraph" style:family="paragraph">
      <style:paragraph-properties fo:text-align="end" fo:margin-top="0.0506in" fo:margin-right="0.1125in"/>
    </style:style>
    <style:style style:name="T1703" style:parent-style-name="Fonteparág.padrão" style:family="text">
      <style:text-properties fo:color="#414042" style:text-scale="118%" fo:font-size="6.5pt" style:font-size-asian="6.5pt"/>
    </style:style>
    <style:style style:name="TableRow1704" style:family="table-row">
      <style:table-row-properties style:min-row-height="0.3159in" style:use-optimal-row-height="false"/>
    </style:style>
    <style:style style:name="TableCell1705"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1706" style:parent-style-name="TableParagraph" style:family="paragraph">
      <style:paragraph-properties fo:margin-top="0.0555in" fo:line-height="95%" fo:margin-left="0.0784in">
        <style:tab-stops/>
      </style:paragraph-properties>
    </style:style>
    <style:style style:name="T1707" style:parent-style-name="Fonteparág.padrão" style:family="text">
      <style:text-properties fo:color="#414042" style:text-scale="110%" fo:font-size="6.5pt" style:font-size-asian="6.5pt"/>
    </style:style>
    <style:style style:name="TableCell1708" style:family="table-cell">
      <style:table-cell-properties fo:border="0.0069in solid #FFFFFF" fo:background-color="#F8E3DB" style:writing-mode="lr-tb" fo:padding-top="0in" fo:padding-left="0in" fo:padding-bottom="0in" fo:padding-right="0in"/>
    </style:style>
    <style:style style:name="P1709" style:parent-style-name="TableParagraph" style:family="paragraph">
      <style:paragraph-properties fo:margin-top="0.0555in" fo:line-height="95%" fo:margin-left="0.075in" fo:margin-right="0.2722in">
        <style:tab-stops/>
      </style:paragraph-properties>
    </style:style>
    <style:style style:name="T1710" style:parent-style-name="Fonteparág.padrão" style:family="text">
      <style:text-properties fo:color="#414042" style:text-scale="105%" fo:font-size="6.5pt" style:font-size-asian="6.5pt"/>
    </style:style>
    <style:style style:name="TableCell1711" style:family="table-cell">
      <style:table-cell-properties fo:border="0.0069in solid #FFFFFF" fo:background-color="#F8E3DB" style:writing-mode="lr-tb" fo:padding-top="0in" fo:padding-left="0in" fo:padding-bottom="0in" fo:padding-right="0in"/>
    </style:style>
    <style:style style:name="P1712" style:parent-style-name="TableParagraph" style:family="paragraph">
      <style:paragraph-properties fo:margin-top="0.0062in"/>
      <style:text-properties style:font-name="Gill Sans MT" fo:font-size="6pt" style:font-size-asian="6pt"/>
    </style:style>
    <style:style style:name="P1713" style:parent-style-name="TableParagraph" style:family="paragraph">
      <style:paragraph-properties fo:text-align="end" fo:margin-right="0.1125in"/>
    </style:style>
    <style:style style:name="T1714" style:parent-style-name="Fonteparág.padrão" style:family="text">
      <style:text-properties fo:color="#414042" style:text-scale="118%" fo:font-size="6.5pt" style:font-size-asian="6.5pt"/>
    </style:style>
    <style:style style:name="TableRow1715" style:family="table-row">
      <style:table-row-properties style:min-row-height="0.2118in" style:use-optimal-row-height="false"/>
    </style:style>
    <style:style style:name="TableCell1716" style:family="table-cell">
      <style:table-cell-properties fo:border-top="0.0069in solid #FFFFFF" fo:border-left="none" fo:border-bottom="0.0069in solid #FFFFFF" fo:border-right="0.0069in solid #FFFFFF" fo:background-color="#F5D8CE" style:writing-mode="lr-tb" fo:padding-top="0in" fo:padding-left="0in" fo:padding-bottom="0in" fo:padding-right="0in"/>
    </style:style>
    <style:style style:name="P1717" style:parent-style-name="TableParagraph" style:family="paragraph">
      <style:paragraph-properties fo:text-align="center" fo:margin-top="0.0527in" fo:margin-left="0.8784in" fo:margin-right="0.875in">
        <style:tab-stops/>
      </style:paragraph-properties>
    </style:style>
    <style:style style:name="T1718" style:parent-style-name="Fonteparág.padrão" style:family="text">
      <style:text-properties style:font-name="Gill Sans MT" fo:color="#414042" fo:font-size="6.5pt" style:font-size-asian="6.5pt"/>
    </style:style>
    <style:style style:name="TableRow1719" style:family="table-row">
      <style:table-row-properties style:min-row-height="0.4201in" style:use-optimal-row-height="false"/>
    </style:style>
    <style:style style:name="TableCell1720"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721" style:parent-style-name="TableParagraph" style:family="paragraph">
      <style:paragraph-properties fo:margin-top="0.002in"/>
      <style:text-properties style:font-name="Gill Sans MT" fo:font-size="9.5pt" style:font-size-asian="9.5pt"/>
    </style:style>
    <style:style style:name="P1722" style:parent-style-name="TableParagraph" style:family="paragraph">
      <style:paragraph-properties fo:margin-left="0.0784in">
        <style:tab-stops/>
      </style:paragraph-properties>
    </style:style>
    <style:style style:name="T1723" style:parent-style-name="Fonteparág.padrão" style:family="text">
      <style:text-properties fo:color="#414042" style:text-scale="105%" fo:font-size="6.5pt" style:font-size-asian="6.5pt"/>
    </style:style>
    <style:style style:name="TableCell1724" style:family="table-cell">
      <style:table-cell-properties fo:border="0.0069in solid #FFFFFF" fo:background-color="#FBEFEA" style:writing-mode="lr-tb" fo:padding-top="0in" fo:padding-left="0in" fo:padding-bottom="0in" fo:padding-right="0in"/>
    </style:style>
    <style:style style:name="P1725" style:parent-style-name="TableParagraph" style:family="paragraph">
      <style:paragraph-properties fo:margin-top="0.0555in" fo:line-height="95%" fo:margin-left="0.075in" fo:margin-right="0.0805in">
        <style:tab-stops/>
      </style:paragraph-properties>
    </style:style>
    <style:style style:name="T1726" style:parent-style-name="Fonteparág.padrão" style:family="text">
      <style:text-properties fo:color="#414042" style:text-scale="105%" fo:font-size="6.5pt" style:font-size-asian="6.5pt"/>
    </style:style>
    <style:style style:name="T1727" style:parent-style-name="Fonteparág.padrão" style:family="text">
      <style:text-properties fo:color="#414042" fo:letter-spacing="0.0013in" style:text-scale="105%" fo:font-size="6.5pt" style:font-size-asian="6.5pt"/>
    </style:style>
    <style:style style:name="T1728" style:parent-style-name="Fonteparág.padrão" style:family="text">
      <style:text-properties fo:color="#414042" style:text-scale="105%" fo:font-size="6.5pt" style:font-size-asian="6.5pt"/>
    </style:style>
    <style:style style:name="T1729" style:parent-style-name="Fonteparág.padrão" style:family="text">
      <style:text-properties fo:color="#414042" fo:letter-spacing="0.0138in" style:text-scale="105%" fo:font-size="6.5pt" style:font-size-asian="6.5pt"/>
    </style:style>
    <style:style style:name="T1730" style:parent-style-name="Fonteparág.padrão" style:family="text">
      <style:text-properties fo:color="#414042" style:text-scale="105%" fo:font-size="6.5pt" style:font-size-asian="6.5pt"/>
    </style:style>
    <style:style style:name="T1731" style:parent-style-name="Fonteparág.padrão" style:family="text">
      <style:text-properties fo:color="#414042" fo:letter-spacing="0.0145in" style:text-scale="105%" fo:font-size="6.5pt" style:font-size-asian="6.5pt"/>
    </style:style>
    <style:style style:name="T1732" style:parent-style-name="Fonteparág.padrão" style:family="text">
      <style:text-properties fo:color="#414042" style:text-scale="105%" fo:font-size="6.5pt" style:font-size-asian="6.5pt"/>
    </style:style>
    <style:style style:name="T1733" style:parent-style-name="Fonteparág.padrão" style:family="text">
      <style:text-properties fo:color="#414042" fo:letter-spacing="0.0138in" style:text-scale="105%" fo:font-size="6.5pt" style:font-size-asian="6.5pt"/>
    </style:style>
    <style:style style:name="T1734" style:parent-style-name="Fonteparág.padrão" style:family="text">
      <style:text-properties fo:color="#414042" style:text-scale="105%" fo:font-size="6.5pt" style:font-size-asian="6.5pt"/>
    </style:style>
    <style:style style:name="T1735" style:parent-style-name="Fonteparág.padrão" style:family="text">
      <style:text-properties fo:color="#414042" fo:letter-spacing="0.0145in" style:text-scale="105%" fo:font-size="6.5pt" style:font-size-asian="6.5pt"/>
    </style:style>
    <style:style style:name="T1736" style:parent-style-name="Fonteparág.padrão" style:family="text">
      <style:text-properties fo:color="#414042" style:text-scale="105%" fo:font-size="6.5pt" style:font-size-asian="6.5pt"/>
    </style:style>
    <style:style style:name="T1737" style:parent-style-name="Fonteparág.padrão" style:family="text">
      <style:text-properties fo:color="#414042" fo:letter-spacing="0.0145in" style:text-scale="105%" fo:font-size="6.5pt" style:font-size-asian="6.5pt"/>
    </style:style>
    <style:style style:name="T1738" style:parent-style-name="Fonteparág.padrão" style:family="text">
      <style:text-properties fo:color="#414042" style:text-scale="105%" fo:font-size="6.5pt" style:font-size-asian="6.5pt"/>
    </style:style>
    <style:style style:name="T1739" style:parent-style-name="Fonteparág.padrão" style:family="text">
      <style:text-properties fo:color="#414042" fo:letter-spacing="0.0138in" style:text-scale="105%" fo:font-size="6.5pt" style:font-size-asian="6.5pt"/>
    </style:style>
    <style:style style:name="T1740" style:parent-style-name="Fonteparág.padrão" style:family="text">
      <style:text-properties fo:color="#414042" style:text-scale="105%" fo:font-size="6.5pt" style:font-size-asian="6.5pt"/>
    </style:style>
    <style:style style:name="T1741" style:parent-style-name="Fonteparág.padrão" style:family="text">
      <style:text-properties fo:color="#414042" fo:letter-spacing="0.0145in" style:text-scale="105%" fo:font-size="6.5pt" style:font-size-asian="6.5pt"/>
    </style:style>
    <style:style style:name="T1742" style:parent-style-name="Fonteparág.padrão" style:family="text">
      <style:text-properties fo:color="#414042" style:text-scale="105%" fo:font-size="6.5pt" style:font-size-asian="6.5pt"/>
    </style:style>
    <style:style style:name="T1743" style:parent-style-name="Fonteparág.padrão" style:family="text">
      <style:text-properties fo:color="#414042" fo:letter-spacing="0.0138in" style:text-scale="105%" fo:font-size="6.5pt" style:font-size-asian="6.5pt"/>
    </style:style>
    <style:style style:name="T1744" style:parent-style-name="Fonteparág.padrão" style:family="text">
      <style:text-properties fo:color="#414042" style:text-scale="105%" fo:font-size="6.5pt" style:font-size-asian="6.5pt"/>
    </style:style>
    <style:style style:name="T1745" style:parent-style-name="Fonteparág.padrão" style:family="text">
      <style:text-properties fo:color="#414042" fo:letter-spacing="0.0145in" style:text-scale="105%" fo:font-size="6.5pt" style:font-size-asian="6.5pt"/>
    </style:style>
    <style:style style:name="T1746" style:parent-style-name="Fonteparág.padrão" style:family="text">
      <style:text-properties fo:color="#414042" style:text-scale="105%" fo:font-size="6.5pt" style:font-size-asian="6.5pt"/>
    </style:style>
    <style:style style:name="T1747" style:parent-style-name="Fonteparág.padrão" style:family="text">
      <style:text-properties fo:color="#414042" fo:letter-spacing="0.0145in" style:text-scale="105%" fo:font-size="6.5pt" style:font-size-asian="6.5pt"/>
    </style:style>
    <style:style style:name="T1748" style:parent-style-name="Fonteparág.padrão" style:family="text">
      <style:text-properties fo:color="#414042" style:text-scale="105%" fo:font-size="6.5pt" style:font-size-asian="6.5pt"/>
    </style:style>
    <style:style style:name="TableCell1749" style:family="table-cell">
      <style:table-cell-properties fo:border="0.0069in solid #FFFFFF" fo:background-color="#FBEFEA" style:writing-mode="lr-tb" fo:padding-top="0in" fo:padding-left="0in" fo:padding-bottom="0in" fo:padding-right="0in"/>
    </style:style>
    <style:style style:name="P1750" style:parent-style-name="TableParagraph" style:family="paragraph">
      <style:paragraph-properties fo:margin-top="0.002in"/>
      <style:text-properties style:font-name="Gill Sans MT" fo:font-size="9.5pt" style:font-size-asian="9.5pt"/>
    </style:style>
    <style:style style:name="P1751" style:parent-style-name="TableParagraph" style:family="paragraph">
      <style:paragraph-properties fo:text-align="end" fo:margin-right="0.1125in"/>
    </style:style>
    <style:style style:name="T1752" style:parent-style-name="Fonteparág.padrão" style:family="text">
      <style:text-properties fo:color="#414042" style:text-scale="118%" fo:font-size="6.5pt" style:font-size-asian="6.5pt"/>
    </style:style>
    <style:style style:name="TableRow1753" style:family="table-row">
      <style:table-row-properties style:min-row-height="0.5243in" style:use-optimal-row-height="false"/>
    </style:style>
    <style:style style:name="TableCell1754"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1755" style:parent-style-name="TableParagraph" style:family="paragraph">
      <style:paragraph-properties fo:margin-top="0.0062in"/>
      <style:text-properties style:font-name="Gill Sans MT" fo:font-size="9.5pt" style:font-size-asian="9.5pt"/>
    </style:style>
    <style:style style:name="P1756" style:parent-style-name="TableParagraph" style:family="paragraph">
      <style:paragraph-properties fo:line-height="95%" fo:margin-left="0.0784in" fo:margin-right="0.1097in">
        <style:tab-stops/>
      </style:paragraph-properties>
    </style:style>
    <style:style style:name="T1757" style:parent-style-name="Fonteparág.padrão" style:family="text">
      <style:text-properties fo:color="#414042" style:text-scale="105%" fo:font-size="6.5pt" style:font-size-asian="6.5pt"/>
    </style:style>
    <style:style style:name="TableCell1758" style:family="table-cell">
      <style:table-cell-properties fo:border="0.0069in solid #FFFFFF" fo:background-color="#F8E3DB" style:writing-mode="lr-tb" fo:padding-top="0in" fo:padding-left="0in" fo:padding-bottom="0in" fo:padding-right="0in"/>
    </style:style>
    <style:style style:name="P1759" style:parent-style-name="TableParagraph" style:family="paragraph">
      <style:paragraph-properties fo:margin-top="0.0555in" fo:line-height="95%" fo:margin-left="0.075in" fo:margin-right="0.2722in">
        <style:tab-stops/>
      </style:paragraph-properties>
    </style:style>
    <style:style style:name="T1760" style:parent-style-name="Fonteparág.padrão" style:family="text">
      <style:text-properties fo:color="#414042" style:text-scale="105%" fo:font-size="6.5pt" style:font-size-asian="6.5pt"/>
    </style:style>
    <style:style style:name="T1761" style:parent-style-name="Fonteparág.padrão" style:family="text">
      <style:text-properties fo:color="#414042" fo:letter-spacing="0.0013in" style:text-scale="105%" fo:font-size="6.5pt" style:font-size-asian="6.5pt"/>
    </style:style>
    <style:style style:name="T1762" style:parent-style-name="Fonteparág.padrão" style:family="text">
      <style:text-properties fo:color="#414042" fo:letter-spacing="0.0236in" style:text-scale="105%" fo:font-size="6.5pt" style:font-size-asian="6.5pt"/>
    </style:style>
    <style:style style:name="T1763" style:parent-style-name="Fonteparág.padrão" style:family="text">
      <style:text-properties fo:color="#414042" style:text-scale="105%" fo:font-size="6.5pt" style:font-size-asian="6.5pt"/>
    </style:style>
    <style:style style:name="T1764" style:parent-style-name="Fonteparág.padrão" style:family="text">
      <style:text-properties fo:color="#414042" fo:letter-spacing="0.0104in" style:text-scale="105%" fo:font-size="6.5pt" style:font-size-asian="6.5pt"/>
    </style:style>
    <style:style style:name="T1765" style:parent-style-name="Fonteparág.padrão" style:family="text">
      <style:text-properties fo:color="#414042" style:text-scale="105%" fo:font-size="6.5pt" style:font-size-asian="6.5pt"/>
    </style:style>
    <style:style style:name="T1766" style:parent-style-name="Fonteparág.padrão" style:family="text">
      <style:text-properties fo:color="#414042" fo:letter-spacing="0.0111in" style:text-scale="105%" fo:font-size="6.5pt" style:font-size-asian="6.5pt"/>
    </style:style>
    <style:style style:name="T1767" style:parent-style-name="Fonteparág.padrão" style:family="text">
      <style:text-properties fo:color="#414042" style:text-scale="105%" fo:font-size="6.5pt" style:font-size-asian="6.5pt"/>
    </style:style>
    <style:style style:name="T1768" style:parent-style-name="Fonteparág.padrão" style:family="text">
      <style:text-properties fo:color="#414042" fo:letter-spacing="0.0104in" style:text-scale="105%" fo:font-size="6.5pt" style:font-size-asian="6.5pt"/>
    </style:style>
    <style:style style:name="T1769" style:parent-style-name="Fonteparág.padrão" style:family="text">
      <style:text-properties fo:color="#414042" style:text-scale="105%" fo:font-size="6.5pt" style:font-size-asian="6.5pt"/>
    </style:style>
    <style:style style:name="T1770" style:parent-style-name="Fonteparág.padrão" style:family="text">
      <style:text-properties fo:color="#414042" fo:letter-spacing="0.0111in" style:text-scale="105%" fo:font-size="6.5pt" style:font-size-asian="6.5pt"/>
    </style:style>
    <style:style style:name="T1771" style:parent-style-name="Fonteparág.padrão" style:family="text">
      <style:text-properties fo:color="#414042" style:text-scale="105%" fo:font-size="6.5pt" style:font-size-asian="6.5pt"/>
    </style:style>
    <style:style style:name="T1772" style:parent-style-name="Fonteparág.padrão" style:family="text">
      <style:text-properties fo:color="#414042" fo:letter-spacing="0.0104in" style:text-scale="105%" fo:font-size="6.5pt" style:font-size-asian="6.5pt"/>
    </style:style>
    <style:style style:name="T1773" style:parent-style-name="Fonteparág.padrão" style:family="text">
      <style:text-properties fo:color="#414042" style:text-scale="105%" fo:font-size="6.5pt" style:font-size-asian="6.5pt"/>
    </style:style>
    <style:style style:name="TableCell1774" style:family="table-cell">
      <style:table-cell-properties fo:border="0.0069in solid #FFFFFF" fo:background-color="#F8E3DB" style:writing-mode="lr-tb" fo:padding-top="0in" fo:padding-left="0in" fo:padding-bottom="0in" fo:padding-right="0in"/>
    </style:style>
    <style:style style:name="P1775" style:parent-style-name="TableParagraph" style:family="paragraph">
      <style:text-properties style:font-name="Gill Sans MT" fo:font-size="7pt" style:font-size-asian="7pt"/>
    </style:style>
    <style:style style:name="P1776" style:parent-style-name="TableParagraph" style:family="paragraph">
      <style:paragraph-properties fo:margin-top="0.0055in"/>
      <style:text-properties style:font-name="Gill Sans MT" fo:font-size="5.5pt" style:font-size-asian="5.5pt"/>
    </style:style>
    <style:style style:name="P1777" style:parent-style-name="TableParagraph" style:family="paragraph">
      <style:paragraph-properties fo:text-align="end" fo:margin-top="0.0006in" fo:margin-right="0.1125in"/>
    </style:style>
    <style:style style:name="T1778" style:parent-style-name="Fonteparág.padrão" style:family="text">
      <style:text-properties fo:color="#414042" style:text-scale="118%" fo:font-size="6.5pt" style:font-size-asian="6.5pt"/>
    </style:style>
    <style:style style:name="TableRow1779" style:family="table-row">
      <style:table-row-properties style:min-row-height="0.4201in" style:use-optimal-row-height="false"/>
    </style:style>
    <style:style style:name="TableCell1780"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781" style:parent-style-name="TableParagraph" style:family="paragraph">
      <style:paragraph-properties fo:margin-top="0.0555in" fo:line-height="95%" fo:margin-left="0.0784in" fo:margin-right="0.1097in">
        <style:tab-stops/>
      </style:paragraph-properties>
    </style:style>
    <style:style style:name="T1782" style:parent-style-name="Fonteparág.padrão" style:family="text">
      <style:text-properties fo:color="#414042" style:text-scale="105%" fo:font-size="6.5pt" style:font-size-asian="6.5pt"/>
    </style:style>
    <style:style style:name="TableCell1783" style:family="table-cell">
      <style:table-cell-properties fo:border="0.0069in solid #FFFFFF" fo:background-color="#FBEFEA" style:writing-mode="lr-tb" fo:padding-top="0in" fo:padding-left="0in" fo:padding-bottom="0in" fo:padding-right="0in"/>
    </style:style>
    <style:style style:name="P1784" style:parent-style-name="TableParagraph" style:family="paragraph">
      <style:paragraph-properties fo:margin-top="0.0027in"/>
      <style:text-properties style:font-name="Gill Sans MT" fo:font-size="6.5pt" style:font-size-asian="6.5pt"/>
    </style:style>
    <style:style style:name="P1785" style:parent-style-name="TableParagraph" style:family="paragraph">
      <style:paragraph-properties fo:line-height="95%" fo:margin-left="0.075in">
        <style:tab-stops/>
      </style:paragraph-properties>
    </style:style>
    <style:style style:name="T1786" style:parent-style-name="Fonteparág.padrão" style:family="text">
      <style:text-properties fo:color="#414042" style:text-scale="105%" fo:font-size="6.5pt" style:font-size-asian="6.5pt"/>
    </style:style>
    <style:style style:name="TableCell1787" style:family="table-cell">
      <style:table-cell-properties fo:border="0.0069in solid #FFFFFF" fo:background-color="#FBEFEA" style:writing-mode="lr-tb" fo:padding-top="0in" fo:padding-left="0in" fo:padding-bottom="0in" fo:padding-right="0in"/>
    </style:style>
    <style:style style:name="P1788" style:parent-style-name="TableParagraph" style:family="paragraph">
      <style:paragraph-properties fo:margin-top="0.002in"/>
      <style:text-properties style:font-name="Gill Sans MT" fo:font-size="9.5pt" style:font-size-asian="9.5pt"/>
    </style:style>
    <style:style style:name="P1789" style:parent-style-name="TableParagraph" style:family="paragraph">
      <style:paragraph-properties fo:text-align="end" fo:margin-right="0.1104in"/>
    </style:style>
    <style:style style:name="T1790" style:parent-style-name="Fonteparág.padrão" style:family="text">
      <style:text-properties fo:color="#414042" style:text-scale="120%" fo:font-size="6.5pt" style:font-size-asian="6.5pt"/>
    </style:style>
    <style:style style:name="TableRow1791" style:family="table-row">
      <style:table-row-properties style:min-row-height="0.3159in" style:use-optimal-row-height="false"/>
    </style:style>
    <style:style style:name="TableCell1792"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1793" style:parent-style-name="TableParagraph" style:family="paragraph">
      <style:paragraph-properties fo:margin-top="0.0555in" fo:line-height="95%" fo:margin-left="0.0784in">
        <style:tab-stops/>
      </style:paragraph-properties>
    </style:style>
    <style:style style:name="T1794" style:parent-style-name="Fonteparág.padrão" style:family="text">
      <style:text-properties fo:color="#414042" style:text-scale="105%" fo:font-size="6.5pt" style:font-size-asian="6.5pt"/>
    </style:style>
    <style:style style:name="TableCell1795" style:family="table-cell">
      <style:table-cell-properties fo:border="0.0069in solid #FFFFFF" fo:background-color="#F8E3DB" style:writing-mode="lr-tb" fo:padding-top="0in" fo:padding-left="0in" fo:padding-bottom="0in" fo:padding-right="0in"/>
    </style:style>
    <style:style style:name="P1796" style:parent-style-name="TableParagraph" style:family="paragraph">
      <style:paragraph-properties fo:margin-top="0.0555in" fo:line-height="95%" fo:margin-left="0.075in" fo:margin-right="0.2722in">
        <style:tab-stops/>
      </style:paragraph-properties>
    </style:style>
    <style:style style:name="T1797" style:parent-style-name="Fonteparág.padrão" style:family="text">
      <style:text-properties fo:color="#414042" style:text-scale="105%" fo:font-size="6.5pt" style:font-size-asian="6.5pt"/>
    </style:style>
    <style:style style:name="TableCell1798" style:family="table-cell">
      <style:table-cell-properties fo:border="0.0069in solid #FFFFFF" fo:background-color="#F8E3DB" style:writing-mode="lr-tb" fo:padding-top="0in" fo:padding-left="0in" fo:padding-bottom="0in" fo:padding-right="0in"/>
    </style:style>
    <style:style style:name="P1799" style:parent-style-name="TableParagraph" style:family="paragraph">
      <style:paragraph-properties fo:margin-top="0.0062in"/>
      <style:text-properties style:font-name="Gill Sans MT" fo:font-size="6pt" style:font-size-asian="6pt"/>
    </style:style>
    <style:style style:name="P1800" style:parent-style-name="TableParagraph" style:family="paragraph">
      <style:paragraph-properties fo:text-align="end" fo:margin-right="0.1125in"/>
    </style:style>
    <style:style style:name="T1801" style:parent-style-name="Fonteparág.padrão" style:family="text">
      <style:text-properties fo:color="#414042" style:text-scale="118%" fo:font-size="6.5pt" style:font-size-asian="6.5pt"/>
    </style:style>
    <style:style style:name="TableRow1802" style:family="table-row">
      <style:table-row-properties style:min-row-height="0.3159in" style:use-optimal-row-height="false"/>
    </style:style>
    <style:style style:name="TableCell1803"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804" style:parent-style-name="TableParagraph" style:family="paragraph">
      <style:paragraph-properties fo:margin-top="0.0062in"/>
      <style:text-properties style:font-name="Gill Sans MT" fo:font-size="6pt" style:font-size-asian="6pt"/>
    </style:style>
    <style:style style:name="P1805" style:parent-style-name="TableParagraph" style:family="paragraph">
      <style:paragraph-properties fo:margin-left="0.0784in">
        <style:tab-stops/>
      </style:paragraph-properties>
    </style:style>
    <style:style style:name="T1806" style:parent-style-name="Fonteparág.padrão" style:family="text">
      <style:text-properties fo:color="#414042" style:text-scale="105%" fo:font-size="6.5pt" style:font-size-asian="6.5pt"/>
    </style:style>
    <style:style style:name="TableCell1807" style:family="table-cell">
      <style:table-cell-properties fo:border="0.0069in solid #FFFFFF" fo:background-color="#FBEFEA" style:writing-mode="lr-tb" fo:padding-top="0in" fo:padding-left="0in" fo:padding-bottom="0in" fo:padding-right="0in"/>
    </style:style>
    <style:style style:name="P1808" style:parent-style-name="TableParagraph" style:family="paragraph">
      <style:paragraph-properties fo:margin-top="0.0555in" fo:line-height="95%" fo:margin-left="0.075in" fo:margin-right="0.2722in">
        <style:tab-stops/>
      </style:paragraph-properties>
    </style:style>
    <style:style style:name="T1809" style:parent-style-name="Fonteparág.padrão" style:family="text">
      <style:text-properties fo:color="#414042" style:text-scale="105%" fo:font-size="6.5pt" style:font-size-asian="6.5pt"/>
    </style:style>
    <style:style style:name="T1810" style:parent-style-name="Fonteparág.padrão" style:family="text">
      <style:text-properties fo:color="#414042" style:text-scale="105%" fo:font-size="6.5pt" style:font-size-asian="6.5pt"/>
    </style:style>
    <style:style style:name="T1811" style:parent-style-name="Fonteparág.padrão" style:family="text">
      <style:text-properties fo:color="#414042" fo:letter-spacing="0.0125in" style:text-scale="105%" fo:font-size="6.5pt" style:font-size-asian="6.5pt"/>
    </style:style>
    <style:style style:name="T1812" style:parent-style-name="Fonteparág.padrão" style:family="text">
      <style:text-properties fo:color="#414042" style:text-scale="105%" fo:font-size="6.5pt" style:font-size-asian="6.5pt"/>
    </style:style>
    <style:style style:name="T1813" style:parent-style-name="Fonteparág.padrão" style:family="text">
      <style:text-properties fo:color="#414042" fo:letter-spacing="0.0125in" style:text-scale="105%" fo:font-size="6.5pt" style:font-size-asian="6.5pt"/>
    </style:style>
    <style:style style:name="T1814" style:parent-style-name="Fonteparág.padrão" style:family="text">
      <style:text-properties fo:color="#414042" style:text-scale="105%" fo:font-size="6.5pt" style:font-size-asian="6.5pt"/>
    </style:style>
    <style:style style:name="T1815" style:parent-style-name="Fonteparág.padrão" style:family="text">
      <style:text-properties fo:color="#414042" fo:letter-spacing="0.0131in" style:text-scale="105%" fo:font-size="6.5pt" style:font-size-asian="6.5pt"/>
    </style:style>
    <style:style style:name="T1816" style:parent-style-name="Fonteparág.padrão" style:family="text">
      <style:text-properties fo:color="#414042" style:text-scale="105%" fo:font-size="6.5pt" style:font-size-asian="6.5pt"/>
    </style:style>
    <style:style style:name="T1817" style:parent-style-name="Fonteparág.padrão" style:family="text">
      <style:text-properties fo:color="#414042" fo:letter-spacing="0.0125in" style:text-scale="105%" fo:font-size="6.5pt" style:font-size-asian="6.5pt"/>
    </style:style>
    <style:style style:name="T1818" style:parent-style-name="Fonteparág.padrão" style:family="text">
      <style:text-properties fo:color="#414042" style:text-scale="105%" fo:font-size="6.5pt" style:font-size-asian="6.5pt"/>
    </style:style>
    <style:style style:name="T1819" style:parent-style-name="Fonteparág.padrão" style:family="text">
      <style:text-properties fo:color="#414042" fo:letter-spacing="0.0131in" style:text-scale="105%" fo:font-size="6.5pt" style:font-size-asian="6.5pt"/>
    </style:style>
    <style:style style:name="T1820" style:parent-style-name="Fonteparág.padrão" style:family="text">
      <style:text-properties fo:color="#414042" style:text-scale="105%" fo:font-size="6.5pt" style:font-size-asian="6.5pt"/>
    </style:style>
    <style:style style:name="T1821" style:parent-style-name="Fonteparág.padrão" style:family="text">
      <style:text-properties fo:color="#414042" fo:letter-spacing="0.0125in" style:text-scale="105%" fo:font-size="6.5pt" style:font-size-asian="6.5pt"/>
    </style:style>
    <style:style style:name="T1822" style:parent-style-name="Fonteparág.padrão" style:family="text">
      <style:text-properties fo:color="#414042" style:text-scale="105%" fo:font-size="6.5pt" style:font-size-asian="6.5pt"/>
    </style:style>
    <style:style style:name="T1823" style:parent-style-name="Fonteparág.padrão" style:family="text">
      <style:text-properties fo:color="#414042" fo:letter-spacing="0.0131in" style:text-scale="105%" fo:font-size="6.5pt" style:font-size-asian="6.5pt"/>
    </style:style>
    <style:style style:name="T1824" style:parent-style-name="Fonteparág.padrão" style:family="text">
      <style:text-properties fo:color="#414042" fo:letter-spacing="0.0013in" style:text-scale="105%" fo:font-size="6.5pt" style:font-size-asian="6.5pt"/>
    </style:style>
    <style:style style:name="TableCell1825" style:family="table-cell">
      <style:table-cell-properties fo:border="0.0069in solid #FFFFFF" fo:background-color="#FBEFEA" style:writing-mode="lr-tb" fo:padding-top="0in" fo:padding-left="0in" fo:padding-bottom="0in" fo:padding-right="0in"/>
    </style:style>
    <style:style style:name="P1826" style:parent-style-name="TableParagraph" style:family="paragraph">
      <style:paragraph-properties fo:margin-top="0.0062in"/>
      <style:text-properties style:font-name="Gill Sans MT" fo:font-size="6pt" style:font-size-asian="6pt"/>
    </style:style>
    <style:style style:name="P1827" style:parent-style-name="TableParagraph" style:family="paragraph">
      <style:paragraph-properties fo:text-align="end" fo:margin-right="0.1125in"/>
    </style:style>
    <style:style style:name="T1828" style:parent-style-name="Fonteparág.padrão" style:family="text">
      <style:text-properties fo:color="#414042" style:text-scale="118%" fo:font-size="6.5pt" style:font-size-asian="6.5pt"/>
    </style:style>
    <style:style style:name="TableRow1829" style:family="table-row">
      <style:table-row-properties style:min-row-height="0.3159in" style:use-optimal-row-height="false"/>
    </style:style>
    <style:style style:name="TableCell1830"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1831" style:parent-style-name="TableParagraph" style:family="paragraph">
      <style:paragraph-properties fo:margin-top="0.0062in"/>
      <style:text-properties style:font-name="Gill Sans MT" fo:font-size="6pt" style:font-size-asian="6pt"/>
    </style:style>
    <style:style style:name="P1832" style:parent-style-name="TableParagraph" style:family="paragraph">
      <style:paragraph-properties fo:margin-left="0.0784in">
        <style:tab-stops/>
      </style:paragraph-properties>
    </style:style>
    <style:style style:name="T1833" style:parent-style-name="Fonteparág.padrão" style:family="text">
      <style:text-properties fo:color="#414042" style:text-scale="110%" fo:font-size="6.5pt" style:font-size-asian="6.5pt"/>
    </style:style>
    <style:style style:name="TableCell1834" style:family="table-cell">
      <style:table-cell-properties fo:border="0.0069in solid #FFFFFF" fo:background-color="#F8E3DB" style:writing-mode="lr-tb" fo:padding-top="0in" fo:padding-left="0in" fo:padding-bottom="0in" fo:padding-right="0in"/>
    </style:style>
    <style:style style:name="P1835" style:parent-style-name="TableParagraph" style:family="paragraph">
      <style:paragraph-properties fo:margin-top="0.0555in" fo:line-height="95%" fo:margin-left="0.075in">
        <style:tab-stops/>
      </style:paragraph-properties>
    </style:style>
    <style:style style:name="T1836" style:parent-style-name="Fonteparág.padrão" style:family="text">
      <style:text-properties fo:color="#414042" style:text-scale="110%" fo:font-size="6.5pt" style:font-size-asian="6.5pt"/>
    </style:style>
    <style:style style:name="TableCell1837" style:family="table-cell">
      <style:table-cell-properties fo:border="0.0069in solid #FFFFFF" fo:background-color="#F8E3DB" style:writing-mode="lr-tb" fo:padding-top="0in" fo:padding-left="0in" fo:padding-bottom="0in" fo:padding-right="0in"/>
    </style:style>
    <style:style style:name="P1838" style:parent-style-name="TableParagraph" style:family="paragraph">
      <style:paragraph-properties fo:margin-top="0.0062in"/>
      <style:text-properties style:font-name="Gill Sans MT" fo:font-size="6pt" style:font-size-asian="6pt"/>
    </style:style>
    <style:style style:name="P1839" style:parent-style-name="TableParagraph" style:family="paragraph">
      <style:paragraph-properties fo:text-align="end" fo:margin-right="0.1125in"/>
    </style:style>
    <style:style style:name="T1840" style:parent-style-name="Fonteparág.padrão" style:family="text">
      <style:text-properties fo:color="#414042" style:text-scale="118%" fo:font-size="6.5pt" style:font-size-asian="6.5pt"/>
    </style:style>
    <style:style style:name="TableRow1841" style:family="table-row">
      <style:table-row-properties style:min-row-height="0.3159in" style:use-optimal-row-height="false"/>
    </style:style>
    <style:style style:name="TableCell1842"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843" style:parent-style-name="TableParagraph" style:family="paragraph">
      <style:paragraph-properties fo:margin-top="0.0555in" fo:line-height="95%" fo:margin-left="0.0784in" fo:margin-right="0.2166in">
        <style:tab-stops/>
      </style:paragraph-properties>
    </style:style>
    <style:style style:name="T1844" style:parent-style-name="Fonteparág.padrão" style:family="text">
      <style:text-properties fo:color="#414042" style:text-scale="105%" fo:font-size="6.5pt" style:font-size-asian="6.5pt"/>
    </style:style>
    <style:style style:name="T1845" style:parent-style-name="Fonteparág.padrão" style:family="text">
      <style:text-properties fo:color="#414042" fo:letter-spacing="0.0083in" style:text-scale="105%" fo:font-size="6.5pt" style:font-size-asian="6.5pt"/>
    </style:style>
    <style:style style:name="T1846" style:parent-style-name="Fonteparág.padrão" style:family="text">
      <style:text-properties fo:color="#414042" style:text-scale="105%" fo:font-size="6.5pt" style:font-size-asian="6.5pt"/>
    </style:style>
    <style:style style:name="TableCell1847" style:family="table-cell">
      <style:table-cell-properties fo:border="0.0069in solid #FFFFFF" fo:background-color="#FBEFEA" style:writing-mode="lr-tb" fo:padding-top="0in" fo:padding-left="0in" fo:padding-bottom="0in" fo:padding-right="0in"/>
    </style:style>
    <style:style style:name="P1848" style:parent-style-name="TableParagraph" style:family="paragraph">
      <style:paragraph-properties fo:margin-top="0.0555in" fo:line-height="95%" fo:margin-left="0.075in" fo:margin-right="0.2722in">
        <style:tab-stops/>
      </style:paragraph-properties>
    </style:style>
    <style:style style:name="T1849" style:parent-style-name="Fonteparág.padrão" style:family="text">
      <style:text-properties fo:color="#414042" style:text-scale="110%" fo:font-size="6.5pt" style:font-size-asian="6.5pt"/>
    </style:style>
    <style:style style:name="TableCell1850" style:family="table-cell">
      <style:table-cell-properties fo:border="0.0069in solid #FFFFFF" fo:background-color="#FBEFEA" style:writing-mode="lr-tb" fo:padding-top="0in" fo:padding-left="0in" fo:padding-bottom="0in" fo:padding-right="0in"/>
    </style:style>
    <style:style style:name="P1851" style:parent-style-name="TableParagraph" style:family="paragraph">
      <style:paragraph-properties fo:margin-top="0.0062in"/>
      <style:text-properties style:font-name="Gill Sans MT" fo:font-size="6pt" style:font-size-asian="6pt"/>
    </style:style>
    <style:style style:name="P1852" style:parent-style-name="TableParagraph" style:family="paragraph">
      <style:paragraph-properties fo:text-align="end" fo:margin-right="0.1125in"/>
    </style:style>
    <style:style style:name="T1853" style:parent-style-name="Fonteparág.padrão" style:family="text">
      <style:text-properties fo:color="#414042" style:text-scale="118%" fo:font-size="6.5pt" style:font-size-asian="6.5pt"/>
    </style:style>
    <style:style style:name="TableRow1854" style:family="table-row">
      <style:table-row-properties style:min-row-height="0.2118in" style:use-optimal-row-height="false"/>
    </style:style>
    <style:style style:name="TableCell1855" style:family="table-cell">
      <style:table-cell-properties fo:border-top="0.0069in solid #FFFFFF" fo:border-left="none" fo:border-bottom="0.0069in solid #FFFFFF" fo:border-right="0.0069in solid #FFFFFF" fo:background-color="#F5D8CE" style:writing-mode="lr-tb" fo:padding-top="0in" fo:padding-left="0in" fo:padding-bottom="0in" fo:padding-right="0in"/>
    </style:style>
    <style:style style:name="P1856" style:parent-style-name="TableParagraph" style:family="paragraph">
      <style:paragraph-properties fo:text-align="center" fo:margin-top="0.0527in" fo:margin-left="0.8784in" fo:margin-right="0.8729in">
        <style:tab-stops/>
      </style:paragraph-properties>
    </style:style>
    <style:style style:name="T1857" style:parent-style-name="Fonteparág.padrão" style:family="text">
      <style:text-properties style:font-name="Gill Sans MT" fo:color="#414042" fo:font-size="6.5pt" style:font-size-asian="6.5pt"/>
    </style:style>
    <style:style style:name="TableRow1858" style:family="table-row">
      <style:table-row-properties style:min-row-height="0.9409in" style:use-optimal-row-height="false"/>
    </style:style>
    <style:style style:name="TableCell1859"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860" style:parent-style-name="TableParagraph" style:family="paragraph">
      <style:text-properties style:font-name="Gill Sans MT" fo:font-size="7pt" style:font-size-asian="7pt"/>
    </style:style>
    <style:style style:name="P1861" style:parent-style-name="TableParagraph" style:family="paragraph">
      <style:text-properties style:font-name="Gill Sans MT" fo:font-size="7pt" style:font-size-asian="7pt"/>
    </style:style>
    <style:style style:name="P1862" style:parent-style-name="TableParagraph" style:family="paragraph">
      <style:text-properties style:font-name="Gill Sans MT" fo:font-size="7pt" style:font-size-asian="7pt"/>
    </style:style>
    <style:style style:name="P1863" style:parent-style-name="TableParagraph" style:family="paragraph">
      <style:paragraph-properties fo:margin-top="0.077in" fo:margin-left="0.0784in">
        <style:tab-stops/>
      </style:paragraph-properties>
    </style:style>
    <style:style style:name="T1864" style:parent-style-name="Fonteparág.padrão" style:family="text">
      <style:text-properties fo:color="#414042" style:text-scale="110%" fo:font-size="6.5pt" style:font-size-asian="6.5pt"/>
    </style:style>
    <style:style style:name="TableCell1865" style:family="table-cell">
      <style:table-cell-properties fo:border="0.0069in solid #FFFFFF" fo:background-color="#FBEFEA" style:writing-mode="lr-tb" fo:padding-top="0in" fo:padding-left="0in" fo:padding-bottom="0in" fo:padding-right="0in"/>
    </style:style>
    <style:style style:name="P1866" style:parent-style-name="TableParagraph" style:family="paragraph">
      <style:paragraph-properties fo:margin-top="0.0555in" fo:line-height="95%" fo:margin-left="0.075in" fo:margin-right="0.2722in">
        <style:tab-stops/>
      </style:paragraph-properties>
    </style:style>
    <style:style style:name="T1867" style:parent-style-name="Fonteparág.padrão" style:family="text">
      <style:text-properties fo:color="#414042" style:text-scale="110%" fo:font-size="6.5pt" style:font-size-asian="6.5pt"/>
    </style:style>
    <style:style style:name="P1868" style:parent-style-name="TableParagraph" style:family="paragraph">
      <style:paragraph-properties fo:line-height="95%" fo:margin-left="0.075in" fo:margin-right="0.1944in">
        <style:tab-stops/>
      </style:paragraph-properties>
    </style:style>
    <style:style style:name="T1869" style:parent-style-name="Fonteparág.padrão" style:family="text">
      <style:text-properties fo:color="#414042" style:text-scale="110%" fo:font-size="6.5pt" style:font-size-asian="6.5pt"/>
    </style:style>
    <style:style style:name="T1870" style:parent-style-name="Fonteparág.padrão" style:family="text">
      <style:text-properties fo:color="#414042" style:text-scale="110%" fo:font-size="6.5pt" style:font-size-asian="6.5pt"/>
    </style:style>
    <style:style style:name="T1871" style:parent-style-name="Fonteparág.padrão" style:family="text">
      <style:text-properties fo:color="#414042" fo:letter-spacing="-0.0097in" style:text-scale="110%" fo:font-size="6.5pt" style:font-size-asian="6.5pt"/>
    </style:style>
    <style:style style:name="T1872" style:parent-style-name="Fonteparág.padrão" style:family="text">
      <style:text-properties fo:color="#414042" fo:letter-spacing="0.0013in" style:text-scale="110%" fo:font-size="6.5pt" style:font-size-asian="6.5pt"/>
    </style:style>
    <style:style style:name="TableCell1873" style:family="table-cell">
      <style:table-cell-properties fo:border="0.0069in solid #FFFFFF" fo:background-color="#FBEFEA" style:writing-mode="lr-tb" fo:padding-top="0in" fo:padding-left="0in" fo:padding-bottom="0in" fo:padding-right="0in"/>
    </style:style>
    <style:style style:name="P1874" style:parent-style-name="TableParagraph" style:family="paragraph">
      <style:text-properties style:font-name="Gill Sans MT" fo:font-size="7pt" style:font-size-asian="7pt"/>
    </style:style>
    <style:style style:name="P1875" style:parent-style-name="TableParagraph" style:family="paragraph">
      <style:text-properties style:font-name="Gill Sans MT" fo:font-size="7pt" style:font-size-asian="7pt"/>
    </style:style>
    <style:style style:name="P1876" style:parent-style-name="TableParagraph" style:family="paragraph">
      <style:text-properties style:font-name="Gill Sans MT" fo:font-size="7pt" style:font-size-asian="7pt"/>
    </style:style>
    <style:style style:name="P1877" style:parent-style-name="TableParagraph" style:family="paragraph">
      <style:paragraph-properties fo:text-align="end" fo:margin-top="0.077in" fo:margin-right="0.1125in"/>
    </style:style>
    <style:style style:name="T1878" style:parent-style-name="Fonteparág.padrão" style:family="text">
      <style:text-properties fo:color="#414042" style:text-scale="118%" fo:font-size="6.5pt" style:font-size-asian="6.5pt"/>
    </style:style>
    <style:style style:name="TableRow1879" style:family="table-row">
      <style:table-row-properties style:min-row-height="0.2118in" style:use-optimal-row-height="false"/>
    </style:style>
    <style:style style:name="TableCell1880" style:family="table-cell">
      <style:table-cell-properties fo:border-top="0.0069in solid #FFFFFF" fo:border-left="none" fo:border-bottom="0.0069in solid #FFFFFF" fo:border-right="0.0069in solid #FFFFFF" fo:background-color="#F5D8CE" style:writing-mode="lr-tb" fo:padding-top="0in" fo:padding-left="0in" fo:padding-bottom="0in" fo:padding-right="0in"/>
    </style:style>
    <style:style style:name="P1881" style:parent-style-name="TableParagraph" style:family="paragraph">
      <style:paragraph-properties fo:text-align="center" fo:margin-top="0.0527in" fo:margin-left="0.8784in" fo:margin-right="0.875in">
        <style:tab-stops/>
      </style:paragraph-properties>
    </style:style>
    <style:style style:name="T1882" style:parent-style-name="Fonteparág.padrão" style:family="text">
      <style:text-properties style:font-name="Gill Sans MT" fo:color="#414042" fo:font-size="6.5pt" style:font-size-asian="6.5pt"/>
    </style:style>
    <style:style style:name="TableRow1883" style:family="table-row">
      <style:table-row-properties style:min-row-height="0.3159in" style:use-optimal-row-height="false"/>
    </style:style>
    <style:style style:name="TableCell1884"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885" style:parent-style-name="TableParagraph" style:family="paragraph">
      <style:paragraph-properties fo:margin-top="0.0062in"/>
      <style:text-properties style:font-name="Gill Sans MT" fo:font-size="6pt" style:font-size-asian="6pt"/>
    </style:style>
    <style:style style:name="P1886" style:parent-style-name="TableParagraph" style:family="paragraph">
      <style:paragraph-properties fo:margin-left="0.0784in">
        <style:tab-stops/>
      </style:paragraph-properties>
    </style:style>
    <style:style style:name="T1887" style:parent-style-name="Fonteparág.padrão" style:family="text">
      <style:text-properties fo:color="#414042" style:text-scale="110%" fo:font-size="6.5pt" style:font-size-asian="6.5pt"/>
    </style:style>
    <style:style style:name="TableCell1888" style:family="table-cell">
      <style:table-cell-properties fo:border="0.0069in solid #FFFFFF" fo:background-color="#FBEFEA" style:writing-mode="lr-tb" fo:padding-top="0in" fo:padding-left="0in" fo:padding-bottom="0in" fo:padding-right="0in"/>
    </style:style>
    <style:style style:name="P1889" style:parent-style-name="TableParagraph" style:family="paragraph">
      <style:paragraph-properties fo:margin-top="0.0555in" fo:line-height="95%" fo:margin-left="0.075in">
        <style:tab-stops/>
      </style:paragraph-properties>
    </style:style>
    <style:style style:name="T1890" style:parent-style-name="Fonteparág.padrão" style:family="text">
      <style:text-properties fo:color="#414042" style:text-scale="105%" fo:font-size="6.5pt" style:font-size-asian="6.5pt"/>
    </style:style>
    <style:style style:name="TableCell1891" style:family="table-cell">
      <style:table-cell-properties fo:border="0.0069in solid #FFFFFF" fo:background-color="#FBEFEA" style:writing-mode="lr-tb" fo:padding-top="0in" fo:padding-left="0in" fo:padding-bottom="0in" fo:padding-right="0in"/>
    </style:style>
    <style:style style:name="P1892" style:parent-style-name="TableParagraph" style:family="paragraph">
      <style:paragraph-properties fo:margin-top="0.0062in"/>
      <style:text-properties style:font-name="Gill Sans MT" fo:font-size="6pt" style:font-size-asian="6pt"/>
    </style:style>
    <style:style style:name="P1893" style:parent-style-name="TableParagraph" style:family="paragraph">
      <style:paragraph-properties fo:text-align="end" fo:margin-right="0.1125in"/>
    </style:style>
    <style:style style:name="T1894" style:parent-style-name="Fonteparág.padrão" style:family="text">
      <style:text-properties fo:color="#414042" style:text-scale="118%" fo:font-size="6.5pt" style:font-size-asian="6.5pt"/>
    </style:style>
    <style:style style:name="TableRow1895" style:family="table-row">
      <style:table-row-properties style:min-row-height="0.2118in" style:use-optimal-row-height="false"/>
    </style:style>
    <style:style style:name="TableCell1896" style:family="table-cell">
      <style:table-cell-properties fo:border-top="0.0069in solid #FFFFFF" fo:border-left="none" fo:border-bottom="0.0069in solid #FFFFFF" fo:border-right="0.0069in solid #FFFFFF" fo:background-color="#F5D8CE" style:writing-mode="lr-tb" fo:padding-top="0in" fo:padding-left="0in" fo:padding-bottom="0in" fo:padding-right="0in"/>
    </style:style>
    <style:style style:name="P1897" style:parent-style-name="TableParagraph" style:family="paragraph">
      <style:paragraph-properties fo:text-align="center" fo:margin-top="0.0527in" fo:margin-left="0.8784in" fo:margin-right="0.875in">
        <style:tab-stops/>
      </style:paragraph-properties>
    </style:style>
    <style:style style:name="T1898" style:parent-style-name="Fonteparág.padrão" style:family="text">
      <style:text-properties style:font-name="Gill Sans MT" fo:color="#414042" fo:font-size="6.5pt" style:font-size-asian="6.5pt"/>
    </style:style>
    <style:style style:name="TableRow1899" style:family="table-row">
      <style:table-row-properties style:min-row-height="0.2118in" style:use-optimal-row-height="false"/>
    </style:style>
    <style:style style:name="TableCell1900"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901" style:parent-style-name="TableParagraph" style:family="paragraph">
      <style:paragraph-properties fo:margin-top="0.0506in" fo:margin-left="0.0784in">
        <style:tab-stops/>
      </style:paragraph-properties>
    </style:style>
    <style:style style:name="T1902" style:parent-style-name="Fonteparág.padrão" style:family="text">
      <style:text-properties fo:color="#414042" style:text-scale="110%" fo:font-size="6.5pt" style:font-size-asian="6.5pt"/>
    </style:style>
    <style:style style:name="TableCell1903" style:family="table-cell">
      <style:table-cell-properties fo:border="0.0069in solid #FFFFFF" fo:background-color="#FBEFEA" style:writing-mode="lr-tb" fo:padding-top="0in" fo:padding-left="0in" fo:padding-bottom="0in" fo:padding-right="0in"/>
    </style:style>
    <style:style style:name="P1904" style:parent-style-name="TableParagraph" style:family="paragraph">
      <style:paragraph-properties fo:margin-top="0.0506in" fo:margin-left="0.075in">
        <style:tab-stops/>
      </style:paragraph-properties>
    </style:style>
    <style:style style:name="T1905" style:parent-style-name="Fonteparág.padrão" style:family="text">
      <style:text-properties fo:color="#414042" style:text-scale="105%" fo:font-size="6.5pt" style:font-size-asian="6.5pt"/>
    </style:style>
    <style:style style:name="TableCell1906" style:family="table-cell">
      <style:table-cell-properties fo:border="0.0069in solid #FFFFFF" fo:background-color="#FBEFEA" style:writing-mode="lr-tb" fo:padding-top="0in" fo:padding-left="0in" fo:padding-bottom="0in" fo:padding-right="0in"/>
    </style:style>
    <style:style style:name="P1907" style:parent-style-name="TableParagraph" style:family="paragraph">
      <style:paragraph-properties fo:text-align="end" fo:margin-top="0.0506in" fo:margin-right="0.1104in"/>
    </style:style>
    <style:style style:name="T1908" style:parent-style-name="Fonteparág.padrão" style:family="text">
      <style:text-properties fo:color="#414042" style:text-scale="120%" fo:font-size="6.5pt" style:font-size-asian="6.5pt"/>
    </style:style>
    <style:style style:name="TableRow1909" style:family="table-row">
      <style:table-row-properties style:min-row-height="0.2118in" style:use-optimal-row-height="false"/>
    </style:style>
    <style:style style:name="TableCell1910" style:family="table-cell">
      <style:table-cell-properties fo:border-top="0.0069in solid #FFFFFF" fo:border-left="none" fo:border-bottom="0.0069in solid #FFFFFF" fo:border-right="0.0069in solid #FFFFFF" fo:background-color="#F5D8CE" style:writing-mode="lr-tb" fo:padding-top="0in" fo:padding-left="0in" fo:padding-bottom="0in" fo:padding-right="0in"/>
    </style:style>
    <style:style style:name="P1911" style:parent-style-name="TableParagraph" style:family="paragraph">
      <style:paragraph-properties fo:margin-top="0.0527in" fo:margin-left="1.3847in">
        <style:tab-stops/>
      </style:paragraph-properties>
    </style:style>
    <style:style style:name="T1912" style:parent-style-name="Fonteparág.padrão" style:family="text">
      <style:text-properties style:font-name="Gill Sans MT" fo:color="#414042" fo:font-size="6.5pt" style:font-size-asian="6.5pt"/>
    </style:style>
    <style:style style:name="TableRow1913" style:family="table-row">
      <style:table-row-properties style:min-row-height="0.2118in" style:use-optimal-row-height="false"/>
    </style:style>
    <style:style style:name="TableCell1914"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1915" style:parent-style-name="TableParagraph" style:family="paragraph">
      <style:paragraph-properties fo:margin-top="0.0506in" fo:margin-left="0.0784in">
        <style:tab-stops/>
      </style:paragraph-properties>
    </style:style>
    <style:style style:name="T1916" style:parent-style-name="Fonteparág.padrão" style:family="text">
      <style:text-properties fo:color="#414042" style:text-scale="115%" fo:font-size="6.5pt" style:font-size-asian="6.5pt"/>
    </style:style>
    <style:style style:name="TableCell1917" style:family="table-cell">
      <style:table-cell-properties fo:border="0.0069in solid #FFFFFF" fo:background-color="#FBEFEA" style:writing-mode="lr-tb" fo:padding-top="0in" fo:padding-left="0in" fo:padding-bottom="0in" fo:padding-right="0in"/>
    </style:style>
    <style:style style:name="P1918" style:parent-style-name="TableParagraph" style:family="paragraph">
      <style:paragraph-properties fo:margin-top="0.0506in" fo:margin-left="0.075in">
        <style:tab-stops/>
      </style:paragraph-properties>
    </style:style>
    <style:style style:name="T1919" style:parent-style-name="Fonteparág.padrão" style:family="text">
      <style:text-properties fo:color="#414042" style:text-scale="110%" fo:font-size="6.5pt" style:font-size-asian="6.5pt"/>
    </style:style>
    <style:style style:name="TableCell1920" style:family="table-cell">
      <style:table-cell-properties fo:border="0.0069in solid #FFFFFF" fo:background-color="#FBEFEA" style:writing-mode="lr-tb" fo:padding-top="0in" fo:padding-left="0in" fo:padding-bottom="0in" fo:padding-right="0in"/>
    </style:style>
    <style:style style:name="P1921" style:parent-style-name="TableParagraph" style:family="paragraph">
      <style:paragraph-properties fo:text-align="end" fo:margin-top="0.0506in" fo:margin-right="0.1104in"/>
    </style:style>
    <style:style style:name="T1922" style:parent-style-name="Fonteparág.padrão" style:family="text">
      <style:text-properties fo:color="#414042" style:text-scale="115%" fo:font-size="6.5pt" style:font-size-asian="6.5pt"/>
    </style:style>
    <style:style style:name="TableRow1923" style:family="table-row">
      <style:table-row-properties style:min-row-height="0.2152in" style:use-optimal-row-height="false"/>
    </style:style>
    <style:style style:name="TableCell1924" style:family="table-cell">
      <style:table-cell-properties fo:border-top="0.0069in solid #FFFFFF" fo:border-left="none" fo:border-bottom="none" fo:border-right="0.0069in solid #FFFFFF" fo:background-color="#F8E3DB" style:writing-mode="lr-tb" fo:padding-top="0in" fo:padding-left="0in" fo:padding-bottom="0in" fo:padding-right="0in"/>
    </style:style>
    <style:style style:name="P1925" style:parent-style-name="TableParagraph" style:family="paragraph">
      <style:paragraph-properties fo:margin-top="0.0506in" fo:margin-left="0.0784in">
        <style:tab-stops/>
      </style:paragraph-properties>
    </style:style>
    <style:style style:name="T1926" style:parent-style-name="Fonteparág.padrão" style:family="text">
      <style:text-properties fo:color="#414042" style:text-scale="105%" fo:font-size="6.5pt" style:font-size-asian="6.5pt"/>
    </style:style>
    <style:style style:name="TableCell1927" style:family="table-cell">
      <style:table-cell-properties fo:border-top="0.0069in solid #FFFFFF" fo:border-left="0.0069in solid #FFFFFF" fo:border-bottom="none" fo:border-right="0.0069in solid #FFFFFF" fo:background-color="#F8E3DB" style:writing-mode="lr-tb" fo:padding-top="0in" fo:padding-left="0in" fo:padding-bottom="0in" fo:padding-right="0in"/>
    </style:style>
    <style:style style:name="P1928" style:parent-style-name="TableParagraph" style:family="paragraph">
      <style:paragraph-properties fo:margin-top="0.0506in" fo:margin-left="0.075in">
        <style:tab-stops/>
      </style:paragraph-properties>
    </style:style>
    <style:style style:name="T1929" style:parent-style-name="Fonteparág.padrão" style:family="text">
      <style:text-properties fo:color="#414042" style:text-scale="105%" fo:font-size="6.5pt" style:font-size-asian="6.5pt"/>
    </style:style>
    <style:style style:name="TableCell1930" style:family="table-cell">
      <style:table-cell-properties fo:border-top="0.0069in solid #FFFFFF" fo:border-left="0.0069in solid #FFFFFF" fo:border-bottom="none" fo:border-right="0.0069in solid #FFFFFF" fo:background-color="#F8E3DB" style:writing-mode="lr-tb" fo:padding-top="0in" fo:padding-left="0in" fo:padding-bottom="0in" fo:padding-right="0in"/>
    </style:style>
    <style:style style:name="P1931" style:parent-style-name="TableParagraph" style:family="paragraph">
      <style:paragraph-properties fo:text-align="end" fo:margin-top="0.0506in" fo:margin-right="0.1125in"/>
    </style:style>
    <style:style style:name="T1932" style:parent-style-name="Fonteparág.padrão" style:family="text">
      <style:text-properties fo:color="#414042" style:text-scale="118%" fo:font-size="6.5pt" style:font-size-asian="6.5pt"/>
    </style:style>
    <style:style style:name="P1933" style:parent-style-name="Normal" style:family="paragraph">
      <style:paragraph-properties fo:text-align="end" fo:margin-top="0.0909in" fo:margin-right="1.1791in"/>
    </style:style>
    <style:style style:name="T1934" style:parent-style-name="Fonteparág.padrão" style:family="text">
      <style:text-properties style:font-name="Gill Sans MT" fo:color="#E2917D" fo:font-size="6pt" style:font-size-asian="6pt"/>
    </style:style>
    <style:style style:name="T1935" style:parent-style-name="Fonteparág.padrão" style:family="text">
      <style:text-properties style:font-name="Wingdings 3" fo:color="#E2917D" style:text-scale="115%" fo:font-size="6pt" style:font-size-asian="6pt"/>
    </style:style>
    <style:style style:name="P1936" style:parent-style-name="Corpodetexto" style:master-page-name="MP7" style:family="paragraph">
      <style:paragraph-properties fo:break-before="page" fo:margin-top="0.0062in" style:page-number="107"/>
      <style:text-properties style:font-name="Wingdings 3" fo:font-size="14.5pt" style:font-size-asian="14.5pt"/>
    </style:style>
    <style:style style:name="P1963" style:parent-style-name="Normal" style:family="paragraph">
      <style:paragraph-properties fo:text-align="justify" fo:margin-top="0.0694in" fo:margin-left="0.9861in">
        <style:tab-stops/>
      </style:paragraph-properties>
    </style:style>
    <style:style style:name="T1964" style:parent-style-name="Fonteparág.padrão" style:family="text">
      <style:text-properties fo:language="en" fo:country="US" style:language-asian="en" style:country-asian="US" style:language-complex="ar" style:country-complex="SA"/>
    </style:style>
    <style:style style:name="T1965" style:parent-style-name="Fonteparág.padrão" style:family="text">
      <style:text-properties fo:language="en" fo:country="US" style:language-asian="en" style:country-asian="US" style:language-complex="ar" style:country-complex="SA"/>
    </style:style>
    <style:style style:name="P1966" style:parent-style-name="Normal" style:family="paragraph">
      <style:paragraph-properties fo:margin-top="0.0104in" fo:margin-left="0.0138in">
        <style:tab-stops/>
      </style:paragraph-properties>
    </style:style>
    <style:style style:name="T1967" style:parent-style-name="Fonteparág.padrão" style:family="text">
      <style:text-properties style:font-name="Gill Sans MT" fo:color="#EAAF9D" style:text-scale="95%" fo:font-size="6pt" style:font-size-asian="6pt"/>
    </style:style>
    <style:style style:name="T1968" style:parent-style-name="Fonteparág.padrão" style:family="text">
      <style:text-properties style:font-name="Wingdings 3" fo:color="#E2917D" style:text-scale="150%" fo:font-size="6pt" style:font-size-asian="6pt"/>
    </style:style>
    <style:style style:name="T1969" style:parent-style-name="Fonteparág.padrão" style:family="text">
      <style:text-properties style:font-name="Times New Roman" fo:color="#E2917D" style:text-scale="150%" fo:font-size="6pt" style:font-size-asian="6pt"/>
    </style:style>
    <style:style style:name="T1970" style:parent-style-name="Fonteparág.padrão" style:family="text">
      <style:text-properties style:font-name="Gill Sans MT" fo:color="#E2917D" style:text-scale="105%" fo:font-size="6pt" style:font-size-asian="6pt"/>
    </style:style>
    <style:style style:name="P1971" style:parent-style-name="Corpodetexto" style:family="paragraph">
      <style:paragraph-properties fo:margin-top="0.0062in"/>
      <style:text-properties style:font-name="Gill Sans MT" fo:font-size="8pt" style:font-size-asian="8pt"/>
    </style:style>
    <style:style style:name="TableColumn1973" style:family="table-column">
      <style:table-column-properties style:column-width="1.8895in" style:use-optimal-column-width="false"/>
    </style:style>
    <style:style style:name="TableColumn1974" style:family="table-column">
      <style:table-column-properties style:column-width="2.9527in" style:use-optimal-column-width="false"/>
    </style:style>
    <style:style style:name="TableColumn1975" style:family="table-column">
      <style:table-column-properties style:column-width="0.4722in" style:use-optimal-column-width="false"/>
    </style:style>
    <style:style style:name="Table1972" style:family="table">
      <style:table-properties style:width="5.3145in" fo:margin-left="0.9916in" table:align="left"/>
    </style:style>
    <style:style style:name="TableRow1976" style:family="table-row">
      <style:table-row-properties style:min-row-height="0.2152in" style:use-optimal-row-height="false"/>
    </style:style>
    <style:style style:name="TableCell1977" style:family="table-cell">
      <style:table-cell-properties fo:border-top="none" fo:border-left="none" fo:border-bottom="0.0069in solid #FFFFFF" fo:border-right="0.0069in solid #FFFFFF" fo:background-color="#F5D8CE" style:writing-mode="lr-tb" fo:padding-top="0in" fo:padding-left="0in" fo:padding-bottom="0in" fo:padding-right="0in"/>
    </style:style>
    <style:style style:name="P1978" style:parent-style-name="TableParagraph" style:family="paragraph">
      <style:paragraph-properties fo:margin-top="0.0562in" fo:margin-left="0.0784in">
        <style:tab-stops/>
      </style:paragraph-properties>
    </style:style>
    <style:style style:name="T1979" style:parent-style-name="Fonteparág.padrão" style:family="text">
      <style:text-properties style:font-name="Gill Sans MT" fo:color="#58595B" fo:font-size="6.5pt" style:font-size-asian="6.5pt"/>
    </style:style>
    <style:style style:name="TableCell1980" style:family="table-cell">
      <style:table-cell-properties fo:border-top="none" fo:border-left="0.0069in solid #FFFFFF" fo:border-bottom="0.0069in solid #FFFFFF" fo:border-right="0.0069in solid #FFFFFF" fo:background-color="#F5D8CE" style:writing-mode="lr-tb" fo:padding-top="0in" fo:padding-left="0in" fo:padding-bottom="0in" fo:padding-right="0in"/>
    </style:style>
    <style:style style:name="P1981" style:parent-style-name="TableParagraph" style:family="paragraph">
      <style:paragraph-properties fo:margin-top="0.0562in" fo:margin-left="0.075in">
        <style:tab-stops/>
      </style:paragraph-properties>
    </style:style>
    <style:style style:name="T1982" style:parent-style-name="Fonteparág.padrão" style:family="text">
      <style:text-properties style:font-name="Gill Sans MT" fo:color="#58595B" style:text-scale="105%" fo:font-size="6.5pt" style:font-size-asian="6.5pt"/>
    </style:style>
    <style:style style:name="TableCell1983" style:family="table-cell">
      <style:table-cell-properties fo:border-top="none" fo:border-left="0.0069in solid #FFFFFF" fo:border-bottom="0.0069in solid #FFFFFF" fo:border-right="0.0069in solid #FFFFFF" fo:background-color="#F5D8CE" style:writing-mode="lr-tb" fo:padding-top="0in" fo:padding-left="0in" fo:padding-bottom="0in" fo:padding-right="0in"/>
    </style:style>
    <style:style style:name="P1984" style:parent-style-name="TableParagraph" style:family="paragraph">
      <style:paragraph-properties fo:text-align="center" fo:margin-top="0.0562in"/>
    </style:style>
    <style:style style:name="T1985" style:parent-style-name="Fonteparág.padrão" style:family="text">
      <style:text-properties style:font-name="Gill Sans MT" fo:color="#58595B" style:text-scale="114%" fo:font-size="6.5pt" style:font-size-asian="6.5pt"/>
    </style:style>
    <style:style style:name="TableRow1986" style:family="table-row">
      <style:table-row-properties style:min-row-height="0.2187in" style:use-optimal-row-height="false"/>
    </style:style>
    <style:style style:name="TableCell1987" style:family="table-cell">
      <style:table-cell-properties fo:border-top="0.0069in solid #FFFFFF" fo:border-left="none" fo:border-bottom="none" fo:border-right="none" fo:background-color="#F5D8CE" style:writing-mode="lr-tb" fo:padding-top="0in" fo:padding-left="0in" fo:padding-bottom="0in" fo:padding-right="0in"/>
    </style:style>
    <style:style style:name="P1988" style:parent-style-name="TableParagraph" style:family="paragraph">
      <style:paragraph-properties fo:margin-top="0.0562in" fo:margin-left="1.3847in">
        <style:tab-stops/>
      </style:paragraph-properties>
    </style:style>
    <style:style style:name="T1989" style:parent-style-name="Fonteparág.padrão" style:family="text">
      <style:text-properties style:font-name="Gill Sans MT" fo:color="#414042" fo:font-size="6.5pt" style:font-size-asian="6.5pt"/>
    </style:style>
    <style:style style:name="TableRow1990" style:family="table-row">
      <style:table-row-properties style:min-row-height="0.3194in" style:use-optimal-row-height="false"/>
    </style:style>
    <style:style style:name="TableCell1991" style:family="table-cell">
      <style:table-cell-properties fo:border-top="none" fo:border-left="none" fo:border-bottom="0.0069in solid #FFFFFF" fo:border-right="0.0069in solid #FFFFFF" fo:background-color="#FBEFEA" style:writing-mode="lr-tb" fo:padding-top="0in" fo:padding-left="0in" fo:padding-bottom="0in" fo:padding-right="0in"/>
    </style:style>
    <style:style style:name="P1992" style:parent-style-name="TableParagraph" style:family="paragraph">
      <style:paragraph-properties fo:margin-top="0.002in"/>
      <style:text-properties style:font-name="Gill Sans MT" fo:font-size="6.5pt" style:font-size-asian="6.5pt"/>
    </style:style>
    <style:style style:name="P1993" style:parent-style-name="TableParagraph" style:family="paragraph">
      <style:paragraph-properties fo:margin-left="0.0784in">
        <style:tab-stops/>
      </style:paragraph-properties>
    </style:style>
    <style:style style:name="T1994" style:parent-style-name="Fonteparág.padrão" style:family="text">
      <style:text-properties fo:color="#414042" style:text-scale="105%" fo:font-size="6.5pt" style:font-size-asian="6.5pt"/>
    </style:style>
    <style:style style:name="TableCell1995" style:family="table-cell">
      <style:table-cell-properties fo:border-top="none" fo:border-left="0.0069in solid #FFFFFF" fo:border-bottom="0.0069in solid #FFFFFF" fo:border-right="0.0069in solid #FFFFFF" fo:background-color="#FBEFEA" style:writing-mode="lr-tb" fo:padding-top="0in" fo:padding-left="0in" fo:padding-bottom="0in" fo:padding-right="0in"/>
    </style:style>
    <style:style style:name="P1996" style:parent-style-name="TableParagraph" style:family="paragraph">
      <style:paragraph-properties fo:margin-top="0.059in" fo:line-height="95%" fo:margin-left="0.1104in" fo:margin-right="0.1944in">
        <style:tab-stops/>
      </style:paragraph-properties>
    </style:style>
    <style:style style:name="T1997" style:parent-style-name="Fonteparág.padrão" style:family="text">
      <style:text-properties fo:color="#414042" style:text-scale="120%" fo:font-size="6.5pt" style:font-size-asian="6.5pt"/>
    </style:style>
    <style:style style:name="TableCell1998" style:family="table-cell">
      <style:table-cell-properties fo:border-top="none" fo:border-left="0.0069in solid #FFFFFF" fo:border-bottom="0.0069in solid #FFFFFF" fo:border-right="0.0069in solid #FFFFFF" fo:background-color="#FBEFEA" style:writing-mode="lr-tb" fo:padding-top="0in" fo:padding-left="0in" fo:padding-bottom="0in" fo:padding-right="0in"/>
    </style:style>
    <style:style style:name="P1999" style:parent-style-name="TableParagraph" style:family="paragraph">
      <style:paragraph-properties fo:margin-top="0.002in"/>
      <style:text-properties style:font-name="Gill Sans MT" fo:font-size="6.5pt" style:font-size-asian="6.5pt"/>
    </style:style>
    <style:style style:name="P2000" style:parent-style-name="TableParagraph" style:family="paragraph">
      <style:paragraph-properties fo:text-align="end" fo:margin-right="0.1125in"/>
    </style:style>
    <style:style style:name="T2001" style:parent-style-name="Fonteparág.padrão" style:family="text">
      <style:text-properties fo:color="#414042" style:text-scale="118%" fo:font-size="6.5pt" style:font-size-asian="6.5pt"/>
    </style:style>
    <style:style style:name="TableRow2002" style:family="table-row">
      <style:table-row-properties style:min-row-height="0.3159in" style:use-optimal-row-height="false"/>
    </style:style>
    <style:style style:name="TableCell2003"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2004" style:parent-style-name="TableParagraph" style:family="paragraph">
      <style:paragraph-properties fo:margin-top="0.0062in"/>
      <style:text-properties style:font-name="Gill Sans MT" fo:font-size="6pt" style:font-size-asian="6pt"/>
    </style:style>
    <style:style style:name="P2005" style:parent-style-name="TableParagraph" style:family="paragraph">
      <style:paragraph-properties fo:margin-left="0.0784in">
        <style:tab-stops/>
      </style:paragraph-properties>
    </style:style>
    <style:style style:name="T2006" style:parent-style-name="Fonteparág.padrão" style:family="text">
      <style:text-properties fo:color="#414042" style:text-scale="110%" fo:font-size="6.5pt" style:font-size-asian="6.5pt"/>
    </style:style>
    <style:style style:name="TableCell2007" style:family="table-cell">
      <style:table-cell-properties fo:border="0.0069in solid #FFFFFF" fo:background-color="#F8E3DB" style:writing-mode="lr-tb" fo:padding-top="0in" fo:padding-left="0in" fo:padding-bottom="0in" fo:padding-right="0in"/>
    </style:style>
    <style:style style:name="P2008" style:parent-style-name="TableParagraph" style:family="paragraph">
      <style:paragraph-properties fo:margin-top="0.0555in" fo:line-height="95%" fo:margin-left="0.1104in" fo:margin-right="0.1944in">
        <style:tab-stops/>
      </style:paragraph-properties>
    </style:style>
    <style:style style:name="T2009" style:parent-style-name="Fonteparág.padrão" style:family="text">
      <style:text-properties fo:color="#414042" style:text-scale="120%" fo:font-size="6.5pt" style:font-size-asian="6.5pt"/>
    </style:style>
    <style:style style:name="T2010" style:parent-style-name="Fonteparág.padrão" style:family="text">
      <style:text-properties fo:color="#414042" fo:letter-spacing="0.0013in" style:text-scale="120%" fo:font-size="6.5pt" style:font-size-asian="6.5pt"/>
    </style:style>
    <style:style style:name="T2011" style:parent-style-name="Fonteparág.padrão" style:family="text">
      <style:text-properties fo:color="#414042" style:text-scale="120%" fo:font-size="6.5pt" style:font-size-asian="6.5pt"/>
    </style:style>
    <style:style style:name="T2012" style:parent-style-name="Fonteparág.padrão" style:family="text">
      <style:text-properties fo:color="#414042" fo:letter-spacing="0.0013in" style:text-scale="120%" fo:font-size="6.5pt" style:font-size-asian="6.5pt"/>
    </style:style>
    <style:style style:name="TableCell2013" style:family="table-cell">
      <style:table-cell-properties fo:border="0.0069in solid #FFFFFF" fo:background-color="#F8E3DB" style:writing-mode="lr-tb" fo:padding-top="0in" fo:padding-left="0in" fo:padding-bottom="0in" fo:padding-right="0in"/>
    </style:style>
    <style:style style:name="P2014" style:parent-style-name="TableParagraph" style:family="paragraph">
      <style:paragraph-properties fo:margin-top="0.0062in"/>
      <style:text-properties style:font-name="Gill Sans MT" fo:font-size="6pt" style:font-size-asian="6pt"/>
    </style:style>
    <style:style style:name="P2015" style:parent-style-name="TableParagraph" style:family="paragraph">
      <style:paragraph-properties fo:text-align="end" fo:margin-right="0.1125in"/>
    </style:style>
    <style:style style:name="T2016" style:parent-style-name="Fonteparág.padrão" style:family="text">
      <style:text-properties fo:color="#414042" style:text-scale="118%" fo:font-size="6.5pt" style:font-size-asian="6.5pt"/>
    </style:style>
    <style:style style:name="TableRow2017" style:family="table-row">
      <style:table-row-properties style:min-row-height="0.2118in" style:use-optimal-row-height="false"/>
    </style:style>
    <style:style style:name="TableCell2018"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2019" style:parent-style-name="TableParagraph" style:family="paragraph">
      <style:paragraph-properties fo:margin-top="0.0506in" fo:margin-left="0.0784in">
        <style:tab-stops/>
      </style:paragraph-properties>
    </style:style>
    <style:style style:name="T2020" style:parent-style-name="Fonteparág.padrão" style:family="text">
      <style:text-properties fo:color="#414042" style:text-scale="110%" fo:font-size="6.5pt" style:font-size-asian="6.5pt"/>
    </style:style>
    <style:style style:name="TableCell2021" style:family="table-cell">
      <style:table-cell-properties fo:border="0.0069in solid #FFFFFF" fo:background-color="#FBEFEA" style:writing-mode="lr-tb" fo:padding-top="0in" fo:padding-left="0in" fo:padding-bottom="0in" fo:padding-right="0in"/>
    </style:style>
    <style:style style:name="P2022" style:parent-style-name="TableParagraph" style:family="paragraph">
      <style:paragraph-properties fo:margin-top="0.0506in" fo:margin-left="0.1104in">
        <style:tab-stops/>
      </style:paragraph-properties>
    </style:style>
    <style:style style:name="T2023" style:parent-style-name="Fonteparág.padrão" style:family="text">
      <style:text-properties fo:color="#414042" style:text-scale="120%" fo:font-size="6.5pt" style:font-size-asian="6.5pt"/>
    </style:style>
    <style:style style:name="TableCell2024" style:family="table-cell">
      <style:table-cell-properties fo:border="0.0069in solid #FFFFFF" fo:background-color="#FBEFEA" style:writing-mode="lr-tb" fo:padding-top="0in" fo:padding-left="0in" fo:padding-bottom="0in" fo:padding-right="0in"/>
    </style:style>
    <style:style style:name="P2025" style:parent-style-name="TableParagraph" style:family="paragraph">
      <style:paragraph-properties fo:text-align="end" fo:margin-top="0.0506in" fo:margin-right="0.1125in"/>
    </style:style>
    <style:style style:name="T2026" style:parent-style-name="Fonteparág.padrão" style:family="text">
      <style:text-properties fo:color="#414042" style:text-scale="118%" fo:font-size="6.5pt" style:font-size-asian="6.5pt"/>
    </style:style>
    <style:style style:name="TableRow2027" style:family="table-row">
      <style:table-row-properties style:min-row-height="0.3159in" style:use-optimal-row-height="false"/>
    </style:style>
    <style:style style:name="TableCell2028"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2029" style:parent-style-name="TableParagraph" style:family="paragraph">
      <style:paragraph-properties fo:margin-top="0.0555in" fo:line-height="95%" fo:margin-left="0.0784in" fo:margin-right="0.1097in">
        <style:tab-stops/>
      </style:paragraph-properties>
    </style:style>
    <style:style style:name="T2030" style:parent-style-name="Fonteparág.padrão" style:family="text">
      <style:text-properties fo:color="#414042" style:text-scale="105%" fo:font-size="6.5pt" style:font-size-asian="6.5pt"/>
    </style:style>
    <style:style style:name="TableCell2031" style:family="table-cell">
      <style:table-cell-properties fo:border="0.0069in solid #FFFFFF" fo:background-color="#F8E3DB" style:writing-mode="lr-tb" fo:padding-top="0in" fo:padding-left="0in" fo:padding-bottom="0in" fo:padding-right="0in"/>
    </style:style>
    <style:style style:name="P2032" style:parent-style-name="TableParagraph" style:family="paragraph">
      <style:paragraph-properties fo:margin-top="0.0555in" fo:line-height="95%" fo:margin-left="0.1104in">
        <style:tab-stops/>
      </style:paragraph-properties>
    </style:style>
    <style:style style:name="T2033" style:parent-style-name="Fonteparág.padrão" style:family="text">
      <style:text-properties fo:color="#414042" style:text-scale="115%" fo:font-size="6.5pt" style:font-size-asian="6.5pt"/>
    </style:style>
    <style:style style:name="TableCell2034" style:family="table-cell">
      <style:table-cell-properties fo:border="0.0069in solid #FFFFFF" fo:background-color="#F8E3DB" style:writing-mode="lr-tb" fo:padding-top="0in" fo:padding-left="0in" fo:padding-bottom="0in" fo:padding-right="0in"/>
    </style:style>
    <style:style style:name="P2035" style:parent-style-name="TableParagraph" style:family="paragraph">
      <style:paragraph-properties fo:margin-top="0.0062in"/>
      <style:text-properties style:font-name="Gill Sans MT" fo:font-size="6pt" style:font-size-asian="6pt"/>
    </style:style>
    <style:style style:name="P2036" style:parent-style-name="TableParagraph" style:family="paragraph">
      <style:paragraph-properties fo:text-align="end" fo:margin-right="0.1125in"/>
    </style:style>
    <style:style style:name="T2037" style:parent-style-name="Fonteparág.padrão" style:family="text">
      <style:text-properties fo:color="#414042" style:text-scale="118%" fo:font-size="6.5pt" style:font-size-asian="6.5pt"/>
    </style:style>
    <style:style style:name="TableRow2038" style:family="table-row">
      <style:table-row-properties style:min-row-height="0.3159in" style:use-optimal-row-height="false"/>
    </style:style>
    <style:style style:name="TableCell2039"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2040" style:parent-style-name="TableParagraph" style:family="paragraph">
      <style:paragraph-properties fo:margin-top="0.0062in"/>
      <style:text-properties style:font-name="Gill Sans MT" fo:font-size="6pt" style:font-size-asian="6pt"/>
    </style:style>
    <style:style style:name="P2041" style:parent-style-name="TableParagraph" style:family="paragraph">
      <style:paragraph-properties fo:margin-left="0.0784in">
        <style:tab-stops/>
      </style:paragraph-properties>
    </style:style>
    <style:style style:name="T2042" style:parent-style-name="Fonteparág.padrão" style:family="text">
      <style:text-properties fo:color="#414042" style:text-scale="110%" fo:font-size="6.5pt" style:font-size-asian="6.5pt"/>
    </style:style>
    <style:style style:name="TableCell2043" style:family="table-cell">
      <style:table-cell-properties fo:border="0.0069in solid #FFFFFF" fo:background-color="#FBEFEA" style:writing-mode="lr-tb" fo:padding-top="0in" fo:padding-left="0in" fo:padding-bottom="0in" fo:padding-right="0in"/>
    </style:style>
    <style:style style:name="P2044" style:parent-style-name="TableParagraph" style:family="paragraph">
      <style:paragraph-properties fo:margin-top="0.0555in" fo:line-height="95%" fo:margin-left="0.1104in" fo:margin-right="0.2722in">
        <style:tab-stops/>
      </style:paragraph-properties>
    </style:style>
    <style:style style:name="T2045" style:parent-style-name="Fonteparág.padrão" style:family="text">
      <style:text-properties fo:color="#414042" style:text-scale="120%" fo:font-size="6.5pt" style:font-size-asian="6.5pt"/>
    </style:style>
    <style:style style:name="TableCell2046" style:family="table-cell">
      <style:table-cell-properties fo:border="0.0069in solid #FFFFFF" fo:background-color="#FBEFEA" style:writing-mode="lr-tb" fo:padding-top="0in" fo:padding-left="0in" fo:padding-bottom="0in" fo:padding-right="0in"/>
    </style:style>
    <style:style style:name="P2047" style:parent-style-name="TableParagraph" style:family="paragraph">
      <style:paragraph-properties fo:margin-top="0.0062in"/>
      <style:text-properties style:font-name="Gill Sans MT" fo:font-size="6pt" style:font-size-asian="6pt"/>
    </style:style>
    <style:style style:name="P2048" style:parent-style-name="TableParagraph" style:family="paragraph">
      <style:paragraph-properties fo:text-align="end" fo:margin-right="0.1125in"/>
    </style:style>
    <style:style style:name="T2049" style:parent-style-name="Fonteparág.padrão" style:family="text">
      <style:text-properties fo:color="#414042" style:text-scale="118%" fo:font-size="6.5pt" style:font-size-asian="6.5pt"/>
    </style:style>
    <style:style style:name="TableRow2050" style:family="table-row">
      <style:table-row-properties style:min-row-height="0.3159in" style:use-optimal-row-height="false"/>
    </style:style>
    <style:style style:name="TableCell2051"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2052" style:parent-style-name="TableParagraph" style:family="paragraph">
      <style:paragraph-properties fo:margin-top="0.0555in" fo:line-height="95%" fo:margin-left="0.0784in" fo:margin-right="0.1097in">
        <style:tab-stops/>
      </style:paragraph-properties>
    </style:style>
    <style:style style:name="T2053" style:parent-style-name="Fonteparág.padrão" style:family="text">
      <style:text-properties fo:color="#414042" style:text-scale="110%" fo:font-size="6.5pt" style:font-size-asian="6.5pt"/>
    </style:style>
    <style:style style:name="TableCell2054" style:family="table-cell">
      <style:table-cell-properties fo:border="0.0069in solid #FFFFFF" fo:background-color="#F8E3DB" style:writing-mode="lr-tb" fo:padding-top="0in" fo:padding-left="0in" fo:padding-bottom="0in" fo:padding-right="0in"/>
    </style:style>
    <style:style style:name="P2055" style:parent-style-name="TableParagraph" style:family="paragraph">
      <style:paragraph-properties fo:margin-top="0.0555in" fo:line-height="95%" fo:margin-left="0.1104in" fo:margin-right="0.2722in">
        <style:tab-stops/>
      </style:paragraph-properties>
    </style:style>
    <style:style style:name="T2056" style:parent-style-name="Fonteparág.padrão" style:family="text">
      <style:text-properties fo:color="#414042" style:text-scale="120%" fo:font-size="6.5pt" style:font-size-asian="6.5pt"/>
    </style:style>
    <style:style style:name="TableCell2057" style:family="table-cell">
      <style:table-cell-properties fo:border="0.0069in solid #FFFFFF" fo:background-color="#F8E3DB" style:writing-mode="lr-tb" fo:padding-top="0in" fo:padding-left="0in" fo:padding-bottom="0in" fo:padding-right="0in"/>
    </style:style>
    <style:style style:name="P2058" style:parent-style-name="TableParagraph" style:family="paragraph">
      <style:paragraph-properties fo:margin-top="0.0062in"/>
      <style:text-properties style:font-name="Gill Sans MT" fo:font-size="6pt" style:font-size-asian="6pt"/>
    </style:style>
    <style:style style:name="P2059" style:parent-style-name="TableParagraph" style:family="paragraph">
      <style:paragraph-properties fo:text-align="end" fo:margin-right="0.1125in"/>
    </style:style>
    <style:style style:name="T2060" style:parent-style-name="Fonteparág.padrão" style:family="text">
      <style:text-properties fo:color="#414042" style:text-scale="118%" fo:font-size="6.5pt" style:font-size-asian="6.5pt"/>
    </style:style>
    <style:style style:name="TableRow2061" style:family="table-row">
      <style:table-row-properties style:min-row-height="0.4201in" style:use-optimal-row-height="false"/>
    </style:style>
    <style:style style:name="TableCell2062"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2063" style:parent-style-name="TableParagraph" style:family="paragraph">
      <style:paragraph-properties fo:margin-top="0.002in"/>
      <style:text-properties style:font-name="Gill Sans MT" fo:font-size="9.5pt" style:font-size-asian="9.5pt"/>
    </style:style>
    <style:style style:name="P2064" style:parent-style-name="TableParagraph" style:family="paragraph">
      <style:paragraph-properties fo:margin-left="0.0784in">
        <style:tab-stops/>
      </style:paragraph-properties>
    </style:style>
    <style:style style:name="T2065" style:parent-style-name="Fonteparág.padrão" style:family="text">
      <style:text-properties fo:color="#414042" style:text-scale="105%" fo:font-size="6.5pt" style:font-size-asian="6.5pt"/>
    </style:style>
    <style:style style:name="TableCell2066" style:family="table-cell">
      <style:table-cell-properties fo:border="0.0069in solid #FFFFFF" fo:background-color="#FBEFEA" style:writing-mode="lr-tb" fo:padding-top="0in" fo:padding-left="0in" fo:padding-bottom="0in" fo:padding-right="0in"/>
    </style:style>
    <style:style style:name="P2067" style:parent-style-name="TableParagraph" style:family="paragraph">
      <style:paragraph-properties fo:margin-top="0.0555in" fo:line-height="95%" fo:margin-left="0.1104in" fo:margin-right="0.1944in">
        <style:tab-stops/>
      </style:paragraph-properties>
    </style:style>
    <style:style style:name="T2068" style:parent-style-name="Fonteparág.padrão" style:family="text">
      <style:text-properties fo:color="#414042" style:text-scale="120%" fo:font-size="6.5pt" style:font-size-asian="6.5pt"/>
    </style:style>
    <style:style style:name="TableCell2069" style:family="table-cell">
      <style:table-cell-properties fo:border="0.0069in solid #FFFFFF" fo:background-color="#FBEFEA" style:writing-mode="lr-tb" fo:padding-top="0in" fo:padding-left="0in" fo:padding-bottom="0in" fo:padding-right="0in"/>
    </style:style>
    <style:style style:name="P2070" style:parent-style-name="TableParagraph" style:family="paragraph">
      <style:paragraph-properties fo:margin-top="0.002in"/>
      <style:text-properties style:font-name="Gill Sans MT" fo:font-size="9.5pt" style:font-size-asian="9.5pt"/>
    </style:style>
    <style:style style:name="P2071" style:parent-style-name="TableParagraph" style:family="paragraph">
      <style:paragraph-properties fo:text-align="end" fo:margin-right="0.1104in"/>
    </style:style>
    <style:style style:name="T2072" style:parent-style-name="Fonteparág.padrão" style:family="text">
      <style:text-properties fo:color="#414042" style:text-scale="120%" fo:font-size="6.5pt" style:font-size-asian="6.5pt"/>
    </style:style>
    <style:style style:name="TableRow2073" style:family="table-row">
      <style:table-row-properties style:min-row-height="0.3159in" style:use-optimal-row-height="false"/>
    </style:style>
    <style:style style:name="TableCell2074"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2075" style:parent-style-name="TableParagraph" style:family="paragraph">
      <style:paragraph-properties fo:margin-top="0.0062in"/>
      <style:text-properties style:font-name="Gill Sans MT" fo:font-size="6pt" style:font-size-asian="6pt"/>
    </style:style>
    <style:style style:name="P2076" style:parent-style-name="TableParagraph" style:family="paragraph">
      <style:paragraph-properties fo:margin-left="0.0784in">
        <style:tab-stops/>
      </style:paragraph-properties>
    </style:style>
    <style:style style:name="T2077" style:parent-style-name="Fonteparág.padrão" style:family="text">
      <style:text-properties fo:color="#414042" style:text-scale="105%" fo:font-size="6.5pt" style:font-size-asian="6.5pt"/>
    </style:style>
    <style:style style:name="TableCell2078" style:family="table-cell">
      <style:table-cell-properties fo:border="0.0069in solid #FFFFFF" fo:background-color="#F8E3DB" style:writing-mode="lr-tb" fo:padding-top="0in" fo:padding-left="0in" fo:padding-bottom="0in" fo:padding-right="0in"/>
    </style:style>
    <style:style style:name="P2079" style:parent-style-name="TableParagraph" style:family="paragraph">
      <style:paragraph-properties fo:margin-top="0.0555in" fo:line-height="95%" fo:margin-left="0.1104in" fo:margin-right="0.2722in">
        <style:tab-stops/>
      </style:paragraph-properties>
    </style:style>
    <style:style style:name="T2080" style:parent-style-name="Fonteparág.padrão" style:family="text">
      <style:text-properties fo:color="#414042" style:text-scale="115%" fo:font-size="6.5pt" style:font-size-asian="6.5pt"/>
    </style:style>
    <style:style style:name="T2081" style:parent-style-name="Fonteparág.padrão" style:family="text">
      <style:text-properties fo:color="#414042" fo:letter-spacing="0.0013in" style:text-scale="115%" fo:font-size="6.5pt" style:font-size-asian="6.5pt"/>
    </style:style>
    <style:style style:name="T2082" style:parent-style-name="Fonteparág.padrão" style:family="text">
      <style:text-properties fo:color="#414042" style:text-scale="115%" fo:font-size="6.5pt" style:font-size-asian="6.5pt"/>
    </style:style>
    <style:style style:name="T2083" style:parent-style-name="Fonteparág.padrão" style:family="text">
      <style:text-properties fo:color="#414042" fo:letter-spacing="0.0118in" style:text-scale="115%" fo:font-size="6.5pt" style:font-size-asian="6.5pt"/>
    </style:style>
    <style:style style:name="T2084" style:parent-style-name="Fonteparág.padrão" style:family="text">
      <style:text-properties fo:color="#414042" style:text-scale="115%" fo:font-size="6.5pt" style:font-size-asian="6.5pt"/>
    </style:style>
    <style:style style:name="T2085" style:parent-style-name="Fonteparág.padrão" style:family="text">
      <style:text-properties fo:color="#414042" fo:letter-spacing="0.0118in" style:text-scale="115%" fo:font-size="6.5pt" style:font-size-asian="6.5pt"/>
    </style:style>
    <style:style style:name="T2086" style:parent-style-name="Fonteparág.padrão" style:family="text">
      <style:text-properties fo:color="#414042" style:text-scale="115%" fo:font-size="6.5pt" style:font-size-asian="6.5pt"/>
    </style:style>
    <style:style style:name="T2087" style:parent-style-name="Fonteparág.padrão" style:family="text">
      <style:text-properties fo:color="#414042" fo:letter-spacing="0.0125in" style:text-scale="115%" fo:font-size="6.5pt" style:font-size-asian="6.5pt"/>
    </style:style>
    <style:style style:name="T2088" style:parent-style-name="Fonteparág.padrão" style:family="text">
      <style:text-properties fo:color="#414042" style:text-scale="115%" fo:font-size="6.5pt" style:font-size-asian="6.5pt"/>
    </style:style>
    <style:style style:name="T2089" style:parent-style-name="Fonteparág.padrão" style:family="text">
      <style:text-properties fo:color="#414042" fo:letter-spacing="0.0118in" style:text-scale="115%" fo:font-size="6.5pt" style:font-size-asian="6.5pt"/>
    </style:style>
    <style:style style:name="T2090" style:parent-style-name="Fonteparág.padrão" style:family="text">
      <style:text-properties fo:color="#414042" style:text-scale="115%" fo:font-size="6.5pt" style:font-size-asian="6.5pt"/>
    </style:style>
    <style:style style:name="T2091" style:parent-style-name="Fonteparág.padrão" style:family="text">
      <style:text-properties fo:color="#414042" fo:letter-spacing="0.0125in" style:text-scale="115%" fo:font-size="6.5pt" style:font-size-asian="6.5pt"/>
    </style:style>
    <style:style style:name="T2092" style:parent-style-name="Fonteparág.padrão" style:family="text">
      <style:text-properties fo:color="#414042" style:text-scale="115%" fo:font-size="6.5pt" style:font-size-asian="6.5pt"/>
    </style:style>
    <style:style style:name="T2093" style:parent-style-name="Fonteparág.padrão" style:family="text">
      <style:text-properties fo:color="#414042" fo:letter-spacing="0.0118in" style:text-scale="115%" fo:font-size="6.5pt" style:font-size-asian="6.5pt"/>
    </style:style>
    <style:style style:name="T2094" style:parent-style-name="Fonteparág.padrão" style:family="text">
      <style:text-properties fo:color="#414042" style:text-scale="115%" fo:font-size="6.5pt" style:font-size-asian="6.5pt"/>
    </style:style>
    <style:style style:name="T2095" style:parent-style-name="Fonteparág.padrão" style:family="text">
      <style:text-properties fo:color="#414042" fo:letter-spacing="0.0125in" style:text-scale="115%" fo:font-size="6.5pt" style:font-size-asian="6.5pt"/>
    </style:style>
    <style:style style:name="T2096" style:parent-style-name="Fonteparág.padrão" style:family="text">
      <style:text-properties fo:color="#414042" fo:letter-spacing="0.0013in" style:text-scale="115%" fo:font-size="6.5pt" style:font-size-asian="6.5pt"/>
    </style:style>
    <style:style style:name="TableCell2097" style:family="table-cell">
      <style:table-cell-properties fo:border="0.0069in solid #FFFFFF" fo:background-color="#F8E3DB" style:writing-mode="lr-tb" fo:padding-top="0in" fo:padding-left="0in" fo:padding-bottom="0in" fo:padding-right="0in"/>
    </style:style>
    <style:style style:name="P2098" style:parent-style-name="TableParagraph" style:family="paragraph">
      <style:paragraph-properties fo:margin-top="0.0062in"/>
      <style:text-properties style:font-name="Gill Sans MT" fo:font-size="6pt" style:font-size-asian="6pt"/>
    </style:style>
    <style:style style:name="P2099" style:parent-style-name="TableParagraph" style:family="paragraph">
      <style:paragraph-properties fo:text-align="end" fo:margin-right="0.1125in"/>
    </style:style>
    <style:style style:name="T2100" style:parent-style-name="Fonteparág.padrão" style:family="text">
      <style:text-properties fo:color="#414042" style:text-scale="118%" fo:font-size="6.5pt" style:font-size-asian="6.5pt"/>
    </style:style>
    <style:style style:name="TableRow2101" style:family="table-row">
      <style:table-row-properties style:min-row-height="0.5277in" style:use-optimal-row-height="false"/>
    </style:style>
    <style:style style:name="TableCell2102" style:family="table-cell">
      <style:table-cell-properties fo:border-top="0.0069in solid #FFFFFF" fo:border-left="none" fo:border-bottom="none" fo:border-right="0.0069in solid #FFFFFF" fo:background-color="#FBEFEA" style:writing-mode="lr-tb" fo:padding-top="0in" fo:padding-left="0in" fo:padding-bottom="0in" fo:padding-right="0in"/>
    </style:style>
    <style:style style:name="P2103" style:parent-style-name="TableParagraph" style:family="paragraph">
      <style:paragraph-properties fo:margin-top="0.0062in"/>
      <style:text-properties style:font-name="Gill Sans MT" fo:font-size="9.5pt" style:font-size-asian="9.5pt"/>
    </style:style>
    <style:style style:name="P2104" style:parent-style-name="TableParagraph" style:family="paragraph">
      <style:paragraph-properties fo:line-height="95%" fo:margin-left="0.0784in">
        <style:tab-stops/>
      </style:paragraph-properties>
    </style:style>
    <style:style style:name="T2105" style:parent-style-name="Fonteparág.padrão" style:family="text">
      <style:text-properties fo:color="#414042" style:text-scale="105%" fo:font-size="6.5pt" style:font-size-asian="6.5pt"/>
    </style:style>
    <style:style style:name="TableCell2106" style:family="table-cell">
      <style:table-cell-properties fo:border-top="0.0069in solid #FFFFFF" fo:border-left="0.0069in solid #FFFFFF" fo:border-bottom="none" fo:border-right="0.0069in solid #FFFFFF" fo:background-color="#FBEFEA" style:writing-mode="lr-tb" fo:padding-top="0in" fo:padding-left="0in" fo:padding-bottom="0in" fo:padding-right="0in"/>
    </style:style>
    <style:style style:name="P2107" style:parent-style-name="TableParagraph" style:family="paragraph">
      <style:paragraph-properties fo:margin-top="0.0555in" fo:line-height="95%" fo:margin-left="0.1104in" fo:margin-right="0.2722in">
        <style:tab-stops/>
      </style:paragraph-properties>
    </style:style>
    <style:style style:name="T2108" style:parent-style-name="Fonteparág.padrão" style:family="text">
      <style:text-properties fo:color="#414042" style:text-scale="115%" fo:font-size="6.5pt" style:font-size-asian="6.5pt"/>
    </style:style>
    <style:style style:name="TableCell2109" style:family="table-cell">
      <style:table-cell-properties fo:border-top="0.0069in solid #FFFFFF" fo:border-left="0.0069in solid #FFFFFF" fo:border-bottom="none" fo:border-right="0.0069in solid #FFFFFF" fo:background-color="#FBEFEA" style:writing-mode="lr-tb" fo:padding-top="0in" fo:padding-left="0in" fo:padding-bottom="0in" fo:padding-right="0in"/>
    </style:style>
    <style:style style:name="P2110" style:parent-style-name="TableParagraph" style:family="paragraph">
      <style:text-properties style:font-name="Gill Sans MT" fo:font-size="7pt" style:font-size-asian="7pt"/>
    </style:style>
    <style:style style:name="P2111" style:parent-style-name="TableParagraph" style:family="paragraph">
      <style:paragraph-properties fo:margin-top="0.0055in"/>
      <style:text-properties style:font-name="Gill Sans MT" fo:font-size="5.5pt" style:font-size-asian="5.5pt"/>
    </style:style>
    <style:style style:name="P2112" style:parent-style-name="TableParagraph" style:family="paragraph">
      <style:paragraph-properties fo:text-align="end" fo:margin-top="0.0006in" fo:margin-right="0.1125in"/>
    </style:style>
    <style:style style:name="T2113" style:parent-style-name="Fonteparág.padrão" style:family="text">
      <style:text-properties fo:color="#414042" style:text-scale="118%" fo:font-size="6.5pt" style:font-size-asian="6.5pt"/>
    </style:style>
    <style:style style:name="P2114" style:parent-style-name="Corpodetexto" style:family="paragraph">
      <style:text-properties style:font-name="Gill Sans MT" fo:font-size="7pt" style:font-size-asian="7pt"/>
    </style:style>
    <style:style style:name="P2115" style:parent-style-name="Corpodetexto" style:family="paragraph">
      <style:paragraph-properties fo:margin-top="0.0076in"/>
      <style:text-properties style:font-name="Gill Sans MT" fo:font-size="8.5pt" style:font-size-asian="8.5pt"/>
    </style:style>
    <style:style style:name="P2116" style:parent-style-name="Corpodetexto" style:family="paragraph">
      <style:paragraph-properties fo:text-align="justify" fo:line-height="117%" fo:margin-left="0.9861in" fo:margin-right="0.9791in">
        <style:tab-stops/>
      </style:paragraph-properties>
    </style:style>
    <style:style style:name="T2117" style:parent-style-name="Fonteparág.padrão" style:family="text">
      <style:text-properties fo:color="#231F20" style:text-scale="105%"/>
    </style:style>
    <style:style style:name="T2118" style:parent-style-name="Fonteparág.padrão" style:family="text">
      <style:text-properties fo:color="#231F20" fo:letter-spacing="0.002in" style:text-scale="105%"/>
    </style:style>
    <style:style style:name="T2119" style:parent-style-name="Fonteparág.padrão" style:family="text">
      <style:text-properties fo:color="#231F20" fo:letter-spacing="0.0013in" style:text-scale="105%"/>
    </style:style>
    <style:style style:name="T2120" style:parent-style-name="Fonteparág.padrão" style:family="text">
      <style:text-properties fo:color="#231F20" fo:letter-spacing="0.0319in" style:text-scale="105%"/>
    </style:style>
    <style:style style:name="T2121" style:parent-style-name="Fonteparág.padrão" style:family="text">
      <style:text-properties fo:color="#231F20" fo:letter-spacing="0.002in" style:text-scale="105%"/>
    </style:style>
    <style:style style:name="T2122" style:parent-style-name="Fonteparág.padrão" style:family="text">
      <style:text-properties fo:color="#231F20" style:text-scale="105%"/>
    </style:style>
    <style:style style:name="T2123" style:parent-style-name="Fonteparág.padrão" style:family="text">
      <style:text-properties fo:color="#231F20" fo:letter-spacing="0.002in" style:text-scale="105%"/>
    </style:style>
    <style:style style:name="T2124" style:parent-style-name="Fonteparág.padrão" style:family="text">
      <style:text-properties fo:color="#231F20" style:text-scale="105%"/>
    </style:style>
    <style:style style:name="T2125" style:parent-style-name="Fonteparág.padrão" style:family="text">
      <style:text-properties fo:color="#231F20" fo:letter-spacing="0.002in" style:text-scale="105%"/>
    </style:style>
    <style:style style:name="T2126" style:parent-style-name="Fonteparág.padrão" style:family="text">
      <style:text-properties fo:color="#231F20" style:text-scale="105%"/>
    </style:style>
    <style:style style:name="T2127" style:parent-style-name="Fonteparág.padrão" style:family="text">
      <style:text-properties fo:color="#231F20" fo:letter-spacing="0.002in" style:text-scale="105%"/>
    </style:style>
    <style:style style:name="T2128" style:parent-style-name="Fonteparág.padrão" style:family="text">
      <style:text-properties fo:color="#231F20" style:text-scale="105%"/>
    </style:style>
    <style:style style:name="T2129" style:parent-style-name="Fonteparág.padrão" style:family="text">
      <style:text-properties fo:color="#231F20" fo:letter-spacing="0.002in" style:text-scale="105%"/>
    </style:style>
    <style:style style:name="T2130" style:parent-style-name="Fonteparág.padrão" style:family="text">
      <style:text-properties fo:color="#231F20" style:text-scale="105%"/>
    </style:style>
    <style:style style:name="T2131" style:parent-style-name="Fonteparág.padrão" style:family="text">
      <style:text-properties fo:color="#231F20" fo:letter-spacing="0.002in" style:text-scale="105%"/>
    </style:style>
    <style:style style:name="T2132" style:parent-style-name="Fonteparág.padrão" style:family="text">
      <style:text-properties fo:color="#231F20" fo:letter-spacing="0.0013in" style:text-scale="105%"/>
    </style:style>
    <style:style style:name="T2133" style:parent-style-name="Fonteparág.padrão" style:family="text">
      <style:text-properties fo:color="#231F20" fo:letter-spacing="0.002in" style:text-scale="105%"/>
    </style:style>
    <style:style style:name="T2134" style:parent-style-name="Fonteparág.padrão" style:family="text">
      <style:text-properties fo:color="#231F20" style:text-scale="105%"/>
    </style:style>
    <style:style style:name="T2135" style:parent-style-name="Fonteparág.padrão" style:family="text">
      <style:text-properties fo:color="#231F20" fo:letter-spacing="0.002in" style:text-scale="105%"/>
    </style:style>
    <style:style style:name="T2136" style:parent-style-name="Fonteparág.padrão" style:family="text">
      <style:text-properties fo:color="#231F20" style:text-scale="105%"/>
    </style:style>
    <style:style style:name="T2137" style:parent-style-name="Fonteparág.padrão" style:family="text">
      <style:text-properties fo:color="#231F20" fo:letter-spacing="0.0027in" style:text-scale="105%"/>
    </style:style>
    <style:style style:name="T2138" style:parent-style-name="Fonteparág.padrão" style:family="text">
      <style:text-properties fo:color="#231F20" fo:letter-spacing="0.002in" style:text-scale="105%"/>
    </style:style>
    <style:style style:name="T2139" style:parent-style-name="Fonteparág.padrão" style:family="text">
      <style:text-properties fo:color="#231F20" style:text-scale="105%"/>
    </style:style>
    <style:style style:name="T2140" style:parent-style-name="Fonteparág.padrão" style:family="text">
      <style:text-properties fo:color="#231F20" fo:letter-spacing="0.0013in" style:text-scale="105%"/>
    </style:style>
    <style:style style:name="T2141" style:parent-style-name="Fonteparág.padrão" style:family="text">
      <style:text-properties fo:color="#231F20" style:text-scale="105%"/>
    </style:style>
    <style:style style:name="T2142" style:parent-style-name="Fonteparág.padrão" style:family="text">
      <style:text-properties fo:color="#231F20" fo:letter-spacing="0.002in" style:text-scale="105%"/>
    </style:style>
    <style:style style:name="T2143" style:parent-style-name="Fonteparág.padrão" style:family="text">
      <style:text-properties fo:color="#231F20" style:text-scale="105%"/>
    </style:style>
    <style:style style:name="T2144" style:parent-style-name="Fonteparág.padrão" style:family="text">
      <style:text-properties fo:color="#231F20" fo:letter-spacing="0.002in" style:text-scale="105%"/>
    </style:style>
    <style:style style:name="T2145" style:parent-style-name="Fonteparág.padrão" style:family="text">
      <style:text-properties fo:color="#231F20" fo:letter-spacing="0.0013in" style:text-scale="105%"/>
    </style:style>
    <style:style style:name="T2146" style:parent-style-name="Fonteparág.padrão" style:family="text">
      <style:text-properties fo:color="#231F20" fo:letter-spacing="0.002in" style:text-scale="105%"/>
    </style:style>
    <style:style style:name="T2147" style:parent-style-name="Fonteparág.padrão" style:family="text">
      <style:text-properties fo:color="#231F20" style:text-scale="105%"/>
    </style:style>
    <style:style style:name="T2148" style:parent-style-name="Fonteparág.padrão" style:family="text">
      <style:text-properties fo:color="#231F20" fo:letter-spacing="0.0291in" style:text-scale="105%"/>
    </style:style>
    <style:style style:name="T2149" style:parent-style-name="Fonteparág.padrão" style:family="text">
      <style:text-properties fo:color="#231F20" fo:letter-spacing="0.0013in" style:text-scale="105%"/>
    </style:style>
    <style:style style:name="T2150" style:parent-style-name="Fonteparág.padrão" style:family="text">
      <style:text-properties fo:color="#231F20" style:text-scale="105%"/>
    </style:style>
    <style:style style:name="T2151" style:parent-style-name="Fonteparág.padrão" style:family="text">
      <style:text-properties fo:color="#231F20" fo:letter-spacing="0.0013in" style:text-scale="105%"/>
    </style:style>
    <style:style style:name="T2152" style:parent-style-name="Fonteparág.padrão" style:family="text">
      <style:text-properties fo:color="#231F20" style:text-scale="105%"/>
    </style:style>
    <style:style style:name="T2153" style:parent-style-name="Fonteparág.padrão" style:family="text">
      <style:text-properties fo:color="#231F20" fo:letter-spacing="0.002in" style:text-scale="105%"/>
    </style:style>
    <style:style style:name="T2154" style:parent-style-name="Fonteparág.padrão" style:family="text">
      <style:text-properties fo:color="#231F20" style:text-scale="105%"/>
    </style:style>
    <style:style style:name="T2155" style:parent-style-name="Fonteparág.padrão" style:family="text">
      <style:text-properties fo:color="#231F20" fo:letter-spacing="0.002in" style:text-scale="105%"/>
    </style:style>
    <style:style style:name="T2156" style:parent-style-name="Fonteparág.padrão" style:family="text">
      <style:text-properties fo:color="#231F20" style:text-scale="105%"/>
    </style:style>
    <style:style style:name="T2157" style:parent-style-name="Fonteparág.padrão" style:family="text">
      <style:text-properties fo:color="#231F20" fo:letter-spacing="0.002in" style:text-scale="105%"/>
    </style:style>
    <style:style style:name="T2158" style:parent-style-name="Fonteparág.padrão" style:family="text">
      <style:text-properties fo:color="#231F20" style:text-scale="105%"/>
    </style:style>
    <style:style style:name="T2159" style:parent-style-name="Fonteparág.padrão" style:family="text">
      <style:text-properties fo:color="#231F20" fo:letter-spacing="0.002in" style:text-scale="105%"/>
    </style:style>
    <style:style style:name="T2160" style:parent-style-name="Fonteparág.padrão" style:family="text">
      <style:text-properties fo:color="#231F20" style:text-scale="105%"/>
    </style:style>
    <style:style style:name="T2161" style:parent-style-name="Fonteparág.padrão" style:family="text">
      <style:text-properties fo:color="#231F20" fo:letter-spacing="0.002in" style:text-scale="105%"/>
    </style:style>
    <style:style style:name="T2162" style:parent-style-name="Fonteparág.padrão" style:family="text">
      <style:text-properties fo:color="#231F20" style:text-scale="105%"/>
    </style:style>
    <style:style style:name="T2163" style:parent-style-name="Fonteparág.padrão" style:family="text">
      <style:text-properties fo:color="#231F20" fo:letter-spacing="0.0027in" style:text-scale="105%"/>
    </style:style>
    <style:style style:name="T2164" style:parent-style-name="Fonteparág.padrão" style:family="text">
      <style:text-properties fo:color="#231F20" fo:letter-spacing="0.0027in" style:text-scale="105%"/>
    </style:style>
    <style:style style:name="T2165" style:parent-style-name="Fonteparág.padrão" style:family="text">
      <style:text-properties fo:color="#231F20" style:text-scale="105%"/>
    </style:style>
    <style:style style:name="T2166" style:parent-style-name="Fonteparág.padrão" style:family="text">
      <style:text-properties fo:color="#231F20" fo:letter-spacing="0.002in" style:text-scale="105%"/>
    </style:style>
    <style:style style:name="T2167" style:parent-style-name="Fonteparág.padrão" style:family="text">
      <style:text-properties fo:color="#231F20" style:text-scale="105%"/>
    </style:style>
    <style:style style:name="T2168" style:parent-style-name="Fonteparág.padrão" style:family="text">
      <style:text-properties fo:color="#231F20" fo:letter-spacing="0.002in" style:text-scale="105%"/>
    </style:style>
    <style:style style:name="T2169" style:parent-style-name="Fonteparág.padrão" style:family="text">
      <style:text-properties fo:color="#231F20" fo:letter-spacing="0.0013in" style:text-scale="105%"/>
    </style:style>
    <style:style style:name="T2170" style:parent-style-name="Fonteparág.padrão" style:family="text">
      <style:text-properties fo:color="#231F20" fo:letter-spacing="0.002in" style:text-scale="105%"/>
    </style:style>
    <style:style style:name="T2171" style:parent-style-name="Fonteparág.padrão" style:family="text">
      <style:text-properties fo:color="#231F20" fo:letter-spacing="0.0027in" style:text-scale="105%"/>
    </style:style>
    <style:style style:name="T2172" style:parent-style-name="Fonteparág.padrão" style:family="text">
      <style:text-properties fo:color="#231F20" fo:letter-spacing="0.002in" style:text-scale="105%"/>
    </style:style>
    <style:style style:name="T2173" style:parent-style-name="Fonteparág.padrão" style:family="text">
      <style:text-properties fo:color="#231F20" style:text-scale="105%"/>
    </style:style>
    <style:style style:name="T2174" style:parent-style-name="Fonteparág.padrão" style:family="text">
      <style:text-properties fo:color="#231F20" fo:letter-spacing="0.0013in" style:text-scale="105%"/>
    </style:style>
    <style:style style:name="T2175" style:parent-style-name="Fonteparág.padrão" style:family="text">
      <style:text-properties fo:color="#231F20" fo:letter-spacing="0.0027in" style:text-scale="105%"/>
    </style:style>
    <style:style style:name="P2176" style:parent-style-name="Corpodetexto" style:family="paragraph">
      <style:text-properties fo:font-size="10pt" style:font-size-asian="10pt"/>
    </style:style>
    <style:style style:name="P2177" style:parent-style-name="Corpodetexto" style:family="paragraph">
      <style:paragraph-properties fo:margin-top="0.0013in"/>
      <style:text-properties fo:font-size="10.5pt" style:font-size-asian="10.5pt"/>
    </style:style>
    <style:style style:name="P2178" style:parent-style-name="Corpodetexto" style:family="paragraph">
      <style:paragraph-properties fo:text-align="justify" fo:margin-top="0.0006in" fo:margin-left="0.9861in">
        <style:tab-stops/>
      </style:paragraph-properties>
    </style:style>
    <style:style style:name="T2179" style:parent-style-name="Fonteparág.padrão" style:family="text">
      <style:text-properties fo:color="#C9302E" style:text-scale="105%"/>
    </style:style>
    <style:style style:name="P2180" style:parent-style-name="Corpodetexto" style:family="paragraph">
      <style:paragraph-properties fo:margin-top="0.0013in"/>
      <style:text-properties fo:font-size="8.5pt" style:font-size-asian="8.5pt"/>
    </style:style>
    <style:style style:name="P2181" style:parent-style-name="Corpodetexto" style:family="paragraph">
      <style:paragraph-properties fo:text-align="justify" fo:line-height="117%" fo:margin-left="0.9861in" fo:margin-right="0.9791in">
        <style:tab-stops/>
      </style:paragraph-properties>
    </style:style>
    <style:style style:name="T2182" style:parent-style-name="Fonteparág.padrão" style:family="text">
      <style:text-properties fo:color="#231F20" style:text-scale="105%"/>
    </style:style>
    <style:style style:name="T2183" style:parent-style-name="Fonteparág.padrão" style:family="text">
      <style:text-properties fo:color="#231F20" style:text-scale="105%"/>
    </style:style>
    <style:style style:name="P2184" style:parent-style-name="ParágrafodaLista" style:family="paragraph">
      <style:paragraph-properties fo:margin-top="0.1118in">
        <style:tab-stops>
          <style:tab-stop style:type="left" style:position="0.0006in"/>
        </style:tab-stops>
      </style:paragraph-properties>
    </style:style>
    <style:style style:name="T2185" style:parent-style-name="Fonteparág.padrão" style:family="text">
      <style:text-properties fo:color="#231F20" fo:letter-spacing="0.0013in" style:text-scale="105%" fo:font-size="9pt" style:font-size-asian="9pt"/>
    </style:style>
    <style:style style:name="T2186" style:parent-style-name="Fonteparág.padrão" style:family="text">
      <style:text-properties fo:color="#231F20" fo:letter-spacing="0.0104in" style:text-scale="105%" fo:font-size="9pt" style:font-size-asian="9pt"/>
    </style:style>
    <style:style style:name="T2187" style:parent-style-name="Fonteparág.padrão" style:family="text">
      <style:text-properties fo:color="#231F20" fo:letter-spacing="0.002in" style:text-scale="105%" fo:font-size="9pt" style:font-size-asian="9pt"/>
    </style:style>
    <style:style style:name="T2188" style:parent-style-name="Fonteparág.padrão" style:family="text">
      <style:text-properties fo:color="#231F20" fo:letter-spacing="0.0104in" style:text-scale="105%" fo:font-size="9pt" style:font-size-asian="9pt"/>
    </style:style>
    <style:style style:name="T2189" style:parent-style-name="Fonteparág.padrão" style:family="text">
      <style:text-properties fo:color="#231F20" fo:letter-spacing="0.0013in" style:text-scale="105%" fo:font-size="9pt" style:font-size-asian="9pt"/>
    </style:style>
    <style:style style:name="T2190" style:parent-style-name="Fonteparág.padrão" style:family="text">
      <style:text-properties fo:color="#231F20" fo:letter-spacing="0.0111in" style:text-scale="105%" fo:font-size="9pt" style:font-size-asian="9pt"/>
    </style:style>
    <style:style style:name="T2191" style:parent-style-name="Fonteparág.padrão" style:family="text">
      <style:text-properties fo:color="#231F20" fo:letter-spacing="0.002in" style:text-scale="105%" fo:font-size="9pt" style:font-size-asian="9pt"/>
    </style:style>
    <style:style style:name="T2192" style:parent-style-name="Fonteparág.padrão" style:family="text">
      <style:text-properties fo:color="#231F20" fo:letter-spacing="0.0104in" style:text-scale="105%" fo:font-size="9pt" style:font-size-asian="9pt"/>
    </style:style>
    <style:style style:name="T2193" style:parent-style-name="Fonteparág.padrão" style:family="text">
      <style:text-properties fo:color="#231F20" fo:letter-spacing="0.0013in" style:text-scale="105%" fo:font-size="9pt" style:font-size-asian="9pt"/>
    </style:style>
    <style:style style:name="T2194" style:parent-style-name="Fonteparág.padrão" style:family="text">
      <style:text-properties fo:color="#231F20" fo:letter-spacing="0.0111in" style:text-scale="105%" fo:font-size="9pt" style:font-size-asian="9pt"/>
    </style:style>
    <style:style style:name="T2195" style:parent-style-name="Fonteparág.padrão" style:family="text">
      <style:text-properties fo:color="#231F20" fo:letter-spacing="0.002in" style:text-scale="105%" fo:font-size="9pt" style:font-size-asian="9pt"/>
    </style:style>
    <style:style style:name="T2196" style:parent-style-name="Fonteparág.padrão" style:family="text">
      <style:text-properties fo:color="#231F20" fo:letter-spacing="0.0104in" style:text-scale="105%" fo:font-size="9pt" style:font-size-asian="9pt"/>
    </style:style>
    <style:style style:name="T2197" style:parent-style-name="Fonteparág.padrão" style:family="text">
      <style:text-properties fo:color="#231F20" style:text-scale="105%" fo:font-size="9pt" style:font-size-asian="9pt"/>
    </style:style>
    <style:style style:name="T2198" style:parent-style-name="Fonteparág.padrão" style:family="text">
      <style:text-properties fo:color="#231F20" fo:letter-spacing="0.0111in" style:text-scale="105%" fo:font-size="9pt" style:font-size-asian="9pt"/>
    </style:style>
    <style:style style:name="T2199" style:parent-style-name="Fonteparág.padrão" style:family="text">
      <style:text-properties fo:color="#231F20" fo:letter-spacing="0.002in" style:text-scale="105%" fo:font-size="9pt" style:font-size-asian="9pt"/>
    </style:style>
    <style:style style:name="T2200" style:parent-style-name="Fonteparág.padrão" style:family="text">
      <style:text-properties fo:color="#231F20" fo:letter-spacing="0.0104in" style:text-scale="105%" fo:font-size="9pt" style:font-size-asian="9pt"/>
    </style:style>
    <style:style style:name="T2201" style:parent-style-name="Fonteparág.padrão" style:family="text">
      <style:text-properties fo:color="#231F20" style:text-scale="105%" fo:font-size="9pt" style:font-size-asian="9pt"/>
    </style:style>
    <style:style style:name="T2202" style:parent-style-name="Fonteparág.padrão" style:family="text">
      <style:text-properties fo:color="#231F20" fo:letter-spacing="0.0111in" style:text-scale="105%" fo:font-size="9pt" style:font-size-asian="9pt"/>
    </style:style>
    <style:style style:name="T2203" style:parent-style-name="Fonteparág.padrão" style:family="text">
      <style:text-properties fo:color="#231F20" fo:letter-spacing="0.0027in" style:text-scale="105%" fo:font-size="9pt" style:font-size-asian="9pt"/>
    </style:style>
    <style:style style:name="P2204" style:parent-style-name="ParágrafodaLista" style:family="paragraph">
      <style:paragraph-properties fo:line-height="117%" fo:margin-right="0.9791in">
        <style:tab-stops>
          <style:tab-stop style:type="left" style:position="0.0006in"/>
        </style:tab-stops>
      </style:paragraph-properties>
    </style:style>
    <style:style style:name="T2205" style:parent-style-name="Fonteparág.padrão" style:family="text">
      <style:text-properties fo:color="#231F20" fo:letter-spacing="0.0013in" style:text-scale="105%" fo:font-size="9pt" style:font-size-asian="9pt"/>
    </style:style>
    <style:style style:name="T2206" style:parent-style-name="Fonteparág.padrão" style:family="text">
      <style:text-properties fo:color="#231F20" fo:letter-spacing="0.002in" style:text-scale="105%" fo:font-size="9pt" style:font-size-asian="9pt"/>
    </style:style>
    <style:style style:name="T2207" style:parent-style-name="Fonteparág.padrão" style:family="text">
      <style:text-properties fo:color="#231F20" fo:letter-spacing="0.0013in" style:text-scale="105%" fo:font-size="9pt" style:font-size-asian="9pt"/>
    </style:style>
    <style:style style:name="T2208" style:parent-style-name="Fonteparág.padrão" style:family="text">
      <style:text-properties fo:color="#231F20" fo:letter-spacing="0.002in" style:text-scale="105%" fo:font-size="9pt" style:font-size-asian="9pt"/>
    </style:style>
    <style:style style:name="T2209" style:parent-style-name="Fonteparág.padrão" style:family="text">
      <style:text-properties fo:color="#231F20" style:text-scale="105%" fo:font-size="9pt" style:font-size-asian="9pt"/>
    </style:style>
    <style:style style:name="T2210" style:parent-style-name="Fonteparág.padrão" style:family="text">
      <style:text-properties fo:color="#231F20" fo:letter-spacing="0.002in" style:text-scale="105%" fo:font-size="9pt" style:font-size-asian="9pt"/>
    </style:style>
    <style:style style:name="T2211" style:parent-style-name="Fonteparág.padrão" style:family="text">
      <style:text-properties fo:color="#231F20" style:text-scale="105%" fo:font-size="9pt" style:font-size-asian="9pt"/>
    </style:style>
    <style:style style:name="T2212" style:parent-style-name="Fonteparág.padrão" style:family="text">
      <style:text-properties fo:color="#231F20" fo:letter-spacing="0.002in" style:text-scale="105%" fo:font-size="9pt" style:font-size-asian="9pt"/>
    </style:style>
    <style:style style:name="T2213" style:parent-style-name="Fonteparág.padrão" style:family="text">
      <style:text-properties fo:color="#231F20" fo:letter-spacing="0.0027in" style:text-scale="105%" fo:font-size="9pt" style:font-size-asian="9pt"/>
    </style:style>
    <style:style style:name="T2214" style:parent-style-name="Fonteparág.padrão" style:family="text">
      <style:text-properties fo:color="#231F20" fo:letter-spacing="0.0013in" style:text-scale="105%" fo:font-size="9pt" style:font-size-asian="9pt"/>
    </style:style>
    <style:style style:name="T2215" style:parent-style-name="Fonteparág.padrão" style:family="text">
      <style:text-properties fo:color="#231F20" fo:letter-spacing="0.002in" style:text-scale="105%" fo:font-size="9pt" style:font-size-asian="9pt"/>
    </style:style>
    <style:style style:name="T2216" style:parent-style-name="Fonteparág.padrão" style:family="text">
      <style:text-properties fo:color="#231F20" fo:letter-spacing="-0.0013in" style:text-scale="105%" fo:font-size="9pt" style:font-size-asian="9pt"/>
    </style:style>
    <style:style style:name="T2217" style:parent-style-name="Fonteparág.padrão" style:family="text">
      <style:text-properties fo:color="#231F20" fo:letter-spacing="0.0027in" style:text-scale="105%" fo:font-size="9pt" style:font-size-asian="9pt"/>
    </style:style>
    <style:style style:name="P2218" style:parent-style-name="ParágrafodaLista" style:family="paragraph">
      <style:paragraph-properties fo:margin-top="0.0402in" fo:line-height="117%" fo:margin-right="0.9791in">
        <style:tab-stops>
          <style:tab-stop style:type="left" style:position="0.0006in"/>
        </style:tab-stops>
      </style:paragraph-properties>
    </style:style>
    <style:style style:name="T2219" style:parent-style-name="Fonteparág.padrão" style:family="text">
      <style:text-properties fo:color="#231F20" fo:letter-spacing="0.002in" style:text-scale="105%" fo:font-size="9pt" style:font-size-asian="9pt"/>
    </style:style>
    <style:style style:name="T2220" style:parent-style-name="Fonteparág.padrão" style:family="text">
      <style:text-properties fo:color="#231F20" fo:letter-spacing="0.0013in" style:text-scale="105%" fo:font-size="9pt" style:font-size-asian="9pt"/>
    </style:style>
    <style:style style:name="T2221" style:parent-style-name="Fonteparág.padrão" style:family="text">
      <style:text-properties fo:color="#231F20" fo:letter-spacing="0.002in" style:text-scale="105%" fo:font-size="9pt" style:font-size-asian="9pt"/>
    </style:style>
    <style:style style:name="T2222" style:parent-style-name="Fonteparág.padrão" style:family="text">
      <style:text-properties fo:color="#231F20" style:text-scale="105%" fo:font-size="9pt" style:font-size-asian="9pt"/>
    </style:style>
    <style:style style:name="T2223" style:parent-style-name="Fonteparág.padrão" style:family="text">
      <style:text-properties fo:color="#231F20" fo:letter-spacing="0.002in" style:text-scale="105%" fo:font-size="9pt" style:font-size-asian="9pt"/>
    </style:style>
    <style:style style:name="T2224" style:parent-style-name="Fonteparág.padrão" style:family="text">
      <style:text-properties fo:color="#231F20" style:text-scale="105%" fo:font-size="9pt" style:font-size-asian="9pt"/>
    </style:style>
    <style:style style:name="T2225" style:parent-style-name="Fonteparág.padrão" style:family="text">
      <style:text-properties fo:color="#231F20" fo:letter-spacing="0.002in" style:text-scale="105%" fo:font-size="9pt" style:font-size-asian="9pt"/>
    </style:style>
    <style:style style:name="T2226" style:parent-style-name="Fonteparág.padrão" style:family="text">
      <style:text-properties fo:color="#231F20" fo:letter-spacing="0.002in" style:text-scale="105%" fo:font-size="9pt" style:font-size-asian="9pt"/>
    </style:style>
    <style:style style:name="T2227" style:parent-style-name="Fonteparág.padrão" style:family="text">
      <style:text-properties fo:color="#231F20" fo:letter-spacing="0.0027in" style:text-scale="105%" fo:font-size="9pt" style:font-size-asian="9pt"/>
    </style:style>
    <style:style style:name="T2228" style:parent-style-name="Fonteparág.padrão" style:family="text">
      <style:text-properties fo:color="#231F20" fo:letter-spacing="0.002in" style:text-scale="105%" fo:font-size="9pt" style:font-size-asian="9pt"/>
    </style:style>
    <style:style style:name="T2229" style:parent-style-name="Fonteparág.padrão" style:family="text">
      <style:text-properties fo:color="#231F20" fo:letter-spacing="0.0187in" style:text-scale="105%" fo:font-size="9pt" style:font-size-asian="9pt"/>
    </style:style>
    <style:style style:name="T2230" style:parent-style-name="Fonteparág.padrão" style:family="text">
      <style:text-properties fo:color="#231F20" style:text-scale="105%" fo:font-size="9pt" style:font-size-asian="9pt"/>
    </style:style>
    <style:style style:name="P2231" style:parent-style-name="ParágrafodaLista" style:family="paragraph">
      <style:paragraph-properties fo:margin-top="0.0409in" fo:line-height="117%" fo:margin-right="0.9791in">
        <style:tab-stops>
          <style:tab-stop style:type="left" style:position="0.0006in"/>
        </style:tab-stops>
      </style:paragraph-properties>
    </style:style>
    <style:style style:name="T2232" style:parent-style-name="Fonteparág.padrão" style:family="text">
      <style:text-properties fo:color="#231F20" fo:letter-spacing="0.002in" style:text-scale="105%" fo:font-size="9pt" style:font-size-asian="9pt"/>
    </style:style>
    <style:style style:name="T2233" style:parent-style-name="Fonteparág.padrão" style:family="text">
      <style:text-properties fo:color="#231F20" fo:letter-spacing="0.0013in" style:text-scale="105%" fo:font-size="9pt" style:font-size-asian="9pt"/>
    </style:style>
    <style:style style:name="T2234" style:parent-style-name="Fonteparág.padrão" style:family="text">
      <style:text-properties fo:color="#231F20" fo:letter-spacing="0.002in" style:text-scale="105%" fo:font-size="9pt" style:font-size-asian="9pt"/>
    </style:style>
    <style:style style:name="T2235" style:parent-style-name="Fonteparág.padrão" style:family="text">
      <style:text-properties fo:color="#231F20" style:text-scale="105%" fo:font-size="9pt" style:font-size-asian="9pt"/>
    </style:style>
    <style:style style:name="T2236" style:parent-style-name="Fonteparág.padrão" style:family="text">
      <style:text-properties fo:color="#231F20" fo:letter-spacing="0.002in" style:text-scale="105%" fo:font-size="9pt" style:font-size-asian="9pt"/>
    </style:style>
    <style:style style:name="T2237" style:parent-style-name="Fonteparág.padrão" style:family="text">
      <style:text-properties fo:color="#231F20" style:text-scale="105%" fo:font-size="9pt" style:font-size-asian="9pt"/>
    </style:style>
    <style:style style:name="T2238" style:parent-style-name="Fonteparág.padrão" style:family="text">
      <style:text-properties fo:color="#231F20" fo:letter-spacing="0.002in" style:text-scale="105%" fo:font-size="9pt" style:font-size-asian="9pt"/>
    </style:style>
    <style:style style:name="T2239" style:parent-style-name="Fonteparág.padrão" style:family="text">
      <style:text-properties fo:color="#231F20" fo:letter-spacing="0.0027in" style:text-scale="105%" fo:font-size="9pt" style:font-size-asian="9pt"/>
    </style:style>
    <style:style style:name="P2240" style:parent-style-name="Corpodetexto" style:master-page-name="MP8" style:family="paragraph">
      <style:paragraph-properties fo:break-before="page"/>
    </style:style>
    <style:style style:name="T2267" style:parent-style-name="Fonteparág.padrão" style:family="text">
      <style:text-properties fo:language="en" fo:country="US" style:language-asian="en" style:country-asian="US" style:language-complex="ar" style:country-complex="SA"/>
    </style:style>
    <style:style style:name="P2268" style:parent-style-name="Corpodetexto" style:family="paragraph">
      <style:text-properties fo:font-size="10pt" style:font-size-asian="10pt"/>
    </style:style>
    <style:style style:name="P2269" style:parent-style-name="Corpodetexto" style:family="paragraph">
      <style:paragraph-properties fo:margin-top="0.0062in"/>
      <style:text-properties fo:font-size="9.5pt" style:font-size-asian="9.5pt"/>
    </style:style>
    <style:style style:name="P2270" style:parent-style-name="Corpodetexto" style:family="paragraph">
      <style:paragraph-properties fo:text-align="justify" fo:line-height="117%" fo:margin-left="0.7895in" fo:margin-right="1.1756in">
        <style:tab-stops/>
      </style:paragraph-properties>
    </style:style>
    <style:style style:name="T2271" style:parent-style-name="Fonteparág.padrão" style:family="text">
      <style:text-properties fo:language="en" fo:country="US" style:language-asian="en" style:country-asian="US" style:language-complex="ar" style:country-complex="SA"/>
    </style:style>
    <style:style style:name="P2272" style:parent-style-name="Normal" style:family="paragraph">
      <style:paragraph-properties fo:margin-top="0.0104in" fo:margin-left="0.0138in">
        <style:tab-stops/>
      </style:paragraph-properties>
    </style:style>
    <style:style style:name="T2273" style:parent-style-name="Fonteparág.padrão" style:family="text">
      <style:text-properties style:font-name="Gill Sans MT" fo:color="#EAAF9D" style:text-scale="95%" fo:font-size="6pt" style:font-size-asian="6pt"/>
    </style:style>
    <style:style style:name="T2274" style:parent-style-name="Fonteparág.padrão" style:family="text">
      <style:text-properties fo:color="#231F20" style:text-scale="105%"/>
    </style:style>
    <style:style style:name="P2275" style:parent-style-name="Corpodetexto" style:family="paragraph">
      <style:paragraph-properties fo:margin-top="0.0069in"/>
      <style:text-properties fo:font-size="14.5pt" style:font-size-asian="14.5pt"/>
    </style:style>
    <style:style style:name="P2276" style:parent-style-name="Normal" style:family="paragraph">
      <style:paragraph-properties fo:margin-left="1.734in">
        <style:tab-stops/>
      </style:paragraph-properties>
    </style:style>
    <style:style style:name="T2277" style:parent-style-name="Fonteparág.padrão" style:family="text">
      <style:text-properties fo:color="#808285" style:text-scale="110%" fo:font-size="6pt" style:font-size-asian="6pt"/>
    </style:style>
    <style:style style:name="P2278" style:parent-style-name="Normal" style:family="paragraph">
      <style:paragraph-properties fo:margin-top="0.0118in" fo:margin-left="1.734in">
        <style:tab-stops/>
      </style:paragraph-properties>
    </style:style>
    <style:style style:name="T2279" style:parent-style-name="Fonteparág.padrão" style:family="text">
      <style:text-properties style:font-name="Gill Sans MT" fo:color="#6D6E71" fo:font-size="7pt" style:font-size-asian="7pt"/>
    </style:style>
    <style:style style:name="P2280" style:parent-style-name="Corpodetexto" style:family="paragraph">
      <style:paragraph-properties fo:margin-bottom="0.0006in"/>
      <style:text-properties style:font-name="Gill Sans MT" fo:font-size="4.5pt" style:font-size-asian="4.5pt"/>
    </style:style>
    <style:style style:name="TableColumn2282" style:family="table-column">
      <style:table-column-properties style:column-width="1.5326in" style:use-optimal-column-width="false"/>
    </style:style>
    <style:style style:name="TableColumn2283" style:family="table-column">
      <style:table-column-properties style:column-width="0.8222in" style:use-optimal-column-width="false"/>
    </style:style>
    <style:style style:name="TableColumn2284" style:family="table-column">
      <style:table-column-properties style:column-width="1.0701in" style:use-optimal-column-width="false"/>
    </style:style>
    <style:style style:name="Table2281" style:family="table">
      <style:table-properties style:width="3.425in" fo:margin-left="1.743in" table:align="left"/>
    </style:style>
    <style:style style:name="TableRow2285" style:family="table-row">
      <style:table-row-properties style:min-row-height="0.2291in" style:use-optimal-row-height="false"/>
    </style:style>
    <style:style style:name="TableCell2286" style:family="table-cell">
      <style:table-cell-properties fo:border-top="none" fo:border-left="none" fo:border-bottom="0.0069in solid #FFFFFF" fo:border-right="0.0069in solid #FFFFFF" style:writing-mode="lr-tb" fo:padding-top="0in" fo:padding-left="0in" fo:padding-bottom="0in" fo:padding-right="0in"/>
    </style:style>
    <style:style style:name="P2287" style:parent-style-name="TableParagraph" style:family="paragraph">
      <style:text-properties style:font-name="Times New Roman" fo:font-size="8pt" style:font-size-asian="8pt"/>
    </style:style>
    <style:style style:name="TableCell2288" style:family="table-cell">
      <style:table-cell-properties fo:border="0.0069in solid #FFFFFF" fo:background-color="#F5D8CE" style:writing-mode="lr-tb" fo:padding-top="0in" fo:padding-left="0in" fo:padding-bottom="0in" fo:padding-right="0in"/>
    </style:style>
    <style:style style:name="P2289" style:parent-style-name="TableParagraph" style:family="paragraph">
      <style:paragraph-properties fo:text-align="center" fo:margin-top="0.0618in" fo:margin-left="0.1145in" fo:margin-right="0.1083in">
        <style:tab-stops/>
      </style:paragraph-properties>
    </style:style>
    <style:style style:name="T2290" style:parent-style-name="Fonteparág.padrão" style:family="text">
      <style:text-properties style:font-name="Gill Sans MT" fo:color="#58595B" style:text-scale="105%" fo:font-size="6.5pt" style:font-size-asian="6.5pt"/>
    </style:style>
    <style:style style:name="TableRow2291" style:family="table-row">
      <style:table-row-properties style:min-row-height="0.2291in" style:use-optimal-row-height="false"/>
    </style:style>
    <style:style style:name="TableCell2292" style:family="table-cell">
      <style:table-cell-properties fo:border="0.0069in solid #FFFFFF" fo:background-color="#F5D8CE" style:writing-mode="lr-tb" fo:padding-top="0in" fo:padding-left="0in" fo:padding-bottom="0in" fo:padding-right="0in"/>
    </style:style>
    <style:style style:name="P2293" style:parent-style-name="TableParagraph" style:family="paragraph">
      <style:text-properties style:font-name="Gill Sans MT" fo:font-size="7pt" style:font-size-asian="7pt"/>
    </style:style>
    <style:style style:name="P2294" style:parent-style-name="TableParagraph" style:family="paragraph">
      <style:text-properties style:font-name="Gill Sans MT" fo:font-size="7pt" style:font-size-asian="7pt"/>
    </style:style>
    <style:style style:name="P2295" style:parent-style-name="TableParagraph" style:family="paragraph">
      <style:text-properties style:font-name="Gill Sans MT" fo:font-size="7pt" style:font-size-asian="7pt"/>
    </style:style>
    <style:style style:name="P2296" style:parent-style-name="TableParagraph" style:family="paragraph">
      <style:text-properties style:font-name="Gill Sans MT" fo:font-size="7pt" style:font-size-asian="7pt"/>
    </style:style>
    <style:style style:name="P2297" style:parent-style-name="TableParagraph" style:family="paragraph">
      <style:paragraph-properties fo:margin-top="0.0826in" fo:margin-left="0.0784in">
        <style:tab-stops/>
      </style:paragraph-properties>
    </style:style>
    <style:style style:name="T2298" style:parent-style-name="Fonteparág.padrão" style:family="text">
      <style:text-properties style:font-name="Gill Sans MT" fo:color="#58595B" fo:font-size="6.5pt" style:font-size-asian="6.5pt"/>
    </style:style>
    <style:style style:name="TableCell2299" style:family="table-cell">
      <style:table-cell-properties fo:border="0.0069in solid #FFFFFF" fo:background-color="#F8E3DB" style:writing-mode="lr-tb" fo:padding-top="0in" fo:padding-left="0in" fo:padding-bottom="0in" fo:padding-right="0in"/>
    </style:style>
    <style:style style:name="P2300" style:parent-style-name="TableParagraph" style:family="paragraph">
      <style:paragraph-properties fo:margin-top="0.0597in" fo:margin-left="0.1173in">
        <style:tab-stops/>
      </style:paragraph-properties>
    </style:style>
    <style:style style:name="T2301" style:parent-style-name="Fonteparág.padrão" style:family="text">
      <style:text-properties fo:color="#414042" fo:font-size="6.5pt" style:font-size-asian="6.5pt"/>
    </style:style>
    <style:style style:name="TableCell2302" style:family="table-cell">
      <style:table-cell-properties fo:border="0.0069in solid #FFFFFF" fo:background-color="#F8E3DB" style:writing-mode="lr-tb" fo:padding-top="0in" fo:padding-left="0in" fo:padding-bottom="0in" fo:padding-right="0in"/>
    </style:style>
    <style:style style:name="P2303" style:parent-style-name="TableParagraph" style:family="paragraph">
      <style:paragraph-properties fo:text-align="center" fo:margin-top="0.0597in" fo:margin-left="0.1145in" fo:margin-right="0.1083in">
        <style:tab-stops/>
      </style:paragraph-properties>
    </style:style>
    <style:style style:name="T2304" style:parent-style-name="Fonteparág.padrão" style:family="text">
      <style:text-properties fo:color="#414042" style:text-scale="120%" fo:font-size="6.5pt" style:font-size-asian="6.5pt"/>
    </style:style>
    <style:style style:name="TableRow2305" style:family="table-row">
      <style:table-row-properties style:min-row-height="0.2291in" style:use-optimal-row-height="false"/>
    </style:style>
    <style:style style:name="P2306" style:parent-style-name="Normal" style:family="paragraph">
      <style:text-properties fo:font-size="1pt" style:font-size-asian="1pt" style:font-size-complex="1pt"/>
    </style:style>
    <style:style style:name="TableCell2307" style:family="table-cell">
      <style:table-cell-properties fo:border="0.0069in solid #FFFFFF" fo:background-color="#F5D8CE" style:writing-mode="lr-tb" fo:padding-top="0in" fo:padding-left="0in" fo:padding-bottom="0in" fo:padding-right="0in"/>
    </style:style>
    <style:style style:name="P2308" style:parent-style-name="TableParagraph" style:family="paragraph">
      <style:paragraph-properties fo:margin-top="0.0597in" fo:margin-left="0.1173in">
        <style:tab-stops/>
      </style:paragraph-properties>
    </style:style>
    <style:style style:name="T2309" style:parent-style-name="Fonteparág.padrão" style:family="text">
      <style:text-properties fo:color="#414042" style:text-scale="105%" fo:font-size="6.5pt" style:font-size-asian="6.5pt"/>
    </style:style>
    <style:style style:name="TableCell2310" style:family="table-cell">
      <style:table-cell-properties fo:border="0.0069in solid #FFFFFF" fo:background-color="#F5D8CE" style:writing-mode="lr-tb" fo:padding-top="0in" fo:padding-left="0in" fo:padding-bottom="0in" fo:padding-right="0in"/>
    </style:style>
    <style:style style:name="P2311" style:parent-style-name="TableParagraph" style:family="paragraph">
      <style:paragraph-properties fo:text-align="center" fo:margin-top="0.0597in" fo:margin-left="0.1145in" fo:margin-right="0.1083in">
        <style:tab-stops/>
      </style:paragraph-properties>
    </style:style>
    <style:style style:name="T2312" style:parent-style-name="Fonteparág.padrão" style:family="text">
      <style:text-properties fo:color="#414042" style:text-scale="120%" fo:font-size="6.5pt" style:font-size-asian="6.5pt"/>
    </style:style>
    <style:style style:name="TableRow2313" style:family="table-row">
      <style:table-row-properties style:min-row-height="0.2291in" style:use-optimal-row-height="false"/>
    </style:style>
    <style:style style:name="P2314" style:parent-style-name="Normal" style:family="paragraph">
      <style:text-properties fo:font-size="1pt" style:font-size-asian="1pt" style:font-size-complex="1pt"/>
    </style:style>
    <style:style style:name="TableCell2315" style:family="table-cell">
      <style:table-cell-properties fo:border="0.0069in solid #FFFFFF" fo:background-color="#F8E3DB" style:writing-mode="lr-tb" fo:padding-top="0in" fo:padding-left="0in" fo:padding-bottom="0in" fo:padding-right="0in"/>
    </style:style>
    <style:style style:name="P2316" style:parent-style-name="TableParagraph" style:family="paragraph">
      <style:paragraph-properties fo:margin-top="0.0597in" fo:margin-left="0.1173in">
        <style:tab-stops/>
      </style:paragraph-properties>
    </style:style>
    <style:style style:name="T2317" style:parent-style-name="Fonteparág.padrão" style:family="text">
      <style:text-properties fo:color="#414042" style:text-scale="110%" fo:font-size="6.5pt" style:font-size-asian="6.5pt"/>
    </style:style>
    <style:style style:name="TableCell2318" style:family="table-cell">
      <style:table-cell-properties fo:border="0.0069in solid #FFFFFF" fo:background-color="#F8E3DB" style:writing-mode="lr-tb" fo:padding-top="0in" fo:padding-left="0in" fo:padding-bottom="0in" fo:padding-right="0in"/>
    </style:style>
    <style:style style:name="P2319" style:parent-style-name="TableParagraph" style:family="paragraph">
      <style:paragraph-properties fo:text-align="center" fo:margin-top="0.0597in" fo:margin-left="0.1145in" fo:margin-right="0.1083in">
        <style:tab-stops/>
      </style:paragraph-properties>
    </style:style>
    <style:style style:name="T2320" style:parent-style-name="Fonteparág.padrão" style:family="text">
      <style:text-properties fo:color="#414042" style:text-scale="120%" fo:font-size="6.5pt" style:font-size-asian="6.5pt"/>
    </style:style>
    <style:style style:name="TableRow2321" style:family="table-row">
      <style:table-row-properties style:min-row-height="0.2291in" style:use-optimal-row-height="false"/>
    </style:style>
    <style:style style:name="P2322" style:parent-style-name="Normal" style:family="paragraph">
      <style:text-properties fo:font-size="1pt" style:font-size-asian="1pt" style:font-size-complex="1pt"/>
    </style:style>
    <style:style style:name="TableCell2323" style:family="table-cell">
      <style:table-cell-properties fo:border="0.0069in solid #FFFFFF" fo:background-color="#F5D8CE" style:writing-mode="lr-tb" fo:padding-top="0in" fo:padding-left="0in" fo:padding-bottom="0in" fo:padding-right="0in"/>
    </style:style>
    <style:style style:name="P2324" style:parent-style-name="TableParagraph" style:family="paragraph">
      <style:paragraph-properties fo:margin-top="0.0597in" fo:margin-left="0.1173in">
        <style:tab-stops/>
      </style:paragraph-properties>
    </style:style>
    <style:style style:name="T2325" style:parent-style-name="Fonteparág.padrão" style:family="text">
      <style:text-properties fo:color="#414042" style:text-scale="115%" fo:font-size="6.5pt" style:font-size-asian="6.5pt"/>
    </style:style>
    <style:style style:name="TableCell2326" style:family="table-cell">
      <style:table-cell-properties fo:border="0.0069in solid #FFFFFF" fo:background-color="#F5D8CE" style:writing-mode="lr-tb" fo:padding-top="0in" fo:padding-left="0in" fo:padding-bottom="0in" fo:padding-right="0in"/>
    </style:style>
    <style:style style:name="P2327" style:parent-style-name="TableParagraph" style:family="paragraph">
      <style:paragraph-properties fo:text-align="center" fo:margin-top="0.0597in" fo:margin-left="0.1145in" fo:margin-right="0.1083in">
        <style:tab-stops/>
      </style:paragraph-properties>
    </style:style>
    <style:style style:name="T2328" style:parent-style-name="Fonteparág.padrão" style:family="text">
      <style:text-properties fo:color="#414042" style:text-scale="120%" fo:font-size="6.5pt" style:font-size-asian="6.5pt"/>
    </style:style>
    <style:style style:name="TableRow2329" style:family="table-row">
      <style:table-row-properties style:min-row-height="0.2291in" style:use-optimal-row-height="false"/>
    </style:style>
    <style:style style:name="P2330" style:parent-style-name="Normal" style:family="paragraph">
      <style:text-properties fo:font-size="1pt" style:font-size-asian="1pt" style:font-size-complex="1pt"/>
    </style:style>
    <style:style style:name="TableCell2331" style:family="table-cell">
      <style:table-cell-properties fo:border="0.0069in solid #FFFFFF" fo:background-color="#F8E3DB" style:writing-mode="lr-tb" fo:padding-top="0in" fo:padding-left="0in" fo:padding-bottom="0in" fo:padding-right="0in"/>
    </style:style>
    <style:style style:name="P2332" style:parent-style-name="TableParagraph" style:family="paragraph">
      <style:paragraph-properties fo:margin-top="0.0597in" fo:margin-left="0.1173in">
        <style:tab-stops/>
      </style:paragraph-properties>
    </style:style>
    <style:style style:name="T2333" style:parent-style-name="Fonteparág.padrão" style:family="text">
      <style:text-properties fo:color="#414042" style:text-scale="105%" fo:font-size="6.5pt" style:font-size-asian="6.5pt"/>
    </style:style>
    <style:style style:name="TableCell2334" style:family="table-cell">
      <style:table-cell-properties fo:border="0.0069in solid #FFFFFF" fo:background-color="#F8E3DB" style:writing-mode="lr-tb" fo:padding-top="0in" fo:padding-left="0in" fo:padding-bottom="0in" fo:padding-right="0in"/>
    </style:style>
    <style:style style:name="P2335" style:parent-style-name="TableParagraph" style:family="paragraph">
      <style:paragraph-properties fo:text-align="center" fo:margin-top="0.0597in" fo:margin-left="0.1145in" fo:margin-right="0.1083in">
        <style:tab-stops/>
      </style:paragraph-properties>
    </style:style>
    <style:style style:name="T2336" style:parent-style-name="Fonteparág.padrão" style:family="text">
      <style:text-properties fo:color="#414042" style:text-scale="120%" fo:font-size="6.5pt" style:font-size-asian="6.5pt"/>
    </style:style>
    <style:style style:name="TableRow2337" style:family="table-row">
      <style:table-row-properties style:min-row-height="0.2291in" style:use-optimal-row-height="false"/>
    </style:style>
    <style:style style:name="TableCell2338" style:family="table-cell">
      <style:table-cell-properties fo:border="0.0069in solid #FFFFFF" fo:background-color="#F5D8CE" style:writing-mode="lr-tb" fo:padding-top="0in" fo:padding-left="0in" fo:padding-bottom="0in" fo:padding-right="0in"/>
    </style:style>
    <style:style style:name="P2339" style:parent-style-name="TableParagraph" style:family="paragraph">
      <style:text-properties style:font-name="Gill Sans MT" fo:font-size="7pt" style:font-size-asian="7pt"/>
    </style:style>
    <style:style style:name="P2340" style:parent-style-name="TableParagraph" style:family="paragraph">
      <style:text-properties style:font-name="Gill Sans MT" fo:font-size="7pt" style:font-size-asian="7pt"/>
    </style:style>
    <style:style style:name="P2341" style:parent-style-name="TableParagraph" style:family="paragraph">
      <style:paragraph-properties fo:margin-top="0.0722in" fo:margin-left="0.0784in">
        <style:tab-stops/>
      </style:paragraph-properties>
    </style:style>
    <style:style style:name="T2342" style:parent-style-name="Fonteparág.padrão" style:family="text">
      <style:text-properties style:font-name="Gill Sans MT" fo:color="#58595B" fo:font-size="6.5pt" style:font-size-asian="6.5pt"/>
    </style:style>
    <style:style style:name="TableCell2343" style:family="table-cell">
      <style:table-cell-properties fo:border="0.0069in solid #FFFFFF" fo:background-color="#F5D8CE" style:writing-mode="lr-tb" fo:padding-top="0in" fo:padding-left="0in" fo:padding-bottom="0in" fo:padding-right="0in"/>
    </style:style>
    <style:style style:name="P2344" style:parent-style-name="TableParagraph" style:family="paragraph">
      <style:paragraph-properties fo:margin-top="0.0597in" fo:margin-left="0.1173in">
        <style:tab-stops/>
      </style:paragraph-properties>
    </style:style>
    <style:style style:name="T2345" style:parent-style-name="Fonteparág.padrão" style:family="text">
      <style:text-properties fo:color="#414042" style:text-scale="105%" fo:font-size="6.5pt" style:font-size-asian="6.5pt"/>
    </style:style>
    <style:style style:name="TableCell2346" style:family="table-cell">
      <style:table-cell-properties fo:border="0.0069in solid #FFFFFF" fo:background-color="#F5D8CE" style:writing-mode="lr-tb" fo:padding-top="0in" fo:padding-left="0in" fo:padding-bottom="0in" fo:padding-right="0in"/>
    </style:style>
    <style:style style:name="P2347" style:parent-style-name="TableParagraph" style:family="paragraph">
      <style:paragraph-properties fo:text-align="center" fo:margin-top="0.0597in" fo:margin-left="0.1145in" fo:margin-right="0.1083in">
        <style:tab-stops/>
      </style:paragraph-properties>
    </style:style>
    <style:style style:name="T2348" style:parent-style-name="Fonteparág.padrão" style:family="text">
      <style:text-properties fo:color="#414042" style:text-scale="120%" fo:font-size="6.5pt" style:font-size-asian="6.5pt"/>
    </style:style>
    <style:style style:name="TableRow2349" style:family="table-row">
      <style:table-row-properties style:min-row-height="0.2291in" style:use-optimal-row-height="false"/>
    </style:style>
    <style:style style:name="P2350" style:parent-style-name="Normal" style:family="paragraph">
      <style:text-properties fo:font-size="1pt" style:font-size-asian="1pt" style:font-size-complex="1pt"/>
    </style:style>
    <style:style style:name="TableCell2351" style:family="table-cell">
      <style:table-cell-properties fo:border="0.0069in solid #FFFFFF" fo:background-color="#F8E3DB" style:writing-mode="lr-tb" fo:padding-top="0in" fo:padding-left="0in" fo:padding-bottom="0in" fo:padding-right="0in"/>
    </style:style>
    <style:style style:name="P2352" style:parent-style-name="TableParagraph" style:family="paragraph">
      <style:paragraph-properties fo:margin-top="0.0597in" fo:margin-left="0.1173in">
        <style:tab-stops/>
      </style:paragraph-properties>
    </style:style>
    <style:style style:name="T2353" style:parent-style-name="Fonteparág.padrão" style:family="text">
      <style:text-properties fo:color="#414042" style:text-scale="110%" fo:font-size="6.5pt" style:font-size-asian="6.5pt"/>
    </style:style>
    <style:style style:name="TableCell2354" style:family="table-cell">
      <style:table-cell-properties fo:border="0.0069in solid #FFFFFF" fo:background-color="#F8E3DB" style:writing-mode="lr-tb" fo:padding-top="0in" fo:padding-left="0in" fo:padding-bottom="0in" fo:padding-right="0in"/>
    </style:style>
    <style:style style:name="P2355" style:parent-style-name="TableParagraph" style:family="paragraph">
      <style:paragraph-properties fo:text-align="center" fo:margin-top="0.0597in" fo:margin-left="0.1145in" fo:margin-right="0.1083in">
        <style:tab-stops/>
      </style:paragraph-properties>
    </style:style>
    <style:style style:name="T2356" style:parent-style-name="Fonteparág.padrão" style:family="text">
      <style:text-properties fo:color="#414042" style:text-scale="120%" fo:font-size="6.5pt" style:font-size-asian="6.5pt"/>
    </style:style>
    <style:style style:name="TableRow2357" style:family="table-row">
      <style:table-row-properties style:min-row-height="0.2291in" style:use-optimal-row-height="false"/>
    </style:style>
    <style:style style:name="P2358" style:parent-style-name="Normal" style:family="paragraph">
      <style:text-properties fo:font-size="1pt" style:font-size-asian="1pt" style:font-size-complex="1pt"/>
    </style:style>
    <style:style style:name="TableCell2359" style:family="table-cell">
      <style:table-cell-properties fo:border="0.0069in solid #FFFFFF" fo:background-color="#F5D8CE" style:writing-mode="lr-tb" fo:padding-top="0in" fo:padding-left="0in" fo:padding-bottom="0in" fo:padding-right="0in"/>
    </style:style>
    <style:style style:name="P2360" style:parent-style-name="TableParagraph" style:family="paragraph">
      <style:paragraph-properties fo:margin-top="0.0597in" fo:margin-left="0.1173in">
        <style:tab-stops/>
      </style:paragraph-properties>
    </style:style>
    <style:style style:name="T2361" style:parent-style-name="Fonteparág.padrão" style:family="text">
      <style:text-properties fo:color="#414042" style:text-scale="105%" fo:font-size="6.5pt" style:font-size-asian="6.5pt"/>
    </style:style>
    <style:style style:name="TableCell2362" style:family="table-cell">
      <style:table-cell-properties fo:border="0.0069in solid #FFFFFF" fo:background-color="#F5D8CE" style:writing-mode="lr-tb" fo:padding-top="0in" fo:padding-left="0in" fo:padding-bottom="0in" fo:padding-right="0in"/>
    </style:style>
    <style:style style:name="P2363" style:parent-style-name="TableParagraph" style:family="paragraph">
      <style:paragraph-properties fo:text-align="center" fo:margin-top="0.0597in" fo:margin-left="0.1145in" fo:margin-right="0.1083in">
        <style:tab-stops/>
      </style:paragraph-properties>
    </style:style>
    <style:style style:name="T2364" style:parent-style-name="Fonteparág.padrão" style:family="text">
      <style:text-properties fo:color="#414042" style:text-scale="120%" fo:font-size="6.5pt" style:font-size-asian="6.5pt"/>
    </style:style>
    <style:style style:name="P2365" style:parent-style-name="Corpodetexto" style:family="paragraph">
      <style:text-properties style:font-name="Gill Sans MT" fo:font-size="8pt" style:font-size-asian="8pt"/>
    </style:style>
    <style:style style:name="P2366" style:parent-style-name="Corpodetexto" style:family="paragraph">
      <style:text-properties style:font-name="Gill Sans MT" fo:font-size="8pt" style:font-size-asian="8pt"/>
    </style:style>
    <style:style style:name="P2367" style:parent-style-name="Corpodetexto" style:family="paragraph">
      <style:text-properties style:font-name="Gill Sans MT" fo:font-size="8pt" style:font-size-asian="8pt"/>
    </style:style>
    <style:style style:name="P2368" style:parent-style-name="Corpodetexto" style:family="paragraph">
      <style:text-properties style:font-name="Gill Sans MT" fo:font-size="8pt" style:font-size-asian="8pt"/>
    </style:style>
    <style:style style:name="P2369" style:parent-style-name="Corpodetexto" style:family="paragraph">
      <style:text-properties style:font-name="Gill Sans MT" fo:font-size="8pt" style:font-size-asian="8pt"/>
    </style:style>
    <style:style style:name="P2370" style:parent-style-name="Título2" style:family="paragraph">
      <style:paragraph-properties fo:margin-top="0.0666in"/>
    </style:style>
    <style:style style:name="T2371" style:parent-style-name="Fonteparág.padrão" style:family="text">
      <style:text-properties fo:color="#C9302E" style:text-scale="110%"/>
    </style:style>
    <style:style style:name="P2372" style:parent-style-name="Corpodetexto" style:family="paragraph">
      <style:text-properties fo:font-size="13pt" style:font-size-asian="13pt"/>
    </style:style>
    <style:style style:name="P2373" style:parent-style-name="Corpodetexto" style:family="paragraph">
      <style:paragraph-properties fo:text-align="justify" fo:margin-top="0.1152in" fo:margin-left="0.7895in">
        <style:tab-stops/>
      </style:paragraph-properties>
    </style:style>
    <style:style style:name="T2374" style:parent-style-name="Fonteparág.padrão" style:family="text">
      <style:text-properties fo:color="#C9302E" style:text-scale="105%"/>
    </style:style>
    <style:style style:name="P2375" style:parent-style-name="Corpodetexto" style:family="paragraph">
      <style:paragraph-properties fo:margin-top="0.002in"/>
      <style:text-properties fo:font-size="8.5pt" style:font-size-asian="8.5pt"/>
    </style:style>
    <style:style style:name="P2376" style:parent-style-name="Corpodetexto" style:family="paragraph">
      <style:paragraph-properties fo:text-align="justify" fo:line-height="117%" fo:margin-left="0.7895in" fo:margin-right="1.1763in">
        <style:tab-stops/>
      </style:paragraph-properties>
    </style:style>
    <style:style style:name="T2377" style:parent-style-name="Fonteparág.padrão" style:family="text">
      <style:text-properties fo:color="#231F20" style:text-scale="105%"/>
    </style:style>
    <style:style style:name="T2378" style:parent-style-name="Fonteparág.padrão" style:family="text">
      <style:text-properties fo:color="#231F20" fo:letter-spacing="0.002in" style:text-scale="105%"/>
    </style:style>
    <style:style style:name="T2379" style:parent-style-name="Fonteparág.padrão" style:family="text">
      <style:text-properties fo:color="#231F20" style:text-scale="105%"/>
    </style:style>
    <style:style style:name="T2380" style:parent-style-name="Fonteparág.padrão" style:family="text">
      <style:text-properties fo:color="#231F20" fo:letter-spacing="0.002in" style:text-scale="105%"/>
    </style:style>
    <style:style style:name="T2381" style:parent-style-name="Fonteparág.padrão" style:family="text">
      <style:text-properties fo:color="#231F20" fo:letter-spacing="0.0013in" style:text-scale="105%"/>
    </style:style>
    <style:style style:name="T2382" style:parent-style-name="Fonteparág.padrão" style:family="text">
      <style:text-properties fo:color="#231F20" fo:letter-spacing="0.002in" style:text-scale="105%"/>
    </style:style>
    <style:style style:name="T2383" style:parent-style-name="Fonteparág.padrão" style:family="text">
      <style:text-properties fo:color="#231F20" fo:letter-spacing="0.0013in" style:text-scale="105%"/>
    </style:style>
    <style:style style:name="T2384" style:parent-style-name="Fonteparág.padrão" style:family="text">
      <style:text-properties fo:color="#231F20" fo:letter-spacing="0.002in" style:text-scale="105%"/>
    </style:style>
    <style:style style:name="T2385" style:parent-style-name="Fonteparág.padrão" style:family="text">
      <style:text-properties fo:color="#231F20" style:text-scale="105%"/>
    </style:style>
    <style:style style:name="T2386" style:parent-style-name="Fonteparág.padrão" style:family="text">
      <style:text-properties fo:color="#231F20" fo:letter-spacing="0.002in" style:text-scale="105%"/>
    </style:style>
    <style:style style:name="T2387" style:parent-style-name="Fonteparág.padrão" style:family="text">
      <style:text-properties fo:color="#231F20" style:text-scale="105%"/>
    </style:style>
    <style:style style:name="T2388" style:parent-style-name="Fonteparág.padrão" style:family="text">
      <style:text-properties fo:color="#231F20" fo:letter-spacing="0.0013in" style:text-scale="105%"/>
    </style:style>
    <style:style style:name="T2389" style:parent-style-name="Fonteparág.padrão" style:family="text">
      <style:text-properties fo:color="#231F20" style:text-scale="105%"/>
    </style:style>
    <style:style style:name="T2390" style:parent-style-name="Fonteparág.padrão" style:family="text">
      <style:text-properties fo:color="#231F20" fo:letter-spacing="0.0013in" style:text-scale="105%"/>
    </style:style>
    <style:style style:name="T2391" style:parent-style-name="Fonteparág.padrão" style:family="text">
      <style:text-properties fo:color="#231F20" style:text-scale="105%"/>
    </style:style>
    <style:style style:name="T2392" style:parent-style-name="Fonteparág.padrão" style:family="text">
      <style:text-properties fo:color="#231F20" fo:letter-spacing="0.002in" style:text-scale="105%"/>
    </style:style>
    <style:style style:name="T2393" style:parent-style-name="Fonteparág.padrão" style:family="text">
      <style:text-properties fo:color="#231F20" style:text-scale="105%"/>
    </style:style>
    <style:style style:name="T2394" style:parent-style-name="Fonteparág.padrão" style:family="text">
      <style:text-properties fo:color="#231F20" fo:letter-spacing="0.0027in" style:text-scale="105%"/>
    </style:style>
    <style:style style:name="T2395" style:parent-style-name="Fonteparág.padrão" style:family="text">
      <style:text-properties fo:color="#231F20" fo:letter-spacing="0.0013in" style:text-scale="105%"/>
    </style:style>
    <style:style style:name="T2396" style:parent-style-name="Fonteparág.padrão" style:family="text">
      <style:text-properties fo:color="#231F20" fo:letter-spacing="0.002in" style:text-scale="105%"/>
    </style:style>
    <style:style style:name="T2397" style:parent-style-name="Fonteparág.padrão" style:family="text">
      <style:text-properties fo:color="#231F20" style:text-scale="105%"/>
    </style:style>
    <style:style style:name="T2398" style:parent-style-name="Fonteparág.padrão" style:family="text">
      <style:text-properties fo:color="#231F20" fo:letter-spacing="0.002in" style:text-scale="105%"/>
    </style:style>
    <style:style style:name="T2399" style:parent-style-name="Fonteparág.padrão" style:family="text">
      <style:text-properties fo:color="#231F20" fo:letter-spacing="0.0013in" style:text-scale="105%"/>
    </style:style>
    <style:style style:name="T2400" style:parent-style-name="Fonteparág.padrão" style:family="text">
      <style:text-properties fo:color="#231F20" fo:letter-spacing="0.002in" style:text-scale="105%"/>
    </style:style>
    <style:style style:name="T2401" style:parent-style-name="Fonteparág.padrão" style:family="text">
      <style:text-properties fo:color="#231F20" fo:letter-spacing="0.0013in" style:text-scale="105%"/>
    </style:style>
    <style:style style:name="T2402" style:parent-style-name="Fonteparág.padrão" style:family="text">
      <style:text-properties fo:color="#231F20" style:text-scale="105%"/>
    </style:style>
    <style:style style:name="T2403" style:parent-style-name="Fonteparág.padrão" style:family="text">
      <style:text-properties fo:color="#231F20" fo:letter-spacing="0.0027in" style:text-scale="105%"/>
    </style:style>
    <style:style style:name="T2404" style:parent-style-name="Fonteparág.padrão" style:family="text">
      <style:text-properties fo:color="#231F20" style:text-scale="105%"/>
    </style:style>
    <style:style style:name="T2405" style:parent-style-name="Fonteparág.padrão" style:family="text">
      <style:text-properties fo:color="#231F20" fo:letter-spacing="0.002in" style:text-scale="105%"/>
    </style:style>
    <style:style style:name="T2406" style:parent-style-name="Fonteparág.padrão" style:family="text">
      <style:text-properties fo:color="#231F20" style:text-scale="105%"/>
    </style:style>
    <style:style style:name="T2407" style:parent-style-name="Fonteparág.padrão" style:family="text">
      <style:text-properties fo:color="#231F20" fo:letter-spacing="0.002in" style:text-scale="105%"/>
    </style:style>
    <style:style style:name="T2408" style:parent-style-name="Fonteparág.padrão" style:family="text">
      <style:text-properties fo:color="#231F20" fo:letter-spacing="0.0013in" style:text-scale="105%"/>
    </style:style>
    <style:style style:name="T2409" style:parent-style-name="Fonteparág.padrão" style:family="text">
      <style:text-properties fo:color="#231F20" style:text-scale="105%"/>
    </style:style>
    <style:style style:name="T2410" style:parent-style-name="Fonteparág.padrão" style:family="text">
      <style:text-properties fo:color="#231F20" fo:letter-spacing="0.002in" style:text-scale="105%"/>
    </style:style>
    <style:style style:name="T2411" style:parent-style-name="Fonteparág.padrão" style:family="text">
      <style:text-properties fo:color="#231F20" style:text-scale="105%"/>
    </style:style>
    <style:style style:name="T2412" style:parent-style-name="Fonteparág.padrão" style:family="text">
      <style:text-properties fo:color="#231F20" fo:letter-spacing="0.002in" style:text-scale="105%"/>
    </style:style>
    <style:style style:name="T2413" style:parent-style-name="Fonteparág.padrão" style:family="text">
      <style:text-properties fo:color="#231F20" style:text-scale="105%"/>
    </style:style>
    <style:style style:name="T2414" style:parent-style-name="Fonteparág.padrão" style:family="text">
      <style:text-properties fo:color="#231F20" fo:letter-spacing="0.002in" style:text-scale="105%"/>
    </style:style>
    <style:style style:name="T2415" style:parent-style-name="Fonteparág.padrão" style:family="text">
      <style:text-properties fo:color="#231F20" style:text-scale="105%"/>
    </style:style>
    <style:style style:name="T2416" style:parent-style-name="Fonteparág.padrão" style:family="text">
      <style:text-properties fo:color="#231F20" fo:letter-spacing="0.002in" style:text-scale="105%"/>
    </style:style>
    <style:style style:name="T2417" style:parent-style-name="Fonteparág.padrão" style:family="text">
      <style:text-properties fo:color="#231F20" fo:letter-spacing="0.002in" style:text-scale="105%" style:text-position="60% 100%" fo:font-size="5pt" style:font-size-asian="5pt"/>
    </style:style>
    <style:style style:name="T2418" style:parent-style-name="Fonteparág.padrão" style:family="text">
      <style:text-properties fo:color="#231F20" fo:letter-spacing="0.002in" style:text-scale="105%"/>
    </style:style>
    <style:style style:name="T2419" style:parent-style-name="Fonteparág.padrão" style:family="text">
      <style:text-properties fo:color="#231F20" style:text-scale="105%"/>
    </style:style>
    <style:style style:name="T2420" style:parent-style-name="Fonteparág.padrão" style:family="text">
      <style:text-properties fo:color="#231F20" fo:letter-spacing="0.002in" style:text-scale="105%"/>
    </style:style>
    <style:style style:name="T2421" style:parent-style-name="Fonteparág.padrão" style:family="text">
      <style:text-properties fo:color="#231F20" style:text-scale="105%"/>
    </style:style>
    <style:style style:name="T2422" style:parent-style-name="Fonteparág.padrão" style:family="text">
      <style:text-properties fo:color="#231F20" fo:letter-spacing="0.0013in" style:text-scale="105%"/>
    </style:style>
    <style:style style:name="T2423" style:parent-style-name="Fonteparág.padrão" style:family="text">
      <style:text-properties fo:color="#231F20" style:text-scale="105%"/>
    </style:style>
    <style:style style:name="T2424" style:parent-style-name="Fonteparág.padrão" style:family="text">
      <style:text-properties fo:color="#231F20" fo:letter-spacing="0.002in" style:text-scale="105%"/>
    </style:style>
    <style:style style:name="T2425" style:parent-style-name="Fonteparág.padrão" style:family="text">
      <style:text-properties fo:color="#231F20" style:text-scale="105%"/>
    </style:style>
    <style:style style:name="T2426" style:parent-style-name="Fonteparág.padrão" style:family="text">
      <style:text-properties fo:color="#231F20" fo:letter-spacing="0.002in" style:text-scale="105%"/>
    </style:style>
    <style:style style:name="T2427" style:parent-style-name="Fonteparág.padrão" style:family="text">
      <style:text-properties fo:color="#231F20" fo:letter-spacing="0.0013in" style:text-scale="105%"/>
    </style:style>
    <style:style style:name="T2428" style:parent-style-name="Fonteparág.padrão" style:family="text">
      <style:text-properties fo:color="#231F20" fo:letter-spacing="0.002in" style:text-scale="105%"/>
    </style:style>
    <style:style style:name="T2429" style:parent-style-name="Fonteparág.padrão" style:family="text">
      <style:text-properties fo:color="#231F20" style:text-scale="105%"/>
    </style:style>
    <style:style style:name="T2430" style:parent-style-name="Fonteparág.padrão" style:family="text">
      <style:text-properties fo:color="#231F20" fo:letter-spacing="0.002in" style:text-scale="105%"/>
    </style:style>
    <style:style style:name="T2431" style:parent-style-name="Fonteparág.padrão" style:family="text">
      <style:text-properties fo:color="#231F20" style:text-scale="105%"/>
    </style:style>
    <style:style style:name="T2432" style:parent-style-name="Fonteparág.padrão" style:family="text">
      <style:text-properties fo:color="#231F20" fo:letter-spacing="0.002in" style:text-scale="105%"/>
    </style:style>
    <style:style style:name="T2433" style:parent-style-name="Fonteparág.padrão" style:family="text">
      <style:text-properties fo:color="#231F20" style:text-scale="105%"/>
    </style:style>
    <style:style style:name="T2434" style:parent-style-name="Fonteparág.padrão" style:family="text">
      <style:text-properties fo:color="#231F20" fo:letter-spacing="0.002in" style:text-scale="105%"/>
    </style:style>
    <style:style style:name="T2435" style:parent-style-name="Fonteparág.padrão" style:family="text">
      <style:text-properties fo:color="#231F20" style:text-scale="105%"/>
    </style:style>
    <style:style style:name="T2436" style:parent-style-name="Fonteparág.padrão" style:family="text">
      <style:text-properties fo:color="#231F20" fo:letter-spacing="0.002in" style:text-scale="105%"/>
    </style:style>
    <style:style style:name="T2437" style:parent-style-name="Fonteparág.padrão" style:family="text">
      <style:text-properties fo:color="#231F20" style:text-scale="105%"/>
    </style:style>
    <style:style style:name="T2438" style:parent-style-name="Fonteparág.padrão" style:family="text">
      <style:text-properties fo:color="#231F20" fo:letter-spacing="0.002in" style:text-scale="105%"/>
    </style:style>
    <style:style style:name="T2439" style:parent-style-name="Fonteparág.padrão" style:family="text">
      <style:text-properties fo:color="#231F20" fo:letter-spacing="0.0013in" style:text-scale="105%"/>
    </style:style>
    <style:style style:name="T2440" style:parent-style-name="Fonteparág.padrão" style:family="text">
      <style:text-properties fo:color="#231F20" fo:letter-spacing="0.002in" style:text-scale="105%"/>
    </style:style>
    <style:style style:name="T2441" style:parent-style-name="Fonteparág.padrão" style:family="text">
      <style:text-properties fo:color="#231F20" fo:letter-spacing="0.0013in" style:text-scale="105%"/>
    </style:style>
    <style:style style:name="T2442" style:parent-style-name="Fonteparág.padrão" style:family="text">
      <style:text-properties fo:color="#231F20" fo:letter-spacing="0.002in" style:text-scale="105%"/>
    </style:style>
    <style:style style:name="T2443" style:parent-style-name="Fonteparág.padrão" style:family="text">
      <style:text-properties fo:color="#231F20" fo:letter-spacing="0.0027in" style:text-scale="105%"/>
    </style:style>
    <style:style style:name="T2444" style:parent-style-name="Fonteparág.padrão" style:family="text">
      <style:text-properties fo:color="#231F20" fo:letter-spacing="0.002in" style:text-scale="105%"/>
    </style:style>
    <style:style style:name="T2445" style:parent-style-name="Fonteparág.padrão" style:family="text">
      <style:text-properties fo:color="#231F20" style:text-scale="105%"/>
    </style:style>
    <style:style style:name="T2446" style:parent-style-name="Fonteparág.padrão" style:family="text">
      <style:text-properties fo:color="#231F20" fo:letter-spacing="0.002in" style:text-scale="105%"/>
    </style:style>
    <style:style style:name="T2447" style:parent-style-name="Fonteparág.padrão" style:family="text">
      <style:text-properties fo:color="#231F20" style:text-scale="105%"/>
    </style:style>
    <style:style style:name="T2448" style:parent-style-name="Fonteparág.padrão" style:family="text">
      <style:text-properties fo:color="#231F20" fo:letter-spacing="0.0277in" style:text-scale="105%"/>
    </style:style>
    <style:style style:name="T2449" style:parent-style-name="Fonteparág.padrão" style:family="text">
      <style:text-properties fo:color="#231F20" fo:letter-spacing="0.0027in" style:text-scale="105%"/>
    </style:style>
    <style:style style:name="P2450" style:parent-style-name="Corpodetexto" style:family="paragraph">
      <style:text-properties fo:font-size="10pt" style:font-size-asian="10pt"/>
    </style:style>
    <style:style style:name="P2451" style:parent-style-name="Corpodetexto" style:family="paragraph">
      <style:text-properties fo:font-size="10pt" style:font-size-asian="10pt"/>
    </style:style>
    <style:style style:name="P2452" style:parent-style-name="Corpodetexto" style:family="paragraph">
      <style:text-properties fo:font-size="10pt" style:font-size-asian="10pt"/>
    </style:style>
    <style:style style:name="P2453" style:parent-style-name="Corpodetexto" style:family="paragraph">
      <style:text-properties fo:font-size="10pt" style:font-size-asian="10pt"/>
    </style:style>
    <style:style style:name="P2454" style:parent-style-name="Corpodetexto" style:family="paragraph">
      <style:text-properties fo:font-size="10pt" style:font-size-asian="10pt"/>
    </style:style>
    <style:style style:name="P2455" style:parent-style-name="Corpodetexto" style:family="paragraph">
      <style:text-properties fo:font-size="10pt" style:font-size-asian="10pt"/>
    </style:style>
    <style:style style:name="P2456" style:parent-style-name="Corpodetexto" style:family="paragraph">
      <style:text-properties fo:font-size="10pt" style:font-size-asian="10pt"/>
    </style:style>
    <style:style style:name="P2457" style:parent-style-name="Corpodetexto" style:family="paragraph">
      <style:text-properties fo:font-size="10pt" style:font-size-asian="10pt"/>
    </style:style>
    <style:style style:name="P2458" style:parent-style-name="Corpodetexto" style:family="paragraph">
      <style:text-properties fo:font-size="10pt" style:font-size-asian="10pt"/>
    </style:style>
    <style:style style:name="P2459" style:parent-style-name="Corpodetexto" style:family="paragraph">
      <style:text-properties fo:font-size="10pt" style:font-size-asian="10pt"/>
    </style:style>
    <style:style style:name="P2460" style:parent-style-name="Corpodetexto" style:family="paragraph">
      <style:text-properties fo:font-size="10pt" style:font-size-asian="10pt"/>
    </style:style>
    <style:style style:name="P2461" style:parent-style-name="Corpodetexto" style:family="paragraph">
      <style:text-properties fo:font-size="10pt" style:font-size-asian="10pt"/>
    </style:style>
    <style:style style:name="P2462" style:parent-style-name="Corpodetexto" style:family="paragraph">
      <style:text-properties fo:font-size="10pt" style:font-size-asian="10pt"/>
    </style:style>
    <style:style style:name="T2463" style:parent-style-name="Fonteparág.padrão" style:family="text">
      <style:text-properties fo:language="en" fo:country="US" style:language-asian="en" style:country-asian="US" style:language-complex="ar" style:country-complex="SA"/>
    </style:style>
    <style:style style:name="P2464" style:parent-style-name="Normal" style:family="paragraph">
      <style:paragraph-properties fo:margin-top="0.0673in" fo:line-height="105%" fo:margin-left="0.9145in" fo:margin-right="1.193in" fo:text-indent="-0.125in">
        <style:tab-stops/>
      </style:paragraph-properties>
    </style:style>
    <style:style style:name="T2465" style:parent-style-name="Fonteparág.padrão" style:family="text">
      <style:text-properties fo:color="#6D6E71" style:text-position="62.5% 100%" fo:font-size="4pt" style:font-size-asian="4pt"/>
    </style:style>
    <style:style style:name="T2466" style:parent-style-name="Fonteparág.padrão" style:family="text">
      <style:text-properties fo:color="#6D6E71" fo:letter-spacing="0.0013in" fo:font-size="7pt" style:font-size-asian="7pt"/>
    </style:style>
    <style:style style:name="T2467" style:parent-style-name="Fonteparág.padrão" style:family="text">
      <style:text-properties fo:color="#6D6E71" fo:font-size="7pt" style:font-size-asian="7pt"/>
    </style:style>
    <style:style style:name="T2468" style:parent-style-name="Fonteparág.padrão" style:family="text">
      <style:text-properties fo:color="#6D6E71" fo:letter-spacing="0.0013in" fo:font-size="7pt" style:font-size-asian="7pt"/>
    </style:style>
    <style:style style:name="T2469" style:parent-style-name="Fonteparág.padrão" style:family="text">
      <style:text-properties fo:color="#6D6E71" fo:font-size="7pt" style:font-size-asian="7pt"/>
    </style:style>
    <style:style style:name="T2470" style:parent-style-name="Fonteparág.padrão" style:family="text">
      <style:text-properties fo:color="#6D6E71" fo:letter-spacing="0.0013in" fo:font-size="7pt" style:font-size-asian="7pt"/>
    </style:style>
    <style:style style:name="T2471" style:parent-style-name="Fonteparág.padrão" style:family="text">
      <style:text-properties fo:color="#6D6E71" fo:font-size="7pt" style:font-size-asian="7pt"/>
    </style:style>
    <style:style style:name="T2472" style:parent-style-name="Fonteparág.padrão" style:family="text">
      <style:text-properties fo:color="#6D6E71" fo:letter-spacing="0.0013in" fo:font-size="7pt" style:font-size-asian="7pt"/>
    </style:style>
    <style:style style:name="T2473" style:parent-style-name="Fonteparág.padrão" style:family="text">
      <style:text-properties fo:color="#6D6E71" fo:letter-spacing="0.0013in" fo:font-size="7pt" style:font-size-asian="7pt"/>
    </style:style>
    <style:style style:name="T2474" style:parent-style-name="Fonteparág.padrão" style:family="text">
      <style:text-properties style:font-name="Trebuchet MS" fo:font-style="italic" style:font-style-asian="italic" fo:color="#6D6E71" fo:letter-spacing="0.0013in" fo:font-size="7pt" style:font-size-asian="7pt"/>
    </style:style>
    <style:style style:name="T2475" style:parent-style-name="Fonteparág.padrão" style:family="text">
      <style:text-properties style:font-name="Trebuchet MS" fo:font-style="italic" style:font-style-asian="italic" fo:color="#6D6E71" fo:font-size="7pt" style:font-size-asian="7pt"/>
    </style:style>
    <style:style style:name="T2476" style:parent-style-name="Fonteparág.padrão" style:family="text">
      <style:text-properties style:font-name="Trebuchet MS" fo:font-style="italic" style:font-style-asian="italic" fo:color="#6D6E71" fo:letter-spacing="0.0013in" fo:font-size="7pt" style:font-size-asian="7pt"/>
    </style:style>
    <style:style style:name="T2477" style:parent-style-name="Fonteparág.padrão" style:family="text">
      <style:text-properties style:font-name="Trebuchet MS" fo:font-style="italic" style:font-style-asian="italic" fo:color="#6D6E71" fo:font-size="7pt" style:font-size-asian="7pt"/>
    </style:style>
    <style:style style:name="T2478" style:parent-style-name="Fonteparág.padrão" style:family="text">
      <style:text-properties style:font-name="Trebuchet MS" fo:font-style="italic" style:font-style-asian="italic" fo:color="#6D6E71" fo:letter-spacing="0.0013in" fo:font-size="7pt" style:font-size-asian="7pt"/>
    </style:style>
    <style:style style:name="T2479" style:parent-style-name="Fonteparág.padrão" style:family="text">
      <style:text-properties style:font-name="Trebuchet MS" fo:font-style="italic" style:font-style-asian="italic" fo:color="#6D6E71" fo:font-size="7pt" style:font-size-asian="7pt"/>
    </style:style>
    <style:style style:name="T2480" style:parent-style-name="Fonteparág.padrão" style:family="text">
      <style:text-properties style:font-name="Trebuchet MS" fo:font-style="italic" style:font-style-asian="italic" fo:color="#6D6E71" fo:letter-spacing="0.002in" fo:font-size="7pt" style:font-size-asian="7pt"/>
    </style:style>
    <style:style style:name="T2481" style:parent-style-name="Fonteparág.padrão" style:family="text">
      <style:text-properties style:font-name="Trebuchet MS" fo:font-style="italic" style:font-style-asian="italic" fo:color="#6D6E71" fo:font-size="7pt" style:font-size-asian="7pt"/>
    </style:style>
    <style:style style:name="T2482" style:parent-style-name="Fonteparág.padrão" style:family="text">
      <style:text-properties style:font-name="Trebuchet MS" fo:font-style="italic" style:font-style-asian="italic" fo:color="#6D6E71" fo:letter-spacing="0.0013in" fo:font-size="7pt" style:font-size-asian="7pt"/>
    </style:style>
    <style:style style:name="T2483" style:parent-style-name="Fonteparág.padrão" style:family="text">
      <style:text-properties style:font-name="Trebuchet MS" fo:font-style="italic" style:font-style-asian="italic" fo:color="#6D6E71" fo:font-size="7pt" style:font-size-asian="7pt"/>
    </style:style>
    <style:style style:name="T2484" style:parent-style-name="Fonteparág.padrão" style:family="text">
      <style:text-properties style:font-name="Trebuchet MS" fo:font-style="italic" style:font-style-asian="italic" fo:color="#6D6E71" fo:letter-spacing="0.0013in" fo:font-size="7pt" style:font-size-asian="7pt"/>
    </style:style>
    <style:style style:name="T2485" style:parent-style-name="Fonteparág.padrão" style:family="text">
      <style:text-properties fo:color="#6D6E71" fo:letter-spacing="0.0013in" fo:font-size="7pt" style:font-size-asian="7pt"/>
    </style:style>
    <style:style style:name="T2486" style:parent-style-name="Fonteparág.padrão" style:family="text">
      <style:text-properties fo:color="#6D6E71" fo:font-size="7pt" style:font-size-asian="7pt"/>
    </style:style>
    <style:style style:name="T2487" style:parent-style-name="Fonteparág.padrão" style:family="text">
      <style:text-properties fo:color="#6D6E71" fo:font-size="7pt" style:font-size-asian="7pt"/>
    </style:style>
    <style:style style:name="T2488" style:parent-style-name="Fonteparág.padrão" style:family="text">
      <style:text-properties fo:color="#6D6E71" fo:font-size="7pt" style:font-size-asian="7pt"/>
    </style:style>
    <style:style style:name="T2489" style:parent-style-name="Fonteparág.padrão" style:family="text">
      <style:text-properties fo:color="#6D6E71" fo:letter-spacing="-0.0076in" fo:font-size="7pt" style:font-size-asian="7pt"/>
    </style:style>
    <style:style style:name="T2490" style:parent-style-name="Fonteparág.padrão" style:family="text">
      <style:text-properties fo:color="#6D6E71" fo:letter-spacing="0.002in" fo:font-size="7pt" style:font-size-asian="7pt"/>
    </style:style>
    <style:style style:name="P2491" style:parent-style-name="Corpodetexto" style:master-page-name="MP9" style:family="paragraph">
      <style:paragraph-properties fo:break-before="page"/>
      <style:text-properties fo:font-size="10pt" style:font-size-asian="10pt"/>
    </style:style>
    <style:style style:name="P2518" style:parent-style-name="Corpodetexto" style:family="paragraph">
      <style:text-properties fo:font-size="10pt" style:font-size-asian="10pt"/>
    </style:style>
    <style:style style:name="P2519" style:parent-style-name="Corpodetexto" style:family="paragraph">
      <style:paragraph-properties fo:margin-top="0.0062in"/>
      <style:text-properties fo:font-size="10pt" style:font-size-asian="10pt"/>
    </style:style>
    <style:style style:name="P2520" style:parent-style-name="Normal" style:family="paragraph">
      <style:paragraph-properties fo:text-align="justify" fo:margin-left="0.9861in">
        <style:tab-stops/>
      </style:paragraph-properties>
    </style:style>
    <style:style style:name="T2521" style:parent-style-name="Fonteparág.padrão" style:family="text">
      <style:text-properties fo:language="en" fo:country="US" style:language-asian="en" style:country-asian="US" style:language-complex="ar" style:country-complex="SA"/>
    </style:style>
    <style:style style:name="T2522" style:parent-style-name="Fonteparág.padrão" style:family="text">
      <style:text-properties fo:color="#808285" style:text-scale="110%" fo:font-size="6pt" style:font-size-asian="6pt"/>
    </style:style>
    <style:style style:name="P2523" style:parent-style-name="Normal" style:family="paragraph">
      <style:paragraph-properties fo:text-align="justify" fo:margin-top="0.0125in" fo:margin-left="0.9861in">
        <style:tab-stops/>
      </style:paragraph-properties>
    </style:style>
    <style:style style:name="T2524" style:parent-style-name="Fonteparág.padrão" style:family="text">
      <style:text-properties fo:language="en" fo:country="US" style:language-asian="en" style:country-asian="US" style:language-complex="ar" style:country-complex="SA"/>
    </style:style>
    <style:style style:name="P2525" style:parent-style-name="Normal" style:family="paragraph">
      <style:paragraph-properties fo:margin-top="0.0104in" fo:margin-left="0.0138in">
        <style:tab-stops/>
      </style:paragraph-properties>
    </style:style>
    <style:style style:name="T2526" style:parent-style-name="Fonteparág.padrão" style:family="text">
      <style:text-properties style:font-name="Gill Sans MT" fo:color="#EAAF9D" style:text-scale="95%" fo:font-size="6pt" style:font-size-asian="6pt"/>
    </style:style>
    <style:style style:name="T2527" style:parent-style-name="Fonteparág.padrão" style:family="text">
      <style:text-properties style:font-name="Gill Sans MT" fo:color="#6D6E71" fo:font-size="7pt" style:font-size-asian="7pt"/>
    </style:style>
    <style:style style:name="P2528" style:parent-style-name="Corpodetexto" style:family="paragraph">
      <style:paragraph-properties fo:margin-top="0.0034in"/>
      <style:text-properties style:font-name="Gill Sans MT" fo:font-size="5.5pt" style:font-size-asian="5.5pt"/>
    </style:style>
    <style:style style:name="TableColumn2530" style:family="table-column">
      <style:table-column-properties style:column-width="4.6847in" style:use-optimal-column-width="false"/>
    </style:style>
    <style:style style:name="TableColumn2531" style:family="table-column">
      <style:table-column-properties style:column-width="0.6298in" style:use-optimal-column-width="false"/>
    </style:style>
    <style:style style:name="Table2529" style:family="table">
      <style:table-properties style:width="5.3145in" fo:margin-left="0.9916in" table:align="left"/>
    </style:style>
    <style:style style:name="TableRow2532" style:family="table-row">
      <style:table-row-properties style:min-row-height="0.3194in" style:use-optimal-row-height="false"/>
    </style:style>
    <style:style style:name="TableCell2533" style:family="table-cell">
      <style:table-cell-properties fo:border-top="none" fo:border-left="none" fo:border-bottom="0.0069in solid #FFFFFF" fo:border-right="0.0069in solid #FFFFFF" fo:background-color="#F5D8CE" style:writing-mode="lr-tb" fo:padding-top="0in" fo:padding-left="0in" fo:padding-bottom="0in" fo:padding-right="0in"/>
    </style:style>
    <style:style style:name="P2534" style:parent-style-name="TableParagraph" style:family="paragraph">
      <style:paragraph-properties fo:margin-top="0.0041in"/>
      <style:text-properties style:font-name="Gill Sans MT" fo:font-size="6.5pt" style:font-size-asian="6.5pt"/>
    </style:style>
    <style:style style:name="P2535" style:parent-style-name="TableParagraph" style:family="paragraph">
      <style:paragraph-properties fo:margin-left="0.0784in">
        <style:tab-stops/>
      </style:paragraph-properties>
    </style:style>
    <style:style style:name="T2536" style:parent-style-name="Fonteparág.padrão" style:family="text">
      <style:text-properties style:font-name="Gill Sans MT" fo:color="#58595B" style:text-scale="105%" fo:font-size="6.5pt" style:font-size-asian="6.5pt"/>
    </style:style>
    <style:style style:name="TableCell2537" style:family="table-cell">
      <style:table-cell-properties fo:border-top="none" fo:border-left="0.0069in solid #FFFFFF" fo:border-bottom="0.0069in solid #FFFFFF" fo:border-right="none" fo:background-color="#F5D8CE" style:writing-mode="lr-tb" fo:padding-top="0in" fo:padding-left="0in" fo:padding-bottom="0in" fo:padding-right="0in"/>
    </style:style>
    <style:style style:name="P2538" style:parent-style-name="TableParagraph" style:family="paragraph">
      <style:paragraph-properties fo:margin-top="0.0562in" fo:margin-left="0.1125in" fo:text-indent="0.0284in">
        <style:tab-stops/>
      </style:paragraph-properties>
    </style:style>
    <style:style style:name="T2539" style:parent-style-name="Fonteparág.padrão" style:family="text">
      <style:text-properties style:font-name="Gill Sans MT" fo:color="#58595B" style:text-scale="110%" fo:font-size="6.5pt" style:font-size-asian="6.5pt"/>
    </style:style>
    <style:style style:name="TableRow2540" style:family="table-row">
      <style:table-row-properties style:min-row-height="0.2118in" style:use-optimal-row-height="false"/>
    </style:style>
    <style:style style:name="TableCell2541"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2542" style:parent-style-name="TableParagraph" style:family="paragraph">
      <style:paragraph-properties fo:margin-top="0.0506in" fo:margin-left="0.0784in">
        <style:tab-stops/>
      </style:paragraph-properties>
    </style:style>
    <style:style style:name="T2543" style:parent-style-name="Fonteparág.padrão" style:family="text">
      <style:text-properties fo:color="#414042" style:text-scale="110%" fo:font-size="6.5pt" style:font-size-asian="6.5pt"/>
    </style:style>
    <style:style style:name="TableCell2544"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2545" style:parent-style-name="TableParagraph" style:family="paragraph">
      <style:paragraph-properties fo:text-align="end" fo:margin-top="0.0506in" fo:margin-right="0.193in"/>
    </style:style>
    <style:style style:name="T2546" style:parent-style-name="Fonteparág.padrão" style:family="text">
      <style:text-properties fo:color="#414042" style:text-scale="115%" fo:font-size="6.5pt" style:font-size-asian="6.5pt"/>
    </style:style>
    <style:style style:name="TableRow2547" style:family="table-row">
      <style:table-row-properties style:min-row-height="0.2118in" style:use-optimal-row-height="false"/>
    </style:style>
    <style:style style:name="TableCell2548"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2549" style:parent-style-name="TableParagraph" style:family="paragraph">
      <style:paragraph-properties fo:margin-top="0.0506in" fo:margin-left="0.0784in">
        <style:tab-stops/>
      </style:paragraph-properties>
    </style:style>
    <style:style style:name="T2550" style:parent-style-name="Fonteparág.padrão" style:family="text">
      <style:text-properties fo:color="#414042" style:text-scale="110%" fo:font-size="6.5pt" style:font-size-asian="6.5pt"/>
    </style:style>
    <style:style style:name="TableCell2551"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2552" style:parent-style-name="TableParagraph" style:family="paragraph">
      <style:paragraph-properties fo:text-align="end" fo:margin-top="0.0506in" fo:margin-right="0.193in"/>
    </style:style>
    <style:style style:name="T2553" style:parent-style-name="Fonteparág.padrão" style:family="text">
      <style:text-properties fo:color="#414042" style:text-scale="115%" fo:font-size="6.5pt" style:font-size-asian="6.5pt"/>
    </style:style>
    <style:style style:name="TableRow2554" style:family="table-row">
      <style:table-row-properties style:min-row-height="0.2118in" style:use-optimal-row-height="false"/>
    </style:style>
    <style:style style:name="TableCell2555"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2556" style:parent-style-name="TableParagraph" style:family="paragraph">
      <style:paragraph-properties fo:margin-top="0.0506in" fo:margin-left="0.0784in">
        <style:tab-stops/>
      </style:paragraph-properties>
    </style:style>
    <style:style style:name="T2557" style:parent-style-name="Fonteparág.padrão" style:family="text">
      <style:text-properties fo:color="#414042" style:text-scale="110%" fo:font-size="6.5pt" style:font-size-asian="6.5pt"/>
    </style:style>
    <style:style style:name="TableCell2558"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2559" style:parent-style-name="TableParagraph" style:family="paragraph">
      <style:paragraph-properties fo:text-align="end" fo:margin-top="0.0506in" fo:margin-right="0.193in"/>
    </style:style>
    <style:style style:name="T2560" style:parent-style-name="Fonteparág.padrão" style:family="text">
      <style:text-properties fo:color="#414042" style:text-scale="115%" fo:font-size="6.5pt" style:font-size-asian="6.5pt"/>
    </style:style>
    <style:style style:name="TableRow2561" style:family="table-row">
      <style:table-row-properties style:min-row-height="0.2118in" style:use-optimal-row-height="false"/>
    </style:style>
    <style:style style:name="TableCell2562"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2563" style:parent-style-name="TableParagraph" style:family="paragraph">
      <style:paragraph-properties fo:margin-top="0.0506in" fo:margin-left="0.0784in">
        <style:tab-stops/>
      </style:paragraph-properties>
    </style:style>
    <style:style style:name="T2564" style:parent-style-name="Fonteparág.padrão" style:family="text">
      <style:text-properties fo:color="#414042" style:text-scale="110%" fo:font-size="6.5pt" style:font-size-asian="6.5pt"/>
    </style:style>
    <style:style style:name="TableCell2565"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2566" style:parent-style-name="TableParagraph" style:family="paragraph">
      <style:paragraph-properties fo:text-align="end" fo:margin-top="0.0506in" fo:margin-right="0.193in"/>
    </style:style>
    <style:style style:name="T2567" style:parent-style-name="Fonteparág.padrão" style:family="text">
      <style:text-properties fo:color="#414042" style:text-scale="115%" fo:font-size="6.5pt" style:font-size-asian="6.5pt"/>
    </style:style>
    <style:style style:name="TableRow2568" style:family="table-row">
      <style:table-row-properties style:min-row-height="0.2118in" style:use-optimal-row-height="false"/>
    </style:style>
    <style:style style:name="TableCell2569"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2570" style:parent-style-name="TableParagraph" style:family="paragraph">
      <style:paragraph-properties fo:margin-top="0.0506in" fo:margin-left="0.0784in">
        <style:tab-stops/>
      </style:paragraph-properties>
    </style:style>
    <style:style style:name="T2571" style:parent-style-name="Fonteparág.padrão" style:family="text">
      <style:text-properties fo:color="#414042" style:text-scale="110%" fo:font-size="6.5pt" style:font-size-asian="6.5pt"/>
    </style:style>
    <style:style style:name="TableCell2572"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2573" style:parent-style-name="TableParagraph" style:family="paragraph">
      <style:paragraph-properties fo:text-align="end" fo:margin-top="0.0506in" fo:margin-right="0.193in"/>
    </style:style>
    <style:style style:name="T2574" style:parent-style-name="Fonteparág.padrão" style:family="text">
      <style:text-properties fo:color="#414042" style:text-scale="115%" fo:font-size="6.5pt" style:font-size-asian="6.5pt"/>
    </style:style>
    <style:style style:name="TableRow2575" style:family="table-row">
      <style:table-row-properties style:min-row-height="0.2118in" style:use-optimal-row-height="false"/>
    </style:style>
    <style:style style:name="TableCell2576"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2577" style:parent-style-name="TableParagraph" style:family="paragraph">
      <style:paragraph-properties fo:margin-top="0.0506in" fo:margin-left="0.0784in">
        <style:tab-stops/>
      </style:paragraph-properties>
    </style:style>
    <style:style style:name="T2578" style:parent-style-name="Fonteparág.padrão" style:family="text">
      <style:text-properties fo:color="#414042" style:text-scale="110%" fo:font-size="6.5pt" style:font-size-asian="6.5pt"/>
    </style:style>
    <style:style style:name="TableCell2579"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2580" style:parent-style-name="TableParagraph" style:family="paragraph">
      <style:paragraph-properties fo:text-align="end" fo:margin-top="0.0506in" fo:margin-right="0.193in"/>
    </style:style>
    <style:style style:name="T2581" style:parent-style-name="Fonteparág.padrão" style:family="text">
      <style:text-properties fo:color="#414042" style:text-scale="115%" fo:font-size="6.5pt" style:font-size-asian="6.5pt"/>
    </style:style>
    <style:style style:name="TableRow2582" style:family="table-row">
      <style:table-row-properties style:min-row-height="0.2118in" style:use-optimal-row-height="false"/>
    </style:style>
    <style:style style:name="TableCell2583"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2584" style:parent-style-name="TableParagraph" style:family="paragraph">
      <style:paragraph-properties fo:margin-top="0.0506in" fo:margin-left="0.0784in">
        <style:tab-stops/>
      </style:paragraph-properties>
    </style:style>
    <style:style style:name="T2585" style:parent-style-name="Fonteparág.padrão" style:family="text">
      <style:text-properties fo:color="#414042" style:text-scale="110%" fo:font-size="6.5pt" style:font-size-asian="6.5pt"/>
    </style:style>
    <style:style style:name="TableCell2586"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2587" style:parent-style-name="TableParagraph" style:family="paragraph">
      <style:paragraph-properties fo:text-align="end" fo:margin-top="0.0506in" fo:margin-right="0.193in"/>
    </style:style>
    <style:style style:name="T2588" style:parent-style-name="Fonteparág.padrão" style:family="text">
      <style:text-properties fo:color="#414042" style:text-scale="115%" fo:font-size="6.5pt" style:font-size-asian="6.5pt"/>
    </style:style>
    <style:style style:name="TableRow2589" style:family="table-row">
      <style:table-row-properties style:min-row-height="0.2118in" style:use-optimal-row-height="false"/>
    </style:style>
    <style:style style:name="TableCell2590"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2591" style:parent-style-name="TableParagraph" style:family="paragraph">
      <style:paragraph-properties fo:margin-top="0.0506in" fo:margin-left="0.0784in">
        <style:tab-stops/>
      </style:paragraph-properties>
    </style:style>
    <style:style style:name="T2592" style:parent-style-name="Fonteparág.padrão" style:family="text">
      <style:text-properties fo:color="#414042" style:text-scale="110%" fo:font-size="6.5pt" style:font-size-asian="6.5pt"/>
    </style:style>
    <style:style style:name="TableCell2593"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2594" style:parent-style-name="TableParagraph" style:family="paragraph">
      <style:paragraph-properties fo:text-align="end" fo:margin-top="0.0506in" fo:margin-right="0.193in"/>
    </style:style>
    <style:style style:name="T2595" style:parent-style-name="Fonteparág.padrão" style:family="text">
      <style:text-properties fo:color="#414042" style:text-scale="115%" fo:font-size="6.5pt" style:font-size-asian="6.5pt"/>
    </style:style>
    <style:style style:name="TableRow2596" style:family="table-row">
      <style:table-row-properties style:min-row-height="0.2118in" style:use-optimal-row-height="false"/>
    </style:style>
    <style:style style:name="TableCell2597"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2598" style:parent-style-name="TableParagraph" style:family="paragraph">
      <style:paragraph-properties fo:margin-top="0.0506in" fo:margin-left="0.0784in">
        <style:tab-stops/>
      </style:paragraph-properties>
    </style:style>
    <style:style style:name="T2599" style:parent-style-name="Fonteparág.padrão" style:family="text">
      <style:text-properties fo:color="#414042" style:text-scale="110%" fo:font-size="6.5pt" style:font-size-asian="6.5pt"/>
    </style:style>
    <style:style style:name="TableCell2600"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2601" style:parent-style-name="TableParagraph" style:family="paragraph">
      <style:paragraph-properties fo:text-align="end" fo:margin-top="0.0506in" fo:margin-right="0.193in"/>
    </style:style>
    <style:style style:name="T2602" style:parent-style-name="Fonteparág.padrão" style:family="text">
      <style:text-properties fo:color="#414042" style:text-scale="115%" fo:font-size="6.5pt" style:font-size-asian="6.5pt"/>
    </style:style>
    <style:style style:name="TableRow2603" style:family="table-row">
      <style:table-row-properties style:min-row-height="0.3159in" style:use-optimal-row-height="false"/>
    </style:style>
    <style:style style:name="TableCell2604"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2605" style:parent-style-name="TableParagraph" style:family="paragraph">
      <style:paragraph-properties fo:margin-top="0.0555in" fo:line-height="95%" fo:margin-left="0.7173in" fo:margin-right="0.225in" fo:text-indent="-0.6395in">
        <style:tab-stops/>
      </style:paragraph-properties>
    </style:style>
    <style:style style:name="T2606" style:parent-style-name="Fonteparág.padrão" style:family="text">
      <style:text-properties fo:color="#414042" style:text-scale="110%" fo:font-size="6.5pt" style:font-size-asian="6.5pt"/>
    </style:style>
    <style:style style:name="TableCell2607"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2608" style:parent-style-name="TableParagraph" style:family="paragraph">
      <style:paragraph-properties fo:margin-top="0.0062in"/>
      <style:text-properties style:font-name="Gill Sans MT" fo:font-size="6pt" style:font-size-asian="6pt"/>
    </style:style>
    <style:style style:name="P2609" style:parent-style-name="TableParagraph" style:family="paragraph">
      <style:paragraph-properties fo:text-align="end" fo:margin-right="0.193in"/>
    </style:style>
    <style:style style:name="T2610" style:parent-style-name="Fonteparág.padrão" style:family="text">
      <style:text-properties fo:color="#414042" style:text-scale="115%" fo:font-size="6.5pt" style:font-size-asian="6.5pt"/>
    </style:style>
    <style:style style:name="TableRow2611" style:family="table-row">
      <style:table-row-properties style:min-row-height="0.2152in" style:use-optimal-row-height="false"/>
    </style:style>
    <style:style style:name="TableCell2612" style:family="table-cell">
      <style:table-cell-properties fo:border-top="0.0069in solid #FFFFFF" fo:border-left="none" fo:border-bottom="none" fo:border-right="0.0069in solid #FFFFFF" fo:background-color="#F5D8CE" style:writing-mode="lr-tb" fo:padding-top="0in" fo:padding-left="0in" fo:padding-bottom="0in" fo:padding-right="0in"/>
    </style:style>
    <style:style style:name="P2613" style:parent-style-name="TableParagraph" style:family="paragraph">
      <style:paragraph-properties fo:margin-top="0.0527in" fo:margin-left="0.0784in">
        <style:tab-stops/>
      </style:paragraph-properties>
    </style:style>
    <style:style style:name="T2614" style:parent-style-name="Fonteparág.padrão" style:family="text">
      <style:text-properties style:font-name="Gill Sans MT" fo:color="#414042" fo:font-size="6.5pt" style:font-size-asian="6.5pt"/>
    </style:style>
    <style:style style:name="TableCell2615" style:family="table-cell">
      <style:table-cell-properties fo:border-top="0.0069in solid #FFFFFF" fo:border-left="0.0069in solid #FFFFFF" fo:border-bottom="none" fo:border-right="none" fo:background-color="#F5D8CE" style:writing-mode="lr-tb" fo:padding-top="0in" fo:padding-left="0in" fo:padding-bottom="0in" fo:padding-right="0in"/>
    </style:style>
    <style:style style:name="P2616" style:parent-style-name="TableParagraph" style:family="paragraph">
      <style:paragraph-properties fo:text-align="end" fo:margin-top="0.0506in" fo:margin-right="0.193in"/>
    </style:style>
    <style:style style:name="T2617" style:parent-style-name="Fonteparág.padrão" style:family="text">
      <style:text-properties fo:color="#414042" style:text-scale="120%" fo:font-size="6.5pt" style:font-size-asian="6.5pt"/>
    </style:style>
    <style:style style:name="P2618" style:parent-style-name="Corpodetexto" style:family="paragraph">
      <style:text-properties style:font-name="Gill Sans MT" fo:font-size="8pt" style:font-size-asian="8pt"/>
    </style:style>
    <style:style style:name="P2619" style:parent-style-name="Corpodetexto" style:family="paragraph">
      <style:text-properties style:font-name="Gill Sans MT" fo:font-size="8pt" style:font-size-asian="8pt"/>
    </style:style>
    <style:style style:name="P2620" style:parent-style-name="Corpodetexto" style:family="paragraph">
      <style:paragraph-properties fo:margin-top="0.0006in"/>
      <style:text-properties style:font-name="Gill Sans MT" fo:font-size="11.5pt" style:font-size-asian="11.5pt"/>
    </style:style>
    <style:style style:name="P2621" style:parent-style-name="Título2" style:family="paragraph">
      <style:paragraph-properties fo:margin-left="0.9861in">
        <style:tab-stops/>
      </style:paragraph-properties>
    </style:style>
    <style:style style:name="T2622" style:parent-style-name="Fonteparág.padrão" style:family="text">
      <style:text-properties fo:color="#C9302E" style:text-scale="110%"/>
    </style:style>
    <style:style style:name="P2623" style:parent-style-name="Corpodetexto" style:family="paragraph">
      <style:text-properties fo:font-size="13pt" style:font-size-asian="13pt"/>
    </style:style>
    <style:style style:name="P2624" style:parent-style-name="Corpodetexto" style:family="paragraph">
      <style:paragraph-properties fo:text-align="justify" fo:margin-top="0.1152in" fo:margin-left="0.9861in">
        <style:tab-stops/>
      </style:paragraph-properties>
    </style:style>
    <style:style style:name="T2625" style:parent-style-name="Fonteparág.padrão" style:family="text">
      <style:text-properties fo:color="#C9302E" style:text-scale="110%"/>
    </style:style>
    <style:style style:name="P2626" style:parent-style-name="Corpodetexto" style:family="paragraph">
      <style:paragraph-properties fo:margin-top="0.002in"/>
      <style:text-properties fo:font-size="8.5pt" style:font-size-asian="8.5pt"/>
    </style:style>
    <style:style style:name="P2627" style:parent-style-name="Corpodetexto" style:family="paragraph">
      <style:paragraph-properties fo:text-align="justify" fo:line-height="117%" fo:margin-left="0.9861in" fo:margin-right="0.9798in">
        <style:tab-stops/>
      </style:paragraph-properties>
    </style:style>
    <style:style style:name="T2628" style:parent-style-name="Fonteparág.padrão" style:family="text">
      <style:text-properties fo:color="#231F20"/>
    </style:style>
    <style:style style:name="T2629" style:parent-style-name="Fonteparág.padrão" style:family="text">
      <style:text-properties fo:color="#231F20"/>
    </style:style>
    <style:style style:name="P2630" style:parent-style-name="Corpodetexto" style:family="paragraph">
      <style:paragraph-properties fo:text-align="justify" fo:margin-top="0.0729in" fo:line-height="117%" fo:margin-left="0.9861in" fo:margin-right="0.9791in">
        <style:tab-stops/>
      </style:paragraph-properties>
    </style:style>
    <style:style style:name="T2631" style:parent-style-name="Fonteparág.padrão" style:family="text">
      <style:text-properties fo:color="#231F20" style:text-scale="105%"/>
    </style:style>
    <style:style style:name="P2632" style:parent-style-name="Corpodetexto" style:family="paragraph">
      <style:text-properties fo:font-size="10pt" style:font-size-asian="10pt"/>
    </style:style>
    <style:style style:name="P2633" style:parent-style-name="Corpodetexto" style:family="paragraph">
      <style:text-properties fo:font-size="10.5pt" style:font-size-asian="10.5pt"/>
    </style:style>
    <style:style style:name="P2634" style:parent-style-name="Corpodetexto" style:family="paragraph">
      <style:paragraph-properties fo:text-align="justify" fo:margin-left="0.9861in">
        <style:tab-stops/>
      </style:paragraph-properties>
    </style:style>
    <style:style style:name="T2635" style:parent-style-name="Fonteparág.padrão" style:family="text">
      <style:text-properties fo:color="#C9302E" style:text-scale="105%"/>
    </style:style>
    <style:style style:name="P2636" style:parent-style-name="Corpodetexto" style:family="paragraph">
      <style:paragraph-properties fo:margin-top="0.002in"/>
      <style:text-properties fo:font-size="8.5pt" style:font-size-asian="8.5pt"/>
    </style:style>
    <style:style style:name="P2637" style:parent-style-name="Corpodetexto" style:family="paragraph">
      <style:paragraph-properties fo:text-align="justify" fo:line-height="117%" fo:margin-left="0.9861in" fo:margin-right="0.9798in">
        <style:tab-stops/>
      </style:paragraph-properties>
    </style:style>
    <style:style style:name="T2638" style:parent-style-name="Fonteparág.padrão" style:family="text">
      <style:text-properties fo:color="#231F20" style:text-scale="105%"/>
    </style:style>
    <style:style style:name="P2639" style:parent-style-name="Corpodetexto" style:family="paragraph">
      <style:paragraph-properties fo:text-align="justify" fo:margin-top="0.0722in" fo:line-height="117%" fo:margin-left="0.9861in" fo:margin-right="0.9784in">
        <style:tab-stops/>
      </style:paragraph-properties>
    </style:style>
    <style:style style:name="T2640" style:parent-style-name="Fonteparág.padrão" style:family="text">
      <style:text-properties fo:color="#231F20" style:text-scale="105%"/>
    </style:style>
    <style:style style:name="T2641" style:parent-style-name="Fonteparág.padrão" style:family="text">
      <style:text-properties fo:color="#231F20" fo:letter-spacing="0.002in" style:text-scale="105%"/>
    </style:style>
    <style:style style:name="T2642" style:parent-style-name="Fonteparág.padrão" style:family="text">
      <style:text-properties fo:color="#231F20" style:text-scale="105%"/>
    </style:style>
    <style:style style:name="T2643" style:parent-style-name="Fonteparág.padrão" style:family="text">
      <style:text-properties fo:color="#231F20" fo:letter-spacing="0.0013in" style:text-scale="105%"/>
    </style:style>
    <style:style style:name="T2644" style:parent-style-name="Fonteparág.padrão" style:family="text">
      <style:text-properties fo:color="#231F20" fo:letter-spacing="0.002in" style:text-scale="105%"/>
    </style:style>
    <style:style style:name="T2645" style:parent-style-name="Fonteparág.padrão" style:family="text">
      <style:text-properties fo:color="#231F20" style:text-scale="105%"/>
    </style:style>
    <style:style style:name="T2646" style:parent-style-name="Fonteparág.padrão" style:family="text">
      <style:text-properties fo:color="#231F20" fo:letter-spacing="0.002in" style:text-scale="105%"/>
    </style:style>
    <style:style style:name="T2647" style:parent-style-name="Fonteparág.padrão" style:family="text">
      <style:text-properties fo:color="#231F20" style:text-scale="105%"/>
    </style:style>
    <style:style style:name="T2648" style:parent-style-name="Fonteparág.padrão" style:family="text">
      <style:text-properties fo:color="#231F20" fo:letter-spacing="0.002in" style:text-scale="105%"/>
    </style:style>
    <style:style style:name="T2649" style:parent-style-name="Fonteparág.padrão" style:family="text">
      <style:text-properties fo:color="#231F20" fo:letter-spacing="0.002in" style:text-scale="105%"/>
    </style:style>
    <style:style style:name="T2650" style:parent-style-name="Fonteparág.padrão" style:family="text">
      <style:text-properties fo:color="#231F20" style:text-scale="105%"/>
    </style:style>
    <style:style style:name="T2651" style:parent-style-name="Fonteparág.padrão" style:family="text">
      <style:text-properties fo:color="#231F20" fo:letter-spacing="0.002in" style:text-scale="105%"/>
    </style:style>
    <style:style style:name="T2652" style:parent-style-name="Fonteparág.padrão" style:family="text">
      <style:text-properties fo:color="#231F20" fo:letter-spacing="0.0013in" style:text-scale="105%"/>
    </style:style>
    <style:style style:name="T2653" style:parent-style-name="Fonteparág.padrão" style:family="text">
      <style:text-properties fo:color="#231F20" style:text-scale="105%"/>
    </style:style>
    <style:style style:name="T2654" style:parent-style-name="Fonteparág.padrão" style:family="text">
      <style:text-properties fo:color="#231F20" fo:letter-spacing="0.002in" style:text-scale="105%"/>
    </style:style>
    <style:style style:name="T2655" style:parent-style-name="Fonteparág.padrão" style:family="text">
      <style:text-properties fo:color="#231F20" style:text-scale="105%"/>
    </style:style>
    <style:style style:name="T2656" style:parent-style-name="Fonteparág.padrão" style:family="text">
      <style:text-properties fo:color="#231F20" fo:letter-spacing="0.002in" style:text-scale="105%"/>
    </style:style>
    <style:style style:name="T2657" style:parent-style-name="Fonteparág.padrão" style:family="text">
      <style:text-properties fo:color="#231F20" fo:letter-spacing="0.0013in" style:text-scale="105%"/>
    </style:style>
    <style:style style:name="T2658" style:parent-style-name="Fonteparág.padrão" style:family="text">
      <style:text-properties fo:color="#231F20" fo:letter-spacing="0.002in" style:text-scale="105%"/>
    </style:style>
    <style:style style:name="T2659" style:parent-style-name="Fonteparág.padrão" style:family="text">
      <style:text-properties fo:color="#231F20" style:text-scale="105%"/>
    </style:style>
    <style:style style:name="T2660" style:parent-style-name="Fonteparág.padrão" style:family="text">
      <style:text-properties fo:color="#231F20" fo:letter-spacing="0.002in" style:text-scale="105%"/>
    </style:style>
    <style:style style:name="T2661" style:parent-style-name="Fonteparág.padrão" style:family="text">
      <style:text-properties fo:color="#231F20" style:text-scale="105%"/>
    </style:style>
    <style:style style:name="T2662" style:parent-style-name="Fonteparág.padrão" style:family="text">
      <style:text-properties fo:color="#231F20" fo:letter-spacing="0.002in" style:text-scale="105%"/>
    </style:style>
    <style:style style:name="T2663" style:parent-style-name="Fonteparág.padrão" style:family="text">
      <style:text-properties fo:color="#231F20" fo:letter-spacing="0.0027in" style:text-scale="105%"/>
    </style:style>
    <style:style style:name="T2664" style:parent-style-name="Fonteparág.padrão" style:family="text">
      <style:text-properties fo:color="#231F20" fo:letter-spacing="0.002in" style:text-scale="105%"/>
    </style:style>
    <style:style style:name="T2665" style:parent-style-name="Fonteparág.padrão" style:family="text">
      <style:text-properties fo:color="#231F20" style:text-scale="105%"/>
    </style:style>
    <style:style style:name="T2666" style:parent-style-name="Fonteparág.padrão" style:family="text">
      <style:text-properties fo:color="#231F20" fo:letter-spacing="0.002in" style:text-scale="105%"/>
    </style:style>
    <style:style style:name="T2667" style:parent-style-name="Fonteparág.padrão" style:family="text">
      <style:text-properties fo:color="#231F20" fo:letter-spacing="0.0013in" style:text-scale="105%"/>
    </style:style>
    <style:style style:name="T2668" style:parent-style-name="Fonteparág.padrão" style:family="text">
      <style:text-properties fo:color="#231F20" fo:letter-spacing="0.002in" style:text-scale="105%"/>
    </style:style>
    <style:style style:name="T2669" style:parent-style-name="Fonteparág.padrão" style:family="text">
      <style:text-properties fo:color="#231F20" style:text-scale="105%"/>
    </style:style>
    <style:style style:name="T2670" style:parent-style-name="Fonteparág.padrão" style:family="text">
      <style:text-properties fo:color="#231F20" fo:letter-spacing="0.0013in" style:text-scale="105%"/>
    </style:style>
    <style:style style:name="T2671" style:parent-style-name="Fonteparág.padrão" style:family="text">
      <style:text-properties fo:color="#231F20" fo:letter-spacing="0.002in" style:text-scale="105%"/>
    </style:style>
    <style:style style:name="T2672" style:parent-style-name="Fonteparág.padrão" style:family="text">
      <style:text-properties fo:color="#231F20" fo:letter-spacing="0.0013in" style:text-scale="105%"/>
    </style:style>
    <style:style style:name="T2673" style:parent-style-name="Fonteparág.padrão" style:family="text">
      <style:text-properties fo:color="#231F20" style:text-scale="105%"/>
    </style:style>
    <style:style style:name="T2674" style:parent-style-name="Fonteparág.padrão" style:family="text">
      <style:text-properties fo:color="#231F20" fo:letter-spacing="0.0027in" style:text-scale="105%"/>
    </style:style>
    <style:style style:name="T2675" style:parent-style-name="Fonteparág.padrão" style:family="text">
      <style:text-properties fo:color="#231F20" fo:letter-spacing="0.002in" style:text-scale="105%"/>
    </style:style>
    <style:style style:name="T2676" style:parent-style-name="Fonteparág.padrão" style:family="text">
      <style:text-properties fo:color="#231F20" style:text-scale="105%"/>
    </style:style>
    <style:style style:name="T2677" style:parent-style-name="Fonteparág.padrão" style:family="text">
      <style:text-properties fo:color="#231F20" fo:letter-spacing="0.002in" style:text-scale="105%"/>
    </style:style>
    <style:style style:name="T2678" style:parent-style-name="Fonteparág.padrão" style:family="text">
      <style:text-properties fo:color="#231F20" style:text-scale="105%"/>
    </style:style>
    <style:style style:name="T2679" style:parent-style-name="Fonteparág.padrão" style:family="text">
      <style:text-properties fo:color="#231F20" fo:letter-spacing="0.002in" style:text-scale="105%"/>
    </style:style>
    <style:style style:name="T2680" style:parent-style-name="Fonteparág.padrão" style:family="text">
      <style:text-properties fo:color="#231F20" fo:letter-spacing="0.0013in" style:text-scale="105%"/>
    </style:style>
    <style:style style:name="T2681" style:parent-style-name="Fonteparág.padrão" style:family="text">
      <style:text-properties fo:color="#231F20" style:text-scale="105%"/>
    </style:style>
    <style:style style:name="T2682" style:parent-style-name="Fonteparág.padrão" style:family="text">
      <style:text-properties fo:color="#231F20" fo:letter-spacing="0.002in" style:text-scale="105%"/>
    </style:style>
    <style:style style:name="T2683" style:parent-style-name="Fonteparág.padrão" style:family="text">
      <style:text-properties fo:color="#231F20" fo:letter-spacing="0.0013in" style:text-scale="105%"/>
    </style:style>
    <style:style style:name="T2684" style:parent-style-name="Fonteparág.padrão" style:family="text">
      <style:text-properties fo:color="#231F20" fo:letter-spacing="0.002in" style:text-scale="105%"/>
    </style:style>
    <style:style style:name="T2685" style:parent-style-name="Fonteparág.padrão" style:family="text">
      <style:text-properties fo:color="#231F20" style:text-scale="105%"/>
    </style:style>
    <style:style style:name="T2686" style:parent-style-name="Fonteparág.padrão" style:family="text">
      <style:text-properties fo:color="#231F20" fo:letter-spacing="0.0013in" style:text-scale="105%"/>
    </style:style>
    <style:style style:name="T2687" style:parent-style-name="Fonteparág.padrão" style:family="text">
      <style:text-properties fo:color="#231F20" fo:letter-spacing="0.002in" style:text-scale="105%"/>
    </style:style>
    <style:style style:name="T2688" style:parent-style-name="Fonteparág.padrão" style:family="text">
      <style:text-properties fo:color="#231F20" style:text-scale="105%"/>
    </style:style>
    <style:style style:name="T2689" style:parent-style-name="Fonteparág.padrão" style:family="text">
      <style:text-properties fo:color="#231F20" fo:letter-spacing="0.002in" style:text-scale="105%"/>
    </style:style>
    <style:style style:name="T2690" style:parent-style-name="Fonteparág.padrão" style:family="text">
      <style:text-properties fo:color="#231F20" style:text-scale="105%"/>
    </style:style>
    <style:style style:name="T2691" style:parent-style-name="Fonteparág.padrão" style:family="text">
      <style:text-properties fo:color="#231F20" fo:letter-spacing="0.002in" style:text-scale="105%"/>
    </style:style>
    <style:style style:name="T2692" style:parent-style-name="Fonteparág.padrão" style:family="text">
      <style:text-properties fo:color="#231F20" style:text-scale="105%"/>
    </style:style>
    <style:style style:name="T2693" style:parent-style-name="Fonteparág.padrão" style:family="text">
      <style:text-properties fo:color="#231F20" fo:letter-spacing="0.002in" style:text-scale="105%"/>
    </style:style>
    <style:style style:name="T2694" style:parent-style-name="Fonteparág.padrão" style:family="text">
      <style:text-properties fo:color="#231F20" style:text-scale="105%"/>
    </style:style>
    <style:style style:name="T2695" style:parent-style-name="Fonteparág.padrão" style:family="text">
      <style:text-properties fo:color="#231F20" fo:letter-spacing="0.002in" style:text-scale="105%"/>
    </style:style>
    <style:style style:name="T2696" style:parent-style-name="Fonteparág.padrão" style:family="text">
      <style:text-properties fo:color="#231F20" style:text-scale="105%"/>
    </style:style>
    <style:style style:name="T2697" style:parent-style-name="Fonteparág.padrão" style:family="text">
      <style:text-properties fo:color="#231F20" fo:letter-spacing="0.002in" style:text-scale="105%"/>
    </style:style>
    <style:style style:name="T2698" style:parent-style-name="Fonteparág.padrão" style:family="text">
      <style:text-properties fo:color="#231F20" fo:letter-spacing="-0.0173in" style:text-scale="105%"/>
    </style:style>
    <style:style style:name="T2699" style:parent-style-name="Fonteparág.padrão" style:family="text">
      <style:text-properties fo:color="#231F20" fo:letter-spacing="0.0027in" style:text-scale="105%"/>
    </style:style>
    <style:style style:name="P2700" style:parent-style-name="Corpodetexto" style:family="paragraph">
      <style:paragraph-properties fo:text-align="justify" fo:margin-top="0.0729in" fo:line-height="117%" fo:margin-left="0.9861in" fo:margin-right="0.9791in">
        <style:tab-stops/>
      </style:paragraph-properties>
    </style:style>
    <style:style style:name="T2701" style:parent-style-name="Fonteparág.padrão" style:family="text">
      <style:text-properties fo:color="#231F20"/>
    </style:style>
    <style:style style:name="T2702" style:parent-style-name="Fonteparág.padrão" style:family="text">
      <style:text-properties fo:color="#231F20" fo:letter-spacing="0.002in"/>
    </style:style>
    <style:style style:name="T2703" style:parent-style-name="Fonteparág.padrão" style:family="text">
      <style:text-properties fo:color="#231F20"/>
    </style:style>
    <style:style style:name="T2704" style:parent-style-name="Fonteparág.padrão" style:family="text">
      <style:text-properties fo:color="#231F20" fo:letter-spacing="0.0013in"/>
    </style:style>
    <style:style style:name="T2705" style:parent-style-name="Fonteparág.padrão" style:family="text">
      <style:text-properties fo:color="#231F20"/>
    </style:style>
    <style:style style:name="T2706" style:parent-style-name="Fonteparág.padrão" style:family="text">
      <style:text-properties fo:color="#231F20" fo:letter-spacing="0.002in"/>
    </style:style>
    <style:style style:name="T2707" style:parent-style-name="Fonteparág.padrão" style:family="text">
      <style:text-properties fo:color="#231F20"/>
    </style:style>
    <style:style style:name="T2708" style:parent-style-name="Fonteparág.padrão" style:family="text">
      <style:text-properties fo:color="#231F20" fo:letter-spacing="0.002in"/>
    </style:style>
    <style:style style:name="T2709" style:parent-style-name="Fonteparág.padrão" style:family="text">
      <style:text-properties fo:color="#231F20"/>
    </style:style>
    <style:style style:name="T2710" style:parent-style-name="Fonteparág.padrão" style:family="text">
      <style:text-properties fo:color="#231F20" fo:letter-spacing="0.002in"/>
    </style:style>
    <style:style style:name="T2711" style:parent-style-name="Fonteparág.padrão" style:family="text">
      <style:text-properties fo:color="#231F20" fo:letter-spacing="0.0013in"/>
    </style:style>
    <style:style style:name="T2712" style:parent-style-name="Fonteparág.padrão" style:family="text">
      <style:text-properties fo:color="#231F20" fo:letter-spacing="0.002in"/>
    </style:style>
    <style:style style:name="T2713" style:parent-style-name="Fonteparág.padrão" style:family="text">
      <style:text-properties fo:color="#231F20"/>
    </style:style>
    <style:style style:name="T2714" style:parent-style-name="Fonteparág.padrão" style:family="text">
      <style:text-properties fo:color="#231F20" fo:letter-spacing="0.002in"/>
    </style:style>
    <style:style style:name="T2715" style:parent-style-name="Fonteparág.padrão" style:family="text">
      <style:text-properties fo:color="#231F20"/>
    </style:style>
    <style:style style:name="T2716" style:parent-style-name="Fonteparág.padrão" style:family="text">
      <style:text-properties fo:color="#231F20" fo:letter-spacing="0.0027in"/>
    </style:style>
    <style:style style:name="T2717" style:parent-style-name="Fonteparág.padrão" style:family="text">
      <style:text-properties fo:color="#231F20" fo:letter-spacing="0.002in"/>
    </style:style>
    <style:style style:name="T2718" style:parent-style-name="Fonteparág.padrão" style:family="text">
      <style:text-properties fo:color="#231F20"/>
    </style:style>
    <style:style style:name="T2719" style:parent-style-name="Fonteparág.padrão" style:family="text">
      <style:text-properties fo:color="#231F20" fo:letter-spacing="0.0013in"/>
    </style:style>
    <style:style style:name="T2720" style:parent-style-name="Fonteparág.padrão" style:family="text">
      <style:text-properties fo:color="#231F20" fo:letter-spacing="0.002in"/>
    </style:style>
    <style:style style:name="T2721" style:parent-style-name="Fonteparág.padrão" style:family="text">
      <style:text-properties fo:color="#231F20"/>
    </style:style>
    <style:style style:name="T2722" style:parent-style-name="Fonteparág.padrão" style:family="text">
      <style:text-properties fo:color="#231F20" fo:letter-spacing="0.002in"/>
    </style:style>
    <style:style style:name="T2723" style:parent-style-name="Fonteparág.padrão" style:family="text">
      <style:text-properties fo:color="#231F20" fo:letter-spacing="0.0013in"/>
    </style:style>
    <style:style style:name="T2724" style:parent-style-name="Fonteparág.padrão" style:family="text">
      <style:text-properties fo:color="#231F20" fo:letter-spacing="0.0236in"/>
    </style:style>
    <style:style style:name="T2725" style:parent-style-name="Fonteparág.padrão" style:family="text">
      <style:text-properties fo:color="#231F20" fo:letter-spacing="0.002in"/>
    </style:style>
    <style:style style:name="P2726" style:parent-style-name="Corpodetexto" style:master-page-name="MP10" style:family="paragraph">
      <style:paragraph-properties fo:break-before="page"/>
    </style:style>
    <style:style style:name="T2753" style:parent-style-name="Fonteparág.padrão" style:family="text">
      <style:text-properties fo:language="en" fo:country="US" style:language-asian="en" style:country-asian="US" style:language-complex="ar" style:country-complex="SA"/>
    </style:style>
    <style:style style:name="P2754" style:parent-style-name="Corpodetexto" style:family="paragraph">
      <style:text-properties fo:font-size="10pt" style:font-size-asian="10pt"/>
    </style:style>
    <style:style style:name="P2755" style:parent-style-name="Corpodetexto" style:family="paragraph">
      <style:paragraph-properties fo:margin-top="0.0062in"/>
      <style:text-properties fo:font-size="9.5pt" style:font-size-asian="9.5pt"/>
    </style:style>
    <style:style style:name="P2756" style:parent-style-name="Corpodetexto" style:family="paragraph">
      <style:paragraph-properties fo:text-align="justify" fo:line-height="117%" fo:margin-left="0.7895in" fo:margin-right="1.1756in">
        <style:tab-stops/>
      </style:paragraph-properties>
    </style:style>
    <style:style style:name="T2757" style:parent-style-name="Fonteparág.padrão" style:family="text">
      <style:text-properties fo:language="en" fo:country="US" style:language-asian="en" style:country-asian="US" style:language-complex="ar" style:country-complex="SA"/>
    </style:style>
    <style:style style:name="P2758" style:parent-style-name="Normal" style:family="paragraph">
      <style:paragraph-properties fo:margin-top="0.0104in" fo:margin-left="0.0138in">
        <style:tab-stops/>
      </style:paragraph-properties>
    </style:style>
    <style:style style:name="T2759" style:parent-style-name="Fonteparág.padrão" style:family="text">
      <style:text-properties style:font-name="Gill Sans MT" fo:color="#EAAF9D" style:text-scale="95%" fo:font-size="6pt" style:font-size-asian="6pt"/>
    </style:style>
    <style:style style:name="T2760" style:parent-style-name="Fonteparág.padrão" style:family="text">
      <style:text-properties fo:color="#231F20" style:text-scale="105%"/>
    </style:style>
    <style:style style:name="T2761" style:parent-style-name="Fonteparág.padrão" style:family="text">
      <style:text-properties fo:color="#231F20" style:text-scale="105%"/>
    </style:style>
    <style:style style:name="P2762" style:parent-style-name="Corpodetexto" style:family="paragraph">
      <style:paragraph-properties fo:text-align="justify" fo:margin-top="0.0722in" fo:line-height="117%" fo:margin-left="0.7895in" fo:margin-right="1.1756in">
        <style:tab-stops/>
      </style:paragraph-properties>
    </style:style>
    <style:style style:name="T2763" style:parent-style-name="Fonteparág.padrão" style:family="text">
      <style:text-properties fo:color="#231F20" fo:letter-spacing="0.002in" style:text-scale="105%"/>
    </style:style>
    <style:style style:name="T2764" style:parent-style-name="Fonteparág.padrão" style:family="text">
      <style:text-properties fo:color="#231F20" style:text-scale="105%"/>
    </style:style>
    <style:style style:name="T2765" style:parent-style-name="Fonteparág.padrão" style:family="text">
      <style:text-properties fo:color="#231F20" fo:letter-spacing="0.002in" style:text-scale="105%"/>
    </style:style>
    <style:style style:name="T2766" style:parent-style-name="Fonteparág.padrão" style:family="text">
      <style:text-properties fo:color="#231F20" style:text-scale="105%"/>
    </style:style>
    <style:style style:name="T2767" style:parent-style-name="Fonteparág.padrão" style:family="text">
      <style:text-properties fo:color="#231F20" fo:letter-spacing="0.0013in" style:text-scale="105%"/>
    </style:style>
    <style:style style:name="T2768" style:parent-style-name="Fonteparág.padrão" style:family="text">
      <style:text-properties fo:color="#231F20" fo:letter-spacing="0.002in" style:text-scale="105%"/>
    </style:style>
    <style:style style:name="T2769" style:parent-style-name="Fonteparág.padrão" style:family="text">
      <style:text-properties fo:color="#231F20" style:text-scale="105%"/>
    </style:style>
    <style:style style:name="T2770" style:parent-style-name="Fonteparág.padrão" style:family="text">
      <style:text-properties fo:color="#231F20" fo:letter-spacing="0.002in" style:text-scale="105%"/>
    </style:style>
    <style:style style:name="T2771" style:parent-style-name="Fonteparág.padrão" style:family="text">
      <style:text-properties fo:color="#231F20" fo:letter-spacing="0.0013in" style:text-scale="105%"/>
    </style:style>
    <style:style style:name="T2772" style:parent-style-name="Fonteparág.padrão" style:family="text">
      <style:text-properties fo:color="#231F20" fo:letter-spacing="0.002in" style:text-scale="105%"/>
    </style:style>
    <style:style style:name="T2773" style:parent-style-name="Fonteparág.padrão" style:family="text">
      <style:text-properties fo:color="#231F20" style:text-scale="105%"/>
    </style:style>
    <style:style style:name="T2774" style:parent-style-name="Fonteparág.padrão" style:family="text">
      <style:text-properties fo:color="#231F20" fo:letter-spacing="0.002in" style:text-scale="105%"/>
    </style:style>
    <style:style style:name="T2775" style:parent-style-name="Fonteparág.padrão" style:family="text">
      <style:text-properties fo:color="#231F20" style:text-scale="105%"/>
    </style:style>
    <style:style style:name="T2776" style:parent-style-name="Fonteparág.padrão" style:family="text">
      <style:text-properties fo:color="#231F20" fo:letter-spacing="0.0027in" style:text-scale="105%"/>
    </style:style>
    <style:style style:name="T2777" style:parent-style-name="Fonteparág.padrão" style:family="text">
      <style:text-properties fo:color="#231F20" fo:letter-spacing="0.002in" style:text-scale="105%"/>
    </style:style>
    <style:style style:name="T2778" style:parent-style-name="Fonteparág.padrão" style:family="text">
      <style:text-properties fo:color="#231F20" style:text-scale="105%"/>
    </style:style>
    <style:style style:name="T2779" style:parent-style-name="Fonteparág.padrão" style:family="text">
      <style:text-properties style:font-name="Trebuchet MS" fo:font-style="italic" style:font-style-asian="italic" fo:color="#231F20" fo:letter-spacing="0.002in" style:text-scale="105%"/>
    </style:style>
    <style:style style:name="T2780" style:parent-style-name="Fonteparág.padrão" style:family="text">
      <style:text-properties fo:color="#231F20" fo:letter-spacing="0.0013in" style:text-scale="105%"/>
    </style:style>
    <style:style style:name="T2781" style:parent-style-name="Fonteparág.padrão" style:family="text">
      <style:text-properties fo:color="#231F20" fo:letter-spacing="0.002in" style:text-scale="105%"/>
    </style:style>
    <style:style style:name="T2782" style:parent-style-name="Fonteparág.padrão" style:family="text">
      <style:text-properties fo:color="#231F20" style:text-scale="105%"/>
    </style:style>
    <style:style style:name="T2783" style:parent-style-name="Fonteparág.padrão" style:family="text">
      <style:text-properties fo:color="#231F20" fo:letter-spacing="0.002in" style:text-scale="105%"/>
    </style:style>
    <style:style style:name="T2784" style:parent-style-name="Fonteparág.padrão" style:family="text">
      <style:text-properties fo:color="#231F20" fo:letter-spacing="0.0013in" style:text-scale="105%"/>
    </style:style>
    <style:style style:name="T2785" style:parent-style-name="Fonteparág.padrão" style:family="text">
      <style:text-properties fo:color="#231F20" fo:letter-spacing="0.0027in" style:text-scale="105%"/>
    </style:style>
    <style:style style:name="T2786" style:parent-style-name="Fonteparág.padrão" style:family="text">
      <style:text-properties fo:color="#231F20" fo:letter-spacing="0.0013in" style:text-scale="105%"/>
    </style:style>
    <style:style style:name="T2787" style:parent-style-name="Fonteparág.padrão" style:family="text">
      <style:text-properties fo:color="#231F20" fo:letter-spacing="0.002in" style:text-scale="105%"/>
    </style:style>
    <style:style style:name="T2788" style:parent-style-name="Fonteparág.padrão" style:family="text">
      <style:text-properties fo:color="#231F20" style:text-scale="105%"/>
    </style:style>
    <style:style style:name="T2789" style:parent-style-name="Fonteparág.padrão" style:family="text">
      <style:text-properties fo:color="#231F20" fo:letter-spacing="0.002in" style:text-scale="105%"/>
    </style:style>
    <style:style style:name="T2790" style:parent-style-name="Fonteparág.padrão" style:family="text">
      <style:text-properties fo:color="#231F20" style:text-scale="105%"/>
    </style:style>
    <style:style style:name="T2791" style:parent-style-name="Fonteparág.padrão" style:family="text">
      <style:text-properties fo:color="#231F20" fo:letter-spacing="0.002in" style:text-scale="105%"/>
    </style:style>
    <style:style style:name="T2792" style:parent-style-name="Fonteparág.padrão" style:family="text">
      <style:text-properties fo:color="#231F20" fo:letter-spacing="0.0013in" style:text-scale="105%"/>
    </style:style>
    <style:style style:name="T2793" style:parent-style-name="Fonteparág.padrão" style:family="text">
      <style:text-properties fo:color="#231F20" fo:letter-spacing="0.002in" style:text-scale="105%"/>
    </style:style>
    <style:style style:name="T2794" style:parent-style-name="Fonteparág.padrão" style:family="text">
      <style:text-properties fo:color="#231F20" style:text-scale="105%"/>
    </style:style>
    <style:style style:name="T2795" style:parent-style-name="Fonteparág.padrão" style:family="text">
      <style:text-properties fo:color="#231F20" fo:letter-spacing="0.002in" style:text-scale="105%"/>
    </style:style>
    <style:style style:name="T2796" style:parent-style-name="Fonteparág.padrão" style:family="text">
      <style:text-properties fo:color="#231F20" fo:letter-spacing="0.0013in" style:text-scale="105%"/>
    </style:style>
    <style:style style:name="T2797" style:parent-style-name="Fonteparág.padrão" style:family="text">
      <style:text-properties fo:color="#231F20" fo:letter-spacing="0.002in" style:text-scale="105%"/>
    </style:style>
    <style:style style:name="T2798" style:parent-style-name="Fonteparág.padrão" style:family="text">
      <style:text-properties fo:color="#231F20" fo:letter-spacing="0.0013in" style:text-scale="105%"/>
    </style:style>
    <style:style style:name="T2799" style:parent-style-name="Fonteparág.padrão" style:family="text">
      <style:text-properties fo:color="#231F20" style:text-scale="105%"/>
    </style:style>
    <style:style style:name="T2800" style:parent-style-name="Fonteparág.padrão" style:family="text">
      <style:text-properties fo:color="#231F20" fo:letter-spacing="0.002in" style:text-scale="105%"/>
    </style:style>
    <style:style style:name="T2801" style:parent-style-name="Fonteparág.padrão" style:family="text">
      <style:text-properties fo:color="#231F20" style:text-scale="105%"/>
    </style:style>
    <style:style style:name="T2802" style:parent-style-name="Fonteparág.padrão" style:family="text">
      <style:text-properties fo:color="#231F20" fo:letter-spacing="0.0013in" style:text-scale="105%"/>
    </style:style>
    <style:style style:name="T2803" style:parent-style-name="Fonteparág.padrão" style:family="text">
      <style:text-properties fo:color="#231F20" fo:letter-spacing="0.002in" style:text-scale="105%"/>
    </style:style>
    <style:style style:name="T2804" style:parent-style-name="Fonteparág.padrão" style:family="text">
      <style:text-properties fo:color="#231F20" style:text-scale="105%"/>
    </style:style>
    <style:style style:name="T2805" style:parent-style-name="Fonteparág.padrão" style:family="text">
      <style:text-properties fo:color="#231F20" fo:letter-spacing="0.002in" style:text-scale="105%"/>
    </style:style>
    <style:style style:name="T2806" style:parent-style-name="Fonteparág.padrão" style:family="text">
      <style:text-properties fo:color="#231F20" fo:letter-spacing="0.0027in" style:text-scale="105%"/>
    </style:style>
    <style:style style:name="T2807" style:parent-style-name="Fonteparág.padrão" style:family="text">
      <style:text-properties fo:color="#231F20" style:text-scale="105%"/>
    </style:style>
    <style:style style:name="T2808" style:parent-style-name="Fonteparág.padrão" style:family="text">
      <style:text-properties fo:color="#231F20" fo:letter-spacing="0.002in" style:text-scale="105%"/>
    </style:style>
    <style:style style:name="T2809" style:parent-style-name="Fonteparág.padrão" style:family="text">
      <style:text-properties fo:color="#231F20" style:text-scale="105%"/>
    </style:style>
    <style:style style:name="T2810" style:parent-style-name="Fonteparág.padrão" style:family="text">
      <style:text-properties fo:color="#231F20" fo:letter-spacing="0.002in" style:text-scale="105%"/>
    </style:style>
    <style:style style:name="T2811" style:parent-style-name="Fonteparág.padrão" style:family="text">
      <style:text-properties fo:color="#231F20" style:text-scale="105%"/>
    </style:style>
    <style:style style:name="T2812" style:parent-style-name="Fonteparág.padrão" style:family="text">
      <style:text-properties fo:color="#231F20" fo:letter-spacing="0.0013in" style:text-scale="105%"/>
    </style:style>
    <style:style style:name="T2813" style:parent-style-name="Fonteparág.padrão" style:family="text">
      <style:text-properties fo:color="#231F20" style:text-scale="105%"/>
    </style:style>
    <style:style style:name="T2814" style:parent-style-name="Fonteparág.padrão" style:family="text">
      <style:text-properties fo:color="#231F20" fo:letter-spacing="0.002in" style:text-scale="105%"/>
    </style:style>
    <style:style style:name="T2815" style:parent-style-name="Fonteparág.padrão" style:family="text">
      <style:text-properties fo:color="#231F20" style:text-scale="105%"/>
    </style:style>
    <style:style style:name="T2816" style:parent-style-name="Fonteparág.padrão" style:family="text">
      <style:text-properties fo:color="#231F20" fo:letter-spacing="0.002in" style:text-scale="105%"/>
    </style:style>
    <style:style style:name="T2817" style:parent-style-name="Fonteparág.padrão" style:family="text">
      <style:text-properties fo:color="#231F20" style:text-scale="105%"/>
    </style:style>
    <style:style style:name="T2818" style:parent-style-name="Fonteparág.padrão" style:family="text">
      <style:text-properties fo:color="#231F20" fo:letter-spacing="0.002in" style:text-scale="105%"/>
    </style:style>
    <style:style style:name="T2819" style:parent-style-name="Fonteparág.padrão" style:family="text">
      <style:text-properties fo:color="#231F20" fo:letter-spacing="0.0013in" style:text-scale="105%"/>
    </style:style>
    <style:style style:name="T2820" style:parent-style-name="Fonteparág.padrão" style:family="text">
      <style:text-properties fo:color="#231F20" fo:letter-spacing="0.0027in" style:text-scale="105%"/>
    </style:style>
    <style:style style:name="T2821" style:parent-style-name="Fonteparág.padrão" style:family="text">
      <style:text-properties fo:color="#231F20" fo:letter-spacing="0.002in" style:text-scale="105%"/>
    </style:style>
    <style:style style:name="T2822" style:parent-style-name="Fonteparág.padrão" style:family="text">
      <style:text-properties fo:color="#231F20" style:text-scale="105%"/>
    </style:style>
    <style:style style:name="T2823" style:parent-style-name="Fonteparág.padrão" style:family="text">
      <style:text-properties fo:color="#231F20" fo:letter-spacing="0.002in" style:text-scale="105%"/>
    </style:style>
    <style:style style:name="T2824" style:parent-style-name="Fonteparág.padrão" style:family="text">
      <style:text-properties fo:color="#231F20" style:text-scale="105%"/>
    </style:style>
    <style:style style:name="T2825" style:parent-style-name="Fonteparág.padrão" style:family="text">
      <style:text-properties fo:color="#231F20" fo:letter-spacing="0.002in" style:text-scale="105%"/>
    </style:style>
    <style:style style:name="T2826" style:parent-style-name="Fonteparág.padrão" style:family="text">
      <style:text-properties fo:color="#231F20" style:text-scale="105%"/>
    </style:style>
    <style:style style:name="T2827" style:parent-style-name="Fonteparág.padrão" style:family="text">
      <style:text-properties fo:color="#231F20" fo:letter-spacing="0.002in" style:text-scale="105%"/>
    </style:style>
    <style:style style:name="T2828" style:parent-style-name="Fonteparág.padrão" style:family="text">
      <style:text-properties fo:color="#231F20" fo:letter-spacing="0.002in" style:text-scale="105%"/>
    </style:style>
    <style:style style:name="T2829" style:parent-style-name="Fonteparág.padrão" style:family="text">
      <style:text-properties fo:color="#231F20" style:text-scale="105%"/>
    </style:style>
    <style:style style:name="T2830" style:parent-style-name="Fonteparág.padrão" style:family="text">
      <style:text-properties fo:color="#231F20" fo:letter-spacing="0.002in" style:text-scale="105%"/>
    </style:style>
    <style:style style:name="T2831" style:parent-style-name="Fonteparág.padrão" style:family="text">
      <style:text-properties fo:color="#231F20" style:text-scale="105%"/>
    </style:style>
    <style:style style:name="T2832" style:parent-style-name="Fonteparág.padrão" style:family="text">
      <style:text-properties fo:color="#231F20" fo:letter-spacing="-0.0034in" style:text-scale="105%"/>
    </style:style>
    <style:style style:name="T2833" style:parent-style-name="Fonteparág.padrão" style:family="text">
      <style:text-properties fo:color="#231F20" fo:letter-spacing="0.0027in" style:text-scale="105%"/>
    </style:style>
    <style:style style:name="P2834" style:parent-style-name="Corpodetexto" style:family="paragraph">
      <style:paragraph-properties fo:text-align="justify" fo:margin-top="0.0736in" fo:line-height="117%" fo:margin-left="0.7895in" fo:margin-right="1.1756in">
        <style:tab-stops/>
      </style:paragraph-properties>
    </style:style>
    <style:style style:name="T2835" style:parent-style-name="Fonteparág.padrão" style:family="text">
      <style:text-properties fo:color="#231F20" style:text-scale="105%"/>
    </style:style>
    <style:style style:name="T2836" style:parent-style-name="Fonteparág.padrão" style:family="text">
      <style:text-properties fo:color="#231F20" fo:letter-spacing="0.002in" style:text-scale="105%"/>
    </style:style>
    <style:style style:name="T2837" style:parent-style-name="Fonteparág.padrão" style:family="text">
      <style:text-properties fo:color="#231F20" style:text-scale="105%"/>
    </style:style>
    <style:style style:name="T2838" style:parent-style-name="Fonteparág.padrão" style:family="text">
      <style:text-properties fo:color="#231F20" fo:letter-spacing="0.002in" style:text-scale="105%"/>
    </style:style>
    <style:style style:name="T2839" style:parent-style-name="Fonteparág.padrão" style:family="text">
      <style:text-properties fo:color="#231F20" fo:letter-spacing="0.0013in" style:text-scale="105%"/>
    </style:style>
    <style:style style:name="T2840" style:parent-style-name="Fonteparág.padrão" style:family="text">
      <style:text-properties fo:color="#231F20" fo:letter-spacing="0.002in" style:text-scale="105%"/>
    </style:style>
    <style:style style:name="T2841" style:parent-style-name="Fonteparág.padrão" style:family="text">
      <style:text-properties fo:color="#231F20" style:text-scale="105%"/>
    </style:style>
    <style:style style:name="T2842" style:parent-style-name="Fonteparág.padrão" style:family="text">
      <style:text-properties fo:color="#231F20" fo:letter-spacing="0.002in" style:text-scale="105%"/>
    </style:style>
    <style:style style:name="T2843" style:parent-style-name="Fonteparág.padrão" style:family="text">
      <style:text-properties fo:color="#231F20" fo:letter-spacing="0.0013in" style:text-scale="105%"/>
    </style:style>
    <style:style style:name="T2844" style:parent-style-name="Fonteparág.padrão" style:family="text">
      <style:text-properties fo:color="#231F20" fo:letter-spacing="0.002in" style:text-scale="105%"/>
    </style:style>
    <style:style style:name="T2845" style:parent-style-name="Fonteparág.padrão" style:family="text">
      <style:text-properties fo:color="#231F20" style:text-scale="105%"/>
    </style:style>
    <style:style style:name="T2846" style:parent-style-name="Fonteparág.padrão" style:family="text">
      <style:text-properties fo:color="#231F20" fo:letter-spacing="0.0027in" style:text-scale="105%"/>
    </style:style>
    <style:style style:name="T2847" style:parent-style-name="Fonteparág.padrão" style:family="text">
      <style:text-properties fo:color="#231F20" fo:letter-spacing="0.002in" style:text-scale="105%"/>
    </style:style>
    <style:style style:name="T2848" style:parent-style-name="Fonteparág.padrão" style:family="text">
      <style:text-properties fo:color="#231F20" style:text-scale="105%"/>
    </style:style>
    <style:style style:name="T2849" style:parent-style-name="Fonteparág.padrão" style:family="text">
      <style:text-properties fo:color="#231F20" fo:letter-spacing="0.002in" style:text-scale="105%"/>
    </style:style>
    <style:style style:name="T2850" style:parent-style-name="Fonteparág.padrão" style:family="text">
      <style:text-properties fo:color="#231F20" style:text-scale="105%"/>
    </style:style>
    <style:style style:name="T2851" style:parent-style-name="Fonteparág.padrão" style:family="text">
      <style:text-properties fo:color="#231F20" fo:letter-spacing="0.002in" style:text-scale="105%"/>
    </style:style>
    <style:style style:name="T2852" style:parent-style-name="Fonteparág.padrão" style:family="text">
      <style:text-properties fo:color="#231F20" style:text-scale="105%"/>
    </style:style>
    <style:style style:name="T2853" style:parent-style-name="Fonteparág.padrão" style:family="text">
      <style:text-properties fo:color="#231F20" fo:letter-spacing="0.002in" style:text-scale="105%"/>
    </style:style>
    <style:style style:name="T2854" style:parent-style-name="Fonteparág.padrão" style:family="text">
      <style:text-properties fo:color="#231F20" style:text-scale="105%"/>
    </style:style>
    <style:style style:name="T2855" style:parent-style-name="Fonteparág.padrão" style:family="text">
      <style:text-properties fo:color="#231F20" fo:letter-spacing="0.0013in" style:text-scale="105%"/>
    </style:style>
    <style:style style:name="T2856" style:parent-style-name="Fonteparág.padrão" style:family="text">
      <style:text-properties fo:color="#231F20" style:text-scale="105%"/>
    </style:style>
    <style:style style:name="T2857" style:parent-style-name="Fonteparág.padrão" style:family="text">
      <style:text-properties fo:color="#231F20" fo:letter-spacing="0.0027in" style:text-scale="105%"/>
    </style:style>
    <style:style style:name="T2858" style:parent-style-name="Fonteparág.padrão" style:family="text">
      <style:text-properties fo:color="#231F20" fo:letter-spacing="0.0013in" style:text-scale="105%"/>
    </style:style>
    <style:style style:name="T2859" style:parent-style-name="Fonteparág.padrão" style:family="text">
      <style:text-properties fo:color="#231F20" fo:letter-spacing="0.002in" style:text-scale="105%"/>
    </style:style>
    <style:style style:name="T2860" style:parent-style-name="Fonteparág.padrão" style:family="text">
      <style:text-properties fo:color="#231F20" fo:letter-spacing="0.0013in" style:text-scale="105%"/>
    </style:style>
    <style:style style:name="T2861" style:parent-style-name="Fonteparág.padrão" style:family="text">
      <style:text-properties fo:color="#231F20" style:text-scale="105%"/>
    </style:style>
    <style:style style:name="T2862" style:parent-style-name="Fonteparág.padrão" style:family="text">
      <style:text-properties fo:color="#231F20" fo:letter-spacing="0.002in" style:text-scale="105%"/>
    </style:style>
    <style:style style:name="T2863" style:parent-style-name="Fonteparág.padrão" style:family="text">
      <style:text-properties fo:color="#231F20" style:text-scale="105%"/>
    </style:style>
    <style:style style:name="T2864" style:parent-style-name="Fonteparág.padrão" style:family="text">
      <style:text-properties fo:color="#231F20" fo:letter-spacing="0.002in" style:text-scale="105%"/>
    </style:style>
    <style:style style:name="T2865" style:parent-style-name="Fonteparág.padrão" style:family="text">
      <style:text-properties fo:color="#231F20" style:text-scale="105%"/>
    </style:style>
    <style:style style:name="T2866" style:parent-style-name="Fonteparág.padrão" style:family="text">
      <style:text-properties fo:color="#231F20" fo:letter-spacing="0.002in" style:text-scale="105%"/>
    </style:style>
    <style:style style:name="T2867" style:parent-style-name="Fonteparág.padrão" style:family="text">
      <style:text-properties fo:color="#231F20" style:text-scale="105%"/>
    </style:style>
    <style:style style:name="T2868" style:parent-style-name="Fonteparág.padrão" style:family="text">
      <style:text-properties fo:color="#231F20" fo:letter-spacing="0.0013in" style:text-scale="105%"/>
    </style:style>
    <style:style style:name="T2869" style:parent-style-name="Fonteparág.padrão" style:family="text">
      <style:text-properties fo:color="#231F20" fo:letter-spacing="0.002in" style:text-scale="105%"/>
    </style:style>
    <style:style style:name="T2870" style:parent-style-name="Fonteparág.padrão" style:family="text">
      <style:text-properties fo:color="#231F20" style:text-scale="105%"/>
    </style:style>
    <style:style style:name="T2871" style:parent-style-name="Fonteparág.padrão" style:family="text">
      <style:text-properties fo:color="#231F20" fo:letter-spacing="0.002in" style:text-scale="105%"/>
    </style:style>
    <style:style style:name="T2872" style:parent-style-name="Fonteparág.padrão" style:family="text">
      <style:text-properties fo:color="#231F20" style:text-scale="105%"/>
    </style:style>
    <style:style style:name="T2873" style:parent-style-name="Fonteparág.padrão" style:family="text">
      <style:text-properties fo:color="#231F20" fo:letter-spacing="0.002in" style:text-scale="105%"/>
    </style:style>
    <style:style style:name="T2874" style:parent-style-name="Fonteparág.padrão" style:family="text">
      <style:text-properties fo:color="#231F20" fo:letter-spacing="0.0027in" style:text-scale="105%"/>
    </style:style>
    <style:style style:name="T2875" style:parent-style-name="Fonteparág.padrão" style:family="text">
      <style:text-properties fo:color="#231F20" fo:letter-spacing="0.002in" style:text-scale="105%"/>
    </style:style>
    <style:style style:name="T2876" style:parent-style-name="Fonteparág.padrão" style:family="text">
      <style:text-properties fo:color="#231F20" style:text-scale="105%"/>
    </style:style>
    <style:style style:name="T2877" style:parent-style-name="Fonteparág.padrão" style:family="text">
      <style:text-properties fo:color="#231F20" fo:letter-spacing="0.002in" style:text-scale="105%"/>
    </style:style>
    <style:style style:name="T2878" style:parent-style-name="Fonteparág.padrão" style:family="text">
      <style:text-properties fo:color="#231F20" fo:letter-spacing="0.0013in" style:text-scale="105%"/>
    </style:style>
    <style:style style:name="T2879" style:parent-style-name="Fonteparág.padrão" style:family="text">
      <style:text-properties fo:color="#231F20" style:text-scale="105%"/>
    </style:style>
    <style:style style:name="T2880" style:parent-style-name="Fonteparág.padrão" style:family="text">
      <style:text-properties fo:color="#231F20" fo:letter-spacing="0.002in" style:text-scale="105%"/>
    </style:style>
    <style:style style:name="T2881" style:parent-style-name="Fonteparág.padrão" style:family="text">
      <style:text-properties fo:color="#231F20" style:text-scale="105%"/>
    </style:style>
    <style:style style:name="T2882" style:parent-style-name="Fonteparág.padrão" style:family="text">
      <style:text-properties fo:color="#231F20" fo:letter-spacing="0.002in" style:text-scale="105%"/>
    </style:style>
    <style:style style:name="T2883" style:parent-style-name="Fonteparág.padrão" style:family="text">
      <style:text-properties fo:color="#231F20" style:text-scale="105%"/>
    </style:style>
    <style:style style:name="T2884" style:parent-style-name="Fonteparág.padrão" style:family="text">
      <style:text-properties fo:color="#231F20" fo:letter-spacing="0.002in" style:text-scale="105%"/>
    </style:style>
    <style:style style:name="T2885" style:parent-style-name="Fonteparág.padrão" style:family="text">
      <style:text-properties fo:color="#231F20" style:text-scale="105%"/>
    </style:style>
    <style:style style:name="T2886" style:parent-style-name="Fonteparág.padrão" style:family="text">
      <style:text-properties fo:color="#231F20" fo:letter-spacing="0.0027in" style:text-scale="105%"/>
    </style:style>
    <style:style style:name="T2887" style:parent-style-name="Fonteparág.padrão" style:family="text">
      <style:text-properties fo:color="#231F20" fo:letter-spacing="0.002in" style:text-scale="105%"/>
    </style:style>
    <style:style style:name="T2888" style:parent-style-name="Fonteparág.padrão" style:family="text">
      <style:text-properties fo:color="#231F20" style:text-scale="105%"/>
    </style:style>
    <style:style style:name="T2889" style:parent-style-name="Fonteparág.padrão" style:family="text">
      <style:text-properties fo:color="#231F20" fo:letter-spacing="0.002in" style:text-scale="105%"/>
    </style:style>
    <style:style style:name="T2890" style:parent-style-name="Fonteparág.padrão" style:family="text">
      <style:text-properties fo:color="#231F20" fo:letter-spacing="0.002in" style:text-scale="105%"/>
    </style:style>
    <style:style style:name="T2891" style:parent-style-name="Fonteparág.padrão" style:family="text">
      <style:text-properties fo:color="#231F20" style:text-scale="105%"/>
    </style:style>
    <style:style style:name="T2892" style:parent-style-name="Fonteparág.padrão" style:family="text">
      <style:text-properties fo:color="#231F20" fo:letter-spacing="0.002in" style:text-scale="105%"/>
    </style:style>
    <style:style style:name="T2893" style:parent-style-name="Fonteparág.padrão" style:family="text">
      <style:text-properties fo:color="#231F20" fo:letter-spacing="0.0013in" style:text-scale="105%"/>
    </style:style>
    <style:style style:name="T2894" style:parent-style-name="Fonteparág.padrão" style:family="text">
      <style:text-properties fo:color="#231F20" style:text-scale="105%"/>
    </style:style>
    <style:style style:name="T2895" style:parent-style-name="Fonteparág.padrão" style:family="text">
      <style:text-properties fo:color="#231F20" fo:letter-spacing="0.0013in" style:text-scale="105%"/>
    </style:style>
    <style:style style:name="T2896" style:parent-style-name="Fonteparág.padrão" style:family="text">
      <style:text-properties fo:color="#231F20" style:text-scale="105%"/>
    </style:style>
    <style:style style:name="T2897" style:parent-style-name="Fonteparág.padrão" style:family="text">
      <style:text-properties fo:color="#231F20" fo:letter-spacing="0.002in" style:text-scale="105%"/>
    </style:style>
    <style:style style:name="T2898" style:parent-style-name="Fonteparág.padrão" style:family="text">
      <style:text-properties fo:color="#231F20" fo:letter-spacing="0.0027in" style:text-scale="105%"/>
    </style:style>
    <style:style style:name="T2899" style:parent-style-name="Fonteparág.padrão" style:family="text">
      <style:text-properties fo:color="#231F20" fo:letter-spacing="0.002in" style:text-scale="105%"/>
    </style:style>
    <style:style style:name="T2900" style:parent-style-name="Fonteparág.padrão" style:family="text">
      <style:text-properties fo:color="#231F20" style:text-scale="105%"/>
    </style:style>
    <style:style style:name="T2901" style:parent-style-name="Fonteparág.padrão" style:family="text">
      <style:text-properties fo:color="#231F20" fo:letter-spacing="0.002in" style:text-scale="105%"/>
    </style:style>
    <style:style style:name="T2902" style:parent-style-name="Fonteparág.padrão" style:family="text">
      <style:text-properties fo:color="#231F20" style:text-scale="105%"/>
    </style:style>
    <style:style style:name="T2903" style:parent-style-name="Fonteparág.padrão" style:family="text">
      <style:text-properties fo:color="#231F20" fo:letter-spacing="0.002in" style:text-scale="105%"/>
    </style:style>
    <style:style style:name="T2904" style:parent-style-name="Fonteparág.padrão" style:family="text">
      <style:text-properties fo:color="#231F20" style:text-scale="105%"/>
    </style:style>
    <style:style style:name="T2905" style:parent-style-name="Fonteparág.padrão" style:family="text">
      <style:text-properties fo:color="#231F20" fo:letter-spacing="0.002in" style:text-scale="105%"/>
    </style:style>
    <style:style style:name="T2906" style:parent-style-name="Fonteparág.padrão" style:family="text">
      <style:text-properties fo:color="#231F20" style:text-scale="105%"/>
    </style:style>
    <style:style style:name="T2907" style:parent-style-name="Fonteparág.padrão" style:family="text">
      <style:text-properties fo:color="#231F20" fo:letter-spacing="0.002in" style:text-scale="105%"/>
    </style:style>
    <style:style style:name="T2908" style:parent-style-name="Fonteparág.padrão" style:family="text">
      <style:text-properties fo:color="#231F20" style:text-scale="105%"/>
    </style:style>
    <style:style style:name="T2909" style:parent-style-name="Fonteparág.padrão" style:family="text">
      <style:text-properties fo:color="#231F20" fo:letter-spacing="0.0027in" style:text-scale="105%"/>
    </style:style>
    <style:style style:name="T2910" style:parent-style-name="Fonteparág.padrão" style:family="text">
      <style:text-properties fo:color="#231F20" style:text-scale="105%"/>
    </style:style>
    <style:style style:name="T2911" style:parent-style-name="Fonteparág.padrão" style:family="text">
      <style:text-properties fo:color="#231F20" fo:letter-spacing="0.002in" style:text-scale="105%"/>
    </style:style>
    <style:style style:name="T2912" style:parent-style-name="Fonteparág.padrão" style:family="text">
      <style:text-properties fo:color="#231F20" style:text-scale="105%"/>
    </style:style>
    <style:style style:name="T2913" style:parent-style-name="Fonteparág.padrão" style:family="text">
      <style:text-properties fo:color="#231F20" fo:letter-spacing="0.002in" style:text-scale="105%"/>
    </style:style>
    <style:style style:name="T2914" style:parent-style-name="Fonteparág.padrão" style:family="text">
      <style:text-properties fo:color="#231F20" style:text-scale="105%"/>
    </style:style>
    <style:style style:name="T2915" style:parent-style-name="Fonteparág.padrão" style:family="text">
      <style:text-properties fo:color="#231F20" fo:letter-spacing="0.0013in" style:text-scale="105%"/>
    </style:style>
    <style:style style:name="T2916" style:parent-style-name="Fonteparág.padrão" style:family="text">
      <style:text-properties fo:color="#231F20" fo:letter-spacing="0.002in" style:text-scale="105%"/>
    </style:style>
    <style:style style:name="T2917" style:parent-style-name="Fonteparág.padrão" style:family="text">
      <style:text-properties fo:color="#231F20" fo:letter-spacing="0.002in" style:text-scale="105%"/>
    </style:style>
    <style:style style:name="T2918" style:parent-style-name="Fonteparág.padrão" style:family="text">
      <style:text-properties fo:color="#231F20" fo:letter-spacing="0.0027in" style:text-scale="105%"/>
    </style:style>
    <style:style style:name="T2919" style:parent-style-name="Fonteparág.padrão" style:family="text">
      <style:text-properties fo:color="#231F20" fo:letter-spacing="0.0013in" style:text-scale="105%"/>
    </style:style>
    <style:style style:name="T2920" style:parent-style-name="Fonteparág.padrão" style:family="text">
      <style:text-properties fo:color="#231F20" style:text-scale="105%"/>
    </style:style>
    <style:style style:name="T2921" style:parent-style-name="Fonteparág.padrão" style:family="text">
      <style:text-properties fo:color="#231F20" fo:letter-spacing="0.002in" style:text-scale="105%"/>
    </style:style>
    <style:style style:name="T2922" style:parent-style-name="Fonteparág.padrão" style:family="text">
      <style:text-properties fo:color="#231F20" style:text-scale="105%"/>
    </style:style>
    <style:style style:name="T2923" style:parent-style-name="Fonteparág.padrão" style:family="text">
      <style:text-properties fo:color="#231F20" fo:letter-spacing="0.002in" style:text-scale="105%"/>
    </style:style>
    <style:style style:name="T2924" style:parent-style-name="Fonteparág.padrão" style:family="text">
      <style:text-properties fo:color="#231F20" style:text-scale="105%"/>
    </style:style>
    <style:style style:name="T2925" style:parent-style-name="Fonteparág.padrão" style:family="text">
      <style:text-properties fo:color="#231F20" fo:letter-spacing="0.002in" style:text-scale="105%"/>
    </style:style>
    <style:style style:name="T2926" style:parent-style-name="Fonteparág.padrão" style:family="text">
      <style:text-properties fo:color="#231F20" style:text-scale="105%"/>
    </style:style>
    <style:style style:name="T2927" style:parent-style-name="Fonteparág.padrão" style:family="text">
      <style:text-properties fo:color="#231F20" fo:letter-spacing="0.002in" style:text-scale="105%"/>
    </style:style>
    <style:style style:name="T2928" style:parent-style-name="Fonteparág.padrão" style:family="text">
      <style:text-properties fo:color="#231F20" fo:letter-spacing="0.0027in" style:text-scale="105%"/>
    </style:style>
    <style:style style:name="T2929" style:parent-style-name="Fonteparág.padrão" style:family="text">
      <style:text-properties fo:color="#231F20" fo:letter-spacing="0.002in" style:text-scale="105%"/>
    </style:style>
    <style:style style:name="T2930" style:parent-style-name="Fonteparág.padrão" style:family="text">
      <style:text-properties fo:color="#231F20" style:text-scale="105%"/>
    </style:style>
    <style:style style:name="T2931" style:parent-style-name="Fonteparág.padrão" style:family="text">
      <style:text-properties fo:color="#231F20" fo:letter-spacing="0.002in" style:text-scale="105%"/>
    </style:style>
    <style:style style:name="T2932" style:parent-style-name="Fonteparág.padrão" style:family="text">
      <style:text-properties fo:color="#231F20" fo:letter-spacing="0.0013in" style:text-scale="105%"/>
    </style:style>
    <style:style style:name="T2933" style:parent-style-name="Fonteparág.padrão" style:family="text">
      <style:text-properties fo:color="#231F20" fo:letter-spacing="0.002in" style:text-scale="105%"/>
    </style:style>
    <style:style style:name="T2934" style:parent-style-name="Fonteparág.padrão" style:family="text">
      <style:text-properties fo:color="#231F20" style:text-scale="105%"/>
    </style:style>
    <style:style style:name="T2935" style:parent-style-name="Fonteparág.padrão" style:family="text">
      <style:text-properties fo:color="#231F20" fo:letter-spacing="0.002in" style:text-scale="105%"/>
    </style:style>
    <style:style style:name="T2936" style:parent-style-name="Fonteparág.padrão" style:family="text">
      <style:text-properties fo:color="#231F20" style:text-scale="105%"/>
    </style:style>
    <style:style style:name="T2937" style:parent-style-name="Fonteparág.padrão" style:family="text">
      <style:text-properties fo:color="#231F20" fo:letter-spacing="0.002in" style:text-scale="105%"/>
    </style:style>
    <style:style style:name="T2938" style:parent-style-name="Fonteparág.padrão" style:family="text">
      <style:text-properties fo:color="#231F20" fo:letter-spacing="0.0013in" style:text-scale="105%"/>
    </style:style>
    <style:style style:name="T2939" style:parent-style-name="Fonteparág.padrão" style:family="text">
      <style:text-properties fo:color="#231F20" fo:letter-spacing="0.002in" style:text-scale="105%"/>
    </style:style>
    <style:style style:name="T2940" style:parent-style-name="Fonteparág.padrão" style:family="text">
      <style:text-properties fo:color="#231F20" fo:letter-spacing="0.0027in" style:text-scale="105%"/>
    </style:style>
    <style:style style:name="T2941" style:parent-style-name="Fonteparág.padrão" style:family="text">
      <style:text-properties fo:color="#231F20" fo:letter-spacing="0.002in" style:text-scale="105%"/>
    </style:style>
    <style:style style:name="T2942" style:parent-style-name="Fonteparág.padrão" style:family="text">
      <style:text-properties fo:color="#231F20" style:text-scale="105%"/>
    </style:style>
    <style:style style:name="T2943" style:parent-style-name="Fonteparág.padrão" style:family="text">
      <style:text-properties fo:color="#231F20" fo:letter-spacing="0.002in" style:text-scale="105%"/>
    </style:style>
    <style:style style:name="T2944" style:parent-style-name="Fonteparág.padrão" style:family="text">
      <style:text-properties fo:color="#231F20" style:text-scale="105%"/>
    </style:style>
    <style:style style:name="T2945" style:parent-style-name="Fonteparág.padrão" style:family="text">
      <style:text-properties fo:color="#231F20" fo:letter-spacing="0.002in" style:text-scale="105%"/>
    </style:style>
    <style:style style:name="T2946" style:parent-style-name="Fonteparág.padrão" style:family="text">
      <style:text-properties fo:color="#231F20" style:text-scale="105%"/>
    </style:style>
    <style:style style:name="T2947" style:parent-style-name="Fonteparág.padrão" style:family="text">
      <style:text-properties fo:color="#231F20" fo:letter-spacing="0.0229in" style:text-scale="105%"/>
    </style:style>
    <style:style style:name="T2948" style:parent-style-name="Fonteparág.padrão" style:family="text">
      <style:text-properties fo:color="#231F20" fo:letter-spacing="0.0027in" style:text-scale="105%"/>
    </style:style>
    <style:style style:name="P2949" style:parent-style-name="Corpodetexto" style:family="paragraph">
      <style:paragraph-properties fo:text-align="justify" fo:margin-top="0.0763in" fo:line-height="117%" fo:margin-left="0.7895in" fo:margin-right="1.1763in">
        <style:tab-stops/>
      </style:paragraph-properties>
    </style:style>
    <style:style style:name="T2950" style:parent-style-name="Fonteparág.padrão" style:family="text">
      <style:text-properties fo:color="#231F20" style:text-scale="105%"/>
    </style:style>
    <style:style style:name="T2951" style:parent-style-name="Fonteparág.padrão" style:family="text">
      <style:text-properties fo:color="#231F20" fo:letter-spacing="0.0013in" style:text-scale="105%"/>
    </style:style>
    <style:style style:name="T2952" style:parent-style-name="Fonteparág.padrão" style:family="text">
      <style:text-properties fo:color="#231F20" fo:letter-spacing="0.002in" style:text-scale="105%"/>
    </style:style>
    <style:style style:name="T2953" style:parent-style-name="Fonteparág.padrão" style:family="text">
      <style:text-properties fo:color="#231F20" style:text-scale="105%"/>
    </style:style>
    <style:style style:name="T2954" style:parent-style-name="Fonteparág.padrão" style:family="text">
      <style:text-properties fo:color="#231F20" fo:letter-spacing="0.002in" style:text-scale="105%"/>
    </style:style>
    <style:style style:name="T2955" style:parent-style-name="Fonteparág.padrão" style:family="text">
      <style:text-properties fo:color="#231F20" style:text-scale="105%"/>
    </style:style>
    <style:style style:name="T2956" style:parent-style-name="Fonteparág.padrão" style:family="text">
      <style:text-properties fo:color="#231F20" fo:letter-spacing="0.002in" style:text-scale="105%"/>
    </style:style>
    <style:style style:name="T2957" style:parent-style-name="Fonteparág.padrão" style:family="text">
      <style:text-properties fo:color="#231F20" fo:letter-spacing="0.0013in" style:text-scale="105%"/>
    </style:style>
    <style:style style:name="T2958" style:parent-style-name="Fonteparág.padrão" style:family="text">
      <style:text-properties fo:color="#231F20" fo:letter-spacing="0.002in" style:text-scale="105%"/>
    </style:style>
    <style:style style:name="T2959" style:parent-style-name="Fonteparág.padrão" style:family="text">
      <style:text-properties fo:color="#231F20" style:text-scale="105%"/>
    </style:style>
    <style:style style:name="T2960" style:parent-style-name="Fonteparág.padrão" style:family="text">
      <style:text-properties fo:color="#231F20" fo:letter-spacing="0.002in" style:text-scale="105%"/>
    </style:style>
    <style:style style:name="T2961" style:parent-style-name="Fonteparág.padrão" style:family="text">
      <style:text-properties fo:color="#231F20" style:text-scale="105%"/>
    </style:style>
    <style:style style:name="T2962" style:parent-style-name="Fonteparág.padrão" style:family="text">
      <style:text-properties fo:color="#231F20" fo:letter-spacing="0.0013in" style:text-scale="105%"/>
    </style:style>
    <style:style style:name="T2963" style:parent-style-name="Fonteparág.padrão" style:family="text">
      <style:text-properties fo:color="#231F20" fo:letter-spacing="0.0027in" style:text-scale="105%"/>
    </style:style>
    <style:style style:name="T2964" style:parent-style-name="Fonteparág.padrão" style:family="text">
      <style:text-properties fo:color="#231F20" fo:letter-spacing="0.002in" style:text-scale="105%"/>
    </style:style>
    <style:style style:name="T2965" style:parent-style-name="Fonteparág.padrão" style:family="text">
      <style:text-properties fo:color="#231F20" fo:letter-spacing="0.0013in" style:text-scale="105%"/>
    </style:style>
    <style:style style:name="T2966" style:parent-style-name="Fonteparág.padrão" style:family="text">
      <style:text-properties fo:color="#231F20" fo:letter-spacing="0.002in" style:text-scale="105%"/>
    </style:style>
    <style:style style:name="T2967" style:parent-style-name="Fonteparág.padrão" style:family="text">
      <style:text-properties fo:color="#231F20" style:text-scale="105%"/>
    </style:style>
    <style:style style:name="T2968" style:parent-style-name="Fonteparág.padrão" style:family="text">
      <style:text-properties fo:color="#231F20" fo:letter-spacing="0.002in" style:text-scale="105%"/>
    </style:style>
    <style:style style:name="T2969" style:parent-style-name="Fonteparág.padrão" style:family="text">
      <style:text-properties fo:color="#231F20" style:text-scale="105%"/>
    </style:style>
    <style:style style:name="T2970" style:parent-style-name="Fonteparág.padrão" style:family="text">
      <style:text-properties fo:color="#231F20" fo:letter-spacing="0.002in" style:text-scale="105%"/>
    </style:style>
    <style:style style:name="T2971" style:parent-style-name="Fonteparág.padrão" style:family="text">
      <style:text-properties fo:color="#231F20" style:text-scale="105%"/>
    </style:style>
    <style:style style:name="T2972" style:parent-style-name="Fonteparág.padrão" style:family="text">
      <style:text-properties fo:color="#231F20" fo:letter-spacing="0.0013in" style:text-scale="105%"/>
    </style:style>
    <style:style style:name="T2973" style:parent-style-name="Fonteparág.padrão" style:family="text">
      <style:text-properties fo:color="#231F20" style:text-scale="105%"/>
    </style:style>
    <style:style style:name="T2974" style:parent-style-name="Fonteparág.padrão" style:family="text">
      <style:text-properties fo:color="#231F20" fo:letter-spacing="0.002in" style:text-scale="105%"/>
    </style:style>
    <style:style style:name="T2975" style:parent-style-name="Fonteparág.padrão" style:family="text">
      <style:text-properties fo:color="#231F20" fo:letter-spacing="0.0013in" style:text-scale="105%"/>
    </style:style>
    <style:style style:name="T2976" style:parent-style-name="Fonteparág.padrão" style:family="text">
      <style:text-properties fo:color="#231F20" style:text-scale="105%"/>
    </style:style>
    <style:style style:name="T2977" style:parent-style-name="Fonteparág.padrão" style:family="text">
      <style:text-properties fo:color="#231F20" fo:letter-spacing="0.002in" style:text-scale="105%"/>
    </style:style>
    <style:style style:name="T2978" style:parent-style-name="Fonteparág.padrão" style:family="text">
      <style:text-properties fo:color="#231F20" style:text-scale="105%"/>
    </style:style>
    <style:style style:name="T2979" style:parent-style-name="Fonteparág.padrão" style:family="text">
      <style:text-properties fo:color="#231F20" fo:letter-spacing="0.002in" style:text-scale="105%"/>
    </style:style>
    <style:style style:name="T2980" style:parent-style-name="Fonteparág.padrão" style:family="text">
      <style:text-properties fo:color="#231F20" fo:letter-spacing="0.0013in" style:text-scale="105%"/>
    </style:style>
    <style:style style:name="T2981" style:parent-style-name="Fonteparág.padrão" style:family="text">
      <style:text-properties fo:color="#231F20" style:text-scale="105%"/>
    </style:style>
    <style:style style:name="T2982" style:parent-style-name="Fonteparág.padrão" style:family="text">
      <style:text-properties fo:color="#231F20" fo:letter-spacing="0.002in" style:text-scale="105%"/>
    </style:style>
    <style:style style:name="T2983" style:parent-style-name="Fonteparág.padrão" style:family="text">
      <style:text-properties fo:color="#231F20" style:text-scale="105%"/>
    </style:style>
    <style:style style:name="T2984" style:parent-style-name="Fonteparág.padrão" style:family="text">
      <style:text-properties fo:color="#231F20" fo:letter-spacing="0.002in" style:text-scale="105%"/>
    </style:style>
    <style:style style:name="T2985" style:parent-style-name="Fonteparág.padrão" style:family="text">
      <style:text-properties fo:color="#231F20" fo:letter-spacing="0.002in" style:text-scale="105%"/>
    </style:style>
    <style:style style:name="T2986" style:parent-style-name="Fonteparág.padrão" style:family="text">
      <style:text-properties fo:color="#231F20" fo:letter-spacing="0.0013in" style:text-scale="105%"/>
    </style:style>
    <style:style style:name="T2987" style:parent-style-name="Fonteparág.padrão" style:family="text">
      <style:text-properties fo:color="#231F20" fo:letter-spacing="0.002in" style:text-scale="105%"/>
    </style:style>
    <style:style style:name="T2988" style:parent-style-name="Fonteparág.padrão" style:family="text">
      <style:text-properties fo:color="#231F20" fo:letter-spacing="0.0027in" style:text-scale="105%"/>
    </style:style>
    <style:style style:name="T2989" style:parent-style-name="Fonteparág.padrão" style:family="text">
      <style:text-properties fo:color="#231F20" fo:letter-spacing="0.002in" style:text-scale="105%"/>
    </style:style>
    <style:style style:name="T2990" style:parent-style-name="Fonteparág.padrão" style:family="text">
      <style:text-properties fo:color="#231F20" style:text-scale="105%"/>
    </style:style>
    <style:style style:name="T2991" style:parent-style-name="Fonteparág.padrão" style:family="text">
      <style:text-properties fo:color="#231F20" fo:letter-spacing="0.002in" style:text-scale="105%"/>
    </style:style>
    <style:style style:name="T2992" style:parent-style-name="Fonteparág.padrão" style:family="text">
      <style:text-properties fo:color="#231F20" fo:letter-spacing="0.0013in" style:text-scale="105%"/>
    </style:style>
    <style:style style:name="T2993" style:parent-style-name="Fonteparág.padrão" style:family="text">
      <style:text-properties fo:color="#231F20" fo:letter-spacing="0.002in" style:text-scale="105%"/>
    </style:style>
    <style:style style:name="T2994" style:parent-style-name="Fonteparág.padrão" style:family="text">
      <style:text-properties fo:color="#231F20" style:text-scale="105%"/>
    </style:style>
    <style:style style:name="T2995" style:parent-style-name="Fonteparág.padrão" style:family="text">
      <style:text-properties fo:color="#231F20" fo:letter-spacing="0.002in" style:text-scale="105%"/>
    </style:style>
    <style:style style:name="T2996" style:parent-style-name="Fonteparág.padrão" style:family="text">
      <style:text-properties fo:color="#231F20" style:text-scale="105%"/>
    </style:style>
    <style:style style:name="T2997" style:parent-style-name="Fonteparág.padrão" style:family="text">
      <style:text-properties fo:color="#231F20" fo:letter-spacing="0.002in" style:text-scale="105%"/>
    </style:style>
    <style:style style:name="T2998" style:parent-style-name="Fonteparág.padrão" style:family="text">
      <style:text-properties fo:color="#231F20" fo:letter-spacing="0.0013in" style:text-scale="105%"/>
    </style:style>
    <style:style style:name="T2999" style:parent-style-name="Fonteparág.padrão" style:family="text">
      <style:text-properties fo:color="#231F20" fo:letter-spacing="0.002in" style:text-scale="105%"/>
    </style:style>
    <style:style style:name="T3000" style:parent-style-name="Fonteparág.padrão" style:family="text">
      <style:text-properties fo:color="#231F20" fo:letter-spacing="0.0027in" style:text-scale="105%"/>
    </style:style>
    <style:style style:name="T3001" style:parent-style-name="Fonteparág.padrão" style:family="text">
      <style:text-properties fo:color="#231F20" fo:letter-spacing="0.002in" style:text-scale="105%"/>
    </style:style>
    <style:style style:name="T3002" style:parent-style-name="Fonteparág.padrão" style:family="text">
      <style:text-properties fo:color="#231F20" style:text-scale="105%"/>
    </style:style>
    <style:style style:name="T3003" style:parent-style-name="Fonteparág.padrão" style:family="text">
      <style:text-properties fo:color="#231F20" fo:letter-spacing="0.002in" style:text-scale="105%"/>
    </style:style>
    <style:style style:name="T3004" style:parent-style-name="Fonteparág.padrão" style:family="text">
      <style:text-properties fo:color="#231F20" fo:letter-spacing="0.0013in" style:text-scale="105%"/>
    </style:style>
    <style:style style:name="T3005" style:parent-style-name="Fonteparág.padrão" style:family="text">
      <style:text-properties fo:color="#231F20" fo:letter-spacing="0.002in" style:text-scale="105%"/>
    </style:style>
    <style:style style:name="T3006" style:parent-style-name="Fonteparág.padrão" style:family="text">
      <style:text-properties fo:color="#231F20" style:text-scale="105%"/>
    </style:style>
    <style:style style:name="T3007" style:parent-style-name="Fonteparág.padrão" style:family="text">
      <style:text-properties fo:color="#231F20" fo:letter-spacing="0.002in" style:text-scale="105%"/>
    </style:style>
    <style:style style:name="T3008" style:parent-style-name="Fonteparág.padrão" style:family="text">
      <style:text-properties fo:color="#231F20" style:text-scale="105%"/>
    </style:style>
    <style:style style:name="T3009" style:parent-style-name="Fonteparág.padrão" style:family="text">
      <style:text-properties fo:color="#231F20" fo:letter-spacing="0.002in" style:text-scale="105%"/>
    </style:style>
    <style:style style:name="T3010" style:parent-style-name="Fonteparág.padrão" style:family="text">
      <style:text-properties fo:color="#231F20" style:text-scale="105%"/>
    </style:style>
    <style:style style:name="T3011" style:parent-style-name="Fonteparág.padrão" style:family="text">
      <style:text-properties fo:color="#231F20" fo:letter-spacing="0.0013in" style:text-scale="105%"/>
    </style:style>
    <style:style style:name="T3012" style:parent-style-name="Fonteparág.padrão" style:family="text">
      <style:text-properties fo:color="#231F20" fo:letter-spacing="0.0027in" style:text-scale="105%"/>
    </style:style>
    <style:style style:name="T3013" style:parent-style-name="Fonteparág.padrão" style:family="text">
      <style:text-properties fo:color="#231F20" fo:letter-spacing="0.002in" style:text-scale="105%"/>
    </style:style>
    <style:style style:name="T3014" style:parent-style-name="Fonteparág.padrão" style:family="text">
      <style:text-properties fo:color="#231F20" style:text-scale="105%"/>
    </style:style>
    <style:style style:name="T3015" style:parent-style-name="Fonteparág.padrão" style:family="text">
      <style:text-properties fo:color="#231F20" fo:letter-spacing="0.002in" style:text-scale="105%"/>
    </style:style>
    <style:style style:name="T3016" style:parent-style-name="Fonteparág.padrão" style:family="text">
      <style:text-properties fo:color="#231F20" fo:letter-spacing="0.0013in" style:text-scale="105%"/>
    </style:style>
    <style:style style:name="T3017" style:parent-style-name="Fonteparág.padrão" style:family="text">
      <style:text-properties fo:color="#231F20" fo:letter-spacing="0.002in" style:text-scale="105%"/>
    </style:style>
    <style:style style:name="T3018" style:parent-style-name="Fonteparág.padrão" style:family="text">
      <style:text-properties fo:color="#231F20" style:text-scale="105%"/>
    </style:style>
    <style:style style:name="T3019" style:parent-style-name="Fonteparág.padrão" style:family="text">
      <style:text-properties fo:color="#231F20" fo:letter-spacing="0.002in" style:text-scale="105%"/>
    </style:style>
    <style:style style:name="T3020" style:parent-style-name="Fonteparág.padrão" style:family="text">
      <style:text-properties fo:color="#231F20" fo:letter-spacing="0.002in" style:text-scale="105%"/>
    </style:style>
    <style:style style:name="T3021" style:parent-style-name="Fonteparág.padrão" style:family="text">
      <style:text-properties fo:color="#231F20" style:text-scale="105%"/>
    </style:style>
    <style:style style:name="T3022" style:parent-style-name="Fonteparág.padrão" style:family="text">
      <style:text-properties fo:color="#231F20" fo:letter-spacing="0.0131in" style:text-scale="105%"/>
    </style:style>
    <style:style style:name="T3023" style:parent-style-name="Fonteparág.padrão" style:family="text">
      <style:text-properties fo:color="#231F20" fo:letter-spacing="0.0027in" style:text-scale="105%"/>
    </style:style>
    <style:style style:name="P3024" style:parent-style-name="Corpodetexto" style:family="paragraph">
      <style:paragraph-properties fo:text-align="justify" fo:margin-top="0.0743in" fo:line-height="117%" fo:margin-left="0.7895in" fo:margin-right="1.1756in">
        <style:tab-stops/>
      </style:paragraph-properties>
    </style:style>
    <style:style style:name="T3025" style:parent-style-name="Fonteparág.padrão" style:family="text">
      <style:text-properties fo:color="#231F20" fo:letter-spacing="0.002in" style:text-scale="105%"/>
    </style:style>
    <style:style style:name="T3026" style:parent-style-name="Fonteparág.padrão" style:family="text">
      <style:text-properties fo:color="#231F20" style:text-scale="105%"/>
    </style:style>
    <style:style style:name="T3027" style:parent-style-name="Fonteparág.padrão" style:family="text">
      <style:text-properties fo:color="#231F20" fo:letter-spacing="0.002in" style:text-scale="105%"/>
    </style:style>
    <style:style style:name="T3028" style:parent-style-name="Fonteparág.padrão" style:family="text">
      <style:text-properties fo:color="#231F20" style:text-scale="105%"/>
    </style:style>
    <style:style style:name="T3029" style:parent-style-name="Fonteparág.padrão" style:family="text">
      <style:text-properties fo:color="#231F20" fo:letter-spacing="0.002in" style:text-scale="105%"/>
    </style:style>
    <style:style style:name="T3030" style:parent-style-name="Fonteparág.padrão" style:family="text">
      <style:text-properties fo:color="#231F20" style:text-scale="105%"/>
    </style:style>
    <style:style style:name="T3031" style:parent-style-name="Fonteparág.padrão" style:family="text">
      <style:text-properties fo:color="#231F20" fo:letter-spacing="0.002in" style:text-scale="105%"/>
    </style:style>
    <style:style style:name="T3032" style:parent-style-name="Fonteparág.padrão" style:family="text">
      <style:text-properties fo:color="#231F20" fo:letter-spacing="0.0013in" style:text-scale="105%"/>
    </style:style>
    <style:style style:name="T3033" style:parent-style-name="Fonteparág.padrão" style:family="text">
      <style:text-properties fo:color="#231F20" fo:letter-spacing="0.002in" style:text-scale="105%"/>
    </style:style>
    <style:style style:name="T3034" style:parent-style-name="Fonteparág.padrão" style:family="text">
      <style:text-properties fo:color="#231F20" style:text-scale="105%"/>
    </style:style>
    <style:style style:name="T3035" style:parent-style-name="Fonteparág.padrão" style:family="text">
      <style:text-properties fo:color="#231F20" fo:letter-spacing="0.002in" style:text-scale="105%"/>
    </style:style>
    <style:style style:name="T3036" style:parent-style-name="Fonteparág.padrão" style:family="text">
      <style:text-properties fo:color="#231F20" fo:letter-spacing="0.0027in" style:text-scale="105%"/>
    </style:style>
    <style:style style:name="T3037" style:parent-style-name="Fonteparág.padrão" style:family="text">
      <style:text-properties fo:color="#231F20" fo:letter-spacing="0.002in" style:text-scale="105%"/>
    </style:style>
    <style:style style:name="T3038" style:parent-style-name="Fonteparág.padrão" style:family="text">
      <style:text-properties fo:color="#231F20" style:text-scale="105%"/>
    </style:style>
    <style:style style:name="T3039" style:parent-style-name="Fonteparág.padrão" style:family="text">
      <style:text-properties fo:color="#231F20" fo:letter-spacing="0.002in" style:text-scale="105%"/>
    </style:style>
    <style:style style:name="T3040" style:parent-style-name="Fonteparág.padrão" style:family="text">
      <style:text-properties fo:color="#231F20" fo:letter-spacing="0.0013in" style:text-scale="105%"/>
    </style:style>
    <style:style style:name="T3041" style:parent-style-name="Fonteparág.padrão" style:family="text">
      <style:text-properties fo:color="#231F20" fo:letter-spacing="0.002in" style:text-scale="105%"/>
    </style:style>
    <style:style style:name="T3042" style:parent-style-name="Fonteparág.padrão" style:family="text">
      <style:text-properties fo:color="#231F20" fo:letter-spacing="0.0013in" style:text-scale="105%"/>
    </style:style>
    <style:style style:name="T3043" style:parent-style-name="Fonteparág.padrão" style:family="text">
      <style:text-properties fo:color="#231F20" fo:letter-spacing="0.002in" style:text-scale="105%"/>
    </style:style>
    <style:style style:name="T3044" style:parent-style-name="Fonteparág.padrão" style:family="text">
      <style:text-properties fo:color="#231F20" style:text-scale="105%"/>
    </style:style>
    <style:style style:name="T3045" style:parent-style-name="Fonteparág.padrão" style:family="text">
      <style:text-properties fo:color="#231F20" fo:letter-spacing="0.002in" style:text-scale="105%"/>
    </style:style>
    <style:style style:name="T3046" style:parent-style-name="Fonteparág.padrão" style:family="text">
      <style:text-properties fo:color="#231F20" fo:letter-spacing="0.0027in" style:text-scale="105%"/>
    </style:style>
    <style:style style:name="T3047" style:parent-style-name="Fonteparág.padrão" style:family="text">
      <style:text-properties fo:color="#231F20" fo:letter-spacing="0.0013in" style:text-scale="105%"/>
    </style:style>
    <style:style style:name="T3048" style:parent-style-name="Fonteparág.padrão" style:family="text">
      <style:text-properties fo:color="#231F20" fo:letter-spacing="0.002in" style:text-scale="105%"/>
    </style:style>
    <style:style style:name="T3049" style:parent-style-name="Fonteparág.padrão" style:family="text">
      <style:text-properties fo:color="#231F20" style:text-scale="105%"/>
    </style:style>
    <style:style style:name="T3050" style:parent-style-name="Fonteparág.padrão" style:family="text">
      <style:text-properties fo:color="#231F20" fo:letter-spacing="0.002in" style:text-scale="105%"/>
    </style:style>
    <style:style style:name="T3051" style:parent-style-name="Fonteparág.padrão" style:family="text">
      <style:text-properties fo:color="#231F20" fo:letter-spacing="0.0333in" style:text-scale="105%"/>
    </style:style>
    <style:style style:name="T3052" style:parent-style-name="Fonteparág.padrão" style:family="text">
      <style:text-properties fo:color="#231F20" fo:letter-spacing="0.0013in" style:text-scale="105%"/>
    </style:style>
    <style:style style:name="T3053" style:parent-style-name="Fonteparág.padrão" style:family="text">
      <style:text-properties fo:color="#231F20" fo:letter-spacing="0.002in" style:text-scale="105%"/>
    </style:style>
    <style:style style:name="T3054" style:parent-style-name="Fonteparág.padrão" style:family="text">
      <style:text-properties fo:color="#231F20" fo:letter-spacing="0.0013in" style:text-scale="105%"/>
    </style:style>
    <style:style style:name="T3055" style:parent-style-name="Fonteparág.padrão" style:family="text">
      <style:text-properties fo:color="#231F20" fo:letter-spacing="0.002in" style:text-scale="105%"/>
    </style:style>
    <style:style style:name="T3056" style:parent-style-name="Fonteparág.padrão" style:family="text">
      <style:text-properties fo:color="#231F20" style:text-scale="105%"/>
    </style:style>
    <style:style style:name="T3057" style:parent-style-name="Fonteparág.padrão" style:family="text">
      <style:text-properties fo:color="#231F20" fo:letter-spacing="0.002in" style:text-scale="105%"/>
    </style:style>
    <style:style style:name="T3058" style:parent-style-name="Fonteparág.padrão" style:family="text">
      <style:text-properties fo:color="#231F20" style:text-scale="105%"/>
    </style:style>
    <style:style style:name="T3059" style:parent-style-name="Fonteparág.padrão" style:family="text">
      <style:text-properties fo:color="#231F20" fo:letter-spacing="0.002in" style:text-scale="105%"/>
    </style:style>
    <style:style style:name="T3060" style:parent-style-name="Fonteparág.padrão" style:family="text">
      <style:text-properties fo:color="#231F20" fo:letter-spacing="0.0013in" style:text-scale="105%"/>
    </style:style>
    <style:style style:name="T3061" style:parent-style-name="Fonteparág.padrão" style:family="text">
      <style:text-properties fo:color="#231F20" fo:letter-spacing="0.002in" style:text-scale="105%"/>
    </style:style>
    <style:style style:name="T3062" style:parent-style-name="Fonteparág.padrão" style:family="text">
      <style:text-properties fo:color="#231F20" style:text-scale="105%"/>
    </style:style>
    <style:style style:name="T3063" style:parent-style-name="Fonteparág.padrão" style:family="text">
      <style:text-properties fo:color="#231F20" fo:letter-spacing="0.0027in" style:text-scale="105%"/>
    </style:style>
    <style:style style:name="T3064" style:parent-style-name="Fonteparág.padrão" style:family="text">
      <style:text-properties fo:color="#231F20" fo:letter-spacing="0.002in" style:text-scale="105%"/>
    </style:style>
    <style:style style:name="T3065" style:parent-style-name="Fonteparág.padrão" style:family="text">
      <style:text-properties fo:color="#231F20" style:text-scale="105%"/>
    </style:style>
    <style:style style:name="T3066" style:parent-style-name="Fonteparág.padrão" style:family="text">
      <style:text-properties fo:color="#231F20" fo:letter-spacing="0.002in" style:text-scale="105%"/>
    </style:style>
    <style:style style:name="T3067" style:parent-style-name="Fonteparág.padrão" style:family="text">
      <style:text-properties fo:color="#231F20" fo:letter-spacing="0.0013in" style:text-scale="105%"/>
    </style:style>
    <style:style style:name="T3068" style:parent-style-name="Fonteparág.padrão" style:family="text">
      <style:text-properties fo:color="#231F20" style:text-scale="105%"/>
    </style:style>
    <style:style style:name="T3069" style:parent-style-name="Fonteparág.padrão" style:family="text">
      <style:text-properties fo:color="#231F20" fo:letter-spacing="0.002in" style:text-scale="105%"/>
    </style:style>
    <style:style style:name="T3070" style:parent-style-name="Fonteparág.padrão" style:family="text">
      <style:text-properties fo:color="#231F20" style:text-scale="105%"/>
    </style:style>
    <style:style style:name="T3071" style:parent-style-name="Fonteparág.padrão" style:family="text">
      <style:text-properties fo:color="#231F20" fo:letter-spacing="0.002in" style:text-scale="105%"/>
    </style:style>
    <style:style style:name="T3072" style:parent-style-name="Fonteparág.padrão" style:family="text">
      <style:text-properties fo:color="#231F20" style:text-scale="105%"/>
    </style:style>
    <style:style style:name="T3073" style:parent-style-name="Fonteparág.padrão" style:family="text">
      <style:text-properties fo:color="#231F20" fo:letter-spacing="0.002in" style:text-scale="105%"/>
    </style:style>
    <style:style style:name="T3074" style:parent-style-name="Fonteparág.padrão" style:family="text">
      <style:text-properties fo:color="#231F20" style:text-scale="105%"/>
    </style:style>
    <style:style style:name="T3075" style:parent-style-name="Fonteparág.padrão" style:family="text">
      <style:text-properties fo:color="#231F20" fo:letter-spacing="0.002in" style:text-scale="105%"/>
    </style:style>
    <style:style style:name="T3076" style:parent-style-name="Fonteparág.padrão" style:family="text">
      <style:text-properties fo:color="#231F20" fo:letter-spacing="0.002in" style:text-scale="105%"/>
    </style:style>
    <style:style style:name="T3077" style:parent-style-name="Fonteparág.padrão" style:family="text">
      <style:text-properties fo:color="#231F20" style:text-scale="105%"/>
    </style:style>
    <style:style style:name="T3078" style:parent-style-name="Fonteparág.padrão" style:family="text">
      <style:text-properties fo:color="#231F20" fo:letter-spacing="0.002in" style:text-scale="105%"/>
    </style:style>
    <style:style style:name="T3079" style:parent-style-name="Fonteparág.padrão" style:family="text">
      <style:text-properties fo:color="#231F20" style:text-scale="105%"/>
    </style:style>
    <style:style style:name="T3080" style:parent-style-name="Fonteparág.padrão" style:family="text">
      <style:text-properties fo:color="#231F20" fo:letter-spacing="0.002in" style:text-scale="105%"/>
    </style:style>
    <style:style style:name="T3081" style:parent-style-name="Fonteparág.padrão" style:family="text">
      <style:text-properties fo:color="#231F20" fo:letter-spacing="0.0013in" style:text-scale="105%"/>
    </style:style>
    <style:style style:name="T3082" style:parent-style-name="Fonteparág.padrão" style:family="text">
      <style:text-properties fo:color="#231F20" style:text-scale="105%"/>
    </style:style>
    <style:style style:name="T3083" style:parent-style-name="Fonteparág.padrão" style:family="text">
      <style:text-properties fo:color="#231F20" fo:letter-spacing="0.0027in" style:text-scale="105%"/>
    </style:style>
    <style:style style:name="T3084" style:parent-style-name="Fonteparág.padrão" style:family="text">
      <style:text-properties fo:color="#231F20" fo:letter-spacing="0.002in" style:text-scale="105%"/>
    </style:style>
    <style:style style:name="T3085" style:parent-style-name="Fonteparág.padrão" style:family="text">
      <style:text-properties fo:color="#231F20" style:text-scale="105%"/>
    </style:style>
    <style:style style:name="T3086" style:parent-style-name="Fonteparág.padrão" style:family="text">
      <style:text-properties fo:color="#231F20" fo:letter-spacing="0.002in" style:text-scale="105%"/>
    </style:style>
    <style:style style:name="T3087" style:parent-style-name="Fonteparág.padrão" style:family="text">
      <style:text-properties fo:color="#231F20" style:text-scale="105%"/>
    </style:style>
    <style:style style:name="T3088" style:parent-style-name="Fonteparág.padrão" style:family="text">
      <style:text-properties fo:color="#231F20" fo:letter-spacing="0.002in" style:text-scale="105%"/>
    </style:style>
    <style:style style:name="T3089" style:parent-style-name="Fonteparág.padrão" style:family="text">
      <style:text-properties fo:color="#231F20" style:text-scale="105%"/>
    </style:style>
    <style:style style:name="T3090" style:parent-style-name="Fonteparág.padrão" style:family="text">
      <style:text-properties fo:color="#231F20" fo:letter-spacing="0.002in" style:text-scale="105%"/>
    </style:style>
    <style:style style:name="T3091" style:parent-style-name="Fonteparág.padrão" style:family="text">
      <style:text-properties fo:color="#231F20" fo:letter-spacing="0.0013in" style:text-scale="105%"/>
    </style:style>
    <style:style style:name="T3092" style:parent-style-name="Fonteparág.padrão" style:family="text">
      <style:text-properties fo:color="#231F20" style:text-scale="105%"/>
    </style:style>
    <style:style style:name="T3093" style:parent-style-name="Fonteparág.padrão" style:family="text">
      <style:text-properties fo:color="#231F20" fo:letter-spacing="0.002in" style:text-scale="105%"/>
    </style:style>
    <style:style style:name="T3094" style:parent-style-name="Fonteparág.padrão" style:family="text">
      <style:text-properties fo:color="#231F20" fo:letter-spacing="0.0027in" style:text-scale="105%"/>
    </style:style>
    <style:style style:name="T3095" style:parent-style-name="Fonteparág.padrão" style:family="text">
      <style:text-properties fo:color="#231F20" fo:letter-spacing="0.002in" style:text-scale="105%"/>
    </style:style>
    <style:style style:name="T3096" style:parent-style-name="Fonteparág.padrão" style:family="text">
      <style:text-properties fo:color="#231F20" style:text-scale="105%"/>
    </style:style>
    <style:style style:name="T3097" style:parent-style-name="Fonteparág.padrão" style:family="text">
      <style:text-properties fo:color="#231F20" fo:letter-spacing="0.002in" style:text-scale="105%"/>
    </style:style>
    <style:style style:name="T3098" style:parent-style-name="Fonteparág.padrão" style:family="text">
      <style:text-properties fo:color="#231F20" fo:letter-spacing="0.0013in" style:text-scale="105%"/>
    </style:style>
    <style:style style:name="T3099" style:parent-style-name="Fonteparág.padrão" style:family="text">
      <style:text-properties fo:color="#231F20" style:text-scale="105%"/>
    </style:style>
    <style:style style:name="T3100" style:parent-style-name="Fonteparág.padrão" style:family="text">
      <style:text-properties fo:color="#231F20" fo:letter-spacing="0.002in" style:text-scale="105%"/>
    </style:style>
    <style:style style:name="T3101" style:parent-style-name="Fonteparág.padrão" style:family="text">
      <style:text-properties fo:color="#231F20" style:text-scale="105%"/>
    </style:style>
    <style:style style:name="T3102" style:parent-style-name="Fonteparág.padrão" style:family="text">
      <style:text-properties fo:color="#231F20" fo:letter-spacing="0.002in" style:text-scale="105%"/>
    </style:style>
    <style:style style:name="T3103" style:parent-style-name="Fonteparág.padrão" style:family="text">
      <style:text-properties fo:color="#231F20" style:text-scale="105%"/>
    </style:style>
    <style:style style:name="T3104" style:parent-style-name="Fonteparág.padrão" style:family="text">
      <style:text-properties fo:color="#231F20" fo:letter-spacing="0.0027in" style:text-scale="105%"/>
    </style:style>
    <style:style style:name="T3105" style:parent-style-name="Fonteparág.padrão" style:family="text">
      <style:text-properties fo:color="#231F20" style:text-scale="105%"/>
    </style:style>
    <style:style style:name="T3106" style:parent-style-name="Fonteparág.padrão" style:family="text">
      <style:text-properties fo:color="#231F20" fo:letter-spacing="0.0104in" style:text-scale="105%"/>
    </style:style>
    <style:style style:name="T3107" style:parent-style-name="Fonteparág.padrão" style:family="text">
      <style:text-properties fo:color="#231F20" fo:letter-spacing="0.0027in" style:text-scale="105%"/>
    </style:style>
    <style:style style:name="P3108" style:parent-style-name="Corpodetexto" style:family="paragraph">
      <style:paragraph-properties fo:text-align="justify" fo:margin-top="0.075in" fo:line-height="117%" fo:margin-left="0.7895in" fo:margin-right="1.1763in">
        <style:tab-stops/>
      </style:paragraph-properties>
    </style:style>
    <style:style style:name="T3109" style:parent-style-name="Fonteparág.padrão" style:family="text">
      <style:text-properties fo:color="#231F20" style:text-scale="105%"/>
    </style:style>
    <style:style style:name="T3110" style:parent-style-name="Fonteparág.padrão" style:family="text">
      <style:text-properties fo:color="#231F20" fo:letter-spacing="0.002in" style:text-scale="105%"/>
    </style:style>
    <style:style style:name="T3111" style:parent-style-name="Fonteparág.padrão" style:family="text">
      <style:text-properties fo:color="#231F20" style:text-scale="105%"/>
    </style:style>
    <style:style style:name="T3112" style:parent-style-name="Fonteparág.padrão" style:family="text">
      <style:text-properties fo:color="#231F20" fo:letter-spacing="0.002in" style:text-scale="105%"/>
    </style:style>
    <style:style style:name="T3113" style:parent-style-name="Fonteparág.padrão" style:family="text">
      <style:text-properties fo:color="#231F20" style:text-scale="105%"/>
    </style:style>
    <style:style style:name="T3114" style:parent-style-name="Fonteparág.padrão" style:family="text">
      <style:text-properties fo:color="#231F20" fo:letter-spacing="0.002in" style:text-scale="105%"/>
    </style:style>
    <style:style style:name="T3115" style:parent-style-name="Fonteparág.padrão" style:family="text">
      <style:text-properties fo:color="#231F20" fo:letter-spacing="0.0013in" style:text-scale="105%"/>
    </style:style>
    <style:style style:name="T3116" style:parent-style-name="Fonteparág.padrão" style:family="text">
      <style:text-properties fo:color="#231F20" style:text-scale="105%"/>
    </style:style>
    <style:style style:name="T3117" style:parent-style-name="Fonteparág.padrão" style:family="text">
      <style:text-properties fo:color="#231F20" fo:letter-spacing="0.002in" style:text-scale="105%"/>
    </style:style>
    <style:style style:name="T3118" style:parent-style-name="Fonteparág.padrão" style:family="text">
      <style:text-properties fo:color="#231F20" fo:letter-spacing="0.0013in" style:text-scale="105%"/>
    </style:style>
    <style:style style:name="T3119" style:parent-style-name="Fonteparág.padrão" style:family="text">
      <style:text-properties fo:color="#231F20" fo:letter-spacing="0.002in" style:text-scale="105%"/>
    </style:style>
    <style:style style:name="T3120" style:parent-style-name="Fonteparág.padrão" style:family="text">
      <style:text-properties fo:color="#231F20" style:text-scale="105%"/>
    </style:style>
    <style:style style:name="T3121" style:parent-style-name="Fonteparág.padrão" style:family="text">
      <style:text-properties fo:color="#231F20" fo:letter-spacing="0.0027in" style:text-scale="105%"/>
    </style:style>
    <style:style style:name="T3122" style:parent-style-name="Fonteparág.padrão" style:family="text">
      <style:text-properties fo:color="#231F20" style:text-scale="105%"/>
    </style:style>
    <style:style style:name="T3123" style:parent-style-name="Fonteparág.padrão" style:family="text">
      <style:text-properties fo:color="#231F20" fo:letter-spacing="0.002in" style:text-scale="105%"/>
    </style:style>
    <style:style style:name="T3124" style:parent-style-name="Fonteparág.padrão" style:family="text">
      <style:text-properties fo:color="#231F20" fo:letter-spacing="0.0013in" style:text-scale="105%"/>
    </style:style>
    <style:style style:name="T3125" style:parent-style-name="Fonteparág.padrão" style:family="text">
      <style:text-properties fo:color="#231F20" fo:letter-spacing="0.002in" style:text-scale="105%"/>
    </style:style>
    <style:style style:name="T3126" style:parent-style-name="Fonteparág.padrão" style:family="text">
      <style:text-properties fo:color="#231F20" style:text-scale="105%"/>
    </style:style>
    <style:style style:name="T3127" style:parent-style-name="Fonteparág.padrão" style:family="text">
      <style:text-properties fo:color="#231F20" fo:letter-spacing="0.002in" style:text-scale="105%"/>
    </style:style>
    <style:style style:name="T3128" style:parent-style-name="Fonteparág.padrão" style:family="text">
      <style:text-properties fo:color="#231F20" style:text-scale="105%"/>
    </style:style>
    <style:style style:name="T3129" style:parent-style-name="Fonteparág.padrão" style:family="text">
      <style:text-properties fo:color="#231F20" fo:letter-spacing="0.002in" style:text-scale="105%"/>
    </style:style>
    <style:style style:name="T3130" style:parent-style-name="Fonteparág.padrão" style:family="text">
      <style:text-properties fo:color="#231F20" fo:letter-spacing="0.0013in" style:text-scale="105%"/>
    </style:style>
    <style:style style:name="T3131" style:parent-style-name="Fonteparág.padrão" style:family="text">
      <style:text-properties fo:color="#231F20" fo:letter-spacing="0.002in" style:text-scale="105%"/>
    </style:style>
    <style:style style:name="T3132" style:parent-style-name="Fonteparág.padrão" style:family="text">
      <style:text-properties fo:color="#231F20" style:text-scale="105%"/>
    </style:style>
    <style:style style:name="T3133" style:parent-style-name="Fonteparág.padrão" style:family="text">
      <style:text-properties fo:color="#231F20" fo:letter-spacing="0.002in" style:text-scale="105%"/>
    </style:style>
    <style:style style:name="T3134" style:parent-style-name="Fonteparág.padrão" style:family="text">
      <style:text-properties fo:color="#231F20" fo:letter-spacing="0.0013in" style:text-scale="105%"/>
    </style:style>
    <style:style style:name="T3135" style:parent-style-name="Fonteparág.padrão" style:family="text">
      <style:text-properties fo:color="#231F20" fo:letter-spacing="0.002in" style:text-scale="105%"/>
    </style:style>
    <style:style style:name="T3136" style:parent-style-name="Fonteparág.padrão" style:family="text">
      <style:text-properties fo:color="#231F20" style:text-scale="105%"/>
    </style:style>
    <style:style style:name="T3137" style:parent-style-name="Fonteparág.padrão" style:family="text">
      <style:text-properties fo:color="#231F20" fo:letter-spacing="0.002in" style:text-scale="105%"/>
    </style:style>
    <style:style style:name="T3138" style:parent-style-name="Fonteparág.padrão" style:family="text">
      <style:text-properties fo:color="#231F20" style:text-scale="105%"/>
    </style:style>
    <style:style style:name="T3139" style:parent-style-name="Fonteparág.padrão" style:family="text">
      <style:text-properties fo:color="#231F20" fo:letter-spacing="0.002in" style:text-scale="105%"/>
    </style:style>
    <style:style style:name="T3140" style:parent-style-name="Fonteparág.padrão" style:family="text">
      <style:text-properties fo:color="#231F20" style:text-scale="105%"/>
    </style:style>
    <style:style style:name="T3141" style:parent-style-name="Fonteparág.padrão" style:family="text">
      <style:text-properties fo:color="#231F20" fo:letter-spacing="0.002in" style:text-scale="105%"/>
    </style:style>
    <style:style style:name="T3142" style:parent-style-name="Fonteparág.padrão" style:family="text">
      <style:text-properties fo:color="#231F20" fo:letter-spacing="0.002in" style:text-scale="105%"/>
    </style:style>
    <style:style style:name="T3143" style:parent-style-name="Fonteparág.padrão" style:family="text">
      <style:text-properties fo:color="#231F20" fo:letter-spacing="0.0013in" style:text-scale="105%"/>
    </style:style>
    <style:style style:name="T3144" style:parent-style-name="Fonteparág.padrão" style:family="text">
      <style:text-properties fo:color="#231F20" style:text-scale="105%"/>
    </style:style>
    <style:style style:name="T3145" style:parent-style-name="Fonteparág.padrão" style:family="text">
      <style:text-properties fo:color="#231F20" fo:letter-spacing="0.002in" style:text-scale="105%"/>
    </style:style>
    <style:style style:name="T3146" style:parent-style-name="Fonteparág.padrão" style:family="text">
      <style:text-properties fo:color="#231F20" style:text-scale="105%"/>
    </style:style>
    <style:style style:name="T3147" style:parent-style-name="Fonteparág.padrão" style:family="text">
      <style:text-properties fo:color="#231F20" fo:letter-spacing="0.0027in" style:text-scale="105%"/>
    </style:style>
    <style:style style:name="T3148" style:parent-style-name="Fonteparág.padrão" style:family="text">
      <style:text-properties fo:color="#231F20" fo:letter-spacing="0.0013in" style:text-scale="105%"/>
    </style:style>
    <style:style style:name="T3149" style:parent-style-name="Fonteparág.padrão" style:family="text">
      <style:text-properties fo:color="#231F20" fo:letter-spacing="0.002in" style:text-scale="105%"/>
    </style:style>
    <style:style style:name="T3150" style:parent-style-name="Fonteparág.padrão" style:family="text">
      <style:text-properties fo:color="#231F20" style:text-scale="105%"/>
    </style:style>
    <style:style style:name="T3151" style:parent-style-name="Fonteparág.padrão" style:family="text">
      <style:text-properties fo:color="#231F20" fo:letter-spacing="0.002in" style:text-scale="105%"/>
    </style:style>
    <style:style style:name="T3152" style:parent-style-name="Fonteparág.padrão" style:family="text">
      <style:text-properties fo:color="#231F20" fo:letter-spacing="0.0013in" style:text-scale="105%"/>
    </style:style>
    <style:style style:name="T3153" style:parent-style-name="Fonteparág.padrão" style:family="text">
      <style:text-properties fo:color="#231F20" fo:letter-spacing="0.002in" style:text-scale="105%"/>
    </style:style>
    <style:style style:name="T3154" style:parent-style-name="Fonteparág.padrão" style:family="text">
      <style:text-properties fo:color="#231F20" fo:letter-spacing="0.0013in" style:text-scale="105%"/>
    </style:style>
    <style:style style:name="T3155" style:parent-style-name="Fonteparág.padrão" style:family="text">
      <style:text-properties fo:color="#231F20" style:text-scale="105%"/>
    </style:style>
    <style:style style:name="T3156" style:parent-style-name="Fonteparág.padrão" style:family="text">
      <style:text-properties fo:color="#231F20" fo:letter-spacing="0.002in" style:text-scale="105%"/>
    </style:style>
    <style:style style:name="T3157" style:parent-style-name="Fonteparág.padrão" style:family="text">
      <style:text-properties fo:color="#231F20" style:text-scale="105%"/>
    </style:style>
    <style:style style:name="T3158" style:parent-style-name="Fonteparág.padrão" style:family="text">
      <style:text-properties fo:color="#231F20" fo:letter-spacing="0.002in" style:text-scale="105%"/>
    </style:style>
    <style:style style:name="T3159" style:parent-style-name="Fonteparág.padrão" style:family="text">
      <style:text-properties fo:color="#231F20" fo:letter-spacing="0.0013in" style:text-scale="105%"/>
    </style:style>
    <style:style style:name="T3160" style:parent-style-name="Fonteparág.padrão" style:family="text">
      <style:text-properties fo:color="#231F20" fo:letter-spacing="0.002in" style:text-scale="105%"/>
    </style:style>
    <style:style style:name="T3161" style:parent-style-name="Fonteparág.padrão" style:family="text">
      <style:text-properties fo:color="#231F20" style:text-scale="105%"/>
    </style:style>
    <style:style style:name="T3162" style:parent-style-name="Fonteparág.padrão" style:family="text">
      <style:text-properties fo:color="#231F20" fo:letter-spacing="0.002in" style:text-scale="105%"/>
    </style:style>
    <style:style style:name="T3163" style:parent-style-name="Fonteparág.padrão" style:family="text">
      <style:text-properties fo:color="#231F20" fo:letter-spacing="0.0013in" style:text-scale="105%"/>
    </style:style>
    <style:style style:name="T3164" style:parent-style-name="Fonteparág.padrão" style:family="text">
      <style:text-properties fo:color="#231F20" style:text-scale="105%"/>
    </style:style>
    <style:style style:name="T3165" style:parent-style-name="Fonteparág.padrão" style:family="text">
      <style:text-properties fo:color="#231F20" fo:letter-spacing="0.002in" style:text-scale="105%"/>
    </style:style>
    <style:style style:name="T3166" style:parent-style-name="Fonteparág.padrão" style:family="text">
      <style:text-properties fo:color="#231F20" style:text-scale="105%"/>
    </style:style>
    <style:style style:name="T3167" style:parent-style-name="Fonteparág.padrão" style:family="text">
      <style:text-properties fo:color="#231F20" fo:letter-spacing="0.002in" style:text-scale="105%"/>
    </style:style>
    <style:style style:name="T3168" style:parent-style-name="Fonteparág.padrão" style:family="text">
      <style:text-properties fo:color="#231F20" style:text-scale="105%"/>
    </style:style>
    <style:style style:name="T3169" style:parent-style-name="Fonteparág.padrão" style:family="text">
      <style:text-properties fo:color="#231F20" fo:letter-spacing="0.002in" style:text-scale="105%"/>
    </style:style>
    <style:style style:name="T3170" style:parent-style-name="Fonteparág.padrão" style:family="text">
      <style:text-properties fo:color="#231F20" fo:letter-spacing="0.0013in" style:text-scale="105%"/>
    </style:style>
    <style:style style:name="T3171" style:parent-style-name="Fonteparág.padrão" style:family="text">
      <style:text-properties fo:color="#231F20" style:text-scale="105%"/>
    </style:style>
    <style:style style:name="T3172" style:parent-style-name="Fonteparág.padrão" style:family="text">
      <style:text-properties fo:color="#231F20" fo:letter-spacing="0.0027in" style:text-scale="105%"/>
    </style:style>
    <style:style style:name="T3173" style:parent-style-name="Fonteparág.padrão" style:family="text">
      <style:text-properties fo:color="#231F20" style:text-scale="105%"/>
    </style:style>
    <style:style style:name="T3174" style:parent-style-name="Fonteparág.padrão" style:family="text">
      <style:text-properties fo:color="#231F20" fo:letter-spacing="0.002in" style:text-scale="105%"/>
    </style:style>
    <style:style style:name="T3175" style:parent-style-name="Fonteparág.padrão" style:family="text">
      <style:text-properties fo:color="#231F20" style:text-scale="105%"/>
    </style:style>
    <style:style style:name="T3176" style:parent-style-name="Fonteparág.padrão" style:family="text">
      <style:text-properties fo:color="#231F20" fo:letter-spacing="0.002in" style:text-scale="105%"/>
    </style:style>
    <style:style style:name="T3177" style:parent-style-name="Fonteparág.padrão" style:family="text">
      <style:text-properties fo:color="#231F20" fo:letter-spacing="0.0013in" style:text-scale="105%"/>
    </style:style>
    <style:style style:name="T3178" style:parent-style-name="Fonteparág.padrão" style:family="text">
      <style:text-properties fo:color="#231F20" fo:letter-spacing="0.002in" style:text-scale="105%"/>
    </style:style>
    <style:style style:name="T3179" style:parent-style-name="Fonteparág.padrão" style:family="text">
      <style:text-properties fo:color="#231F20" style:text-scale="105%"/>
    </style:style>
    <style:style style:name="T3180" style:parent-style-name="Fonteparág.padrão" style:family="text">
      <style:text-properties fo:color="#231F20" fo:letter-spacing="0.002in" style:text-scale="105%"/>
    </style:style>
    <style:style style:name="T3181" style:parent-style-name="Fonteparág.padrão" style:family="text">
      <style:text-properties fo:color="#231F20" fo:letter-spacing="0.002in" style:text-scale="105%"/>
    </style:style>
    <style:style style:name="T3182" style:parent-style-name="Fonteparág.padrão" style:family="text">
      <style:text-properties fo:color="#231F20" fo:letter-spacing="0.0013in" style:text-scale="105%"/>
    </style:style>
    <style:style style:name="T3183" style:parent-style-name="Fonteparág.padrão" style:family="text">
      <style:text-properties fo:color="#231F20" style:text-scale="105%"/>
    </style:style>
    <style:style style:name="T3184" style:parent-style-name="Fonteparág.padrão" style:family="text">
      <style:text-properties fo:color="#231F20" fo:letter-spacing="0.002in" style:text-scale="105%"/>
    </style:style>
    <style:style style:name="T3185" style:parent-style-name="Fonteparág.padrão" style:family="text">
      <style:text-properties fo:color="#231F20" style:text-scale="105%"/>
    </style:style>
    <style:style style:name="T3186" style:parent-style-name="Fonteparág.padrão" style:family="text">
      <style:text-properties fo:color="#231F20" fo:letter-spacing="0.002in" style:text-scale="105%"/>
    </style:style>
    <style:style style:name="T3187" style:parent-style-name="Fonteparág.padrão" style:family="text">
      <style:text-properties fo:color="#231F20" fo:letter-spacing="0.0027in" style:text-scale="105%"/>
    </style:style>
    <style:style style:name="T3188" style:parent-style-name="Fonteparág.padrão" style:family="text">
      <style:text-properties fo:color="#231F20" fo:letter-spacing="0.002in" style:text-scale="105%"/>
    </style:style>
    <style:style style:name="T3189" style:parent-style-name="Fonteparág.padrão" style:family="text">
      <style:text-properties fo:color="#231F20" fo:letter-spacing="0.0013in" style:text-scale="105%"/>
    </style:style>
    <style:style style:name="T3190" style:parent-style-name="Fonteparág.padrão" style:family="text">
      <style:text-properties fo:color="#231F20" style:text-scale="105%"/>
    </style:style>
    <style:style style:name="T3191" style:parent-style-name="Fonteparág.padrão" style:family="text">
      <style:text-properties fo:color="#231F20" fo:letter-spacing="0.0013in" style:text-scale="105%"/>
    </style:style>
    <style:style style:name="T3192" style:parent-style-name="Fonteparág.padrão" style:family="text">
      <style:text-properties fo:color="#231F20" style:text-scale="105%"/>
    </style:style>
    <style:style style:name="T3193" style:parent-style-name="Fonteparág.padrão" style:family="text">
      <style:text-properties fo:color="#231F20" fo:letter-spacing="0.002in" style:text-scale="105%"/>
    </style:style>
    <style:style style:name="T3194" style:parent-style-name="Fonteparág.padrão" style:family="text">
      <style:text-properties fo:color="#231F20" style:text-scale="105%"/>
    </style:style>
    <style:style style:name="T3195" style:parent-style-name="Fonteparág.padrão" style:family="text">
      <style:text-properties fo:color="#231F20" fo:letter-spacing="0.002in" style:text-scale="105%"/>
    </style:style>
    <style:style style:name="T3196" style:parent-style-name="Fonteparág.padrão" style:family="text">
      <style:text-properties fo:color="#231F20" style:text-scale="105%"/>
    </style:style>
    <style:style style:name="T3197" style:parent-style-name="Fonteparág.padrão" style:family="text">
      <style:text-properties fo:color="#231F20" fo:letter-spacing="0.002in" style:text-scale="105%"/>
    </style:style>
    <style:style style:name="T3198" style:parent-style-name="Fonteparág.padrão" style:family="text">
      <style:text-properties fo:color="#231F20" style:text-scale="105%"/>
    </style:style>
    <style:style style:name="T3199" style:parent-style-name="Fonteparág.padrão" style:family="text">
      <style:text-properties fo:color="#231F20" fo:letter-spacing="0.002in" style:text-scale="105%"/>
    </style:style>
    <style:style style:name="T3200" style:parent-style-name="Fonteparág.padrão" style:family="text">
      <style:text-properties fo:color="#231F20" fo:letter-spacing="0.0013in" style:text-scale="105%"/>
    </style:style>
    <style:style style:name="T3201" style:parent-style-name="Fonteparág.padrão" style:family="text">
      <style:text-properties fo:color="#231F20" style:text-scale="105%"/>
    </style:style>
    <style:style style:name="T3202" style:parent-style-name="Fonteparág.padrão" style:family="text">
      <style:text-properties fo:color="#231F20" fo:letter-spacing="0.002in" style:text-scale="105%"/>
    </style:style>
    <style:style style:name="T3203" style:parent-style-name="Fonteparág.padrão" style:family="text">
      <style:text-properties fo:color="#231F20" fo:letter-spacing="0.0013in" style:text-scale="105%"/>
    </style:style>
    <style:style style:name="T3204" style:parent-style-name="Fonteparág.padrão" style:family="text">
      <style:text-properties fo:color="#231F20" style:text-scale="105%"/>
    </style:style>
    <style:style style:name="T3205" style:parent-style-name="Fonteparág.padrão" style:family="text">
      <style:text-properties fo:color="#231F20" fo:letter-spacing="0.0125in" style:text-scale="105%"/>
    </style:style>
    <style:style style:name="T3206" style:parent-style-name="Fonteparág.padrão" style:family="text">
      <style:text-properties fo:color="#231F20" fo:letter-spacing="0.0027in" style:text-scale="105%"/>
    </style:style>
    <style:style style:name="P3207" style:parent-style-name="Corpodetexto" style:master-page-name="MP11" style:family="paragraph">
      <style:paragraph-properties fo:break-before="page"/>
      <style:text-properties fo:font-size="10pt" style:font-size-asian="10pt"/>
    </style:style>
    <style:style style:name="P3234" style:parent-style-name="Corpodetexto" style:family="paragraph">
      <style:text-properties fo:font-size="10pt" style:font-size-asian="10pt"/>
    </style:style>
    <style:style style:name="P3235" style:parent-style-name="Corpodetexto" style:family="paragraph">
      <style:paragraph-properties fo:margin-top="0.0034in"/>
      <style:text-properties fo:font-size="9.5pt" style:font-size-asian="9.5pt"/>
    </style:style>
    <style:style style:name="P3236" style:parent-style-name="Corpodetexto" style:family="paragraph">
      <style:paragraph-properties fo:margin-left="0.9861in">
        <style:tab-stops/>
      </style:paragraph-properties>
    </style:style>
    <style:style style:name="T3237" style:parent-style-name="Fonteparág.padrão" style:family="text">
      <style:text-properties fo:language="en" fo:country="US" style:language-asian="en" style:country-asian="US" style:language-complex="ar" style:country-complex="SA"/>
    </style:style>
    <style:style style:name="T3238" style:parent-style-name="Fonteparág.padrão" style:family="text">
      <style:text-properties fo:language="en" fo:country="US" style:language-asian="en" style:country-asian="US" style:language-complex="ar" style:country-complex="SA"/>
    </style:style>
    <style:style style:name="P3239" style:parent-style-name="Normal" style:family="paragraph">
      <style:paragraph-properties fo:margin-top="0.0104in" fo:margin-left="0.0138in">
        <style:tab-stops/>
      </style:paragraph-properties>
    </style:style>
    <style:style style:name="T3240" style:parent-style-name="Fonteparág.padrão" style:family="text">
      <style:text-properties style:font-name="Gill Sans MT" fo:color="#EAAF9D" style:text-scale="95%" fo:font-size="6pt" style:font-size-asian="6pt"/>
    </style:style>
    <style:style style:name="T3241" style:parent-style-name="Fonteparág.padrão" style:family="text">
      <style:text-properties fo:color="#C9302E" style:text-scale="105%"/>
    </style:style>
    <style:style style:name="P3242" style:parent-style-name="Corpodetexto" style:family="paragraph">
      <style:paragraph-properties fo:margin-top="0.002in"/>
      <style:text-properties fo:font-size="8.5pt" style:font-size-asian="8.5pt"/>
    </style:style>
    <style:style style:name="P3243" style:parent-style-name="Corpodetexto" style:family="paragraph">
      <style:paragraph-properties fo:text-align="justify" fo:line-height="117%" fo:margin-left="0.9861in" fo:margin-right="0.9798in">
        <style:tab-stops/>
      </style:paragraph-properties>
    </style:style>
    <style:style style:name="T3244" style:parent-style-name="Fonteparág.padrão" style:family="text">
      <style:text-properties fo:color="#231F20" style:text-scale="105%"/>
    </style:style>
    <style:style style:name="P3245" style:parent-style-name="Corpodetexto" style:family="paragraph">
      <style:paragraph-properties fo:text-align="justify" fo:margin-top="0.0722in" fo:line-height="117%" fo:margin-left="0.9861in" fo:margin-right="0.9791in">
        <style:tab-stops/>
      </style:paragraph-properties>
    </style:style>
    <style:style style:name="T3246" style:parent-style-name="Fonteparág.padrão" style:family="text">
      <style:text-properties fo:color="#231F20" fo:letter-spacing="0.002in" style:text-scale="105%"/>
    </style:style>
    <style:style style:name="T3247" style:parent-style-name="Fonteparág.padrão" style:family="text">
      <style:text-properties fo:color="#231F20" style:text-scale="105%"/>
    </style:style>
    <style:style style:name="T3248" style:parent-style-name="Fonteparág.padrão" style:family="text">
      <style:text-properties fo:color="#231F20" fo:letter-spacing="0.002in" style:text-scale="105%"/>
    </style:style>
    <style:style style:name="T3249" style:parent-style-name="Fonteparág.padrão" style:family="text">
      <style:text-properties fo:color="#231F20" style:text-scale="105%"/>
    </style:style>
    <style:style style:name="T3250" style:parent-style-name="Fonteparág.padrão" style:family="text">
      <style:text-properties fo:color="#231F20" fo:letter-spacing="0.002in" style:text-scale="105%"/>
    </style:style>
    <style:style style:name="T3251" style:parent-style-name="Fonteparág.padrão" style:family="text">
      <style:text-properties fo:color="#231F20" fo:letter-spacing="0.0013in" style:text-scale="105%"/>
    </style:style>
    <style:style style:name="T3252" style:parent-style-name="Fonteparág.padrão" style:family="text">
      <style:text-properties fo:color="#231F20" fo:letter-spacing="0.002in" style:text-scale="105%"/>
    </style:style>
    <style:style style:name="T3253" style:parent-style-name="Fonteparág.padrão" style:family="text">
      <style:text-properties fo:color="#231F20" style:text-scale="105%"/>
    </style:style>
    <style:style style:name="T3254" style:parent-style-name="Fonteparág.padrão" style:family="text">
      <style:text-properties fo:color="#231F20" fo:letter-spacing="0.002in" style:text-scale="105%"/>
    </style:style>
    <style:style style:name="T3255" style:parent-style-name="Fonteparág.padrão" style:family="text">
      <style:text-properties fo:color="#231F20" style:text-scale="105%"/>
    </style:style>
    <style:style style:name="T3256" style:parent-style-name="Fonteparág.padrão" style:family="text">
      <style:text-properties fo:color="#231F20" fo:letter-spacing="0.002in" style:text-scale="105%"/>
    </style:style>
    <style:style style:name="T3257" style:parent-style-name="Fonteparág.padrão" style:family="text">
      <style:text-properties fo:color="#231F20" fo:letter-spacing="0.0027in" style:text-scale="105%"/>
    </style:style>
    <style:style style:name="T3258" style:parent-style-name="Fonteparág.padrão" style:family="text">
      <style:text-properties fo:color="#231F20" fo:letter-spacing="0.002in" style:text-scale="105%"/>
    </style:style>
    <style:style style:name="T3259" style:parent-style-name="Fonteparág.padrão" style:family="text">
      <style:text-properties fo:color="#231F20" fo:letter-spacing="0.0013in" style:text-scale="105%"/>
    </style:style>
    <style:style style:name="T3260" style:parent-style-name="Fonteparág.padrão" style:family="text">
      <style:text-properties fo:color="#231F20" fo:letter-spacing="0.002in" style:text-scale="105%"/>
    </style:style>
    <style:style style:name="T3261" style:parent-style-name="Fonteparág.padrão" style:family="text">
      <style:text-properties fo:color="#231F20" style:text-scale="105%"/>
    </style:style>
    <style:style style:name="T3262" style:parent-style-name="Fonteparág.padrão" style:family="text">
      <style:text-properties fo:color="#231F20" fo:letter-spacing="0.002in" style:text-scale="105%"/>
    </style:style>
    <style:style style:name="T3263" style:parent-style-name="Fonteparág.padrão" style:family="text">
      <style:text-properties fo:color="#231F20" style:text-scale="105%"/>
    </style:style>
    <style:style style:name="T3264" style:parent-style-name="Fonteparág.padrão" style:family="text">
      <style:text-properties fo:color="#231F20" fo:letter-spacing="0.002in" style:text-scale="105%"/>
    </style:style>
    <style:style style:name="T3265" style:parent-style-name="Fonteparág.padrão" style:family="text">
      <style:text-properties fo:color="#231F20" style:text-scale="105%"/>
    </style:style>
    <style:style style:name="T3266" style:parent-style-name="Fonteparág.padrão" style:family="text">
      <style:text-properties fo:color="#231F20" fo:letter-spacing="0.002in" style:text-scale="105%"/>
    </style:style>
    <style:style style:name="T3267" style:parent-style-name="Fonteparág.padrão" style:family="text">
      <style:text-properties fo:color="#231F20" fo:letter-spacing="0.0013in" style:text-scale="105%"/>
    </style:style>
    <style:style style:name="T3268" style:parent-style-name="Fonteparág.padrão" style:family="text">
      <style:text-properties fo:color="#231F20" style:text-scale="105%"/>
    </style:style>
    <style:style style:name="T3269" style:parent-style-name="Fonteparág.padrão" style:family="text">
      <style:text-properties fo:color="#231F20" fo:letter-spacing="0.0027in" style:text-scale="105%"/>
    </style:style>
    <style:style style:name="T3270" style:parent-style-name="Fonteparág.padrão" style:family="text">
      <style:text-properties fo:color="#231F20" style:text-scale="105%"/>
    </style:style>
    <style:style style:name="T3271" style:parent-style-name="Fonteparág.padrão" style:family="text">
      <style:text-properties fo:color="#231F20" fo:letter-spacing="0.002in" style:text-scale="105%"/>
    </style:style>
    <style:style style:name="T3272" style:parent-style-name="Fonteparág.padrão" style:family="text">
      <style:text-properties fo:color="#231F20" style:text-scale="105%"/>
    </style:style>
    <style:style style:name="T3273" style:parent-style-name="Fonteparág.padrão" style:family="text">
      <style:text-properties fo:color="#231F20" fo:letter-spacing="0.002in" style:text-scale="105%"/>
    </style:style>
    <style:style style:name="T3274" style:parent-style-name="Fonteparág.padrão" style:family="text">
      <style:text-properties fo:color="#231F20" style:text-scale="105%"/>
    </style:style>
    <style:style style:name="T3275" style:parent-style-name="Fonteparág.padrão" style:family="text">
      <style:text-properties fo:color="#231F20" fo:letter-spacing="0.002in" style:text-scale="105%"/>
    </style:style>
    <style:style style:name="T3276" style:parent-style-name="Fonteparág.padrão" style:family="text">
      <style:text-properties fo:color="#231F20" fo:letter-spacing="0.0013in" style:text-scale="105%"/>
    </style:style>
    <style:style style:name="T3277" style:parent-style-name="Fonteparág.padrão" style:family="text">
      <style:text-properties fo:color="#231F20" style:text-scale="105%"/>
    </style:style>
    <style:style style:name="T3278" style:parent-style-name="Fonteparág.padrão" style:family="text">
      <style:text-properties fo:color="#231F20" fo:letter-spacing="0.002in" style:text-scale="105%"/>
    </style:style>
    <style:style style:name="T3279" style:parent-style-name="Fonteparág.padrão" style:family="text">
      <style:text-properties fo:color="#231F20" style:text-scale="105%"/>
    </style:style>
    <style:style style:name="T3280" style:parent-style-name="Fonteparág.padrão" style:family="text">
      <style:text-properties fo:color="#231F20" fo:letter-spacing="0.002in" style:text-scale="105%"/>
    </style:style>
    <style:style style:name="T3281" style:parent-style-name="Fonteparág.padrão" style:family="text">
      <style:text-properties fo:color="#231F20" fo:letter-spacing="0.0013in" style:text-scale="105%"/>
    </style:style>
    <style:style style:name="T3282" style:parent-style-name="Fonteparág.padrão" style:family="text">
      <style:text-properties fo:color="#231F20" fo:letter-spacing="0.002in" style:text-scale="105%"/>
    </style:style>
    <style:style style:name="T3283" style:parent-style-name="Fonteparág.padrão" style:family="text">
      <style:text-properties fo:color="#231F20" style:text-scale="105%"/>
    </style:style>
    <style:style style:name="T3284" style:parent-style-name="Fonteparág.padrão" style:family="text">
      <style:text-properties fo:color="#231F20" fo:letter-spacing="0.0111in" style:text-scale="105%"/>
    </style:style>
    <style:style style:name="T3285" style:parent-style-name="Fonteparág.padrão" style:family="text">
      <style:text-properties fo:color="#231F20" fo:letter-spacing="0.002in" style:text-scale="105%"/>
    </style:style>
    <style:style style:name="T3286" style:parent-style-name="Fonteparág.padrão" style:family="text">
      <style:text-properties fo:color="#231F20" fo:letter-spacing="0.0118in" style:text-scale="105%"/>
    </style:style>
    <style:style style:name="T3287" style:parent-style-name="Fonteparág.padrão" style:family="text">
      <style:text-properties fo:color="#231F20" style:text-scale="105%"/>
    </style:style>
    <style:style style:name="T3288" style:parent-style-name="Fonteparág.padrão" style:family="text">
      <style:text-properties fo:color="#231F20" fo:letter-spacing="0.0111in" style:text-scale="105%"/>
    </style:style>
    <style:style style:name="T3289" style:parent-style-name="Fonteparág.padrão" style:family="text">
      <style:text-properties fo:color="#231F20" style:text-scale="105%"/>
    </style:style>
    <style:style style:name="T3290" style:parent-style-name="Fonteparág.padrão" style:family="text">
      <style:text-properties fo:color="#231F20" fo:letter-spacing="0.0118in" style:text-scale="105%"/>
    </style:style>
    <style:style style:name="T3291" style:parent-style-name="Fonteparág.padrão" style:family="text">
      <style:text-properties fo:color="#231F20" fo:letter-spacing="0.002in" style:text-scale="105%"/>
    </style:style>
    <style:style style:name="T3292" style:parent-style-name="Fonteparág.padrão" style:family="text">
      <style:text-properties fo:color="#231F20" fo:letter-spacing="0.0118in" style:text-scale="105%"/>
    </style:style>
    <style:style style:name="T3293" style:parent-style-name="Fonteparág.padrão" style:family="text">
      <style:text-properties fo:color="#231F20" style:text-scale="105%"/>
    </style:style>
    <style:style style:name="T3294" style:parent-style-name="Fonteparág.padrão" style:family="text">
      <style:text-properties fo:color="#231F20" fo:letter-spacing="0.0111in" style:text-scale="105%"/>
    </style:style>
    <style:style style:name="T3295" style:parent-style-name="Fonteparág.padrão" style:family="text">
      <style:text-properties fo:color="#231F20" fo:letter-spacing="0.002in" style:text-scale="105%"/>
    </style:style>
    <style:style style:name="P3296" style:parent-style-name="Corpodetexto" style:family="paragraph">
      <style:paragraph-properties fo:text-align="justify" fo:margin-top="0.0722in" fo:line-height="117%" fo:margin-left="0.9861in" fo:margin-right="0.9819in">
        <style:tab-stops/>
      </style:paragraph-properties>
    </style:style>
    <style:style style:name="T3297" style:parent-style-name="Fonteparág.padrão" style:family="text">
      <style:text-properties fo:color="#231F20" style:text-scale="105%"/>
    </style:style>
    <style:style style:name="T3298" style:parent-style-name="Fonteparág.padrão" style:family="text">
      <style:text-properties fo:color="#231F20" fo:letter-spacing="0.002in" style:text-scale="105%"/>
    </style:style>
    <style:style style:name="T3299" style:parent-style-name="Fonteparág.padrão" style:family="text">
      <style:text-properties fo:color="#231F20" style:text-scale="105%"/>
    </style:style>
    <style:style style:name="T3300" style:parent-style-name="Fonteparág.padrão" style:family="text">
      <style:text-properties fo:color="#231F20" fo:letter-spacing="0.002in" style:text-scale="105%"/>
    </style:style>
    <style:style style:name="T3301" style:parent-style-name="Fonteparág.padrão" style:family="text">
      <style:text-properties fo:color="#231F20" style:text-scale="105%"/>
    </style:style>
    <style:style style:name="T3302" style:parent-style-name="Fonteparág.padrão" style:family="text">
      <style:text-properties fo:color="#231F20" fo:letter-spacing="0.002in" style:text-scale="105%"/>
    </style:style>
    <style:style style:name="T3303" style:parent-style-name="Fonteparág.padrão" style:family="text">
      <style:text-properties fo:color="#231F20" style:text-scale="105%"/>
    </style:style>
    <style:style style:name="T3304" style:parent-style-name="Fonteparág.padrão" style:family="text">
      <style:text-properties fo:color="#231F20" fo:letter-spacing="0.002in" style:text-scale="105%"/>
    </style:style>
    <style:style style:name="T3305" style:parent-style-name="Fonteparág.padrão" style:family="text">
      <style:text-properties fo:color="#231F20" style:text-scale="105%"/>
    </style:style>
    <style:style style:name="T3306" style:parent-style-name="Fonteparág.padrão" style:family="text">
      <style:text-properties fo:color="#231F20" fo:letter-spacing="0.002in" style:text-scale="105%"/>
    </style:style>
    <style:style style:name="T3307" style:parent-style-name="Fonteparág.padrão" style:family="text">
      <style:text-properties fo:color="#231F20" style:text-scale="105%"/>
    </style:style>
    <style:style style:name="T3308" style:parent-style-name="Fonteparág.padrão" style:family="text">
      <style:text-properties fo:color="#231F20" fo:letter-spacing="0.002in" style:text-scale="105%"/>
    </style:style>
    <style:style style:name="T3309" style:parent-style-name="Fonteparág.padrão" style:family="text">
      <style:text-properties fo:color="#231F20" fo:letter-spacing="0.0111in" style:text-scale="105%"/>
    </style:style>
    <style:style style:name="T3310" style:parent-style-name="Fonteparág.padrão" style:family="text">
      <style:text-properties fo:color="#231F20" fo:letter-spacing="0.0027in" style:text-scale="105%"/>
    </style:style>
    <style:style style:name="P3311" style:parent-style-name="Corpodetexto" style:family="paragraph">
      <style:text-properties fo:font-size="10pt" style:font-size-asian="10pt"/>
    </style:style>
    <style:style style:name="P3312" style:parent-style-name="Corpodetexto" style:family="paragraph">
      <style:text-properties fo:font-size="10pt" style:font-size-asian="10pt"/>
    </style:style>
    <style:style style:name="P3313" style:parent-style-name="Título2" style:family="paragraph">
      <style:paragraph-properties fo:margin-top="0.1006in" fo:margin-left="0.9861in">
        <style:tab-stops/>
      </style:paragraph-properties>
    </style:style>
    <style:style style:name="T3314" style:parent-style-name="Fonteparág.padrão" style:family="text">
      <style:text-properties fo:color="#C9302E" style:text-scale="105%"/>
    </style:style>
    <style:style style:name="P3315" style:parent-style-name="Corpodetexto" style:family="paragraph">
      <style:text-properties fo:font-size="13pt" style:font-size-asian="13pt"/>
    </style:style>
    <style:style style:name="P3316" style:parent-style-name="Corpodetexto" style:family="paragraph">
      <style:paragraph-properties fo:margin-top="0.1145in" fo:margin-left="0.9861in">
        <style:tab-stops/>
      </style:paragraph-properties>
    </style:style>
    <style:style style:name="T3317" style:parent-style-name="Fonteparág.padrão" style:family="text">
      <style:text-properties fo:color="#C9302E" style:text-scale="105%"/>
    </style:style>
    <style:style style:name="P3318" style:parent-style-name="Corpodetexto" style:family="paragraph">
      <style:paragraph-properties fo:margin-top="0.002in"/>
      <style:text-properties fo:font-size="8.5pt" style:font-size-asian="8.5pt"/>
    </style:style>
    <style:style style:name="P3319" style:parent-style-name="Corpodetexto" style:family="paragraph">
      <style:paragraph-properties fo:text-align="justify" fo:line-height="117%" fo:margin-left="0.9861in" fo:margin-right="0.9791in">
        <style:tab-stops/>
      </style:paragraph-properties>
    </style:style>
    <style:style style:name="T3320" style:parent-style-name="Fonteparág.padrão" style:family="text">
      <style:text-properties fo:color="#231F20" style:text-scale="105%"/>
    </style:style>
    <style:style style:name="T3321" style:parent-style-name="Fonteparág.padrão" style:family="text">
      <style:text-properties fo:color="#231F20" style:text-scale="105%"/>
    </style:style>
    <style:style style:name="T3322" style:parent-style-name="Fonteparág.padrão" style:family="text">
      <style:text-properties style:font-name="Trebuchet MS" fo:font-style="italic" style:font-style-asian="italic" fo:color="#231F20" style:text-scale="105%"/>
    </style:style>
    <style:style style:name="T3323" style:parent-style-name="Fonteparág.padrão" style:family="text">
      <style:text-properties fo:color="#231F20" style:text-scale="105%"/>
    </style:style>
    <style:style style:name="P3324" style:parent-style-name="Corpodetexto" style:family="paragraph">
      <style:paragraph-properties fo:text-align="justify" fo:margin-top="0.0729in" fo:line-height="117%" fo:margin-left="0.9861in" fo:margin-right="0.9791in">
        <style:tab-stops/>
      </style:paragraph-properties>
    </style:style>
    <style:style style:name="T3325" style:parent-style-name="Fonteparág.padrão" style:family="text">
      <style:text-properties fo:color="#231F20" fo:letter-spacing="0.002in" style:text-scale="105%"/>
    </style:style>
    <style:style style:name="T3326" style:parent-style-name="Fonteparág.padrão" style:family="text">
      <style:text-properties fo:color="#231F20" style:text-scale="105%"/>
    </style:style>
    <style:style style:name="T3327" style:parent-style-name="Fonteparág.padrão" style:family="text">
      <style:text-properties fo:color="#231F20" fo:letter-spacing="0.002in" style:text-scale="105%"/>
    </style:style>
    <style:style style:name="T3328" style:parent-style-name="Fonteparág.padrão" style:family="text">
      <style:text-properties fo:color="#231F20" style:text-scale="105%"/>
    </style:style>
    <style:style style:name="T3329" style:parent-style-name="Fonteparág.padrão" style:family="text">
      <style:text-properties fo:color="#231F20" fo:letter-spacing="0.002in" style:text-scale="105%"/>
    </style:style>
    <style:style style:name="T3330" style:parent-style-name="Fonteparág.padrão" style:family="text">
      <style:text-properties fo:color="#231F20" style:text-scale="105%"/>
    </style:style>
    <style:style style:name="T3331" style:parent-style-name="Fonteparág.padrão" style:family="text">
      <style:text-properties fo:color="#231F20" fo:letter-spacing="0.002in" style:text-scale="105%"/>
    </style:style>
    <style:style style:name="T3332" style:parent-style-name="Fonteparág.padrão" style:family="text">
      <style:text-properties fo:color="#231F20" style:text-scale="105%"/>
    </style:style>
    <style:style style:name="T3333" style:parent-style-name="Fonteparág.padrão" style:family="text">
      <style:text-properties fo:color="#231F20" fo:letter-spacing="0.002in" style:text-scale="105%"/>
    </style:style>
    <style:style style:name="T3334" style:parent-style-name="Fonteparág.padrão" style:family="text">
      <style:text-properties fo:color="#231F20" style:text-scale="105%"/>
    </style:style>
    <style:style style:name="T3335" style:parent-style-name="Fonteparág.padrão" style:family="text">
      <style:text-properties fo:color="#231F20" fo:letter-spacing="0.0027in" style:text-scale="105%"/>
    </style:style>
    <style:style style:name="T3336" style:parent-style-name="Fonteparág.padrão" style:family="text">
      <style:text-properties fo:color="#231F20" style:text-scale="105%"/>
    </style:style>
    <style:style style:name="T3337" style:parent-style-name="Fonteparág.padrão" style:family="text">
      <style:text-properties fo:color="#231F20" fo:letter-spacing="0.0013in" style:text-scale="105%"/>
    </style:style>
    <style:style style:name="T3338" style:parent-style-name="Fonteparág.padrão" style:family="text">
      <style:text-properties fo:color="#231F20" fo:letter-spacing="0.002in" style:text-scale="105%"/>
    </style:style>
    <style:style style:name="T3339" style:parent-style-name="Fonteparág.padrão" style:family="text">
      <style:text-properties fo:color="#231F20" style:text-scale="105%"/>
    </style:style>
    <style:style style:name="T3340" style:parent-style-name="Fonteparág.padrão" style:family="text">
      <style:text-properties fo:color="#231F20" fo:letter-spacing="0.002in" style:text-scale="105%"/>
    </style:style>
    <style:style style:name="T3341" style:parent-style-name="Fonteparág.padrão" style:family="text">
      <style:text-properties fo:color="#231F20" style:text-scale="105%"/>
    </style:style>
    <style:style style:name="T3342" style:parent-style-name="Fonteparág.padrão" style:family="text">
      <style:text-properties fo:color="#231F20" fo:letter-spacing="0.002in" style:text-scale="105%"/>
    </style:style>
    <style:style style:name="T3343" style:parent-style-name="Fonteparág.padrão" style:family="text">
      <style:text-properties fo:color="#231F20" fo:letter-spacing="0.0013in" style:text-scale="105%"/>
    </style:style>
    <style:style style:name="T3344" style:parent-style-name="Fonteparág.padrão" style:family="text">
      <style:text-properties fo:color="#231F20" fo:letter-spacing="0.0027in" style:text-scale="105%"/>
    </style:style>
    <style:style style:name="T3345" style:parent-style-name="Fonteparág.padrão" style:family="text">
      <style:text-properties fo:color="#231F20" style:text-scale="105%"/>
    </style:style>
    <style:style style:name="T3346" style:parent-style-name="Fonteparág.padrão" style:family="text">
      <style:text-properties fo:color="#231F20" fo:letter-spacing="0.002in" style:text-scale="105%"/>
    </style:style>
    <style:style style:name="T3347" style:parent-style-name="Fonteparág.padrão" style:family="text">
      <style:text-properties fo:color="#231F20" fo:letter-spacing="0.0013in" style:text-scale="105%"/>
    </style:style>
    <style:style style:name="T3348" style:parent-style-name="Fonteparág.padrão" style:family="text">
      <style:text-properties fo:color="#231F20" fo:letter-spacing="0.002in" style:text-scale="105%"/>
    </style:style>
    <style:style style:name="T3349" style:parent-style-name="Fonteparág.padrão" style:family="text">
      <style:text-properties fo:color="#231F20" style:text-scale="105%"/>
    </style:style>
    <style:style style:name="T3350" style:parent-style-name="Fonteparág.padrão" style:family="text">
      <style:text-properties fo:color="#231F20" fo:letter-spacing="0.002in" style:text-scale="105%"/>
    </style:style>
    <style:style style:name="T3351" style:parent-style-name="Fonteparág.padrão" style:family="text">
      <style:text-properties fo:color="#231F20" style:text-scale="105%"/>
    </style:style>
    <style:style style:name="T3352" style:parent-style-name="Fonteparág.padrão" style:family="text">
      <style:text-properties fo:color="#231F20" fo:letter-spacing="0.002in" style:text-scale="105%"/>
    </style:style>
    <style:style style:name="T3353" style:parent-style-name="Fonteparág.padrão" style:family="text">
      <style:text-properties fo:color="#231F20" fo:letter-spacing="0.0013in" style:text-scale="105%"/>
    </style:style>
    <style:style style:name="T3354" style:parent-style-name="Fonteparág.padrão" style:family="text">
      <style:text-properties fo:color="#231F20" fo:letter-spacing="0.002in" style:text-scale="105%"/>
    </style:style>
    <style:style style:name="T3355" style:parent-style-name="Fonteparág.padrão" style:family="text">
      <style:text-properties fo:color="#231F20" style:text-scale="105%"/>
    </style:style>
    <style:style style:name="T3356" style:parent-style-name="Fonteparág.padrão" style:family="text">
      <style:text-properties fo:color="#231F20" fo:letter-spacing="0.0027in" style:text-scale="105%"/>
    </style:style>
    <style:style style:name="T3357" style:parent-style-name="Fonteparág.padrão" style:family="text">
      <style:text-properties fo:color="#231F20" fo:letter-spacing="0.002in" style:text-scale="105%"/>
    </style:style>
    <style:style style:name="T3358" style:parent-style-name="Fonteparág.padrão" style:family="text">
      <style:text-properties fo:color="#231F20" fo:letter-spacing="-0.0013in" style:text-scale="105%"/>
    </style:style>
    <style:style style:name="T3359" style:parent-style-name="Fonteparág.padrão" style:family="text">
      <style:text-properties fo:color="#231F20" fo:letter-spacing="0.002in" style:text-scale="105%"/>
    </style:style>
    <style:style style:name="T3360" style:parent-style-name="Fonteparág.padrão" style:family="text">
      <style:text-properties fo:color="#231F20" fo:letter-spacing="-0.0006in" style:text-scale="105%"/>
    </style:style>
    <style:style style:name="T3361" style:parent-style-name="Fonteparág.padrão" style:family="text">
      <style:text-properties fo:color="#231F20" style:text-scale="105%"/>
    </style:style>
    <style:style style:name="T3362" style:parent-style-name="Fonteparág.padrão" style:family="text">
      <style:text-properties fo:color="#231F20" fo:letter-spacing="-0.0013in" style:text-scale="105%"/>
    </style:style>
    <style:style style:name="T3363" style:parent-style-name="Fonteparág.padrão" style:family="text">
      <style:text-properties fo:color="#231F20" fo:letter-spacing="0.002in" style:text-scale="105%"/>
    </style:style>
    <style:style style:name="T3364" style:parent-style-name="Fonteparág.padrão" style:family="text">
      <style:text-properties fo:color="#231F20" fo:letter-spacing="-0.0006in" style:text-scale="105%"/>
    </style:style>
    <style:style style:name="T3365" style:parent-style-name="Fonteparág.padrão" style:family="text">
      <style:text-properties fo:color="#231F20" style:text-scale="105%"/>
    </style:style>
    <style:style style:name="T3366" style:parent-style-name="Fonteparág.padrão" style:family="text">
      <style:text-properties fo:color="#231F20" fo:letter-spacing="-0.0013in" style:text-scale="105%"/>
    </style:style>
    <style:style style:name="T3367" style:parent-style-name="Fonteparág.padrão" style:family="text">
      <style:text-properties fo:color="#231F20" fo:letter-spacing="0.002in" style:text-scale="105%"/>
    </style:style>
    <style:style style:name="T3368" style:parent-style-name="Fonteparág.padrão" style:family="text">
      <style:text-properties fo:color="#231F20" fo:letter-spacing="-0.0006in" style:text-scale="105%"/>
    </style:style>
    <style:style style:name="T3369" style:parent-style-name="Fonteparág.padrão" style:family="text">
      <style:text-properties fo:color="#231F20" fo:letter-spacing="0.0013in" style:text-scale="105%"/>
    </style:style>
    <style:style style:name="T3370" style:parent-style-name="Fonteparág.padrão" style:family="text">
      <style:text-properties fo:color="#231F20" fo:letter-spacing="-0.0013in" style:text-scale="105%"/>
    </style:style>
    <style:style style:name="T3371" style:parent-style-name="Fonteparág.padrão" style:family="text">
      <style:text-properties fo:color="#231F20" fo:letter-spacing="0.002in" style:text-scale="105%"/>
    </style:style>
    <style:style style:name="T3372" style:parent-style-name="Fonteparág.padrão" style:family="text">
      <style:text-properties fo:color="#231F20" fo:letter-spacing="-0.0006in" style:text-scale="105%"/>
    </style:style>
    <style:style style:name="T3373" style:parent-style-name="Fonteparág.padrão" style:family="text">
      <style:text-properties fo:color="#231F20" fo:letter-spacing="0.0013in" style:text-scale="105%"/>
    </style:style>
    <style:style style:name="T3374" style:parent-style-name="Fonteparág.padrão" style:family="text">
      <style:text-properties fo:color="#231F20" fo:letter-spacing="-0.0006in" style:text-scale="105%"/>
    </style:style>
    <style:style style:name="T3375" style:parent-style-name="Fonteparág.padrão" style:family="text">
      <style:text-properties fo:color="#231F20" style:text-scale="105%"/>
    </style:style>
    <style:style style:name="T3376" style:parent-style-name="Fonteparág.padrão" style:family="text">
      <style:text-properties fo:color="#231F20" fo:letter-spacing="-0.0013in" style:text-scale="105%"/>
    </style:style>
    <style:style style:name="T3377" style:parent-style-name="Fonteparág.padrão" style:family="text">
      <style:text-properties fo:color="#231F20" fo:letter-spacing="0.002in" style:text-scale="105%"/>
    </style:style>
    <style:style style:name="T3378" style:parent-style-name="Fonteparág.padrão" style:family="text">
      <style:text-properties fo:color="#231F20" fo:letter-spacing="-0.0006in" style:text-scale="105%"/>
    </style:style>
    <style:style style:name="T3379" style:parent-style-name="Fonteparág.padrão" style:family="text">
      <style:text-properties fo:color="#231F20" style:text-scale="105%"/>
    </style:style>
    <style:style style:name="T3380" style:parent-style-name="Fonteparág.padrão" style:family="text">
      <style:text-properties fo:color="#231F20" fo:letter-spacing="-0.0013in" style:text-scale="105%"/>
    </style:style>
    <style:style style:name="T3381" style:parent-style-name="Fonteparág.padrão" style:family="text">
      <style:text-properties fo:color="#231F20" fo:letter-spacing="0.0013in" style:text-scale="105%"/>
    </style:style>
    <style:style style:name="T3382" style:parent-style-name="Fonteparág.padrão" style:family="text">
      <style:text-properties fo:color="#231F20" fo:letter-spacing="-0.0006in" style:text-scale="105%"/>
    </style:style>
    <style:style style:name="T3383" style:parent-style-name="Fonteparág.padrão" style:family="text">
      <style:text-properties fo:color="#231F20" fo:letter-spacing="0.002in" style:text-scale="105%"/>
    </style:style>
    <style:style style:name="T3384" style:parent-style-name="Fonteparág.padrão" style:family="text">
      <style:text-properties fo:color="#231F20" fo:letter-spacing="-0.002in" style:text-scale="105%"/>
    </style:style>
    <style:style style:name="T3385" style:parent-style-name="Fonteparág.padrão" style:family="text">
      <style:text-properties style:font-name="Trebuchet MS" fo:font-style="italic" style:font-style-asian="italic" fo:color="#231F20" fo:letter-spacing="0.002in" style:text-scale="105%"/>
    </style:style>
    <style:style style:name="T3386" style:parent-style-name="Fonteparág.padrão" style:family="text">
      <style:text-properties fo:color="#231F20" fo:letter-spacing="0.002in" style:text-scale="105%"/>
    </style:style>
    <style:style style:name="T3387" style:parent-style-name="Fonteparág.padrão" style:family="text">
      <style:text-properties fo:color="#231F20" fo:letter-spacing="0.0013in" style:text-scale="105%"/>
    </style:style>
    <style:style style:name="T3388" style:parent-style-name="Fonteparág.padrão" style:family="text">
      <style:text-properties fo:color="#231F20" fo:letter-spacing="0.002in" style:text-scale="105%"/>
    </style:style>
    <style:style style:name="T3389" style:parent-style-name="Fonteparág.padrão" style:family="text">
      <style:text-properties fo:color="#231F20" style:text-scale="105%"/>
    </style:style>
    <style:style style:name="T3390" style:parent-style-name="Fonteparág.padrão" style:family="text">
      <style:text-properties fo:color="#231F20" fo:letter-spacing="0.0013in" style:text-scale="105%"/>
    </style:style>
    <style:style style:name="T3391" style:parent-style-name="Fonteparág.padrão" style:family="text">
      <style:text-properties fo:color="#231F20" style:text-scale="105%"/>
    </style:style>
    <style:style style:name="T3392" style:parent-style-name="Fonteparág.padrão" style:family="text">
      <style:text-properties fo:color="#231F20" fo:letter-spacing="0.002in" style:text-scale="105%"/>
    </style:style>
    <style:style style:name="T3393" style:parent-style-name="Fonteparág.padrão" style:family="text">
      <style:text-properties fo:color="#231F20" style:text-scale="105%"/>
    </style:style>
    <style:style style:name="T3394" style:parent-style-name="Fonteparág.padrão" style:family="text">
      <style:text-properties style:font-name="Trebuchet MS" fo:font-style="italic" style:font-style-asian="italic" fo:color="#231F20" fo:letter-spacing="0.002in" style:text-scale="105%"/>
    </style:style>
    <style:style style:name="T3395" style:parent-style-name="Fonteparág.padrão" style:family="text">
      <style:text-properties fo:color="#231F20" fo:letter-spacing="0.0013in" style:text-scale="105%"/>
    </style:style>
    <style:style style:name="T3396" style:parent-style-name="Fonteparág.padrão" style:family="text">
      <style:text-properties style:font-name="Trebuchet MS" fo:font-style="italic" style:font-style-asian="italic" fo:color="#231F20" fo:letter-spacing="0.002in" style:text-scale="105%"/>
    </style:style>
    <style:style style:name="T3397" style:parent-style-name="Fonteparág.padrão" style:family="text">
      <style:text-properties fo:color="#231F20" style:text-scale="105%"/>
    </style:style>
    <style:style style:name="T3398" style:parent-style-name="Fonteparág.padrão" style:family="text">
      <style:text-properties fo:color="#231F20" fo:letter-spacing="0.002in" style:text-scale="105%"/>
    </style:style>
    <style:style style:name="T3399" style:parent-style-name="Fonteparág.padrão" style:family="text">
      <style:text-properties fo:color="#231F20" fo:letter-spacing="0.0013in" style:text-scale="105%"/>
    </style:style>
    <style:style style:name="T3400" style:parent-style-name="Fonteparág.padrão" style:family="text">
      <style:text-properties fo:color="#231F20" fo:letter-spacing="0.002in" style:text-scale="105%"/>
    </style:style>
    <style:style style:name="T3401" style:parent-style-name="Fonteparág.padrão" style:family="text">
      <style:text-properties fo:color="#231F20" style:text-scale="105%"/>
    </style:style>
    <style:style style:name="T3402" style:parent-style-name="Fonteparág.padrão" style:family="text">
      <style:text-properties fo:color="#231F20" fo:letter-spacing="0.002in" style:text-scale="105%"/>
    </style:style>
    <style:style style:name="T3403" style:parent-style-name="Fonteparág.padrão" style:family="text">
      <style:text-properties fo:color="#231F20" style:text-scale="105%"/>
    </style:style>
    <style:style style:name="T3404" style:parent-style-name="Fonteparág.padrão" style:family="text">
      <style:text-properties fo:color="#231F20" fo:letter-spacing="0.002in" style:text-scale="105%"/>
    </style:style>
    <style:style style:name="T3405" style:parent-style-name="Fonteparág.padrão" style:family="text">
      <style:text-properties fo:color="#231F20" style:text-scale="105%"/>
    </style:style>
    <style:style style:name="T3406" style:parent-style-name="Fonteparág.padrão" style:family="text">
      <style:text-properties fo:color="#231F20" fo:letter-spacing="0.002in" style:text-scale="105%"/>
    </style:style>
    <style:style style:name="T3407" style:parent-style-name="Fonteparág.padrão" style:family="text">
      <style:text-properties fo:color="#231F20" fo:letter-spacing="0.0013in" style:text-scale="105%"/>
    </style:style>
    <style:style style:name="T3408" style:parent-style-name="Fonteparág.padrão" style:family="text">
      <style:text-properties fo:color="#231F20" fo:letter-spacing="0.002in" style:text-scale="105%"/>
    </style:style>
    <style:style style:name="T3409" style:parent-style-name="Fonteparág.padrão" style:family="text">
      <style:text-properties fo:color="#231F20" style:text-scale="105%"/>
    </style:style>
    <style:style style:name="T3410" style:parent-style-name="Fonteparág.padrão" style:family="text">
      <style:text-properties fo:color="#231F20" fo:letter-spacing="0.0013in" style:text-scale="105%"/>
    </style:style>
    <style:style style:name="T3411" style:parent-style-name="Fonteparág.padrão" style:family="text">
      <style:text-properties fo:color="#231F20" fo:letter-spacing="0.0027in" style:text-scale="105%"/>
    </style:style>
    <style:style style:name="P3412" style:parent-style-name="Corpodetexto" style:family="paragraph">
      <style:paragraph-properties fo:text-align="justify" fo:margin-top="0.0743in" fo:line-height="117%" fo:margin-left="0.9861in" fo:margin-right="0.9784in">
        <style:tab-stops/>
      </style:paragraph-properties>
    </style:style>
    <style:style style:name="T3413" style:parent-style-name="Fonteparág.padrão" style:family="text">
      <style:text-properties fo:color="#231F20" fo:letter-spacing="0.002in" style:text-scale="105%"/>
    </style:style>
    <style:style style:name="T3414" style:parent-style-name="Fonteparág.padrão" style:family="text">
      <style:text-properties fo:color="#231F20" fo:letter-spacing="0.0013in" style:text-scale="105%"/>
    </style:style>
    <style:style style:name="T3415" style:parent-style-name="Fonteparág.padrão" style:family="text">
      <style:text-properties fo:color="#231F20" style:text-scale="105%"/>
    </style:style>
    <style:style style:name="T3416" style:parent-style-name="Fonteparág.padrão" style:family="text">
      <style:text-properties fo:color="#231F20" fo:letter-spacing="0.002in" style:text-scale="105%"/>
    </style:style>
    <style:style style:name="T3417" style:parent-style-name="Fonteparág.padrão" style:family="text">
      <style:text-properties fo:color="#231F20" fo:letter-spacing="0.0013in" style:text-scale="105%"/>
    </style:style>
    <style:style style:name="T3418" style:parent-style-name="Fonteparág.padrão" style:family="text">
      <style:text-properties fo:color="#231F20" style:text-scale="105%"/>
    </style:style>
    <style:style style:name="T3419" style:parent-style-name="Fonteparág.padrão" style:family="text">
      <style:text-properties fo:color="#231F20" fo:letter-spacing="0.002in" style:text-scale="105%"/>
    </style:style>
    <style:style style:name="T3420" style:parent-style-name="Fonteparág.padrão" style:family="text">
      <style:text-properties fo:color="#231F20" style:text-scale="105%"/>
    </style:style>
    <style:style style:name="T3421" style:parent-style-name="Fonteparág.padrão" style:family="text">
      <style:text-properties fo:color="#231F20" fo:letter-spacing="0.002in" style:text-scale="105%"/>
    </style:style>
    <style:style style:name="T3422" style:parent-style-name="Fonteparág.padrão" style:family="text">
      <style:text-properties fo:color="#231F20" style:text-scale="105%"/>
    </style:style>
    <style:style style:name="T3423" style:parent-style-name="Fonteparág.padrão" style:family="text">
      <style:text-properties fo:color="#231F20" fo:letter-spacing="0.002in" style:text-scale="105%"/>
    </style:style>
    <style:style style:name="T3424" style:parent-style-name="Fonteparág.padrão" style:family="text">
      <style:text-properties fo:color="#231F20" fo:letter-spacing="0.0027in" style:text-scale="105%"/>
    </style:style>
    <style:style style:name="T3425" style:parent-style-name="Fonteparág.padrão" style:family="text">
      <style:text-properties fo:color="#231F20" fo:letter-spacing="0.002in" style:text-scale="105%"/>
    </style:style>
    <style:style style:name="T3426" style:parent-style-name="Fonteparág.padrão" style:family="text">
      <style:text-properties fo:color="#231F20" style:text-scale="105%"/>
    </style:style>
    <style:style style:name="T3427" style:parent-style-name="Fonteparág.padrão" style:family="text">
      <style:text-properties fo:color="#231F20" fo:letter-spacing="0.002in" style:text-scale="105%"/>
    </style:style>
    <style:style style:name="T3428" style:parent-style-name="Fonteparág.padrão" style:family="text">
      <style:text-properties fo:color="#231F20" style:text-scale="105%"/>
    </style:style>
    <style:style style:name="T3429" style:parent-style-name="Fonteparág.padrão" style:family="text">
      <style:text-properties fo:color="#231F20" fo:letter-spacing="0.002in" style:text-scale="105%"/>
    </style:style>
    <style:style style:name="T3430" style:parent-style-name="Fonteparág.padrão" style:family="text">
      <style:text-properties fo:color="#231F20" style:text-scale="105%"/>
    </style:style>
    <style:style style:name="T3431" style:parent-style-name="Fonteparág.padrão" style:family="text">
      <style:text-properties fo:color="#231F20" fo:letter-spacing="0.002in" style:text-scale="105%"/>
    </style:style>
    <style:style style:name="T3432" style:parent-style-name="Fonteparág.padrão" style:family="text">
      <style:text-properties fo:color="#231F20" fo:letter-spacing="0.0013in" style:text-scale="105%"/>
    </style:style>
    <style:style style:name="T3433" style:parent-style-name="Fonteparág.padrão" style:family="text">
      <style:text-properties fo:color="#231F20" fo:letter-spacing="0.002in" style:text-scale="105%"/>
    </style:style>
    <style:style style:name="T3434" style:parent-style-name="Fonteparág.padrão" style:family="text">
      <style:text-properties fo:color="#231F20" fo:letter-spacing="0.0027in" style:text-scale="105%"/>
    </style:style>
    <style:style style:name="T3435" style:parent-style-name="Fonteparág.padrão" style:family="text">
      <style:text-properties fo:color="#231F20" style:text-scale="105%"/>
    </style:style>
    <style:style style:name="T3436" style:parent-style-name="Fonteparág.padrão" style:family="text">
      <style:text-properties fo:color="#231F20" fo:letter-spacing="0.002in" style:text-scale="105%"/>
    </style:style>
    <style:style style:name="T3437" style:parent-style-name="Fonteparág.padrão" style:family="text">
      <style:text-properties fo:color="#231F20" fo:letter-spacing="0.0013in" style:text-scale="105%"/>
    </style:style>
    <style:style style:name="T3438" style:parent-style-name="Fonteparág.padrão" style:family="text">
      <style:text-properties fo:color="#231F20" fo:letter-spacing="0.002in" style:text-scale="105%"/>
    </style:style>
    <style:style style:name="T3439" style:parent-style-name="Fonteparág.padrão" style:family="text">
      <style:text-properties fo:color="#231F20" style:text-scale="105%"/>
    </style:style>
    <style:style style:name="T3440" style:parent-style-name="Fonteparág.padrão" style:family="text">
      <style:text-properties fo:color="#231F20" fo:letter-spacing="0.002in" style:text-scale="105%"/>
    </style:style>
    <style:style style:name="T3441" style:parent-style-name="Fonteparág.padrão" style:family="text">
      <style:text-properties fo:color="#231F20" style:text-scale="105%"/>
    </style:style>
    <style:style style:name="T3442" style:parent-style-name="Fonteparág.padrão" style:family="text">
      <style:text-properties fo:color="#231F20" fo:letter-spacing="0.002in" style:text-scale="105%"/>
    </style:style>
    <style:style style:name="T3443" style:parent-style-name="Fonteparág.padrão" style:family="text">
      <style:text-properties fo:color="#231F20" style:text-scale="105%"/>
    </style:style>
    <style:style style:name="T3444" style:parent-style-name="Fonteparág.padrão" style:family="text">
      <style:text-properties fo:color="#231F20" fo:letter-spacing="0.0027in" style:text-scale="105%"/>
    </style:style>
    <style:style style:name="T3445" style:parent-style-name="Fonteparág.padrão" style:family="text">
      <style:text-properties fo:color="#231F20" style:text-scale="105%"/>
    </style:style>
    <style:style style:name="T3446" style:parent-style-name="Fonteparág.padrão" style:family="text">
      <style:text-properties fo:color="#231F20" fo:letter-spacing="0.002in" style:text-scale="105%"/>
    </style:style>
    <style:style style:name="T3447" style:parent-style-name="Fonteparág.padrão" style:family="text">
      <style:text-properties fo:color="#231F20" style:text-scale="105%"/>
    </style:style>
    <style:style style:name="T3448" style:parent-style-name="Fonteparág.padrão" style:family="text">
      <style:text-properties fo:color="#231F20" fo:letter-spacing="0.0013in" style:text-scale="105%"/>
    </style:style>
    <style:style style:name="T3449" style:parent-style-name="Fonteparág.padrão" style:family="text">
      <style:text-properties fo:color="#231F20" style:text-scale="105%"/>
    </style:style>
    <style:style style:name="T3450" style:parent-style-name="Fonteparág.padrão" style:family="text">
      <style:text-properties fo:color="#231F20" fo:letter-spacing="0.002in" style:text-scale="105%"/>
    </style:style>
    <style:style style:name="T3451" style:parent-style-name="Fonteparág.padrão" style:family="text">
      <style:text-properties fo:color="#231F20" style:text-scale="105%"/>
    </style:style>
    <style:style style:name="T3452" style:parent-style-name="Fonteparág.padrão" style:family="text">
      <style:text-properties fo:color="#231F20" fo:letter-spacing="0.002in" style:text-scale="105%"/>
    </style:style>
    <style:style style:name="T3453" style:parent-style-name="Fonteparág.padrão" style:family="text">
      <style:text-properties fo:color="#231F20" style:text-scale="105%"/>
    </style:style>
    <style:style style:name="T3454" style:parent-style-name="Fonteparág.padrão" style:family="text">
      <style:text-properties fo:color="#231F20" fo:letter-spacing="0.002in" style:text-scale="105%"/>
    </style:style>
    <style:style style:name="T3455" style:parent-style-name="Fonteparág.padrão" style:family="text">
      <style:text-properties fo:color="#231F20" style:text-scale="105%"/>
    </style:style>
    <style:style style:name="T3456" style:parent-style-name="Fonteparág.padrão" style:family="text">
      <style:text-properties fo:color="#231F20" fo:letter-spacing="0.002in" style:text-scale="105%"/>
    </style:style>
    <style:style style:name="T3457" style:parent-style-name="Fonteparág.padrão" style:family="text">
      <style:text-properties fo:color="#231F20" fo:letter-spacing="0.0013in" style:text-scale="105%"/>
    </style:style>
    <style:style style:name="T3458" style:parent-style-name="Fonteparág.padrão" style:family="text">
      <style:text-properties fo:color="#231F20" fo:letter-spacing="0.002in" style:text-scale="105%"/>
    </style:style>
    <style:style style:name="T3459" style:parent-style-name="Fonteparág.padrão" style:family="text">
      <style:text-properties fo:color="#231F20" fo:letter-spacing="0.0027in" style:text-scale="105%"/>
    </style:style>
    <style:style style:name="T3460" style:parent-style-name="Fonteparág.padrão" style:family="text">
      <style:text-properties fo:color="#231F20" fo:letter-spacing="0.002in" style:text-scale="105%"/>
    </style:style>
    <style:style style:name="T3461" style:parent-style-name="Fonteparág.padrão" style:family="text">
      <style:text-properties fo:color="#231F20" style:text-scale="105%"/>
    </style:style>
    <style:style style:name="T3462" style:parent-style-name="Fonteparág.padrão" style:family="text">
      <style:text-properties fo:color="#231F20" fo:letter-spacing="0.002in" style:text-scale="105%"/>
    </style:style>
    <style:style style:name="T3463" style:parent-style-name="Fonteparág.padrão" style:family="text">
      <style:text-properties fo:color="#231F20" style:text-scale="105%"/>
    </style:style>
    <style:style style:name="T3464" style:parent-style-name="Fonteparág.padrão" style:family="text">
      <style:text-properties fo:color="#231F20" fo:letter-spacing="0.002in" style:text-scale="105%"/>
    </style:style>
    <style:style style:name="T3465" style:parent-style-name="Fonteparág.padrão" style:family="text">
      <style:text-properties fo:color="#231F20" fo:letter-spacing="0.0013in" style:text-scale="105%"/>
    </style:style>
    <style:style style:name="T3466" style:parent-style-name="Fonteparág.padrão" style:family="text">
      <style:text-properties fo:color="#231F20" style:text-scale="105%"/>
    </style:style>
    <style:style style:name="T3467" style:parent-style-name="Fonteparág.padrão" style:family="text">
      <style:text-properties fo:color="#231F20" fo:letter-spacing="0.0027in" style:text-scale="105%"/>
    </style:style>
    <style:style style:name="P3468" style:parent-style-name="Corpodetexto" style:family="paragraph">
      <style:text-properties fo:font-size="10pt" style:font-size-asian="10pt"/>
    </style:style>
    <style:style style:name="P3469" style:parent-style-name="Corpodetexto" style:family="paragraph">
      <style:paragraph-properties fo:margin-top="0.0013in"/>
      <style:text-properties fo:font-size="10.5pt" style:font-size-asian="10.5pt"/>
    </style:style>
    <style:style style:name="P3470" style:parent-style-name="Corpodetexto" style:family="paragraph">
      <style:paragraph-properties fo:margin-left="0.9861in">
        <style:tab-stops/>
      </style:paragraph-properties>
    </style:style>
    <style:style style:name="T3471" style:parent-style-name="Fonteparág.padrão" style:family="text">
      <style:text-properties fo:color="#C9302E" style:text-scale="105%"/>
    </style:style>
    <style:style style:name="P3472" style:parent-style-name="Corpodetexto" style:family="paragraph">
      <style:paragraph-properties fo:margin-top="0.002in"/>
      <style:text-properties fo:font-size="8.5pt" style:font-size-asian="8.5pt"/>
    </style:style>
    <style:style style:name="P3473" style:parent-style-name="Corpodetexto" style:family="paragraph">
      <style:paragraph-properties fo:text-align="justify" fo:line-height="117%" fo:margin-left="0.9861in" fo:margin-right="0.9798in">
        <style:tab-stops/>
      </style:paragraph-properties>
    </style:style>
    <style:style style:name="T3474" style:parent-style-name="Fonteparág.padrão" style:family="text">
      <style:text-properties fo:color="#231F20" style:text-scale="105%"/>
    </style:style>
    <style:style style:name="T3475" style:parent-style-name="Fonteparág.padrão" style:family="text">
      <style:text-properties fo:color="#231F20" fo:letter-spacing="0.002in" style:text-scale="105%"/>
    </style:style>
    <style:style style:name="T3476" style:parent-style-name="Fonteparág.padrão" style:family="text">
      <style:text-properties fo:color="#231F20" style:text-scale="105%"/>
    </style:style>
    <style:style style:name="T3477" style:parent-style-name="Fonteparág.padrão" style:family="text">
      <style:text-properties fo:color="#231F20" fo:letter-spacing="0.002in" style:text-scale="105%"/>
    </style:style>
    <style:style style:name="T3478" style:parent-style-name="Fonteparág.padrão" style:family="text">
      <style:text-properties fo:color="#231F20" style:text-scale="105%"/>
    </style:style>
    <style:style style:name="T3479" style:parent-style-name="Fonteparág.padrão" style:family="text">
      <style:text-properties fo:color="#231F20" fo:letter-spacing="0.0013in" style:text-scale="105%"/>
    </style:style>
    <style:style style:name="T3480" style:parent-style-name="Fonteparág.padrão" style:family="text">
      <style:text-properties fo:color="#231F20" fo:letter-spacing="0.002in" style:text-scale="105%"/>
    </style:style>
    <style:style style:name="T3481" style:parent-style-name="Fonteparág.padrão" style:family="text">
      <style:text-properties fo:color="#231F20" style:text-scale="105%"/>
    </style:style>
    <style:style style:name="T3482" style:parent-style-name="Fonteparág.padrão" style:family="text">
      <style:text-properties fo:color="#231F20" fo:letter-spacing="0.002in" style:text-scale="105%"/>
    </style:style>
    <style:style style:name="T3483" style:parent-style-name="Fonteparág.padrão" style:family="text">
      <style:text-properties fo:color="#231F20" style:text-scale="105%"/>
    </style:style>
    <style:style style:name="T3484" style:parent-style-name="Fonteparág.padrão" style:family="text">
      <style:text-properties fo:color="#231F20" fo:letter-spacing="0.002in" style:text-scale="105%"/>
    </style:style>
    <style:style style:name="T3485" style:parent-style-name="Fonteparág.padrão" style:family="text">
      <style:text-properties fo:color="#231F20" style:text-scale="105%"/>
    </style:style>
    <style:style style:name="T3486" style:parent-style-name="Fonteparág.padrão" style:family="text">
      <style:text-properties fo:color="#231F20" fo:letter-spacing="0.0111in" style:text-scale="105%"/>
    </style:style>
    <style:style style:name="T3487" style:parent-style-name="Fonteparág.padrão" style:family="text">
      <style:text-properties fo:color="#231F20" fo:letter-spacing="0.0027in" style:text-scale="105%"/>
    </style:style>
    <style:style style:name="P3488" style:parent-style-name="Corpodetexto" style:master-page-name="MP12" style:family="paragraph">
      <style:paragraph-properties fo:break-before="page"/>
    </style:style>
    <style:style style:name="T3515" style:parent-style-name="Fonteparág.padrão" style:family="text">
      <style:text-properties fo:language="en" fo:country="US" style:language-asian="en" style:country-asian="US" style:language-complex="ar" style:country-complex="SA"/>
    </style:style>
    <style:style style:name="P3516" style:parent-style-name="Corpodetexto" style:family="paragraph">
      <style:text-properties fo:font-size="10pt" style:font-size-asian="10pt"/>
    </style:style>
    <style:style style:name="P3517" style:parent-style-name="Corpodetexto" style:family="paragraph">
      <style:paragraph-properties fo:margin-top="0.0083in"/>
    </style:style>
    <style:style style:name="P3518" style:parent-style-name="Corpodetexto" style:family="paragraph">
      <style:paragraph-properties fo:text-align="justify" fo:margin-left="0.7895in">
        <style:tab-stops/>
      </style:paragraph-properties>
    </style:style>
    <style:style style:name="T3519" style:parent-style-name="Fonteparág.padrão" style:family="text">
      <style:text-properties fo:language="en" fo:country="US" style:language-asian="en" style:country-asian="US" style:language-complex="ar" style:country-complex="SA"/>
    </style:style>
    <style:style style:name="P3520" style:parent-style-name="Normal" style:family="paragraph">
      <style:paragraph-properties fo:margin-top="0.0104in" fo:margin-left="0.0138in">
        <style:tab-stops/>
      </style:paragraph-properties>
    </style:style>
    <style:style style:name="T3521" style:parent-style-name="Fonteparág.padrão" style:family="text">
      <style:text-properties style:font-name="Gill Sans MT" fo:color="#EAAF9D" style:text-scale="95%" fo:font-size="6pt" style:font-size-asian="6pt"/>
    </style:style>
    <style:style style:name="T3522" style:parent-style-name="Fonteparág.padrão" style:family="text">
      <style:text-properties fo:color="#C9302E" style:text-scale="110%"/>
    </style:style>
    <style:style style:name="P3523" style:parent-style-name="Corpodetexto" style:family="paragraph">
      <style:paragraph-properties fo:margin-top="0.0013in"/>
      <style:text-properties fo:font-size="8.5pt" style:font-size-asian="8.5pt"/>
    </style:style>
    <style:style style:name="P3524" style:parent-style-name="Corpodetexto" style:family="paragraph">
      <style:paragraph-properties fo:text-align="justify" fo:margin-top="0.0006in" fo:line-height="117%" fo:margin-left="0.7895in" fo:margin-right="1.1756in">
        <style:tab-stops/>
      </style:paragraph-properties>
    </style:style>
    <style:style style:name="T3525" style:parent-style-name="Fonteparág.padrão" style:family="text">
      <style:text-properties fo:color="#231F20" style:text-scale="105%"/>
    </style:style>
    <style:style style:name="T3526" style:parent-style-name="Fonteparág.padrão" style:family="text">
      <style:text-properties fo:color="#231F20" style:text-scale="105%"/>
    </style:style>
    <style:style style:name="T3527" style:parent-style-name="Fonteparág.padrão" style:family="text">
      <style:text-properties fo:color="#231F20" style:text-scale="105%"/>
    </style:style>
    <style:style style:name="P3528" style:parent-style-name="Corpodetexto" style:family="paragraph">
      <style:paragraph-properties fo:text-align="justify" fo:margin-top="0.0736in" fo:line-height="117%" fo:margin-left="0.7895in" fo:margin-right="1.1763in">
        <style:tab-stops/>
      </style:paragraph-properties>
    </style:style>
    <style:style style:name="T3529" style:parent-style-name="Fonteparág.padrão" style:family="text">
      <style:text-properties fo:color="#231F20" style:text-scale="105%"/>
    </style:style>
    <style:style style:name="T3530" style:parent-style-name="Fonteparág.padrão" style:family="text">
      <style:text-properties fo:color="#231F20" fo:letter-spacing="0.002in" style:text-scale="105%"/>
    </style:style>
    <style:style style:name="T3531" style:parent-style-name="Fonteparág.padrão" style:family="text">
      <style:text-properties fo:color="#231F20" fo:letter-spacing="0.0013in" style:text-scale="105%"/>
    </style:style>
    <style:style style:name="T3532" style:parent-style-name="Fonteparág.padrão" style:family="text">
      <style:text-properties fo:color="#231F20" fo:letter-spacing="0.002in" style:text-scale="105%"/>
    </style:style>
    <style:style style:name="T3533" style:parent-style-name="Fonteparág.padrão" style:family="text">
      <style:text-properties fo:color="#231F20" style:text-scale="105%"/>
    </style:style>
    <style:style style:name="T3534" style:parent-style-name="Fonteparág.padrão" style:family="text">
      <style:text-properties fo:color="#231F20" fo:letter-spacing="0.002in" style:text-scale="105%"/>
    </style:style>
    <style:style style:name="T3535" style:parent-style-name="Fonteparág.padrão" style:family="text">
      <style:text-properties fo:color="#231F20" style:text-scale="105%"/>
    </style:style>
    <style:style style:name="T3536" style:parent-style-name="Fonteparág.padrão" style:family="text">
      <style:text-properties fo:color="#231F20" fo:letter-spacing="0.002in" style:text-scale="105%"/>
    </style:style>
    <style:style style:name="T3537" style:parent-style-name="Fonteparág.padrão" style:family="text">
      <style:text-properties fo:color="#231F20" style:text-scale="105%"/>
    </style:style>
    <style:style style:name="T3538" style:parent-style-name="Fonteparág.padrão" style:family="text">
      <style:text-properties fo:color="#231F20" fo:letter-spacing="0.002in" style:text-scale="105%"/>
    </style:style>
    <style:style style:name="T3539" style:parent-style-name="Fonteparág.padrão" style:family="text">
      <style:text-properties fo:color="#231F20" style:text-scale="105%"/>
    </style:style>
    <style:style style:name="T3540" style:parent-style-name="Fonteparág.padrão" style:family="text">
      <style:text-properties fo:color="#231F20" fo:letter-spacing="0.0027in" style:text-scale="105%"/>
    </style:style>
    <style:style style:name="T3541" style:parent-style-name="Fonteparág.padrão" style:family="text">
      <style:text-properties fo:color="#231F20" style:text-scale="105%"/>
    </style:style>
    <style:style style:name="T3542" style:parent-style-name="Fonteparág.padrão" style:family="text">
      <style:text-properties fo:color="#231F20" fo:letter-spacing="0.002in" style:text-scale="105%"/>
    </style:style>
    <style:style style:name="T3543" style:parent-style-name="Fonteparág.padrão" style:family="text">
      <style:text-properties fo:color="#231F20" style:text-scale="105%"/>
    </style:style>
    <style:style style:name="T3544" style:parent-style-name="Fonteparág.padrão" style:family="text">
      <style:text-properties fo:color="#231F20" fo:letter-spacing="0.002in" style:text-scale="105%"/>
    </style:style>
    <style:style style:name="T3545" style:parent-style-name="Fonteparág.padrão" style:family="text">
      <style:text-properties fo:color="#231F20" fo:letter-spacing="0.0013in" style:text-scale="105%"/>
    </style:style>
    <style:style style:name="T3546" style:parent-style-name="Fonteparág.padrão" style:family="text">
      <style:text-properties fo:color="#231F20" fo:letter-spacing="0.002in" style:text-scale="105%"/>
    </style:style>
    <style:style style:name="T3547" style:parent-style-name="Fonteparág.padrão" style:family="text">
      <style:text-properties fo:color="#231F20" style:text-scale="105%"/>
    </style:style>
    <style:style style:name="T3548" style:parent-style-name="Fonteparág.padrão" style:family="text">
      <style:text-properties fo:color="#231F20" fo:letter-spacing="0.002in" style:text-scale="105%"/>
    </style:style>
    <style:style style:name="T3549" style:parent-style-name="Fonteparág.padrão" style:family="text">
      <style:text-properties fo:color="#231F20" fo:letter-spacing="0.0013in" style:text-scale="105%"/>
    </style:style>
    <style:style style:name="T3550" style:parent-style-name="Fonteparág.padrão" style:family="text">
      <style:text-properties fo:color="#231F20" fo:letter-spacing="0.002in" style:text-scale="105%"/>
    </style:style>
    <style:style style:name="T3551" style:parent-style-name="Fonteparág.padrão" style:family="text">
      <style:text-properties fo:color="#231F20" fo:letter-spacing="0.002in" style:text-scale="105%"/>
    </style:style>
    <style:style style:name="T3552" style:parent-style-name="Fonteparág.padrão" style:family="text">
      <style:text-properties fo:color="#231F20" style:text-scale="105%"/>
    </style:style>
    <style:style style:name="T3553" style:parent-style-name="Fonteparág.padrão" style:family="text">
      <style:text-properties fo:color="#231F20" fo:letter-spacing="0.002in" style:text-scale="105%"/>
    </style:style>
    <style:style style:name="T3554" style:parent-style-name="Fonteparág.padrão" style:family="text">
      <style:text-properties fo:color="#231F20" style:text-scale="105%"/>
    </style:style>
    <style:style style:name="T3555" style:parent-style-name="Fonteparág.padrão" style:family="text">
      <style:text-properties fo:color="#231F20" fo:letter-spacing="0.002in" style:text-scale="105%"/>
    </style:style>
    <style:style style:name="T3556" style:parent-style-name="Fonteparág.padrão" style:family="text">
      <style:text-properties fo:color="#231F20" style:text-scale="105%"/>
    </style:style>
    <style:style style:name="T3557" style:parent-style-name="Fonteparág.padrão" style:family="text">
      <style:text-properties fo:color="#231F20" fo:letter-spacing="0.002in" style:text-scale="105%"/>
    </style:style>
    <style:style style:name="T3558" style:parent-style-name="Fonteparág.padrão" style:family="text">
      <style:text-properties fo:color="#231F20" fo:letter-spacing="0.0013in" style:text-scale="105%"/>
    </style:style>
    <style:style style:name="T3559" style:parent-style-name="Fonteparág.padrão" style:family="text">
      <style:text-properties fo:color="#231F20" fo:letter-spacing="0.002in" style:text-scale="105%"/>
    </style:style>
    <style:style style:name="T3560" style:parent-style-name="Fonteparág.padrão" style:family="text">
      <style:text-properties fo:color="#231F20" fo:letter-spacing="0.0027in" style:text-scale="105%"/>
    </style:style>
    <style:style style:name="T3561" style:parent-style-name="Fonteparág.padrão" style:family="text">
      <style:text-properties fo:color="#231F20" fo:letter-spacing="0.002in" style:text-scale="105%"/>
    </style:style>
    <style:style style:name="T3562" style:parent-style-name="Fonteparág.padrão" style:family="text">
      <style:text-properties fo:color="#231F20" style:text-scale="105%"/>
    </style:style>
    <style:style style:name="T3563" style:parent-style-name="Fonteparág.padrão" style:family="text">
      <style:text-properties fo:color="#231F20" fo:letter-spacing="0.002in" style:text-scale="105%"/>
    </style:style>
    <style:style style:name="T3564" style:parent-style-name="Fonteparág.padrão" style:family="text">
      <style:text-properties fo:color="#231F20" style:text-scale="105%"/>
    </style:style>
    <style:style style:name="T3565" style:parent-style-name="Fonteparág.padrão" style:family="text">
      <style:text-properties fo:color="#231F20" fo:letter-spacing="0.002in" style:text-scale="105%"/>
    </style:style>
    <style:style style:name="T3566" style:parent-style-name="Fonteparág.padrão" style:family="text">
      <style:text-properties fo:color="#231F20" fo:letter-spacing="0.0013in" style:text-scale="105%"/>
    </style:style>
    <style:style style:name="T3567" style:parent-style-name="Fonteparág.padrão" style:family="text">
      <style:text-properties fo:color="#231F20" fo:letter-spacing="-0.0118in" style:text-scale="105%"/>
    </style:style>
    <style:style style:name="T3568" style:parent-style-name="Fonteparág.padrão" style:family="text">
      <style:text-properties fo:color="#231F20" fo:letter-spacing="0.0027in" style:text-scale="105%"/>
    </style:style>
    <style:style style:name="P3569" style:parent-style-name="Corpodetexto" style:family="paragraph">
      <style:paragraph-properties fo:margin-top="0.0076in"/>
      <style:text-properties fo:font-size="14.5pt" style:font-size-asian="14.5pt"/>
    </style:style>
    <style:style style:name="P3570" style:parent-style-name="Normal" style:family="paragraph">
      <style:paragraph-properties fo:text-align="justify" fo:margin-left="0.7895in">
        <style:tab-stops/>
      </style:paragraph-properties>
    </style:style>
    <style:style style:name="T3571" style:parent-style-name="Fonteparág.padrão" style:family="text">
      <style:text-properties fo:color="#808285" style:text-scale="110%" fo:font-size="6pt" style:font-size-asian="6pt"/>
    </style:style>
    <style:style style:name="P3572" style:parent-style-name="Normal" style:family="paragraph">
      <style:paragraph-properties fo:text-align="justify" fo:margin-top="0.0125in" fo:margin-left="0.7895in">
        <style:tab-stops/>
      </style:paragraph-properties>
    </style:style>
    <style:style style:name="T3573" style:parent-style-name="Fonteparág.padrão" style:family="text">
      <style:text-properties style:font-name="Gill Sans MT" fo:color="#6D6E71" fo:font-size="7pt" style:font-size-asian="7pt"/>
    </style:style>
    <style:style style:name="P3574" style:parent-style-name="Corpodetexto" style:family="paragraph">
      <style:paragraph-properties fo:margin-top="0.0027in" fo:margin-bottom="0.0006in"/>
      <style:text-properties style:font-name="Gill Sans MT" fo:font-size="5.5pt" style:font-size-asian="5.5pt"/>
    </style:style>
    <style:style style:name="TableColumn3576" style:family="table-column">
      <style:table-column-properties style:column-width="1.9687in" style:use-optimal-column-width="false"/>
    </style:style>
    <style:style style:name="TableColumn3577" style:family="table-column">
      <style:table-column-properties style:column-width="2.9527in" style:use-optimal-column-width="false"/>
    </style:style>
    <style:style style:name="TableColumn3578" style:family="table-column">
      <style:table-column-properties style:column-width="0.3937in" style:use-optimal-column-width="false"/>
    </style:style>
    <style:style style:name="Table3575" style:family="table">
      <style:table-properties style:width="5.3152in" fo:margin-left="0.7944in" table:align="left"/>
    </style:style>
    <style:style style:name="TableRow3579" style:family="table-row">
      <style:table-row-properties style:min-row-height="0.2159in" style:use-optimal-row-height="false"/>
    </style:style>
    <style:style style:name="TableCell3580" style:family="table-cell">
      <style:table-cell-properties fo:border-top="none" fo:border-left="none" fo:border-bottom="0.0069in solid #FFFFFF" fo:border-right="0.0069in solid #FFFFFF" fo:background-color="#F5D8CE" style:writing-mode="lr-tb" fo:padding-top="0in" fo:padding-left="0in" fo:padding-bottom="0in" fo:padding-right="0in"/>
    </style:style>
    <style:style style:name="P3581" style:parent-style-name="TableParagraph" style:family="paragraph">
      <style:paragraph-properties fo:margin-top="0.0569in" fo:margin-left="0.0784in">
        <style:tab-stops/>
      </style:paragraph-properties>
    </style:style>
    <style:style style:name="T3582" style:parent-style-name="Fonteparág.padrão" style:family="text">
      <style:text-properties style:font-name="Gill Sans MT" fo:color="#58595B" fo:font-size="6.5pt" style:font-size-asian="6.5pt"/>
    </style:style>
    <style:style style:name="TableCell3583" style:family="table-cell">
      <style:table-cell-properties fo:border-top="none" fo:border-left="0.0069in solid #FFFFFF" fo:border-bottom="0.0069in solid #FFFFFF" fo:border-right="0.0069in solid #FFFFFF" fo:background-color="#F5D8CE" style:writing-mode="lr-tb" fo:padding-top="0in" fo:padding-left="0in" fo:padding-bottom="0in" fo:padding-right="0in"/>
    </style:style>
    <style:style style:name="P3584" style:parent-style-name="TableParagraph" style:family="paragraph">
      <style:paragraph-properties fo:margin-top="0.0569in" fo:margin-left="0.075in">
        <style:tab-stops/>
      </style:paragraph-properties>
    </style:style>
    <style:style style:name="T3585" style:parent-style-name="Fonteparág.padrão" style:family="text">
      <style:text-properties style:font-name="Gill Sans MT" fo:color="#58595B" style:text-scale="105%" fo:font-size="6.5pt" style:font-size-asian="6.5pt"/>
    </style:style>
    <style:style style:name="TableCell3586" style:family="table-cell">
      <style:table-cell-properties fo:border-top="none" fo:border-left="0.0069in solid #FFFFFF" fo:border-bottom="0.0069in solid #FFFFFF" fo:border-right="none" fo:background-color="#F5D8CE" style:writing-mode="lr-tb" fo:padding-top="0in" fo:padding-left="0in" fo:padding-bottom="0in" fo:padding-right="0in"/>
    </style:style>
    <style:style style:name="P3587" style:parent-style-name="TableParagraph" style:family="paragraph">
      <style:paragraph-properties fo:text-align="center" fo:margin-top="0.0569in" fo:margin-right="0.002in"/>
    </style:style>
    <style:style style:name="T3588" style:parent-style-name="Fonteparág.padrão" style:family="text">
      <style:text-properties style:font-name="Gill Sans MT" fo:color="#58595B" style:text-scale="114%" fo:font-size="6.5pt" style:font-size-asian="6.5pt"/>
    </style:style>
    <style:style style:name="TableRow3589" style:family="table-row">
      <style:table-row-properties style:min-row-height="0.2118in" style:use-optimal-row-height="false"/>
    </style:style>
    <style:style style:name="TableCell3590" style:family="table-cell">
      <style:table-cell-properties fo:border-top="0.0069in solid #FFFFFF" fo:border-left="none" fo:border-bottom="0.0069in solid #FFFFFF" fo:border-right="none" fo:background-color="#F5D8CE" style:writing-mode="lr-tb" fo:padding-top="0in" fo:padding-left="0in" fo:padding-bottom="0in" fo:padding-right="0in"/>
    </style:style>
    <style:style style:name="P3591" style:parent-style-name="TableParagraph" style:family="paragraph">
      <style:paragraph-properties fo:text-align="center" fo:margin-top="0.0527in" fo:margin-left="0.8784in" fo:margin-right="0.877in">
        <style:tab-stops/>
      </style:paragraph-properties>
    </style:style>
    <style:style style:name="T3592" style:parent-style-name="Fonteparág.padrão" style:family="text">
      <style:text-properties style:font-name="Gill Sans MT" fo:color="#58595B" fo:font-size="6.5pt" style:font-size-asian="6.5pt"/>
    </style:style>
    <style:style style:name="TableRow3593" style:family="table-row">
      <style:table-row-properties style:min-row-height="0.2118in" style:use-optimal-row-height="false"/>
    </style:style>
    <style:style style:name="TableCell3594"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595" style:parent-style-name="TableParagraph" style:family="paragraph">
      <style:paragraph-properties fo:margin-top="0.0506in" fo:margin-left="0.0784in">
        <style:tab-stops/>
      </style:paragraph-properties>
    </style:style>
    <style:style style:name="T3596" style:parent-style-name="Fonteparág.padrão" style:family="text">
      <style:text-properties fo:color="#414042" style:text-scale="105%" fo:font-size="6.5pt" style:font-size-asian="6.5pt"/>
    </style:style>
    <style:style style:name="TableCell3597" style:family="table-cell">
      <style:table-cell-properties fo:border="0.0069in solid #FFFFFF" fo:background-color="#FBEFEA" style:writing-mode="lr-tb" fo:padding-top="0in" fo:padding-left="0in" fo:padding-bottom="0in" fo:padding-right="0in"/>
    </style:style>
    <style:style style:name="P3598" style:parent-style-name="TableParagraph" style:family="paragraph">
      <style:paragraph-properties fo:margin-top="0.0506in" fo:margin-left="0.075in">
        <style:tab-stops/>
      </style:paragraph-properties>
    </style:style>
    <style:style style:name="T3599" style:parent-style-name="Fonteparág.padrão" style:family="text">
      <style:text-properties fo:color="#414042" style:text-scale="105%" fo:font-size="6.5pt" style:font-size-asian="6.5pt"/>
    </style:style>
    <style:style style:name="TableCell3600"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3601" style:parent-style-name="TableParagraph" style:family="paragraph">
      <style:paragraph-properties fo:text-align="end" fo:margin-top="0.0506in" fo:margin-right="0.0756in"/>
    </style:style>
    <style:style style:name="T3602" style:parent-style-name="Fonteparág.padrão" style:family="text">
      <style:text-properties fo:color="#414042" style:text-scale="115%" fo:font-size="6.5pt" style:font-size-asian="6.5pt"/>
    </style:style>
    <style:style style:name="TableRow3603" style:family="table-row">
      <style:table-row-properties style:min-row-height="0.2118in" style:use-optimal-row-height="false"/>
    </style:style>
    <style:style style:name="TableCell3604"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3605" style:parent-style-name="TableParagraph" style:family="paragraph">
      <style:paragraph-properties fo:margin-top="0.0506in" fo:margin-left="0.0784in">
        <style:tab-stops/>
      </style:paragraph-properties>
    </style:style>
    <style:style style:name="T3606" style:parent-style-name="Fonteparág.padrão" style:family="text">
      <style:text-properties fo:color="#414042" style:text-scale="105%" fo:font-size="6.5pt" style:font-size-asian="6.5pt"/>
    </style:style>
    <style:style style:name="TableCell3607" style:family="table-cell">
      <style:table-cell-properties fo:border="0.0069in solid #FFFFFF" fo:background-color="#F8E3DB" style:writing-mode="lr-tb" fo:padding-top="0in" fo:padding-left="0in" fo:padding-bottom="0in" fo:padding-right="0in"/>
    </style:style>
    <style:style style:name="P3608" style:parent-style-name="TableParagraph" style:family="paragraph">
      <style:paragraph-properties fo:margin-top="0.0506in" fo:margin-left="0.075in">
        <style:tab-stops/>
      </style:paragraph-properties>
    </style:style>
    <style:style style:name="T3609" style:parent-style-name="Fonteparág.padrão" style:family="text">
      <style:text-properties fo:color="#414042" style:text-scale="105%" fo:font-size="6.5pt" style:font-size-asian="6.5pt"/>
    </style:style>
    <style:style style:name="TableCell3610"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3611" style:parent-style-name="TableParagraph" style:family="paragraph">
      <style:paragraph-properties fo:text-align="end" fo:margin-top="0.0506in" fo:margin-right="0.077in"/>
    </style:style>
    <style:style style:name="T3612" style:parent-style-name="Fonteparág.padrão" style:family="text">
      <style:text-properties fo:color="#414042" style:text-scale="118%" fo:font-size="6.5pt" style:font-size-asian="6.5pt"/>
    </style:style>
    <style:style style:name="TableRow3613" style:family="table-row">
      <style:table-row-properties style:min-row-height="0.3159in" style:use-optimal-row-height="false"/>
    </style:style>
    <style:style style:name="TableCell3614"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615" style:parent-style-name="TableParagraph" style:family="paragraph">
      <style:paragraph-properties fo:margin-top="0.0062in"/>
      <style:text-properties style:font-name="Gill Sans MT" fo:font-size="6pt" style:font-size-asian="6pt"/>
    </style:style>
    <style:style style:name="P3616" style:parent-style-name="TableParagraph" style:family="paragraph">
      <style:paragraph-properties fo:margin-left="0.0784in">
        <style:tab-stops/>
      </style:paragraph-properties>
    </style:style>
    <style:style style:name="T3617" style:parent-style-name="Fonteparág.padrão" style:family="text">
      <style:text-properties fo:color="#414042" style:text-scale="110%" fo:font-size="6.5pt" style:font-size-asian="6.5pt"/>
    </style:style>
    <style:style style:name="TableCell3618" style:family="table-cell">
      <style:table-cell-properties fo:border="0.0069in solid #FFFFFF" fo:background-color="#FBEFEA" style:writing-mode="lr-tb" fo:padding-top="0in" fo:padding-left="0in" fo:padding-bottom="0in" fo:padding-right="0in"/>
    </style:style>
    <style:style style:name="P3619" style:parent-style-name="TableParagraph" style:family="paragraph">
      <style:paragraph-properties fo:margin-top="0.0555in" fo:line-height="95%" fo:margin-left="0.075in" fo:margin-right="0.2722in">
        <style:tab-stops/>
      </style:paragraph-properties>
    </style:style>
    <style:style style:name="T3620" style:parent-style-name="Fonteparág.padrão" style:family="text">
      <style:text-properties fo:color="#414042" style:text-scale="105%" fo:font-size="6.5pt" style:font-size-asian="6.5pt"/>
    </style:style>
    <style:style style:name="TableCell3621"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3622" style:parent-style-name="TableParagraph" style:family="paragraph">
      <style:paragraph-properties fo:margin-top="0.0062in"/>
      <style:text-properties style:font-name="Gill Sans MT" fo:font-size="6pt" style:font-size-asian="6pt"/>
    </style:style>
    <style:style style:name="P3623" style:parent-style-name="TableParagraph" style:family="paragraph">
      <style:paragraph-properties fo:text-align="end" fo:margin-right="0.0756in"/>
    </style:style>
    <style:style style:name="T3624" style:parent-style-name="Fonteparág.padrão" style:family="text">
      <style:text-properties fo:color="#414042" style:text-scale="115%" fo:font-size="6.5pt" style:font-size-asian="6.5pt"/>
    </style:style>
    <style:style style:name="TableRow3625" style:family="table-row">
      <style:table-row-properties style:min-row-height="0.2118in" style:use-optimal-row-height="false"/>
    </style:style>
    <style:style style:name="TableCell3626"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3627" style:parent-style-name="TableParagraph" style:family="paragraph">
      <style:paragraph-properties fo:margin-top="0.0506in" fo:margin-left="0.0784in">
        <style:tab-stops/>
      </style:paragraph-properties>
    </style:style>
    <style:style style:name="T3628" style:parent-style-name="Fonteparág.padrão" style:family="text">
      <style:text-properties fo:color="#414042" style:text-scale="105%" fo:font-size="6.5pt" style:font-size-asian="6.5pt"/>
    </style:style>
    <style:style style:name="TableCell3629" style:family="table-cell">
      <style:table-cell-properties fo:border="0.0069in solid #FFFFFF" fo:background-color="#F8E3DB" style:writing-mode="lr-tb" fo:padding-top="0in" fo:padding-left="0in" fo:padding-bottom="0in" fo:padding-right="0in"/>
    </style:style>
    <style:style style:name="P3630" style:parent-style-name="TableParagraph" style:family="paragraph">
      <style:paragraph-properties fo:margin-top="0.0506in" fo:margin-left="0.075in">
        <style:tab-stops/>
      </style:paragraph-properties>
    </style:style>
    <style:style style:name="T3631" style:parent-style-name="Fonteparág.padrão" style:family="text">
      <style:text-properties fo:color="#414042" style:text-scale="105%" fo:font-size="6.5pt" style:font-size-asian="6.5pt"/>
    </style:style>
    <style:style style:name="TableCell3632"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3633" style:parent-style-name="TableParagraph" style:family="paragraph">
      <style:paragraph-properties fo:text-align="end" fo:margin-top="0.0506in" fo:margin-right="0.0756in"/>
    </style:style>
    <style:style style:name="T3634" style:parent-style-name="Fonteparág.padrão" style:family="text">
      <style:text-properties fo:color="#414042" style:text-scale="115%" fo:font-size="6.5pt" style:font-size-asian="6.5pt"/>
    </style:style>
    <style:style style:name="TableRow3635" style:family="table-row">
      <style:table-row-properties style:min-row-height="0.3159in" style:use-optimal-row-height="false"/>
    </style:style>
    <style:style style:name="TableCell3636"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637" style:parent-style-name="TableParagraph" style:family="paragraph">
      <style:paragraph-properties fo:margin-top="0.0555in" fo:line-height="95%" fo:margin-left="0.0784in">
        <style:tab-stops/>
      </style:paragraph-properties>
    </style:style>
    <style:style style:name="T3638" style:parent-style-name="Fonteparág.padrão" style:family="text">
      <style:text-properties fo:color="#414042" style:text-scale="110%" fo:font-size="6.5pt" style:font-size-asian="6.5pt"/>
    </style:style>
    <style:style style:name="TableCell3639" style:family="table-cell">
      <style:table-cell-properties fo:border="0.0069in solid #FFFFFF" fo:background-color="#FBEFEA" style:writing-mode="lr-tb" fo:padding-top="0in" fo:padding-left="0in" fo:padding-bottom="0in" fo:padding-right="0in"/>
    </style:style>
    <style:style style:name="P3640" style:parent-style-name="TableParagraph" style:family="paragraph">
      <style:paragraph-properties fo:margin-top="0.0555in" fo:line-height="95%" fo:margin-left="0.075in" fo:margin-right="0.2722in">
        <style:tab-stops/>
      </style:paragraph-properties>
    </style:style>
    <style:style style:name="T3641" style:parent-style-name="Fonteparág.padrão" style:family="text">
      <style:text-properties fo:color="#414042" style:text-scale="105%" fo:font-size="6.5pt" style:font-size-asian="6.5pt"/>
    </style:style>
    <style:style style:name="TableCell3642"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3643" style:parent-style-name="TableParagraph" style:family="paragraph">
      <style:paragraph-properties fo:margin-top="0.0062in"/>
      <style:text-properties style:font-name="Gill Sans MT" fo:font-size="6pt" style:font-size-asian="6pt"/>
    </style:style>
    <style:style style:name="P3644" style:parent-style-name="TableParagraph" style:family="paragraph">
      <style:paragraph-properties fo:text-align="end" fo:margin-right="0.0756in"/>
    </style:style>
    <style:style style:name="T3645" style:parent-style-name="Fonteparág.padrão" style:family="text">
      <style:text-properties fo:color="#414042" style:text-scale="115%" fo:font-size="6.5pt" style:font-size-asian="6.5pt"/>
    </style:style>
    <style:style style:name="TableRow3646" style:family="table-row">
      <style:table-row-properties style:min-row-height="0.2118in" style:use-optimal-row-height="false"/>
    </style:style>
    <style:style style:name="TableCell3647" style:family="table-cell">
      <style:table-cell-properties fo:border-top="0.0069in solid #FFFFFF" fo:border-left="none" fo:border-bottom="0.0069in solid #FFFFFF" fo:border-right="none" fo:background-color="#F5D8CE" style:writing-mode="lr-tb" fo:padding-top="0in" fo:padding-left="0in" fo:padding-bottom="0in" fo:padding-right="0in"/>
    </style:style>
    <style:style style:name="P3648" style:parent-style-name="TableParagraph" style:family="paragraph">
      <style:paragraph-properties fo:text-align="center" fo:margin-top="0.0527in" fo:margin-left="0.8784in" fo:margin-right="0.8784in">
        <style:tab-stops/>
      </style:paragraph-properties>
    </style:style>
    <style:style style:name="T3649" style:parent-style-name="Fonteparág.padrão" style:family="text">
      <style:text-properties style:font-name="Gill Sans MT" fo:color="#58595B" fo:font-size="6.5pt" style:font-size-asian="6.5pt"/>
    </style:style>
    <style:style style:name="TableRow3650" style:family="table-row">
      <style:table-row-properties style:min-row-height="0.3159in" style:use-optimal-row-height="false"/>
    </style:style>
    <style:style style:name="TableCell3651"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652" style:parent-style-name="TableParagraph" style:family="paragraph">
      <style:paragraph-properties fo:margin-top="0.0062in"/>
      <style:text-properties style:font-name="Gill Sans MT" fo:font-size="6pt" style:font-size-asian="6pt"/>
    </style:style>
    <style:style style:name="P3653" style:parent-style-name="TableParagraph" style:family="paragraph">
      <style:paragraph-properties fo:margin-left="0.0784in">
        <style:tab-stops/>
      </style:paragraph-properties>
    </style:style>
    <style:style style:name="T3654" style:parent-style-name="Fonteparág.padrão" style:family="text">
      <style:text-properties fo:color="#414042" style:text-scale="105%" fo:font-size="6.5pt" style:font-size-asian="6.5pt"/>
    </style:style>
    <style:style style:name="TableCell3655" style:family="table-cell">
      <style:table-cell-properties fo:border="0.0069in solid #FFFFFF" fo:background-color="#FBEFEA" style:writing-mode="lr-tb" fo:padding-top="0in" fo:padding-left="0in" fo:padding-bottom="0in" fo:padding-right="0in"/>
    </style:style>
    <style:style style:name="P3656" style:parent-style-name="TableParagraph" style:family="paragraph">
      <style:paragraph-properties fo:margin-top="0.0555in" fo:line-height="95%" fo:margin-left="0.075in" fo:margin-right="0.1944in">
        <style:tab-stops/>
      </style:paragraph-properties>
    </style:style>
    <style:style style:name="T3657" style:parent-style-name="Fonteparág.padrão" style:family="text">
      <style:text-properties fo:color="#414042" style:text-scale="105%" fo:font-size="6.5pt" style:font-size-asian="6.5pt"/>
    </style:style>
    <style:style style:name="TableCell3658"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3659" style:parent-style-name="TableParagraph" style:family="paragraph">
      <style:paragraph-properties fo:margin-top="0.0062in"/>
      <style:text-properties style:font-name="Gill Sans MT" fo:font-size="6pt" style:font-size-asian="6pt"/>
    </style:style>
    <style:style style:name="P3660" style:parent-style-name="TableParagraph" style:family="paragraph">
      <style:paragraph-properties fo:text-align="end" fo:margin-right="0.0756in"/>
    </style:style>
    <style:style style:name="T3661" style:parent-style-name="Fonteparág.padrão" style:family="text">
      <style:text-properties fo:color="#414042" style:text-scale="120%" fo:font-size="6.5pt" style:font-size-asian="6.5pt"/>
    </style:style>
    <style:style style:name="TableRow3662" style:family="table-row">
      <style:table-row-properties style:min-row-height="0.3159in" style:use-optimal-row-height="false"/>
    </style:style>
    <style:style style:name="TableCell3663"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3664" style:parent-style-name="TableParagraph" style:family="paragraph">
      <style:paragraph-properties fo:margin-top="0.0062in"/>
      <style:text-properties style:font-name="Gill Sans MT" fo:font-size="6pt" style:font-size-asian="6pt"/>
    </style:style>
    <style:style style:name="P3665" style:parent-style-name="TableParagraph" style:family="paragraph">
      <style:paragraph-properties fo:margin-left="0.0784in">
        <style:tab-stops/>
      </style:paragraph-properties>
    </style:style>
    <style:style style:name="T3666" style:parent-style-name="Fonteparág.padrão" style:family="text">
      <style:text-properties fo:color="#414042" style:text-scale="105%" fo:font-size="6.5pt" style:font-size-asian="6.5pt"/>
    </style:style>
    <style:style style:name="TableCell3667" style:family="table-cell">
      <style:table-cell-properties fo:border="0.0069in solid #FFFFFF" fo:background-color="#F8E3DB" style:writing-mode="lr-tb" fo:padding-top="0in" fo:padding-left="0in" fo:padding-bottom="0in" fo:padding-right="0in"/>
    </style:style>
    <style:style style:name="P3668" style:parent-style-name="TableParagraph" style:family="paragraph">
      <style:paragraph-properties fo:margin-top="0.0555in" fo:line-height="95%" fo:margin-left="0.075in" fo:margin-right="0.1611in">
        <style:tab-stops/>
      </style:paragraph-properties>
    </style:style>
    <style:style style:name="T3669" style:parent-style-name="Fonteparág.padrão" style:family="text">
      <style:text-properties fo:color="#414042" style:text-scale="105%" fo:font-size="6.5pt" style:font-size-asian="6.5pt"/>
    </style:style>
    <style:style style:name="T3670" style:parent-style-name="Fonteparág.padrão" style:family="text">
      <style:text-properties fo:color="#414042" fo:letter-spacing="0.0013in" style:text-scale="105%" fo:font-size="6.5pt" style:font-size-asian="6.5pt"/>
    </style:style>
    <style:style style:name="T3671" style:parent-style-name="Fonteparág.padrão" style:family="text">
      <style:text-properties fo:color="#414042" style:text-scale="105%" fo:font-size="6.5pt" style:font-size-asian="6.5pt"/>
    </style:style>
    <style:style style:name="T3672" style:parent-style-name="Fonteparág.padrão" style:family="text">
      <style:text-properties fo:color="#414042" fo:letter-spacing="0.0097in" style:text-scale="105%" fo:font-size="6.5pt" style:font-size-asian="6.5pt"/>
    </style:style>
    <style:style style:name="T3673" style:parent-style-name="Fonteparág.padrão" style:family="text">
      <style:text-properties fo:color="#414042" style:text-scale="105%" fo:font-size="6.5pt" style:font-size-asian="6.5pt"/>
    </style:style>
    <style:style style:name="T3674" style:parent-style-name="Fonteparág.padrão" style:family="text">
      <style:text-properties fo:color="#414042" fo:letter-spacing="0.0097in" style:text-scale="105%" fo:font-size="6.5pt" style:font-size-asian="6.5pt"/>
    </style:style>
    <style:style style:name="T3675" style:parent-style-name="Fonteparág.padrão" style:family="text">
      <style:text-properties fo:color="#414042" style:text-scale="105%" fo:font-size="6.5pt" style:font-size-asian="6.5pt"/>
    </style:style>
    <style:style style:name="T3676" style:parent-style-name="Fonteparág.padrão" style:family="text">
      <style:text-properties fo:color="#414042" fo:letter-spacing="0.0104in" style:text-scale="105%" fo:font-size="6.5pt" style:font-size-asian="6.5pt"/>
    </style:style>
    <style:style style:name="T3677" style:parent-style-name="Fonteparág.padrão" style:family="text">
      <style:text-properties fo:color="#414042" style:text-scale="105%" fo:font-size="6.5pt" style:font-size-asian="6.5pt"/>
    </style:style>
    <style:style style:name="T3678" style:parent-style-name="Fonteparág.padrão" style:family="text">
      <style:text-properties fo:color="#414042" fo:letter-spacing="0.0097in" style:text-scale="105%" fo:font-size="6.5pt" style:font-size-asian="6.5pt"/>
    </style:style>
    <style:style style:name="T3679" style:parent-style-name="Fonteparág.padrão" style:family="text">
      <style:text-properties fo:color="#414042" style:text-scale="105%" fo:font-size="6.5pt" style:font-size-asian="6.5pt"/>
    </style:style>
    <style:style style:name="T3680" style:parent-style-name="Fonteparág.padrão" style:family="text">
      <style:text-properties fo:color="#414042" fo:letter-spacing="0.0104in" style:text-scale="105%" fo:font-size="6.5pt" style:font-size-asian="6.5pt"/>
    </style:style>
    <style:style style:name="T3681" style:parent-style-name="Fonteparág.padrão" style:family="text">
      <style:text-properties fo:color="#414042" style:text-scale="105%" fo:font-size="6.5pt" style:font-size-asian="6.5pt"/>
    </style:style>
    <style:style style:name="T3682" style:parent-style-name="Fonteparág.padrão" style:family="text">
      <style:text-properties fo:color="#414042" fo:letter-spacing="0.0097in" style:text-scale="105%" fo:font-size="6.5pt" style:font-size-asian="6.5pt"/>
    </style:style>
    <style:style style:name="T3683" style:parent-style-name="Fonteparág.padrão" style:family="text">
      <style:text-properties fo:color="#414042" style:text-scale="105%" fo:font-size="6.5pt" style:font-size-asian="6.5pt"/>
    </style:style>
    <style:style style:name="T3684" style:parent-style-name="Fonteparág.padrão" style:family="text">
      <style:text-properties fo:color="#414042" fo:letter-spacing="0.0097in" style:text-scale="105%" fo:font-size="6.5pt" style:font-size-asian="6.5pt"/>
    </style:style>
    <style:style style:name="T3685" style:parent-style-name="Fonteparág.padrão" style:family="text">
      <style:text-properties fo:color="#414042" style:text-scale="105%" fo:font-size="6.5pt" style:font-size-asian="6.5pt"/>
    </style:style>
    <style:style style:name="TableCell3686"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3687" style:parent-style-name="TableParagraph" style:family="paragraph">
      <style:paragraph-properties fo:margin-top="0.0062in"/>
      <style:text-properties style:font-name="Gill Sans MT" fo:font-size="6pt" style:font-size-asian="6pt"/>
    </style:style>
    <style:style style:name="P3688" style:parent-style-name="TableParagraph" style:family="paragraph">
      <style:paragraph-properties fo:text-align="end" fo:margin-right="0.0756in"/>
    </style:style>
    <style:style style:name="T3689" style:parent-style-name="Fonteparág.padrão" style:family="text">
      <style:text-properties fo:color="#414042" style:text-scale="115%" fo:font-size="6.5pt" style:font-size-asian="6.5pt"/>
    </style:style>
    <style:style style:name="TableRow3690" style:family="table-row">
      <style:table-row-properties style:min-row-height="0.2118in" style:use-optimal-row-height="false"/>
    </style:style>
    <style:style style:name="TableCell3691" style:family="table-cell">
      <style:table-cell-properties fo:border-top="0.0069in solid #FFFFFF" fo:border-left="none" fo:border-bottom="0.0069in solid #FFFFFF" fo:border-right="none" fo:background-color="#F5D8CE" style:writing-mode="lr-tb" fo:padding-top="0in" fo:padding-left="0in" fo:padding-bottom="0in" fo:padding-right="0in"/>
    </style:style>
    <style:style style:name="P3692" style:parent-style-name="TableParagraph" style:family="paragraph">
      <style:paragraph-properties fo:text-align="center" fo:margin-top="0.0527in" fo:margin-left="0.8777in" fo:margin-right="0.8784in">
        <style:tab-stops/>
      </style:paragraph-properties>
    </style:style>
    <style:style style:name="T3693" style:parent-style-name="Fonteparág.padrão" style:family="text">
      <style:text-properties style:font-name="Gill Sans MT" fo:color="#58595B" fo:font-size="6.5pt" style:font-size-asian="6.5pt"/>
    </style:style>
    <style:style style:name="T3694" style:parent-style-name="Fonteparág.padrão" style:family="text">
      <style:text-properties style:font-name="Gill Sans MT" fo:color="#58595B" fo:letter-spacing="0.0055in" fo:font-size="6.5pt" style:font-size-asian="6.5pt"/>
    </style:style>
    <style:style style:name="T3695" style:parent-style-name="Fonteparág.padrão" style:family="text">
      <style:text-properties style:font-name="Gill Sans MT" fo:color="#58595B" fo:font-size="6.5pt" style:font-size-asian="6.5pt"/>
    </style:style>
    <style:style style:name="TableRow3696" style:family="table-row">
      <style:table-row-properties style:min-row-height="0.3159in" style:use-optimal-row-height="false"/>
    </style:style>
    <style:style style:name="TableCell3697"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698" style:parent-style-name="TableParagraph" style:family="paragraph">
      <style:paragraph-properties fo:margin-top="0.0062in"/>
      <style:text-properties style:font-name="Gill Sans MT" fo:font-size="6pt" style:font-size-asian="6pt"/>
    </style:style>
    <style:style style:name="P3699" style:parent-style-name="TableParagraph" style:family="paragraph">
      <style:paragraph-properties fo:margin-left="0.0784in">
        <style:tab-stops/>
      </style:paragraph-properties>
    </style:style>
    <style:style style:name="T3700" style:parent-style-name="Fonteparág.padrão" style:family="text">
      <style:text-properties fo:color="#414042" style:text-scale="110%" fo:font-size="6.5pt" style:font-size-asian="6.5pt"/>
    </style:style>
    <style:style style:name="TableCell3701" style:family="table-cell">
      <style:table-cell-properties fo:border="0.0069in solid #FFFFFF" fo:background-color="#FBEFEA" style:writing-mode="lr-tb" fo:padding-top="0in" fo:padding-left="0in" fo:padding-bottom="0in" fo:padding-right="0in"/>
    </style:style>
    <style:style style:name="P3702" style:parent-style-name="TableParagraph" style:family="paragraph">
      <style:paragraph-properties fo:margin-top="0.0555in" fo:line-height="95%" fo:margin-left="0.075in" fo:margin-right="0.1944in">
        <style:tab-stops/>
      </style:paragraph-properties>
    </style:style>
    <style:style style:name="T3703" style:parent-style-name="Fonteparág.padrão" style:family="text">
      <style:text-properties fo:color="#414042" style:text-scale="105%" fo:font-size="6.5pt" style:font-size-asian="6.5pt"/>
    </style:style>
    <style:style style:name="TableCell3704"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3705" style:parent-style-name="TableParagraph" style:family="paragraph">
      <style:paragraph-properties fo:margin-top="0.0062in"/>
      <style:text-properties style:font-name="Gill Sans MT" fo:font-size="6pt" style:font-size-asian="6pt"/>
    </style:style>
    <style:style style:name="P3706" style:parent-style-name="TableParagraph" style:family="paragraph">
      <style:paragraph-properties fo:text-align="end" fo:margin-right="0.0756in"/>
    </style:style>
    <style:style style:name="T3707" style:parent-style-name="Fonteparág.padrão" style:family="text">
      <style:text-properties fo:color="#414042" style:text-scale="120%" fo:font-size="6.5pt" style:font-size-asian="6.5pt"/>
    </style:style>
    <style:style style:name="TableRow3708" style:family="table-row">
      <style:table-row-properties style:min-row-height="0.3159in" style:use-optimal-row-height="false"/>
    </style:style>
    <style:style style:name="TableCell3709"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3710" style:parent-style-name="TableParagraph" style:family="paragraph">
      <style:paragraph-properties fo:margin-top="0.0062in"/>
      <style:text-properties style:font-name="Gill Sans MT" fo:font-size="6pt" style:font-size-asian="6pt"/>
    </style:style>
    <style:style style:name="P3711" style:parent-style-name="TableParagraph" style:family="paragraph">
      <style:paragraph-properties fo:margin-left="0.0784in">
        <style:tab-stops/>
      </style:paragraph-properties>
    </style:style>
    <style:style style:name="T3712" style:parent-style-name="Fonteparág.padrão" style:family="text">
      <style:text-properties fo:color="#414042" style:text-scale="110%" fo:font-size="6.5pt" style:font-size-asian="6.5pt"/>
    </style:style>
    <style:style style:name="TableCell3713" style:family="table-cell">
      <style:table-cell-properties fo:border="0.0069in solid #FFFFFF" fo:background-color="#F8E3DB" style:writing-mode="lr-tb" fo:padding-top="0in" fo:padding-left="0in" fo:padding-bottom="0in" fo:padding-right="0in"/>
    </style:style>
    <style:style style:name="P3714" style:parent-style-name="TableParagraph" style:family="paragraph">
      <style:paragraph-properties fo:margin-top="0.0555in" fo:line-height="95%" fo:margin-left="0.075in" fo:margin-right="0.1944in">
        <style:tab-stops/>
      </style:paragraph-properties>
    </style:style>
    <style:style style:name="T3715" style:parent-style-name="Fonteparág.padrão" style:family="text">
      <style:text-properties fo:color="#414042" style:text-scale="105%" fo:font-size="6.5pt" style:font-size-asian="6.5pt"/>
    </style:style>
    <style:style style:name="TableCell3716"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3717" style:parent-style-name="TableParagraph" style:family="paragraph">
      <style:paragraph-properties fo:margin-top="0.0062in"/>
      <style:text-properties style:font-name="Gill Sans MT" fo:font-size="6pt" style:font-size-asian="6pt"/>
    </style:style>
    <style:style style:name="P3718" style:parent-style-name="TableParagraph" style:family="paragraph">
      <style:paragraph-properties fo:text-align="end" fo:margin-right="0.0756in"/>
    </style:style>
    <style:style style:name="T3719" style:parent-style-name="Fonteparág.padrão" style:family="text">
      <style:text-properties fo:color="#414042" style:text-scale="120%" fo:font-size="6.5pt" style:font-size-asian="6.5pt"/>
    </style:style>
    <style:style style:name="TableRow3720" style:family="table-row">
      <style:table-row-properties style:min-row-height="0.2118in" style:use-optimal-row-height="false"/>
    </style:style>
    <style:style style:name="TableCell3721" style:family="table-cell">
      <style:table-cell-properties fo:border-top="0.0069in solid #FFFFFF" fo:border-left="none" fo:border-bottom="0.0069in solid #FFFFFF" fo:border-right="none" fo:background-color="#F5D8CE" style:writing-mode="lr-tb" fo:padding-top="0in" fo:padding-left="0in" fo:padding-bottom="0in" fo:padding-right="0in"/>
    </style:style>
    <style:style style:name="P3722" style:parent-style-name="TableParagraph" style:family="paragraph">
      <style:paragraph-properties fo:margin-top="0.0527in" fo:margin-left="1.3847in">
        <style:tab-stops/>
      </style:paragraph-properties>
    </style:style>
    <style:style style:name="T3723" style:parent-style-name="Fonteparág.padrão" style:family="text">
      <style:text-properties style:font-name="Gill Sans MT" fo:color="#58595B" fo:font-size="6.5pt" style:font-size-asian="6.5pt"/>
    </style:style>
    <style:style style:name="TableRow3724" style:family="table-row">
      <style:table-row-properties style:min-row-height="0.2118in" style:use-optimal-row-height="false"/>
    </style:style>
    <style:style style:name="TableCell3725"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726" style:parent-style-name="TableParagraph" style:family="paragraph">
      <style:paragraph-properties fo:margin-top="0.0506in" fo:margin-left="0.0784in">
        <style:tab-stops/>
      </style:paragraph-properties>
    </style:style>
    <style:style style:name="T3727" style:parent-style-name="Fonteparág.padrão" style:family="text">
      <style:text-properties fo:color="#414042" style:text-scale="115%" fo:font-size="6.5pt" style:font-size-asian="6.5pt"/>
    </style:style>
    <style:style style:name="TableCell3728" style:family="table-cell">
      <style:table-cell-properties fo:border="0.0069in solid #FFFFFF" fo:background-color="#FBEFEA" style:writing-mode="lr-tb" fo:padding-top="0in" fo:padding-left="0in" fo:padding-bottom="0in" fo:padding-right="0in"/>
    </style:style>
    <style:style style:name="P3729" style:parent-style-name="TableParagraph" style:family="paragraph">
      <style:paragraph-properties fo:margin-top="0.0506in" fo:margin-left="0.075in">
        <style:tab-stops/>
      </style:paragraph-properties>
    </style:style>
    <style:style style:name="T3730" style:parent-style-name="Fonteparág.padrão" style:family="text">
      <style:text-properties fo:color="#414042" style:text-scale="110%" fo:font-size="6.5pt" style:font-size-asian="6.5pt"/>
    </style:style>
    <style:style style:name="TableCell3731"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3732" style:parent-style-name="TableParagraph" style:family="paragraph">
      <style:paragraph-properties fo:text-align="end" fo:margin-top="0.0506in" fo:margin-right="0.0756in"/>
    </style:style>
    <style:style style:name="T3733" style:parent-style-name="Fonteparág.padrão" style:family="text">
      <style:text-properties fo:color="#414042" style:text-scale="120%" fo:font-size="6.5pt" style:font-size-asian="6.5pt"/>
    </style:style>
    <style:style style:name="TableRow3734" style:family="table-row">
      <style:table-row-properties style:min-row-height="0.5243in" style:use-optimal-row-height="false"/>
    </style:style>
    <style:style style:name="TableCell3735"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3736" style:parent-style-name="TableParagraph" style:family="paragraph">
      <style:text-properties style:font-name="Gill Sans MT" fo:font-size="7pt" style:font-size-asian="7pt"/>
    </style:style>
    <style:style style:name="P3737" style:parent-style-name="TableParagraph" style:family="paragraph">
      <style:paragraph-properties fo:margin-top="0.0055in"/>
      <style:text-properties style:font-name="Gill Sans MT" fo:font-size="5.5pt" style:font-size-asian="5.5pt"/>
    </style:style>
    <style:style style:name="P3738" style:parent-style-name="TableParagraph" style:family="paragraph">
      <style:paragraph-properties fo:margin-top="0.0006in" fo:margin-left="0.0784in">
        <style:tab-stops/>
      </style:paragraph-properties>
    </style:style>
    <style:style style:name="T3739" style:parent-style-name="Fonteparág.padrão" style:family="text">
      <style:text-properties fo:color="#414042" style:text-scale="110%" fo:font-size="6.5pt" style:font-size-asian="6.5pt"/>
    </style:style>
    <style:style style:name="TableCell3740" style:family="table-cell">
      <style:table-cell-properties fo:border="0.0069in solid #FFFFFF" fo:background-color="#F8E3DB" style:writing-mode="lr-tb" fo:padding-top="0in" fo:padding-left="0in" fo:padding-bottom="0in" fo:padding-right="0in"/>
    </style:style>
    <style:style style:name="P3741" style:parent-style-name="TableParagraph" style:family="paragraph">
      <style:paragraph-properties fo:margin-top="0.0555in" fo:line-height="95%" fo:margin-left="0.075in" fo:margin-right="0.1944in">
        <style:tab-stops/>
      </style:paragraph-properties>
    </style:style>
    <style:style style:name="T3742" style:parent-style-name="Fonteparág.padrão" style:family="text">
      <style:text-properties fo:color="#414042" style:text-scale="105%" fo:font-size="6.5pt" style:font-size-asian="6.5pt"/>
    </style:style>
    <style:style style:name="T3743" style:parent-style-name="Fonteparág.padrão" style:family="text">
      <style:text-properties fo:color="#414042" fo:letter-spacing="0.0013in" style:text-scale="105%" fo:font-size="6.5pt" style:font-size-asian="6.5pt"/>
    </style:style>
    <style:style style:name="T3744" style:parent-style-name="Fonteparág.padrão" style:family="text">
      <style:text-properties fo:color="#414042" style:text-scale="105%" fo:font-size="6.5pt" style:font-size-asian="6.5pt"/>
    </style:style>
    <style:style style:name="TableCell3745"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3746" style:parent-style-name="TableParagraph" style:family="paragraph">
      <style:text-properties style:font-name="Gill Sans MT" fo:font-size="7pt" style:font-size-asian="7pt"/>
    </style:style>
    <style:style style:name="P3747" style:parent-style-name="TableParagraph" style:family="paragraph">
      <style:paragraph-properties fo:margin-top="0.0055in"/>
      <style:text-properties style:font-name="Gill Sans MT" fo:font-size="5.5pt" style:font-size-asian="5.5pt"/>
    </style:style>
    <style:style style:name="P3748" style:parent-style-name="TableParagraph" style:family="paragraph">
      <style:paragraph-properties fo:text-align="end" fo:margin-top="0.0006in" fo:margin-right="0.077in"/>
    </style:style>
    <style:style style:name="T3749" style:parent-style-name="Fonteparág.padrão" style:family="text">
      <style:text-properties fo:color="#414042" style:text-scale="118%" fo:font-size="6.5pt" style:font-size-asian="6.5pt"/>
    </style:style>
    <style:style style:name="TableRow3750" style:family="table-row">
      <style:table-row-properties style:min-row-height="0.2118in" style:use-optimal-row-height="false"/>
    </style:style>
    <style:style style:name="TableCell3751"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752" style:parent-style-name="TableParagraph" style:family="paragraph">
      <style:paragraph-properties fo:margin-top="0.0506in" fo:margin-left="0.0784in">
        <style:tab-stops/>
      </style:paragraph-properties>
    </style:style>
    <style:style style:name="T3753" style:parent-style-name="Fonteparág.padrão" style:family="text">
      <style:text-properties fo:color="#414042" style:text-scale="105%" fo:font-size="6.5pt" style:font-size-asian="6.5pt"/>
    </style:style>
    <style:style style:name="TableCell3754" style:family="table-cell">
      <style:table-cell-properties fo:border="0.0069in solid #FFFFFF" fo:background-color="#FBEFEA" style:writing-mode="lr-tb" fo:padding-top="0in" fo:padding-left="0in" fo:padding-bottom="0in" fo:padding-right="0in"/>
    </style:style>
    <style:style style:name="P3755" style:parent-style-name="TableParagraph" style:family="paragraph">
      <style:paragraph-properties fo:margin-top="0.0506in" fo:margin-left="0.075in">
        <style:tab-stops/>
      </style:paragraph-properties>
    </style:style>
    <style:style style:name="T3756" style:parent-style-name="Fonteparág.padrão" style:family="text">
      <style:text-properties fo:color="#414042" style:text-scale="105%" fo:font-size="6.5pt" style:font-size-asian="6.5pt"/>
    </style:style>
    <style:style style:name="TableCell3757"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3758" style:parent-style-name="TableParagraph" style:family="paragraph">
      <style:paragraph-properties fo:text-align="end" fo:margin-top="0.0506in" fo:margin-right="0.0756in"/>
    </style:style>
    <style:style style:name="T3759" style:parent-style-name="Fonteparág.padrão" style:family="text">
      <style:text-properties fo:color="#414042" style:text-scale="120%" fo:font-size="6.5pt" style:font-size-asian="6.5pt"/>
    </style:style>
    <style:style style:name="TableRow3760" style:family="table-row">
      <style:table-row-properties style:min-row-height="0.3159in" style:use-optimal-row-height="false"/>
    </style:style>
    <style:style style:name="TableCell3761"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3762" style:parent-style-name="TableParagraph" style:family="paragraph">
      <style:paragraph-properties fo:margin-top="0.0062in"/>
      <style:text-properties style:font-name="Gill Sans MT" fo:font-size="6pt" style:font-size-asian="6pt"/>
    </style:style>
    <style:style style:name="P3763" style:parent-style-name="TableParagraph" style:family="paragraph">
      <style:paragraph-properties fo:margin-left="0.0784in">
        <style:tab-stops/>
      </style:paragraph-properties>
    </style:style>
    <style:style style:name="T3764" style:parent-style-name="Fonteparág.padrão" style:family="text">
      <style:text-properties fo:color="#414042" style:text-scale="105%" fo:font-size="6.5pt" style:font-size-asian="6.5pt"/>
    </style:style>
    <style:style style:name="TableCell3765" style:family="table-cell">
      <style:table-cell-properties fo:border="0.0069in solid #FFFFFF" fo:background-color="#F8E3DB" style:writing-mode="lr-tb" fo:padding-top="0in" fo:padding-left="0in" fo:padding-bottom="0in" fo:padding-right="0in"/>
    </style:style>
    <style:style style:name="P3766" style:parent-style-name="TableParagraph" style:family="paragraph">
      <style:paragraph-properties fo:margin-top="0.0555in" fo:line-height="95%" fo:margin-left="0.075in" fo:margin-right="0.2722in">
        <style:tab-stops/>
      </style:paragraph-properties>
    </style:style>
    <style:style style:name="T3767" style:parent-style-name="Fonteparág.padrão" style:family="text">
      <style:text-properties fo:color="#414042" style:text-scale="105%" fo:font-size="6.5pt" style:font-size-asian="6.5pt"/>
    </style:style>
    <style:style style:name="T3768" style:parent-style-name="Fonteparág.padrão" style:family="text">
      <style:text-properties fo:color="#414042" fo:letter-spacing="0.009in" style:text-scale="105%" fo:font-size="6.5pt" style:font-size-asian="6.5pt"/>
    </style:style>
    <style:style style:name="T3769" style:parent-style-name="Fonteparág.padrão" style:family="text">
      <style:text-properties fo:color="#414042" style:text-scale="105%" fo:font-size="6.5pt" style:font-size-asian="6.5pt"/>
    </style:style>
    <style:style style:name="TableCell3770"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3771" style:parent-style-name="TableParagraph" style:family="paragraph">
      <style:paragraph-properties fo:margin-top="0.0062in"/>
      <style:text-properties style:font-name="Gill Sans MT" fo:font-size="6pt" style:font-size-asian="6pt"/>
    </style:style>
    <style:style style:name="P3772" style:parent-style-name="TableParagraph" style:family="paragraph">
      <style:paragraph-properties fo:text-align="end" fo:margin-right="0.0756in"/>
    </style:style>
    <style:style style:name="T3773" style:parent-style-name="Fonteparág.padrão" style:family="text">
      <style:text-properties fo:color="#414042" style:text-scale="120%" fo:font-size="6.5pt" style:font-size-asian="6.5pt"/>
    </style:style>
    <style:style style:name="TableRow3774" style:family="table-row">
      <style:table-row-properties style:min-row-height="0.2118in" style:use-optimal-row-height="false"/>
    </style:style>
    <style:style style:name="TableCell3775"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776" style:parent-style-name="TableParagraph" style:family="paragraph">
      <style:paragraph-properties fo:margin-top="0.0506in" fo:margin-left="0.0784in">
        <style:tab-stops/>
      </style:paragraph-properties>
    </style:style>
    <style:style style:name="T3777" style:parent-style-name="Fonteparág.padrão" style:family="text">
      <style:text-properties fo:color="#414042" style:text-scale="110%" fo:font-size="6.5pt" style:font-size-asian="6.5pt"/>
    </style:style>
    <style:style style:name="TableCell3778" style:family="table-cell">
      <style:table-cell-properties fo:border="0.0069in solid #FFFFFF" fo:background-color="#FBEFEA" style:writing-mode="lr-tb" fo:padding-top="0in" fo:padding-left="0in" fo:padding-bottom="0in" fo:padding-right="0in"/>
    </style:style>
    <style:style style:name="P3779" style:parent-style-name="TableParagraph" style:family="paragraph">
      <style:paragraph-properties fo:margin-top="0.0506in" fo:margin-left="0.075in">
        <style:tab-stops/>
      </style:paragraph-properties>
    </style:style>
    <style:style style:name="T3780" style:parent-style-name="Fonteparág.padrão" style:family="text">
      <style:text-properties fo:color="#414042" style:text-scale="105%" fo:font-size="6.5pt" style:font-size-asian="6.5pt"/>
    </style:style>
    <style:style style:name="TableCell3781"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3782" style:parent-style-name="TableParagraph" style:family="paragraph">
      <style:paragraph-properties fo:text-align="end" fo:margin-top="0.0506in" fo:margin-right="0.0756in"/>
    </style:style>
    <style:style style:name="T3783" style:parent-style-name="Fonteparág.padrão" style:family="text">
      <style:text-properties fo:color="#414042" style:text-scale="120%" fo:font-size="6.5pt" style:font-size-asian="6.5pt"/>
    </style:style>
    <style:style style:name="P3784" style:parent-style-name="Normal" style:family="paragraph">
      <style:paragraph-properties fo:text-align="end" fo:margin-top="0.0902in" fo:margin-right="1.1791in"/>
    </style:style>
    <style:style style:name="T3785" style:parent-style-name="Fonteparág.padrão" style:family="text">
      <style:text-properties style:font-name="Gill Sans MT" fo:color="#E2917D" fo:font-size="6pt" style:font-size-asian="6pt"/>
    </style:style>
    <style:style style:name="T3786" style:parent-style-name="Fonteparág.padrão" style:family="text">
      <style:text-properties style:font-name="Wingdings 3" fo:color="#E2917D" style:text-scale="115%" fo:font-size="6pt" style:font-size-asian="6pt"/>
    </style:style>
    <style:style style:name="P3787" style:parent-style-name="Corpodetexto" style:master-page-name="MP13" style:family="paragraph">
      <style:paragraph-properties fo:break-before="page" fo:margin-top="0.0062in"/>
      <style:text-properties style:font-name="Wingdings 3" fo:font-size="14.5pt" style:font-size-asian="14.5pt"/>
    </style:style>
    <style:style style:name="P3814" style:parent-style-name="Normal" style:family="paragraph">
      <style:paragraph-properties fo:text-align="justify" fo:margin-top="0.0694in" fo:margin-left="0.9861in">
        <style:tab-stops/>
      </style:paragraph-properties>
    </style:style>
    <style:style style:name="T3815" style:parent-style-name="Fonteparág.padrão" style:family="text">
      <style:text-properties fo:language="en" fo:country="US" style:language-asian="en" style:country-asian="US" style:language-complex="ar" style:country-complex="SA"/>
    </style:style>
    <style:style style:name="T3816" style:parent-style-name="Fonteparág.padrão" style:family="text">
      <style:text-properties fo:language="en" fo:country="US" style:language-asian="en" style:country-asian="US" style:language-complex="ar" style:country-complex="SA"/>
    </style:style>
    <style:style style:name="P3817" style:parent-style-name="Normal" style:family="paragraph">
      <style:paragraph-properties fo:margin-top="0.0104in" fo:margin-left="0.0138in">
        <style:tab-stops/>
      </style:paragraph-properties>
    </style:style>
    <style:style style:name="T3818" style:parent-style-name="Fonteparág.padrão" style:family="text">
      <style:text-properties style:font-name="Gill Sans MT" fo:color="#EAAF9D" style:text-scale="95%" fo:font-size="6pt" style:font-size-asian="6pt"/>
    </style:style>
    <style:style style:name="T3819" style:parent-style-name="Fonteparág.padrão" style:family="text">
      <style:text-properties style:font-name="Wingdings 3" fo:color="#E2917D" style:text-scale="150%" fo:font-size="6pt" style:font-size-asian="6pt"/>
    </style:style>
    <style:style style:name="T3820" style:parent-style-name="Fonteparág.padrão" style:family="text">
      <style:text-properties style:font-name="Times New Roman" fo:color="#E2917D" style:text-scale="150%" fo:font-size="6pt" style:font-size-asian="6pt"/>
    </style:style>
    <style:style style:name="T3821" style:parent-style-name="Fonteparág.padrão" style:family="text">
      <style:text-properties style:font-name="Gill Sans MT" fo:color="#E2917D" style:text-scale="105%" fo:font-size="6pt" style:font-size-asian="6pt"/>
    </style:style>
    <style:style style:name="P3822" style:parent-style-name="Corpodetexto" style:family="paragraph">
      <style:paragraph-properties fo:margin-top="0.0062in"/>
      <style:text-properties style:font-name="Gill Sans MT" fo:font-size="8pt" style:font-size-asian="8pt"/>
    </style:style>
    <style:style style:name="TableColumn3824" style:family="table-column">
      <style:table-column-properties style:column-width="1.9687in" style:use-optimal-column-width="false"/>
    </style:style>
    <style:style style:name="TableColumn3825" style:family="table-column">
      <style:table-column-properties style:column-width="2.9527in" style:use-optimal-column-width="false"/>
    </style:style>
    <style:style style:name="TableColumn3826" style:family="table-column">
      <style:table-column-properties style:column-width="0.3937in" style:use-optimal-column-width="false"/>
    </style:style>
    <style:style style:name="Table3823" style:family="table">
      <style:table-properties style:width="5.3152in" fo:margin-left="0.9916in" table:align="left"/>
    </style:style>
    <style:style style:name="TableRow3827" style:family="table-row">
      <style:table-row-properties style:min-row-height="0.2152in" style:use-optimal-row-height="false"/>
    </style:style>
    <style:style style:name="TableCell3828" style:family="table-cell">
      <style:table-cell-properties fo:border-top="none" fo:border-left="none" fo:border-bottom="0.0069in solid #FFFFFF" fo:border-right="0.0069in solid #FFFFFF" fo:background-color="#F5D8CE" style:writing-mode="lr-tb" fo:padding-top="0in" fo:padding-left="0in" fo:padding-bottom="0in" fo:padding-right="0in"/>
    </style:style>
    <style:style style:name="P3829" style:parent-style-name="TableParagraph" style:family="paragraph">
      <style:paragraph-properties fo:margin-top="0.0562in" fo:margin-left="0.0784in">
        <style:tab-stops/>
      </style:paragraph-properties>
    </style:style>
    <style:style style:name="T3830" style:parent-style-name="Fonteparág.padrão" style:family="text">
      <style:text-properties style:font-name="Gill Sans MT" fo:color="#58595B" fo:font-size="6.5pt" style:font-size-asian="6.5pt"/>
    </style:style>
    <style:style style:name="TableCell3831" style:family="table-cell">
      <style:table-cell-properties fo:border-top="none" fo:border-left="0.0069in solid #FFFFFF" fo:border-bottom="0.0069in solid #FFFFFF" fo:border-right="0.0069in solid #FFFFFF" fo:background-color="#F5D8CE" style:writing-mode="lr-tb" fo:padding-top="0in" fo:padding-left="0in" fo:padding-bottom="0in" fo:padding-right="0in"/>
    </style:style>
    <style:style style:name="P3832" style:parent-style-name="TableParagraph" style:family="paragraph">
      <style:paragraph-properties fo:margin-top="0.0562in" fo:margin-left="0.075in">
        <style:tab-stops/>
      </style:paragraph-properties>
    </style:style>
    <style:style style:name="T3833" style:parent-style-name="Fonteparág.padrão" style:family="text">
      <style:text-properties style:font-name="Gill Sans MT" fo:color="#58595B" style:text-scale="105%" fo:font-size="6.5pt" style:font-size-asian="6.5pt"/>
    </style:style>
    <style:style style:name="TableCell3834" style:family="table-cell">
      <style:table-cell-properties fo:border-top="none" fo:border-left="0.0069in solid #FFFFFF" fo:border-bottom="0.0069in solid #FFFFFF" fo:border-right="none" fo:background-color="#F5D8CE" style:writing-mode="lr-tb" fo:padding-top="0in" fo:padding-left="0in" fo:padding-bottom="0in" fo:padding-right="0in"/>
    </style:style>
    <style:style style:name="P3835" style:parent-style-name="TableParagraph" style:family="paragraph">
      <style:paragraph-properties fo:text-align="center" fo:margin-top="0.0562in" fo:margin-right="0.002in"/>
    </style:style>
    <style:style style:name="T3836" style:parent-style-name="Fonteparág.padrão" style:family="text">
      <style:text-properties style:font-name="Gill Sans MT" fo:color="#58595B" style:text-scale="114%" fo:font-size="6.5pt" style:font-size-asian="6.5pt"/>
    </style:style>
    <style:style style:name="TableRow3837" style:family="table-row">
      <style:table-row-properties style:min-row-height="0.4201in" style:use-optimal-row-height="false"/>
    </style:style>
    <style:style style:name="TableCell3838"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3839" style:parent-style-name="TableParagraph" style:family="paragraph">
      <style:paragraph-properties fo:margin-top="0.002in"/>
      <style:text-properties style:font-name="Gill Sans MT" fo:font-size="9.5pt" style:font-size-asian="9.5pt"/>
    </style:style>
    <style:style style:name="P3840" style:parent-style-name="TableParagraph" style:family="paragraph">
      <style:paragraph-properties fo:margin-left="0.0784in">
        <style:tab-stops/>
      </style:paragraph-properties>
    </style:style>
    <style:style style:name="T3841" style:parent-style-name="Fonteparág.padrão" style:family="text">
      <style:text-properties fo:color="#414042" style:text-scale="105%" fo:font-size="6.5pt" style:font-size-asian="6.5pt"/>
    </style:style>
    <style:style style:name="TableCell3842" style:family="table-cell">
      <style:table-cell-properties fo:border="0.0069in solid #FFFFFF" fo:background-color="#F8E3DB" style:writing-mode="lr-tb" fo:padding-top="0in" fo:padding-left="0in" fo:padding-bottom="0in" fo:padding-right="0in"/>
    </style:style>
    <style:style style:name="P3843" style:parent-style-name="TableParagraph" style:family="paragraph">
      <style:paragraph-properties fo:margin-top="0.0555in" fo:line-height="95%" fo:margin-left="0.075in" fo:margin-right="0.2722in">
        <style:tab-stops/>
      </style:paragraph-properties>
    </style:style>
    <style:style style:name="T3844" style:parent-style-name="Fonteparág.padrão" style:family="text">
      <style:text-properties fo:color="#414042" style:text-scale="105%" fo:font-size="6.5pt" style:font-size-asian="6.5pt"/>
    </style:style>
    <style:style style:name="T3845" style:parent-style-name="Fonteparág.padrão" style:family="text">
      <style:text-properties fo:color="#414042" fo:letter-spacing="0.009in" style:text-scale="105%" fo:font-size="6.5pt" style:font-size-asian="6.5pt"/>
    </style:style>
    <style:style style:name="T3846" style:parent-style-name="Fonteparág.padrão" style:family="text">
      <style:text-properties fo:color="#414042" fo:letter-spacing="0.0013in" style:text-scale="105%" fo:font-size="6.5pt" style:font-size-asian="6.5pt"/>
    </style:style>
    <style:style style:name="TableCell3847"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3848" style:parent-style-name="TableParagraph" style:family="paragraph">
      <style:paragraph-properties fo:margin-top="0.002in"/>
      <style:text-properties style:font-name="Gill Sans MT" fo:font-size="9.5pt" style:font-size-asian="9.5pt"/>
    </style:style>
    <style:style style:name="P3849" style:parent-style-name="TableParagraph" style:family="paragraph">
      <style:paragraph-properties fo:text-align="end" fo:margin-right="0.077in"/>
    </style:style>
    <style:style style:name="T3850" style:parent-style-name="Fonteparág.padrão" style:family="text">
      <style:text-properties fo:color="#414042" style:text-scale="118%" fo:font-size="6.5pt" style:font-size-asian="6.5pt"/>
    </style:style>
    <style:style style:name="TableRow3851" style:family="table-row">
      <style:table-row-properties style:min-row-height="0.5243in" style:use-optimal-row-height="false"/>
    </style:style>
    <style:style style:name="TableCell3852"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853" style:parent-style-name="TableParagraph" style:family="paragraph">
      <style:text-properties style:font-name="Gill Sans MT" fo:font-size="7pt" style:font-size-asian="7pt"/>
    </style:style>
    <style:style style:name="P3854" style:parent-style-name="TableParagraph" style:family="paragraph">
      <style:paragraph-properties fo:margin-top="0.0055in"/>
      <style:text-properties style:font-name="Gill Sans MT" fo:font-size="5.5pt" style:font-size-asian="5.5pt"/>
    </style:style>
    <style:style style:name="P3855" style:parent-style-name="TableParagraph" style:family="paragraph">
      <style:paragraph-properties fo:margin-top="0.0006in" fo:margin-left="0.0784in">
        <style:tab-stops/>
      </style:paragraph-properties>
    </style:style>
    <style:style style:name="T3856" style:parent-style-name="Fonteparág.padrão" style:family="text">
      <style:text-properties fo:color="#414042" style:text-scale="105%" fo:font-size="6.5pt" style:font-size-asian="6.5pt"/>
    </style:style>
    <style:style style:name="TableCell3857" style:family="table-cell">
      <style:table-cell-properties fo:border="0.0069in solid #FFFFFF" fo:background-color="#FBEFEA" style:writing-mode="lr-tb" fo:padding-top="0in" fo:padding-left="0in" fo:padding-bottom="0in" fo:padding-right="0in"/>
    </style:style>
    <style:style style:name="P3858" style:parent-style-name="TableParagraph" style:family="paragraph">
      <style:paragraph-properties fo:margin-top="0.0555in" fo:line-height="95%" fo:margin-left="0.075in" fo:margin-right="0.2722in">
        <style:tab-stops/>
      </style:paragraph-properties>
    </style:style>
    <style:style style:name="T3859" style:parent-style-name="Fonteparág.padrão" style:family="text">
      <style:text-properties fo:color="#414042" style:text-scale="105%" fo:font-size="6.5pt" style:font-size-asian="6.5pt"/>
    </style:style>
    <style:style style:name="TableCell3860"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3861" style:parent-style-name="TableParagraph" style:family="paragraph">
      <style:text-properties style:font-name="Gill Sans MT" fo:font-size="7pt" style:font-size-asian="7pt"/>
    </style:style>
    <style:style style:name="P3862" style:parent-style-name="TableParagraph" style:family="paragraph">
      <style:paragraph-properties fo:margin-top="0.0055in"/>
      <style:text-properties style:font-name="Gill Sans MT" fo:font-size="5.5pt" style:font-size-asian="5.5pt"/>
    </style:style>
    <style:style style:name="P3863" style:parent-style-name="TableParagraph" style:family="paragraph">
      <style:paragraph-properties fo:text-align="end" fo:margin-top="0.0006in" fo:margin-right="0.0756in"/>
    </style:style>
    <style:style style:name="T3864" style:parent-style-name="Fonteparág.padrão" style:family="text">
      <style:text-properties fo:color="#414042" style:text-scale="120%" fo:font-size="6.5pt" style:font-size-asian="6.5pt"/>
    </style:style>
    <style:style style:name="TableRow3865" style:family="table-row">
      <style:table-row-properties style:min-row-height="0.5243in" style:use-optimal-row-height="false"/>
    </style:style>
    <style:style style:name="TableCell3866"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3867" style:parent-style-name="TableParagraph" style:family="paragraph">
      <style:text-properties style:font-name="Gill Sans MT" fo:font-size="7pt" style:font-size-asian="7pt"/>
    </style:style>
    <style:style style:name="P3868" style:parent-style-name="TableParagraph" style:family="paragraph">
      <style:paragraph-properties fo:margin-top="0.0055in"/>
      <style:text-properties style:font-name="Gill Sans MT" fo:font-size="5.5pt" style:font-size-asian="5.5pt"/>
    </style:style>
    <style:style style:name="P3869" style:parent-style-name="TableParagraph" style:family="paragraph">
      <style:paragraph-properties fo:margin-top="0.0006in" fo:margin-left="0.0784in">
        <style:tab-stops/>
      </style:paragraph-properties>
    </style:style>
    <style:style style:name="T3870" style:parent-style-name="Fonteparág.padrão" style:family="text">
      <style:text-properties fo:color="#414042" style:text-scale="105%" fo:font-size="6.5pt" style:font-size-asian="6.5pt"/>
    </style:style>
    <style:style style:name="TableCell3871" style:family="table-cell">
      <style:table-cell-properties fo:border="0.0069in solid #FFFFFF" fo:background-color="#F8E3DB" style:writing-mode="lr-tb" fo:padding-top="0in" fo:padding-left="0in" fo:padding-bottom="0in" fo:padding-right="0in"/>
    </style:style>
    <style:style style:name="P3872" style:parent-style-name="TableParagraph" style:family="paragraph">
      <style:paragraph-properties fo:margin-top="0.0555in" fo:line-height="95%" fo:margin-left="0.075in" fo:margin-right="0.2722in">
        <style:tab-stops/>
      </style:paragraph-properties>
    </style:style>
    <style:style style:name="T3873" style:parent-style-name="Fonteparág.padrão" style:family="text">
      <style:text-properties fo:color="#414042" style:text-scale="105%" fo:font-size="6.5pt" style:font-size-asian="6.5pt"/>
    </style:style>
    <style:style style:name="T3874" style:parent-style-name="Fonteparág.padrão" style:family="text">
      <style:text-properties fo:color="#414042" fo:letter-spacing="0.0013in" style:text-scale="105%" fo:font-size="6.5pt" style:font-size-asian="6.5pt"/>
    </style:style>
    <style:style style:name="T3875" style:parent-style-name="Fonteparág.padrão" style:family="text">
      <style:text-properties fo:color="#414042" style:text-scale="105%" fo:font-size="6.5pt" style:font-size-asian="6.5pt"/>
    </style:style>
    <style:style style:name="T3876" style:parent-style-name="Fonteparág.padrão" style:family="text">
      <style:text-properties fo:color="#414042" fo:letter-spacing="0.0111in" style:text-scale="105%" fo:font-size="6.5pt" style:font-size-asian="6.5pt"/>
    </style:style>
    <style:style style:name="T3877" style:parent-style-name="Fonteparág.padrão" style:family="text">
      <style:text-properties fo:color="#414042" style:text-scale="105%" fo:font-size="6.5pt" style:font-size-asian="6.5pt"/>
    </style:style>
    <style:style style:name="T3878" style:parent-style-name="Fonteparág.padrão" style:family="text">
      <style:text-properties fo:color="#414042" fo:letter-spacing="0.0111in" style:text-scale="105%" fo:font-size="6.5pt" style:font-size-asian="6.5pt"/>
    </style:style>
    <style:style style:name="T3879" style:parent-style-name="Fonteparág.padrão" style:family="text">
      <style:text-properties fo:color="#414042" style:text-scale="105%" fo:font-size="6.5pt" style:font-size-asian="6.5pt"/>
    </style:style>
    <style:style style:name="T3880" style:parent-style-name="Fonteparág.padrão" style:family="text">
      <style:text-properties fo:color="#414042" fo:letter-spacing="0.0111in" style:text-scale="105%" fo:font-size="6.5pt" style:font-size-asian="6.5pt"/>
    </style:style>
    <style:style style:name="T3881" style:parent-style-name="Fonteparág.padrão" style:family="text">
      <style:text-properties fo:color="#414042" style:text-scale="105%" fo:font-size="6.5pt" style:font-size-asian="6.5pt"/>
    </style:style>
    <style:style style:name="T3882" style:parent-style-name="Fonteparág.padrão" style:family="text">
      <style:text-properties fo:color="#414042" fo:letter-spacing="0.0111in" style:text-scale="105%" fo:font-size="6.5pt" style:font-size-asian="6.5pt"/>
    </style:style>
    <style:style style:name="T3883" style:parent-style-name="Fonteparág.padrão" style:family="text">
      <style:text-properties fo:color="#414042" style:text-scale="105%" fo:font-size="6.5pt" style:font-size-asian="6.5pt"/>
    </style:style>
    <style:style style:name="T3884" style:parent-style-name="Fonteparág.padrão" style:family="text">
      <style:text-properties fo:color="#414042" fo:letter-spacing="0.0111in" style:text-scale="105%" fo:font-size="6.5pt" style:font-size-asian="6.5pt"/>
    </style:style>
    <style:style style:name="T3885" style:parent-style-name="Fonteparág.padrão" style:family="text">
      <style:text-properties fo:color="#414042" style:text-scale="105%" fo:font-size="6.5pt" style:font-size-asian="6.5pt"/>
    </style:style>
    <style:style style:name="T3886" style:parent-style-name="Fonteparág.padrão" style:family="text">
      <style:text-properties fo:color="#414042" fo:letter-spacing="0.0111in" style:text-scale="105%" fo:font-size="6.5pt" style:font-size-asian="6.5pt"/>
    </style:style>
    <style:style style:name="T3887" style:parent-style-name="Fonteparág.padrão" style:family="text">
      <style:text-properties fo:color="#414042" style:text-scale="105%" fo:font-size="6.5pt" style:font-size-asian="6.5pt"/>
    </style:style>
    <style:style style:name="TableCell3888"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3889" style:parent-style-name="TableParagraph" style:family="paragraph">
      <style:text-properties style:font-name="Gill Sans MT" fo:font-size="7pt" style:font-size-asian="7pt"/>
    </style:style>
    <style:style style:name="P3890" style:parent-style-name="TableParagraph" style:family="paragraph">
      <style:paragraph-properties fo:margin-top="0.0055in"/>
      <style:text-properties style:font-name="Gill Sans MT" fo:font-size="5.5pt" style:font-size-asian="5.5pt"/>
    </style:style>
    <style:style style:name="P3891" style:parent-style-name="TableParagraph" style:family="paragraph">
      <style:paragraph-properties fo:text-align="end" fo:margin-top="0.0006in" fo:margin-right="0.0756in"/>
    </style:style>
    <style:style style:name="T3892" style:parent-style-name="Fonteparág.padrão" style:family="text">
      <style:text-properties fo:color="#414042" style:text-scale="120%" fo:font-size="6.5pt" style:font-size-asian="6.5pt"/>
    </style:style>
    <style:style style:name="TableRow3893" style:family="table-row">
      <style:table-row-properties style:min-row-height="0.3159in" style:use-optimal-row-height="false"/>
    </style:style>
    <style:style style:name="TableCell3894"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3895" style:parent-style-name="TableParagraph" style:family="paragraph">
      <style:paragraph-properties fo:margin-top="0.0062in"/>
      <style:text-properties style:font-name="Gill Sans MT" fo:font-size="6pt" style:font-size-asian="6pt"/>
    </style:style>
    <style:style style:name="P3896" style:parent-style-name="TableParagraph" style:family="paragraph">
      <style:paragraph-properties fo:margin-left="0.0784in">
        <style:tab-stops/>
      </style:paragraph-properties>
    </style:style>
    <style:style style:name="T3897" style:parent-style-name="Fonteparág.padrão" style:family="text">
      <style:text-properties fo:color="#414042" style:text-scale="110%" fo:font-size="6.5pt" style:font-size-asian="6.5pt"/>
    </style:style>
    <style:style style:name="TableCell3898" style:family="table-cell">
      <style:table-cell-properties fo:border="0.0069in solid #FFFFFF" fo:background-color="#FBEFEA" style:writing-mode="lr-tb" fo:padding-top="0in" fo:padding-left="0in" fo:padding-bottom="0in" fo:padding-right="0in"/>
    </style:style>
    <style:style style:name="P3899" style:parent-style-name="TableParagraph" style:family="paragraph">
      <style:paragraph-properties fo:margin-top="0.0555in" fo:line-height="95%" fo:margin-left="0.075in" fo:margin-right="0.2722in">
        <style:tab-stops/>
      </style:paragraph-properties>
    </style:style>
    <style:style style:name="T3900" style:parent-style-name="Fonteparág.padrão" style:family="text">
      <style:text-properties fo:color="#414042" style:text-scale="105%" fo:font-size="6.5pt" style:font-size-asian="6.5pt"/>
    </style:style>
    <style:style style:name="TableCell3901" style:family="table-cell">
      <style:table-cell-properties fo:border="0.0069in solid #FFFFFF" fo:background-color="#FBEFEA" style:writing-mode="lr-tb" fo:padding-top="0in" fo:padding-left="0in" fo:padding-bottom="0in" fo:padding-right="0in"/>
    </style:style>
    <style:style style:name="P3902" style:parent-style-name="TableParagraph" style:family="paragraph">
      <style:paragraph-properties fo:margin-top="0.0062in"/>
      <style:text-properties style:font-name="Gill Sans MT" fo:font-size="6pt" style:font-size-asian="6pt"/>
    </style:style>
    <style:style style:name="P3903" style:parent-style-name="TableParagraph" style:family="paragraph">
      <style:paragraph-properties fo:text-align="end" fo:margin-right="0.0736in"/>
    </style:style>
    <style:style style:name="T3904" style:parent-style-name="Fonteparág.padrão" style:family="text">
      <style:text-properties fo:color="#414042" style:text-scale="118%" fo:font-size="6.5pt" style:font-size-asian="6.5pt"/>
    </style:style>
    <style:style style:name="TableRow3905" style:family="table-row">
      <style:table-row-properties style:min-row-height="0.3194in" style:use-optimal-row-height="false"/>
    </style:style>
    <style:style style:name="TableCell3906" style:family="table-cell">
      <style:table-cell-properties fo:border-top="0.0069in solid #FFFFFF" fo:border-left="none" fo:border-bottom="none" fo:border-right="0.0069in solid #FFFFFF" fo:background-color="#F8E3DB" style:writing-mode="lr-tb" fo:padding-top="0in" fo:padding-left="0in" fo:padding-bottom="0in" fo:padding-right="0in"/>
    </style:style>
    <style:style style:name="P3907" style:parent-style-name="TableParagraph" style:family="paragraph">
      <style:paragraph-properties fo:margin-top="0.0062in"/>
      <style:text-properties style:font-name="Gill Sans MT" fo:font-size="6pt" style:font-size-asian="6pt"/>
    </style:style>
    <style:style style:name="P3908" style:parent-style-name="TableParagraph" style:family="paragraph">
      <style:paragraph-properties fo:margin-left="0.0784in">
        <style:tab-stops/>
      </style:paragraph-properties>
    </style:style>
    <style:style style:name="T3909" style:parent-style-name="Fonteparág.padrão" style:family="text">
      <style:text-properties fo:color="#414042" style:text-scale="110%" fo:font-size="6.5pt" style:font-size-asian="6.5pt"/>
    </style:style>
    <style:style style:name="TableCell3910" style:family="table-cell">
      <style:table-cell-properties fo:border-top="0.0069in solid #FFFFFF" fo:border-left="0.0069in solid #FFFFFF" fo:border-bottom="none" fo:border-right="0.0069in solid #FFFFFF" fo:background-color="#F8E3DB" style:writing-mode="lr-tb" fo:padding-top="0in" fo:padding-left="0in" fo:padding-bottom="0in" fo:padding-right="0in"/>
    </style:style>
    <style:style style:name="P3911" style:parent-style-name="TableParagraph" style:family="paragraph">
      <style:paragraph-properties fo:margin-top="0.0555in" fo:line-height="95%" fo:margin-left="0.075in" fo:margin-right="0.2722in">
        <style:tab-stops/>
      </style:paragraph-properties>
    </style:style>
    <style:style style:name="T3912" style:parent-style-name="Fonteparág.padrão" style:family="text">
      <style:text-properties fo:color="#414042" style:text-scale="105%" fo:font-size="6.5pt" style:font-size-asian="6.5pt"/>
    </style:style>
    <style:style style:name="TableCell3913" style:family="table-cell">
      <style:table-cell-properties fo:border-top="0.0069in solid #FFFFFF" fo:border-left="0.0069in solid #FFFFFF" fo:border-bottom="none" fo:border-right="none" fo:background-color="#F8E3DB" style:writing-mode="lr-tb" fo:padding-top="0in" fo:padding-left="0in" fo:padding-bottom="0in" fo:padding-right="0in"/>
    </style:style>
    <style:style style:name="P3914" style:parent-style-name="TableParagraph" style:family="paragraph">
      <style:paragraph-properties fo:margin-top="0.0062in"/>
      <style:text-properties style:font-name="Gill Sans MT" fo:font-size="6pt" style:font-size-asian="6pt"/>
    </style:style>
    <style:style style:name="P3915" style:parent-style-name="TableParagraph" style:family="paragraph">
      <style:paragraph-properties fo:text-align="end" fo:margin-right="0.077in"/>
    </style:style>
    <style:style style:name="T3916" style:parent-style-name="Fonteparág.padrão" style:family="text">
      <style:text-properties fo:color="#414042" style:text-scale="118%" fo:font-size="6.5pt" style:font-size-asian="6.5pt"/>
    </style:style>
    <style:style style:name="P3917" style:parent-style-name="Corpodetexto" style:family="paragraph">
      <style:text-properties style:font-name="Gill Sans MT" fo:font-size="7pt" style:font-size-asian="7pt"/>
    </style:style>
    <style:style style:name="P3918" style:parent-style-name="Corpodetexto" style:family="paragraph">
      <style:text-properties style:font-name="Gill Sans MT" fo:font-size="7pt" style:font-size-asian="7pt"/>
    </style:style>
    <style:style style:name="P3919" style:parent-style-name="Corpodetexto" style:family="paragraph">
      <style:paragraph-properties fo:margin-top="0.0055in"/>
      <style:text-properties style:font-name="Gill Sans MT" fo:font-size="6pt" style:font-size-asian="6pt"/>
    </style:style>
    <style:style style:name="P3920" style:parent-style-name="Corpodetexto" style:family="paragraph">
      <style:paragraph-properties fo:text-align="justify" fo:margin-top="0.0006in" fo:line-height="117%" fo:margin-left="0.9861in" fo:margin-right="0.9791in">
        <style:tab-stops/>
      </style:paragraph-properties>
    </style:style>
    <style:style style:name="T3921" style:parent-style-name="Fonteparág.padrão" style:family="text">
      <style:text-properties fo:color="#231F20" fo:letter-spacing="0.002in" style:text-scale="105%"/>
    </style:style>
    <style:style style:name="T3922" style:parent-style-name="Fonteparág.padrão" style:family="text">
      <style:text-properties fo:color="#231F20" fo:letter-spacing="0.0013in" style:text-scale="105%"/>
    </style:style>
    <style:style style:name="T3923" style:parent-style-name="Fonteparág.padrão" style:family="text">
      <style:text-properties fo:color="#231F20" fo:letter-spacing="0.002in" style:text-scale="105%"/>
    </style:style>
    <style:style style:name="T3924" style:parent-style-name="Fonteparág.padrão" style:family="text">
      <style:text-properties fo:color="#231F20" style:text-scale="105%"/>
    </style:style>
    <style:style style:name="T3925" style:parent-style-name="Fonteparág.padrão" style:family="text">
      <style:text-properties fo:color="#231F20" fo:letter-spacing="0.002in" style:text-scale="105%"/>
    </style:style>
    <style:style style:name="T3926" style:parent-style-name="Fonteparág.padrão" style:family="text">
      <style:text-properties fo:color="#231F20" style:text-scale="105%"/>
    </style:style>
    <style:style style:name="T3927" style:parent-style-name="Fonteparág.padrão" style:family="text">
      <style:text-properties fo:color="#231F20" fo:letter-spacing="0.002in" style:text-scale="105%"/>
    </style:style>
    <style:style style:name="T3928" style:parent-style-name="Fonteparág.padrão" style:family="text">
      <style:text-properties fo:color="#231F20" style:text-scale="105%"/>
    </style:style>
    <style:style style:name="T3929" style:parent-style-name="Fonteparág.padrão" style:family="text">
      <style:text-properties fo:color="#231F20" fo:letter-spacing="0.002in" style:text-scale="105%"/>
    </style:style>
    <style:style style:name="T3930" style:parent-style-name="Fonteparág.padrão" style:family="text">
      <style:text-properties fo:color="#231F20" style:text-scale="105%"/>
    </style:style>
    <style:style style:name="T3931" style:parent-style-name="Fonteparág.padrão" style:family="text">
      <style:text-properties fo:color="#231F20" fo:letter-spacing="0.002in" style:text-scale="105%"/>
    </style:style>
    <style:style style:name="T3932" style:parent-style-name="Fonteparág.padrão" style:family="text">
      <style:text-properties fo:color="#231F20" fo:letter-spacing="0.0027in" style:text-scale="105%"/>
    </style:style>
    <style:style style:name="T3933" style:parent-style-name="Fonteparág.padrão" style:family="text">
      <style:text-properties fo:color="#231F20" style:text-scale="105%"/>
    </style:style>
    <style:style style:name="T3934" style:parent-style-name="Fonteparág.padrão" style:family="text">
      <style:text-properties fo:color="#231F20" fo:letter-spacing="0.002in" style:text-scale="105%"/>
    </style:style>
    <style:style style:name="T3935" style:parent-style-name="Fonteparág.padrão" style:family="text">
      <style:text-properties fo:color="#231F20" style:text-scale="105%"/>
    </style:style>
    <style:style style:name="T3936" style:parent-style-name="Fonteparág.padrão" style:family="text">
      <style:text-properties fo:color="#231F20" fo:letter-spacing="0.002in" style:text-scale="105%"/>
    </style:style>
    <style:style style:name="T3937" style:parent-style-name="Fonteparág.padrão" style:family="text">
      <style:text-properties fo:color="#231F20" style:text-scale="105%"/>
    </style:style>
    <style:style style:name="T3938" style:parent-style-name="Fonteparág.padrão" style:family="text">
      <style:text-properties fo:color="#231F20" fo:letter-spacing="0.002in" style:text-scale="105%"/>
    </style:style>
    <style:style style:name="T3939" style:parent-style-name="Fonteparág.padrão" style:family="text">
      <style:text-properties fo:color="#231F20" fo:letter-spacing="0.0013in" style:text-scale="105%"/>
    </style:style>
    <style:style style:name="T3940" style:parent-style-name="Fonteparág.padrão" style:family="text">
      <style:text-properties fo:color="#231F20" fo:letter-spacing="0.002in" style:text-scale="105%"/>
    </style:style>
    <style:style style:name="T3941" style:parent-style-name="Fonteparág.padrão" style:family="text">
      <style:text-properties fo:color="#231F20" fo:letter-spacing="0.0013in" style:text-scale="105%"/>
    </style:style>
    <style:style style:name="T3942" style:parent-style-name="Fonteparág.padrão" style:family="text">
      <style:text-properties fo:color="#231F20" fo:letter-spacing="0.002in" style:text-scale="105%"/>
    </style:style>
    <style:style style:name="T3943" style:parent-style-name="Fonteparág.padrão" style:family="text">
      <style:text-properties fo:color="#231F20" style:text-scale="105%"/>
    </style:style>
    <style:style style:name="T3944" style:parent-style-name="Fonteparág.padrão" style:family="text">
      <style:text-properties fo:color="#231F20" fo:letter-spacing="0.0027in" style:text-scale="105%"/>
    </style:style>
    <style:style style:name="T3945" style:parent-style-name="Fonteparág.padrão" style:family="text">
      <style:text-properties fo:color="#231F20" fo:letter-spacing="0.002in" style:text-scale="105%"/>
    </style:style>
    <style:style style:name="T3946" style:parent-style-name="Fonteparág.padrão" style:family="text">
      <style:text-properties fo:color="#231F20" style:text-scale="105%"/>
    </style:style>
    <style:style style:name="T3947" style:parent-style-name="Fonteparág.padrão" style:family="text">
      <style:text-properties fo:color="#231F20" fo:letter-spacing="0.002in" style:text-scale="105%"/>
    </style:style>
    <style:style style:name="T3948" style:parent-style-name="Fonteparág.padrão" style:family="text">
      <style:text-properties fo:color="#231F20" fo:letter-spacing="0.0013in" style:text-scale="105%"/>
    </style:style>
    <style:style style:name="T3949" style:parent-style-name="Fonteparág.padrão" style:family="text">
      <style:text-properties fo:color="#231F20" style:text-scale="105%"/>
    </style:style>
    <style:style style:name="T3950" style:parent-style-name="Fonteparág.padrão" style:family="text">
      <style:text-properties fo:color="#231F20" fo:letter-spacing="0.002in" style:text-scale="105%"/>
    </style:style>
    <style:style style:name="T3951" style:parent-style-name="Fonteparág.padrão" style:family="text">
      <style:text-properties fo:color="#231F20" style:text-scale="105%"/>
    </style:style>
    <style:style style:name="T3952" style:parent-style-name="Fonteparág.padrão" style:family="text">
      <style:text-properties fo:color="#231F20" fo:letter-spacing="0.002in" style:text-scale="105%"/>
    </style:style>
    <style:style style:name="T3953" style:parent-style-name="Fonteparág.padrão" style:family="text">
      <style:text-properties fo:color="#231F20" style:text-scale="105%"/>
    </style:style>
    <style:style style:name="T3954" style:parent-style-name="Fonteparág.padrão" style:family="text">
      <style:text-properties fo:color="#231F20" fo:letter-spacing="0.002in" style:text-scale="105%"/>
    </style:style>
    <style:style style:name="T3955" style:parent-style-name="Fonteparág.padrão" style:family="text">
      <style:text-properties fo:color="#231F20" fo:letter-spacing="0.0027in" style:text-scale="105%"/>
    </style:style>
    <style:style style:name="T3956" style:parent-style-name="Fonteparág.padrão" style:family="text">
      <style:text-properties fo:color="#231F20" fo:letter-spacing="0.0013in" style:text-scale="105%"/>
    </style:style>
    <style:style style:name="T3957" style:parent-style-name="Fonteparág.padrão" style:family="text">
      <style:text-properties fo:color="#231F20" fo:letter-spacing="0.002in" style:text-scale="105%"/>
    </style:style>
    <style:style style:name="T3958" style:parent-style-name="Fonteparág.padrão" style:family="text">
      <style:text-properties fo:color="#231F20" fo:letter-spacing="0.0013in" style:text-scale="105%"/>
    </style:style>
    <style:style style:name="T3959" style:parent-style-name="Fonteparág.padrão" style:family="text">
      <style:text-properties fo:color="#231F20" style:text-scale="105%"/>
    </style:style>
    <style:style style:name="T3960" style:parent-style-name="Fonteparág.padrão" style:family="text">
      <style:text-properties fo:color="#231F20" fo:letter-spacing="0.002in" style:text-scale="105%"/>
    </style:style>
    <style:style style:name="T3961" style:parent-style-name="Fonteparág.padrão" style:family="text">
      <style:text-properties fo:color="#231F20" fo:letter-spacing="0.0013in" style:text-scale="105%"/>
    </style:style>
    <style:style style:name="T3962" style:parent-style-name="Fonteparág.padrão" style:family="text">
      <style:text-properties fo:color="#231F20" style:text-scale="105%"/>
    </style:style>
    <style:style style:name="T3963" style:parent-style-name="Fonteparág.padrão" style:family="text">
      <style:text-properties fo:color="#231F20" fo:letter-spacing="0.002in" style:text-scale="105%"/>
    </style:style>
    <style:style style:name="T3964" style:parent-style-name="Fonteparág.padrão" style:family="text">
      <style:text-properties fo:color="#231F20" fo:letter-spacing="0.0013in" style:text-scale="105%"/>
    </style:style>
    <style:style style:name="T3965" style:parent-style-name="Fonteparág.padrão" style:family="text">
      <style:text-properties fo:color="#231F20" fo:letter-spacing="0.002in" style:text-scale="105%"/>
    </style:style>
    <style:style style:name="T3966" style:parent-style-name="Fonteparág.padrão" style:family="text">
      <style:text-properties fo:color="#231F20" fo:letter-spacing="0.0027in" style:text-scale="105%"/>
    </style:style>
    <style:style style:name="T3967" style:parent-style-name="Fonteparág.padrão" style:family="text">
      <style:text-properties fo:color="#231F20" fo:letter-spacing="0.002in" style:text-scale="105%"/>
    </style:style>
    <style:style style:name="T3968" style:parent-style-name="Fonteparág.padrão" style:family="text">
      <style:text-properties fo:color="#231F20" style:text-scale="105%"/>
    </style:style>
    <style:style style:name="T3969" style:parent-style-name="Fonteparág.padrão" style:family="text">
      <style:text-properties fo:color="#231F20" fo:letter-spacing="0.002in" style:text-scale="105%"/>
    </style:style>
    <style:style style:name="T3970" style:parent-style-name="Fonteparág.padrão" style:family="text">
      <style:text-properties fo:color="#231F20" fo:letter-spacing="0.0013in" style:text-scale="105%"/>
    </style:style>
    <style:style style:name="T3971" style:parent-style-name="Fonteparág.padrão" style:family="text">
      <style:text-properties fo:color="#231F20" style:text-scale="105%"/>
    </style:style>
    <style:style style:name="T3972" style:parent-style-name="Fonteparág.padrão" style:family="text">
      <style:text-properties fo:color="#231F20" fo:letter-spacing="0.0013in" style:text-scale="105%"/>
    </style:style>
    <style:style style:name="T3973" style:parent-style-name="Fonteparág.padrão" style:family="text">
      <style:text-properties fo:color="#231F20" style:text-scale="105%"/>
    </style:style>
    <style:style style:name="T3974" style:parent-style-name="Fonteparág.padrão" style:family="text">
      <style:text-properties fo:color="#231F20" fo:letter-spacing="0.002in" style:text-scale="105%"/>
    </style:style>
    <style:style style:name="T3975" style:parent-style-name="Fonteparág.padrão" style:family="text">
      <style:text-properties fo:color="#231F20" style:text-scale="105%"/>
    </style:style>
    <style:style style:name="T3976" style:parent-style-name="Fonteparág.padrão" style:family="text">
      <style:text-properties fo:color="#231F20" fo:letter-spacing="0.002in" style:text-scale="105%"/>
    </style:style>
    <style:style style:name="T3977" style:parent-style-name="Fonteparág.padrão" style:family="text">
      <style:text-properties fo:color="#231F20" style:text-scale="105%"/>
    </style:style>
    <style:style style:name="T3978" style:parent-style-name="Fonteparág.padrão" style:family="text">
      <style:text-properties fo:color="#231F20" fo:letter-spacing="0.002in" style:text-scale="105%"/>
    </style:style>
    <style:style style:name="T3979" style:parent-style-name="Fonteparág.padrão" style:family="text">
      <style:text-properties fo:color="#231F20" fo:letter-spacing="-0.0069in" style:text-scale="105%"/>
    </style:style>
    <style:style style:name="T3980" style:parent-style-name="Fonteparág.padrão" style:family="text">
      <style:text-properties fo:color="#231F20" fo:letter-spacing="0.0027in" style:text-scale="105%"/>
    </style:style>
    <style:style style:name="P3981" style:parent-style-name="Corpodetexto" style:family="paragraph">
      <style:text-properties fo:font-size="10pt" style:font-size-asian="10pt"/>
    </style:style>
    <style:style style:name="P3982" style:parent-style-name="Corpodetexto" style:family="paragraph">
      <style:paragraph-properties fo:margin-top="0.0006in"/>
      <style:text-properties fo:font-size="10.5pt" style:font-size-asian="10.5pt"/>
    </style:style>
    <style:style style:name="P3983" style:parent-style-name="Corpodetexto" style:family="paragraph">
      <style:paragraph-properties fo:text-align="justify" fo:margin-top="0.0006in" fo:margin-left="0.9861in">
        <style:tab-stops/>
      </style:paragraph-properties>
    </style:style>
    <style:style style:name="T3984" style:parent-style-name="Fonteparág.padrão" style:family="text">
      <style:text-properties fo:color="#C9302E" style:text-scale="105%"/>
    </style:style>
    <style:style style:name="P3985" style:parent-style-name="Corpodetexto" style:family="paragraph">
      <style:paragraph-properties fo:margin-top="0.0013in"/>
      <style:text-properties fo:font-size="8.5pt" style:font-size-asian="8.5pt"/>
    </style:style>
    <style:style style:name="P3986" style:parent-style-name="Corpodetexto" style:family="paragraph">
      <style:paragraph-properties fo:text-align="justify" fo:line-height="117%" fo:margin-left="0.9861in" fo:margin-right="0.9791in">
        <style:tab-stops/>
      </style:paragraph-properties>
    </style:style>
    <style:style style:name="T3987" style:parent-style-name="Fonteparág.padrão" style:family="text">
      <style:text-properties fo:color="#231F20" style:text-scale="105%"/>
    </style:style>
    <style:style style:name="P3988" style:parent-style-name="Corpodetexto" style:family="paragraph">
      <style:paragraph-properties fo:text-align="justify" fo:margin-top="0.0722in" fo:line-height="117%" fo:margin-left="0.9861in" fo:margin-right="0.9791in">
        <style:tab-stops/>
      </style:paragraph-properties>
    </style:style>
    <style:style style:name="T3989" style:parent-style-name="Fonteparág.padrão" style:family="text">
      <style:text-properties fo:color="#231F20" style:text-scale="105%"/>
    </style:style>
    <style:style style:name="T3990" style:parent-style-name="Fonteparág.padrão" style:family="text">
      <style:text-properties fo:color="#231F20" style:text-scale="105%"/>
    </style:style>
    <style:style style:name="P3991" style:parent-style-name="Corpodetexto" style:family="paragraph">
      <style:paragraph-properties fo:margin-top="0.0069in"/>
      <style:text-properties fo:font-size="14.5pt" style:font-size-asian="14.5pt"/>
    </style:style>
    <style:style style:name="P3992" style:parent-style-name="Normal" style:family="paragraph">
      <style:paragraph-properties fo:text-align="justify" fo:margin-left="0.9861in">
        <style:tab-stops/>
      </style:paragraph-properties>
    </style:style>
    <style:style style:name="T3993" style:parent-style-name="Fonteparág.padrão" style:family="text">
      <style:text-properties fo:color="#808285" style:text-scale="110%" fo:font-size="6pt" style:font-size-asian="6pt"/>
    </style:style>
    <style:style style:name="P3994" style:parent-style-name="Normal" style:family="paragraph">
      <style:paragraph-properties fo:text-align="justify" fo:margin-top="0.0125in" fo:margin-left="0.9861in">
        <style:tab-stops/>
      </style:paragraph-properties>
    </style:style>
    <style:style style:name="T3995" style:parent-style-name="Fonteparág.padrão" style:family="text">
      <style:text-properties style:font-name="Gill Sans MT" fo:color="#6D6E71" fo:font-size="7pt" style:font-size-asian="7pt"/>
    </style:style>
    <style:style style:name="P3996" style:parent-style-name="Corpodetexto" style:family="paragraph">
      <style:paragraph-properties fo:margin-top="0.0034in"/>
      <style:text-properties style:font-name="Gill Sans MT" fo:font-size="5.5pt" style:font-size-asian="5.5pt"/>
    </style:style>
    <style:style style:name="TableColumn3998" style:family="table-column">
      <style:table-column-properties style:column-width="4.7638in" style:use-optimal-column-width="false"/>
    </style:style>
    <style:style style:name="TableColumn3999" style:family="table-column">
      <style:table-column-properties style:column-width="0.5548in" style:use-optimal-column-width="false"/>
    </style:style>
    <style:style style:name="Table3997" style:family="table">
      <style:table-properties style:width="5.3187in" fo:margin-left="0.9916in" table:align="left"/>
    </style:style>
    <style:style style:name="TableRow4000" style:family="table-row">
      <style:table-row-properties style:min-row-height="0.2152in" style:use-optimal-row-height="false"/>
    </style:style>
    <style:style style:name="TableCell4001" style:family="table-cell">
      <style:table-cell-properties fo:border-top="none" fo:border-left="none" fo:border-bottom="0.0069in solid #FFFFFF" fo:border-right="0.0069in solid #FFFFFF" fo:background-color="#F5D8CE" style:writing-mode="lr-tb" fo:padding-top="0in" fo:padding-left="0in" fo:padding-bottom="0in" fo:padding-right="0in"/>
    </style:style>
    <style:style style:name="P4002" style:parent-style-name="TableParagraph" style:family="paragraph">
      <style:paragraph-properties fo:margin-top="0.0562in" fo:margin-left="0.0784in">
        <style:tab-stops/>
      </style:paragraph-properties>
    </style:style>
    <style:style style:name="T4003" style:parent-style-name="Fonteparág.padrão" style:family="text">
      <style:text-properties style:font-name="Gill Sans MT" fo:color="#58595B" style:text-scale="105%" fo:font-size="6.5pt" style:font-size-asian="6.5pt"/>
    </style:style>
    <style:style style:name="TableCell4004" style:family="table-cell">
      <style:table-cell-properties fo:border-top="none" fo:border-left="0.0069in solid #FFFFFF" fo:border-bottom="0.0069in solid #FFFFFF" fo:border-right="none" fo:background-color="#F5D8CE" style:writing-mode="lr-tb" fo:padding-top="0in" fo:padding-left="0in" fo:padding-bottom="0in" fo:padding-right="0in"/>
    </style:style>
    <style:style style:name="P4005" style:parent-style-name="TableParagraph" style:family="paragraph">
      <style:paragraph-properties fo:text-align="center" fo:margin-top="0.0562in" fo:margin-right="0.0055in"/>
    </style:style>
    <style:style style:name="T4006" style:parent-style-name="Fonteparág.padrão" style:family="text">
      <style:text-properties style:font-name="Gill Sans MT" fo:color="#58595B" style:text-scale="114%" fo:font-size="6.5pt" style:font-size-asian="6.5pt"/>
    </style:style>
    <style:style style:name="TableRow4007" style:family="table-row">
      <style:table-row-properties style:min-row-height="0.2118in" style:use-optimal-row-height="false"/>
    </style:style>
    <style:style style:name="TableCell4008"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4009" style:parent-style-name="TableParagraph" style:family="paragraph">
      <style:paragraph-properties fo:margin-top="0.0506in" fo:margin-left="0.0784in">
        <style:tab-stops/>
      </style:paragraph-properties>
    </style:style>
    <style:style style:name="T4010" style:parent-style-name="Fonteparág.padrão" style:family="text">
      <style:text-properties fo:color="#414042" style:text-scale="110%" fo:font-size="6.5pt" style:font-size-asian="6.5pt"/>
    </style:style>
    <style:style style:name="TableCell4011"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4012" style:parent-style-name="TableParagraph" style:family="paragraph">
      <style:paragraph-properties fo:text-align="center" fo:margin-top="0.0506in" fo:margin-left="0.2041in" fo:margin-right="0.209in">
        <style:tab-stops/>
      </style:paragraph-properties>
    </style:style>
    <style:style style:name="T4013" style:parent-style-name="Fonteparág.padrão" style:family="text">
      <style:text-properties fo:color="#414042" style:text-scale="120%" fo:font-size="6.5pt" style:font-size-asian="6.5pt"/>
    </style:style>
    <style:style style:name="TableRow4014" style:family="table-row">
      <style:table-row-properties style:min-row-height="0.2118in" style:use-optimal-row-height="false"/>
    </style:style>
    <style:style style:name="TableCell4015"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4016" style:parent-style-name="TableParagraph" style:family="paragraph">
      <style:paragraph-properties fo:margin-top="0.0506in" fo:margin-left="0.0784in">
        <style:tab-stops/>
      </style:paragraph-properties>
    </style:style>
    <style:style style:name="T4017" style:parent-style-name="Fonteparág.padrão" style:family="text">
      <style:text-properties fo:color="#414042" style:text-scale="110%" fo:font-size="6.5pt" style:font-size-asian="6.5pt"/>
    </style:style>
    <style:style style:name="TableCell4018"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4019" style:parent-style-name="TableParagraph" style:family="paragraph">
      <style:paragraph-properties fo:text-align="center" fo:margin-top="0.0506in" fo:margin-left="0.2041in" fo:margin-right="0.209in">
        <style:tab-stops/>
      </style:paragraph-properties>
    </style:style>
    <style:style style:name="T4020" style:parent-style-name="Fonteparág.padrão" style:family="text">
      <style:text-properties fo:color="#414042" style:text-scale="120%" fo:font-size="6.5pt" style:font-size-asian="6.5pt"/>
    </style:style>
    <style:style style:name="TableRow4021" style:family="table-row">
      <style:table-row-properties style:min-row-height="0.2118in" style:use-optimal-row-height="false"/>
    </style:style>
    <style:style style:name="TableCell4022"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4023" style:parent-style-name="TableParagraph" style:family="paragraph">
      <style:paragraph-properties fo:margin-top="0.0506in" fo:margin-left="0.0784in">
        <style:tab-stops/>
      </style:paragraph-properties>
    </style:style>
    <style:style style:name="T4024" style:parent-style-name="Fonteparág.padrão" style:family="text">
      <style:text-properties fo:color="#414042" style:text-scale="110%" fo:font-size="6.5pt" style:font-size-asian="6.5pt"/>
    </style:style>
    <style:style style:name="TableCell4025"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4026" style:parent-style-name="TableParagraph" style:family="paragraph">
      <style:paragraph-properties fo:text-align="center" fo:margin-top="0.0506in" fo:margin-left="0.2041in" fo:margin-right="0.209in">
        <style:tab-stops/>
      </style:paragraph-properties>
    </style:style>
    <style:style style:name="T4027" style:parent-style-name="Fonteparág.padrão" style:family="text">
      <style:text-properties fo:color="#414042" style:text-scale="120%" fo:font-size="6.5pt" style:font-size-asian="6.5pt"/>
    </style:style>
    <style:style style:name="TableRow4028" style:family="table-row">
      <style:table-row-properties style:min-row-height="0.2118in" style:use-optimal-row-height="false"/>
    </style:style>
    <style:style style:name="TableCell4029"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4030" style:parent-style-name="TableParagraph" style:family="paragraph">
      <style:paragraph-properties fo:margin-top="0.0506in" fo:margin-left="0.0784in">
        <style:tab-stops/>
      </style:paragraph-properties>
    </style:style>
    <style:style style:name="T4031" style:parent-style-name="Fonteparág.padrão" style:family="text">
      <style:text-properties fo:color="#414042" style:text-scale="110%" fo:font-size="6.5pt" style:font-size-asian="6.5pt"/>
    </style:style>
    <style:style style:name="TableCell4032"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4033" style:parent-style-name="TableParagraph" style:family="paragraph">
      <style:paragraph-properties fo:text-align="center" fo:margin-top="0.0506in" fo:margin-left="0.2041in" fo:margin-right="0.209in">
        <style:tab-stops/>
      </style:paragraph-properties>
    </style:style>
    <style:style style:name="T4034" style:parent-style-name="Fonteparág.padrão" style:family="text">
      <style:text-properties fo:color="#414042" style:text-scale="120%" fo:font-size="6.5pt" style:font-size-asian="6.5pt"/>
    </style:style>
    <style:style style:name="TableRow4035" style:family="table-row">
      <style:table-row-properties style:min-row-height="0.2118in" style:use-optimal-row-height="false"/>
    </style:style>
    <style:style style:name="TableCell4036"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4037" style:parent-style-name="TableParagraph" style:family="paragraph">
      <style:paragraph-properties fo:margin-top="0.0506in" fo:margin-left="0.0784in">
        <style:tab-stops/>
      </style:paragraph-properties>
    </style:style>
    <style:style style:name="T4038" style:parent-style-name="Fonteparág.padrão" style:family="text">
      <style:text-properties fo:color="#414042" style:text-scale="110%" fo:font-size="6.5pt" style:font-size-asian="6.5pt"/>
    </style:style>
    <style:style style:name="TableCell4039"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4040" style:parent-style-name="TableParagraph" style:family="paragraph">
      <style:paragraph-properties fo:text-align="center" fo:margin-top="0.0506in" fo:margin-left="0.2041in" fo:margin-right="0.209in">
        <style:tab-stops/>
      </style:paragraph-properties>
    </style:style>
    <style:style style:name="T4041" style:parent-style-name="Fonteparág.padrão" style:family="text">
      <style:text-properties fo:color="#414042" style:text-scale="120%" fo:font-size="6.5pt" style:font-size-asian="6.5pt"/>
    </style:style>
    <style:style style:name="TableRow4042" style:family="table-row">
      <style:table-row-properties style:min-row-height="0.2118in" style:use-optimal-row-height="false"/>
    </style:style>
    <style:style style:name="TableCell4043"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4044" style:parent-style-name="TableParagraph" style:family="paragraph">
      <style:paragraph-properties fo:margin-top="0.0506in" fo:margin-left="0.0784in">
        <style:tab-stops/>
      </style:paragraph-properties>
    </style:style>
    <style:style style:name="T4045" style:parent-style-name="Fonteparág.padrão" style:family="text">
      <style:text-properties fo:color="#414042" style:text-scale="110%" fo:font-size="6.5pt" style:font-size-asian="6.5pt"/>
    </style:style>
    <style:style style:name="TableCell4046"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4047" style:parent-style-name="TableParagraph" style:family="paragraph">
      <style:paragraph-properties fo:text-align="center" fo:margin-top="0.0506in" fo:margin-left="0.2041in" fo:margin-right="0.209in">
        <style:tab-stops/>
      </style:paragraph-properties>
    </style:style>
    <style:style style:name="T4048" style:parent-style-name="Fonteparág.padrão" style:family="text">
      <style:text-properties fo:color="#414042" style:text-scale="120%" fo:font-size="6.5pt" style:font-size-asian="6.5pt"/>
    </style:style>
    <style:style style:name="TableRow4049" style:family="table-row">
      <style:table-row-properties style:min-row-height="0.2118in" style:use-optimal-row-height="false"/>
    </style:style>
    <style:style style:name="TableCell4050"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4051" style:parent-style-name="TableParagraph" style:family="paragraph">
      <style:paragraph-properties fo:margin-top="0.0506in" fo:margin-left="0.0784in">
        <style:tab-stops/>
      </style:paragraph-properties>
    </style:style>
    <style:style style:name="T4052" style:parent-style-name="Fonteparág.padrão" style:family="text">
      <style:text-properties fo:color="#414042" style:text-scale="110%" fo:font-size="6.5pt" style:font-size-asian="6.5pt"/>
    </style:style>
    <style:style style:name="TableCell4053"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4054" style:parent-style-name="TableParagraph" style:family="paragraph">
      <style:paragraph-properties fo:text-align="center" fo:margin-top="0.0506in" fo:margin-left="0.2041in" fo:margin-right="0.209in">
        <style:tab-stops/>
      </style:paragraph-properties>
    </style:style>
    <style:style style:name="T4055" style:parent-style-name="Fonteparág.padrão" style:family="text">
      <style:text-properties fo:color="#414042" style:text-scale="120%" fo:font-size="6.5pt" style:font-size-asian="6.5pt"/>
    </style:style>
    <style:style style:name="TableRow4056" style:family="table-row">
      <style:table-row-properties style:min-row-height="0.2118in" style:use-optimal-row-height="false"/>
    </style:style>
    <style:style style:name="TableCell4057"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4058" style:parent-style-name="TableParagraph" style:family="paragraph">
      <style:paragraph-properties fo:margin-top="0.0506in" fo:margin-left="0.0784in">
        <style:tab-stops/>
      </style:paragraph-properties>
    </style:style>
    <style:style style:name="T4059" style:parent-style-name="Fonteparág.padrão" style:family="text">
      <style:text-properties fo:color="#414042" style:text-scale="110%" fo:font-size="6.5pt" style:font-size-asian="6.5pt"/>
    </style:style>
    <style:style style:name="TableCell4060"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4061" style:parent-style-name="TableParagraph" style:family="paragraph">
      <style:paragraph-properties fo:text-align="center" fo:margin-top="0.0506in" fo:margin-left="0.2041in" fo:margin-right="0.209in">
        <style:tab-stops/>
      </style:paragraph-properties>
    </style:style>
    <style:style style:name="T4062" style:parent-style-name="Fonteparág.padrão" style:family="text">
      <style:text-properties fo:color="#414042" style:text-scale="120%" fo:font-size="6.5pt" style:font-size-asian="6.5pt"/>
    </style:style>
    <style:style style:name="TableRow4063" style:family="table-row">
      <style:table-row-properties style:min-row-height="0.2118in" style:use-optimal-row-height="false"/>
    </style:style>
    <style:style style:name="TableCell4064" style:family="table-cell">
      <style:table-cell-properties fo:border-top="0.0069in solid #FFFFFF" fo:border-left="none" fo:border-bottom="0.0069in solid #FFFFFF" fo:border-right="0.0069in solid #FFFFFF" fo:background-color="#FBEFEA" style:writing-mode="lr-tb" fo:padding-top="0in" fo:padding-left="0in" fo:padding-bottom="0in" fo:padding-right="0in"/>
    </style:style>
    <style:style style:name="P4065" style:parent-style-name="TableParagraph" style:family="paragraph">
      <style:paragraph-properties fo:margin-top="0.0506in" fo:margin-left="0.0784in">
        <style:tab-stops/>
      </style:paragraph-properties>
    </style:style>
    <style:style style:name="T4066" style:parent-style-name="Fonteparág.padrão" style:family="text">
      <style:text-properties fo:color="#414042" style:text-scale="110%" fo:font-size="6.5pt" style:font-size-asian="6.5pt"/>
    </style:style>
    <style:style style:name="TableCell4067" style:family="table-cell">
      <style:table-cell-properties fo:border-top="0.0069in solid #FFFFFF" fo:border-left="0.0069in solid #FFFFFF" fo:border-bottom="0.0069in solid #FFFFFF" fo:border-right="none" fo:background-color="#FBEFEA" style:writing-mode="lr-tb" fo:padding-top="0in" fo:padding-left="0in" fo:padding-bottom="0in" fo:padding-right="0in"/>
    </style:style>
    <style:style style:name="P4068" style:parent-style-name="TableParagraph" style:family="paragraph">
      <style:paragraph-properties fo:text-align="center" fo:margin-top="0.0506in" fo:margin-left="0.2041in" fo:margin-right="0.209in">
        <style:tab-stops/>
      </style:paragraph-properties>
    </style:style>
    <style:style style:name="T4069" style:parent-style-name="Fonteparág.padrão" style:family="text">
      <style:text-properties fo:color="#414042" style:text-scale="120%" fo:font-size="6.5pt" style:font-size-asian="6.5pt"/>
    </style:style>
    <style:style style:name="TableRow4070" style:family="table-row">
      <style:table-row-properties style:min-row-height="0.2118in" style:use-optimal-row-height="false"/>
    </style:style>
    <style:style style:name="TableCell4071" style:family="table-cell">
      <style:table-cell-properties fo:border-top="0.0069in solid #FFFFFF" fo:border-left="none" fo:border-bottom="0.0069in solid #FFFFFF" fo:border-right="0.0069in solid #FFFFFF" fo:background-color="#F8E3DB" style:writing-mode="lr-tb" fo:padding-top="0in" fo:padding-left="0in" fo:padding-bottom="0in" fo:padding-right="0in"/>
    </style:style>
    <style:style style:name="P4072" style:parent-style-name="TableParagraph" style:family="paragraph">
      <style:paragraph-properties fo:margin-top="0.0506in" fo:margin-left="0.0784in">
        <style:tab-stops/>
      </style:paragraph-properties>
    </style:style>
    <style:style style:name="T4073" style:parent-style-name="Fonteparág.padrão" style:family="text">
      <style:text-properties fo:color="#414042" style:text-scale="110%" fo:font-size="6.5pt" style:font-size-asian="6.5pt"/>
    </style:style>
    <style:style style:name="TableCell4074" style:family="table-cell">
      <style:table-cell-properties fo:border-top="0.0069in solid #FFFFFF" fo:border-left="0.0069in solid #FFFFFF" fo:border-bottom="0.0069in solid #FFFFFF" fo:border-right="none" fo:background-color="#F8E3DB" style:writing-mode="lr-tb" fo:padding-top="0in" fo:padding-left="0in" fo:padding-bottom="0in" fo:padding-right="0in"/>
    </style:style>
    <style:style style:name="P4075" style:parent-style-name="TableParagraph" style:family="paragraph">
      <style:paragraph-properties fo:text-align="center" fo:margin-top="0.0506in" fo:margin-left="0.2041in" fo:margin-right="0.209in">
        <style:tab-stops/>
      </style:paragraph-properties>
    </style:style>
    <style:style style:name="T4076" style:parent-style-name="Fonteparág.padrão" style:family="text">
      <style:text-properties fo:color="#414042" style:text-scale="120%" fo:font-size="6.5pt" style:font-size-asian="6.5pt"/>
    </style:style>
    <style:style style:name="TableRow4077" style:family="table-row">
      <style:table-row-properties style:min-row-height="0.2152in" style:use-optimal-row-height="false"/>
    </style:style>
    <style:style style:name="TableCell4078" style:family="table-cell">
      <style:table-cell-properties fo:border-top="0.0069in solid #FFFFFF" fo:border-left="none" fo:border-bottom="none" fo:border-right="0.0069in solid #FFFFFF" fo:background-color="#F5D8CE" style:writing-mode="lr-tb" fo:padding-top="0in" fo:padding-left="0in" fo:padding-bottom="0in" fo:padding-right="0in"/>
    </style:style>
    <style:style style:name="P4079" style:parent-style-name="TableParagraph" style:family="paragraph">
      <style:paragraph-properties fo:margin-top="0.0527in" fo:margin-left="0.0784in">
        <style:tab-stops/>
      </style:paragraph-properties>
    </style:style>
    <style:style style:name="T4080" style:parent-style-name="Fonteparág.padrão" style:family="text">
      <style:text-properties style:font-name="Gill Sans MT" fo:color="#414042" fo:font-size="6.5pt" style:font-size-asian="6.5pt"/>
    </style:style>
    <style:style style:name="TableCell4081" style:family="table-cell">
      <style:table-cell-properties fo:border-top="0.0069in solid #FFFFFF" fo:border-left="0.0069in solid #FFFFFF" fo:border-bottom="none" fo:border-right="none" fo:background-color="#F5D8CE" style:writing-mode="lr-tb" fo:padding-top="0in" fo:padding-left="0in" fo:padding-bottom="0in" fo:padding-right="0in"/>
    </style:style>
    <style:style style:name="P4082" style:parent-style-name="TableParagraph" style:family="paragraph">
      <style:paragraph-properties fo:text-align="center" fo:margin-top="0.0506in" fo:margin-left="0.2041in" fo:margin-right="0.209in">
        <style:tab-stops/>
      </style:paragraph-properties>
    </style:style>
    <style:style style:name="T4083" style:parent-style-name="Fonteparág.padrão" style:family="text">
      <style:text-properties fo:color="#414042" style:text-scale="120%" fo:font-size="6.5pt" style:font-size-asian="6.5pt"/>
    </style:style>
    <style:style style:name="P4084" style:parent-style-name="Corpodetexto" style:master-page-name="MP14" style:family="paragraph">
      <style:paragraph-properties fo:break-before="page"/>
    </style:style>
    <style:style style:name="T4111" style:parent-style-name="Fonteparág.padrão" style:family="text">
      <style:text-properties fo:language="en" fo:country="US" style:language-asian="en" style:country-asian="US" style:language-complex="ar" style:country-complex="SA"/>
    </style:style>
    <style:style style:name="P4112" style:parent-style-name="Corpodetexto" style:family="paragraph">
      <style:text-properties style:font-name="Gill Sans MT" fo:font-size="10pt" style:font-size-asian="10pt"/>
    </style:style>
    <style:style style:name="P4113" style:parent-style-name="Corpodetexto" style:family="paragraph">
      <style:paragraph-properties fo:margin-top="0.0013in"/>
      <style:text-properties style:font-name="Gill Sans MT" fo:font-size="10.5pt" style:font-size-asian="10.5pt"/>
    </style:style>
    <style:style style:name="T4114" style:parent-style-name="Fonteparág.padrão" style:family="text">
      <style:text-properties fo:language="en" fo:country="US" style:language-asian="en" style:country-asian="US" style:language-complex="ar" style:country-complex="SA"/>
    </style:style>
    <style:style style:name="P4115" style:parent-style-name="Normal" style:family="paragraph">
      <style:paragraph-properties fo:margin-top="0.0104in" fo:margin-left="0.0138in">
        <style:tab-stops/>
      </style:paragraph-properties>
    </style:style>
    <style:style style:name="T4116" style:parent-style-name="Fonteparág.padrão" style:family="text">
      <style:text-properties style:font-name="Gill Sans MT" fo:color="#EAAF9D" style:text-scale="95%" fo:font-size="6pt" style:font-size-asian="6pt"/>
    </style:style>
    <style:style style:name="T4117" style:parent-style-name="Fonteparág.padrão" style:family="text">
      <style:text-properties fo:color="#C9302E" style:text-scale="110%"/>
    </style:style>
    <style:style style:name="P4118" style:parent-style-name="Corpodetexto" style:family="paragraph">
      <style:text-properties fo:font-size="13pt" style:font-size-asian="13pt"/>
    </style:style>
    <style:style style:name="P4119" style:parent-style-name="Corpodetexto" style:family="paragraph">
      <style:paragraph-properties fo:margin-top="0.1145in" fo:margin-left="0.7895in">
        <style:tab-stops/>
      </style:paragraph-properties>
    </style:style>
    <style:style style:name="T4120" style:parent-style-name="Fonteparág.padrão" style:family="text">
      <style:text-properties fo:color="#C9302E" style:text-scale="105%"/>
    </style:style>
    <style:style style:name="P4121" style:parent-style-name="Corpodetexto" style:family="paragraph">
      <style:paragraph-properties fo:margin-top="0.002in"/>
      <style:text-properties fo:font-size="8.5pt" style:font-size-asian="8.5pt"/>
    </style:style>
    <style:style style:name="P4122" style:parent-style-name="Corpodetexto" style:family="paragraph">
      <style:paragraph-properties fo:text-align="justify" fo:line-height="117%" fo:margin-left="0.7895in" fo:margin-right="1.1763in">
        <style:tab-stops/>
      </style:paragraph-properties>
    </style:style>
    <style:style style:name="T4123" style:parent-style-name="Fonteparág.padrão" style:family="text">
      <style:text-properties fo:color="#231F20" style:text-scale="105%"/>
    </style:style>
    <style:style style:name="T4124" style:parent-style-name="Fonteparág.padrão" style:family="text">
      <style:text-properties style:font-name="Trebuchet MS" fo:font-style="italic" style:font-style-asian="italic" fo:color="#231F20" style:text-scale="105%"/>
    </style:style>
    <style:style style:name="T4125" style:parent-style-name="Fonteparág.padrão" style:family="text">
      <style:text-properties fo:color="#231F20" style:text-scale="105%"/>
    </style:style>
    <style:style style:name="P4126" style:parent-style-name="ParágrafodaLista" style:family="paragraph">
      <style:paragraph-properties fo:margin-top="0.1118in">
        <style:tab-stops>
          <style:tab-stop style:type="left" style:position="0.0006in"/>
        </style:tab-stops>
      </style:paragraph-properties>
    </style:style>
    <style:style style:name="T4127" style:parent-style-name="Fonteparág.padrão" style:family="text">
      <style:text-properties fo:color="#231F20" fo:letter-spacing="0.002in" style:text-scale="105%" fo:font-size="9pt" style:font-size-asian="9pt"/>
    </style:style>
    <style:style style:name="T4128" style:parent-style-name="Fonteparág.padrão" style:family="text">
      <style:text-properties fo:color="#231F20" style:text-scale="105%" fo:font-size="9pt" style:font-size-asian="9pt"/>
    </style:style>
    <style:style style:name="T4129" style:parent-style-name="Fonteparág.padrão" style:family="text">
      <style:text-properties fo:color="#231F20" fo:letter-spacing="0.0201in" style:text-scale="105%" fo:font-size="9pt" style:font-size-asian="9pt"/>
    </style:style>
    <style:style style:name="T4130" style:parent-style-name="Fonteparág.padrão" style:family="text">
      <style:text-properties fo:color="#231F20" fo:letter-spacing="0.002in" style:text-scale="105%" fo:font-size="9pt" style:font-size-asian="9pt"/>
    </style:style>
    <style:style style:name="P4131" style:parent-style-name="ParágrafodaLista" style:family="paragraph">
      <style:paragraph-properties>
        <style:tab-stops>
          <style:tab-stop style:type="left" style:position="0.0006in"/>
        </style:tab-stops>
      </style:paragraph-properties>
    </style:style>
    <style:style style:name="T4132" style:parent-style-name="Fonteparág.padrão" style:family="text">
      <style:text-properties fo:color="#231F20" fo:letter-spacing="0.002in" style:text-scale="105%" fo:font-size="9pt" style:font-size-asian="9pt"/>
    </style:style>
    <style:style style:name="T4133" style:parent-style-name="Fonteparág.padrão" style:family="text">
      <style:text-properties fo:color="#231F20" fo:letter-spacing="0.0013in" style:text-scale="105%" fo:font-size="9pt" style:font-size-asian="9pt"/>
    </style:style>
    <style:style style:name="T4134" style:parent-style-name="Fonteparág.padrão" style:family="text">
      <style:text-properties fo:color="#231F20" fo:letter-spacing="0.002in" style:text-scale="105%" fo:font-size="9pt" style:font-size-asian="9pt"/>
    </style:style>
    <style:style style:name="T4135" style:parent-style-name="Fonteparág.padrão" style:family="text">
      <style:text-properties fo:color="#231F20" fo:letter-spacing="-0.0013in" style:text-scale="105%" fo:font-size="9pt" style:font-size-asian="9pt"/>
    </style:style>
    <style:style style:name="T4136" style:parent-style-name="Fonteparág.padrão" style:family="text">
      <style:text-properties fo:color="#231F20" style:text-scale="105%" fo:font-size="9pt" style:font-size-asian="9pt"/>
    </style:style>
    <style:style style:name="P4137" style:parent-style-name="ParágrafodaLista" style:family="paragraph">
      <style:paragraph-properties>
        <style:tab-stops>
          <style:tab-stop style:type="left" style:position="0.0006in"/>
        </style:tab-stops>
      </style:paragraph-properties>
    </style:style>
    <style:style style:name="T4138" style:parent-style-name="Fonteparág.padrão" style:family="text">
      <style:text-properties fo:color="#231F20" fo:letter-spacing="0.002in" style:text-scale="105%" fo:font-size="9pt" style:font-size-asian="9pt"/>
    </style:style>
    <style:style style:name="T4139" style:parent-style-name="Fonteparág.padrão" style:family="text">
      <style:text-properties fo:color="#231F20" fo:letter-spacing="0.0013in" style:text-scale="105%" fo:font-size="9pt" style:font-size-asian="9pt"/>
    </style:style>
    <style:style style:name="T4140" style:parent-style-name="Fonteparág.padrão" style:family="text">
      <style:text-properties fo:color="#231F20" fo:letter-spacing="0.002in" style:text-scale="105%" fo:font-size="9pt" style:font-size-asian="9pt"/>
    </style:style>
    <style:style style:name="T4141" style:parent-style-name="Fonteparág.padrão" style:family="text">
      <style:text-properties fo:color="#231F20" style:text-scale="105%" fo:font-size="9pt" style:font-size-asian="9pt"/>
    </style:style>
    <style:style style:name="T4142" style:parent-style-name="Fonteparág.padrão" style:family="text">
      <style:text-properties fo:color="#231F20" fo:letter-spacing="0.0069in" style:text-scale="105%" fo:font-size="9pt" style:font-size-asian="9pt"/>
    </style:style>
    <style:style style:name="T4143" style:parent-style-name="Fonteparág.padrão" style:family="text">
      <style:text-properties fo:color="#231F20" fo:letter-spacing="0.0027in" style:text-scale="105%" fo:font-size="9pt" style:font-size-asian="9pt"/>
    </style:style>
    <style:style style:family="graphic" style:name="a51">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5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style:wrap="run-through" style:run-through="background" draw:fill="solid" draw:fill-color="#c9302e" draw:opacity="100%" draw:stroke="none" style:horizontal-rel="page" style:vertical-rel="page"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5">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7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style:wrap="run-through" style:run-through="background" draw:fill="solid" draw:fill-color="#c9302e" draw:opacity="100%" draw:stroke="none" style:horizontal-rel="page" style:vertical-rel="page" style:horizontal-pos="from-left" style:vertical-pos="from-top"/>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style:wrap="none" draw:fill="none" draw:stroke="solid" svg:stroke-width="0.00694in" svg:stroke-color="#bcbec0" svg:stroke-opacity="100%" draw:stroke-linejoin="round" style:horizontal-rel="page" style:vertical-rel="paragraph" style:horizontal-pos="from-left" style:vertical-pos="from-top"/>
    </style:style>
    <style:style style:family="graphic" style:name="a10">
      <style:graphic-properties style:wrap="run-through" style:run-through="background" draw:fill="solid" draw:fill-color="#c9302e" draw:opacity="100%" draw:stroke="none" style:horizontal-rel="page" style:vertical-rel="page"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3">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background" draw:fill="solid" draw:fill-color="#c9302e" draw:opacity="100%" draw:stroke="none" style:horizontal-rel="page" style:vertical-rel="page" style:horizontal-pos="from-left" style:vertical-pos="from-top"/>
    </style:style>
    <style:style style:family="graphic" style:name="a69">
      <style:graphic-properties style:wrap="run-through" style:run-through="background" draw:fill="solid" draw:fill-color="#c9302e" draw:opacity="100%" draw:stroke="none" style:horizontal-rel="page" style:vertical-rel="page" style:horizontal-pos="from-left" style:vertical-pos="from-top"/>
    </style:style>
    <style:style style:family="graphic" style:name="a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wrap="run-through" style:run-through="background" draw:fill="solid" draw:fill-color="#c9302e" draw:opacity="100%" draw:stroke="none" style:horizontal-rel="page" style:vertical-rel="page" style:horizontal-pos="from-left" style:vertical-pos="from-top"/>
    </style:style>
    <style:style style:family="graphic" style:name="a38">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8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8"/>
      <text:p text:style-name="P29"/>
      <text:p text:style-name="P30"/>
      <text:p text:style-name="P31"/>
      <text:p text:style-name="P32"/>
      <text:p text:style-name="P33"/>
      <text:p text:style-name="P34"/>
      <text:p text:style-name="P35"/>
      <text:p text:style-name="P36"><text:span text:style-name="T37"><draw:custom-shape svg:x="7.12708in" svg:y="-0.91736in" svg:width="0.35417in" svg:height="3.9375in" draw:z-index="251658240" draw:id="id4" draw:style-name="a4" draw:name="Freeform 30" text:anchor-type="paragraph"><svg:title/><svg:desc/><draw:enhanced-geometry draw:type="non-primitive" svg:viewBox="0 0 510 5670" draw:enhanced-path="M 509 0 L 170 0 103 13 49 50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1321 * ?f4 / 5670"/><draw:equation draw:name="f11" draw:formula="0 + 10433 - 10263"/><draw:equation draw:name="f12" draw:formula="?f11 * ?f5 / 510"/><draw:equation draw:name="f13" draw:formula="0 + 10366 - 10263"/><draw:equation draw:name="f14" draw:formula="?f13 * ?f5 / 510"/><draw:equation draw:name="f15" draw:formula="-1308 * ?f4 / 5670"/><draw:equation draw:name="f16" draw:formula="0 + 10312 - 10263"/><draw:equation draw:name="f17" draw:formula="?f16 * ?f5 / 510"/><draw:equation draw:name="f18" draw:formula="-1271 * ?f4 / 5670"/><draw:equation draw:name="f19" draw:formula="0 + 10276 - 10263"/><draw:equation draw:name="f20" draw:formula="?f19 * ?f5 / 510"/><draw:equation draw:name="f21" draw:formula="-1217 * ?f4 / 5670"/><draw:equation draw:name="f22" draw:formula="0 + 10263 - 10263"/><draw:equation draw:name="f23" draw:formula="?f22 * ?f5 / 510"/><draw:equation draw:name="f24" draw:formula="-1151 * ?f4 / 5670"/><draw:equation draw:name="f25" draw:formula="4178 * ?f4 / 5670"/><draw:equation draw:name="f26" draw:formula="4244 * ?f4 / 5670"/><draw:equation draw:name="f27" draw:formula="4298 * ?f4 / 5670"/><draw:equation draw:name="f28" draw:formula="4335 * ?f4 / 5670"/><draw:equation draw:name="f29" draw:formula="4348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38"><draw:frame draw:z-index="251659264" draw:id="id5" draw:style-name="a5" draw:name="Text Box 29" text:anchor-type="paragraph" svg:x="7.18056in" svg:y="-0.81736in" svg:width="0.12292in" svg:height="0.50764in" style:rel-width="scale" style:rel-height="scale"><draw:text-box><text:p text:style-name="P39"><text:span text:style-name="T40">PORTUGUÊS</text:span></text:p></draw:text-box><svg:title/><svg:desc/></draw:frame></text:span><text:span text:style-name="T41">RELATÓRIO DE COLETA DE DADOS TIC EDUCAÇÃO 2018</text:span></text:p>
      <text:p text:style-name="P42"/>
      <text:h text:style-name="P43" text:outline-level="2"><text:span text:style-name="T44">INTRODUÇÃO</text:span></text:h>
      <text:p text:style-name="P45"/>
      <text:p text:style-name="P46"><text:span text:style-name="T47">O<text:s/></text:span><text:span text:style-name="T48">Comitê Gestor<text:s/></text:span><text:span text:style-name="T49">da<text:s/></text:span><text:span text:style-name="T50">Internet<text:s/></text:span><text:span text:style-name="T51">no<text:s/></text:span><text:span text:style-name="T52">Brasil (</text:span><text:a xlink:href="http://CGI.br/" office:target-frame-name="_top" xlink:show="replace"><text:span text:style-name="T53">CGI.br</text:span></text:a><text:span text:style-name="T54">), <text:s/></text:span><text:span text:style-name="T55">por <text:s/></text:span><text:span text:style-name="T56">meio <text:s/></text:span><text:span text:style-name="T57">do <text:s/></text:span><text:span text:style-name="T58">Centro <text:s/>Regional <text:s/></text:span><text:span text:style-name="T59">de <text:s/></text:span><text:span text:style-name="T60">Estudos <text:s/></text:span><text:span text:style-name="T61">para<text:s/></text:span><text:span text:style-name="T62">o<text:s/></text:span><text:span text:style-name="T63">Desenvolvimento<text:s/></text:span><text:span text:style-name="T64">da<text:s/></text:span><text:span text:style-name="T65">Sociedade<text:s/></text:span><text:span text:style-name="T66">da<text:s/></text:span><text:span text:style-name="T67">Informação (</text:span><text:a xlink:href="http://Cetic.br/" office:target-frame-name="_top" xlink:show="replace"><text:span text:style-name="T68">Cetic.br</text:span></text:a><text:span text:style-name="T69">), departamento<text:s/></text:span><text:span text:style-name="T70">do<text:s/></text:span><text:span text:style-name="T71">Núcleo<text:s/></text:span><text:span text:style-name="T72">de<text:s/></text:span><text:span text:style-name="T73">Informação<text:s/></text:span><text:span text:style-name="T74">e<text:s/></text:span><text:span text:style-name="T75">Coordenação<text:s/></text:span><text:span text:style-name="T76">do Ponto BR<text:s/></text:span><text:span text:style-name="T77">(</text:span><text:a xlink:href="http://NIC.br/" office:target-frame-name="_top" xlink:show="replace"><text:span text:style-name="T78">NIC.br</text:span></text:a><text:span text:style-name="T79">), apresenta<text:s/></text:span><text:span text:style-name="T80">o<text:s/></text:span><text:span text:style-name="T81">“Relatório<text:s/></text:span><text:span text:style-name="T82">de <text:s/></text:span><text:span text:style-name="T83">Coleta<text:s/></text:span><text:span text:style-name="T84">de <text:s/></text:span><text:span text:style-name="T85">Dados”<text:s/></text:span><text:span text:style-name="T86">da<text:s/></text:span><text:span text:style-name="T87">pesquisa<text:s/></text:span><text:span text:style-name="T88">TIC<text:s/></text:span><text:span text:style-name="T89">Educação 2018.<text:s/></text:span><text:span text:style-name="T90">O<text:s/></text:span><text:span text:style-name="T91">objetivo<text:s/></text:span><text:span text:style-name="T92">do<text:s/></text:span><text:span text:style-name="T93">relatório<text:s/></text:span><text:span text:style-name="T94">é<text:s/></text:span><text:span text:style-name="T95">informar<text:s/></text:span><text:span text:style-name="T96">as<text:s/></text:span><text:span text:style-name="T97">características<text:s/></text:span><text:span text:style-name="T98">específicas<text:s/></text:span><text:span text:style-name="T99">desta edição<text:s/></text:span><text:span text:style-name="T100">do<text:s/></text:span><text:span text:style-name="T101">estudo, contemplando eventuais alterações realizadas<text:s/></text:span><text:span text:style-name="T102">nos<text:s/></text:span><text:span text:style-name="T103">instrumentos<text:s/></text:span><text:span text:style-name="T104">de<text:s/></text:span><text:span text:style-name="T105">coleta,<text:s/></text:span><text:span text:style-name="T106">a<text:s/></text:span><text:span text:style-name="T107">alocação<text:s/></text:span><text:span text:style-name="T108">da<text:s/></text:span><text:span text:style-name="T109">amostra implementada neste<text:s/></text:span><text:span text:style-name="T110">ano<text:s/></text:span><text:span text:style-name="T111">e as<text:s/></text:span><text:span text:style-name="T112">taxas<text:s/></text:span><text:span text:style-name="T113">de</text:span><text:span text:style-name="T114"><text:s/></text:span><text:span text:style-name="T115">resposta verificadas.</text:span></text:p>
      <text:p text:style-name="P116"><text:span text:style-name="T117">A<text:s/></text:span><text:span text:style-name="T118">metodologia empregada <text:s/></text:span><text:span text:style-name="T119">n</text:span><text:span text:style-name="T120">a <text:s/></text:span><text:span text:style-name="T121">pesquisa <text:s/></text:span><text:span text:style-name="T122">TIC <text:s/></text:span><text:span text:style-name="T123">Educação <text:s/></text:span><text:span text:style-name="T124">em <text:s/></text:span><text:span text:style-name="T125">escolas <text:s/>localizadas <text:s/></text:span><text:span text:style-name="T126">em <text:s/></text:span><text:span text:style-name="T127">áreas <text:s/></text:span><text:span text:style-name="T128">rurais<text:s/></text:span><text:span text:style-name="T129">e<text:s/></text:span><text:span text:style-name="T130">urbanas, incluindo <text:s/></text:span><text:span text:style-name="T131">os <text:s/></text:span><text:span text:style-name="T132">objetivos, <text:s/></text:span><text:span text:style-name="T133">os <text:s/></text:span><text:span text:style-name="T134">principais <text:s/>conceitos <text:s/></text:span><text:span text:style-name="T135">e <text:s/></text:span><text:span text:style-name="T136">definições, <text:s/>assim <text:s/></text:span><text:span text:style-name="T137">como <text:s/></text:span><text:span text:style-name="T138">as<text:s/></text:span><text:span text:style-name="T139">características<text:s/></text:span><text:span text:style-name="T140">do<text:s/></text:span><text:span text:style-name="T141">plano amostral podem<text:s/></text:span><text:span text:style-name="T142">ser<text:s/></text:span><text:span text:style-name="T143">encontrados<text:s/></text:span><text:span text:style-name="T144">no<text:s/></text:span><text:span text:style-name="T145">“Relatório<text:s/></text:span><text:span text:style-name="T146">Metodológico”<text:s/></text:span><text:span text:style-name="T147">disponível nesta</text:span><text:span text:style-name="T148"><text:s/></text:span><text:span text:style-name="T149">edição.</text:span></text:p>
      <text:p text:style-name="P150"/>
      <text:p text:style-name="P151"/>
      <text:h text:style-name="P152" text:outline-level="2"><text:span text:style-name="T153">ESCOLAS</text:span><text:span text:style-name="T154"><text:s/></text:span><text:span text:style-name="T155">URBANAS</text:span></text:h>
      <text:p text:style-name="P156"/>
      <text:p text:style-name="P157"><text:span text:style-name="T158">ALOCAÇÃO DA AMOSTRA</text:span></text:p>
      <text:p text:style-name="P159"/>
      <text:p text:style-name="P160"><text:span text:style-name="T161">A amostra planejada de escolas urbanas para a pesquisa TIC Educação de 2018 foi de 1.352 instituições.</text:span></text:p>
      <text:p text:style-name="P162"><text:span text:style-name="T163">A distribuição das escolas é variável entre as regiões e as dependências administrativas, conforme mostra a Tabela 1.</text:span></text:p>
      <text:p text:style-name="P164"/>
      <text:p text:style-name="P165"><text:span text:style-name="T166">TABELA 1</text:span></text:p>
      <text:p text:style-name="P167"><text:span text:style-name="T168">DISTRIBUIÇÃO DA AMOSTRA DE ESCOLAS, SEGUNDO REGIÃO E DEPENDÊNCIA ADMINISTRATIVA</text:span></text:p>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able:number-columns-spanned="2">
            <text:p text:style-name="P175"/>
          </table:table-cell>
          <table:covered-table-cell/>
          <table:table-cell table:style-name="TableCell176">
            <text:p text:style-name="P177"><text:span text:style-name="T178">Amostra planejada</text:span></text:p>
          </table:table-cell>
        </table:table-row>
        <table:table-row table:style-name="TableRow179">
          <table:table-cell table:style-name="TableCell180" table:number-rows-spanned="5">
            <text:p text:style-name="P181"/>
            <text:p text:style-name="P182"/>
            <text:p text:style-name="P183"/>
            <text:p text:style-name="P184"/>
            <text:p text:style-name="P185"><text:span text:style-name="T186">REGIÃO</text:span></text:p>
          </table:table-cell>
          <table:table-cell table:style-name="TableCell187">
            <text:p text:style-name="P188"><text:span text:style-name="T189">Norte</text:span></text:p>
          </table:table-cell>
          <table:table-cell table:style-name="TableCell190">
            <text:p text:style-name="P191"><text:span text:style-name="T192">262</text:span></text:p>
          </table:table-cell>
        </table:table-row>
        <table:table-row table:style-name="TableRow193">
          <table:covered-table-cell>
            <text:p text:style-name="P194"/>
          </table:covered-table-cell>
          <table:table-cell table:style-name="TableCell195">
            <text:p text:style-name="P196"><text:span text:style-name="T197">Nordeste</text:span></text:p>
          </table:table-cell>
          <table:table-cell table:style-name="TableCell198">
            <text:p text:style-name="P199"><text:span text:style-name="T200">269</text:span></text:p>
          </table:table-cell>
        </table:table-row>
        <table:table-row table:style-name="TableRow201">
          <table:covered-table-cell>
            <text:p text:style-name="P202"/>
          </table:covered-table-cell>
          <table:table-cell table:style-name="TableCell203">
            <text:p text:style-name="P204"><text:span text:style-name="T205">Sudeste</text:span></text:p>
          </table:table-cell>
          <table:table-cell table:style-name="TableCell206">
            <text:p text:style-name="P207"><text:span text:style-name="T208">285</text:span></text:p>
          </table:table-cell>
        </table:table-row>
        <table:table-row table:style-name="TableRow209">
          <table:covered-table-cell>
            <text:p text:style-name="P210"/>
          </table:covered-table-cell>
          <table:table-cell table:style-name="TableCell211">
            <text:p text:style-name="P212"><text:span text:style-name="T213">Sul</text:span></text:p>
          </table:table-cell>
          <table:table-cell table:style-name="TableCell214">
            <text:p text:style-name="P215"><text:span text:style-name="T216">270</text:span></text:p>
          </table:table-cell>
        </table:table-row>
        <table:table-row table:style-name="TableRow217">
          <table:covered-table-cell>
            <text:p text:style-name="P218"/>
          </table:covered-table-cell>
          <table:table-cell table:style-name="TableCell219">
            <text:p text:style-name="P220"><text:span text:style-name="T221">Centro-Oeste</text:span></text:p>
          </table:table-cell>
          <table:table-cell table:style-name="TableCell222">
            <text:p text:style-name="P223"><text:span text:style-name="T224">266</text:span></text:p>
          </table:table-cell>
        </table:table-row>
        <table:table-row table:style-name="TableRow225">
          <table:table-cell table:style-name="TableCell226" table:number-rows-spanned="3">
            <text:p text:style-name="P227"/>
            <text:p text:style-name="P228"/>
            <text:p text:style-name="P229"><text:span text:style-name="T230">DEPENDÊNCIA ADMINISTRATIVA</text:span></text:p>
          </table:table-cell>
          <table:table-cell table:style-name="TableCell231">
            <text:p text:style-name="P232"><text:span text:style-name="T233">Municipal</text:span></text:p>
          </table:table-cell>
          <table:table-cell table:style-name="TableCell234">
            <text:p text:style-name="P235"><text:span text:style-name="T236">362</text:span></text:p>
          </table:table-cell>
        </table:table-row>
        <table:table-row table:style-name="TableRow237">
          <table:covered-table-cell>
            <text:p text:style-name="P238"/>
          </table:covered-table-cell>
          <table:table-cell table:style-name="TableCell239">
            <text:p text:style-name="P240"><text:span text:style-name="T241">Estadual</text:span></text:p>
          </table:table-cell>
          <table:table-cell table:style-name="TableCell242">
            <text:p text:style-name="P243"><text:span text:style-name="T244">576</text:span></text:p>
          </table:table-cell>
        </table:table-row>
        <table:table-row table:style-name="TableRow245">
          <table:covered-table-cell>
            <text:p text:style-name="P246"/>
          </table:covered-table-cell>
          <table:table-cell table:style-name="TableCell247">
            <text:p text:style-name="P248"><text:span text:style-name="T249">Privada</text:span></text:p>
          </table:table-cell>
          <table:table-cell table:style-name="TableCell250">
            <text:p text:style-name="P251"><text:span text:style-name="T252">414</text:span></text:p>
          </table:table-cell>
        </table:table-row>
      </table:table>
      <text:p text:style-name="P253"><text:span text:style-name="T280"><draw:custom-shape svg:x="0in" svg:y="1.18056in" svg:width="0.35486in" svg:height="3.9375in" draw:z-index="250280960" draw:id="id10" draw:style-name="a10" draw:name="Freeform 28"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p>
      <text:p text:style-name="P281"/>
      <text:p text:style-name="P282"/>
      <text:h text:style-name="Título2" text:outline-level="2"><text:span text:style-name="T283"><draw:frame draw:z-index="251661312" draw:id="id11" draw:style-name="a11" draw:name="Text Box 27" text:anchor-type="paragraph" svg:x="0.17153in" svg:y="0.14097in" svg:width="0.12292in" svg:height="0.50764in" style:rel-width="scale" style:rel-height="scale"><draw:text-box><text:p text:style-name="P284"><text:span text:style-name="T285">PORTUGUÊS</text:span></text:p></draw:text-box><svg:title/><svg:desc/></draw:frame></text:span><text:span text:style-name="T286">INSTRUMENTO DE COLETA</text:span></text:h>
      <text:p text:style-name="P287"><text:span text:style-name="T288">ENTREVISTAS COGNITIVAS E PRÉ-TESTES</text:span></text:p>
      <text:p text:style-name="P289"/>
      <text:p text:style-name="P290"><text:span text:style-name="T291">Não foram aplicados pré-testes e entrevistas cognitivas na edição de 2018.</text:span></text:p>
      <text:p text:style-name="P292"/>
      <text:p text:style-name="P293"/>
      <text:p text:style-name="P294"><text:span text:style-name="T295">ALTERAÇÕES NOS INSTRUMENTOS DE COLETA</text:span></text:p>
      <text:p text:style-name="P296"/>
      <text:p text:style-name="P297"><text:span text:style-name="T298">Na coleta de dados em escolas urbanas da TIC Educação 2018, as alterações empreendidas nos instrumentos de coleta, em relação à edição anterior, concentraram-se nos seguintes aspectos:</text:span></text:p>
      <text:list text:style-name="LFO2" text:continue-numbering="true">
        <text:list-item>
          <text:p text:style-name="P299"><text:span text:style-name="T300">Alterações<text:s/></text:span><text:span text:style-name="T301">em<text:s/></text:span><text:span text:style-name="T302">enunciados<text:s/></text:span><text:span text:style-name="T303">e<text:s/></text:span><text:span text:style-name="T304">itens<text:s/></text:span><text:span text:style-name="T305">das<text:s/></text:span><text:span text:style-name="T306">perguntas,<text:s/></text:span><text:span text:style-name="T307">com<text:s/></text:span><text:span text:style-name="T308">o<text:s/></text:span><text:span text:style-name="T309">objetivo<text:s/></text:span><text:span text:style-name="T310">de<text:s/></text:span><text:span text:style-name="T311">melhorar<text:s/></text:span><text:span text:style-name="T312">a<text:s/></text:span><text:span text:style-name="T313">compreensão;</text:span></text:p>
        </text:list-item>
        <text:list-item>
          <text:p text:style-name="P314"><text:span text:style-name="T315">Inclusão<text:s/></text:span><text:span text:style-name="T316">de<text:s/></text:span><text:span text:style-name="T317">instruções<text:s/></text:span><text:span text:style-name="T318">para<text:s/></text:span><text:span text:style-name="T319">o</text:span><text:span text:style-name="T320"><text:s/></text:span><text:span text:style-name="T321">entrevistador;</text:span></text:p>
        </text:list-item>
        <text:list-item>
          <text:p text:style-name="P322"><text:span text:style-name="T323">Alteração<text:s/></text:span><text:span text:style-name="T324">na<text:s/></text:span><text:span text:style-name="T325">ordem<text:s/></text:span><text:span text:style-name="T326">de<text:s/></text:span><text:span text:style-name="T327">aplicação<text:s/></text:span><text:span text:style-name="T328">de</text:span><text:span text:style-name="T329"><text:s/></text:span><text:span text:style-name="T330">perguntas;</text:span></text:p>
        </text:list-item>
        <text:list-item>
          <text:p text:style-name="P331"><text:span text:style-name="T332">Exclusão<text:s/></text:span><text:span text:style-name="T333">de<text:s/></text:span><text:span text:style-name="T334">indicadores<text:s/></text:span><text:span text:style-name="T335">e<text:s/></text:span><text:span text:style-name="T336">itens desatualizados<text:s/></text:span><text:span text:style-name="T337">em<text:s/></text:span><text:span text:style-name="T338">relação<text:s/></text:span><text:span text:style-name="T339">aos objetivos<text:s/></text:span><text:span text:style-name="T340">da</text:span><text:span text:style-name="T341"><text:s/></text:span><text:span text:style-name="T342">pesquisa;</text:span></text:p>
        </text:list-item>
        <text:list-item>
          <text:p text:style-name="P343"><text:span text:style-name="T344">Inclusão<text:s/></text:span><text:span text:style-name="T345">de</text:span><text:span text:style-name="T346"><text:s/></text:span><text:span text:style-name="T347">indicadores.</text:span></text:p>
        </text:list-item>
      </text:list>
      <text:p text:style-name="P348"/>
      <text:p text:style-name="P349"><text:span text:style-name="T350">A seguir, são apresentadas as<text:s/></text:span><text:span text:style-name="T351">alterações realizadas nos questionários, por público.</text:span></text:p>
      <text:p text:style-name="P352"/>
      <text:p text:style-name="P353"/>
      <text:p text:style-name="P354"><text:span text:style-name="T355">DIRETORES</text:span></text:p>
      <text:p text:style-name="P356"><text:span text:style-name="T357">No<text:s/></text:span><text:span text:style-name="T358">questionário<text:s/></text:span><text:span text:style-name="T359">de<text:s/></text:span><text:span text:style-name="T360">diretores, poucas perguntas sofreram alterações.<text:s/></text:span><text:span text:style-name="T361">No<text:s/></text:span><text:span text:style-name="T362">geral,<text:s/></text:span><text:span text:style-name="T363">houve<text:s/></text:span><text:span text:style-name="T364">algumas<text:s/></text:span><text:span text:style-name="T365">mudanças<text:s/></text:span><text:span text:style-name="T366">de<text:s/></text:span><text:span text:style-name="T367">termos,<text:s/></text:span><text:span text:style-name="T368">para<text:s/></text:span><text:span text:style-name="T369">facilitar<text:s/></text:span><text:span text:style-name="T370">a<text:s/></text:span><text:span text:style-name="T371">compreensão,<text:s/></text:span><text:span text:style-name="T372">e<text:s/></text:span><text:span text:style-name="T373">alguns indicadores receberam <text:s/>novos itens.<text:s/></text:span><text:span text:style-name="T374">No<text:s/></text:span><text:span text:style-name="T375">indicador sobre<text:s/></text:span><text:span text:style-name="T376">os<text:s/></text:span><text:span text:style-name="T377">programas governamentais<text:s/></text:span><text:span text:style-name="T378">que<text:s/></text:span><text:span text:style-name="T379">a<text:s/></text:span><text:span text:style-name="T380">escola participa,<text:s/></text:span><text:span text:style-name="T381">foi<text:s/></text:span><text:span text:style-name="T382">incluído<text:s/></text:span><text:span text:style-name="T383">o<text:s/></text:span><text:span text:style-name="T384">item “Programa<text:s/></text:span><text:span text:style-name="T385">de<text:s/></text:span><text:span text:style-name="T386">Inovação<text:s/></text:span><text:span text:style-name="T387">Educação Conectada”.<text:s/></text:span><text:span text:style-name="T388">Já<text:s/></text:span><text:span text:style-name="T389">nos<text:s/></text:span><text:span text:style-name="T390">indicadores sobre<text:s/></text:span><text:span text:style-name="T391">os<text:s/></text:span><text:span text:style-name="T392">responsáveis pela manutenção<text:s/></text:span><text:span text:style-name="T393">dos<text:s/></text:span><text:span text:style-name="T394">computadores<text:s/></text:span><text:span text:style-name="T395">e<text:s/></text:span><text:span text:style-name="T396">pela manutenção<text:s/></text:span><text:span text:style-name="T397">da<text:s/></text:span><text:span text:style-name="T398">rede<text:s/></text:span><text:span text:style-name="T399">WiFi,<text:s/></text:span><text:span text:style-name="T400">foi<text:s/></text:span><text:span text:style-name="T401">incluído<text:s/></text:span><text:span text:style-name="T402">o<text:s/></text:span><text:span text:style-name="T403">item</text:span><text:span text:style-name="T404"><text:s/></text:span><text:span text:style-name="T405">“Prestadores<text:s/></text:span><text:span text:style-name="T406">de<text:s/></text:span><text:span text:style-name="T407">serviço contratados pela</text:span><text:span text:style-name="T408"><text:s/></text:span><text:span text:style-name="T409">prefeitura”.</text:span></text:p>
      <text:p text:style-name="P410"><text:span text:style-name="T411">Foi incluída a opção de resposta “Em algum outro lugar da escola”, que não foi citada entre as opções para os indicadores que investigam os locais da escola em que existe computador de mesa instalado; também para aqueles sobre os locais da escola onde os p</text:span><text:span text:style-name="T412">rofessores utilizam computadores portáteis,<text:s/></text:span><text:span text:style-name="T413">notebook<text:s/></text:span><text:span text:style-name="T414">e<text:s/></text:span><text:span text:style-name="T415">tablet</text:span><text:span text:style-name="T416">; e ainda para os locais da escola onde existe acesso à Internet e quais atores da escola utilizam Internet nestes espaços. Nesses casos, o(a) diretor(a) pôde informar qual é o outro lugar em que</text:span><text:span text:style-name="T417"><text:s/>é possível realizar as atividades mencionadas.</text:span></text:p>
      <text:p text:style-name="P418"><text:span text:style-name="T419">Para <text:s/></text:span><text:span text:style-name="T420">qualificar<text:s/></text:span><text:span text:style-name="T421">o <text:s/></text:span><text:span text:style-name="T422">indicador sobre<text:s/></text:span><text:span text:style-name="T423">a <text:s/></text:span><text:span text:style-name="T424">realização<text:s/></text:span><text:span text:style-name="T425">de <text:s/></text:span><text:span text:style-name="T426">palestras, debates<text:s/></text:span><text:span text:style-name="T427">e <text:s/></text:span><text:span text:style-name="T428">cursos<text:s/></text:span><text:span text:style-name="T429">na <text:s/></text:span><text:span text:style-name="T430">escola<text:s/></text:span><text:span text:style-name="T431">sobre <text:s/></text:span><text:span text:style-name="T432">o<text:s/></text:span><text:span text:style-name="T433">uso das<text:s/></text:span><text:span text:style-name="T434">tecnologias,<text:s/></text:span><text:span text:style-name="T435">foi<text:s/></text:span><text:span text:style-name="T436">incluída<text:s/></text:span><text:span text:style-name="T437">uma<text:s/></text:span><text:span text:style-name="T438">pergunta sobre quem participou dessas atividades<text:s/></text:span><text:span text:style-name="T439">na<text:s/></text:span><text:span text:style-name="T440">instituição: alunos, professores, funcionários<text:s/></text:span><text:span text:style-name="T441">da<text:s/></text:span><text:span text:style-name="T442">escola<text:s/></text:span><text:span text:style-name="T443">e<text:s/></text:span><text:span text:style-name="T444">pais<text:s/></text:span><text:span text:style-name="T445">ou</text:span><text:span text:style-name="T446"><text:s/></text:span><text:span text:style-name="T447">responsáveis.</text:span></text:p>
      <text:p text:style-name="P448"><text:span text:style-name="T449">Na<text:s/></text:span><text:span text:style-name="T450">edição<text:s/></text:span><text:span text:style-name="T451">de<text:s/></text:span><text:span text:style-name="T452">2018, optou-se<text:s/></text:span><text:span text:style-name="T453">por não<text:s/></text:span><text:span text:style-name="T454">mensurar,<text:s/></text:span><text:span text:style-name="T455">por<text:s/></text:span><text:span text:style-name="T456">meio<text:s/></text:span><text:span text:style-name="T457">de<text:s/></text:span><text:span text:style-name="T458">teste<text:s/></text:span><text:span text:style-name="T459">on-line</text:span><text:span text:style-name="T460">,<text:s/></text:span><text:span text:style-name="T461">a<text:s/></text:span><text:span text:style-name="T462">velocidade<text:s/></text:span><text:span text:style-name="T463">da<text:s/></text:span><text:span text:style-name="T464">conexão<text:s/></text:span><text:span text:style-name="T465">da<text:s/></text:span><text:span text:style-name="T466">Internet<text:s/></text:span><text:span text:style-name="T467">nas<text:s/></text:span><text:span text:style-name="T468">escolas. Dessa forma,<text:s/></text:span><text:span text:style-name="T469">o<text:s/></text:span><text:span text:style-name="T470">indicador<text:s/></text:span><text:span text:style-name="T471">de<text:s/></text:span><text:span text:style-name="T472">velocidade<text:s/></text:span><text:span text:style-name="T473">da<text:s/></text:span><text:span text:style-name="T474">Internet pa</text:span><text:span text:style-name="T475">ssou<text:s/></text:span><text:span text:style-name="T476">a<text:s/></text:span><text:span text:style-name="T477">ser<text:s/></text:span><text:span text:style-name="T478">baseado somente<text:s/></text:span><text:span text:style-name="T479">na<text:s/></text:span><text:span text:style-name="T480">velocidade<text:s/></text:span><text:span text:style-name="T481">de<text:s/></text:span><text:span text:style-name="T482">conexão declarada pelos</text:span><text:span text:style-name="T483"><text:s/></text:span><text:span text:style-name="T484">respondentes.</text:span></text:p>
      <text:p text:style-name="P485"/>
      <text:p text:style-name="P512"/>
      <text:p text:style-name="P513"/>
      <text:p text:style-name="P514"><text:span text:style-name="T515"><draw:custom-shape svg:x="7.12708in" svg:y="0.02986in" svg:width="0.35417in" svg:height="3.9375in" draw:z-index="251662336" draw:id="id16" draw:style-name="a16" draw:name="Freeform 26" text:anchor-type="paragraph"><svg:title/><svg:desc/><draw:enhanced-geometry draw:type="non-primitive" svg:viewBox="0 0 510 5670" draw:enhanced-path="M 509 0 L 170 0 103 13 49 50 13 104 0 170 0 5499 13 5566 49 5620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3 * ?f4 / 5670"/><draw:equation draw:name="f11" draw:formula="0 + 10433 - 10263"/><draw:equation draw:name="f12" draw:formula="?f11 * ?f5 / 510"/><draw:equation draw:name="f13" draw:formula="0 + 10366 - 10263"/><draw:equation draw:name="f14" draw:formula="?f13 * ?f5 / 510"/><draw:equation draw:name="f15" draw:formula="56 * ?f4 / 5670"/><draw:equation draw:name="f16" draw:formula="0 + 10312 - 10263"/><draw:equation draw:name="f17" draw:formula="?f16 * ?f5 / 510"/><draw:equation draw:name="f18" draw:formula="93 * ?f4 / 5670"/><draw:equation draw:name="f19" draw:formula="0 + 10276 - 10263"/><draw:equation draw:name="f20" draw:formula="?f19 * ?f5 / 510"/><draw:equation draw:name="f21" draw:formula="147 * ?f4 / 5670"/><draw:equation draw:name="f22" draw:formula="0 + 10263 - 10263"/><draw:equation draw:name="f23" draw:formula="?f22 * ?f5 / 510"/><draw:equation draw:name="f24" draw:formula="213 * ?f4 / 5670"/><draw:equation draw:name="f25" draw:formula="5542 * ?f4 / 5670"/><draw:equation draw:name="f26" draw:formula="5609 * ?f4 / 5670"/><draw:equation draw:name="f27" draw:formula="5663 * ?f4 / 5670"/><draw:equation draw:name="f28" draw:formula="5699 * ?f4 / 5670"/><draw:equation draw:name="f29" draw:formula="5712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516"><draw:frame draw:z-index="251663360" draw:id="id17" draw:style-name="a17" draw:name="Text Box 25" text:anchor-type="paragraph" svg:x="7.18056in" svg:y="0.12986in" svg:width="0.12292in" svg:height="0.50764in" style:rel-width="scale" style:rel-height="scale"><draw:text-box><text:p text:style-name="P517"><text:span text:style-name="T518">PORTUGUÊS</text:span></text:p></draw:text-box><svg:title/><svg:desc/></draw:frame></text:span><text:span text:style-name="T519">COORDENADORES</text:span></text:p>
      <text:p text:style-name="P520"><text:span text:style-name="T521">O<text:s/></text:span><text:span text:style-name="T522">questionário<text:s/></text:span><text:span text:style-name="T523">de<text:s/></text:span><text:span text:style-name="T524">coordenadores pedagógicos recebeu<text:s/></text:span><text:span text:style-name="T525">um novo<text:s/></text:span><text:span text:style-name="T526">indicador sobre<text:s/></text:span><text:span text:style-name="T527">a<text:s/></text:span><text:span text:style-name="T528">sua<text:s/></text:span><text:span text:style-name="T529">participação<text:s/></text:span><text:span text:style-name="T530">em<text:s/></text:span><text:span text:style-name="T531">cursos<text:s/></text:span><text:span text:style-name="T532">a<text:s/></text:span><text:span text:style-name="T533">respeito<text:s/></text:span><text:span text:style-name="T534">da<text:s/></text:span><text:span text:style-name="T535">implementação<text:s/></text:span><text:span text:style-name="T536">de<text:s/></text:span><text:span text:style-name="T537">projetos<text:s/></text:span><text:span text:style-name="T538">em <text:s/></text:span><text:span text:style-name="T539">educação<text:s/></text:span><text:span text:style-name="T540">e <text:s/></text:span><text:span text:style-name="T541">tecnologia <text:s/></text:span><text:span text:style-name="T542">nas<text:s/></text:span><text:span text:style-name="T543">escolas<text:s/></text:span><text:span text:style-name="T544">e <text:s/></text:span><text:span text:style-name="T545">outro indicador sobre<text:s/></text:span><text:span text:style-name="T546">a <text:s/></text:span><text:span text:style-name="T547">promoção<text:s/></text:span><text:span text:style-name="T548">dos <text:s/></text:span><text:span text:style-name="T549">mesmos cursos<text:s/></text:span><text:span text:style-name="T550">na</text:span><text:span text:style-name="T551"><text:s/></text:span><text:span text:style-name="T552">própria<text:s/></text:span><text:span text:style-name="T553">instituição. <text:s/></text:span><text:span text:style-name="T554">Em <text:s/></text:span><text:span text:style-name="T555">ambos<text:s/></text:span><text:span text:style-name="T556">os <text:s/></text:span><text:span text:style-name="T557">indicadores,<text:s/></text:span><text:span text:style-name="T558">os <text:s/></text:span><text:span text:style-name="T559">seguintes temas<text:s/></text:span><text:span text:style-name="T560">foram<text:s/></text:span><text:span text:style-name="T561">verificados: “Diretrizes curriculares<text:s/></text:span><text:span text:style-name="T562">para</text:span><text:span text:style-name="T563"><text:s/></text:span><text:span text:style-name="T564">o<text:s/></text:span><text:span text:style-name="T565">uso<text:s/></text:span><text:span text:style-name="T566">de<text:s/></text:span><text:span text:style-name="T567">tecn</text:span><text:span text:style-name="T568">ologias<text:s/></text:span><text:span text:style-name="T569">em<text:s/></text:span><text:span text:style-name="T570">atividades<text:s/></text:span><text:span text:style-name="T571">de <text:s/></text:span><text:span text:style-name="T572">ensino<text:s/></text:span><text:span text:style-name="T573">e <text:s/></text:span><text:span text:style-name="T574">aprendizagem”, “Programas<text:s/></text:span><text:span text:style-name="T575">de <text:s/></text:span><text:span text:style-name="T576">computador <text:s/></text:span><text:span text:style-name="T577">ou<text:s/></text:span><text:span text:style-name="T578">aplicativos<text:s/></text:span><text:span text:style-name="T579">de<text:s/></text:span><text:span text:style-name="T580">criação<text:s/></text:span><text:span text:style-name="T581">de<text:s/></text:span><text:span text:style-name="T582">conteúdos educacionais”, “Uso<text:s/></text:span><text:span text:style-name="T583">de<text:s/></text:span><text:span text:style-name="T584">tecnologias<text:s/></text:span><text:span text:style-name="T585">na<text:s/></text:span><text:span text:style-name="T586">avaliação<text:s/></text:span><text:span text:style-name="T587">dos<text:s/></text:span><text:span text:style-name="T588">alunos”, “Licenças<text:s/></text:span><text:span text:style-name="T589">de<text:s/></text:span><text:span text:style-name="T590">uso<text:s/></text:span><text:span text:style-name="T591">de<text:s/></text:span><text:span text:style-name="T592">recursos educacionais obtidos<text:s/></text:span><text:span text:style-name="T593">na<text:s/></text:span><text:span text:style-name="T594">Internet”, “Uso<text:s/></text:span><text:span text:style-name="T595">de<text:s/></text:span><text:span text:style-name="T596">tecnologias <text:s/></text:span><text:span text:style-name="T597">em novas<text:s/></text:span><text:span text:style-name="T598">práticas<text:s/></text:span><text:span text:style-name="T599">de<text:s/></text:span><text:span text:style-name="T600">ensino”, “Divulgação<text:s/></text:span><text:span text:style-name="T601">de<text:s/></text:span><text:span text:style-name="T602">dados<text:s/></text:span><text:span text:style-name="T603">dos<text:s/></text:span><text:span text:style-name="T604">alunos<text:s/></text:span><text:span text:style-name="T605">e da<text:s/></text:span><text:span text:style-name="T606">escola<text:s/></text:span><text:span text:style-name="T607">na<text:s/></text:span><text:span text:style-name="T608">Internet,<text:s/></text:span><text:span text:style-name="T609">como<text:s/></text:span><text:span text:style-name="T610">fotos, vídeos, textos<text:s/></text:span><text:span text:style-name="T611">ou<text:s/></text:span><text:span text:style-name="T612">dados</text:span><text:span text:style-name="T613"><text:s/></text:span><text:span text:style-name="T614">pessoais”.</text:span></text:p>
      <text:p text:style-name="P615"/>
      <text:p text:style-name="P616"/>
      <text:p text:style-name="P617"><text:span text:style-name="T618">PROFESSORES</text:span></text:p>
      <text:p text:style-name="P619"><text:span text:style-name="T620">No <text:s/></text:span><text:span text:style-name="T621">questionário <text:s/></text:span><text:span text:style-name="T622">de <text:s/></text:span><text:span text:style-name="T623">professores, <text:s/></text:span><text:span text:style-name="T624">foi</text:span><text:span text:style-name="T625"><text:s/></text:span><text:span text:style-name="T626">incluído <text:s/></text:span><text:span text:style-name="T627">um <text:s/>novo <text:s/></text:span><text:span text:style-name="T628">indicador <text:s/>sobre <text:s/>qual <text:s/></text:span><text:span text:style-name="T629">o <text:s/></text:span><text:span text:style-name="T630">tipo <text:s/></text:span><text:span text:style-name="T631">de</text:span><text:span text:style-name="T632"><text:s text:c="3"/></text:span><text:span text:style-name="T633">rede<text:s/></text:span><text:span text:style-name="T634">de <text:s/></text:span><text:span text:style-name="T635">Internet <text:s/></text:span><text:span text:style-name="T636">no <text:s/></text:span><text:span text:style-name="T637">celular <text:s/></text:span><text:span text:style-name="T638">foi <text:s/></text:span><text:span text:style-name="T639">utilizado <text:s/></text:span><text:span text:style-name="T640">por <text:s/></text:span><text:span text:style-name="T641">eles <text:s/></text:span><text:span text:style-name="T642">para <text:s/></text:span><text:span text:style-name="T643">realizar <text:s/>atividades <text:s/></text:span><text:span text:style-name="T644">com <text:s/></text:span><text:span text:style-name="T645">os <text:s/></text:span><text:span text:style-name="T646">alunos. <text:s/></text:span><text:span text:style-name="T647">O<text:s/></text:span><text:span text:style-name="T648">indicador<text:s/></text:span><text:span text:style-name="T649">foi<text:s/></text:span><text:span text:style-name="T650">dirigido apenas<text:s/></text:span><text:span text:style-name="T651">para<text:s/></text:span><text:span text:style-name="T652">os<text:s/></text:span><text:span text:style-name="T653">professores<text:s/></text:span><text:span text:style-name="T654">que<text:s/></text:span><text:span text:style-name="T655">realizaram atividades pelo celular<text:s/></text:span><text:span text:style-name="T656">com<text:s/></text:span><text:span text:style-name="T657">os<text:s/></text:span><text:span text:style-name="T658">estudantes.<text:s/></text:span><text:span text:style-name="T659">Os<text:s/></text:span><text:span text:style-name="T660">itens incluídos foram:<text:s/></text:span><text:span text:style-name="T661">“Você<text:s/></text:span><text:span text:style-name="T662">usou<text:s/></text:span><text:span text:style-name="T663">o WiFi <text:s/>da <text:s/></text:span><text:span text:style-name="T664">escola”,<text:s/></text:span><text:span text:style-name="T665">“Você <text:s/></text:span><text:span text:style-name="T666">usou<text:s/></text:span><text:span text:style-name="T667">3G <text:s/>ou <text:s/></text:span><text:span text:style-name="T668">4G<text:s/></text:span><text:span text:style-name="T669">do <text:s/></text:span><text:span text:style-name="T670">seu<text:s/></text:span><text:span text:style-name="T671">telefone celular”,<text:s/></text:span><text:span text:style-name="T672">“Os<text:s/></text:span><text:span text:style-name="T673">alunos utilizaram<text:s/></text:span><text:span text:style-name="T674">o WiFi <text:s/>da <text:s/></text:span><text:span text:style-name="T675">escola”,<text:s/></text:span><text:span text:style-name="T676">“Os<text:s/></text:span><text:span text:style-name="T677">alunos utilizaram<text:s/></text:span><text:span text:style-name="T678">3G <text:s text:c="4"/></text:span><text:span text:style-name="T679">ou 4G<text:s/></text:span><text:span text:style-name="T680">dos<text:s/></text:span><text:span text:style-name="T681">próprios telefones</text:span><text:span text:style-name="T682"><text:s/></text:span><text:span text:style-name="T683">celulares”.</text:span></text:p>
      <text:p text:style-name="P684"><text:span text:style-name="T685">No indicador sobre os locais em que o professor acessou conteúdo para preparar as aulas, foi acrescentado o item “Plataforma do MEC de Recursos Educacionais Digitais”.</text:span></text:p>
      <text:p text:style-name="P686"><text:span text:style-name="T687">O<text:s/></text:span><text:span text:style-name="T688">indicador sobre disciplinas relacionadas<text:s/></text:span><text:span text:style-name="T689">ao<text:s/></text:span><text:span text:style-name="T690">uso<text:s/></text:span><text:span text:style-name="T691">de<text:s/></text:span><text:span text:style-name="T692">computador<text:s/></text:span><text:span text:style-name="T693">e<text:s/></text:span><text:span text:style-name="T694">Internet cursadas<text:s/></text:span><text:span text:style-name="T695">pelo</text:span><text:span text:style-name="T696">s<text:s/></text:span><text:span text:style-name="T697">professores durante<text:s/></text:span><text:span text:style-name="T698">a<text:s/></text:span><text:span text:style-name="T699">graduação<text:s/></text:span><text:span text:style-name="T700">foi<text:s/></text:span><text:span text:style-name="T701">ampliado,<text:s/></text:span><text:span text:style-name="T702">sem<text:s/></text:span><text:span text:style-name="T703">prejuízo<text:s/></text:span><text:span text:style-name="T704">para<text:s/></text:span><text:span text:style-name="T705">a<text:s/></text:span><text:span text:style-name="T706">série histórica<text:s/></text:span><text:span text:style-name="T707">pesquisada<text:s/></text:span><text:span text:style-name="T708">até<text:s/></text:span><text:span text:style-name="T709">o<text:s/></text:span><text:span text:style-name="T710">momento.<text:s/></text:span><text:span text:style-name="T711">O novo<text:s/></text:span><text:span text:style-name="T712">indicador manteve<text:s/></text:span><text:span text:style-name="T713">a<text:s/></text:span><text:span text:style-name="T714">pergunta anterior<text:s/></text:span><text:span text:style-name="T715">e<text:s/></text:span><text:span text:style-name="T716">acrescentou<text:s/></text:span><text:span text:style-name="T717">os<text:s/></text:span><text:span text:style-name="T718">seguintes<text:s/></text:span><text:span text:style-name="T719">itens<text:s/></text:span><text:span text:style-name="T720">de<text:s/></text:span><text:span text:style-name="T721">resposta:<text:s/></text:span><text:span text:style-name="T722">“Você<text:s/></text:span><text:span text:style-name="T723">participou<text:s/></text:span><text:span text:style-name="T724">de<text:s/></text:span><text:span text:style-name="T725">cursos, debates<text:s/></text:span><text:span text:style-name="T726">ou<text:s/></text:span><text:span text:style-name="T727">palestras promovidos pela faculdade<text:s/></text:span><text:span text:style-name="T728">sobre<text:s/></text:span><text:span text:style-name="T729">o<text:s/></text:span><text:span text:style-name="T730">uso<text:s/></text:span><text:span text:style-name="T731">de<text:s/></text:span><text:span text:style-name="T732">tecnologias<text:s/></text:span><text:span text:style-name="T733">em<text:s/></text:span><text:span text:style-name="T734">atividades<text:s/></text:span><text:span text:style-name="T735">de<text:s/></text:span><text:span text:style-name="T736">ensino<text:s/></text:span><text:span text:style-name="T737">e<text:s/></text:span><text:span text:style-name="T738">aprendizagem”, “Seus professores<text:s/></text:span><text:span text:style-name="T739">falavam<text:s/></text:span><text:span text:style-name="T740">nas<text:s/></text:span><text:span text:style-name="T741">aulas sobre como utilizar tecnologias<text:s/></text:span><text:span text:style-name="T742">em<text:s/></text:span><text:span text:style-name="T743">atividades<text:s/></text:span><text:span text:style-name="T744">de<text:s/></text:span><text:span text:style-name="T745">ensino<text:s/></text:span><text:span text:style-name="T746">e de<text:s/></text:span><text:span text:style-name="T747">aprendizagem”,<text:s/></text:span><text:span text:style-name="T748">“Você<text:s/></text:span><text:span text:style-name="T749">realizou projetos<text:s/></text:span><text:span text:style-name="T750">ou <text:s/></text:span><text:span text:style-name="T751">atividades<text:s/></text:span><text:span text:style-name="T752">p</text:span><text:span text:style-name="T753">ara <text:s/></text:span><text:span text:style-name="T754">a <text:s/></text:span><text:span text:style-name="T755">faculdade sobre<text:s/></text:span><text:span text:style-name="T756">o <text:s/></text:span><text:span text:style-name="T757">uso <text:s/></text:span><text:span text:style-name="T758">de <text:s/></text:span><text:span text:style-name="T759">tecnologias<text:s/></text:span><text:span text:style-name="T760">em <text:s/></text:span><text:span text:style-name="T761">atividades <text:s/></text:span><text:span text:style-name="T762">de<text:s/></text:span><text:span text:style-name="T763">ensino<text:s/></text:span><text:span text:style-name="T764">e de<text:s/></text:span><text:span text:style-name="T765">aprendizagem”.<text:s/></text:span><text:span text:style-name="T766">No <text:s/></text:span><text:span text:style-name="T767">questionário, <text:s/></text:span><text:span text:style-name="T768">foi <text:s/></text:span><text:span text:style-name="T769">incluído <text:s/>também <text:s/></text:span><text:span text:style-name="T770">um <text:s/>novo <text:s/></text:span><text:span text:style-name="T771">indicador <text:s/></text:span><text:span text:style-name="T772">que<text:s/></text:span><text:span text:style-name="T773">investiga quais cursos, palestras<text:s/></text:span><text:span text:style-name="T774">ou<text:s/></text:span><text:span text:style-name="T775">informações<text:s/></text:span><text:span text:style-name="T776">os<text:s/></text:span><text:span text:style-name="T777">professores buscaram<text:s/></text:span><text:span text:style-name="T778">nos<text:s/></text:span><text:span text:style-name="T779">12<text:s/></text:span><text:span text:style-name="T780">meses<text:s/></text:span><text:span text:style-name="T781">anteriore</text:span><text:span text:style-name="T782">s<text:s/></text:span><text:span text:style-name="T783">à<text:s/></text:span><text:span text:style-name="T784">realização<text:s/></text:span><text:span text:style-name="T785">da<text:s/></text:span><text:span text:style-name="T786">pesquisa.<text:s/></text:span><text:span text:style-name="T787">Foram<text:s/></text:span><text:span text:style-name="T788">incluídos como itens<text:s/></text:span><text:span text:style-name="T789">de<text:s/></text:span><text:span text:style-name="T790">resposta:<text:s/></text:span><text:span text:style-name="T791">“Diretrizes<text:s/></text:span><text:span text:style-name="T792">curriculares<text:s/></text:span><text:span text:style-name="T793">para<text:s/></text:span><text:span text:style-name="T794">o<text:s/></text:span><text:span text:style-name="T795">uso<text:s/></text:span><text:span text:style-name="T796">de<text:s/></text:span><text:span text:style-name="T797">tecnologias<text:s/></text:span><text:span text:style-name="T798">no<text:s/></text:span><text:span text:style-name="T799">processo<text:s/></text:span><text:span text:style-name="T800">de<text:s/></text:span><text:span text:style-name="T801">ensino<text:s/></text:span><text:span text:style-name="T802">e de<text:s/></text:span><text:span text:style-name="T803">aprendizagem”, “Uso<text:s/></text:span><text:span text:style-name="T804">de<text:s/></text:span><text:span text:style-name="T805">tecnologias<text:s/></text:span><text:span text:style-name="T806">em<text:s/></text:span><text:span text:style-name="T807">conteúdos<text:s/></text:span><text:span text:style-name="T808">de<text:s/></text:span><text:span text:style-name="T809">sua<text:s/></text:span><text:span text:style-name="T810">disciplina<text:s/></text:span><text:span text:style-name="T811">de<text:s/></text:span><text:span text:style-name="T812">atuação”, “Uso<text:s/></text:span><text:span text:style-name="T813">de<text:s/></text:span><text:span text:style-name="T814">tecnologias<text:s/></text:span><text:span text:style-name="T815">na<text:s/></text:span><text:span text:style-name="T816">avaliação<text:s/></text:span><text:span text:style-name="T817">dos<text:s/></text:span><text:span text:style-name="T818">alunos”, “Licenças<text:s/></text:span><text:span text:style-name="T819">de<text:s/></text:span><text:span text:style-name="T820">uso<text:s/></text:span><text:span text:style-name="T821">de<text:s/></text:span><text:span text:style-name="T822">recursos educacionais obtidos<text:s/></text:span><text:span text:style-name="T823">na<text:s/></text:span><text:span text:style-name="T824">Internet”, “Uso<text:s/></text:span><text:span text:style-name="T825">de<text:s/></text:span><text:span text:style-name="T826">tecnologias <text:s/></text:span><text:span text:style-name="T827">em novas<text:s/></text:span><text:span text:style-name="T828">práticas<text:s/></text:span><text:span text:style-name="T829">de<text:s/></text:span><text:span text:style-name="T830">ensino”,<text:s/></text:span><text:span text:style-name="T831">“Formas<text:s/></text:span><text:span text:style-name="T832">de<text:s/></text:span><text:span text:style-name="T833">melhor orientar<text:s/></text:span><text:span text:style-name="T834">os<text:s/></text:span><text:span text:style-name="T835">alunos sobre<text:s/></text:span><text:span text:style-name="T836">o<text:s/></text:span><text:span text:style-name="T837">uso<text:s/></text:span><text:span text:style-name="T838">seguro<text:s/></text:span><text:span text:style-name="T839">do<text:s/></text:span><text:span text:style-name="T840">computador,<text:s/></text:span><text:span text:style-name="T841">do<text:s/></text:span><text:span text:style-name="T842">celular<text:s/></text:span><text:span text:style-name="T843">e da<text:s/></text:span><text:span text:style-name="T844">Internet”<text:s/></text:span><text:span text:style-name="T845">e<text:s/></text:span><text:span text:style-name="T846">“Programas<text:s/></text:span><text:span text:style-name="T847">de<text:s/></text:span><text:span text:style-name="T848">compu</text:span><text:span text:style-name="T849">tador<text:s/></text:span><text:span text:style-name="T850">ou <text:s/></text:span><text:span text:style-name="T851">aplicativos<text:s/></text:span><text:span text:style-name="T852">de <text:s/></text:span><text:span text:style-name="T853">criação<text:s/></text:span><text:span text:style-name="T854">de<text:s/></text:span><text:span text:style-name="T855">conteúdos</text:span><text:span text:style-name="T856"><text:s/></text:span><text:span text:style-name="T857">educacionais”.</text:span></text:p>
      <text:p text:style-name="P858"/>
      <text:p text:style-name="P859"/>
      <text:p text:style-name="P860"><text:span text:style-name="T861">ALUNOS</text:span></text:p>
      <text:p text:style-name="P862"><text:span text:style-name="T863">Na edição de 2018, o questionário de alunos não teve nenhuma alteração.</text:span></text:p>
      <text:p text:style-name="P864"><text:span text:style-name="T891"><draw:custom-shape svg:x="0in" svg:y="1.18056in" svg:width="0.35486in" svg:height="3.9375in" draw:z-index="250285056" draw:id="id22" draw:style-name="a22" draw:name="Freeform 24"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p>
      <text:p text:style-name="P892"/>
      <text:p text:style-name="P893"/>
      <text:p text:style-name="P894"><text:span text:style-name="T895"><draw:frame draw:z-index="251665408" draw:id="id23" draw:style-name="a23" draw:name="Text Box 23" text:anchor-type="paragraph" svg:x="0.17153in" svg:y="0.13403in" svg:width="0.12292in" svg:height="0.50764in" style:rel-width="scale" style:rel-height="scale"><draw:text-box><text:p text:style-name="P896"><text:span text:style-name="T897">PORTUGUÊS</text:span></text:p></draw:text-box><svg:title/><svg:desc/></draw:frame></text:span><text:span text:style-name="T898">TREINAMENTO DE CAMPO</text:span></text:p>
      <text:p text:style-name="P899"><text:span text:style-name="T900">As<text:s/></text:span><text:span text:style-name="T901">entrevistas<text:s/></text:span><text:span text:style-name="T902">foram<text:s/></text:span><text:span text:style-name="T903">realizadas<text:s/></text:span><text:span text:style-name="T904">por uma<text:s/></text:span><text:span text:style-name="T905">equipe<text:s/></text:span><text:span text:style-name="T906">de<text:s/></text:span><text:span text:style-name="T907">profissionais treinados<text:s/></text:span><text:span text:style-name="T908">e<text:s/></text:span><text:span text:style-name="T909">supervisionados.<text:s/></text:span><text:span text:style-name="T910">Esses entrevistadores passaram<text:s/></text:span><text:span text:style-name="T911">por<text:s/></text:span><text:span text:style-name="T912">um<text:s/></text:span><text:span text:style-name="T913">treinamento específico<text:s/></text:span><text:span text:style-name="T914">para<text:s/></text:span><text:span text:style-name="T915">a<text:s/></text:span><text:span text:style-name="T916">aplicação<text:s/></text:span><text:span text:style-name="T917">da<text:s/></text:span><text:span text:style-name="T918">pesquisa.<text:s/></text:span><text:span text:style-name="T919">Além disso, toda<text:s/></text:span><text:span text:style-name="T920">a<text:s/></text:span><text:span text:style-name="T921">equipe<text:s/></text:span><text:span text:style-name="T922">do<text:s/></text:span><text:span text:style-name="T923">projeto também<text:s/></text:span><text:span text:style-name="T924">teve<text:s/></text:span><text:span text:style-name="T925">acesso<text:s/></text:span><text:span text:style-name="T926">ao<text:s/></text:span><text:span text:style-name="T927">manual<text:s/></text:span><text:span text:style-name="T928">de <text:s/></text:span><text:span text:style-name="T929">instruções <text:s/></text:span><text:span text:style-name="T930">da<text:s/></text:span><text:span text:style-name="T931">pesquisa,<text:s/></text:span><text:span text:style-name="T932">que<text:s/></text:span><text:span text:style-name="T933">continha<text:s/></text:span><text:span text:style-name="T934">a<text:s/></text:span><text:span text:style-name="T935">descrição<text:s/></text:span><text:span text:style-name="T936">de</text:span><text:span text:style-name="T937"><text:s/></text:span><text:span text:style-name="T938">todos<text:s/></text:span><text:span text:style-name="T939">os <text:s/></text:span><text:span text:style-name="T940">procedimentos necessários<text:s/></text:span><text:span text:style-name="T941">para<text:s/></text:span><text:span text:style-name="T942">a <text:s/></text:span><text:span text:style-name="T943">realização <text:s/></text:span><text:span text:style-name="T944">da<text:s/></text:span><text:span text:style-name="T945">coleta<text:s/></text:span><text:span text:style-name="T946">de<text:s/></text:span><text:span text:style-name="T947">dados<text:s/></text:span><text:span text:style-name="T948">e o<text:s/></text:span><text:span text:style-name="T949">detalhamento<text:s/></text:span><text:span text:style-name="T950">dos objetivos<text:s/></text:span><text:span text:style-name="T951">e da<text:s/></text:span><text:span text:style-name="T952">metodologia<text:s/></text:span><text:span text:style-name="T953">do<text:s/></text:span><text:span text:style-name="T954">estudo,<text:s/></text:span><text:span text:style-name="T955">para<text:s/></text:span><text:span text:style-name="T956">garantir <text:s text:c="3"/></text:span><text:span text:style-name="T957">a</text:span><text:span text:style-name="T958"><text:s/></text:span><text:span text:style-name="T959">padronização</text:span><text:span text:style-name="T960"><text:s/></text:span><text:span text:style-name="T961">e</text:span><text:span text:style-name="T962"><text:s/></text:span><text:span text:style-name="T963">a</text:span><text:span text:style-name="T964"><text:s/></text:span><text:span text:style-name="T965">qualidade</text:span><text:span text:style-name="T966"><text:s/></text:span><text:span text:style-name="T967">do</text:span><text:span text:style-name="T968"><text:s/></text:span><text:span text:style-name="T969">trabalho.</text:span></text:p>
      <text:p text:style-name="P970"><text:span text:style-name="T971">Ao todo, trabalharam na coleta de dados 162 entrevistadores e 21 supervisores de campo.</text:span></text:p>
      <text:p text:style-name="P972"/>
      <text:p text:style-name="P973"/>
      <text:p text:style-name="P974"/>
      <text:h text:style-name="Título2" text:outline-level="2"><text:span text:style-name="T975">COLETA DE DADOS EM CAMPO</text:span></text:h>
      <text:p text:style-name="P976"/>
      <text:p text:style-name="P977"><text:span text:style-name="T978">MÉTODO DE COLETA</text:span></text:p>
      <text:p text:style-name="P979"/>
      <text:p text:style-name="P980"><text:span text:style-name="T981">Foram<text:s/></text:span><text:span text:style-name="T982">conduzidas entrevistas<text:s/></text:span><text:span text:style-name="T983">com<text:s/></text:span><text:span text:style-name="T984">questionários estruturados específicos<text:s/></text:span><text:span text:style-name="T985">para<text:s/></text:span><text:span text:style-name="T986">os<text:s/></text:span><text:span text:style-name="T987">públicos<text:s/></text:span><text:span text:style-name="T988">abordados<text:s/></text:span><text:span text:style-name="T989">na<text:s/></text:span><text:span text:style-name="T990">pesquisa: alunos<text:s/></text:span><text:span text:style-name="T991">de 5º<text:s/></text:span><text:span text:style-name="T992">ano<text:s/></text:span><text:span text:style-name="T993">e 9º<text:s/></text:span><text:span text:style-name="T994">ano<text:s/></text:span><text:span text:style-name="T995">do<text:s/></text:span><text:span text:style-name="T996">Ensino Fundamental<text:s/></text:span><text:span text:style-name="T997">e do 2º<text:s/></text:span><text:span text:style-name="T998">ano<text:s/></text:span><text:span text:style-name="T999">do<text:s/></text:span><text:span text:style-name="T1000">Ensino<text:s/></text:span><text:span text:style-name="T1001">Médio; professores<text:s/></text:span><text:span text:style-name="T1002">de<text:s/></text:span><text:span text:style-name="T1003">Língua<text:s/></text:span><text:span text:style-name="T1004">Portuguesa,<text:s/></text:span><text:span text:style-name="T1005">Matemática<text:s/></text:span><text:span text:style-name="T1006">e<text:s/></text:span><text:span text:style-name="T1007">que<text:s/></text:span><text:span text:style-name="T1008">lecionam múltiplas<text:s/></text:span><text:span text:style-name="T1009">disciplinas<text:s/></text:span><text:span text:style-name="T1010">(anos iniciais<text:s/></text:span><text:span text:style-name="T1011">do<text:s/></text:span><text:span text:style-name="T1012">Ensino Fundamental); coordenadores pedagógicos<text:s/></text:span><text:span text:style-name="T1013">e<text:s/></text:span><text:span text:style-name="T1014">diretores.<text:s/></text:span><text:span text:style-name="T1015">Os<text:s/></text:span><text:span text:style-name="T1016">indicadores<text:s/></text:span><text:span text:style-name="T1017">da <text:s/></text:span><text:span text:style-name="T1018">unidade</text:span><text:span text:style-name="T1019"><text:s/></text:span><text:span text:style-name="T1020">de <text:s/></text:span><text:span text:style-name="T1021">análise Escolas<text:s/></text:span><text:span text:style-name="T1022">são<text:s/></text:span><text:span text:style-name="T1023">respondidos pelos diretores.<text:s/></text:span><text:span text:style-name="T1024">A <text:s/></text:span><text:span text:style-name="T1025">aplicação<text:s/></text:span><text:span text:style-name="T1026">do <text:s/></text:span><text:span text:style-name="T1027">instrumento <text:s text:c="2"/></text:span><text:span text:style-name="T1028">de<text:s/></text:span><text:span text:style-name="T1029">coleta<text:s/></text:span><text:span text:style-name="T1030">de<text:s/></text:span><text:span text:style-name="T1031">dados<text:s/></text:span><text:span text:style-name="T1032">teve<text:s/></text:span><text:span text:style-name="T1033">duração média<text:s/></text:span><text:span text:style-name="T1034">de 31<text:s/></text:span><text:span text:style-name="T1035">minutos<text:s/></text:span><text:span text:style-name="T1036">para<text:s/></text:span><text:span text:style-name="T1037">professores,<text:s/></text:span><text:span text:style-name="T1038">de 29<text:s/></text:span><text:span text:style-name="T1039">minutos<text:s/></text:span><text:span text:style-name="T1040">para<text:s/></text:span><text:span text:style-name="T1041">diretores,<text:s/></text:span><text:span text:style-name="T1042">de 16<text:s/></text:span><text:span text:style-name="T1043">minutos<text:s/></text:span><text:span text:style-name="T1044">para<text:s/></text:span><text:span text:style-name="T1045">coordenadores pedagógicos<text:s/></text:span><text:span text:style-name="T1046">e de 11</text:span><text:span text:style-name="T1047"><text:s/></text:span><text:span text:style-name="T1048">minutos<text:s/></text:span><text:span text:style-name="T1049">para<text:s/></text:span><text:span text:style-name="T1050">alunos.</text:span></text:p>
      <text:p text:style-name="P1051"><text:span text:style-name="T1052">A<text:s/></text:span><text:span text:style-name="T1053">coleta<text:s/></text:span><text:span text:style-name="T1054">de<text:s/></text:span><text:span text:style-name="T1055">dados<text:s/></text:span><text:span text:style-name="T1056">foi<text:s/></text:span><text:span text:style-name="T1057">feita<text:s/></text:span><text:span text:style-name="T1058">por<text:s/></text:span><text:span text:style-name="T1059">meio<text:s/></text:span><text:span text:style-name="T1060">de<text:s/></text:span><text:span text:style-name="T1061">visita<text:s/></text:span><text:span text:style-name="T1062">às<text:s/></text:span><text:span text:style-name="T1063">escolas selecionadas<text:s/></text:span><text:span text:style-name="T1064">e de<text:s/></text:span><text:span text:style-name="T1065">entrevistas<text:s/></text:span><text:span text:style-name="T1066">conduzidas<text:s/></text:span><text:span text:style-name="T1067">com<text:s/></text:span><text:span text:style-name="T1068">os<text:s/></text:span><text:span text:style-name="T1069">diretores, coordenadores pedagógicos, professores<text:s/></text:span><text:span text:style-name="T1070">e<text:s/></text:span><text:span text:style-name="T1071">alunos selecionados<text:s/></text:span><text:span text:style-name="T1072">para<text:s/></text:span><text:span text:style-name="T1073">a<text:s/></text:span><text:span text:style-name="T1074">amostra.<text:s/></text:span><text:span text:style-name="T1075">Na <text:s/></text:span><text:span text:style-name="T1076">maior parte<text:s/></text:span><text:span text:style-name="T1077">dos <text:s/></text:span><text:span text:style-name="T1078">casos,<text:s/></text:span><text:span text:style-name="T1079">foi</text:span><text:span text:style-name="T1080"><text:s/></text:span><text:span text:style-name="T1081">realizado<text:s/></text:span><text:span text:style-name="T1082">um <text:s/></text:span><text:span text:style-name="T1083">agendame</text:span><text:span text:style-name="T1084">nto prévio<text:s/></text:span><text:span text:style-name="T1085">por <text:s/></text:span><text:span text:style-name="T1086">telefone<text:s/></text:span><text:span text:style-name="T1087">com <text:s text:c="2"/></text:span><text:span text:style-name="T1088">o<text:s/></text:span><text:span text:style-name="T1089">diretor<text:s/></text:span><text:span text:style-name="T1090">ou o<text:s/></text:span><text:span text:style-name="T1091">responsável,<text:s/></text:span><text:span text:style-name="T1092">para que<text:s/></text:span><text:span text:style-name="T1093">a<text:s/></text:span><text:span text:style-name="T1094">visita<text:s/></text:span><text:span text:style-name="T1095">dos<text:s/></text:span><text:span text:style-name="T1096">entrevistadores<text:s/></text:span><text:span text:style-name="T1097">não<text:s/></text:span><text:span text:style-name="T1098">interferisse<text:s/></text:span><text:span text:style-name="T1099">no <text:s/></text:span><text:span text:style-name="T1100">cotidiano<text:s/></text:span><text:span text:style-name="T1101">da<text:s/></text:span><text:span text:style-name="T1102">escola. Além <text:s/>disso, <text:s/>buscou-se <text:s/>agendar <text:s/></text:span><text:span text:style-name="T1103">uma <text:s/></text:span><text:span text:style-name="T1104">data <text:s/></text:span><text:span text:style-name="T1105">de <text:s/></text:span><text:span text:style-name="T1106">realização <text:s/></text:span><text:span text:style-name="T1107">das <text:s/></text:span><text:span text:style-name="T1108">entrevistas <text:s/></text:span><text:span text:style-name="T1109">em <text:s/></text:span><text:span text:style-name="T1110">que<text:s/></text:span><text:span text:style-name="T1111">o diretor, o<text:s/></text:span><text:span text:style-name="T1112">coordenador pedagógico<text:s/></text:span><text:span text:style-name="T1113">e os<text:s/></text:span><text:span text:style-name="T1114">professores selecionados estivessem presentes<text:s/></text:span><text:span text:style-name="T1115">na<text:s/></text:span><text:span text:style-name="T1116">instituição.<text:s/></text:span><text:span text:style-name="T1117">Nos<text:s/></text:span><text:span text:style-name="T1118">casos<text:s/></text:span><text:span text:style-name="T1119">de<text:s/></text:span><text:span text:style-name="T1120">difícil contato<text:s/></text:span><text:span text:style-name="T1121">por<text:s/></text:span><text:span text:style-name="T1122">telefone,<text:s/></text:span><text:span text:style-name="T1123">os<text:s/></text:span><text:span text:style-name="T1124">entrevistadores<text:s/></text:span><text:span text:style-name="T1125">foram<text:s/></text:span><text:span text:style-name="T1126">pessoalmente<text:s/></text:span><text:span text:style-name="T1127">às<text:s/></text:span><text:span text:style-name="T1128">escolas<text:s/></text:span><text:span text:style-name="T1129">e<text:s/></text:span><text:span text:style-name="T1130">fizeram<text:s/></text:span><text:span text:style-name="T1131">o<text:s/></text:span><text:span text:style-name="T1132">agendamento<text:s/></text:span><text:span text:style-name="T1133">e o<text:s/></text:span><text:span text:style-name="T1134">preenchimento<text:s/></text:span><text:span text:style-name="T1135">do<text:s/></text:span><text:span text:style-name="T1136">formulário<text:s/></text:span><text:span text:style-name="T1137">de<text:s/></text:span><text:span text:style-name="T1138">arrolamento<text:s/></text:span><text:span text:style-name="T1139">no<text:s/></text:span><text:span text:style-name="T1140">próprio<text:s/></text:span><text:span text:style-name="T1141">local.<text:s/></text:span><text:span text:style-name="T1142">Em<text:s/></text:span><text:span text:style-name="T1143">situações<text:s/></text:span><text:span text:style-name="T1144">de<text:s/></text:span><text:span text:style-name="T1145">maior dificuldade<text:s/></text:span><text:span text:style-name="T1146">de<text:s/></text:span><text:span text:style-name="T1147">acesso,<text:s/></text:span><text:span text:style-name="T1148">o<text:s/></text:span><text:span text:style-name="T1149">arrolamento<text:s/></text:span><text:span text:style-name="T1150">e as<text:s/></text:span><text:span text:style-name="T1151">entrevistas foram realizados<text:s/></text:span><text:span text:style-name="T1152">no <text:s/></text:span><text:span text:style-name="T1153">mesmo<text:s/></text:span><text:span text:style-name="T1154">dia<text:s/></text:span><text:span text:style-name="T1155">em <text:s/></text:span><text:span text:style-name="T1156">que<text:s/></text:span><text:span text:style-name="T1157">ocorreu<text:s/></text:span><text:span text:style-name="T1158">o <text:s/></text:span><text:span text:style-name="T1159">primeiro contato<text:s/></text:span><text:span text:style-name="T1160">com<text:s/></text:span><text:span text:style-name="T1161">as <text:s/></text:span><text:span text:style-name="T1162">escolas. Desse<text:s/></text:span><text:span text:style-name="T1163">modo, <text:s text:c="3"/></text:span><text:span text:style-name="T1164">na<text:s/></text:span><text:span text:style-name="T1165">data agendada,<text:s/></text:span><text:span text:style-name="T1166">os<text:s/></text:span><text:span text:style-name="T1167">entrevistadores<text:s/></text:span><text:span text:style-name="T1168">foram<text:s/></text:span><text:span text:style-name="T1169">enviados<text:s/></text:span><text:span text:style-name="T1170">à<text:s/></text:span><text:span text:style-name="T1171">escola<text:s/></text:span><text:span text:style-name="T1172">e<text:s/></text:span><text:span text:style-name="T1173">rea</text:span><text:span text:style-name="T1174">lizaram<text:s/></text:span><text:span text:style-name="T1175">as<text:s/></text:span><text:span text:style-name="T1176">entrevistas,<text:s/></text:span><text:span text:style-name="T1177">seguindo<text:s/></text:span><text:span text:style-name="T1178">os<text:s/></text:span><text:span text:style-name="T1179">procedimentos<text:s/></text:span><text:span text:style-name="T1180">e os<text:s/></text:span><text:span text:style-name="T1181">questionários estruturados<text:s/></text:span><text:span text:style-name="T1182">para</text:span><text:span text:style-name="T1183"><text:s/></text:span><text:span text:style-name="T1184">cada<text:s/></text:span><text:span text:style-name="T1185">público.</text:span></text:p>
      <text:p text:style-name="P1186"><text:span text:style-name="T1187">Cabe destacar<text:s/></text:span><text:span text:style-name="T1188">que<text:s/></text:span><text:span text:style-name="T1189">a<text:s/></text:span><text:span text:style-name="T1190">pesquisa contou<text:s/></text:span><text:span text:style-name="T1191">com<text:s/></text:span><text:span text:style-name="T1192">o<text:s/></text:span><text:span text:style-name="T1193">apoio institucional<text:s/></text:span><text:span text:style-name="T1194">do<text:s/></text:span><text:span text:style-name="T1195">Ministério<text:s/></text:span><text:span text:style-name="T1196">da<text:s/></text:span><text:span text:style-name="T1197">Educação<text:s/></text:span><text:span text:style-name="T1198">(MEC),<text:s/></text:span><text:span text:style-name="T1199">do <text:s/></text:span><text:span text:style-name="T1200">Conselho <text:s/>Nacional <text:s/></text:span><text:span text:style-name="T1201">de <text:s/></text:span><text:span text:style-name="T1202">Secretários <text:s/></text:span><text:span text:style-name="T1203">de <text:s/></text:span><text:span text:style-name="T1204">Educação <text:s/>(Consed) <text:s/></text:span><text:span text:style-name="T1205">e <text:s/>da <text:s/></text:span><text:span text:style-name="T1206">União <text:s/></text:span><text:span text:style-name="T1207">Nacional<text:s/></text:span><text:span text:style-name="T1208">dos<text:s/></text:span><text:span text:style-name="T1209">Dirigentes Municipais<text:s/></text:span><text:span text:style-name="T1210">de<text:s/></text:span><text:span text:style-name="T1211">Educação (Undime),<text:s/></text:span><text:span text:style-name="T1212">que<text:s/></text:span><text:span text:style-name="T1213">encaminharam ofícios<text:s/></text:span><text:span text:style-name="T1214">às<text:s/></text:span><text:span text:style-name="T1215">escolas<text:s/></text:span><text:span text:style-name="T1216">selecionadas antes<text:s/></text:span><text:span text:style-name="T1217">e<text:s/></text:span><text:span text:style-name="T1218">durante<text:s/></text:span><text:span text:style-name="T1219">a<text:s/></text:span><text:span text:style-name="T1220">realização<text:s/></text:span><text:span text:style-name="T1221">do<text:s/></text:span><text:span text:style-name="T1222">campo,<text:s/></text:span><text:span text:style-name="T1223">a<text:s/></text:span><text:span text:style-name="T1224">fim<text:s/></text:span><text:span text:style-name="T1225">de<text:s/></text:span><text:span text:style-name="T1226">informá-las sobre<text:s/></text:span><text:span text:style-name="T1227">a<text:s/></text:span><text:span text:style-name="T1228">pesquisa<text:s/></text:span><text:span text:style-name="T1229">e<text:s/></text:span><text:span text:style-name="T1230">solicitar<text:s/></text:span><text:span text:style-name="T1231">o<text:s/></text:span><text:span text:style-name="T1232">apoio<text:s/></text:span><text:span text:style-name="T1233">dos<text:s/></text:span><text:span text:style-name="T1234">responsáveis<text:s/></text:span><text:span text:style-name="T1235">no</text:span><text:span text:style-name="T1236"><text:s/></text:span><text:span text:style-name="T1237">sentido<text:s/></text:span><text:span text:style-name="T1238">de<text:s/></text:span><text:span text:style-name="T1239">autorizar<text:s/></text:span><text:span text:style-name="T1240">a<text:s/></text:span><text:span text:style-name="T1241">realização<text:s/></text:span><text:span text:style-name="T1242">das<text:s/></text:span><text:span text:style-name="T1243">entrevistas.</text:span></text:p>
      <text:p text:style-name="P1244"/>
      <text:p text:style-name="P1271"/>
      <text:p text:style-name="P1272"/>
      <text:p text:style-name="P1273"><text:span text:style-name="T1274"><draw:custom-shape svg:x="7.12708in" svg:y="0.03264in" svg:width="0.35417in" svg:height="3.9375in" draw:z-index="251666432" draw:id="id28" draw:style-name="a28" draw:name="Freeform 22" text:anchor-type="paragraph"><svg:title/><svg:desc/><draw:enhanced-geometry draw:type="non-primitive" svg:viewBox="0 0 510 5670" draw:enhanced-path="M 509 0 L 170 0 103 14 49 50 13 104 0 171 0 5500 13 5566 49 5620 103 5656 170 5670 509 5670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7 * ?f4 / 5670"/><draw:equation draw:name="f11" draw:formula="0 + 10433 - 10263"/><draw:equation draw:name="f12" draw:formula="?f11 * ?f5 / 510"/><draw:equation draw:name="f13" draw:formula="0 + 10366 - 10263"/><draw:equation draw:name="f14" draw:formula="?f13 * ?f5 / 510"/><draw:equation draw:name="f15" draw:formula="61 * ?f4 / 5670"/><draw:equation draw:name="f16" draw:formula="0 + 10312 - 10263"/><draw:equation draw:name="f17" draw:formula="?f16 * ?f5 / 510"/><draw:equation draw:name="f18" draw:formula="97 * ?f4 / 5670"/><draw:equation draw:name="f19" draw:formula="0 + 10276 - 10263"/><draw:equation draw:name="f20" draw:formula="?f19 * ?f5 / 510"/><draw:equation draw:name="f21" draw:formula="151 * ?f4 / 5670"/><draw:equation draw:name="f22" draw:formula="0 + 10263 - 10263"/><draw:equation draw:name="f23" draw:formula="?f22 * ?f5 / 510"/><draw:equation draw:name="f24" draw:formula="218 * ?f4 / 5670"/><draw:equation draw:name="f25" draw:formula="5547 * ?f4 / 5670"/><draw:equation draw:name="f26" draw:formula="5613 * ?f4 / 5670"/><draw:equation draw:name="f27" draw:formula="5667 * ?f4 / 5670"/><draw:equation draw:name="f28" draw:formula="5703 * ?f4 / 5670"/><draw:equation draw:name="f29" draw:formula="5717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1275"><draw:frame draw:z-index="251667456" draw:id="id29" draw:style-name="a29" draw:name="Text Box 21" text:anchor-type="paragraph" svg:x="7.18056in" svg:y="0.13264in" svg:width="0.12292in" svg:height="0.50764in" style:rel-width="scale" style:rel-height="scale"><draw:text-box><text:p text:style-name="P1276"><text:span text:style-name="T1277">PORTUGUÊS</text:span></text:p></draw:text-box><svg:title/><svg:desc/></draw:frame></text:span><text:span text:style-name="T1278">DATA DE COLETA</text:span></text:p>
      <text:p text:style-name="P1279"/>
      <text:p text:style-name="P1280"><text:span text:style-name="T1281">A coleta de dados nas escolas urbanas da TIC Educação 2018 ocorreu entre agosto e dezembro de 2018.</text:span></text:p>
      <text:p text:style-name="P1282"/>
      <text:p text:style-name="P1283"/>
      <text:p text:style-name="P1284"><text:span text:style-name="T1285">PROCEDIMENTOS E CONTROLES DE CAMPO</text:span></text:p>
      <text:p text:style-name="P1286"/>
      <text:p text:style-name="P1287"><text:span text:style-name="T1288">Uma vez<text:s/></text:span><text:span text:style-name="T1289">selecionada<text:s/></text:span><text:span text:style-name="T1290">a<text:s/></text:span><text:span text:style-name="T1291">amostra<text:s/></text:span><text:span text:style-name="T1292">de<text:s/></text:span><text:span text:style-name="T1293">escolas,<text:s/></text:span><text:span text:style-name="T1294">as<text:s/></text:span><text:span text:style-name="T1295">unidades escolares<text:s/></text:span><text:span text:style-name="T1296">foram<text:s/></text:span><text:span text:style-name="T1297">contatadas<text:s/></text:span><text:span text:style-name="T1298">previamente<text:s/></text:span><text:span text:style-name="T1299">para<text:s/></text:span><text:span text:style-name="T1300">agendamento<text:s/></text:span><text:span text:style-name="T1301">da<text:s/></text:span><text:span text:style-name="T1302">visita destinada<text:s/></text:span><text:span text:style-name="T1303">à<text:s/></text:span><text:span text:style-name="T1304">coleta<text:s/></text:span><text:span text:style-name="T1305">dos<text:s/></text:span><text:span text:style-name="T1306">dados.<text:s/></text:span><text:span text:style-name="T1307">O<text:s/></text:span><text:span text:style-name="T1308">contato prévio também serviu<text:s/></text:span><text:span text:style-name="T1309">para<text:s/></text:span><text:span text:style-name="T1310">atualizar<text:s/></text:span><text:span text:style-name="T1311">a <text:s/></text:span><text:span text:style-name="T1312">informação <text:s/>sobre <text:s/></text:span><text:span text:style-name="T1313">a <text:s/></text:span><text:span text:style-name="T1314">existência <text:s/></text:span><text:span text:style-name="T1315">ou <text:s/></text:span><text:span text:style-name="T1316">não <text:s/></text:span><text:span text:style-name="T1317">de <text:s/></text:span><text:span text:style-name="T1318">turmas <text:s/></text:span><text:span text:style-name="T1319">para <text:s/></text:span><text:span text:style-name="T1320">a <text:s/></text:span><text:span text:style-name="T1321">s</text:span><text:span text:style-name="T1322">érie <text:s/></text:span><text:span text:style-name="T1323">que <text:s/>foi <text:s/></text:span><text:span text:style-name="T1324">selecionada.<text:s/></text:span><text:span text:style-name="T1325">A<text:s/></text:span><text:span text:style-name="T1326">partir dessa informação,<text:s/></text:span><text:span text:style-name="T1327">foi<text:s/></text:span><text:span text:style-name="T1328">levantado<text:s/></text:span><text:span text:style-name="T1329">o<text:s/></text:span><text:span text:style-name="T1330">número<text:s/></text:span><text:span text:style-name="T1331">de<text:s/></text:span><text:span text:style-name="T1332">turmas existentes<text:s/></text:span><text:span text:style-name="T1333">e<text:s/></text:span><text:span text:style-name="T1334">utilizado<text:s/></text:span><text:span text:style-name="T1335">um <text:s/></text:span><text:span text:style-name="T1336">formulário<text:s/></text:span><text:span text:style-name="T1337">de<text:s/></text:span><text:span text:style-name="T1338">arrolamento,<text:s/></text:span><text:span text:style-name="T1339">no<text:s/></text:span><text:span text:style-name="T1340">qual<text:s/></text:span><text:span text:style-name="T1341">foram <text:s/></text:span><text:span text:style-name="T1342">listadas <text:s/>todas <text:s/></text:span><text:span text:style-name="T1343">as <text:s/></text:span><text:span text:style-name="T1344">turmas <text:s/>existentes <text:s/></text:span><text:span text:style-name="T1345">para <text:s/></text:span><text:span text:style-name="T1346">a <text:s/></text:span><text:span text:style-name="T1347">série <text:s/></text:span><text:span text:style-name="T1348">selecionada.<text:s/></text:span><text:span text:style-name="T1349">Essa informação<text:s/></text:span><text:span text:style-name="T1350">foi<text:s/></text:span><text:span text:style-name="T1351">necessár</text:span><text:span text:style-name="T1352">ia<text:s/></text:span><text:span text:style-name="T1353">para que<text:s/></text:span><text:span text:style-name="T1354">fosse<text:s/></text:span><text:span text:style-name="T1355">possível<text:s/></text:span><text:span text:style-name="T1356">planejar<text:s/></text:span><text:span text:style-name="T1357">a<text:s/></text:span><text:span text:style-name="T1358">seleção<text:s/></text:span><text:span text:style-name="T1359">das<text:s/></text:span><text:span text:style-name="T1360">unidades <text:s/></text:span><text:span text:style-name="T1361">de <text:s/></text:span><text:span text:style-name="T1362">referência<text:s/></text:span><text:span text:style-name="T1363">dos<text:s/></text:span><text:span text:style-name="T1364">estágios seguintes<text:s/></text:span><text:span text:style-name="T1365">e <text:s/></text:span><text:span text:style-name="T1366">alocar <text:s/>equipes <text:s/></text:span><text:span text:style-name="T1367">de <text:s/></text:span><text:span text:style-name="T1368">campo <text:s/></text:span><text:span text:style-name="T1369">do <text:s/></text:span><text:span text:style-name="T1370">tamanho <text:s/>adequado <text:s/></text:span><text:span text:style-name="T1371">para <text:s/></text:span><text:span text:style-name="T1372">a <text:s/></text:span><text:span text:style-name="T1373">visita<text:s/></text:span><text:span text:style-name="T1374">às<text:s/></text:span><text:span text:style-name="T1375">escolas.<text:s/></text:span><text:span text:style-name="T1376">Na<text:s/></text:span><text:span text:style-name="T1377">data<text:s/></text:span><text:span text:style-name="T1378">de<text:s/></text:span><text:span text:style-name="T1379">realização<text:s/></text:span><text:span text:style-name="T1380">da<text:s/></text:span><text:span text:style-name="T1381">visita, cada entrevistador conferiu<text:s/></text:span><text:span text:style-name="T1382">as<text:s/></text:span><text:span text:style-name="T1383">informações <text:s/></text:span><text:span text:style-name="T1384">contidas<text:s/></text:span><text:span text:style-name="T1385">na<text:s/></text:span><text:span text:style-name="T1386">folha<text:s/></text:span><text:span text:style-name="T1387">de<text:s/></text:span><text:span text:style-name="T1388">arrolamento preenchida<text:s/></text:span><text:span text:style-name="T1389">no<text:s/></text:span><text:span text:style-name="T1390">contato telefônico. Caso houvesse<text:s/></text:span><text:span text:style-name="T1391">diferença,<text:s/></text:span><text:span text:style-name="T1392">deveria</text:span><text:span text:style-name="T1393"><text:s/></text:span><text:span text:style-name="T1394">ser</text:span><text:span text:style-name="T1395"><text:s/></text:span><text:span text:style-name="T1396">considerada</text:span><text:span text:style-name="T1397"><text:s/></text:span><text:span text:style-name="T1398">a</text:span><text:span text:style-name="T1399"><text:s/></text:span><text:span text:style-name="T1400">informação</text:span><text:span text:style-name="T1401"><text:s/></text:span><text:span text:style-name="T1402">mais</text:span><text:span text:style-name="T1403"><text:s/></text:span><text:span text:style-name="T1404">atualizada</text:span><text:span text:style-name="T1405"><text:s/></text:span><text:span text:style-name="T1406">obtida</text:span><text:span text:style-name="T1407"><text:s/></text:span><text:span text:style-name="T1408">pelo</text:span><text:span text:style-name="T1409"><text:s/></text:span><text:span text:style-name="T1410">entrevistador.</text:span></text:p>
      <text:p text:style-name="P1411"><text:span text:style-name="T1412">Para as<text:s/></text:span><text:span text:style-name="T1413">entrevistas<text:s/></text:span><text:span text:style-name="T1414">com<text:s/></text:span><text:span text:style-name="T1415">coordenadores pedagógicos, professores<text:s/></text:span><text:span text:style-name="T1416">e<text:s/></text:span><text:span text:style-name="T1417">alunos</text:span><text:span text:style-name="T1418">,<text:s/></text:span><text:span text:style-name="T1419">foi<text:s/></text:span><text:span text:style-name="T1420">necessária<text:s/></text:span><text:span text:style-name="T1421">a<text:s/></text:span><text:span text:style-name="T1422">realização<text:s/></text:span><text:span text:style-name="T1423">de<text:s/></text:span><text:span text:style-name="T1424">arrolamento<text:s/></text:span><text:span text:style-name="T1425">e <text:s/></text:span><text:span text:style-name="T1426">seleção<text:s/></text:span><text:span text:style-name="T1427">de <text:s/></text:span><text:span text:style-name="T1428">turmas. Assim, após<text:s/></text:span><text:span text:style-name="T1429">a <text:s/></text:span><text:span text:style-name="T1430">seleção<text:s/></text:span><text:span text:style-name="T1431">das <text:s/></text:span><text:span text:style-name="T1432">turmas,<text:s/></text:span><text:span text:style-name="T1433">utilizou-se<text:s/></text:span><text:span text:style-name="T1434">a<text:s/></text:span><text:span text:style-name="T1435">folha<text:s/></text:span><text:span text:style-name="T1436">de<text:s/></text:span><text:span text:style-name="T1437">arrolamento<text:s/></text:span><text:span text:style-name="T1438">para<text:s/></text:span><text:span text:style-name="T1439">seleção<text:s/></text:span><text:span text:style-name="T1440">de<text:s/></text:span><text:span text:style-name="T1441">cada<text:s/></text:span><text:span text:style-name="T1442">um<text:s/></text:span><text:span text:style-name="T1443">desses</text:span><text:span text:style-name="T1444"><text:s/></text:span><text:span text:style-name="T1445">públicos.</text:span></text:p>
      <text:p text:style-name="P1446"><text:span text:style-name="T1447">Durante<text:s/></text:span><text:span text:style-name="T1448">a<text:s/></text:span><text:span text:style-name="T1449">visita<text:s/></text:span><text:span text:style-name="T1450">à<text:s/></text:span><text:span text:style-name="T1451">escola,<text:s/></text:span><text:span text:style-name="T1452">foram<text:s/></text:span><text:span text:style-name="T1453">solicitados<text:s/></text:span><text:span text:style-name="T1454">os<text:s/></text:span><text:span text:style-name="T1455">nomes<text:s/></text:span><text:span text:style-name="T1456">dos<text:s/></text:span><text:span text:style-name="T1457">professores<text:s/></text:span><text:span text:style-name="T1458">de<text:s/></text:span><text:span text:style-name="T1459">cada disciplina<text:s/></text:span><text:span text:style-name="T1460">visada<text:s/></text:span><text:span text:style-name="T1461">pela pesquisa (Língua<text:s/></text:span><text:span text:style-name="T1462">Portuguesa,<text:s/></text:span><text:span text:style-name="T1463">Matemática<text:s/></text:span><text:span text:style-name="T1464">e de<text:s/></text:span><text:span text:style-name="T1465">anos iniciais<text:s/></text:span><text:span text:style-name="T1466">do<text:s/></text:span><text:span text:style-name="T1467">Ensino Fundamental)<text:s/></text:span><text:span text:style-name="T1468">que<text:s/></text:span><text:span text:style-name="T1469">ministram aulas<text:s/></text:span><text:span text:style-name="T1470">na <text:s/></text:span><text:span text:style-name="T1471">turma selecionada.<text:s/></text:span><text:span text:style-name="T1472">Os <text:s/></text:span><text:span text:style-name="T1473">nomes<text:s/></text:span><text:span text:style-name="T1474">foram <text:s/></text:span><text:span text:style-name="T1475">registrados,<text:s/></text:span><text:span text:style-name="T1476">por</text:span><text:span text:style-name="T1477"><text:s/></text:span><text:span text:style-name="T1478">disciplina<text:s/></text:span><text:span text:style-name="T1479">lecionada <text:s/></text:span><text:span text:style-name="T1480">e em<text:s/></text:span><text:span text:style-name="T1481">ordem alfabética,<text:s/></text:span><text:span text:style-name="T1482">na<text:s/></text:span><text:span text:style-name="T1483">folha<text:s/></text:span><text:span text:style-name="T1484">de<text:s/></text:span><text:span text:style-name="T1485">arrolamento<text:s/></text:span><text:span text:style-name="T1486">de<text:s/></text:span><text:span text:style-name="T1487">professores. Registraram-se também<text:s/></text:span><text:span text:style-name="T1488">os<text:s/></text:span><text:span text:style-name="T1489">nomes<text:s/></text:span><text:span text:style-name="T1490">de<text:s/></text:span><text:span text:style-name="T1491">todos<text:s/></text:span><text:span text:style-name="T1492">os<text:s/></text:span><text:span text:style-name="T1493">coordenadores pedagógicos responsáveis pela série selecionada,<text:s/></text:span><text:span text:style-name="T1494">em<text:s/></text:span><text:span text:style-name="T1495">ordem<text:s/></text:span><text:span text:style-name="T1496">alfabética,<text:s/></text:span><text:span text:style-name="T1497">na<text:s/></text:span><text:span text:style-name="T1498">folha<text:s/></text:span><text:span text:style-name="T1499">de<text:s/></text:span><text:span text:style-name="T1500">arrolamento<text:s/></text:span><text:span text:style-name="T1501">de<text:s/></text:span><text:span text:style-name="T1502">coordenadores</text:span><text:span text:style-name="T1503"><text:s/></text:span><text:span text:style-name="T1504">pedagógicos.</text:span></text:p>
      <text:p text:style-name="P1505"><text:span text:style-name="T1506">No<text:s/></text:span><text:span text:style-name="T1507">caso<text:s/></text:span><text:span text:style-name="T1508">dos<text:s/></text:span><text:span text:style-name="T1509">alunos,<text:s/></text:span><text:span text:style-name="T1510">a<text:s/></text:span><text:span text:style-name="T1511">folha<text:s/></text:span><text:span text:style-name="T1512">de<text:s/></text:span><text:span text:style-name="T1513">arrolamento<text:s/></text:span><text:span text:style-name="T1514">foi<text:s/></text:span><text:span text:style-name="T1515">criada<text:s/></text:span><text:span text:style-name="T1516">a<text:s/></text:span><text:span text:style-name="T1517">partir<text:s/></text:span><text:span text:style-name="T1518">da<text:s/></text:span><text:span text:style-name="T1519">lista<text:s/></text:span><text:span text:style-name="T1520">de<text:s/></text:span><text:span text:style-name="T1521">frequência<text:s/></text:span><text:span text:style-name="T1522">das<text:s/></text:span><text:span text:style-name="T1523">turmas<text:s/></text:span><text:span text:style-name="T1524">selecionadas, sendo que,<text:s/></text:span><text:span text:style-name="T1525">em<text:s/></text:span><text:span text:style-name="T1526">algumas delas,<text:s/></text:span><text:span text:style-name="T1527">as<text:s/></text:span><text:span text:style-name="T1528">entrevistas<text:s/></text:span><text:span text:style-name="T1529">foram<text:s/></text:span><text:span text:style-name="T1530">realizadas<text:s/></text:span><text:span text:style-name="T1531">com <text:s/></text:span><text:span text:style-name="T1532">a <text:s/></text:span><text:span text:style-name="T1533">totalidade<text:s/></text:span><text:span text:style-name="T1534">de<text:s/></text:span><text:span text:style-name="T1535">alunos<text:s/></text:span><text:span text:style-name="T1536">da<text:s/></text:span><text:span text:style-name="T1537">turma selecionada, pois<text:s/></text:span><text:span text:style-name="T1538">a<text:s/></text:span><text:span text:style-name="T1539">quantidade disponível<text:s/></text:span><text:span text:style-name="T1540">era<text:s/></text:span><text:span text:style-name="T1541">menor<text:s/></text:span><text:span text:style-name="T1542">do<text:s/></text:span><text:span text:style-name="T1543">que<text:s/></text:span><text:span text:style-name="T1544">a<text:s/></text:span><text:span text:style-name="T1545">estipulada<text:s/></text:span><text:span text:style-name="T1546">pela</text:span><text:span text:style-name="T1547"><text:s/></text:span><text:span text:style-name="T1548">pesquisa.</text:span></text:p>
      <text:p text:style-name="P1549"><text:span text:style-name="T1550">Diversas ações<text:s/></text:span><text:span text:style-name="T1551">foram realizadas a fim de garantir a maior padronização possível na forma de coleta de dados. As ocorrências padrão adotadas estão descritas na Tabela 2, bem como o número de casos registrados ao final da coleta de dados. Cada vez que o entrevistador ligav</text:span><text:span text:style-name="T1552">a para um número do cadastro de escolas, foi registrada a ocorrência referente àquela ligação, segundo os procedimentos expostos, que puderam ser acompanhados por meio do histórico detalhado de ligações.</text:span></text:p>
      <text:p text:style-name="P1553"><text:span text:style-name="T1554">As<text:s/></text:span><text:span text:style-name="T1555">ocorrências<text:s/></text:span><text:span text:style-name="T1556">foram<text:s/></text:span><text:span text:style-name="T1557">acompanhadas<text:s/></text:span><text:span text:style-name="T1558">a<text:s/></text:span><text:span text:style-name="T1559">partir<text:s/></text:span><text:span text:style-name="T1560">de um<text:s/></text:span><text:span text:style-name="T1561">controle<text:s/></text:span><text:span text:style-name="T1562">de<text:s/></text:span><text:span text:style-name="T1563">campo semanal contendo<text:s/></text:span><text:span text:style-name="T1564">um<text:s/></text:span><text:span text:style-name="T1565">resumo<text:s/></text:span><text:span text:style-name="T1566">da<text:s/></text:span><text:span text:style-name="T1567">quantidade<text:s/></text:span><text:span text:style-name="T1568">de<text:s/></text:span><text:span text:style-name="T1569">escolas<text:s/></text:span><text:span text:style-name="T1570">por<text:s/></text:span><text:span text:style-name="T1571">ocorrência<text:s/></text:span><text:span text:style-name="T1572">em <text:s/></text:span><text:span text:style-name="T1573">cada estrato. Além<text:s/></text:span><text:span text:style-name="T1574">de <text:s/></text:span><text:span text:style-name="T1575">informações<text:s/></text:span><text:span text:style-name="T1576">sobre<text:s/></text:span><text:span text:style-name="T1577">a<text:s/></text:span><text:span text:style-name="T1578">quantidade<text:s/></text:span><text:span text:style-name="T1579">de<text:s/></text:span><text:span text:style-name="T1580">escolas agendadas<text:s/></text:span><text:span text:style-name="T1581">e<text:s/></text:span><text:span text:style-name="T1582">entrevistas realizadas<text:s/></text:span><text:span text:style-name="T1583">e<text:s/></text:span><text:span text:style-name="T1584">faltantes, quinzenalmente, eram acompanhados alguns indicadores c</text:span><text:span text:style-name="T1585">oletados<text:s/></text:span><text:span text:style-name="T1586">e o<text:s/></text:span><text:span text:style-name="T1587">tempo<text:s/></text:span><text:span text:style-name="T1588">de<text:s/></text:span><text:span text:style-name="T1589">duração<text:s/></text:span><text:span text:style-name="T1590">das</text:span><text:span text:style-name="T1591"><text:s/></text:span><text:span text:style-name="T1592">entrevistas.</text:span></text:p>
      <text:h text:style-name="P1593" text:outline-level="1"><text:span text:style-name="T1611">106</text:span></text:h>
      <text:p text:style-name="P1612"><text:span text:style-name="T1613">PESQUISA TIC EDUCAÇÃO<text:s/></text:span><text:span text:style-name="T1614">2018</text:span></text:p>
      <text:p text:style-name="P1615"><text:span text:style-name="T1616">RELATÓRIO DE COLETA DE DADOS</text:span></text:p>
      <text:section text:name="Sect6" text:style-name="S6">
        <text:p text:style-name="Corpodetexto"><text:span text:style-name="T1617"><draw:custom-shape svg:x="0in" svg:y="1.18056in" svg:width="0.35486in" svg:height="3.9375in" draw:z-index="250289152" draw:id="id32" draw:style-name="a32" draw:name="Freeform 20"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p>
        <text:p text:style-name="P1618"/>
        <text:p text:style-name="P1619"/>
        <text:p text:style-name="P1620"><text:span text:style-name="T1621">TABELA 2</text:span></text:p>
        <text:p text:style-name="P1622"><text:span text:style-name="T1623"><draw:frame draw:z-index="250290176" draw:id="id33" draw:style-name="a33" draw:name="Text Box 19" text:anchor-type="paragraph" svg:x="0.17153in" svg:y="0.02083in" svg:width="0.12292in" svg:height="0.50764in" style:rel-width="scale" style:rel-height="scale"><draw:text-box><text:p text:style-name="P1624"><text:span text:style-name="T1625">PORTUGUÊS</text:span></text:p></draw:text-box><svg:title/><svg:desc/></draw:frame></text:span><text:span text:style-name="T1626">NÚMERO DE CASOS REGISTRADOS, SEGUNDO OCORRÊNCIAS DE CAMPO</text:span></text:p>
        <text:p text:style-name="P1627"/>
        <table:table table:style-name="Table1628">
          <table:table-columns>
            <table:table-column table:style-name="TableColumn1629"/>
            <table:table-column table:style-name="TableColumn1630"/>
            <table:table-column table:style-name="TableColumn1631"/>
          </table:table-columns>
          <table:table-row table:style-name="TableRow1632">
            <table:table-cell table:style-name="TableCell1633">
              <text:p text:style-name="P1634"><text:span text:style-name="T1635">Ocorrências</text:span></text:p>
            </table:table-cell>
            <table:table-cell table:style-name="TableCell1636">
              <text:p text:style-name="P1637"><text:span text:style-name="T1638">Descrição</text:span></text:p>
            </table:table-cell>
            <table:table-cell table:style-name="TableCell1639">
              <text:p text:style-name="P1640"><text:span text:style-name="T1641">%</text:span></text:p>
            </table:table-cell>
          </table:table-row>
          <table:table-row table:style-name="TableRow1642">
            <table:table-cell table:style-name="TableCell1643" table:number-columns-spanned="3">
              <text:p text:style-name="P1644"><text:span text:style-name="T1645">NÃO FALOU COM REPRESENTANTES DA ESCOLA</text:span></text:p>
            </table:table-cell>
            <table:covered-table-cell/>
            <table:covered-table-cell/>
          </table:table-row>
          <table:table-row table:style-name="TableRow1646">
            <table:table-cell table:style-name="TableCell1647">
              <text:p text:style-name="P1648"><text:span text:style-name="T1649">Telefone não atende</text:span></text:p>
            </table:table-cell>
            <table:table-cell table:style-name="TableCell1650">
              <text:p text:style-name="P1651"><text:span text:style-name="T1652">Número que toca várias vezes e ninguém atende.</text:span></text:p>
            </table:table-cell>
            <table:table-cell table:style-name="TableCell1653">
              <text:p text:style-name="P1654"><text:span text:style-name="T1655">0</text:span></text:p>
            </table:table-cell>
          </table:table-row>
          <table:table-row table:style-name="TableRow1656">
            <table:table-cell table:style-name="TableCell1657">
              <text:p text:style-name="P1658"><text:span text:style-name="T1659">Fax</text:span></text:p>
            </table:table-cell>
            <table:table-cell table:style-name="TableCell1660">
              <text:p text:style-name="P1661"><text:span text:style-name="T1662">Número que dá sinal de fax.</text:span></text:p>
            </table:table-cell>
            <table:table-cell table:style-name="TableCell1663">
              <text:p text:style-name="P1664"><text:span text:style-name="T1665">0</text:span></text:p>
            </table:table-cell>
          </table:table-row>
          <table:table-row table:style-name="TableRow1666">
            <table:table-cell table:style-name="TableCell1667">
              <text:p text:style-name="P1668"/>
              <text:p text:style-name="P1669"><text:span text:style-name="T1670">Secretária eletrônica / caixa postal</text:span></text:p>
            </table:table-cell>
            <table:table-cell table:style-name="TableCell1671">
              <text:p text:style-name="P1672"><text:span text:style-name="T1673">Número que é atendido por uma mensagem eletrônica somente para recados.</text:span></text:p>
            </table:table-cell>
            <table:table-cell table:style-name="TableCell1674">
              <text:p text:style-name="P1675"/>
              <text:p text:style-name="P1676"><text:span text:style-name="T1677">0</text:span></text:p>
            </table:table-cell>
          </table:table-row>
          <table:table-row table:style-name="TableRow1678">
            <table:table-cell table:style-name="TableCell1679">
              <text:p text:style-name="P1680"/>
              <text:p text:style-name="P1681"><text:span text:style-name="T1682">Não foi possível completar a ligação</text:span></text:p>
            </table:table-cell>
            <table:table-cell table:style-name="TableCell1683">
              <text:p text:style-name="P1684"><text:span text:style-name="T1685">Telefones que dão sinal de<text:s/></text:span><text:span text:style-name="T1686">intermitência<text:s/></text:span><text:span text:style-name="T1687">(sinal de que a ligação <text:s text:c="2"/>não foi</text:span><text:span text:style-name="T1688"><text:s/></text:span><text:span text:style-name="T1689">completada).</text:span></text:p>
            </table:table-cell>
            <table:table-cell table:style-name="TableCell1690">
              <text:p text:style-name="P1691"/>
              <text:p text:style-name="P1692"><text:span text:style-name="T1693">0</text:span></text:p>
            </table:table-cell>
          </table:table-row>
          <table:table-row table:style-name="TableRow1694">
            <table:table-cell table:style-name="TableCell1695">
              <text:p text:style-name="P1696"><text:span text:style-name="T1697">Telefone ocupado</text:span></text:p>
            </table:table-cell>
            <table:table-cell table:style-name="TableCell1698">
              <text:p text:style-name="P1699"><text:span text:style-name="T1700">Número que dá sinal de ocupado.</text:span></text:p>
            </table:table-cell>
            <table:table-cell table:style-name="TableCell1701">
              <text:p text:style-name="P1702"><text:span text:style-name="T1703">0</text:span></text:p>
            </table:table-cell>
          </table:table-row>
          <table:table-row table:style-name="TableRow1704">
            <table:table-cell table:style-name="TableCell1705">
              <text:p text:style-name="P1706"><text:span text:style-name="T1707">Telefone fora de área / desligado/ temporariamente fora de serviço</text:span></text:p>
            </table:table-cell>
            <table:table-cell table:style-name="TableCell1708">
              <text:p text:style-name="P1709"><text:span text:style-name="T1710">Telefones que dão uma mensagem de que o número está fora de serviço ou fora da área de cobertura.</text:span></text:p>
            </table:table-cell>
            <table:table-cell table:style-name="TableCell1711">
              <text:p text:style-name="P1712"/>
              <text:p text:style-name="P1713"><text:span text:style-name="T1714">0</text:span></text:p>
            </table:table-cell>
          </table:table-row>
          <table:table-row table:style-name="TableRow1715">
            <table:table-cell table:style-name="TableCell1716" table:number-columns-spanned="3">
              <text:p text:style-name="P1717"><text:span text:style-name="T1718">FALOU COM REPRESENTANTES DA ESCOLA, MAS NÃO CONCLUIU O AGENDAMENTO</text:span></text:p>
            </table:table-cell>
            <table:covered-table-cell/>
            <table:covered-table-cell/>
          </table:table-row>
          <table:table-row table:style-name="TableRow1719">
            <table:table-cell table:style-name="TableCell1720">
              <text:p text:style-name="P1721"/>
              <text:p text:style-name="P1722"><text:span text:style-name="T1723">Agendamento</text:span></text:p>
            </table:table-cell>
            <table:table-cell table:style-name="TableCell1724">
              <text:p text:style-name="P1725"><text:span text:style-name="T1726">Houve contato com o responsável pelo agendamento ou<text:s/></text:span><text:span text:style-name="T1727">alguém<text:s/></text:span><text:span text:style-name="T1728">próximo, porém não foi <text:s/>possível <text:s/>agendar <text:s/>data <text:s/>e <text:s/>horário <text:s/>de <text:s/>visita, e o</text:span><text:span text:style-name="T1729"><text:s/></text:span><text:span text:style-name="T1730">respondente</text:span><text:span text:style-name="T1731"><text:s/></text:span><text:span text:style-name="T1732">indicou</text:span><text:span text:style-name="T1733"><text:s/></text:span><text:span text:style-name="T1734">melhor</text:span><text:span text:style-name="T1735"><text:s/></text:span><text:span text:style-name="T1736">dia</text:span><text:span text:style-name="T1737"><text:s/></text:span><text:span text:style-name="T1738">e</text:span><text:span text:style-name="T1739"><text:s/></text:span><text:span text:style-name="T1740">horário</text:span><text:span text:style-name="T1741"><text:s/></text:span><text:span text:style-name="T1742">para</text:span><text:span text:style-name="T1743"><text:s/></text:span><text:span text:style-name="T1744">retorno</text:span><text:span text:style-name="T1745"><text:s/></text:span><text:span text:style-name="T1746">da</text:span><text:span text:style-name="T1747"><text:s/></text:span><text:span text:style-name="T1748">ligação.</text:span></text:p>
            </table:table-cell>
            <table:table-cell table:style-name="TableCell1749">
              <text:p text:style-name="P1750"/>
              <text:p text:style-name="P1751"><text:span text:style-name="T1752">0</text:span></text:p>
            </table:table-cell>
          </table:table-row>
          <table:table-row table:style-name="TableRow1753">
            <table:table-cell table:style-name="TableCell1754">
              <text:p text:style-name="P1755"/>
              <text:p text:style-name="P1756"><text:span text:style-name="T1757">Retorno – Aguardando contato da escola para agendar</text:span></text:p>
            </table:table-cell>
            <table:table-cell table:style-name="TableCell1758">
              <text:p text:style-name="P1759"><text:span text:style-name="T1760">A escola prefere retornar as ligações conforme disponibilidade, indicando o dia e horário que irão ligar. Nos casos de escolas<text:s/></text:span><text:span text:style-name="T1761">que <text:s/></text:span><text:span text:style-name="T1762"><text:s/></text:span><text:span text:style-name="T1763">não retornam na data marcada, o registro volta para o sistema, seguindo</text:span><text:span text:style-name="T1764"><text:s/></text:span><text:span text:style-name="T1765">o</text:span><text:span text:style-name="T1766"><text:s/></text:span><text:span text:style-name="T1767">modelo</text:span><text:span text:style-name="T1768"><text:s/></text:span><text:span text:style-name="T1769">da</text:span><text:span text:style-name="T1770"><text:s/></text:span><text:span text:style-name="T1771">ocorrência</text:span><text:span text:style-name="T1772"><text:s/></text:span><text:span text:style-name="T1773">“Agendamento”.</text:span></text:p>
            </table:table-cell>
            <table:table-cell table:style-name="TableCell1774">
              <text:p text:style-name="P1775"/>
              <text:p text:style-name="P1776"/>
              <text:p text:style-name="P1777"><text:span text:style-name="T1778">0</text:span></text:p>
            </table:table-cell>
          </table:table-row>
          <table:table-row table:style-name="TableRow1779">
            <table:table-cell table:style-name="TableCell1780">
              <text:p text:style-name="P1781"><text:span text:style-name="T1782">Retorno – Não consegue falar com o diretor(a) / coordenador(a)/ responsável pela escola</text:span></text:p>
            </table:table-cell>
            <table:table-cell table:style-name="TableCell1783">
              <text:p text:style-name="P1784"/>
              <text:p text:style-name="P1785"><text:span text:style-name="T1786">Apesar de se ter conseguido contato com a escola, ainda falta o agendamento com o responsável pela escola.</text:span></text:p>
            </table:table-cell>
            <table:table-cell table:style-name="TableCell1787">
              <text:p text:style-name="P1788"/>
              <text:p text:style-name="P1789"><text:span text:style-name="T1790">37</text:span></text:p>
            </table:table-cell>
          </table:table-row>
          <table:table-row table:style-name="TableRow1791">
            <table:table-cell table:style-name="TableCell1792">
              <text:p text:style-name="P1793"><text:span text:style-name="T1794">Retorno – Aguardando comunicado da Secretaria de Educação para agendar</text:span></text:p>
            </table:table-cell>
            <table:table-cell table:style-name="TableCell1795">
              <text:p text:style-name="P1796"><text:span text:style-name="T1797">A escola só autoriza a realização da pesquisa com autorização da Secretaria de Educação, mas ainda não recebeu esta autorização.</text:span></text:p>
            </table:table-cell>
            <table:table-cell table:style-name="TableCell1798">
              <text:p text:style-name="P1799"/>
              <text:p text:style-name="P1800"><text:span text:style-name="T1801">0</text:span></text:p>
            </table:table-cell>
          </table:table-row>
          <table:table-row table:style-name="TableRow1802">
            <table:table-cell table:style-name="TableCell1803">
              <text:p text:style-name="P1804"/>
              <text:p text:style-name="P1805"><text:span text:style-name="T1806">Retorno – Escola em greve</text:span></text:p>
            </table:table-cell>
            <table:table-cell table:style-name="TableCell1807">
              <text:p text:style-name="P1808"><text:span text:style-name="T1809">Professores e/ou alunos e</text:span><text:span text:style-name="T1810">/ou funcionários da escola estão em <text:s/>greve</text:span><text:span text:style-name="T1811"><text:s/></text:span><text:span text:style-name="T1812">e</text:span><text:span text:style-name="T1813"><text:s/></text:span><text:span text:style-name="T1814">as</text:span><text:span text:style-name="T1815"><text:s/></text:span><text:span text:style-name="T1816">atividades</text:span><text:span text:style-name="T1817"><text:s/></text:span><text:span text:style-name="T1818">da</text:span><text:span text:style-name="T1819"><text:s/></text:span><text:span text:style-name="T1820">escola</text:span><text:span text:style-name="T1821"><text:s/></text:span><text:span text:style-name="T1822">estão</text:span><text:span text:style-name="T1823"><text:s/></text:span><text:span text:style-name="T1824">interrompidas.</text:span></text:p>
            </table:table-cell>
            <table:table-cell table:style-name="TableCell1825">
              <text:p text:style-name="P1826"/>
              <text:p text:style-name="P1827"><text:span text:style-name="T1828">0</text:span></text:p>
            </table:table-cell>
          </table:table-row>
          <table:table-row table:style-name="TableRow1829">
            <table:table-cell table:style-name="TableCell1830">
              <text:p text:style-name="P1831"/>
              <text:p text:style-name="P1832"><text:span text:style-name="T1833">Retorno – Aulas paralisadas</text:span></text:p>
            </table:table-cell>
            <table:table-cell table:style-name="TableCell1834">
              <text:p text:style-name="P1835"><text:span text:style-name="T1836">Apesar de estar em funcionamento, a escola está com as aulas paralisadas por algum outro motivo.</text:span></text:p>
            </table:table-cell>
            <table:table-cell table:style-name="TableCell1837">
              <text:p text:style-name="P1838"/>
              <text:p text:style-name="P1839"><text:span text:style-name="T1840">0</text:span></text:p>
            </table:table-cell>
          </table:table-row>
          <table:table-row table:style-name="TableRow1841">
            <table:table-cell table:style-name="TableCell1842">
              <text:p text:style-name="P1843"><text:span text:style-name="T1844">Retorno – Sem disponibilidade de data no</text:span><text:span text:style-name="T1845"><text:s/></text:span><text:span text:style-name="T1846">momento</text:span></text:p>
            </table:table-cell>
            <table:table-cell table:style-name="TableCell1847">
              <text:p text:style-name="P1848"><text:span text:style-name="T1849">Quando as atividades da escola não permitem um espaço na agenda para a realização das entrevistas.</text:span></text:p>
            </table:table-cell>
            <table:table-cell table:style-name="TableCell1850">
              <text:p text:style-name="P1851"/>
              <text:p text:style-name="P1852"><text:span text:style-name="T1853">0</text:span></text:p>
            </table:table-cell>
          </table:table-row>
          <table:table-row table:style-name="TableRow1854">
            <table:table-cell table:style-name="TableCell1855" table:number-columns-spanned="3">
              <text:p text:style-name="P1856"><text:span text:style-name="T1857">A ESCOLA RECEBERÁ VISITA PESSOAL</text:span></text:p>
            </table:table-cell>
            <table:covered-table-cell/>
            <table:covered-table-cell/>
          </table:table-row>
          <table:table-row table:style-name="TableRow1858">
            <table:table-cell table:style-name="TableCell1859">
              <text:p text:style-name="P1860"/>
              <text:p text:style-name="P1861"/>
              <text:p text:style-name="P1862"/>
              <text:p text:style-name="P1863"><text:span text:style-name="T1864">Visita pessoal</text:span></text:p>
            </table:table-cell>
            <table:table-cell table:style-name="TableCell1865">
              <text:p text:style-name="P1866"><text:span text:style-name="T1867">Escolas em que não foi possível entrar em contato por telefone para a realização do agendamento e não existem evidências de impossibilidade de realização, como, por exemplo, a de que a escola não existe.</text:span></text:p>
              <text:p text:style-name="P1868"><text:span text:style-name="T1869">Também entram nessa ocorrência escolas <text:s/>localizadas<text:s/></text:span><text:span text:style-name="T1870"><text:s/>em municípios do interior nas quais não foi possível fazer contato e agendamento até a data de ida àquele município pela equipe de campo, conforme roteiro de</text:span><text:span text:style-name="T1871"><text:s/></text:span><text:span text:style-name="T1872">agendamento.</text:span></text:p>
            </table:table-cell>
            <table:table-cell table:style-name="TableCell1873">
              <text:p text:style-name="P1874"/>
              <text:p text:style-name="P1875"/>
              <text:p text:style-name="P1876"/>
              <text:p text:style-name="P1877"><text:span text:style-name="T1878">0</text:span></text:p>
            </table:table-cell>
          </table:table-row>
          <table:table-row table:style-name="TableRow1879">
            <table:table-cell table:style-name="TableCell1880" table:number-columns-spanned="3">
              <text:p text:style-name="P1881"><text:span text:style-name="T1882">ESCOLA AGENDADA</text:span></text:p>
            </table:table-cell>
            <table:covered-table-cell/>
            <table:covered-table-cell/>
          </table:table-row>
          <table:table-row table:style-name="TableRow1883">
            <table:table-cell table:style-name="TableCell1884">
              <text:p text:style-name="P1885"/>
              <text:p text:style-name="P1886"><text:span text:style-name="T1887">Escola agendada</text:span></text:p>
            </table:table-cell>
            <table:table-cell table:style-name="TableCell1888">
              <text:p text:style-name="P1889"><text:span text:style-name="T1890">Escola que agendou uma data de visita dos entrevistadores para a realização das entrevistas.</text:span></text:p>
            </table:table-cell>
            <table:table-cell table:style-name="TableCell1891">
              <text:p text:style-name="P1892"/>
              <text:p text:style-name="P1893"><text:span text:style-name="T1894">0</text:span></text:p>
            </table:table-cell>
          </table:table-row>
          <table:table-row table:style-name="TableRow1895">
            <table:table-cell table:style-name="TableCell1896" table:number-columns-spanned="3">
              <text:p text:style-name="P1897"><text:span text:style-name="T1898">ESCOLA REALIZADA</text:span></text:p>
            </table:table-cell>
            <table:covered-table-cell/>
            <table:covered-table-cell/>
          </table:table-row>
          <table:table-row table:style-name="TableRow1899">
            <table:table-cell table:style-name="TableCell1900">
              <text:p text:style-name="P1901"><text:span text:style-name="T1902">Escola realizada</text:span></text:p>
            </table:table-cell>
            <table:table-cell table:style-name="TableCell1903">
              <text:p text:style-name="P1904"><text:span text:style-name="T1905">A escola teve pelo menos uma entrevista realizada.</text:span></text:p>
            </table:table-cell>
            <table:table-cell table:style-name="TableCell1906">
              <text:p text:style-name="P1907"><text:span text:style-name="T1908">1 125</text:span></text:p>
            </table:table-cell>
          </table:table-row>
          <table:table-row table:style-name="TableRow1909">
            <table:table-cell table:style-name="TableCell1910" table:number-columns-spanned="3">
              <text:p text:style-name="P1911"><text:span text:style-name="T1912">IMPOSSIBILIDADE DEFINITIVA DE REALIZAÇÃO DA ENTREVISTA</text:span></text:p>
            </table:table-cell>
            <table:covered-table-cell/>
            <table:covered-table-cell/>
          </table:table-row>
          <table:table-row table:style-name="TableRow1913">
            <table:table-cell table:style-name="TableCell1914">
              <text:p text:style-name="P1915"><text:span text:style-name="T1916">Recusa</text:span></text:p>
            </table:table-cell>
            <table:table-cell table:style-name="TableCell1917">
              <text:p text:style-name="P1918"><text:span text:style-name="T1919">A escola se recusa a participar da pesquisa.</text:span></text:p>
            </table:table-cell>
            <table:table-cell table:style-name="TableCell1920">
              <text:p text:style-name="P1921"><text:span text:style-name="T1922">146</text:span></text:p>
            </table:table-cell>
          </table:table-row>
          <table:table-row table:style-name="TableRow1923">
            <table:table-cell table:style-name="TableCell1924">
              <text:p text:style-name="P1925"><text:span text:style-name="T1926">Telefone não existe</text:span></text:p>
            </table:table-cell>
            <table:table-cell table:style-name="TableCell1927">
              <text:p text:style-name="P1928"><text:span text:style-name="T1929">Mensagem automática de que o número não existe.</text:span></text:p>
            </table:table-cell>
            <table:table-cell table:style-name="TableCell1930">
              <text:p text:style-name="P1931"><text:span text:style-name="T1932">0</text:span></text:p>
            </table:table-cell>
          </table:table-row>
        </table:table>
        <text:p text:style-name="P1933"><text:span text:style-name="T1934">CONTINUA<text:s/></text:span><text:span text:style-name="T1935"></text:span></text:p>
      </text:section>
      <text:p text:style-name="P1936"/>
      <text:p text:style-name="P1963"><text:span text:style-name="T1964"><draw:custom-shape svg:x="7.12708in" svg:y="0.30069in" svg:width="0.35417in" svg:height="3.9375in" draw:z-index="251670528" draw:id="id38" draw:style-name="a38" draw:name="Freeform 18" text:anchor-type="paragraph"><svg:title/><svg:desc/><draw:enhanced-geometry draw:type="non-primitive" svg:viewBox="0 0 510 5670" draw:enhanced-path="M 509 0 L 170 0 103 14 49 50 13 104 0 170 0 5499 13 5566 49 5620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33 * ?f4 / 5670"/><draw:equation draw:name="f11" draw:formula="0 + 10433 - 10263"/><draw:equation draw:name="f12" draw:formula="?f11 * ?f5 / 510"/><draw:equation draw:name="f13" draw:formula="0 + 10366 - 10263"/><draw:equation draw:name="f14" draw:formula="?f13 * ?f5 / 510"/><draw:equation draw:name="f15" draw:formula="447 * ?f4 / 5670"/><draw:equation draw:name="f16" draw:formula="0 + 10312 - 10263"/><draw:equation draw:name="f17" draw:formula="?f16 * ?f5 / 510"/><draw:equation draw:name="f18" draw:formula="483 * ?f4 / 5670"/><draw:equation draw:name="f19" draw:formula="0 + 10276 - 10263"/><draw:equation draw:name="f20" draw:formula="?f19 * ?f5 / 510"/><draw:equation draw:name="f21" draw:formula="537 * ?f4 / 5670"/><draw:equation draw:name="f22" draw:formula="0 + 10263 - 10263"/><draw:equation draw:name="f23" draw:formula="?f22 * ?f5 / 510"/><draw:equation draw:name="f24" draw:formula="603 * ?f4 / 5670"/><draw:equation draw:name="f25" draw:formula="5932 * ?f4 / 5670"/><draw:equation draw:name="f26" draw:formula="5999 * ?f4 / 5670"/><draw:equation draw:name="f27" draw:formula="6053 * ?f4 / 5670"/><draw:equation draw:name="f28" draw:formula="6089 * ?f4 / 5670"/><draw:equation draw:name="f29" draw:formula="6102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1965"><draw:frame draw:z-index="251671552" draw:id="id39" draw:style-name="a39" draw:name="Text Box 17" text:anchor-type="paragraph" svg:x="7.18056in" svg:y="0.40069in" svg:width="0.12292in" svg:height="0.50764in" style:rel-width="scale" style:rel-height="scale"><draw:text-box><text:p text:style-name="P1966"><text:span text:style-name="T1967">PORTUGUÊS</text:span></text:p></draw:text-box><svg:title/><svg:desc/></draw:frame></text:span><text:span text:style-name="T1968"></text:span><text:span text:style-name="T1969"><text:s/></text:span><text:span text:style-name="T1970">CONCLUSÃO</text:span></text:p>
      <text:p text:style-name="P1971"/>
      <table:table table:style-name="Table1972">
        <table:table-columns>
          <table:table-column table:style-name="TableColumn1973"/>
          <table:table-column table:style-name="TableColumn1974"/>
          <table:table-column table:style-name="TableColumn1975"/>
        </table:table-columns>
        <table:table-row table:style-name="TableRow1976">
          <table:table-cell table:style-name="TableCell1977">
            <text:p text:style-name="P1978"><text:span text:style-name="T1979">Ocorrências</text:span></text:p>
          </table:table-cell>
          <table:table-cell table:style-name="TableCell1980">
            <text:p text:style-name="P1981"><text:span text:style-name="T1982">Descrição</text:span></text:p>
          </table:table-cell>
          <table:table-cell table:style-name="TableCell1983">
            <text:p text:style-name="P1984"><text:span text:style-name="T1985">%</text:span></text:p>
          </table:table-cell>
        </table:table-row>
        <table:table-row table:style-name="TableRow1986">
          <table:table-cell table:style-name="TableCell1987" table:number-columns-spanned="3">
            <text:p text:style-name="P1988"><text:span text:style-name="T1989">IMPOSSIBILIDADE DEFINITIVA DE REALIZAÇÃO DA ENTREVISTA</text:span></text:p>
          </table:table-cell>
          <table:covered-table-cell/>
          <table:covered-table-cell/>
        </table:table-row>
        <table:table-row table:style-name="TableRow1990">
          <table:table-cell table:style-name="TableCell1991">
            <text:p text:style-name="P1992"/>
            <text:p text:style-name="P1993"><text:span text:style-name="T1994">Telefone errado</text:span></text:p>
          </table:table-cell>
          <table:table-cell table:style-name="TableCell1995">
            <text:p text:style-name="P1996"><text:span text:style-name="T1997">Telefones residenciais ou de outros estabelecimentos que não o da escola.</text:span></text:p>
          </table:table-cell>
          <table:table-cell table:style-name="TableCell1998">
            <text:p text:style-name="P1999"/>
            <text:p text:style-name="P2000"><text:span text:style-name="T2001">0</text:span></text:p>
          </table:table-cell>
        </table:table-row>
        <table:table-row table:style-name="TableRow2002">
          <table:table-cell table:style-name="TableCell2003">
            <text:p text:style-name="P2004"/>
            <text:p text:style-name="P2005"><text:span text:style-name="T2006">Escola não trabalha com a série</text:span></text:p>
          </table:table-cell>
          <table:table-cell table:style-name="TableCell2007">
            <text:p text:style-name="P2008"><text:span text:style-name="T2009">A escola não possui<text:s/></text:span><text:span text:style-name="T2010">turmas<text:s/></text:span><text:span text:style-name="T2011">de ensino regular na série para <text:s text:c="3"/>a qual foi</text:span><text:span text:style-name="T2012"><text:s/>selecionada.</text:span></text:p>
          </table:table-cell>
          <table:table-cell table:style-name="TableCell2013">
            <text:p text:style-name="P2014"/>
            <text:p text:style-name="P2015"><text:span text:style-name="T2016">0</text:span></text:p>
          </table:table-cell>
        </table:table-row>
        <table:table-row table:style-name="TableRow2017">
          <table:table-cell table:style-name="TableCell2018">
            <text:p text:style-name="P2019"><text:span text:style-name="T2020">Escola fechou/não existe mais</text:span></text:p>
          </table:table-cell>
          <table:table-cell table:style-name="TableCell2021">
            <text:p text:style-name="P2022"><text:span text:style-name="T2023">A escola fechou e não há planos para que volte a existir.</text:span></text:p>
          </table:table-cell>
          <table:table-cell table:style-name="TableCell2024">
            <text:p text:style-name="P2025"><text:span text:style-name="T2026">6</text:span></text:p>
          </table:table-cell>
        </table:table-row>
        <table:table-row table:style-name="TableRow2027">
          <table:table-cell table:style-name="TableCell2028">
            <text:p text:style-name="P2029"><text:span text:style-name="T2030">Escola mudou de dependência administrativa</text:span></text:p>
          </table:table-cell>
          <table:table-cell table:style-name="TableCell2031">
            <text:p text:style-name="P2032"><text:span text:style-name="T2033">A escola mudou de dependência administrativa (municipal, estadual, privada).</text:span></text:p>
          </table:table-cell>
          <table:table-cell table:style-name="TableCell2034">
            <text:p text:style-name="P2035"/>
            <text:p text:style-name="P2036"><text:span text:style-name="T2037">0</text:span></text:p>
          </table:table-cell>
        </table:table-row>
        <table:table-row table:style-name="TableRow2038">
          <table:table-cell table:style-name="TableCell2039">
            <text:p text:style-name="P2040"/>
            <text:p text:style-name="P2041"><text:span text:style-name="T2042">Escola não localizada</text:span></text:p>
          </table:table-cell>
          <table:table-cell table:style-name="TableCell2043">
            <text:p text:style-name="P2044"><text:span text:style-name="T2045">Escola não localizada após procura por todos os meios possíveis.</text:span></text:p>
          </table:table-cell>
          <table:table-cell table:style-name="TableCell2046">
            <text:p text:style-name="P2047"/>
            <text:p text:style-name="P2048"><text:span text:style-name="T2049">0</text:span></text:p>
          </table:table-cell>
        </table:table-row>
        <table:table-row table:style-name="TableRow2050">
          <table:table-cell table:style-name="TableCell2051">
            <text:p text:style-name="P2052"><text:span text:style-name="T2053">As aulas acabaram (fim do semestre letivo)</text:span></text:p>
          </table:table-cell>
          <table:table-cell table:style-name="TableCell2054">
            <text:p text:style-name="P2055"><text:span text:style-name="T2056">A escola já encerrou o ano letivo para a(s) série(s) selecionada(s).</text:span></text:p>
          </table:table-cell>
          <table:table-cell table:style-name="TableCell2057">
            <text:p text:style-name="P2058"/>
            <text:p text:style-name="P2059"><text:span text:style-name="T2060">3</text:span></text:p>
          </table:table-cell>
        </table:table-row>
        <table:table-row table:style-name="TableRow2061">
          <table:table-cell table:style-name="TableCell2062">
            <text:p text:style-name="P2063"/>
            <text:p text:style-name="P2064"><text:span text:style-name="T2065">Informação da listagem não confirmada</text:span></text:p>
          </table:table-cell>
          <table:table-cell table:style-name="TableCell2066">
            <text:p text:style-name="P2067"><text:span text:style-name="T2068">A escola teve algum dos dados de cadastro (número Inep, nome, estado, município, endereço ou uma das séries de interesse selecionadas) não confirmado ou incorreto.</text:span></text:p>
          </table:table-cell>
          <table:table-cell table:style-name="TableCell2069">
            <text:p text:style-name="P2070"/>
            <text:p text:style-name="P2071"><text:span text:style-name="T2072">35</text:span></text:p>
          </table:table-cell>
        </table:table-row>
        <table:table-row table:style-name="TableRow2073">
          <table:table-cell table:style-name="TableCell2074">
            <text:p text:style-name="P2075"/>
            <text:p text:style-name="P2076"><text:span text:style-name="T2077">Escola remarcou para data inviável</text:span></text:p>
          </table:table-cell>
          <table:table-cell table:style-name="TableCell2078">
            <text:p text:style-name="P2079"><text:span text:style-name="T2080">A escola remarcou a visita dos entrevistadores para<text:s/></text:span><text:span text:style-name="T2081">uma<text:s/></text:span><text:span text:style-name="T2082">data</text:span><text:span text:style-name="T2083"><text:s/></text:span><text:span text:style-name="T2084">posterior</text:span><text:span text:style-name="T2085"><text:s/></text:span><text:span text:style-name="T2086">ao</text:span><text:span text:style-name="T2087"><text:s/></text:span><text:span text:style-name="T2088">período</text:span><text:span text:style-name="T2089"><text:s/></text:span><text:span text:style-name="T2090">de</text:span><text:span text:style-name="T2091"><text:s/></text:span><text:span text:style-name="T2092">coleta</text:span><text:span text:style-name="T2093"><text:s/></text:span><text:span text:style-name="T2094">de</text:span><text:span text:style-name="T2095"><text:s/></text:span><text:span text:style-name="T2096">dados.</text:span></text:p>
          </table:table-cell>
          <table:table-cell table:style-name="TableCell2097">
            <text:p text:style-name="P2098"/>
            <text:p text:style-name="P2099"><text:span text:style-name="T2100">0</text:span></text:p>
          </table:table-cell>
        </table:table-row>
        <table:table-row table:style-name="TableRow2101">
          <table:table-cell table:style-name="TableCell2102">
            <text:p text:style-name="P2103"/>
            <text:p text:style-name="P2104"><text:span text:style-name="T2105">Problema de logística de campo com fornecedores</text:span></text:p>
          </table:table-cell>
          <table:table-cell table:style-name="TableCell2106">
            <text:p text:style-name="P2107"><text:span text:style-name="T2108">A escola não foi realizada devido a problemas que podem ocorrer durante o período de campo, como dificuldades de deslocamento e falha de comunicação entre supervisão e entrevistador.</text:span></text:p>
          </table:table-cell>
          <table:table-cell table:style-name="TableCell2109">
            <text:p text:style-name="P2110"/>
            <text:p text:style-name="P2111"/>
            <text:p text:style-name="P2112"><text:span text:style-name="T2113">0</text:span></text:p>
          </table:table-cell>
        </table:table-row>
      </table:table>
      <text:p text:style-name="P2114"/>
      <text:p text:style-name="P2115"/>
      <text:p text:style-name="P2116"><text:span text:style-name="T2117">De <text:s/></text:span><text:span text:style-name="T2118">modo <text:s/>geral, <text:s/></text:span><text:span text:style-name="T2119">foram</text:span><text:span text:style-name="T2120"><text:s/></text:span><text:span text:style-name="T2121">encontradas <text:s/>dificuldades <text:s/></text:span><text:span text:style-name="T2122">em <text:s/></text:span><text:span text:style-name="T2123">atingir <text:s/></text:span><text:span text:style-name="T2124">a <text:s/></text:span><text:span text:style-name="T2125">taxa <text:s/></text:span><text:span text:style-name="T2126">de <text:s/></text:span><text:span text:style-name="T2127">resposta <text:s/>esperada<text:s/></text:span><text:span text:style-name="T2128">em<text:s/></text:span><text:span text:style-name="T2129">alguns estratos, como<text:s/></text:span><text:span text:style-name="T2130">em<text:s/></text:span><text:span text:style-name="T2131">escolas<text:s/></text:span><text:span text:style-name="T2132">privadas, nas<text:s/></text:span><text:span text:style-name="T2133">quais<text:s/></text:span><text:span text:style-name="T2134">há<text:s/></text:span><text:span text:style-name="T2135">maior dificuldade <text:s/></text:span><text:span text:style-name="T2136">de <text:s/></text:span><text:span text:style-name="T2137">acesso.<text:s/></text:span><text:span text:style-name="T2138">Nesses casos,<text:s/></text:span><text:span text:style-name="T2139">a<text:s/></text:span><text:span text:style-name="T2140">fim <text:s/></text:span><text:span text:style-name="T2141">de <text:s/></text:span><text:span text:style-name="T2142">salientar<text:s/></text:span><text:span text:style-name="T2143">a <text:s/></text:span><text:span text:style-name="T2144">confidencialidade<text:s/></text:span><text:span text:style-name="T2145">dos <text:s/></text:span><text:span text:style-name="T2146">dados prestados<text:s/></text:span><text:span text:style-name="T2147">e</text:span><text:span text:style-name="T2148"><text:s/></text:span><text:span text:style-name="T2149">com <text:s/></text:span><text:span text:style-name="T2150">o <text:s/></text:span><text:span text:style-name="T2151">objetivo <text:s/></text:span><text:span text:style-name="T2152">de <text:s/></text:span><text:span text:style-name="T2153">sensibilizar<text:s/></text:span><text:span text:style-name="T2154">os <text:s/></text:span><text:span text:style-name="T2155">responsáveis<text:s/></text:span><text:span text:style-name="T2156">a <text:s/></text:span><text:span text:style-name="T2157">participarem<text:s/></text:span><text:span text:style-name="T2158">da <text:s/></text:span><text:span text:style-name="T2159">pesquisa, além<text:s/></text:span><text:span text:style-name="T2160">da <text:s/></text:span><text:span text:style-name="T2161">carta-convite<text:s/></text:span><text:span text:style-name="T2162">do <text:s/></text:span><text:a xlink:href="http://NIC.br/" office:target-frame-name="_top" xlink:show="replace"><text:span text:style-name="T2163">NIC.br</text:span></text:a><text:span text:style-name="T2164"><text:s text:c="3"/></text:span><text:span text:style-name="T2165">e do<text:s/></text:span><text:span text:style-name="T2166">ofício encaminhado pelo MEC, Consed<text:s/></text:span><text:span text:style-name="T2167">e<text:s/></text:span><text:span text:style-name="T2168">Undime,<text:s/></text:span><text:span text:style-name="T2169">foram<text:s/></text:span><text:span text:style-name="T2170">enviadas versões impressas<text:s/></text:span><text:span text:style-name="T2171">de<text:s/></text:span><text:span text:style-name="T2172">edições anteriores<text:s/></text:span><text:span text:style-name="T2173">da<text:s/></text:span><text:span text:style-name="T2174">TIC<text:s/></text:span><text:span text:style-name="T2175">Educação.</text:span></text:p>
      <text:p text:style-name="P2176"/>
      <text:p text:style-name="P2177"/>
      <text:p text:style-name="P2178"><text:span text:style-name="T2179">RESULTADO DA COLETA</text:span></text:p>
      <text:p text:style-name="P2180"/>
      <text:p text:style-name="P2181"><text:span text:style-name="T2182">Ao todo, na p</text:span><text:span text:style-name="T2183">esquisa TIC Educação 2018, foram realizadas entrevistas em 1.125 escolas localizadas em áreas urbanas, alcançando 83% da amostra planejada de 1.352 escolas. No conjunto de unidades de análise da pesquisa, a coleta 2018 resultou em:</text:span></text:p>
      <text:list text:style-name="LFO1" text:continue-numbering="true">
        <text:list-item>
          <text:p text:style-name="P2184"><text:span text:style-name="T2185">979</text:span><text:span text:style-name="T2186"><text:s/></text:span><text:span text:style-name="T2187">escolas</text:span><text:span text:style-name="T2188"><text:s/></text:span><text:span text:style-name="T2189">que</text:span><text:span text:style-name="T2190"><text:s/></text:span><text:span text:style-name="T2191">responderam</text:span><text:span text:style-name="T2192"><text:s/></text:span><text:span text:style-name="T2193">aos</text:span><text:span text:style-name="T2194"><text:s/></text:span><text:span text:style-name="T2195">questionários</text:span><text:span text:style-name="T2196"><text:s/></text:span><text:span text:style-name="T2197">de</text:span><text:span text:style-name="T2198"><text:s/></text:span><text:span text:style-name="T2199">escolas</text:span><text:span text:style-name="T2200"><text:s/></text:span><text:span text:style-name="T2201">e</text:span><text:span text:style-name="T2202"><text:s/></text:span><text:span text:style-name="T2203">diretores;</text:span></text:p>
        </text:list-item>
        <text:list-item>
          <text:p text:style-name="P2204"><text:span text:style-name="T2205">901<text:s/></text:span><text:span text:style-name="T2206">escolas<text:s/></text:span><text:span text:style-name="T2207">que<text:s/></text:span><text:span text:style-name="T2208">responderam<text:s/></text:span><text:span text:style-name="T2209">ao<text:s/></text:span><text:span text:style-name="T2210">questionário<text:s/></text:span><text:span text:style-name="T2211">de<text:s/></text:span><text:span text:style-name="T2212">coordenadores pedagógicos,<text:s/></text:span><text:span text:style-name="T2213">totalizando<text:s/></text:span><text:span text:style-name="T2214">926<text:s/></text:span><text:span text:style-name="T2215">coordenadores pedagógicos</text:span><text:span text:style-name="T2216"><text:s/></text:span><text:span text:style-name="T2217">respondentes;</text:span></text:p>
        </text:list-item>
        <text:list-item>
          <text:p text:style-name="P2218"><text:span text:style-name="T2219">1.017 escolas<text:s/></text:span><text:span text:style-name="T2220">que<text:s/></text:span><text:span text:style-name="T2221">responderam<text:s/></text:span><text:span text:style-name="T2222">ao<text:s/></text:span><text:span text:style-name="T2223">questionário<text:s/></text:span><text:span text:style-name="T2224">de<text:s/></text:span><text:span text:style-name="T2225">professores, totalizand</text:span><text:span text:style-name="T2226">o<text:s/></text:span><text:span text:style-name="T2227">1.807<text:s/></text:span><text:span text:style-name="T2228">professores respondentes;</text:span><text:span text:style-name="T2229"><text:s/></text:span><text:span text:style-name="T2230">e</text:span></text:p>
        </text:list-item>
        <text:list-item>
          <text:p text:style-name="P2231"><text:span text:style-name="T2232">1.107 escolas<text:s/></text:span><text:span text:style-name="T2233">que<text:s/></text:span><text:span text:style-name="T2234">responderam<text:s/></text:span><text:span text:style-name="T2235">ao<text:s/></text:span><text:span text:style-name="T2236">questionário<text:s/></text:span><text:span text:style-name="T2237">de<text:s/></text:span><text:span text:style-name="T2238">alunos, totalizando 11.142<text:s/></text:span><text:span text:style-name="T2239">alunos respondentes.</text:span></text:p>
        </text:list-item>
      </text:list>
      <text:p text:style-name="P2240"><text:span text:style-name="T2267"><draw:custom-shape svg:x="0in" svg:y="1.18056in" svg:width="0.35486in" svg:height="3.9375in" draw:z-index="250294272" draw:id="id44" draw:style-name="a44" draw:name="Freeform 16"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p>
      <text:p text:style-name="P2268"/>
      <text:p text:style-name="P2269"/>
      <text:p text:style-name="P2270"><text:span text:style-name="T2271"><draw:frame draw:z-index="251674624" draw:id="id45" draw:style-name="a45" draw:name="Text Box 15" text:anchor-type="paragraph" svg:x="0.17153in" svg:y="0.12778in" svg:width="0.12292in" svg:height="0.50764in" style:rel-width="scale" style:rel-height="scale"><draw:text-box><text:p text:style-name="P2272"><text:span text:style-name="T2273">PORTUGUÊS</text:span></text:p></draw:text-box><svg:title/><svg:desc/></draw:frame></text:span><text:span text:style-name="T2274">A distribuição das taxas de resposta é variável entre as regiões e as dependências administrativas. Os resultados estão dispostos na Tabela 3.</text:span></text:p>
      <text:p text:style-name="P2275"/>
      <text:p text:style-name="P2276"><text:span text:style-name="T2277">TABELA 3</text:span></text:p>
      <text:p text:style-name="P2278"><text:span text:style-name="T2279">TAXA DE RESPOSTA DE ESCOLAS, SEGUNDO REGIÃO E DEPENDÊNCIA ADMINISTRATIVA</text:span></text:p>
      <text:p text:style-name="P2280"/>
      <table:table table:style-name="Table2281">
        <table:table-columns>
          <table:table-column table:style-name="TableColumn2282"/>
          <table:table-column table:style-name="TableColumn2283"/>
          <table:table-column table:style-name="TableColumn2284"/>
        </table:table-columns>
        <table:table-row table:style-name="TableRow2285">
          <table:table-cell table:style-name="TableCell2286" table:number-columns-spanned="2">
            <text:p text:style-name="P2287"/>
          </table:table-cell>
          <table:covered-table-cell/>
          <table:table-cell table:style-name="TableCell2288">
            <text:p text:style-name="P2289"><text:span text:style-name="T2290">Taxa de resposta (%)</text:span></text:p>
          </table:table-cell>
        </table:table-row>
        <table:table-row table:style-name="TableRow2291">
          <table:table-cell table:style-name="TableCell2292" table:number-rows-spanned="5">
            <text:p text:style-name="P2293"/>
            <text:p text:style-name="P2294"/>
            <text:p text:style-name="P2295"/>
            <text:p text:style-name="P2296"/>
            <text:p text:style-name="P2297"><text:span text:style-name="T2298">REGIÃO</text:span></text:p>
          </table:table-cell>
          <table:table-cell table:style-name="TableCell2299">
            <text:p text:style-name="P2300"><text:span text:style-name="T2301">Norte</text:span></text:p>
          </table:table-cell>
          <table:table-cell table:style-name="TableCell2302">
            <text:p text:style-name="P2303"><text:span text:style-name="T2304">90</text:span></text:p>
          </table:table-cell>
        </table:table-row>
        <table:table-row table:style-name="TableRow2305">
          <table:covered-table-cell>
            <text:p text:style-name="P2306"/>
          </table:covered-table-cell>
          <table:table-cell table:style-name="TableCell2307">
            <text:p text:style-name="P2308"><text:span text:style-name="T2309">Nordeste</text:span></text:p>
          </table:table-cell>
          <table:table-cell table:style-name="TableCell2310">
            <text:p text:style-name="P2311"><text:span text:style-name="T2312">87</text:span></text:p>
          </table:table-cell>
        </table:table-row>
        <table:table-row table:style-name="TableRow2313">
          <table:covered-table-cell>
            <text:p text:style-name="P2314"/>
          </table:covered-table-cell>
          <table:table-cell table:style-name="TableCell2315">
            <text:p text:style-name="P2316"><text:span text:style-name="T2317">Sudeste</text:span></text:p>
          </table:table-cell>
          <table:table-cell table:style-name="TableCell2318">
            <text:p text:style-name="P2319"><text:span text:style-name="T2320">75</text:span></text:p>
          </table:table-cell>
        </table:table-row>
        <table:table-row table:style-name="TableRow2321">
          <table:covered-table-cell>
            <text:p text:style-name="P2322"/>
          </table:covered-table-cell>
          <table:table-cell table:style-name="TableCell2323">
            <text:p text:style-name="P2324"><text:span text:style-name="T2325">Sul</text:span></text:p>
          </table:table-cell>
          <table:table-cell table:style-name="TableCell2326">
            <text:p text:style-name="P2327"><text:span text:style-name="T2328">84</text:span></text:p>
          </table:table-cell>
        </table:table-row>
        <table:table-row table:style-name="TableRow2329">
          <table:covered-table-cell>
            <text:p text:style-name="P2330"/>
          </table:covered-table-cell>
          <table:table-cell table:style-name="TableCell2331">
            <text:p text:style-name="P2332"><text:span text:style-name="T2333">Centro-Oeste</text:span></text:p>
          </table:table-cell>
          <table:table-cell table:style-name="TableCell2334">
            <text:p text:style-name="P2335"><text:span text:style-name="T2336">79</text:span></text:p>
          </table:table-cell>
        </table:table-row>
        <table:table-row table:style-name="TableRow2337">
          <table:table-cell table:style-name="TableCell2338" table:number-rows-spanned="3">
            <text:p text:style-name="P2339"/>
            <text:p text:style-name="P2340"/>
            <text:p text:style-name="P2341"><text:span text:style-name="T2342">DEPENDÊNCIA ADMINISTRATIVA</text:span></text:p>
          </table:table-cell>
          <table:table-cell table:style-name="TableCell2343">
            <text:p text:style-name="P2344"><text:span text:style-name="T2345">Municipal</text:span></text:p>
          </table:table-cell>
          <table:table-cell table:style-name="TableCell2346">
            <text:p text:style-name="P2347"><text:span text:style-name="T2348">96</text:span></text:p>
          </table:table-cell>
        </table:table-row>
        <table:table-row table:style-name="TableRow2349">
          <table:covered-table-cell>
            <text:p text:style-name="P2350"/>
          </table:covered-table-cell>
          <table:table-cell table:style-name="TableCell2351">
            <text:p text:style-name="P2352"><text:span text:style-name="T2353">Estadual</text:span></text:p>
          </table:table-cell>
          <table:table-cell table:style-name="TableCell2354">
            <text:p text:style-name="P2355"><text:span text:style-name="T2356">96</text:span></text:p>
          </table:table-cell>
        </table:table-row>
        <table:table-row table:style-name="TableRow2357">
          <table:covered-table-cell>
            <text:p text:style-name="P2358"/>
          </table:covered-table-cell>
          <table:table-cell table:style-name="TableCell2359">
            <text:p text:style-name="P2360"><text:span text:style-name="T2361">Privada</text:span></text:p>
          </table:table-cell>
          <table:table-cell table:style-name="TableCell2362">
            <text:p text:style-name="P2363"><text:span text:style-name="T2364">54</text:span></text:p>
          </table:table-cell>
        </table:table-row>
      </table:table>
      <text:p text:style-name="P2365"/>
      <text:p text:style-name="P2366"/>
      <text:p text:style-name="P2367"/>
      <text:p text:style-name="P2368"/>
      <text:p text:style-name="P2369"/>
      <text:h text:style-name="P2370" text:outline-level="2"><text:span text:style-name="T2371">ESCOLAS RURAIS</text:span></text:h>
      <text:p text:style-name="P2372"/>
      <text:p text:style-name="P2373"><text:span text:style-name="T2374">ALOCAÇÃO DA AMOSTRA</text:span></text:p>
      <text:p text:style-name="P2375"/>
      <text:p text:style-name="P2376"><text:span text:style-name="T2377">A<text:s/></text:span><text:span text:style-name="T2378">alocação<text:s/></text:span><text:span text:style-name="T2379">da<text:s/></text:span><text:span text:style-name="T2380">amostra<text:s/></text:span><text:span text:style-name="T2381">por<text:s/></text:span><text:span text:style-name="T2382">estratos<text:s/></text:span><text:span text:style-name="T2383">foi<text:s/></text:span><text:span text:style-name="T2384">feita<text:s/></text:span><text:span text:style-name="T2385">de<text:s/></text:span><text:span text:style-name="T2386">forma<text:s/></text:span><text:span text:style-name="T2387">a<text:s/></text:span><text:span text:style-name="T2388">obter-se,<text:s/></text:span><text:span text:style-name="T2389">ao<text:s/></text:span><text:span text:style-name="T2390">fim<text:s/></text:span><text:span text:style-name="T2391">da<text:s/></text:span><text:span text:style-name="T2392">coleta<text:s/></text:span><text:span text:style-name="T2393">de <text:s/></text:span><text:span text:style-name="T2394">dados, <text:s/></text:span><text:span text:style-name="T2395">uma<text:s/></text:span><text:span text:style-name="T2396">amostra planejada<text:s/></text:span><text:span text:style-name="T2397">de<text:s/></text:span><text:span text:style-name="T2398">1.500 escolas, sendo<text:s/></text:span><text:span text:style-name="T2399">300 por<text:s/></text:span><text:span text:style-name="T2400">grandes regiões. Assim,<text:s/></text:span><text:span text:style-name="T2401">para<text:s/></text:span><text:span text:style-name="T2402">a<text:s/></text:span><text:span text:style-name="T2403">seleção<text:s/></text:span><text:span text:style-name="T2404">da<text:s/></text:span><text:span text:style-name="T2405">amostra,<text:s/></text:span><text:span text:style-name="T2406">a<text:s/></text:span><text:span text:style-name="T2407">alocação<text:s/></text:span><text:span text:style-name="T2408">levou<text:s/></text:span><text:span text:style-name="T2409">em<text:s/></text:span><text:span text:style-name="T2410">consideração<text:s/></text:span><text:span text:style-name="T2411">as<text:s/></text:span><text:span text:style-name="T2412">taxas<text:s/></text:span><text:span text:style-name="T2413">de<text:s/></text:span><text:span text:style-name="T2414">resposta obtidas<text:s/></text:span><text:span text:style-name="T2415">no<text:s/></text:span><text:span text:style-name="T2416">estudo piloto</text:span><text:span text:style-name="T2417">1<text:s/></text:span><text:span text:style-name="T2418">realizado<text:s/></text:span><text:span text:style-name="T2419">em <text:s/></text:span><text:span text:style-name="T2420">2016, <text:s/></text:span><text:span text:style-name="T2421">a <text:s/></text:span><text:span text:style-name="T2422">fim <text:s/></text:span><text:span text:style-name="T2423">de <text:s/></text:span><text:span text:style-name="T2424">entender <text:s/></text:span><text:span text:style-name="T2425">o <text:s/></text:span><text:span text:style-name="T2426">contexto <text:s/></text:span><text:span text:style-name="T2427">das <text:s/></text:span><text:span text:style-name="T2428">escolas <text:s/>localizadas <text:s/></text:span><text:span text:style-name="T2429">em <text:s/></text:span><text:span text:style-name="T2430">áreas <text:s/>rurais<text:s/></text:span><text:span text:style-name="T2431">e<text:s/></text:span><text:span text:style-name="T2432">mapear<text:s/></text:span><text:span text:style-name="T2433">a<text:s/></text:span><text:span text:style-name="T2434">melhor forma<text:s/></text:span><text:span text:style-name="T2435">de<text:s/></text:span><text:span text:style-name="T2436">abordá-lo.<text:s/></text:span><text:span text:style-name="T2437">A<text:s/></text:span><text:span text:style-name="T2438">distribuição<text:s/></text:span><text:span text:style-name="T2439">das<text:s/></text:span><text:span text:style-name="T2440">instituições<text:s/></text:span><text:span text:style-name="T2441">foi variável<text:s/></text:span><text:span text:style-name="T2442">entre<text:s/></text:span><text:span text:style-name="T2443">os<text:s/></text:span><text:span text:style-name="T2444">estratos<text:s/></text:span><text:span text:style-name="T2445">de<text:s/></text:span><text:span text:style-name="T2446">seleção, conforme mostra<text:s/></text:span><text:span text:style-name="T2447">a Tabela</text:span><text:span text:style-name="T2448"><text:s/></text:span><text:span text:style-name="T2449">4.</text:span></text:p>
      <text:p text:style-name="P2450"/>
      <text:p text:style-name="P2451"/>
      <text:p text:style-name="P2452"/>
      <text:p text:style-name="P2453"/>
      <text:p text:style-name="P2454"/>
      <text:p text:style-name="P2455"/>
      <text:p text:style-name="P2456"/>
      <text:p text:style-name="P2457"/>
      <text:p text:style-name="P2458"/>
      <text:p text:style-name="P2459"/>
      <text:p text:style-name="P2460"/>
      <text:p text:style-name="P2461"/>
      <text:p text:style-name="P2462"/>
      <text:p text:style-name="Corpodetexto"><text:span text:style-name="T2463"><draw:connector draw:type="line" svg:x1="0.98403in" svg:y1="0.12431in" svg:x2="2.3625in" svg:y2="0.12431in" draw:z-index="251672576" draw:id="id46" draw:style-name="a46" draw:name="Line 14" text:anchor-type="paragraph"><svg:title/><svg:desc/></draw:connector></text:span></text:p>
      <text:p text:style-name="P2464"><text:span text:style-name="T2465">1<text:s/></text:span><text:span text:style-name="T2466">Comitê Gestor<text:s/></text:span><text:span text:style-name="T2467">da<text:s/></text:span><text:span text:style-name="T2468">Internet<text:s/></text:span><text:span text:style-name="T2469">no<text:s/></text:span><text:span text:style-name="T2470">Brasil<text:s/></text:span><text:span text:style-name="T2471">–<text:s/></text:span><text:a xlink:href="http://CGI.br/" office:target-frame-name="_top" xlink:show="replace"><text:span text:style-name="T2472">CGI.br<text:s/></text:span></text:a><text:span text:style-name="T2473">(2017).<text:s/></text:span><text:span text:style-name="T2474">Pesquisa sobre<text:s/></text:span><text:span text:style-name="T2475">o uso das<text:s/></text:span><text:span text:style-name="T2476">tecnologias<text:s/></text:span><text:span text:style-name="T2477">de<text:s/></text:span><text:span text:style-name="T2478">informação<text:s/></text:span><text:span text:style-name="T2479">e<text:s/></text:span><text:span text:style-name="T2480">comunicação<text:s/></text:span><text:span text:style-name="T2481">nas<text:s/></text:span><text:span text:style-name="T2482">escolas brasileiras:<text:s/></text:span><text:span text:style-name="T2483">TIC<text:s/></text:span><text:span text:style-name="T2484">Educação 2016</text:span><text:span text:style-name="T2485">.<text:s/></text:span><text:span text:style-name="T2486">São Paulo:<text:s/></text:span><text:a xlink:href="http://CGI.br/" office:target-frame-name="_top" xlink:show="replace"><text:span text:style-name="T2487">CGI.br</text:span></text:a><text:span text:style-name="T2488">, p.</text:span><text:span text:style-name="T2489"><text:s/></text:span><text:span text:style-name="T2490">113.</text:span></text:p>
      <text:p text:style-name="P2491"/>
      <text:p text:style-name="P2518"/>
      <text:p text:style-name="P2519"/>
      <text:p text:style-name="P2520"><text:span text:style-name="T2521"><draw:custom-shape svg:x="7.12708in" svg:y="0.02153in" svg:width="0.35417in" svg:height="3.9375in" draw:z-index="251675648" draw:id="id51" draw:style-name="a51" draw:name="Freeform 13" text:anchor-type="paragraph"><svg:title/><svg:desc/><draw:enhanced-geometry draw:type="non-primitive" svg:viewBox="0 0 510 5670" draw:enhanced-path="M 509 0 L 170 0 103 14 49 50 13 104 0 171 0 5500 13 5566 49 5620 103 5656 170 5670 509 5670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31 * ?f4 / 5670"/><draw:equation draw:name="f11" draw:formula="0 + 10433 - 10263"/><draw:equation draw:name="f12" draw:formula="?f11 * ?f5 / 510"/><draw:equation draw:name="f13" draw:formula="0 + 10366 - 10263"/><draw:equation draw:name="f14" draw:formula="?f13 * ?f5 / 510"/><draw:equation draw:name="f15" draw:formula="45 * ?f4 / 5670"/><draw:equation draw:name="f16" draw:formula="0 + 10312 - 10263"/><draw:equation draw:name="f17" draw:formula="?f16 * ?f5 / 510"/><draw:equation draw:name="f18" draw:formula="81 * ?f4 / 5670"/><draw:equation draw:name="f19" draw:formula="0 + 10276 - 10263"/><draw:equation draw:name="f20" draw:formula="?f19 * ?f5 / 510"/><draw:equation draw:name="f21" draw:formula="135 * ?f4 / 5670"/><draw:equation draw:name="f22" draw:formula="0 + 10263 - 10263"/><draw:equation draw:name="f23" draw:formula="?f22 * ?f5 / 510"/><draw:equation draw:name="f24" draw:formula="202 * ?f4 / 5670"/><draw:equation draw:name="f25" draw:formula="5531 * ?f4 / 5670"/><draw:equation draw:name="f26" draw:formula="5597 * ?f4 / 5670"/><draw:equation draw:name="f27" draw:formula="5651 * ?f4 / 5670"/><draw:equation draw:name="f28" draw:formula="5687 * ?f4 / 5670"/><draw:equation draw:name="f29" draw:formula="5701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2522">TABELA 4</text:span></text:p>
      <text:p text:style-name="P2523"><text:span text:style-name="T2524"><draw:frame draw:z-index="251676672" draw:id="id52" draw:style-name="a52" draw:name="Text Box 12" text:anchor-type="paragraph" svg:x="7.18056in" svg:y="0.02014in" svg:width="0.12292in" svg:height="0.50764in" style:rel-width="scale" style:rel-height="scale"><draw:text-box><text:p text:style-name="P2525"><text:span text:style-name="T2526">PORTUGUÊS</text:span></text:p></draw:text-box><svg:title/><svg:desc/></draw:frame></text:span><text:span text:style-name="T2527">DISTRIBUIÇÃO DA AMOSTRA DE ESCOLAS, SEGUNDO ESTRATO</text:span></text:p>
      <text:p text:style-name="P2528"/>
      <table:table table:style-name="Table2529">
        <table:table-columns>
          <table:table-column table:style-name="TableColumn2530"/>
          <table:table-column table:style-name="TableColumn2531"/>
        </table:table-columns>
        <table:table-row table:style-name="TableRow2532">
          <table:table-cell table:style-name="TableCell2533">
            <text:p text:style-name="P2534"/>
            <text:p text:style-name="P2535"><text:span text:style-name="T2536">Estrato</text:span></text:p>
          </table:table-cell>
          <table:table-cell table:style-name="TableCell2537">
            <text:p text:style-name="P2538"><text:span text:style-name="T2539">Amostra planejada</text:span></text:p>
          </table:table-cell>
        </table:table-row>
        <table:table-row table:style-name="TableRow2540">
          <table:table-cell table:style-name="TableCell2541">
            <text:p text:style-name="P2542"><text:span text:style-name="T2543">Norte – escolas rurais em localidades selecionadas para a pesquisa de escolas urbanas</text:span></text:p>
          </table:table-cell>
          <table:table-cell table:style-name="TableCell2544">
            <text:p text:style-name="P2545"><text:span text:style-name="T2546">323</text:span></text:p>
          </table:table-cell>
        </table:table-row>
        <table:table-row table:style-name="TableRow2547">
          <table:table-cell table:style-name="TableCell2548">
            <text:p text:style-name="P2549"><text:span text:style-name="T2550">Norte – demais localidades (não presentes na amostra de localidades da pesquisa de escolas urbanas)</text:span></text:p>
          </table:table-cell>
          <table:table-cell table:style-name="TableCell2551">
            <text:p text:style-name="P2552"><text:span text:style-name="T2553">981</text:span></text:p>
          </table:table-cell>
        </table:table-row>
        <table:table-row table:style-name="TableRow2554">
          <table:table-cell table:style-name="TableCell2555">
            <text:p text:style-name="P2556"><text:span text:style-name="T2557">Nordeste – escolas rurais em localidades selecionadas para a pesquisa de escolas urbanas</text:span></text:p>
          </table:table-cell>
          <table:table-cell table:style-name="TableCell2558">
            <text:p text:style-name="P2559"><text:span text:style-name="T2560">317</text:span></text:p>
          </table:table-cell>
        </table:table-row>
        <table:table-row table:style-name="TableRow2561">
          <table:table-cell table:style-name="TableCell2562">
            <text:p text:style-name="P2563"><text:span text:style-name="T2564">Nordeste – demais localidades (não presentes na amostra de localidades da pesquisa de escolas urbanas)</text:span></text:p>
          </table:table-cell>
          <table:table-cell table:style-name="TableCell2565">
            <text:p text:style-name="P2566"><text:span text:style-name="T2567">848</text:span></text:p>
          </table:table-cell>
        </table:table-row>
        <table:table-row table:style-name="TableRow2568">
          <table:table-cell table:style-name="TableCell2569">
            <text:p text:style-name="P2570"><text:span text:style-name="T2571">Sudeste – escolas rurais em localidades selecionadas para a pesquisa de escolas urbanas</text:span></text:p>
          </table:table-cell>
          <table:table-cell table:style-name="TableCell2572">
            <text:p text:style-name="P2573"><text:span text:style-name="T2574">354</text:span></text:p>
          </table:table-cell>
        </table:table-row>
        <table:table-row table:style-name="TableRow2575">
          <table:table-cell table:style-name="TableCell2576">
            <text:p text:style-name="P2577"><text:span text:style-name="T2578">Sudeste – demais localidades (não presentes na amostra de localidades da pesquisa de escolas urbanas)</text:span></text:p>
          </table:table-cell>
          <table:table-cell table:style-name="TableCell2579">
            <text:p text:style-name="P2580"><text:span text:style-name="T2581">403</text:span></text:p>
          </table:table-cell>
        </table:table-row>
        <table:table-row table:style-name="TableRow2582">
          <table:table-cell table:style-name="TableCell2583">
            <text:p text:style-name="P2584"><text:span text:style-name="T2585">Sul – escolas rurais em localidades selecionadas para a pesquisa de escolas urbanas</text:span></text:p>
          </table:table-cell>
          <table:table-cell table:style-name="TableCell2586">
            <text:p text:style-name="P2587"><text:span text:style-name="T2588">356</text:span></text:p>
          </table:table-cell>
        </table:table-row>
        <table:table-row table:style-name="TableRow2589">
          <table:table-cell table:style-name="TableCell2590">
            <text:p text:style-name="P2591"><text:span text:style-name="T2592">Sul – demais localidades (não presentes na amostra de localidades da pesquisa de escolas urbanas)</text:span></text:p>
          </table:table-cell>
          <table:table-cell table:style-name="TableCell2593">
            <text:p text:style-name="P2594"><text:span text:style-name="T2595">231</text:span></text:p>
          </table:table-cell>
        </table:table-row>
        <table:table-row table:style-name="TableRow2596">
          <table:table-cell table:style-name="TableCell2597">
            <text:p text:style-name="P2598"><text:span text:style-name="T2599">Centro-Oeste – escolas rurais em localidades selecionadas para a pesquisa de escolas urbanas</text:span></text:p>
          </table:table-cell>
          <table:table-cell table:style-name="TableCell2600">
            <text:p text:style-name="P2601"><text:span text:style-name="T2602">453</text:span></text:p>
          </table:table-cell>
        </table:table-row>
        <table:table-row table:style-name="TableRow2603">
          <table:table-cell table:style-name="TableCell2604">
            <text:p text:style-name="P2605"><text:span text:style-name="T2606">Centro-Oeste – demais localidades (não presentes na amostra de localidades da pesquisa de escolas urbanas)</text:span></text:p>
          </table:table-cell>
          <table:table-cell table:style-name="TableCell2607">
            <text:p text:style-name="P2608"/>
            <text:p text:style-name="P2609"><text:span text:style-name="T2610">266</text:span></text:p>
          </table:table-cell>
        </table:table-row>
        <table:table-row table:style-name="TableRow2611">
          <table:table-cell table:style-name="TableCell2612">
            <text:p text:style-name="P2613"><text:span text:style-name="T2614">Total</text:span></text:p>
          </table:table-cell>
          <table:table-cell table:style-name="TableCell2615">
            <text:p text:style-name="P2616"><text:span text:style-name="T2617">4 532</text:span></text:p>
          </table:table-cell>
        </table:table-row>
      </table:table>
      <text:p text:style-name="P2618"/>
      <text:p text:style-name="P2619"/>
      <text:p text:style-name="P2620"/>
      <text:h text:style-name="P2621" text:outline-level="2"><text:span text:style-name="T2622">INSTRUMENTO DE COLETA</text:span></text:h>
      <text:p text:style-name="P2623"/>
      <text:p text:style-name="P2624"><text:span text:style-name="T2625">ENTREVISTAS COGNITIVAS E PRÉ-TESTES</text:span></text:p>
      <text:p text:style-name="P2626"/>
      <text:p text:style-name="P2627"><text:span text:style-name="T2628">Na edição de 2018, foram realizados pré-testes para testar a adequação e a formulação dos indicadores presentes no instrumento de coleta e, posteriormente, validá-los. O pré-teste foi implementado no período de 20 a 24<text:s/></text:span><text:span text:style-name="T2629">de julho de 2018, e as entrevistas foram realizadas com diretores e/ou responsáveis em 13 escolas, distribuídas nas cinco regiões geográficas do país.</text:span></text:p>
      <text:p text:style-name="P2630"><text:span text:style-name="T2631">Com o pré-teste, foi possível observar pontos para alteração e aprimoramento do instrumento de coleta, no sentido de facilitar a aplicação do entrevistador e o entendimento do entrevistado, bem como estimar o tempo médio de entrevista.</text:span></text:p>
      <text:p text:style-name="P2632"/>
      <text:p text:style-name="P2633"/>
      <text:p text:style-name="P2634"><text:span text:style-name="T2635">INFORMAÇÕES SOBRE O INSTRUMENTO DE COLETA</text:span></text:p>
      <text:p text:style-name="P2636"/>
      <text:p text:style-name="P2637"><text:span text:style-name="T2638">O questionário estruturado é aplicado com diretores ou responsáveis pelas escolas rurais e, na edição de 2018, as seguintes alterações foram realizadas:</text:span></text:p>
      <text:p text:style-name="P2639"><text:span text:style-name="T2640">No<text:s/></text:span><text:span text:style-name="T2641">módulo<text:s/></text:span><text:span text:style-name="T2642">B,<text:s/></text:span><text:span text:style-name="T2643">que<text:s/></text:span><text:span text:style-name="T2644">investiga<text:s/></text:span><text:span text:style-name="T2645">os<text:s/></text:span><text:span text:style-name="T2646">dados referentes<text:s/></text:span><text:span text:style-name="T2647">à<text:s/></text:span><text:span text:style-name="T2648">escola, com</text:span><text:span text:style-name="T2649">o condições<text:s/></text:span><text:span text:style-name="T2650">de<text:s/></text:span><text:span text:style-name="T2651">infraestrutura<text:s/></text:span><text:span text:style-name="T2652">geral<text:s/></text:span><text:span text:style-name="T2653">e<text:s/></text:span><text:span text:style-name="T2654">informações administrativas<text:s/></text:span><text:span text:style-name="T2655">da<text:s/></text:span><text:span text:style-name="T2656">instituição,<text:s/></text:span><text:span text:style-name="T2657">foi<text:s/></text:span><text:span text:style-name="T2658">incluído<text:s/></text:span><text:span text:style-name="T2659">um<text:s/></text:span><text:span text:style-name="T2660">indicador<text:s/></text:span><text:span text:style-name="T2661">a<text:s/></text:span><text:span text:style-name="T2662">respeito<text:s/></text:span><text:span text:style-name="T2663">da<text:s/></text:span><text:span text:style-name="T2664">quantidade total<text:s/></text:span><text:span text:style-name="T2665">de<text:s/></text:span><text:span text:style-name="T2666">alunos<text:s/></text:span><text:span text:style-name="T2667">nas<text:s/></text:span><text:span text:style-name="T2668">turmas multisseriadas<text:s/></text:span><text:span text:style-name="T2669">e<text:s/></text:span><text:span text:style-name="T2670">nas<text:s/></text:span><text:span text:style-name="T2671">turmas seriadas<text:s/></text:span><text:span text:style-name="T2672">que<text:s/></text:span><text:span text:style-name="T2673">a<text:s/></text:span><text:span text:style-name="T2674">escola<text:s/></text:span><text:span text:style-name="T2675">oferece.<text:s/></text:span><text:span text:style-name="T2676">O<text:s/></text:span><text:span text:style-name="T2677">indicador<text:s/></text:span><text:span text:style-name="T2678">a<text:s/></text:span><text:span text:style-name="T2679">respeito<text:s/></text:span><text:span text:style-name="T2680">dos níveis<text:s/></text:span><text:span text:style-name="T2681">de<text:s/></text:span><text:span text:style-name="T2682">ensino<text:s/></text:span><text:span text:style-name="T2683">foi<text:s/></text:span><text:span text:style-name="T2684">alterado, passando<text:s/></text:span><text:span text:style-name="T2685">a<text:s/></text:span><text:span text:style-name="T2686">ser<text:s/></text:span><text:span text:style-name="T2687">coletada<text:s/></text:span><text:span text:style-name="T2688">a<text:s/></text:span><text:span text:style-name="T2689">informação<text:s/></text:span><text:span text:style-name="T2690">a<text:s/></text:span><text:span text:style-name="T2691">respeito<text:s/></text:span><text:span text:style-name="T2692">de<text:s/></text:span><text:span text:style-name="T2693">quais modalidades<text:s/></text:span><text:span text:style-name="T2694">de<text:s/></text:span><text:span text:style-name="T2695">ensino<text:s/></text:span><text:span text:style-name="T2696">a<text:s/></text:span><text:span text:style-name="T2697">escola</text:span><text:span text:style-name="T2698"><text:s/></text:span><text:span text:style-name="T2699">oferece.</text:span></text:p>
      <text:p text:style-name="P2700"><text:span text:style-name="T2701">No<text:s/></text:span><text:span text:style-name="T2702">módulo<text:s/></text:span><text:span text:style-name="T2703">C,<text:s/></text:span><text:span text:style-name="T2704">que<text:s/></text:span><text:span text:style-name="T2705">se<text:s/></text:span><text:span text:style-name="T2706">refere<text:s/></text:span><text:span text:style-name="T2707">à<text:s/></text:span><text:span text:style-name="T2708">infraestrutura<text:s/></text:span><text:span text:style-name="T2709">da<text:s/></text:span><text:span text:style-name="T2710">instituição,<text:s/></text:span><text:span text:style-name="T2711">foi<text:s/></text:span><text:span text:style-name="T2712">incluído<text:s/></text:span><text:span text:style-name="T2713">o<text:s/></text:span><text:span text:style-name="T2714">item <text:s/></text:span><text:span text:style-name="T2715">de <text:s/></text:span><text:span text:style-name="T2716">resposta<text:s/></text:span><text:span text:style-name="T2717">“Programa<text:s/></text:span><text:span text:style-name="T2718">de<text:s/></text:span><text:span text:style-name="T2719">Inovação<text:s/></text:span><text:span text:style-name="T2720">Educação Conectada”<text:s/></text:span><text:span text:style-name="T2721">no<text:s/></text:span><text:span text:style-name="T2722">indicador<text:s/></text:span><text:span text:style-name="T2723">que trata dos</text:span><text:span text:style-name="T2724"><text:s/></text:span><text:span text:style-name="T2725">programas</text:span></text:p>
      <text:p text:style-name="P2726"><text:span text:style-name="T2753"><draw:custom-shape svg:x="0in" svg:y="1.18056in" svg:width="0.35486in" svg:height="3.9375in" draw:z-index="251677696" draw:id="id57" draw:style-name="a57" draw:name="Freeform 11"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p>
      <text:p text:style-name="P2754"/>
      <text:p text:style-name="P2755"/>
      <text:p text:style-name="P2756"><text:span text:style-name="T2757"><draw:frame draw:z-index="251678720" draw:id="id58" draw:style-name="a58" draw:name="Text Box 10" text:anchor-type="paragraph" svg:x="0.17153in" svg:y="0.12778in" svg:width="0.12292in" svg:height="0.50764in" style:rel-width="scale" style:rel-height="scale"><draw:text-box><text:p text:style-name="P2758"><text:span text:style-name="T2759">PORTUGUÊS</text:span></text:p></draw:text-box><svg:title/><svg:desc/></draw:frame></text:span><text:span text:style-name="T2760">governamentais de que a escola participa. Já no indicador sobre os responsáveis pela manutenção dos computadores, foi incluído o item de resposta “Prestadores de serviço contratados pe</text:span><text:span text:style-name="T2761">la prefeitura”.</text:span></text:p>
      <text:p text:style-name="P2762"><text:span text:style-name="T2763">Ainda<text:s/></text:span><text:span text:style-name="T2764">no<text:s/></text:span><text:span text:style-name="T2765">módulo<text:s/></text:span><text:span text:style-name="T2766">C,<text:s/></text:span><text:span text:style-name="T2767">foi<text:s/></text:span><text:span text:style-name="T2768">incluído<text:s/></text:span><text:span text:style-name="T2769">o<text:s/></text:span><text:span text:style-name="T2770">indicador<text:s/></text:span><text:span text:style-name="T2771">que<text:s/></text:span><text:span text:style-name="T2772">investiga<text:s/></text:span><text:span text:style-name="T2773">a<text:s/></text:span><text:span text:style-name="T2774">mobilidade<text:s/></text:span><text:span text:style-name="T2775">de<text:s/></text:span><text:span text:style-name="T2776">computadores<text:s/></text:span><text:span text:style-name="T2777">portáteis<text:s/></text:span><text:span text:style-name="T2778">ou<text:s/></text:span><text:span text:style-name="T2779">tablets<text:s/></text:span><text:span text:style-name="T2780">por<text:s/></text:span><text:span text:style-name="T2781">professores:<text:s/></text:span><text:span text:style-name="T2782">os<text:s/></text:span><text:span text:style-name="T2783">diretores e/ou responsáveis pelas escolas<text:s/></text:span><text:span text:style-name="T2784">que<text:s/></text:span><text:span text:style-name="T2785">contam<text:s/></text:span><text:span text:style-name="T2786">com<text:s/></text:span><text:span text:style-name="T2787">professores passaram<text:s/></text:span><text:span text:style-name="T2788">a<text:s/></text:span><text:span text:style-name="T2789">informar<text:s/></text:span><text:span text:style-name="T2790">se os<text:s/></text:span><text:span text:style-name="T2791">docentes<text:s/></text:span><text:span text:style-name="T2792">levam<text:s/></text:span><text:span text:style-name="T2793">seus equipamentos<text:s/></text:span><text:span text:style-name="T2794">à<text:s/></text:span><text:span text:style-name="T2795">escola<text:s/></text:span><text:span text:style-name="T2796">para<text:s/></text:span><text:span text:style-name="T2797">desenvolver atividades pedagógicas<text:s/></text:span><text:span text:style-name="T2798">com<text:s/></text:span><text:span text:style-name="T2799">os <text:s/></text:span><text:span text:style-name="T2800">alunos. <text:s/></text:span><text:span text:style-name="T2801">Também <text:s/></text:span><text:span text:style-name="T2802">foi <text:s/></text:span><text:span text:style-name="T2803">incluído <text:s/></text:span><text:span text:style-name="T2804">um <text:s/></text:span><text:span text:style-name="T2805">indicador <text:s/></text:span><text:span text:style-name="T2806">que<text:s/></text:span><text:span text:style-name="T2807">se<text:s/></text:span><text:span text:style-name="T2808">refere<text:s/></text:span><text:span text:style-name="T2809">à<text:s/></text:span><text:span text:style-name="T2810">permissão<text:s/></text:span><text:span text:style-name="T2811">de<text:s/></text:span><text:span text:style-name="T2812">uso<text:s/></text:span><text:span text:style-name="T2813">de<text:s/></text:span><text:span text:style-name="T2814">telefones celulares<text:s/></text:span><text:span text:style-name="T2815">na<text:s/></text:span><text:span text:style-name="T2816">instituição;<text:s/></text:span><text:span text:style-name="T2817">se é<text:s/></text:span><text:span text:style-name="T2818">permitido<text:s/></text:span><text:span text:style-name="T2819">aos<text:s/></text:span><text:span text:style-name="T2820">alunos<text:s/></text:span><text:span text:style-name="T2821">utilizá-los<text:s/></text:span><text:span text:style-name="T2822">em<text:s/></text:span><text:span text:style-name="T2823">sala<text:s/></text:span><text:span text:style-name="T2824">de<text:s/></text:span><text:span text:style-name="T2825">aula<text:s/></text:span><text:span text:style-name="T2826">ou<text:s/></text:span><text:span text:style-name="T2827">apena</text:span><text:span text:style-name="T2828">s<text:s/></text:span><text:span text:style-name="T2829">em<text:s/></text:span><text:span text:style-name="T2830">outros espaços<text:s/></text:span><text:span text:style-name="T2831">da</text:span><text:span text:style-name="T2832"><text:s/></text:span><text:span text:style-name="T2833">escola.</text:span></text:p>
      <text:p text:style-name="P2834"><text:span text:style-name="T2835">No<text:s/></text:span><text:span text:style-name="T2836">módulo<text:s/></text:span><text:span text:style-name="T2837">D,<text:s/></text:span><text:span text:style-name="T2838">referente<text:s/></text:span><text:span text:style-name="T2839">aos<text:s/></text:span><text:span text:style-name="T2840">usos<text:s/></text:span><text:span text:style-name="T2841">da<text:s/></text:span><text:span text:style-name="T2842">Internet,<text:s/></text:span><text:span text:style-name="T2843">foi<text:s/></text:span><text:span text:style-name="T2844">incluído indicador sobre aspectos<text:s/></text:span><text:span text:style-name="T2845">do<text:s/></text:span><text:span text:style-name="T2846">projeto<text:s/></text:span><text:span text:style-name="T2847">político pedagógico<text:s/></text:span><text:span text:style-name="T2848">da<text:s/></text:span><text:span text:style-name="T2849">escola.<text:s/></text:span><text:span text:style-name="T2850">O<text:s/></text:span><text:span text:style-name="T2851">indicador verifica<text:s/></text:span><text:span text:style-name="T2852">se <text:s/>o <text:s/></text:span><text:span text:style-name="T2853">projeto <text:s/>incluía <text:s/></text:span><text:span text:style-name="T2854">o <text:s/></text:span><text:span text:style-name="T2855">uso <text:s/></text:span><text:span text:style-name="T2856">de <text:s/></text:span><text:span text:style-name="T2857">Internet <text:s/></text:span><text:span text:style-name="T2858">para<text:s/></text:span><text:span text:style-name="T2859">atividades<text:s/></text:span><text:span text:style-name="T2860">com<text:s/></text:span><text:span text:style-name="T2861">os<text:s/></text:span><text:span text:style-name="T2862">alunos<text:s/></text:span><text:span text:style-name="T2863">e<text:s/></text:span><text:span text:style-name="T2864">orientações sobre como usar<text:s/></text:span><text:span text:style-name="T2865">a<text:s/></text:span><text:span text:style-name="T2866">Internet nessas atividades. <text:s/></text:span><text:span text:style-name="T2867">Também<text:s/></text:span><text:span text:style-name="T2868">foi<text:s/></text:span><text:span text:style-name="T2869">incluído<text:s/></text:span><text:span text:style-name="T2870">no<text:s/></text:span><text:span text:style-name="T2871">questionário<text:s/></text:span><text:span text:style-name="T2872">de<text:s/></text:span><text:span text:style-name="T2873">2018 outro indicador sobre quais cursos, debates<text:s/></text:span><text:span text:style-name="T2874">ou<text:s/></text:span><text:span text:style-name="T2875">palestras ocorreram<text:s/></text:span><text:span text:style-name="T2876">na<text:s/></text:span><text:span text:style-name="T2877">escola<text:s/></text:span><text:span text:style-name="T2878">nos<text:s/></text:span><text:span text:style-name="T2879">12<text:s/></text:span><text:span text:style-name="T2880">meses anteriores<text:s/></text:span><text:span text:style-name="T2881">à<text:s/></text:span><text:span text:style-name="T2882">realização<text:s/></text:span><text:span text:style-name="T2883">da<text:s/></text:span><text:span text:style-name="T2884">pesquisa.<text:s/></text:span><text:span text:style-name="T2885">O<text:s/></text:span><text:span text:style-name="T2886">indicador<text:s/></text:span><text:span text:style-name="T2887">possui<text:s/></text:span><text:span text:style-name="T2888">os<text:s/></text:span><text:span text:style-name="T2889">segu</text:span><text:span text:style-name="T2890">intes itens<text:s/></text:span><text:span text:style-name="T2891">de<text:s/></text:span><text:span text:style-name="T2892">resposta: “Diretrizes curriculares<text:s/></text:span><text:span text:style-name="T2893">para<text:s/></text:span><text:span text:style-name="T2894">o<text:s/></text:span><text:span text:style-name="T2895">uso<text:s/></text:span><text:span text:style-name="T2896">de<text:s/></text:span><text:span text:style-name="T2897">tecnologias<text:s/></text:span><text:span text:style-name="T2898">em<text:s/></text:span><text:span text:style-name="T2899">atividades<text:s/></text:span><text:span text:style-name="T2900">de<text:s/></text:span><text:span text:style-name="T2901">ensino<text:s/></text:span><text:span text:style-name="T2902">e<text:s/></text:span><text:span text:style-name="T2903">aprendizagem”, “Programas<text:s/></text:span><text:span text:style-name="T2904">de <text:s/></text:span><text:span text:style-name="T2905">computador<text:s/></text:span><text:span text:style-name="T2906">ou <text:s/></text:span><text:span text:style-name="T2907">aplicativos<text:s/></text:span><text:span text:style-name="T2908">de <text:s/></text:span><text:span text:style-name="T2909">criação <text:s/></text:span><text:span text:style-name="T2910">de<text:s/></text:span><text:span text:style-name="T2911">conteúdos educacionais”, <text:s/>“Uso <text:s/></text:span><text:span text:style-name="T2912">de <text:s/></text:span><text:span text:style-name="T2913">tecnologias <text:s/></text:span><text:span text:style-name="T2914">na <text:s/></text:span><text:span text:style-name="T2915">avaliação <text:s/>dos <text:s/></text:span><text:span text:style-name="T2916">alunos”, <text:s/>“L</text:span><text:span text:style-name="T2917">icenças <text:s/></text:span><text:span text:style-name="T2918">de<text:s/></text:span><text:span text:style-name="T2919">uso<text:s/></text:span><text:span text:style-name="T2920">de<text:s/></text:span><text:span text:style-name="T2921">recursos educacionais obtidos<text:s/></text:span><text:span text:style-name="T2922">na<text:s/></text:span><text:span text:style-name="T2923">Internet”, “Uso<text:s/></text:span><text:span text:style-name="T2924">de<text:s/></text:span><text:span text:style-name="T2925">tecnologias<text:s/></text:span><text:span text:style-name="T2926">em novas<text:s/></text:span><text:span text:style-name="T2927">práticas<text:s/></text:span><text:span text:style-name="T2928">de<text:s/></text:span><text:span text:style-name="T2929">ensino”, “Divulgação<text:s/></text:span><text:span text:style-name="T2930">de<text:s/></text:span><text:span text:style-name="T2931">dados<text:s/></text:span><text:span text:style-name="T2932">dos<text:s/></text:span><text:span text:style-name="T2933">alunos<text:s/></text:span><text:span text:style-name="T2934">e da<text:s/></text:span><text:span text:style-name="T2935">escola<text:s/></text:span><text:span text:style-name="T2936">na<text:s/></text:span><text:span text:style-name="T2937">Internet, como,<text:s/></text:span><text:span text:style-name="T2938">por<text:s/></text:span><text:span text:style-name="T2939">exemplo,<text:s/></text:span><text:span text:style-name="T2940">fotos,<text:s/></text:span><text:span text:style-name="T2941">vídeos, textos<text:s/></text:span><text:span text:style-name="T2942">ou<text:s/></text:span><text:span text:style-name="T2943">dados pessoais”<text:s/></text:span><text:span text:style-name="T2944">e<text:s/></text:span><text:span text:style-name="T2945">“Uso seguro<text:s/></text:span><text:span text:style-name="T2946">da</text:span><text:span text:style-name="T2947"><text:s/></text:span><text:span text:style-name="T2948">Internet”.</text:span></text:p>
      <text:p text:style-name="P2949"><text:span text:style-name="T2950">Também<text:s/></text:span><text:span text:style-name="T2951">foi<text:s/></text:span><text:span text:style-name="T2952">incluído<text:s/></text:span><text:span text:style-name="T2953">um<text:s/></text:span><text:span text:style-name="T2954">indicador sobre<text:s/></text:span><text:span text:style-name="T2955">a<text:s/></text:span><text:span text:style-name="T2956">percepção<text:s/></text:span><text:span text:style-name="T2957">dos<text:s/></text:span><text:span text:style-name="T2958">diretores<text:s/></text:span><text:span text:style-name="T2959">em<text:s/></text:span><text:span text:style-name="T2960">relação<text:s/></text:span><text:span text:style-name="T2961">ao<text:s/></text:span><text:span text:style-name="T2962">uso <text:s/></text:span><text:span text:style-name="T2963">da<text:s/></text:span><text:span text:style-name="T2964">Internet<text:s/></text:span><text:span text:style-name="T2965">nas<text:s/></text:span><text:span text:style-name="T2966">atividades<text:s/></text:span><text:span text:style-name="T2967">de<text:s/></text:span><text:span text:style-name="T2968">ensino<text:s/></text:span><text:span text:style-name="T2969">e de<text:s/></text:span><text:span text:style-name="T2970">aprendizagem. Nesse<text:s/></text:span><text:span text:style-name="T2971">novo <text:s/></text:span><text:span text:style-name="T2972">indicador,<text:s/></text:span><text:span text:style-name="T2973">o <text:s/></text:span><text:span text:style-name="T2974">diretor<text:s/></text:span><text:span text:style-name="T2975">indicava<text:s/></text:span><text:span text:style-name="T2976">o<text:s/></text:span><text:span text:style-name="T2977">quanto concorda<text:s/></text:span><text:span text:style-name="T2978">ou<text:s/></text:span><text:span text:style-name="T2979">discorda<text:s/></text:span><text:span text:style-name="T2980">com<text:s/></text:span><text:span text:style-name="T2981">os<text:s/></text:span><text:span text:style-name="T2982">seguintes itens<text:s/></text:span><text:span text:style-name="T2983">de<text:s/></text:span><text:span text:style-name="T2984">respos</text:span><text:span text:style-name="T2985">ta:<text:s/></text:span><text:span text:style-name="T2986">“Os<text:s/></text:span><text:span text:style-name="T2987">professores<text:s/></text:span><text:span text:style-name="T2988">dessa <text:s/></text:span><text:span text:style-name="T2989">escola usam<text:s/></text:span><text:span text:style-name="T2990">a<text:s/></text:span><text:span text:style-name="T2991">Internet<text:s/></text:span><text:span text:style-name="T2992">nas<text:s/></text:span><text:span text:style-name="T2993">atividades<text:s/></text:span><text:span text:style-name="T2994">de<text:s/></text:span><text:span text:style-name="T2995">ensino<text:s/></text:span><text:span text:style-name="T2996">e de<text:s/></text:span><text:span text:style-name="T2997">aprendizagem”,<text:s/></text:span><text:span text:style-name="T2998">“Os<text:s/></text:span><text:span text:style-name="T2999">professores<text:s/></text:span><text:span text:style-name="T3000">dessa<text:s/></text:span><text:span text:style-name="T3001">escola sabem como usar<text:s/></text:span><text:span text:style-name="T3002">a<text:s/></text:span><text:span text:style-name="T3003">Internet<text:s/></text:span><text:span text:style-name="T3004">nas<text:s/></text:span><text:span text:style-name="T3005">atividades<text:s/></text:span><text:span text:style-name="T3006">de<text:s/></text:span><text:span text:style-name="T3007">ensino<text:s/></text:span><text:span text:style-name="T3008">e de<text:s/></text:span><text:span text:style-name="T3009">aprendizagem”<text:s/></text:span><text:span text:style-name="T3010">e<text:s/></text:span><text:span text:style-name="T3011">“Os<text:s/></text:span><text:span text:style-name="T3012">alunos<text:s/></text:span><text:span text:style-name="T3013">dessa escola usam<text:s/></text:span><text:span text:style-name="T3014">a<text:s/></text:span><text:span text:style-name="T3015">Internet<text:s/></text:span><text:span text:style-name="T3016">nas<text:s/></text:span><text:span text:style-name="T3017">atividades<text:s/></text:span><text:span text:style-name="T3018">de<text:s/></text:span><text:span text:style-name="T3019">e</text:span><text:span text:style-name="T3020">nsino<text:s/></text:span><text:span text:style-name="T3021">e de</text:span><text:span text:style-name="T3022"><text:s/></text:span><text:span text:style-name="T3023">aprendizagem”.</text:span></text:p>
      <text:p text:style-name="P3024"><text:span text:style-name="T3025">Ainda<text:s/></text:span><text:span text:style-name="T3026">no<text:s/></text:span><text:span text:style-name="T3027">módulo<text:s/></text:span><text:span text:style-name="T3028">D, o<text:s/></text:span><text:span text:style-name="T3029">indicador sobre<text:s/></text:span><text:span text:style-name="T3030">as<text:s/></text:span><text:span text:style-name="T3031">ações prioritárias<text:s/></text:span><text:span text:style-name="T3032">para<text:s/></text:span><text:span text:style-name="T3033">melhorar<text:s/></text:span><text:span text:style-name="T3034">a<text:s/></text:span><text:span text:style-name="T3035">condição<text:s/></text:span><text:span text:style-name="T3036">de<text:s/></text:span><text:span text:style-name="T3037">funcionamento<text:s/></text:span><text:span text:style-name="T3038">da<text:s/></text:span><text:span text:style-name="T3039">escola<text:s/></text:span><text:span text:style-name="T3040">foi<text:s/></text:span><text:span text:style-name="T3041">reformulado, recebendo<text:s/></text:span><text:span text:style-name="T3042">novos<text:s/></text:span><text:span text:style-name="T3043">itens<text:s/></text:span><text:span text:style-name="T3044">de<text:s/></text:span><text:span text:style-name="T3045">resposta, enquanto<text:s/></text:span><text:span text:style-name="T3046">outros<text:s/></text:span><text:span text:style-name="T3047">foram<text:s/></text:span><text:span text:style-name="T3048">excluídos.<text:s/></text:span><text:span text:style-name="T3049">O<text:s/></text:span><text:span text:style-name="T3050">indicador também recebeu</text:span><text:span text:style-name="T3051"><text:s/></text:span><text:span text:style-name="T3052">uma <text:s/></text:span><text:span text:style-name="T3053">questão <text:s/>complementar <text:s/></text:span><text:span text:style-name="T3054">que <text:s/></text:span><text:span text:style-name="T3055">verifica, entre<text:s/></text:span><text:span text:style-name="T3056">os<text:s/></text:span><text:span text:style-name="T3057">itens citados pelo respondente, qual seria<text:s/></text:span><text:span text:style-name="T3058">o<text:s/></text:span><text:span text:style-name="T3059">mais importante<text:s/></text:span><text:span text:style-name="T3060">para<text:s/></text:span><text:span text:style-name="T3061">ele.<text:s/></text:span><text:span text:style-name="T3062">O<text:s/></text:span><text:span text:style-name="T3063">indicador<text:s/></text:span><text:span text:style-name="T3064">reformulado passou<text:s/></text:span><text:span text:style-name="T3065">a<text:s/></text:span><text:span text:style-name="T3066">contar<text:s/></text:span><text:span text:style-name="T3067">com<text:s/></text:span><text:span text:style-name="T3068">os<text:s/></text:span><text:span text:style-name="T3069">seguintes itens<text:s/></text:span><text:span text:style-name="T3070">de<text:s/></text:span><text:span text:style-name="T3071">resposta: “Melhorar<text:s/></text:span><text:span text:style-name="T3072">a<text:s/></text:span><text:span text:style-name="T3073">infraestrutura básica<text:s/></text:span><text:span text:style-name="T3074">da<text:s/></text:span><text:span text:style-name="T3075">escola, como saneamento b</text:span><text:span text:style-name="T3076">ásico, rede elétrica<text:s/></text:span><text:span text:style-name="T3077">ou<text:s/></text:span><text:span text:style-name="T3078">rede<text:s/></text:span><text:span text:style-name="T3079">de<text:s/></text:span><text:span text:style-name="T3080">água”,<text:s/></text:span><text:span text:style-name="T3081">“Ampliar<text:s/></text:span><text:span text:style-name="T3082">o<text:s/></text:span><text:span text:style-name="T3083">espaço<text:s/></text:span><text:span text:style-name="T3084">físico<text:s/></text:span><text:span text:style-name="T3085">da<text:s/></text:span><text:span text:style-name="T3086">escola”, “Desenvolver programas<text:s/></text:span><text:span text:style-name="T3087">de<text:s/></text:span><text:span text:style-name="T3088">formação<text:s/></text:span><text:span text:style-name="T3089">de<text:s/></text:span><text:span text:style-name="T3090">professores”,<text:s/></text:span><text:span text:style-name="T3091">“Ampliar<text:s/></text:span><text:span text:style-name="T3092">a<text:s/></text:span><text:span text:style-name="T3093">oferta<text:s/></text:span><text:span text:style-name="T3094">de<text:s/></text:span><text:span text:style-name="T3095">material didático adequado”, “Investir<text:s/></text:span><text:span text:style-name="T3096">em<text:s/></text:span><text:span text:style-name="T3097">segurança<text:s/></text:span><text:span text:style-name="T3098">geral<text:s/></text:span><text:span text:style-name="T3099">da<text:s/></text:span><text:span text:style-name="T3100">escola”<text:s/></text:span><text:span text:style-name="T3101">e<text:s/></text:span><text:span text:style-name="T3102">“Garantir<text:s/></text:span><text:span text:style-name="T3103">a<text:s/></text:span><text:span text:style-name="T3104">manutenção<text:s/></text:span><text:span text:style-name="T3105">de</text:span><text:span text:style-name="T3106"><text:s/></text:span><text:span text:style-name="T3107">equipamentos”.</text:span></text:p>
      <text:p text:style-name="P3108"><text:span text:style-name="T3109">Por<text:s/></text:span><text:span text:style-name="T3110">fim,<text:s/></text:span><text:span text:style-name="T3111">no<text:s/></text:span><text:span text:style-name="T3112">módulo<text:s/></text:span><text:span text:style-name="T3113">D, o<text:s/></text:span><text:span text:style-name="T3114">indicador sobre quais<text:s/></text:span><text:span text:style-name="T3115">eram<text:s/></text:span><text:span text:style-name="T3116">as <text:s/></text:span><text:span text:style-name="T3117">ações prioritárias<text:s/></text:span><text:span text:style-name="T3118">para<text:s/></text:span><text:span text:style-name="T3119">melhorar<text:s/></text:span><text:span text:style-name="T3120">o <text:s/></text:span><text:span text:style-name="T3121">uso<text:s/></text:span><text:span text:style-name="T3122">da<text:s/></text:span><text:span text:style-name="T3123">Internet<text:s/></text:span><text:span text:style-name="T3124">nas<text:s/></text:span><text:span text:style-name="T3125">práticas<text:s/></text:span><text:span text:style-name="T3126">de<text:s/></text:span><text:span text:style-name="T3127">ensino<text:s/></text:span><text:span text:style-name="T3128">e de<text:s/></text:span><text:span text:style-name="T3129">aprendizagem também<text:s/></text:span><text:span text:style-name="T3130">foi<text:s/></text:span><text:span text:style-name="T3131">reformulado.<text:s/></text:span><text:span text:style-name="T3132">O novo<text:s/></text:span><text:span text:style-name="T3133">indica-<text:s/></text:span><text:span text:style-name="T3134">dor<text:s/></text:span><text:span text:style-name="T3135">passou<text:s/></text:span><text:span text:style-name="T3136">a<text:s/></text:span><text:span text:style-name="T3137">considerar<text:s/></text:span><text:span text:style-name="T3138">os<text:s/></text:span><text:span text:style-name="T3139">seguintes itens<text:s/></text:span><text:span text:style-name="T3140">de<text:s/></text:span><text:span text:style-name="T3141">resposta</text:span><text:span text:style-name="T3142">:<text:s/></text:span><text:span text:style-name="T3143">“Aumentar<text:s/></text:span><text:span text:style-name="T3144">o<text:s/></text:span><text:span text:style-name="T3145">número<text:s/></text:span><text:span text:style-name="T3146">de<text:s/></text:span><text:span text:style-name="T3147">computadores<text:s/></text:span><text:span text:style-name="T3148">por<text:s/></text:span><text:span text:style-name="T3149">aluno”, “Garantir<text:s/></text:span><text:span text:style-name="T3150">a<text:s/></text:span><text:span text:style-name="T3151">manutenção<text:s/></text:span><text:span text:style-name="T3152">dos<text:s/></text:span><text:span text:style-name="T3153">computadores”,<text:s/></text:span><text:span text:style-name="T3154">“Aumentar<text:s/></text:span><text:span text:style-name="T3155">o<text:s/></text:span><text:span text:style-name="T3156">número<text:s/></text:span><text:span text:style-name="T3157">de<text:s/></text:span><text:span text:style-name="T3158">computado-<text:s/></text:span><text:span text:style-name="T3159">res<text:s/></text:span><text:span text:style-name="T3160">conectados<text:s/></text:span><text:span text:style-name="T3161">à<text:s/></text:span><text:span text:style-name="T3162">Internet”,<text:s/></text:span><text:span text:style-name="T3163">“Aumentar<text:s/></text:span><text:span text:style-name="T3164">a<text:s/></text:span><text:span text:style-name="T3165">velocidade<text:s/></text:span><text:span text:style-name="T3166">de<text:s/></text:span><text:span text:style-name="T3167">acesso<text:s/></text:span><text:span text:style-name="T3168">à<text:s/></text:span><text:span text:style-name="T3169">Internet”,<text:s/></text:span><text:span text:style-name="T3170">“Ampliar<text:s/></text:span><text:span text:style-name="T3171">o<text:s/></text:span><text:span text:style-name="T3172">número<text:s/></text:span><text:span text:style-name="T3173">de<text:s/></text:span><text:span text:style-name="T3174">espaços<text:s/></text:span><text:span text:style-name="T3175">da<text:s/></text:span><text:span text:style-name="T3176">escola<text:s/></text:span><text:span text:style-name="T3177">com<text:s/></text:span><text:span text:style-name="T3178">acesso<text:s/></text:span><text:span text:style-name="T3179">à<text:s/></text:span><text:span text:style-name="T3180">Intern</text:span><text:span text:style-name="T3181">et<text:s/></text:span><text:span text:style-name="T3182">para<text:s/></text:span><text:span text:style-name="T3183">os<text:s/></text:span><text:span text:style-name="T3184">alunos”, “Desenvolver<text:s/></text:span><text:span text:style-name="T3185">novas<text:s/></text:span><text:span text:style-name="T3186">práticas<text:s/></text:span><text:span text:style-name="T3187">de<text:s/></text:span><text:span text:style-name="T3188">ensino<text:s/></text:span><text:span text:style-name="T3189">que envolvam<text:s/></text:span><text:span text:style-name="T3190">o<text:s/></text:span><text:span text:style-name="T3191">uso<text:s/></text:span><text:span text:style-name="T3192">de<text:s/></text:span><text:span text:style-name="T3193">computador<text:s/></text:span><text:span text:style-name="T3194">e de<text:s/></text:span><text:span text:style-name="T3195">Internet”<text:s/></text:span><text:span text:style-name="T3196">e<text:s/></text:span><text:span text:style-name="T3197">“Desenvolver programas<text:s/></text:span><text:span text:style-name="T3198">de<text:s/></text:span><text:span text:style-name="T3199">forma-<text:s/></text:span><text:span text:style-name="T3200">ção<text:s/></text:span><text:span text:style-name="T3201">de<text:s/></text:span><text:span text:style-name="T3202">professores<text:s/></text:span><text:span text:style-name="T3203">para uso das TIC<text:s/></text:span><text:span text:style-name="T3204">na</text:span><text:span text:style-name="T3205"><text:s/></text:span><text:span text:style-name="T3206">escola”.</text:span></text:p>
      <text:p text:style-name="P3207"/>
      <text:p text:style-name="P3234"/>
      <text:p text:style-name="P3235"/>
      <text:p text:style-name="P3236"><text:span text:style-name="T3237"><draw:custom-shape svg:x="7.12708in" svg:y="0.03264in" svg:width="0.35417in" svg:height="3.9375in" draw:z-index="251679744" draw:id="id63" draw:style-name="a63" draw:name="Freeform 9" text:anchor-type="paragraph"><svg:title/><svg:desc/><draw:enhanced-geometry draw:type="non-primitive" svg:viewBox="0 0 510 5670" draw:enhanced-path="M 509 0 L 170 0 103 14 49 50 13 104 0 171 0 5500 13 5566 49 5620 103 5656 170 5670 509 5670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7 * ?f4 / 5670"/><draw:equation draw:name="f11" draw:formula="0 + 10433 - 10263"/><draw:equation draw:name="f12" draw:formula="?f11 * ?f5 / 510"/><draw:equation draw:name="f13" draw:formula="0 + 10366 - 10263"/><draw:equation draw:name="f14" draw:formula="?f13 * ?f5 / 510"/><draw:equation draw:name="f15" draw:formula="61 * ?f4 / 5670"/><draw:equation draw:name="f16" draw:formula="0 + 10312 - 10263"/><draw:equation draw:name="f17" draw:formula="?f16 * ?f5 / 510"/><draw:equation draw:name="f18" draw:formula="97 * ?f4 / 5670"/><draw:equation draw:name="f19" draw:formula="0 + 10276 - 10263"/><draw:equation draw:name="f20" draw:formula="?f19 * ?f5 / 510"/><draw:equation draw:name="f21" draw:formula="151 * ?f4 / 5670"/><draw:equation draw:name="f22" draw:formula="0 + 10263 - 10263"/><draw:equation draw:name="f23" draw:formula="?f22 * ?f5 / 510"/><draw:equation draw:name="f24" draw:formula="218 * ?f4 / 5670"/><draw:equation draw:name="f25" draw:formula="5547 * ?f4 / 5670"/><draw:equation draw:name="f26" draw:formula="5613 * ?f4 / 5670"/><draw:equation draw:name="f27" draw:formula="5667 * ?f4 / 5670"/><draw:equation draw:name="f28" draw:formula="5703 * ?f4 / 5670"/><draw:equation draw:name="f29" draw:formula="5717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3238"><draw:frame draw:z-index="251680768" draw:id="id64" draw:style-name="a64" draw:name="Text Box 8" text:anchor-type="paragraph" svg:x="7.18056in" svg:y="0.13264in" svg:width="0.12292in" svg:height="0.50764in" style:rel-width="scale" style:rel-height="scale"><draw:text-box><text:p text:style-name="P3239"><text:span text:style-name="T3240">PORTUGUÊS</text:span></text:p></draw:text-box><svg:title/><svg:desc/></draw:frame></text:span><text:span text:style-name="T3241">TREINAMENTO DE CAMPO</text:span></text:p>
      <text:p text:style-name="P3242"/>
      <text:p text:style-name="P3243"><text:span text:style-name="T3244">As entrevistas foram realizadas por uma equipe de profissionais treinados e supervisionados. Esses entrevistadores passaram por um treinamento específico para aplicação da pesquisa.</text:span></text:p>
      <text:p text:style-name="P3245"><text:span text:style-name="T3246">Além disso, toda<text:s/></text:span><text:span text:style-name="T3247">a<text:s/></text:span><text:span text:style-name="T3248">equipe<text:s/></text:span><text:span text:style-name="T3249">do<text:s/></text:span><text:span text:style-name="T3250">projeto também<text:s/></text:span><text:span text:style-name="T3251">teve<text:s/></text:span><text:span text:style-name="T3252">acesso<text:s/></text:span><text:span text:style-name="T3253">ao<text:s/></text:span><text:span text:style-name="T3254">manual<text:s/></text:span><text:span text:style-name="T3255">de <text:s/></text:span><text:span text:style-name="T3256">instruções <text:s/></text:span><text:span text:style-name="T3257">da<text:s/></text:span><text:span text:style-name="T3258">pesquisa,<text:s/></text:span><text:span text:style-name="T3259">que<text:s/></text:span><text:span text:style-name="T3260">continha<text:s/></text:span><text:span text:style-name="T3261">a<text:s/></text:span><text:span text:style-name="T3262">descrição<text:s/></text:span><text:span text:style-name="T3263">de<text:s/></text:span><text:span text:style-name="T3264">todos<text:s/></text:span><text:span text:style-name="T3265">os <text:s/></text:span><text:span text:style-name="T3266">procedimentos necessários<text:s/></text:span><text:span text:style-name="T3267">para<text:s/></text:span><text:span text:style-name="T3268">a <text:s/></text:span><text:span text:style-name="T3269">realização <text:s/></text:span><text:span text:style-name="T3270">da<text:s/></text:span><text:span text:style-name="T3271">coleta<text:s/></text:span><text:span text:style-name="T3272">de<text:s/></text:span><text:span text:style-name="T3273">dados<text:s/></text:span><text:span text:style-name="T3274">e o<text:s/></text:span><text:span text:style-name="T3275">detalhamento<text:s/></text:span><text:span text:style-name="T3276">dos objetivos<text:s/></text:span><text:span text:style-name="T3277">e da<text:s/></text:span><text:span text:style-name="T3278">metodologia<text:s/></text:span><text:span text:style-name="T3279">do<text:s/></text:span><text:span text:style-name="T3280">estudo,<text:s/></text:span><text:span text:style-name="T3281">para<text:s/></text:span><text:span text:style-name="T3282">garantir <text:s text:c="3"/></text:span><text:span text:style-name="T3283">a</text:span><text:span text:style-name="T3284"><text:s/></text:span><text:span text:style-name="T3285">padronização</text:span><text:span text:style-name="T3286"><text:s/></text:span><text:span text:style-name="T3287">e</text:span><text:span text:style-name="T3288"><text:s/></text:span><text:span text:style-name="T3289">a</text:span><text:span text:style-name="T3290"><text:s/></text:span><text:span text:style-name="T3291">qualidade</text:span><text:span text:style-name="T3292"><text:s/></text:span><text:span text:style-name="T3293">do</text:span><text:span text:style-name="T3294"><text:s/></text:span><text:span text:style-name="T3295">trabalho.</text:span></text:p>
      <text:p text:style-name="P3296"><text:span text:style-name="T3297">Ao<text:s/></text:span><text:span text:style-name="T3298">todo, trabalharam<text:s/></text:span><text:span text:style-name="T3299">na<text:s/></text:span><text:span text:style-name="T3300">coleta<text:s/></text:span><text:span text:style-name="T3301">de<text:s/></text:span><text:span text:style-name="T3302">dados<text:s/></text:span><text:span text:style-name="T3303">11 <text:s/></text:span><text:span text:style-name="T3304">entrevistadores, dois supervisores<text:s/></text:span><text:span text:style-name="T3305">de <text:s/></text:span><text:span text:style-name="T3306">campo<text:s/></text:span><text:span text:style-name="T3307">e <text:s/></text:span><text:span text:style-name="T3308">dois</text:span><text:span text:style-name="T3309"><text:s/></text:span><text:span text:style-name="T3310">auxiliares.</text:span></text:p>
      <text:p text:style-name="P3311"/>
      <text:p text:style-name="P3312"/>
      <text:h text:style-name="P3313" text:outline-level="2"><text:span text:style-name="T3314">COLETA DE DADOS EM CAMPO</text:span></text:h>
      <text:p text:style-name="P3315"/>
      <text:p text:style-name="P3316"><text:span text:style-name="T3317">MÉTODO DE COLETA</text:span></text:p>
      <text:p text:style-name="P3318"/>
      <text:p text:style-name="P3319"><text:span text:style-name="T3320">As escolas foram contatadas por meio da técnica de Entrevista Telefônica Assistida por Computador (do in</text:span><text:span text:style-name="T3321">glês,<text:s/></text:span><text:span text:style-name="T3322">Computer-Assisted Telephone Interviewing<text:s/></text:span><text:span text:style-name="T3323">– CATI). As entrevistas tiveram duração aproximada de 28 minutos. Além disso, foram necessárias, em média, sete ligações antes do início da aplicação do questionário.</text:span></text:p>
      <text:p text:style-name="P3324"><text:span text:style-name="T3325">Como descrito<text:s/></text:span><text:span text:style-name="T3326">no<text:s/></text:span><text:span text:style-name="T3327">“Relatório Metodológico”<text:s/></text:span><text:span text:style-name="T3328">do<text:s/></text:span><text:span text:style-name="T3329">estudo,<text:s/></text:span><text:span text:style-name="T3330">em<text:s/></text:span><text:span text:style-name="T3331">alguns casos<text:s/></text:span><text:span text:style-name="T3332">de<text:s/></text:span><text:span text:style-name="T3333">localidades<text:s/></text:span><text:span text:style-name="T3334">em<text:s/></text:span><text:span text:style-name="T3335">que<text:s/></text:span><text:span text:style-name="T3336">já<text:s/></text:span><text:span text:style-name="T3337">eram<text:s/></text:span><text:span text:style-name="T3338">realizadas coletas<text:s/></text:span><text:span text:style-name="T3339">em<text:s/></text:span><text:span text:style-name="T3340">escolas urbanas<text:s/></text:span><text:span text:style-name="T3341">e <text:s/></text:span><text:span text:style-name="T3342">cujas instituições<text:s/></text:span><text:span text:style-name="T3343">apresentavam <text:s/></text:span><text:span text:style-name="T3344">dificuldades<text:s/></text:span><text:span text:style-name="T3345">de<text:s/></text:span><text:span text:style-name="T3346">contato<text:s/></text:span><text:span text:style-name="T3347">por<text:s/></text:span><text:span text:style-name="T3348">telefone<text:s/></text:span><text:span text:style-name="T3349">– 4% no<text:s/></text:span><text:span text:style-name="T3350">total<text:s/></text:span><text:span text:style-name="T3351">–, os<text:s/></text:span><text:span text:style-name="T3352">entrevistadores<text:s/></text:span><text:span text:style-name="T3353">foram<text:s/></text:span><text:span text:style-name="T3354">pessoalmente<text:s/></text:span><text:span text:style-name="T3355">às<text:s/></text:span><text:span text:style-name="T3356">instituições.<text:s/></text:span><text:span text:style-name="T3357">Nesses</text:span><text:span text:style-name="T3358"><text:s/></text:span><text:span text:style-name="T3359">casos,</text:span><text:span text:style-name="T3360"><text:s/></text:span><text:span text:style-name="T3361">a</text:span><text:span text:style-name="T3362"><text:s/></text:span><text:span text:style-name="T3363">coleta</text:span><text:span text:style-name="T3364"><text:s/></text:span><text:span text:style-name="T3365">de</text:span><text:span text:style-name="T3366"><text:s/></text:span><text:span text:style-name="T3367">dados</text:span><text:span text:style-name="T3368"><text:s/></text:span><text:span text:style-name="T3369">foi</text:span><text:span text:style-name="T3370"><text:s/></text:span><text:span text:style-name="T3371">realizada</text:span><text:span text:style-name="T3372"><text:s/></text:span><text:span text:style-name="T3373">com</text:span><text:span text:style-name="T3374"><text:s/></text:span><text:span text:style-name="T3375">o</text:span><text:span text:style-name="T3376"><text:s/></text:span><text:span text:style-name="T3377">método</text:span><text:span text:style-name="T3378"><text:s/></text:span><text:span text:style-name="T3379">CAPI</text:span><text:span text:style-name="T3380"><text:s/></text:span><text:span text:style-name="T3381">(do</text:span><text:span text:style-name="T3382"><text:s/></text:span><text:span text:style-name="T3383">inglês,</text:span><text:span text:style-name="T3384"><text:s/></text:span><text:span text:style-name="T3385">Computer-Assisted Personal Interviewing</text:span><text:span text:style-name="T3386">),<text:s/></text:span><text:span text:style-name="T3387">que<text:s/></text:span><text:span text:style-name="T3388">consiste<text:s/></text:span><text:span text:style-name="T3389">em<text:s/></text:span><text:span text:style-name="T3390">ter<text:s/></text:span><text:span text:style-name="T3391">o<text:s/></text:span><text:span text:style-name="T3392">questionário programado<text:s/></text:span><text:span text:style-name="T3393">em um<text:s/></text:span><text:span text:style-name="T3394">software<text:s/></text:span><text:span text:style-name="T3395">para<text:s/></text:span><text:span text:style-name="T3396">tablet<text:s/></text:span><text:span text:style-name="T3397">e<text:s/></text:span><text:span text:style-name="T3398">aplicado<text:s/></text:span><text:span text:style-name="T3399">por<text:s/></text:span><text:span text:style-name="T3400">entrevistadores<text:s/></text:span><text:span text:style-name="T3401">em<text:s/></text:span><text:span text:style-name="T3402">interação face<text:s/></text:span><text:span text:style-name="T3403">a<text:s/></text:span><text:span text:style-name="T3404">face.<text:s/></text:span><text:span text:style-name="T3405">As<text:s/></text:span><text:span text:style-name="T3406">entrevistas<text:s/></text:span><text:span text:style-name="T3407">tiveram<text:s/></text:span><text:span text:style-name="T3408">duração aproximada<text:s/></text:span><text:span text:style-name="T3409">de 22</text:span><text:span text:style-name="T3410"><text:s/></text:span><text:span text:style-name="T3411">minutos.</text:span></text:p>
      <text:p text:style-name="P3412"><text:span text:style-name="T3413">Cabe destacar<text:s/></text:span><text:span text:style-name="T3414">que<text:s/></text:span><text:span text:style-name="T3415">a<text:s/></text:span><text:span text:style-name="T3416">pesquisa contou<text:s/></text:span><text:span text:style-name="T3417">com<text:s/></text:span><text:span text:style-name="T3418">o<text:s/></text:span><text:span text:style-name="T3419">apoio institucional<text:s/></text:span><text:span text:style-name="T3420">do<text:s/></text:span><text:span text:style-name="T3421">Ministério<text:s/></text:span><text:span text:style-name="T3422">da<text:s/></text:span><text:span text:style-name="T3423">Educação,<text:s/></text:span><text:span text:style-name="T3424">do<text:s/></text:span><text:span text:style-name="T3425">Conselho Nacional<text:s/></text:span><text:span text:style-name="T3426">de<text:s/></text:span><text:span text:style-name="T3427">Secretários<text:s/></text:span><text:span text:style-name="T3428">de<text:s/></text:span><text:span text:style-name="T3429">Educação<text:s/></text:span><text:span text:style-name="T3430">e da <text:s/></text:span><text:span text:style-name="T3431">União Nacional<text:s/></text:span><text:span text:style-name="T3432">dos<text:s/></text:span><text:span text:style-name="T3433">Dirigentes<text:s/></text:span><text:span text:style-name="T3434">Municipais<text:s/></text:span><text:span text:style-name="T3435">de<text:s/></text:span><text:span text:style-name="T3436">Educação,<text:s/></text:span><text:span text:style-name="T3437">que<text:s/></text:span><text:span text:style-name="T3438">encaminharam ofícios<text:s/></text:span><text:span text:style-name="T3439">às<text:s/></text:span><text:span text:style-name="T3440">escolas selecionadas antes<text:s/></text:span><text:span text:style-name="T3441">e <text:s/></text:span><text:span text:style-name="T3442">durante<text:s/></text:span><text:span text:style-name="T3443">a <text:s/></text:span><text:span text:style-name="T3444">realização<text:s/></text:span><text:span text:style-name="T3445">do<text:s/></text:span><text:span text:style-name="T3446">campo,<text:s/></text:span><text:span text:style-name="T3447">a<text:s/></text:span><text:span text:style-name="T3448">fim<text:s/></text:span><text:span text:style-name="T3449">de<text:s/></text:span><text:span text:style-name="T3450">informá-las sobre<text:s/></text:span><text:span text:style-name="T3451">a<text:s/></text:span><text:span text:style-name="T3452">pesquisa<text:s/></text:span><text:span text:style-name="T3453">e<text:s/></text:span><text:span text:style-name="T3454">solicitar<text:s/></text:span><text:span text:style-name="T3455">o<text:s/></text:span><text:span text:style-name="T3456">apoio <text:s/></text:span><text:span text:style-name="T3457">dos <text:s/></text:span><text:span text:style-name="T3458">responsáveis <text:s/></text:span><text:span text:style-name="T3459">no<text:s/></text:span><text:span text:style-name="T3460">sentido<text:s/></text:span><text:span text:style-name="T3461">de<text:s/></text:span><text:span text:style-name="T3462">autorizar<text:s/></text:span><text:span text:style-name="T3463">a<text:s/></text:span><text:span text:style-name="T3464">realização<text:s/></text:span><text:span text:style-name="T3465">das</text:span><text:span text:style-name="T3466"><text:s/></text:span><text:span text:style-name="T3467">entrevistas.</text:span></text:p>
      <text:p text:style-name="P3468"/>
      <text:p text:style-name="P3469"/>
      <text:p text:style-name="P3470"><text:span text:style-name="T3471">DATA DE COLETA</text:span></text:p>
      <text:p text:style-name="P3472"/>
      <text:p text:style-name="P3473"><text:span text:style-name="T3474">A<text:s/></text:span><text:span text:style-name="T3475">coleta<text:s/></text:span><text:span text:style-name="T3476">de<text:s/></text:span><text:span text:style-name="T3477">dados<text:s/></text:span><text:span text:style-name="T3478">da<text:s/></text:span><text:span text:style-name="T3479">TIC<text:s/></text:span><text:span text:style-name="T3480">Educação 2018<text:s/></text:span><text:span text:style-name="T3481">em <text:s/></text:span><text:span text:style-name="T3482">escolas rurais ocorreu entre agosto<text:s/></text:span><text:span text:style-name="T3483">e <text:s/></text:span><text:span text:style-name="T3484">novembro <text:s/></text:span><text:span text:style-name="T3485">de</text:span><text:span text:style-name="T3486"><text:s/></text:span><text:span text:style-name="T3487">2018.</text:span></text:p>
      <text:p text:style-name="P3488"><text:span text:style-name="T3515"><draw:custom-shape svg:x="0in" svg:y="1.18056in" svg:width="0.35486in" svg:height="3.9375in" draw:z-index="250302464" draw:id="id69" draw:style-name="a69" draw:name="Freeform 7"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p>
      <text:p text:style-name="P3516"/>
      <text:p text:style-name="P3517"/>
      <text:p text:style-name="P3518"><text:span text:style-name="T3519"><draw:frame draw:z-index="251682816" draw:id="id70" draw:style-name="a70" draw:name="Text Box 6" text:anchor-type="paragraph" svg:x="0.17153in" svg:y="0.13403in" svg:width="0.12292in" svg:height="0.50764in" style:rel-width="scale" style:rel-height="scale"><draw:text-box><text:p text:style-name="P3520"><text:span text:style-name="T3521">PORTUGUÊS</text:span></text:p></draw:text-box><svg:title/><svg:desc/></draw:frame></text:span><text:span text:style-name="T3522">PROCEDIMENTOS E CONTROLES DE CAMPO</text:span></text:p>
      <text:p text:style-name="P3523"/>
      <text:p text:style-name="P3524"><text:span text:style-name="T3525">Diversas ações foram realizadas a fim de garantir a maior padronização possível na forma de coleta de dados. As ocorrências</text:span><text:span text:style-name="T3526"><text:s/>padrão adotadas estão descritas na Tabela 5, bem como o número de casos registrados ao final da coleta de dados. Cada vez que o entrevistador ligava para um número do cadastro de escolas, foi registrada a ocorrência referente àquela ligação segundo os pro</text:span><text:span text:style-name="T3527">cedimentos expostos, que puderam ser acompanhados por meio do histórico detalhado de ligações.</text:span></text:p>
      <text:p text:style-name="P3528"><text:span text:style-name="T3529">A<text:s/></text:span><text:span text:style-name="T3530">investigação<text:s/></text:span><text:span text:style-name="T3531">foi<text:s/></text:span><text:span text:style-name="T3532">acompanhada<text:s/></text:span><text:span text:style-name="T3533">a<text:s/></text:span><text:span text:style-name="T3534">partir<text:s/></text:span><text:span text:style-name="T3535">de<text:s/></text:span><text:span text:style-name="T3536">controle<text:s/></text:span><text:span text:style-name="T3537">de<text:s/></text:span><text:span text:style-name="T3538">campo semanal contendo<text:s/></text:span><text:span text:style-name="T3539">um <text:s/></text:span><text:span text:style-name="T3540">resumo<text:s/></text:span><text:span text:style-name="T3541">da<text:s/></text:span><text:span text:style-name="T3542">quantidade<text:s/></text:span><text:span text:style-name="T3543">de<text:s/></text:span><text:span text:style-name="T3544">escolas<text:s/></text:span><text:span text:style-name="T3545">por<text:s/></text:span><text:span text:style-name="T3546">ocorrência<text:s/></text:span><text:span text:style-name="T3547">em<text:s/></text:span><text:span text:style-name="T3548">cada estrato, também<text:s/></text:span><text:span text:style-name="T3549">com<text:s/></text:span><text:span text:style-name="T3550">info</text:span><text:span text:style-name="T3551">rmações sobre<text:s/></text:span><text:span text:style-name="T3552">a<text:s/></text:span><text:span text:style-name="T3553">quantidade<text:s/></text:span><text:span text:style-name="T3554">de<text:s/></text:span><text:span text:style-name="T3555">entrevistas realizadas<text:s/></text:span><text:span text:style-name="T3556">e<text:s/></text:span><text:span text:style-name="T3557">faltantes. Quinzenalmente,<text:s/></text:span><text:span text:style-name="T3558">eram<text:s/></text:span><text:span text:style-name="T3559">acompanhados<text:s/></text:span><text:span text:style-name="T3560">alguns<text:s/></text:span><text:span text:style-name="T3561">indicadores coletados<text:s/></text:span><text:span text:style-name="T3562">e o<text:s/></text:span><text:span text:style-name="T3563">tempo<text:s/></text:span><text:span text:style-name="T3564">de<text:s/></text:span><text:span text:style-name="T3565">duração<text:s/></text:span><text:span text:style-name="T3566">das</text:span><text:span text:style-name="T3567"><text:s/></text:span><text:span text:style-name="T3568">entrevistas.</text:span></text:p>
      <text:p text:style-name="P3569"/>
      <text:p text:style-name="P3570"><text:span text:style-name="T3571">TABELA 5</text:span></text:p>
      <text:p text:style-name="P3572"><text:span text:style-name="T3573">NÚMERO DE CASOS REGISTRADOS, SEGUNDO OCORRÊNCIAS DE CAMPO</text:span></text:p>
      <text:p text:style-name="P3574"/>
      <table:table table:style-name="Table3575">
        <table:table-columns>
          <table:table-column table:style-name="TableColumn3576"/>
          <table:table-column table:style-name="TableColumn3577"/>
          <table:table-column table:style-name="TableColumn3578"/>
        </table:table-columns>
        <table:table-row table:style-name="TableRow3579">
          <table:table-cell table:style-name="TableCell3580">
            <text:p text:style-name="P3581"><text:span text:style-name="T3582">Ocorrências</text:span></text:p>
          </table:table-cell>
          <table:table-cell table:style-name="TableCell3583">
            <text:p text:style-name="P3584"><text:span text:style-name="T3585">Descrição</text:span></text:p>
          </table:table-cell>
          <table:table-cell table:style-name="TableCell3586">
            <text:p text:style-name="P3587"><text:span text:style-name="T3588">%</text:span></text:p>
          </table:table-cell>
        </table:table-row>
        <table:table-row table:style-name="TableRow3589">
          <table:table-cell table:style-name="TableCell3590" table:number-columns-spanned="3">
            <text:p text:style-name="P3591"><text:span text:style-name="T3592">NÃO FALOU COM REPRESENTANTES DA ESCOLA</text:span></text:p>
          </table:table-cell>
          <table:covered-table-cell/>
          <table:covered-table-cell/>
        </table:table-row>
        <table:table-row table:style-name="TableRow3593">
          <table:table-cell table:style-name="TableCell3594">
            <text:p text:style-name="P3595"><text:span text:style-name="T3596">Telefone não atende</text:span></text:p>
          </table:table-cell>
          <table:table-cell table:style-name="TableCell3597">
            <text:p text:style-name="P3598"><text:span text:style-name="T3599">Número que toca várias vezes e ninguém atende.</text:span></text:p>
          </table:table-cell>
          <table:table-cell table:style-name="TableCell3600">
            <text:p text:style-name="P3601"><text:span text:style-name="T3602">798</text:span></text:p>
          </table:table-cell>
        </table:table-row>
        <table:table-row table:style-name="TableRow3603">
          <table:table-cell table:style-name="TableCell3604">
            <text:p text:style-name="P3605"><text:span text:style-name="T3606">Fax</text:span></text:p>
          </table:table-cell>
          <table:table-cell table:style-name="TableCell3607">
            <text:p text:style-name="P3608"><text:span text:style-name="T3609">Número que dá sinal de fax.</text:span></text:p>
          </table:table-cell>
          <table:table-cell table:style-name="TableCell3610">
            <text:p text:style-name="P3611"><text:span text:style-name="T3612">5</text:span></text:p>
          </table:table-cell>
        </table:table-row>
        <table:table-row table:style-name="TableRow3613">
          <table:table-cell table:style-name="TableCell3614">
            <text:p text:style-name="P3615"/>
            <text:p text:style-name="P3616"><text:span text:style-name="T3617">Secretária eletrônica / caixa postal</text:span></text:p>
          </table:table-cell>
          <table:table-cell table:style-name="TableCell3618">
            <text:p text:style-name="P3619"><text:span text:style-name="T3620">Número que é atendido por uma mensagem eletrônica somente para recados.</text:span></text:p>
          </table:table-cell>
          <table:table-cell table:style-name="TableCell3621">
            <text:p text:style-name="P3622"/>
            <text:p text:style-name="P3623"><text:span text:style-name="T3624">258</text:span></text:p>
          </table:table-cell>
        </table:table-row>
        <table:table-row table:style-name="TableRow3625">
          <table:table-cell table:style-name="TableCell3626">
            <text:p text:style-name="P3627"><text:span text:style-name="T3628">Telefone ocupado</text:span></text:p>
          </table:table-cell>
          <table:table-cell table:style-name="TableCell3629">
            <text:p text:style-name="P3630"><text:span text:style-name="T3631">Número que dá sinal de ocupado.</text:span></text:p>
          </table:table-cell>
          <table:table-cell table:style-name="TableCell3632">
            <text:p text:style-name="P3633"><text:span text:style-name="T3634">172</text:span></text:p>
          </table:table-cell>
        </table:table-row>
        <table:table-row table:style-name="TableRow3635">
          <table:table-cell table:style-name="TableCell3636">
            <text:p text:style-name="P3637"><text:span text:style-name="T3638">Telefone fora de área / desligado/ temporariamente fora de serviço</text:span></text:p>
          </table:table-cell>
          <table:table-cell table:style-name="TableCell3639">
            <text:p text:style-name="P3640"><text:span text:style-name="T3641">Telefones que dão uma mensagem de que o número está fora de serviço ou fora da área de cobertura.</text:span></text:p>
          </table:table-cell>
          <table:table-cell table:style-name="TableCell3642">
            <text:p text:style-name="P3643"/>
            <text:p text:style-name="P3644"><text:span text:style-name="T3645">835</text:span></text:p>
          </table:table-cell>
        </table:table-row>
        <table:table-row table:style-name="TableRow3646">
          <table:table-cell table:style-name="TableCell3647" table:number-columns-spanned="3">
            <text:p text:style-name="P3648"><text:span text:style-name="T3649">FALOU COM REPRESENTANTES DA ESCOLA, MAS NÃO CONCLUIU O AGENDAMENTO</text:span></text:p>
          </table:table-cell>
          <table:covered-table-cell/>
          <table:covered-table-cell/>
        </table:table-row>
        <table:table-row table:style-name="TableRow3650">
          <table:table-cell table:style-name="TableCell3651">
            <text:p text:style-name="P3652"/>
            <text:p text:style-name="P3653"><text:span text:style-name="T3654">Agendamento</text:span></text:p>
          </table:table-cell>
          <table:table-cell table:style-name="TableCell3655">
            <text:p text:style-name="P3656"><text:span text:style-name="T3657">Houve contato com o respondente que indicou melhor dia e horário para retorno da ligação.</text:span></text:p>
          </table:table-cell>
          <table:table-cell table:style-name="TableCell3658">
            <text:p text:style-name="P3659"/>
            <text:p text:style-name="P3660"><text:span text:style-name="T3661">30</text:span></text:p>
          </table:table-cell>
        </table:table-row>
        <table:table-row table:style-name="TableRow3662">
          <table:table-cell table:style-name="TableCell3663">
            <text:p text:style-name="P3664"/>
            <text:p text:style-name="P3665"><text:span text:style-name="T3666">Retorno</text:span></text:p>
          </table:table-cell>
          <table:table-cell table:style-name="TableCell3667">
            <text:p text:style-name="P3668"><text:span text:style-name="T3669">Alguém próximo ao respondente foi contatado e pediu para<text:s/></text:span><text:span text:style-name="T3670">retornar <text:s text:c="3"/></text:span><text:span text:style-name="T3671">a</text:span><text:span text:style-name="T3672"><text:s/></text:span><text:span text:style-name="T3673">ligação</text:span><text:span text:style-name="T3674"><text:s/></text:span><text:span text:style-name="T3675">em</text:span><text:span text:style-name="T3676"><text:s/></text:span><text:span text:style-name="T3677">um</text:span><text:span text:style-name="T3678"><text:s/></text:span><text:span text:style-name="T3679">determinado</text:span><text:span text:style-name="T3680"><text:s/></text:span><text:span text:style-name="T3681">dia</text:span><text:span text:style-name="T3682"><text:s/></text:span><text:span text:style-name="T3683">e</text:span><text:span text:style-name="T3684"><text:s/></text:span><text:span text:style-name="T3685">horário.</text:span></text:p>
          </table:table-cell>
          <table:table-cell table:style-name="TableCell3686">
            <text:p text:style-name="P3687"/>
            <text:p text:style-name="P3688"><text:span text:style-name="T3689">699</text:span></text:p>
          </table:table-cell>
        </table:table-row>
        <table:table-row table:style-name="TableRow3690">
          <table:table-cell table:style-name="TableCell3691" table:number-columns-spanned="3">
            <text:p text:style-name="P3692"><text:span text:style-name="T3693">ESCOLA</text:span><text:span text:style-name="T3694"><text:s/></text:span><text:span text:style-name="T3695">REALIZADA</text:span></text:p>
          </table:table-cell>
          <table:covered-table-cell/>
          <table:covered-table-cell/>
        </table:table-row>
        <table:table-row table:style-name="TableRow3696">
          <table:table-cell table:style-name="TableCell3697">
            <text:p text:style-name="P3698"/>
            <text:p text:style-name="P3699"><text:span text:style-name="T3700">Escola realizada</text:span></text:p>
          </table:table-cell>
          <table:table-cell table:style-name="TableCell3701">
            <text:p text:style-name="P3702"><text:span text:style-name="T3703">Entrevista integralmente realizada com diretor ou responsável pela escola via ligação telefônica.</text:span></text:p>
          </table:table-cell>
          <table:table-cell table:style-name="TableCell3704">
            <text:p text:style-name="P3705"/>
            <text:p text:style-name="P3706"><text:span text:style-name="T3707">1 380</text:span></text:p>
          </table:table-cell>
        </table:table-row>
        <table:table-row table:style-name="TableRow3708">
          <table:table-cell table:style-name="TableCell3709">
            <text:p text:style-name="P3710"/>
            <text:p text:style-name="P3711"><text:span text:style-name="T3712">Escola realizada presencialmente</text:span></text:p>
          </table:table-cell>
          <table:table-cell table:style-name="TableCell3713">
            <text:p text:style-name="P3714"><text:span text:style-name="T3715">Entrevista integralmente realizada com diretor ou responsável pela escola presencialmente.</text:span></text:p>
          </table:table-cell>
          <table:table-cell table:style-name="TableCell3716">
            <text:p text:style-name="P3717"/>
            <text:p text:style-name="P3718"><text:span text:style-name="T3719">53</text:span></text:p>
          </table:table-cell>
        </table:table-row>
        <table:table-row table:style-name="TableRow3720">
          <table:table-cell table:style-name="TableCell3721" table:number-columns-spanned="3">
            <text:p text:style-name="P3722"><text:span text:style-name="T3723">IMPOSSIBILIDADE DEFINITIVA DE REALIZAÇÃO DA ENTREVISTA</text:span></text:p>
          </table:table-cell>
          <table:covered-table-cell/>
          <table:covered-table-cell/>
        </table:table-row>
        <table:table-row table:style-name="TableRow3724">
          <table:table-cell table:style-name="TableCell3725">
            <text:p text:style-name="P3726"><text:span text:style-name="T3727">Recusa</text:span></text:p>
          </table:table-cell>
          <table:table-cell table:style-name="TableCell3728">
            <text:p text:style-name="P3729"><text:span text:style-name="T3730">A escola se recusa a participar da pesquisa.</text:span></text:p>
          </table:table-cell>
          <table:table-cell table:style-name="TableCell3731">
            <text:p text:style-name="P3732"><text:span text:style-name="T3733">75</text:span></text:p>
          </table:table-cell>
        </table:table-row>
        <table:table-row table:style-name="TableRow3734">
          <table:table-cell table:style-name="TableCell3735">
            <text:p text:style-name="P3736"/>
            <text:p text:style-name="P3737"/>
            <text:p text:style-name="P3738"><text:span text:style-name="T3739">Recusa do órgão responsável</text:span></text:p>
          </table:table-cell>
          <table:table-cell table:style-name="TableCell3740">
            <text:p text:style-name="P3741"><text:span text:style-name="T3742">O telefone não é da escola, mas <text:s/>sim <text:s/>de <text:s/>órgão <text:s/>responsável <text:s/>pela escola, como, por exemplo, a Secretaria de Educação do município. Informação proveniente da pergunta<text:s/></text:span><text:span text:style-name="T3743">“Confirmação<text:s/></text:span><text:span text:style-name="T3744">do nome da escola”.</text:span></text:p>
          </table:table-cell>
          <table:table-cell table:style-name="TableCell3745">
            <text:p text:style-name="P3746"/>
            <text:p text:style-name="P3747"/>
            <text:p text:style-name="P3748"><text:span text:style-name="T3749">0</text:span></text:p>
          </table:table-cell>
        </table:table-row>
        <table:table-row table:style-name="TableRow3750">
          <table:table-cell table:style-name="TableCell3751">
            <text:p text:style-name="P3752"><text:span text:style-name="T3753">Telefone não existe</text:span></text:p>
          </table:table-cell>
          <table:table-cell table:style-name="TableCell3754">
            <text:p text:style-name="P3755"><text:span text:style-name="T3756">Mensagem automática de que o número não existe.</text:span></text:p>
          </table:table-cell>
          <table:table-cell table:style-name="TableCell3757">
            <text:p text:style-name="P3758"><text:span text:style-name="T3759">46</text:span></text:p>
          </table:table-cell>
        </table:table-row>
        <table:table-row table:style-name="TableRow3760">
          <table:table-cell table:style-name="TableCell3761">
            <text:p text:style-name="P3762"/>
            <text:p text:style-name="P3763"><text:span text:style-name="T3764">Telefone errado</text:span></text:p>
          </table:table-cell>
          <table:table-cell table:style-name="TableCell3765">
            <text:p text:style-name="P3766"><text:span text:style-name="T3767">Telefones residenciais ou de outros <text:s/>estabelecimentos <text:s/>que <text:s/>não <text:s/>o da</text:span><text:span text:style-name="T3768"><text:s/></text:span><text:span text:style-name="T3769">escola.</text:span></text:p>
          </table:table-cell>
          <table:table-cell table:style-name="TableCell3770">
            <text:p text:style-name="P3771"/>
            <text:p text:style-name="P3772"><text:span text:style-name="T3773">53</text:span></text:p>
          </table:table-cell>
        </table:table-row>
        <table:table-row table:style-name="TableRow3774">
          <table:table-cell table:style-name="TableCell3775">
            <text:p text:style-name="P3776"><text:span text:style-name="T3777">Escola fechou/não existe mais</text:span></text:p>
          </table:table-cell>
          <table:table-cell table:style-name="TableCell3778">
            <text:p text:style-name="P3779"><text:span text:style-name="T3780">A escola fechou e não há planos para que volte a existir.</text:span></text:p>
          </table:table-cell>
          <table:table-cell table:style-name="TableCell3781">
            <text:p text:style-name="P3782"><text:span text:style-name="T3783">93</text:span></text:p>
          </table:table-cell>
        </table:table-row>
      </table:table>
      <text:p text:style-name="P3784"><text:span text:style-name="T3785">CONTINUA<text:s/></text:span><text:span text:style-name="T3786"></text:span></text:p>
      <text:p text:style-name="P3787"/>
      <text:p text:style-name="P3814"><text:span text:style-name="T3815"><draw:custom-shape svg:x="7.12708in" svg:y="0.30069in" svg:width="0.35417in" svg:height="3.9375in" draw:z-index="251683840" draw:id="id75" draw:style-name="a75" draw:name="Freeform 5" text:anchor-type="paragraph"><svg:title/><svg:desc/><draw:enhanced-geometry draw:type="non-primitive" svg:viewBox="0 0 510 5670" draw:enhanced-path="M 509 0 L 170 0 103 14 49 50 13 104 0 170 0 5499 13 5566 49 5620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33 * ?f4 / 5670"/><draw:equation draw:name="f11" draw:formula="0 + 10433 - 10263"/><draw:equation draw:name="f12" draw:formula="?f11 * ?f5 / 510"/><draw:equation draw:name="f13" draw:formula="0 + 10366 - 10263"/><draw:equation draw:name="f14" draw:formula="?f13 * ?f5 / 510"/><draw:equation draw:name="f15" draw:formula="447 * ?f4 / 5670"/><draw:equation draw:name="f16" draw:formula="0 + 10312 - 10263"/><draw:equation draw:name="f17" draw:formula="?f16 * ?f5 / 510"/><draw:equation draw:name="f18" draw:formula="483 * ?f4 / 5670"/><draw:equation draw:name="f19" draw:formula="0 + 10276 - 10263"/><draw:equation draw:name="f20" draw:formula="?f19 * ?f5 / 510"/><draw:equation draw:name="f21" draw:formula="537 * ?f4 / 5670"/><draw:equation draw:name="f22" draw:formula="0 + 10263 - 10263"/><draw:equation draw:name="f23" draw:formula="?f22 * ?f5 / 510"/><draw:equation draw:name="f24" draw:formula="603 * ?f4 / 5670"/><draw:equation draw:name="f25" draw:formula="5932 * ?f4 / 5670"/><draw:equation draw:name="f26" draw:formula="5999 * ?f4 / 5670"/><draw:equation draw:name="f27" draw:formula="6053 * ?f4 / 5670"/><draw:equation draw:name="f28" draw:formula="6089 * ?f4 / 5670"/><draw:equation draw:name="f29" draw:formula="6102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3816"><draw:frame draw:z-index="251684864" draw:id="id76" draw:style-name="a76" draw:name="Text Box 4" text:anchor-type="paragraph" svg:x="7.18056in" svg:y="0.40069in" svg:width="0.12292in" svg:height="0.50764in" style:rel-width="scale" style:rel-height="scale"><draw:text-box><text:p text:style-name="P3817"><text:span text:style-name="T3818">PORTUGUÊS</text:span></text:p></draw:text-box><svg:title/><svg:desc/></draw:frame></text:span><text:span text:style-name="T3819"></text:span><text:span text:style-name="T3820"><text:s/></text:span><text:span text:style-name="T3821">CONCLUSÃO</text:span></text:p>
      <text:p text:style-name="P3822"/>
      <table:table table:style-name="Table3823">
        <table:table-columns>
          <table:table-column table:style-name="TableColumn3824"/>
          <table:table-column table:style-name="TableColumn3825"/>
          <table:table-column table:style-name="TableColumn3826"/>
        </table:table-columns>
        <table:table-row table:style-name="TableRow3827">
          <table:table-cell table:style-name="TableCell3828">
            <text:p text:style-name="P3829"><text:span text:style-name="T3830">Ocorrências</text:span></text:p>
          </table:table-cell>
          <table:table-cell table:style-name="TableCell3831">
            <text:p text:style-name="P3832"><text:span text:style-name="T3833">Descrição</text:span></text:p>
          </table:table-cell>
          <table:table-cell table:style-name="TableCell3834">
            <text:p text:style-name="P3835"><text:span text:style-name="T3836">%</text:span></text:p>
          </table:table-cell>
        </table:table-row>
        <table:table-row table:style-name="TableRow3837">
          <table:table-cell table:style-name="TableCell3838">
            <text:p text:style-name="P3839"/>
            <text:p text:style-name="P3840"><text:span text:style-name="T3841">Filtro encaminhamento</text:span></text:p>
          </table:table-cell>
          <table:table-cell table:style-name="TableCell3842">
            <text:p text:style-name="P3843"><text:span text:style-name="T3844">Pessoas com as quais <text:s/>é <text:s/>possível <text:s/>obter <text:s/>contato <text:s/>e, <text:s/>depois <text:s/>de explicar sobre a pesquisa, se recusam a encaminhar a ligação ao respondente</text:span><text:span text:style-name="T3845"><text:s/></text:span><text:span text:style-name="T3846">qualificado.</text:span></text:p>
          </table:table-cell>
          <table:table-cell table:style-name="TableCell3847">
            <text:p text:style-name="P3848"/>
            <text:p text:style-name="P3849"><text:span text:style-name="T3850">0</text:span></text:p>
          </table:table-cell>
        </table:table-row>
        <table:table-row table:style-name="TableRow3851">
          <table:table-cell table:style-name="TableCell3852">
            <text:p text:style-name="P3853"/>
            <text:p text:style-name="P3854"/>
            <text:p text:style-name="P3855"><text:span text:style-name="T3856">Endereço errado</text:span></text:p>
          </table:table-cell>
          <table:table-cell table:style-name="TableCell3857">
            <text:p text:style-name="P3858"><text:span text:style-name="T3859">A escola não possui o mesmo endereço registrado no cadastro utilizado para a seleção da amostra. Ela poderá ser recontatada, mesmo que tenha mudado de endereço, caso se confirme que a escola manteve o código utilizado no cadastro.</text:span></text:p>
          </table:table-cell>
          <table:table-cell table:style-name="TableCell3860">
            <text:p text:style-name="P3861"/>
            <text:p text:style-name="P3862"/>
            <text:p text:style-name="P3863"><text:span text:style-name="T3864">19</text:span></text:p>
          </table:table-cell>
        </table:table-row>
        <table:table-row table:style-name="TableRow3865">
          <table:table-cell table:style-name="TableCell3866">
            <text:p text:style-name="P3867"/>
            <text:p text:style-name="P3868"/>
            <text:p text:style-name="P3869"><text:span text:style-name="T3870">Nome errado</text:span></text:p>
          </table:table-cell>
          <table:table-cell table:style-name="TableCell3871">
            <text:p text:style-name="P3872"><text:span text:style-name="T3873">A escola não possui o mesmo <text:s/>nome <text:s/>registrado <text:s/>no <text:s/>cadastro utilizado para a seleção da amostra. Ela poderá ser<text:s/></text:span><text:span text:style-name="T3874">recontatada,<text:s/></text:span><text:span text:style-name="T3875">mesmo que tenha mudado de nome, <text:s/>caso <text:s/>se <text:s/>confirme <text:s/>que <text:s/>a escola</text:span><text:span text:style-name="T3876"><text:s/></text:span><text:span text:style-name="T3877">manteve</text:span><text:span text:style-name="T3878"><text:s/></text:span><text:span text:style-name="T3879">o</text:span><text:span text:style-name="T3880"><text:s/></text:span><text:span text:style-name="T3881">código</text:span><text:span text:style-name="T3882"><text:s/></text:span><text:span text:style-name="T3883">utilizado</text:span><text:span text:style-name="T3884"><text:s/></text:span><text:span text:style-name="T3885">no</text:span><text:span text:style-name="T3886"><text:s/></text:span><text:span text:style-name="T3887">cadastro.</text:span></text:p>
          </table:table-cell>
          <table:table-cell table:style-name="TableCell3888">
            <text:p text:style-name="P3889"/>
            <text:p text:style-name="P3890"/>
            <text:p text:style-name="P3891"><text:span text:style-name="T3892">14</text:span></text:p>
          </table:table-cell>
        </table:table-row>
        <table:table-row table:style-name="TableRow3893">
          <table:table-cell table:style-name="TableCell3894">
            <text:p text:style-name="P3895"/>
            <text:p text:style-name="P3896"><text:span text:style-name="T3897">Escola não localizada</text:span></text:p>
          </table:table-cell>
          <table:table-cell table:style-name="TableCell3898">
            <text:p text:style-name="P3899"><text:span text:style-name="T3900">Foi realizado agendamento telefônico, mas a equipe de campo encontrou problemas para localizar a escola.</text:span></text:p>
          </table:table-cell>
          <table:table-cell table:style-name="TableCell3901">
            <text:p text:style-name="P3902"/>
            <text:p text:style-name="P3903"><text:span text:style-name="T3904">1</text:span></text:p>
          </table:table-cell>
        </table:table-row>
        <table:table-row table:style-name="TableRow3905">
          <table:table-cell table:style-name="TableCell3906">
            <text:p text:style-name="P3907"/>
            <text:p text:style-name="P3908"><text:span text:style-name="T3909">Cancelada</text:span></text:p>
          </table:table-cell>
          <table:table-cell table:style-name="TableCell3910">
            <text:p text:style-name="P3911"><text:span text:style-name="T3912">Por controle de qualidade, optou-se por excluir o questionário da amostra.</text:span></text:p>
          </table:table-cell>
          <table:table-cell table:style-name="TableCell3913">
            <text:p text:style-name="P3914"/>
            <text:p text:style-name="P3915"><text:span text:style-name="T3916">1</text:span></text:p>
          </table:table-cell>
        </table:table-row>
      </table:table>
      <text:p text:style-name="P3917"/>
      <text:p text:style-name="P3918"/>
      <text:p text:style-name="P3919"/>
      <text:p text:style-name="P3920"><text:span text:style-name="T3921">Como<text:s/></text:span><text:span text:style-name="T3922">uma<text:s/></text:span><text:span text:style-name="T3923">maneira<text:s/></text:span><text:span text:style-name="T3924">de<text:s/></text:span><text:span text:style-name="T3925">reduzir<text:s/></text:span><text:span text:style-name="T3926">as<text:s/></text:span><text:span text:style-name="T3927">perdas<text:s/></text:span><text:span text:style-name="T3928">de <text:s/></text:span><text:span text:style-name="T3929">entrevistas, caso<text:s/></text:span><text:span text:style-name="T3930">as <text:s/></text:span><text:span text:style-name="T3931">ocorrências fossem<text:s/></text:span><text:span text:style-name="T3932">“Número<text:s/></text:span><text:span text:style-name="T3933">de<text:s/></text:span><text:span text:style-name="T3934">telefone errado”<text:s/></text:span><text:span text:style-name="T3935">ou<text:s/></text:span><text:span text:style-name="T3936">“Número<text:s/></text:span><text:span text:style-name="T3937">de<text:s/></text:span><text:span text:style-name="T3938">telefone<text:s/></text:span><text:span text:style-name="T3939">não<text:s/></text:span><text:span text:style-name="T3940">existe”,<text:s/></text:span><text:span text:style-name="T3941">foram<text:s/></text:span><text:span text:style-name="T3942">buscados números<text:s/></text:span><text:span text:style-name="T3943">de<text:s/></text:span><text:span text:style-name="T3944">telefones<text:s/></text:span><text:span text:style-name="T3945">alternativos<text:s/></text:span><text:span text:style-name="T3946">na<text:s/></text:span><text:span text:style-name="T3947">Internet, tendo como<text:s/></text:span><text:span text:style-name="T3948">palavra-chave<text:s/></text:span><text:span text:style-name="T3949">o<text:s/></text:span><text:span text:style-name="T3950">nome<text:s/></text:span><text:span text:style-name="T3951">da<text:s/></text:span><text:span text:style-name="T3952">escola.<text:s/></text:span><text:span text:style-name="T3953">O<text:s/></text:span><text:span text:style-name="T3954">mesmo<text:s/></text:span><text:span text:style-name="T3955">procedimento<text:s/></text:span><text:span text:style-name="T3956">foi<text:s/></text:span><text:span text:style-name="T3957">realizado<text:s/></text:span><text:span text:style-name="T3958">com<text:s/></text:span><text:span text:style-name="T3959">as<text:s/></text:span><text:span text:style-name="T3960">instituições selecionadas<text:s/></text:span><text:span text:style-name="T3961">para<text:s/></text:span><text:span text:style-name="T3962">a<text:s/></text:span><text:span text:style-name="T3963">amostra<text:s/></text:span><text:span text:style-name="T3964">que não<text:s/></text:span><text:span text:style-name="T3965">possuíam número<text:s/></text:span><text:span text:style-name="T3966">de<text:s/></text:span><text:span text:style-name="T3967">telefone<text:s/></text:span><text:span text:style-name="T3968">no<text:s/></text:span><text:span text:style-name="T3969">cadastro,<text:s/></text:span><text:span text:style-name="T3970">com<text:s/></text:span><text:span text:style-name="T3971">o<text:s/></text:span><text:span text:style-name="T3972">objetivo<text:s/></text:span><text:span text:style-name="T3973">de<text:s/></text:span><text:span text:style-name="T3974">viabilizar<text:s/></text:span><text:span text:style-name="T3975">a<text:s/></text:span><text:span text:style-name="T3976">realização<text:s/></text:span><text:span text:style-name="T3977">da<text:s/></text:span><text:span text:style-name="T3978">entrevista</text:span><text:span text:style-name="T3979"><text:s/></text:span><text:span text:style-name="T3980">telefônica.</text:span></text:p>
      <text:p text:style-name="P3981"/>
      <text:p text:style-name="P3982"/>
      <text:p text:style-name="P3983"><text:span text:style-name="T3984">RESULTADO DA COLETA</text:span></text:p>
      <text:p text:style-name="P3985"/>
      <text:p text:style-name="P3986"><text:span text:style-name="T3987">Ao todo, na pesquisa TIC Educação 2018, foram realizadas entrevistas em 1.433 escolas localizadas em áreas rurais, alcançando 32% da amostra total de 4.532 escolas selecionadas.</text:span></text:p>
      <text:p text:style-name="P3988"><text:span text:style-name="T3989">A distribuição das taxas de resposta é variável entre os estratos de seleção.<text:s/></text:span><text:span text:style-name="T3990">Os resultados estão dispostos na Tabela 6.</text:span></text:p>
      <text:p text:style-name="P3991"/>
      <text:p text:style-name="P3992"><text:span text:style-name="T3993">TABELA 6</text:span></text:p>
      <text:p text:style-name="P3994"><text:span text:style-name="T3995">TAXA DE RESPOSTA DE ESCOLAS, SEGUNDO ESTRATO</text:span></text:p>
      <text:p text:style-name="P3996"/>
      <table:table table:style-name="Table3997">
        <table:table-columns>
          <table:table-column table:style-name="TableColumn3998"/>
          <table:table-column table:style-name="TableColumn3999"/>
        </table:table-columns>
        <table:table-row table:style-name="TableRow4000">
          <table:table-cell table:style-name="TableCell4001">
            <text:p text:style-name="P4002"><text:span text:style-name="T4003">Estrato</text:span></text:p>
          </table:table-cell>
          <table:table-cell table:style-name="TableCell4004">
            <text:p text:style-name="P4005"><text:span text:style-name="T4006">%</text:span></text:p>
          </table:table-cell>
        </table:table-row>
        <table:table-row table:style-name="TableRow4007">
          <table:table-cell table:style-name="TableCell4008">
            <text:p text:style-name="P4009"><text:span text:style-name="T4010">Norte – escolas rurais em localidades selecionadas para a pesquisa de escolas urbanas</text:span></text:p>
          </table:table-cell>
          <table:table-cell table:style-name="TableCell4011">
            <text:p text:style-name="P4012"><text:span text:style-name="T4013">27</text:span></text:p>
          </table:table-cell>
        </table:table-row>
        <table:table-row table:style-name="TableRow4014">
          <table:table-cell table:style-name="TableCell4015">
            <text:p text:style-name="P4016"><text:span text:style-name="T4017">Norte – demais localidades (não presentes na amostra de localidades da pesquisa de escolas urbanas)</text:span></text:p>
          </table:table-cell>
          <table:table-cell table:style-name="TableCell4018">
            <text:p text:style-name="P4019"><text:span text:style-name="T4020">18</text:span></text:p>
          </table:table-cell>
        </table:table-row>
        <table:table-row table:style-name="TableRow4021">
          <table:table-cell table:style-name="TableCell4022">
            <text:p text:style-name="P4023"><text:span text:style-name="T4024">Nordeste – escolas rurais em localidades selecionadas para a pesquisa de escolas urbanas</text:span></text:p>
          </table:table-cell>
          <table:table-cell table:style-name="TableCell4025">
            <text:p text:style-name="P4026"><text:span text:style-name="T4027">28</text:span></text:p>
          </table:table-cell>
        </table:table-row>
        <table:table-row table:style-name="TableRow4028">
          <table:table-cell table:style-name="TableCell4029">
            <text:p text:style-name="P4030"><text:span text:style-name="T4031">Nordeste – demais localidades (não presentes na amostra de localidades da pesquisa de escolas urbanas)</text:span></text:p>
          </table:table-cell>
          <table:table-cell table:style-name="TableCell4032">
            <text:p text:style-name="P4033"><text:span text:style-name="T4034">24</text:span></text:p>
          </table:table-cell>
        </table:table-row>
        <table:table-row table:style-name="TableRow4035">
          <table:table-cell table:style-name="TableCell4036">
            <text:p text:style-name="P4037"><text:span text:style-name="T4038">Sudeste – escolas rurais em localidades selecionadas para a pesquisa de escolas urbanas</text:span></text:p>
          </table:table-cell>
          <table:table-cell table:style-name="TableCell4039">
            <text:p text:style-name="P4040"><text:span text:style-name="T4041">35</text:span></text:p>
          </table:table-cell>
        </table:table-row>
        <table:table-row table:style-name="TableRow4042">
          <table:table-cell table:style-name="TableCell4043">
            <text:p text:style-name="P4044"><text:span text:style-name="T4045">Sudeste – demais localidades (não presentes na amostra de localidades da pesquisa de escolas urbanas)</text:span></text:p>
          </table:table-cell>
          <table:table-cell table:style-name="TableCell4046">
            <text:p text:style-name="P4047"><text:span text:style-name="T4048">40</text:span></text:p>
          </table:table-cell>
        </table:table-row>
        <table:table-row table:style-name="TableRow4049">
          <table:table-cell table:style-name="TableCell4050">
            <text:p text:style-name="P4051"><text:span text:style-name="T4052">Sul – escolas rurais em localidades selecionadas para a pesquisa de escolas urbanas</text:span></text:p>
          </table:table-cell>
          <table:table-cell table:style-name="TableCell4053">
            <text:p text:style-name="P4054"><text:span text:style-name="T4055">41</text:span></text:p>
          </table:table-cell>
        </table:table-row>
        <table:table-row table:style-name="TableRow4056">
          <table:table-cell table:style-name="TableCell4057">
            <text:p text:style-name="P4058"><text:span text:style-name="T4059">Sul – demais localidades (não presentes na amostra de localidades da pesquisa de escolas urbanas)</text:span></text:p>
          </table:table-cell>
          <table:table-cell table:style-name="TableCell4060">
            <text:p text:style-name="P4061"><text:span text:style-name="T4062">52</text:span></text:p>
          </table:table-cell>
        </table:table-row>
        <table:table-row table:style-name="TableRow4063">
          <table:table-cell table:style-name="TableCell4064">
            <text:p text:style-name="P4065"><text:span text:style-name="T4066">Centro-Oeste – escolas rurais em localidades selecionadas para a pesquisa de escolas urbanas</text:span></text:p>
          </table:table-cell>
          <table:table-cell table:style-name="TableCell4067">
            <text:p text:style-name="P4068"><text:span text:style-name="T4069">46</text:span></text:p>
          </table:table-cell>
        </table:table-row>
        <table:table-row table:style-name="TableRow4070">
          <table:table-cell table:style-name="TableCell4071">
            <text:p text:style-name="P4072"><text:span text:style-name="T4073">Centro-Oeste – demais localidades (não presentes na amostra de localidades da pesquisa de escolas urbanas)</text:span></text:p>
          </table:table-cell>
          <table:table-cell table:style-name="TableCell4074">
            <text:p text:style-name="P4075"><text:span text:style-name="T4076">44</text:span></text:p>
          </table:table-cell>
        </table:table-row>
        <table:table-row table:style-name="TableRow4077">
          <table:table-cell table:style-name="TableCell4078">
            <text:p text:style-name="P4079"><text:span text:style-name="T4080">Total</text:span></text:p>
          </table:table-cell>
          <table:table-cell table:style-name="TableCell4081">
            <text:p text:style-name="P4082"><text:span text:style-name="T4083">32</text:span></text:p>
          </table:table-cell>
        </table:table-row>
      </table:table>
      <text:p text:style-name="P4084"><text:span text:style-name="T4111"><draw:custom-shape svg:x="0in" svg:y="1.18056in" svg:width="0.35486in" svg:height="3.9375in" draw:z-index="250306560" draw:id="id81" draw:style-name="a81" draw:name="Freeform 3"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p>
      <text:p text:style-name="P4112"/>
      <text:p text:style-name="P4113"/>
      <text:h text:style-name="Título2" text:outline-level="2"><text:span text:style-name="T4114"><draw:frame draw:z-index="251686912" draw:id="id82" draw:style-name="a82" draw:name="Text Box 2" text:anchor-type="paragraph" svg:x="0.17153in" svg:y="0.14097in" svg:width="0.12292in" svg:height="0.50764in" style:rel-width="scale" style:rel-height="scale"><draw:text-box><text:p text:style-name="P4115"><text:span text:style-name="T4116">PORTUGUÊS</text:span></text:p></draw:text-box><svg:title/><svg:desc/></draw:frame></text:span><text:span text:style-name="T4117">PROCESSAMENTO DOS DADOS</text:span></text:h>
      <text:p text:style-name="P4118"/>
      <text:p text:style-name="P4119"><text:span text:style-name="T4120">CALIBRAÇÃO</text:span></text:p>
      <text:p text:style-name="P4121"/>
      <text:p text:style-name="P4122"><text:span text:style-name="T4123">Nesta edição, não foi necessário o ajuste de um modelo logístico pós-estratificação, como feito no estudo anterior, uma vez que não houve resposta diferencial. Desse modo, foi implementado o método<text:s/></text:span><text:span text:style-name="T4124">raking<text:s/></text:span><text:span text:style-name="T4125">para as variáveis:</text:span></text:p>
      <text:list text:style-name="LFO2" text:continue-numbering="true">
        <text:list-item>
          <text:p text:style-name="P4126"><text:span text:style-name="T4127">Unidades<text:s/></text:span><text:span text:style-name="T4128">da</text:span><text:span text:style-name="T4129"><text:s/></text:span><text:span text:style-name="T4130">federação;</text:span></text:p>
        </text:list-item>
        <text:list-item>
          <text:p text:style-name="P4131"><text:span text:style-name="T4132">Escolas<text:s/></text:span><text:span text:style-name="T4133">com<text:s/></text:span><text:span text:style-name="T4134">computador;</text:span><text:span text:style-name="T4135"><text:s/></text:span><text:span text:style-name="T4136">e</text:span></text:p>
        </text:list-item>
        <text:list-item>
          <text:p text:style-name="P4137"><text:span text:style-name="T4138">Escolas<text:s/></text:span><text:span text:style-name="T4139">com<text:s/></text:span><text:span text:style-name="T4140">acesso<text:s/></text:span><text:span text:style-name="T4141">à</text:span><text:span text:style-name="T4142"><text:s/></text:span><text:span text:style-name="T4143">Interne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ill Sans MT" svg:font-family="Gill Sans MT" style:font-family-generic="swiss" style:font-pitch="variable" svg:panose-1="2 11 5 2 2 1 4 2 2 3"/>
    <style:font-face style:name="Trebuchet MS" svg:font-family="Trebuchet MS" style:font-family-generic="swiss" style:font-pitch="variable" svg:panose-1="2 11 6 3 2 2 2 2 2 4"/>
    <style:font-face style:name="Wingdings 3" style:font-charset="x-symbol" svg:font-family="Wingdings 3" style:font-family-generic="roman" style:font-pitch="variable" svg:panose-1="5 4 1 2 1 8 7 7 7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041in" fo:margin-left="0.0277in">
        <style:tab-stops/>
      </style:paragraph-properties>
      <style:text-properties fo:font-size="18pt" style:font-size-asian="18pt" style:font-size-complex="18pt" fo:hyphenate="false"/>
    </style:style>
    <style:style style:name="Título2" style:display-name="Título 2" style:family="paragraph" style:parent-style-name="Normal" style:default-outline-level="2">
      <style:paragraph-properties fo:text-align="justify" fo:margin-left="0.7895in">
        <style:tab-stops/>
      </style:paragraph-properties>
      <style:text-properties fo:hyphenate="false"/>
    </style:style>
    <style:style style:name="Normal" style:display-name="Normal" style:family="paragraph">
      <style:text-properties style:font-name="Calibri" style:font-name-asian="Calibri" style:font-name-complex="Calibri" fo:language="pt" fo:country="PT" style:language-asian="pt" style:country-asian="PT" style:language-complex="pt" style:country-complex="PT" fo:hyphenate="false"/>
    </style:style>
    <style:style style:name="Fonteparág.padrão" style:display-name="Fonte parág. padrão" style:family="text"/>
    <style:style style:name="Corpodetexto" style:display-name="Corpo de texto" style:family="paragraph" style:parent-style-name="Normal">
      <style:text-properties fo:font-size="9pt" style:font-size-asian="9pt" style:font-size-complex="9pt" fo:hyphenate="false"/>
    </style:style>
    <style:style style:name="ParágrafodaLista" style:display-name="Parágrafo da Lista" style:family="paragraph" style:parent-style-name="Normal">
      <style:paragraph-properties fo:margin-top="0.0673in" fo:margin-left="1.1041in" fo:text-indent="-0.1187in">
        <style:tab-stops/>
      </style:paragraph-properties>
      <style:text-properties fo:hyphenate="false"/>
    </style:style>
    <style:style style:name="TableParagraph" style:display-name="Table Paragraph"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fo:color="#231F20" style:text-scale="100%" fo:font-size="9pt" style:font-size-asian="9pt" style:font-size-complex="9pt" fo:language="pt" fo:country="PT" style:language-asian="pt" style:country-asian="PT" style:language-complex="pt" style:country-complex="PT"/>
    </style:style>
    <style:style style:name="WW_CharLFO1LVL2" style:family="text">
      <style:text-properties fo:language="pt" fo:country="PT" style:language-asian="pt" style:country-asian="PT" style:language-complex="pt" style:country-complex="PT"/>
    </style:style>
    <style:style style:name="WW_CharLFO1LVL3" style:family="text">
      <style:text-properties fo:language="pt" fo:country="PT" style:language-asian="pt" style:country-asian="PT" style:language-complex="pt" style:country-complex="PT"/>
    </style:style>
    <style:style style:name="WW_CharLFO1LVL4" style:family="text">
      <style:text-properties fo:language="pt" fo:country="PT" style:language-asian="pt" style:country-asian="PT" style:language-complex="pt" style:country-complex="PT"/>
    </style:style>
    <style:style style:name="WW_CharLFO1LVL5" style:family="text">
      <style:text-properties fo:language="pt" fo:country="PT" style:language-asian="pt" style:country-asian="PT" style:language-complex="pt" style:country-complex="PT"/>
    </style:style>
    <style:style style:name="WW_CharLFO1LVL6" style:family="text">
      <style:text-properties fo:language="pt" fo:country="PT" style:language-asian="pt" style:country-asian="PT" style:language-complex="pt" style:country-complex="PT"/>
    </style:style>
    <style:style style:name="WW_CharLFO1LVL7" style:family="text">
      <style:text-properties fo:language="pt" fo:country="PT" style:language-asian="pt" style:country-asian="PT" style:language-complex="pt" style:country-complex="PT"/>
    </style:style>
    <style:style style:name="WW_CharLFO1LVL8" style:family="text">
      <style:text-properties fo:language="pt" fo:country="PT" style:language-asian="pt" style:country-asian="PT" style:language-complex="pt" style:country-complex="PT"/>
    </style:style>
    <style:style style:name="WW_CharLFO1LVL9" style:family="text">
      <style:text-properties fo:language="pt" fo:country="PT" style:language-asian="pt" style:country-asian="PT" style:language-complex="pt" style:country-complex="PT"/>
    </style:style>
    <style:style style:name="WW_CharLFO2LVL1" style:family="text">
      <style:text-properties style:font-name="Calibri" style:font-name-asian="Calibri" style:font-name-complex="Calibri" fo:color="#231F20" style:text-scale="121%" fo:font-size="9pt" style:font-size-asian="9pt" style:font-size-complex="9pt" fo:language="pt" fo:country="PT" style:language-asian="pt" style:country-asian="PT" style:language-complex="pt" style:country-complex="PT"/>
    </style:style>
    <style:style style:name="WW_CharLFO2LVL2" style:family="text">
      <style:text-properties fo:language="pt" fo:country="PT" style:language-asian="pt" style:country-asian="PT" style:language-complex="pt" style:country-complex="PT"/>
    </style:style>
    <style:style style:name="WW_CharLFO2LVL3" style:family="text">
      <style:text-properties fo:language="pt" fo:country="PT" style:language-asian="pt" style:country-asian="PT" style:language-complex="pt" style:country-complex="PT"/>
    </style:style>
    <style:style style:name="WW_CharLFO2LVL4" style:family="text">
      <style:text-properties fo:language="pt" fo:country="PT" style:language-asian="pt" style:country-asian="PT" style:language-complex="pt" style:country-complex="PT"/>
    </style:style>
    <style:style style:name="WW_CharLFO2LVL5" style:family="text">
      <style:text-properties fo:language="pt" fo:country="PT" style:language-asian="pt" style:country-asian="PT" style:language-complex="pt" style:country-complex="PT"/>
    </style:style>
    <style:style style:name="WW_CharLFO2LVL6" style:family="text">
      <style:text-properties fo:language="pt" fo:country="PT" style:language-asian="pt" style:country-asian="PT" style:language-complex="pt" style:country-complex="PT"/>
    </style:style>
    <style:style style:name="WW_CharLFO2LVL7" style:family="text">
      <style:text-properties fo:language="pt" fo:country="PT" style:language-asian="pt" style:country-asian="PT" style:language-complex="pt" style:country-complex="PT"/>
    </style:style>
    <style:style style:name="WW_CharLFO2LVL8" style:family="text">
      <style:text-properties fo:language="pt" fo:country="PT" style:language-asian="pt" style:country-asian="PT" style:language-complex="pt" style:country-complex="PT"/>
    </style:style>
    <style:style style:name="WW_CharLFO2LVL9" style:family="text">
      <style:text-properties fo:language="pt" fo:country="PT" style:language-asian="pt" style:country-asian="PT" style:language-complex="pt" style:country-complex="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1.1826in" text:min-label-width="0.1187in" text:list-level-position-and-space-mode="label-alignment">
          <style:list-level-label-alignment text:label-followed-by="listtab" fo:margin-left="1.3013in" fo:text-indent="-0.1187in"/>
        </style:list-level-properties>
        <style:text-properties style:font-name="Calibri"/>
      </text:list-level-style-bullet>
      <text:list-level-style-bullet text:level="2" text:style-name="WW_CharLFO1LVL2" text:bullet-char="•">
        <style:list-level-properties text:space-before="1.7847in" text:min-label-width="0.1187in" text:list-level-position-and-space-mode="label-alignment">
          <style:list-level-label-alignment text:label-followed-by="listtab" fo:margin-left="1.9034in" fo:text-indent="-0.1187in"/>
        </style:list-level-properties>
      </text:list-level-style-bullet>
      <text:list-level-style-bullet text:level="3" text:style-name="WW_CharLFO1LVL3" text:bullet-char="•">
        <style:list-level-properties text:space-before="2.3826in" text:min-label-width="0.1187in" text:list-level-position-and-space-mode="label-alignment">
          <style:list-level-label-alignment text:label-followed-by="listtab" fo:margin-left="2.5013in" fo:text-indent="-0.1187in"/>
        </style:list-level-properties>
      </text:list-level-style-bullet>
      <text:list-level-style-bullet text:level="4" text:style-name="WW_CharLFO1LVL4" text:bullet-char="•">
        <style:list-level-properties text:space-before="2.9805in" text:min-label-width="0.1187in" text:list-level-position-and-space-mode="label-alignment">
          <style:list-level-label-alignment text:label-followed-by="listtab" fo:margin-left="3.0993in" fo:text-indent="-0.1187in"/>
        </style:list-level-properties>
      </text:list-level-style-bullet>
      <text:list-level-style-bullet text:level="5" text:style-name="WW_CharLFO1LVL5" text:bullet-char="•">
        <style:list-level-properties text:space-before="3.5784in" text:min-label-width="0.1187in" text:list-level-position-and-space-mode="label-alignment">
          <style:list-level-label-alignment text:label-followed-by="listtab" fo:margin-left="3.6972in" fo:text-indent="-0.1187in"/>
        </style:list-level-properties>
      </text:list-level-style-bullet>
      <text:list-level-style-bullet text:level="6" text:style-name="WW_CharLFO1LVL6" text:bullet-char="•">
        <style:list-level-properties text:space-before="4.1763in" text:min-label-width="0.1187in" text:list-level-position-and-space-mode="label-alignment">
          <style:list-level-label-alignment text:label-followed-by="listtab" fo:margin-left="4.2951in" fo:text-indent="-0.1187in"/>
        </style:list-level-properties>
      </text:list-level-style-bullet>
      <text:list-level-style-bullet text:level="7" text:style-name="WW_CharLFO1LVL7" text:bullet-char="•">
        <style:list-level-properties text:space-before="4.775in" text:min-label-width="0.1187in" text:list-level-position-and-space-mode="label-alignment">
          <style:list-level-label-alignment text:label-followed-by="listtab" fo:margin-left="4.8937in" fo:text-indent="-0.1187in"/>
        </style:list-level-properties>
      </text:list-level-style-bullet>
      <text:list-level-style-bullet text:level="8" text:style-name="WW_CharLFO1LVL8" text:bullet-char="•">
        <style:list-level-properties text:space-before="5.3729in" text:min-label-width="0.1187in" text:list-level-position-and-space-mode="label-alignment">
          <style:list-level-label-alignment text:label-followed-by="listtab" fo:margin-left="5.4916in" fo:text-indent="-0.1187in"/>
        </style:list-level-properties>
      </text:list-level-style-bullet>
      <text:list-level-style-bullet text:level="9" text:style-name="WW_CharLFO1LVL9" text:bullet-char="•">
        <style:list-level-properties text:space-before="5.9708in" text:min-label-width="0.1187in" text:list-level-position-and-space-mode="label-alignment">
          <style:list-level-label-alignment text:label-followed-by="listtab" fo:margin-left="6.0895in" fo:text-indent="-0.1187in"/>
        </style:list-level-properties>
      </text:list-level-style-bullet>
    </text:list-style>
    <text:list-style style:name="LFO2">
      <text:list-level-style-bullet text:level="1" text:style-name="WW_CharLFO2LVL1" text:bullet-char="•">
        <style:list-level-properties text:space-before="0.9854in" text:min-label-width="0.1187in" text:list-level-position-and-space-mode="label-alignment">
          <style:list-level-label-alignment text:label-followed-by="listtab" fo:margin-left="1.1041in" fo:text-indent="-0.1187in"/>
        </style:list-level-properties>
        <style:text-properties style:font-name="Calibri"/>
      </text:list-level-style-bullet>
      <text:list-level-style-bullet text:level="2" text:style-name="WW_CharLFO2LVL2" text:bullet-char="•">
        <style:list-level-properties text:space-before="1.6097in" text:min-label-width="0.1187in" text:list-level-position-and-space-mode="label-alignment">
          <style:list-level-label-alignment text:label-followed-by="listtab" fo:margin-left="1.7284in" fo:text-indent="-0.1187in"/>
        </style:list-level-properties>
      </text:list-level-style-bullet>
      <text:list-level-style-bullet text:level="3" text:style-name="WW_CharLFO2LVL3" text:bullet-char="•">
        <style:list-level-properties text:space-before="2.227in" text:min-label-width="0.1187in" text:list-level-position-and-space-mode="label-alignment">
          <style:list-level-label-alignment text:label-followed-by="listtab" fo:margin-left="2.3458in" fo:text-indent="-0.1187in"/>
        </style:list-level-properties>
      </text:list-level-style-bullet>
      <text:list-level-style-bullet text:level="4" text:style-name="WW_CharLFO2LVL4" text:bullet-char="•">
        <style:list-level-properties text:space-before="2.8444in" text:min-label-width="0.1187in" text:list-level-position-and-space-mode="label-alignment">
          <style:list-level-label-alignment text:label-followed-by="listtab" fo:margin-left="2.9631in" fo:text-indent="-0.1187in"/>
        </style:list-level-properties>
      </text:list-level-style-bullet>
      <text:list-level-style-bullet text:level="5" text:style-name="WW_CharLFO2LVL5" text:bullet-char="•">
        <style:list-level-properties text:space-before="3.4618in" text:min-label-width="0.1187in" text:list-level-position-and-space-mode="label-alignment">
          <style:list-level-label-alignment text:label-followed-by="listtab" fo:margin-left="3.5805in" fo:text-indent="-0.1187in"/>
        </style:list-level-properties>
      </text:list-level-style-bullet>
      <text:list-level-style-bullet text:level="6" text:style-name="WW_CharLFO2LVL6" text:bullet-char="•">
        <style:list-level-properties text:space-before="4.0791in" text:min-label-width="0.1187in" text:list-level-position-and-space-mode="label-alignment">
          <style:list-level-label-alignment text:label-followed-by="listtab" fo:margin-left="4.1979in" fo:text-indent="-0.1187in"/>
        </style:list-level-properties>
      </text:list-level-style-bullet>
      <text:list-level-style-bullet text:level="7" text:style-name="WW_CharLFO2LVL7" text:bullet-char="•">
        <style:list-level-properties text:space-before="4.6972in" text:min-label-width="0.1187in" text:list-level-position-and-space-mode="label-alignment">
          <style:list-level-label-alignment text:label-followed-by="listtab" fo:margin-left="4.8159in" fo:text-indent="-0.1187in"/>
        </style:list-level-properties>
      </text:list-level-style-bullet>
      <text:list-level-style-bullet text:level="8" text:style-name="WW_CharLFO2LVL8" text:bullet-char="•">
        <style:list-level-properties text:space-before="5.3145in" text:min-label-width="0.1187in" text:list-level-position-and-space-mode="label-alignment">
          <style:list-level-label-alignment text:label-followed-by="listtab" fo:margin-left="5.4333in" fo:text-indent="-0.1187in"/>
        </style:list-level-properties>
      </text:list-level-style-bullet>
      <text:list-level-style-bullet text:level="9" text:style-name="WW_CharLFO2LVL9" text:bullet-char="•">
        <style:list-level-properties text:space-before="5.9319in" text:min-label-width="0.1187in" text:list-level-position-and-space-mode="label-alignment">
          <style:list-level-label-alignment text:label-followed-by="listtab" fo:margin-left="6.0506in" fo:text-indent="-0.1187in"/>
        </style:list-level-properties>
      </text:list-level-style-bullet>
    </text:list-style>
    <style:page-layout style:name="PL0">
      <style:page-layout-properties fo:page-width="7.4861in" fo:page-height="10.243in" style:print-orientation="portrait" fo:margin-top="0.3569in" fo:margin-left="0.1944in" fo:margin-bottom="0.5in" fo:margin-right="0in" style:num-format="1" style:writing-mode="lr-tb">
        <style:footnote-sep style:width="0.007in" style:rel-width="33%" style:color="#000000" style:line-style="solid" style:adjustment="left"/>
      </style:page-layout-properties>
      <style:header-style>
        <style:header-footer-properties style:dynamic-spacing="true" fo:min-height="0.2819in"/>
      </style:header-style>
      <style:footer-style>
        <style:header-footer-properties style:dynamic-spacing="true" fo:min-height="-0.5in"/>
      </style:footer-style>
    </style:page-layout>
    <style:style style:name="P2" style:parent-style-name="Corpodetexto" style:family="paragraph">
      <style:paragraph-properties fo:line-height="5%"/>
    </style:style>
    <style:style style:name="T3" style:parent-style-name="Fonteparág.padrão" style:family="text">
      <style:text-properties fo:language="en" fo:country="US" style:language-asian="en" style:country-asian="US" style:language-complex="ar" style:country-complex="SA"/>
    </style:style>
    <style:style style:name="P4" style:parent-style-name="Normal" style:family="paragraph">
      <style:paragraph-properties fo:margin-top="0.0041in" fo:margin-left="0.0138in">
        <style:tab-stops>
          <style:tab-stop style:type="right" style:position="2.2819in"/>
        </style:tab-stops>
      </style:paragraph-properties>
    </style:style>
    <style:style style:name="T5" style:parent-style-name="Fonteparág.padrão" style:family="text">
      <style:text-properties style:font-name="Gill Sans MT" fo:color="#C9302E" fo:letter-spacing="0.0027in" style:text-position="7.1% 100%" fo:font-size="7pt" style:font-size-asian="7pt"/>
    </style:style>
    <style:style style:name="T6" style:parent-style-name="Fonteparág.padrão" style:family="text">
      <style:text-properties style:font-name="Gill Sans MT" fo:color="#C9302E" fo:letter-spacing="0.002in" style:text-position="7.1% 100%" fo:font-size="7pt" style:font-size-asian="7pt"/>
    </style:style>
    <style:style style:name="T7" style:parent-style-name="Fonteparág.padrão" style:family="text">
      <style:text-properties style:font-name="Gill Sans MT" fo:color="#C9302E" fo:letter-spacing="0.0027in" style:text-position="7.1% 100%" fo:font-size="7pt" style:font-size-asian="7pt"/>
    </style:style>
    <style:style style:name="T8" style:parent-style-name="Fonteparág.padrão" style:family="text">
      <style:text-properties style:font-name="Gill Sans MT" fo:color="#C9302E" fo:letter-spacing="0.0131in" style:text-position="7.1% 100%" fo:font-size="7pt" style:font-size-asian="7pt"/>
    </style:style>
    <style:style style:name="T9" style:parent-style-name="Fonteparág.padrão" style:family="text">
      <style:text-properties style:font-name="Gill Sans MT" fo:color="#C9302E" fo:letter-spacing="0.002in" style:text-position="7.1% 100%" fo:font-size="7pt" style:font-size-asian="7pt"/>
    </style:style>
    <style:style style:name="T10" style:parent-style-name="Fonteparág.padrão" style:family="text">
      <style:text-properties style:font-name="Gill Sans MT" fo:color="#C9302E" fo:letter-spacing="0.0055in" style:text-position="7.1% 100%" fo:font-size="7pt" style:font-size-asian="7pt"/>
    </style:style>
    <style:style style:name="T11" style:parent-style-name="Fonteparág.padrão" style:family="text">
      <style:text-properties style:font-name="Gill Sans MT" fo:color="#C9302E" fo:letter-spacing="0.0041in" style:text-position="7.1% 100%" fo:font-size="7pt" style:font-size-asian="7pt"/>
    </style:style>
    <style:style style:name="T12" style:parent-style-name="Fonteparág.padrão" style:family="text">
      <style:text-properties style:font-name="Gill Sans MT" fo:color="#C9302E" fo:letter-spacing="0.0041in" style:text-position="7.1% 100%" fo:font-size="7pt" style:font-size-asian="7pt"/>
    </style:style>
    <style:style style:name="T13" style:parent-style-name="Fonteparág.padrão" style:family="text">
      <style:text-properties fo:color="#C7C8CA" fo:font-size="18pt" style:font-size-asian="18pt"/>
    </style:style>
    <style:style style:name="T14" style:parent-style-name="Fonteparág.padrão" style:family="text">
      <style:text-properties fo:language="en" fo:country="US" style:language-asian="en" style:country-asian="US" style:language-complex="ar" style:country-complex="SA"/>
    </style:style>
    <style:style style:name="P15" style:parent-style-name="Normal" style:family="paragraph">
      <style:paragraph-properties fo:margin-top="0.0097in" fo:margin-left="0.0138in">
        <style:tab-stops/>
      </style:paragraph-properties>
    </style:style>
    <style:style style:name="T16" style:parent-style-name="Fonteparág.padrão" style:family="text">
      <style:text-properties style:font-name="Gill Sans MT" fo:color="#C9302E" fo:font-size="7pt" style:font-size-asian="7pt"/>
    </style:style>
    <style:style style:name="T17" style:parent-style-name="Fonteparág.padrão" style:family="text">
      <style:text-properties style:font-name="Gill Sans MT" fo:color="#939598" fo:font-size="6pt" style:font-size-asian="6pt"/>
    </style:style>
    <style:style style:name="P18" style:parent-style-name="Corpodetexto" style:family="paragraph">
      <style:paragraph-properties fo:line-height="5%"/>
    </style:style>
    <style:style style:name="T19" style:parent-style-name="Fonteparág.padrão" style:family="text">
      <style:text-properties fo:language="en" fo:country="US" style:language-asian="en" style:country-asian="US" style:language-complex="ar" style:country-complex="SA"/>
    </style:style>
    <style:style style:name="P20" style:parent-style-name="Normal" style:family="paragraph">
      <style:paragraph-properties fo:margin-top="0.0041in" fo:margin-left="0.0277in">
        <style:tab-stops/>
      </style:paragraph-properties>
    </style:style>
    <style:style style:name="T21" style:parent-style-name="Fonteparág.padrão" style:family="text">
      <style:text-properties fo:color="#C7C8CA" style:text-scale="120%" fo:font-size="18pt" style:font-size-asian="18pt"/>
    </style:style>
    <style:style style:name="T22" style:parent-style-name="Fonteparág.padrão" style:family="text">
      <style:text-properties fo:language="en" fo:country="US" style:language-asian="en" style:country-asian="US" style:language-complex="ar" style:country-complex="SA"/>
    </style:style>
    <style:style style:name="P23" style:parent-style-name="Normal" style:family="paragraph">
      <style:paragraph-properties fo:margin-top="0.0097in" fo:margin-left="0.0138in">
        <style:tab-stops/>
      </style:paragraph-properties>
    </style:style>
    <style:style style:name="T24" style:parent-style-name="Fonteparág.padrão" style:family="text">
      <style:text-properties style:font-name="Gill Sans MT" fo:color="#939598" fo:font-size="6pt" style:font-size-asian="6pt"/>
    </style:style>
    <style:style style:name="T25" style:parent-style-name="Fonteparág.padrão" style:family="text">
      <style:text-properties style:font-name="Gill Sans MT" fo:color="#C9302E" fo:font-size="7pt" style:font-size-asian="7pt"/>
    </style:style>
    <style:style style:name="P26" style:parent-style-name="Normal" style:family="paragraph">
      <style:paragraph-properties fo:margin-top="0.0076in" fo:margin-left="0.0138in">
        <style:tab-stops/>
      </style:paragraph-properties>
    </style:style>
    <style:style style:name="T27" style:parent-style-name="Fonteparág.padrão" style:family="text">
      <style:text-properties style:font-name="Gill Sans MT" fo:color="#C9302E" style:text-scale="95%" fo:font-size="7pt" style:font-size-asian="7pt"/>
    </style:style>
    <style:page-layout style:name="PL1">
      <style:page-layout-properties fo:page-width="7.4861in" fo:page-height="10.243in" style:print-orientation="portrait" fo:margin-top="0.6388in" fo:margin-left="0.1944in" fo:margin-bottom="0.1944in" fo:margin-right="0in" style:num-format="1" style:writing-mode="lr-tb">
        <style:footnote-sep style:width="0.007in" style:rel-width="33%" style:color="#000000" style:line-style="solid" style:adjustment="left"/>
      </style:page-layout-properties>
    </style:page-layout>
    <style:style style:name="P254" style:parent-style-name="Corpodetexto" style:family="paragraph">
      <style:paragraph-properties fo:line-height="5%"/>
    </style:style>
    <style:style style:name="T255" style:parent-style-name="Fonteparág.padrão" style:family="text">
      <style:text-properties fo:language="en" fo:country="US" style:language-asian="en" style:country-asian="US" style:language-complex="ar" style:country-complex="SA"/>
    </style:style>
    <style:style style:name="P256" style:parent-style-name="Normal" style:family="paragraph">
      <style:paragraph-properties fo:margin-top="0.0041in" fo:margin-left="0.0138in">
        <style:tab-stops>
          <style:tab-stop style:type="right" style:position="2.2819in"/>
        </style:tab-stops>
      </style:paragraph-properties>
    </style:style>
    <style:style style:name="T257" style:parent-style-name="Fonteparág.padrão" style:family="text">
      <style:text-properties style:font-name="Gill Sans MT" fo:color="#C9302E" fo:letter-spacing="0.0027in" style:text-position="7.1% 100%" fo:font-size="7pt" style:font-size-asian="7pt"/>
    </style:style>
    <style:style style:name="T258" style:parent-style-name="Fonteparág.padrão" style:family="text">
      <style:text-properties style:font-name="Gill Sans MT" fo:color="#C9302E" fo:letter-spacing="0.002in" style:text-position="7.1% 100%" fo:font-size="7pt" style:font-size-asian="7pt"/>
    </style:style>
    <style:style style:name="T259" style:parent-style-name="Fonteparág.padrão" style:family="text">
      <style:text-properties style:font-name="Gill Sans MT" fo:color="#C9302E" fo:letter-spacing="0.0027in" style:text-position="7.1% 100%" fo:font-size="7pt" style:font-size-asian="7pt"/>
    </style:style>
    <style:style style:name="T260" style:parent-style-name="Fonteparág.padrão" style:family="text">
      <style:text-properties style:font-name="Gill Sans MT" fo:color="#C9302E" fo:letter-spacing="0.0131in" style:text-position="7.1% 100%" fo:font-size="7pt" style:font-size-asian="7pt"/>
    </style:style>
    <style:style style:name="T261" style:parent-style-name="Fonteparág.padrão" style:family="text">
      <style:text-properties style:font-name="Gill Sans MT" fo:color="#C9302E" fo:letter-spacing="0.002in" style:text-position="7.1% 100%" fo:font-size="7pt" style:font-size-asian="7pt"/>
    </style:style>
    <style:style style:name="T262" style:parent-style-name="Fonteparág.padrão" style:family="text">
      <style:text-properties style:font-name="Gill Sans MT" fo:color="#C9302E" fo:letter-spacing="0.0055in" style:text-position="7.1% 100%" fo:font-size="7pt" style:font-size-asian="7pt"/>
    </style:style>
    <style:style style:name="T263" style:parent-style-name="Fonteparág.padrão" style:family="text">
      <style:text-properties style:font-name="Gill Sans MT" fo:color="#C9302E" fo:letter-spacing="0.0041in" style:text-position="7.1% 100%" fo:font-size="7pt" style:font-size-asian="7pt"/>
    </style:style>
    <style:style style:name="T264" style:parent-style-name="Fonteparág.padrão" style:family="text">
      <style:text-properties style:font-name="Gill Sans MT" fo:color="#C9302E" fo:letter-spacing="0.0041in" style:text-position="7.1% 100%" fo:font-size="7pt" style:font-size-asian="7pt"/>
    </style:style>
    <style:style style:name="T265" style:parent-style-name="Fonteparág.padrão" style:family="text">
      <style:text-properties fo:color="#C7C8CA" fo:font-size="18pt" style:font-size-asian="18pt"/>
    </style:style>
    <style:style style:name="T266" style:parent-style-name="Fonteparág.padrão" style:family="text">
      <style:text-properties fo:language="en" fo:country="US" style:language-asian="en" style:country-asian="US" style:language-complex="ar" style:country-complex="SA"/>
    </style:style>
    <style:style style:name="P267" style:parent-style-name="Normal" style:family="paragraph">
      <style:paragraph-properties fo:margin-top="0.0097in" fo:margin-left="0.0138in">
        <style:tab-stops/>
      </style:paragraph-properties>
    </style:style>
    <style:style style:name="T268" style:parent-style-name="Fonteparág.padrão" style:family="text">
      <style:text-properties style:font-name="Gill Sans MT" fo:color="#C9302E" fo:font-size="7pt" style:font-size-asian="7pt"/>
    </style:style>
    <style:style style:name="T269" style:parent-style-name="Fonteparág.padrão" style:family="text">
      <style:text-properties style:font-name="Gill Sans MT" fo:color="#939598" fo:font-size="6pt" style:font-size-asian="6pt"/>
    </style:style>
    <style:style style:name="P270" style:parent-style-name="Corpodetexto" style:family="paragraph">
      <style:paragraph-properties fo:line-height="5%"/>
    </style:style>
    <style:style style:name="T271" style:parent-style-name="Fonteparág.padrão" style:family="text">
      <style:text-properties fo:language="en" fo:country="US" style:language-asian="en" style:country-asian="US" style:language-complex="ar" style:country-complex="SA"/>
    </style:style>
    <style:style style:name="P272" style:parent-style-name="Normal" style:family="paragraph">
      <style:paragraph-properties fo:margin-top="0.0041in" fo:margin-left="0.0277in">
        <style:tab-stops/>
      </style:paragraph-properties>
    </style:style>
    <style:style style:name="T273" style:parent-style-name="Fonteparág.padrão" style:family="text">
      <style:text-properties fo:color="#C7C8CA" style:text-scale="120%" fo:font-size="18pt" style:font-size-asian="18pt"/>
    </style:style>
    <style:style style:name="T274" style:parent-style-name="Fonteparág.padrão" style:family="text">
      <style:text-properties fo:language="en" fo:country="US" style:language-asian="en" style:country-asian="US" style:language-complex="ar" style:country-complex="SA"/>
    </style:style>
    <style:style style:name="P275" style:parent-style-name="Normal" style:family="paragraph">
      <style:paragraph-properties fo:margin-top="0.0097in" fo:margin-left="0.0138in">
        <style:tab-stops/>
      </style:paragraph-properties>
    </style:style>
    <style:style style:name="T276" style:parent-style-name="Fonteparág.padrão" style:family="text">
      <style:text-properties style:font-name="Gill Sans MT" fo:color="#939598" fo:font-size="6pt" style:font-size-asian="6pt"/>
    </style:style>
    <style:style style:name="T277" style:parent-style-name="Fonteparág.padrão" style:family="text">
      <style:text-properties style:font-name="Gill Sans MT" fo:color="#C9302E" fo:font-size="7pt" style:font-size-asian="7pt"/>
    </style:style>
    <style:style style:name="P278" style:parent-style-name="Normal" style:family="paragraph">
      <style:paragraph-properties fo:margin-top="0.0076in" fo:margin-left="0.0138in">
        <style:tab-stops/>
      </style:paragraph-properties>
    </style:style>
    <style:style style:name="T279" style:parent-style-name="Fonteparág.padrão" style:family="text">
      <style:text-properties style:font-name="Gill Sans MT" fo:color="#C9302E" style:text-scale="95%" fo:font-size="7pt" style:font-size-asian="7pt"/>
    </style:style>
    <style:page-layout style:name="PL2">
      <style:page-layout-properties fo:page-width="7.4861in" fo:page-height="10.243in" style:print-orientation="portrait" fo:margin-top="0.6388in" fo:margin-left="0.1944in" fo:margin-bottom="0in" fo:margin-right="0in" style:num-format="1" style:writing-mode="lr-tb">
        <style:footnote-sep style:width="0.007in" style:rel-width="33%" style:color="#000000" style:line-style="solid" style:adjustment="left"/>
      </style:page-layout-properties>
    </style:page-layout>
    <style:style style:name="P486" style:parent-style-name="Corpodetexto" style:family="paragraph">
      <style:paragraph-properties fo:line-height="5%"/>
    </style:style>
    <style:style style:name="T487" style:parent-style-name="Fonteparág.padrão" style:family="text">
      <style:text-properties fo:language="en" fo:country="US" style:language-asian="en" style:country-asian="US" style:language-complex="ar" style:country-complex="SA"/>
    </style:style>
    <style:style style:name="P488" style:parent-style-name="Normal" style:family="paragraph">
      <style:paragraph-properties fo:margin-top="0.0041in" fo:margin-left="0.0138in">
        <style:tab-stops>
          <style:tab-stop style:type="right" style:position="2.2819in"/>
        </style:tab-stops>
      </style:paragraph-properties>
    </style:style>
    <style:style style:name="T489" style:parent-style-name="Fonteparág.padrão" style:family="text">
      <style:text-properties style:font-name="Gill Sans MT" fo:color="#C9302E" fo:letter-spacing="0.0027in" style:text-position="7.1% 100%" fo:font-size="7pt" style:font-size-asian="7pt"/>
    </style:style>
    <style:style style:name="T490" style:parent-style-name="Fonteparág.padrão" style:family="text">
      <style:text-properties style:font-name="Gill Sans MT" fo:color="#C9302E" fo:letter-spacing="0.002in" style:text-position="7.1% 100%" fo:font-size="7pt" style:font-size-asian="7pt"/>
    </style:style>
    <style:style style:name="T491" style:parent-style-name="Fonteparág.padrão" style:family="text">
      <style:text-properties style:font-name="Gill Sans MT" fo:color="#C9302E" fo:letter-spacing="0.0027in" style:text-position="7.1% 100%" fo:font-size="7pt" style:font-size-asian="7pt"/>
    </style:style>
    <style:style style:name="T492" style:parent-style-name="Fonteparág.padrão" style:family="text">
      <style:text-properties style:font-name="Gill Sans MT" fo:color="#C9302E" fo:letter-spacing="0.0131in" style:text-position="7.1% 100%" fo:font-size="7pt" style:font-size-asian="7pt"/>
    </style:style>
    <style:style style:name="T493" style:parent-style-name="Fonteparág.padrão" style:family="text">
      <style:text-properties style:font-name="Gill Sans MT" fo:color="#C9302E" fo:letter-spacing="0.002in" style:text-position="7.1% 100%" fo:font-size="7pt" style:font-size-asian="7pt"/>
    </style:style>
    <style:style style:name="T494" style:parent-style-name="Fonteparág.padrão" style:family="text">
      <style:text-properties style:font-name="Gill Sans MT" fo:color="#C9302E" fo:letter-spacing="0.0055in" style:text-position="7.1% 100%" fo:font-size="7pt" style:font-size-asian="7pt"/>
    </style:style>
    <style:style style:name="T495" style:parent-style-name="Fonteparág.padrão" style:family="text">
      <style:text-properties style:font-name="Gill Sans MT" fo:color="#C9302E" fo:letter-spacing="0.0041in" style:text-position="7.1% 100%" fo:font-size="7pt" style:font-size-asian="7pt"/>
    </style:style>
    <style:style style:name="T496" style:parent-style-name="Fonteparág.padrão" style:family="text">
      <style:text-properties style:font-name="Gill Sans MT" fo:color="#C9302E" fo:letter-spacing="0.0041in" style:text-position="7.1% 100%" fo:font-size="7pt" style:font-size-asian="7pt"/>
    </style:style>
    <style:style style:name="T497" style:parent-style-name="Fonteparág.padrão" style:family="text">
      <style:text-properties fo:color="#C7C8CA" fo:font-size="18pt" style:font-size-asian="18pt"/>
    </style:style>
    <style:style style:name="T498" style:parent-style-name="Fonteparág.padrão" style:family="text">
      <style:text-properties fo:language="en" fo:country="US" style:language-asian="en" style:country-asian="US" style:language-complex="ar" style:country-complex="SA"/>
    </style:style>
    <style:style style:name="P499" style:parent-style-name="Normal" style:family="paragraph">
      <style:paragraph-properties fo:margin-top="0.0097in" fo:margin-left="0.0138in">
        <style:tab-stops/>
      </style:paragraph-properties>
    </style:style>
    <style:style style:name="T500" style:parent-style-name="Fonteparág.padrão" style:family="text">
      <style:text-properties style:font-name="Gill Sans MT" fo:color="#C9302E" fo:font-size="7pt" style:font-size-asian="7pt"/>
    </style:style>
    <style:style style:name="T501" style:parent-style-name="Fonteparág.padrão" style:family="text">
      <style:text-properties style:font-name="Gill Sans MT" fo:color="#939598" fo:font-size="6pt" style:font-size-asian="6pt"/>
    </style:style>
    <style:style style:name="P502" style:parent-style-name="Corpodetexto" style:family="paragraph">
      <style:paragraph-properties fo:line-height="5%"/>
    </style:style>
    <style:style style:name="T503" style:parent-style-name="Fonteparág.padrão" style:family="text">
      <style:text-properties fo:language="en" fo:country="US" style:language-asian="en" style:country-asian="US" style:language-complex="ar" style:country-complex="SA"/>
    </style:style>
    <style:style style:name="P504" style:parent-style-name="Normal" style:family="paragraph">
      <style:paragraph-properties fo:margin-top="0.0041in" fo:margin-left="0.0277in">
        <style:tab-stops/>
      </style:paragraph-properties>
    </style:style>
    <style:style style:name="T505" style:parent-style-name="Fonteparág.padrão" style:family="text">
      <style:text-properties fo:color="#C7C8CA" style:text-scale="120%" fo:font-size="18pt" style:font-size-asian="18pt"/>
    </style:style>
    <style:style style:name="T506" style:parent-style-name="Fonteparág.padrão" style:family="text">
      <style:text-properties fo:language="en" fo:country="US" style:language-asian="en" style:country-asian="US" style:language-complex="ar" style:country-complex="SA"/>
    </style:style>
    <style:style style:name="P507" style:parent-style-name="Normal" style:family="paragraph">
      <style:paragraph-properties fo:margin-top="0.0097in" fo:margin-left="0.0138in">
        <style:tab-stops/>
      </style:paragraph-properties>
    </style:style>
    <style:style style:name="T508" style:parent-style-name="Fonteparág.padrão" style:family="text">
      <style:text-properties style:font-name="Gill Sans MT" fo:color="#939598" fo:font-size="6pt" style:font-size-asian="6pt"/>
    </style:style>
    <style:style style:name="T509" style:parent-style-name="Fonteparág.padrão" style:family="text">
      <style:text-properties style:font-name="Gill Sans MT" fo:color="#C9302E" fo:font-size="7pt" style:font-size-asian="7pt"/>
    </style:style>
    <style:style style:name="P510" style:parent-style-name="Normal" style:family="paragraph">
      <style:paragraph-properties fo:margin-top="0.0076in" fo:margin-left="0.0138in">
        <style:tab-stops/>
      </style:paragraph-properties>
    </style:style>
    <style:style style:name="T511" style:parent-style-name="Fonteparág.padrão" style:family="text">
      <style:text-properties style:font-name="Gill Sans MT" fo:color="#C9302E" style:text-scale="95%" fo:font-size="7pt" style:font-size-asian="7pt"/>
    </style:style>
    <style:page-layout style:name="PL3">
      <style:page-layout-properties fo:page-width="7.4861in" fo:page-height="10.243in" style:print-orientation="portrait" fo:margin-top="0.6388in" fo:margin-left="0.1944in" fo:margin-bottom="0.1944in" fo:margin-right="0in" style:num-format="1" style:writing-mode="lr-tb">
        <style:footnote-sep style:width="0.007in" style:rel-width="33%" style:color="#000000" style:line-style="solid" style:adjustment="left"/>
      </style:page-layout-properties>
    </style:page-layout>
    <style:style style:name="P865" style:parent-style-name="Corpodetexto" style:family="paragraph">
      <style:paragraph-properties fo:line-height="5%"/>
    </style:style>
    <style:style style:name="T866" style:parent-style-name="Fonteparág.padrão" style:family="text">
      <style:text-properties fo:language="en" fo:country="US" style:language-asian="en" style:country-asian="US" style:language-complex="ar" style:country-complex="SA"/>
    </style:style>
    <style:style style:name="P867" style:parent-style-name="Normal" style:family="paragraph">
      <style:paragraph-properties fo:margin-top="0.0041in" fo:margin-left="0.0138in">
        <style:tab-stops>
          <style:tab-stop style:type="right" style:position="2.2819in"/>
        </style:tab-stops>
      </style:paragraph-properties>
    </style:style>
    <style:style style:name="T868" style:parent-style-name="Fonteparág.padrão" style:family="text">
      <style:text-properties style:font-name="Gill Sans MT" fo:color="#C9302E" fo:letter-spacing="0.0027in" style:text-position="7.1% 100%" fo:font-size="7pt" style:font-size-asian="7pt"/>
    </style:style>
    <style:style style:name="T869" style:parent-style-name="Fonteparág.padrão" style:family="text">
      <style:text-properties style:font-name="Gill Sans MT" fo:color="#C9302E" fo:letter-spacing="0.002in" style:text-position="7.1% 100%" fo:font-size="7pt" style:font-size-asian="7pt"/>
    </style:style>
    <style:style style:name="T870" style:parent-style-name="Fonteparág.padrão" style:family="text">
      <style:text-properties style:font-name="Gill Sans MT" fo:color="#C9302E" fo:letter-spacing="0.0027in" style:text-position="7.1% 100%" fo:font-size="7pt" style:font-size-asian="7pt"/>
    </style:style>
    <style:style style:name="T871" style:parent-style-name="Fonteparág.padrão" style:family="text">
      <style:text-properties style:font-name="Gill Sans MT" fo:color="#C9302E" fo:letter-spacing="0.0131in" style:text-position="7.1% 100%" fo:font-size="7pt" style:font-size-asian="7pt"/>
    </style:style>
    <style:style style:name="T872" style:parent-style-name="Fonteparág.padrão" style:family="text">
      <style:text-properties style:font-name="Gill Sans MT" fo:color="#C9302E" fo:letter-spacing="0.002in" style:text-position="7.1% 100%" fo:font-size="7pt" style:font-size-asian="7pt"/>
    </style:style>
    <style:style style:name="T873" style:parent-style-name="Fonteparág.padrão" style:family="text">
      <style:text-properties style:font-name="Gill Sans MT" fo:color="#C9302E" fo:letter-spacing="0.0055in" style:text-position="7.1% 100%" fo:font-size="7pt" style:font-size-asian="7pt"/>
    </style:style>
    <style:style style:name="T874" style:parent-style-name="Fonteparág.padrão" style:family="text">
      <style:text-properties style:font-name="Gill Sans MT" fo:color="#C9302E" fo:letter-spacing="0.0041in" style:text-position="7.1% 100%" fo:font-size="7pt" style:font-size-asian="7pt"/>
    </style:style>
    <style:style style:name="T875" style:parent-style-name="Fonteparág.padrão" style:family="text">
      <style:text-properties style:font-name="Gill Sans MT" fo:color="#C9302E" fo:letter-spacing="0.0041in" style:text-position="7.1% 100%" fo:font-size="7pt" style:font-size-asian="7pt"/>
    </style:style>
    <style:style style:name="T876" style:parent-style-name="Fonteparág.padrão" style:family="text">
      <style:text-properties fo:color="#C7C8CA" fo:font-size="18pt" style:font-size-asian="18pt"/>
    </style:style>
    <style:style style:name="T877" style:parent-style-name="Fonteparág.padrão" style:family="text">
      <style:text-properties fo:language="en" fo:country="US" style:language-asian="en" style:country-asian="US" style:language-complex="ar" style:country-complex="SA"/>
    </style:style>
    <style:style style:name="P878" style:parent-style-name="Normal" style:family="paragraph">
      <style:paragraph-properties fo:margin-top="0.0097in" fo:margin-left="0.0138in">
        <style:tab-stops/>
      </style:paragraph-properties>
    </style:style>
    <style:style style:name="T879" style:parent-style-name="Fonteparág.padrão" style:family="text">
      <style:text-properties style:font-name="Gill Sans MT" fo:color="#C9302E" fo:font-size="7pt" style:font-size-asian="7pt"/>
    </style:style>
    <style:style style:name="T880" style:parent-style-name="Fonteparág.padrão" style:family="text">
      <style:text-properties style:font-name="Gill Sans MT" fo:color="#939598" fo:font-size="6pt" style:font-size-asian="6pt"/>
    </style:style>
    <style:style style:name="P881" style:parent-style-name="Corpodetexto" style:family="paragraph">
      <style:paragraph-properties fo:line-height="5%"/>
    </style:style>
    <style:style style:name="T882" style:parent-style-name="Fonteparág.padrão" style:family="text">
      <style:text-properties fo:language="en" fo:country="US" style:language-asian="en" style:country-asian="US" style:language-complex="ar" style:country-complex="SA"/>
    </style:style>
    <style:style style:name="P883" style:parent-style-name="Normal" style:family="paragraph">
      <style:paragraph-properties fo:margin-top="0.0041in" fo:margin-left="0.0277in">
        <style:tab-stops/>
      </style:paragraph-properties>
    </style:style>
    <style:style style:name="T884" style:parent-style-name="Fonteparág.padrão" style:family="text">
      <style:text-properties fo:color="#C7C8CA" style:text-scale="120%" fo:font-size="18pt" style:font-size-asian="18pt"/>
    </style:style>
    <style:style style:name="T885" style:parent-style-name="Fonteparág.padrão" style:family="text">
      <style:text-properties fo:language="en" fo:country="US" style:language-asian="en" style:country-asian="US" style:language-complex="ar" style:country-complex="SA"/>
    </style:style>
    <style:style style:name="P886" style:parent-style-name="Normal" style:family="paragraph">
      <style:paragraph-properties fo:margin-top="0.0097in" fo:margin-left="0.0138in">
        <style:tab-stops/>
      </style:paragraph-properties>
    </style:style>
    <style:style style:name="T887" style:parent-style-name="Fonteparág.padrão" style:family="text">
      <style:text-properties style:font-name="Gill Sans MT" fo:color="#939598" fo:font-size="6pt" style:font-size-asian="6pt"/>
    </style:style>
    <style:style style:name="T888" style:parent-style-name="Fonteparág.padrão" style:family="text">
      <style:text-properties style:font-name="Gill Sans MT" fo:color="#C9302E" fo:font-size="7pt" style:font-size-asian="7pt"/>
    </style:style>
    <style:style style:name="P889" style:parent-style-name="Normal" style:family="paragraph">
      <style:paragraph-properties fo:margin-top="0.0076in" fo:margin-left="0.0138in">
        <style:tab-stops/>
      </style:paragraph-properties>
    </style:style>
    <style:style style:name="T890" style:parent-style-name="Fonteparág.padrão" style:family="text">
      <style:text-properties style:font-name="Gill Sans MT" fo:color="#C9302E" style:text-scale="95%" fo:font-size="7pt" style:font-size-asian="7pt"/>
    </style:style>
    <style:page-layout style:name="PL4">
      <style:page-layout-properties fo:page-width="7.4861in" fo:page-height="10.243in" style:print-orientation="portrait" fo:margin-top="0.6388in" fo:margin-left="0.1944in" fo:margin-bottom="0in" fo:margin-right="0in" style:num-format="1" style:writing-mode="lr-tb">
        <style:footnote-sep style:width="0.007in" style:rel-width="33%" style:color="#000000" style:line-style="solid" style:adjustment="left"/>
      </style:page-layout-properties>
    </style:page-layout>
    <style:style style:name="P1245" style:parent-style-name="Corpodetexto" style:family="paragraph">
      <style:paragraph-properties fo:line-height="5%"/>
    </style:style>
    <style:style style:name="T1246" style:parent-style-name="Fonteparág.padrão" style:family="text">
      <style:text-properties fo:language="en" fo:country="US" style:language-asian="en" style:country-asian="US" style:language-complex="ar" style:country-complex="SA"/>
    </style:style>
    <style:style style:name="P1247" style:parent-style-name="Normal" style:family="paragraph">
      <style:paragraph-properties fo:margin-top="0.0041in" fo:margin-left="0.0138in">
        <style:tab-stops>
          <style:tab-stop style:type="right" style:position="2.2819in"/>
        </style:tab-stops>
      </style:paragraph-properties>
    </style:style>
    <style:style style:name="T1248" style:parent-style-name="Fonteparág.padrão" style:family="text">
      <style:text-properties style:font-name="Gill Sans MT" fo:color="#C9302E" fo:letter-spacing="0.0027in" style:text-position="7.1% 100%" fo:font-size="7pt" style:font-size-asian="7pt"/>
    </style:style>
    <style:style style:name="T1249" style:parent-style-name="Fonteparág.padrão" style:family="text">
      <style:text-properties style:font-name="Gill Sans MT" fo:color="#C9302E" fo:letter-spacing="0.002in" style:text-position="7.1% 100%" fo:font-size="7pt" style:font-size-asian="7pt"/>
    </style:style>
    <style:style style:name="T1250" style:parent-style-name="Fonteparág.padrão" style:family="text">
      <style:text-properties style:font-name="Gill Sans MT" fo:color="#C9302E" fo:letter-spacing="0.0027in" style:text-position="7.1% 100%" fo:font-size="7pt" style:font-size-asian="7pt"/>
    </style:style>
    <style:style style:name="T1251" style:parent-style-name="Fonteparág.padrão" style:family="text">
      <style:text-properties style:font-name="Gill Sans MT" fo:color="#C9302E" fo:letter-spacing="0.0131in" style:text-position="7.1% 100%" fo:font-size="7pt" style:font-size-asian="7pt"/>
    </style:style>
    <style:style style:name="T1252" style:parent-style-name="Fonteparág.padrão" style:family="text">
      <style:text-properties style:font-name="Gill Sans MT" fo:color="#C9302E" fo:letter-spacing="0.002in" style:text-position="7.1% 100%" fo:font-size="7pt" style:font-size-asian="7pt"/>
    </style:style>
    <style:style style:name="T1253" style:parent-style-name="Fonteparág.padrão" style:family="text">
      <style:text-properties style:font-name="Gill Sans MT" fo:color="#C9302E" fo:letter-spacing="0.0055in" style:text-position="7.1% 100%" fo:font-size="7pt" style:font-size-asian="7pt"/>
    </style:style>
    <style:style style:name="T1254" style:parent-style-name="Fonteparág.padrão" style:family="text">
      <style:text-properties style:font-name="Gill Sans MT" fo:color="#C9302E" fo:letter-spacing="0.0041in" style:text-position="7.1% 100%" fo:font-size="7pt" style:font-size-asian="7pt"/>
    </style:style>
    <style:style style:name="T1255" style:parent-style-name="Fonteparág.padrão" style:family="text">
      <style:text-properties style:font-name="Gill Sans MT" fo:color="#C9302E" fo:letter-spacing="0.0041in" style:text-position="7.1% 100%" fo:font-size="7pt" style:font-size-asian="7pt"/>
    </style:style>
    <style:style style:name="T1256" style:parent-style-name="Fonteparág.padrão" style:family="text">
      <style:text-properties fo:color="#C7C8CA" fo:font-size="18pt" style:font-size-asian="18pt"/>
    </style:style>
    <style:style style:name="T1257" style:parent-style-name="Fonteparág.padrão" style:family="text">
      <style:text-properties fo:language="en" fo:country="US" style:language-asian="en" style:country-asian="US" style:language-complex="ar" style:country-complex="SA"/>
    </style:style>
    <style:style style:name="P1258" style:parent-style-name="Normal" style:family="paragraph">
      <style:paragraph-properties fo:margin-top="0.0097in" fo:margin-left="0.0138in">
        <style:tab-stops/>
      </style:paragraph-properties>
    </style:style>
    <style:style style:name="T1259" style:parent-style-name="Fonteparág.padrão" style:family="text">
      <style:text-properties style:font-name="Gill Sans MT" fo:color="#C9302E" fo:font-size="7pt" style:font-size-asian="7pt"/>
    </style:style>
    <style:style style:name="T1260" style:parent-style-name="Fonteparág.padrão" style:family="text">
      <style:text-properties style:font-name="Gill Sans MT" fo:color="#939598" fo:font-size="6pt" style:font-size-asian="6pt"/>
    </style:style>
    <style:style style:name="P1261" style:parent-style-name="Corpodetexto" style:family="paragraph">
      <style:paragraph-properties fo:line-height="5%"/>
    </style:style>
    <style:style style:name="T1262" style:parent-style-name="Fonteparág.padrão" style:family="text">
      <style:text-properties fo:language="en" fo:country="US" style:language-asian="en" style:country-asian="US" style:language-complex="ar" style:country-complex="SA"/>
    </style:style>
    <style:style style:name="P1263" style:parent-style-name="Normal" style:family="paragraph">
      <style:paragraph-properties fo:margin-top="0.0041in" fo:margin-left="0.0277in">
        <style:tab-stops/>
      </style:paragraph-properties>
    </style:style>
    <style:style style:name="T1264" style:parent-style-name="Fonteparág.padrão" style:family="text">
      <style:text-properties fo:color="#C7C8CA" style:text-scale="120%" fo:font-size="18pt" style:font-size-asian="18pt"/>
    </style:style>
    <style:style style:name="T1265" style:parent-style-name="Fonteparág.padrão" style:family="text">
      <style:text-properties fo:language="en" fo:country="US" style:language-asian="en" style:country-asian="US" style:language-complex="ar" style:country-complex="SA"/>
    </style:style>
    <style:style style:name="P1266" style:parent-style-name="Normal" style:family="paragraph">
      <style:paragraph-properties fo:margin-top="0.0097in" fo:margin-left="0.0138in">
        <style:tab-stops/>
      </style:paragraph-properties>
    </style:style>
    <style:style style:name="T1267" style:parent-style-name="Fonteparág.padrão" style:family="text">
      <style:text-properties style:font-name="Gill Sans MT" fo:color="#939598" fo:font-size="6pt" style:font-size-asian="6pt"/>
    </style:style>
    <style:style style:name="T1268" style:parent-style-name="Fonteparág.padrão" style:family="text">
      <style:text-properties style:font-name="Gill Sans MT" fo:color="#C9302E" fo:font-size="7pt" style:font-size-asian="7pt"/>
    </style:style>
    <style:style style:name="P1269" style:parent-style-name="Normal" style:family="paragraph">
      <style:paragraph-properties fo:margin-top="0.0076in" fo:margin-left="0.0138in">
        <style:tab-stops/>
      </style:paragraph-properties>
    </style:style>
    <style:style style:name="T1270" style:parent-style-name="Fonteparág.padrão" style:family="text">
      <style:text-properties style:font-name="Gill Sans MT" fo:color="#C9302E" style:text-scale="95%" fo:font-size="7pt" style:font-size-asian="7pt"/>
    </style:style>
    <style:page-layout style:name="PL5">
      <style:page-layout-properties fo:page-width="7.4861in" fo:page-height="10.243in" style:print-orientation="portrait" fo:margin-top="0in" fo:margin-left="0.1944in" fo:margin-bottom="0in" fo:margin-right="0in" style:num-format="1" style:writing-mode="lr-tb">
        <style:columns fo:column-count="2">
          <style:column style:rel-width="907*" fo:start-indent="0in" fo:end-indent="0.084in"/>
          <style:column style:rel-width="9593*" fo:start-indent="0.0847in" fo:end-indent="0in"/>
        </style:columns>
        <style:footnote-sep style:width="0.007in" style:rel-width="33%" style:color="#000000" style:line-style="solid" style:adjustment="left"/>
      </style:page-layout-properties>
      <style:header-style>
        <style:header-footer-properties style:dynamic-spacing="true" fo:min-height="0.3055in"/>
      </style:header-style>
      <style:footer-style>
        <style:header-footer-properties style:dynamic-spacing="true" fo:min-height="0.1944in"/>
      </style:footer-style>
    </style:page-layout>
    <style:style style:name="P1594" style:parent-style-name="Corpodetexto" style:family="paragraph">
      <style:paragraph-properties fo:line-height="5%"/>
    </style:style>
    <style:style style:name="T1595" style:parent-style-name="Fonteparág.padrão" style:family="text">
      <style:text-properties fo:language="en" fo:country="US" style:language-asian="en" style:country-asian="US" style:language-complex="ar" style:country-complex="SA"/>
    </style:style>
    <style:style style:name="P1596" style:parent-style-name="Normal" style:family="paragraph">
      <style:paragraph-properties fo:margin-top="0.0041in" fo:margin-left="0.0138in">
        <style:tab-stops>
          <style:tab-stop style:type="right" style:position="2.2819in"/>
        </style:tab-stops>
      </style:paragraph-properties>
    </style:style>
    <style:style style:name="T1597" style:parent-style-name="Fonteparág.padrão" style:family="text">
      <style:text-properties style:font-name="Gill Sans MT" fo:color="#C9302E" fo:letter-spacing="0.0027in" style:text-position="7.1% 100%" fo:font-size="7pt" style:font-size-asian="7pt"/>
    </style:style>
    <style:style style:name="T1598" style:parent-style-name="Fonteparág.padrão" style:family="text">
      <style:text-properties style:font-name="Gill Sans MT" fo:color="#C9302E" fo:letter-spacing="0.002in" style:text-position="7.1% 100%" fo:font-size="7pt" style:font-size-asian="7pt"/>
    </style:style>
    <style:style style:name="T1599" style:parent-style-name="Fonteparág.padrão" style:family="text">
      <style:text-properties style:font-name="Gill Sans MT" fo:color="#C9302E" fo:letter-spacing="0.0027in" style:text-position="7.1% 100%" fo:font-size="7pt" style:font-size-asian="7pt"/>
    </style:style>
    <style:style style:name="T1600" style:parent-style-name="Fonteparág.padrão" style:family="text">
      <style:text-properties style:font-name="Gill Sans MT" fo:color="#C9302E" fo:letter-spacing="0.0131in" style:text-position="7.1% 100%" fo:font-size="7pt" style:font-size-asian="7pt"/>
    </style:style>
    <style:style style:name="T1601" style:parent-style-name="Fonteparág.padrão" style:family="text">
      <style:text-properties style:font-name="Gill Sans MT" fo:color="#C9302E" fo:letter-spacing="0.002in" style:text-position="7.1% 100%" fo:font-size="7pt" style:font-size-asian="7pt"/>
    </style:style>
    <style:style style:name="T1602" style:parent-style-name="Fonteparág.padrão" style:family="text">
      <style:text-properties style:font-name="Gill Sans MT" fo:color="#C9302E" fo:letter-spacing="0.0055in" style:text-position="7.1% 100%" fo:font-size="7pt" style:font-size-asian="7pt"/>
    </style:style>
    <style:style style:name="T1603" style:parent-style-name="Fonteparág.padrão" style:family="text">
      <style:text-properties style:font-name="Gill Sans MT" fo:color="#C9302E" fo:letter-spacing="0.0041in" style:text-position="7.1% 100%" fo:font-size="7pt" style:font-size-asian="7pt"/>
    </style:style>
    <style:style style:name="T1604" style:parent-style-name="Fonteparág.padrão" style:family="text">
      <style:text-properties style:font-name="Gill Sans MT" fo:color="#C9302E" fo:letter-spacing="0.0041in" style:text-position="7.1% 100%" fo:font-size="7pt" style:font-size-asian="7pt"/>
    </style:style>
    <style:style style:name="T1605" style:parent-style-name="Fonteparág.padrão" style:family="text">
      <style:text-properties fo:color="#C7C8CA" fo:font-size="18pt" style:font-size-asian="18pt"/>
    </style:style>
    <style:style style:name="T1606" style:parent-style-name="Fonteparág.padrão" style:family="text">
      <style:text-properties fo:language="en" fo:country="US" style:language-asian="en" style:country-asian="US" style:language-complex="ar" style:country-complex="SA"/>
    </style:style>
    <style:style style:name="P1607" style:parent-style-name="Normal" style:family="paragraph">
      <style:paragraph-properties fo:margin-top="0.0097in" fo:margin-left="0.0138in">
        <style:tab-stops/>
      </style:paragraph-properties>
    </style:style>
    <style:style style:name="T1608" style:parent-style-name="Fonteparág.padrão" style:family="text">
      <style:text-properties style:font-name="Gill Sans MT" fo:color="#C9302E" fo:font-size="7pt" style:font-size-asian="7pt"/>
    </style:style>
    <style:style style:name="T1609" style:parent-style-name="Fonteparág.padrão" style:family="text">
      <style:text-properties style:font-name="Gill Sans MT" fo:color="#939598" fo:font-size="6pt" style:font-size-asian="6pt"/>
    </style:style>
    <style:style style:name="P1610" style:parent-style-name="Corpodetexto" style:family="paragraph">
      <style:paragraph-properties fo:line-height="5%"/>
      <style:text-properties fo:font-size="1pt" style:font-size-asian="1pt"/>
    </style:style>
    <style:page-layout style:name="PL7">
      <style:page-layout-properties fo:page-width="7.4861in" fo:page-height="10.243in" style:print-orientation="portrait" fo:margin-top="0.3527in" fo:margin-left="0.1944in" fo:margin-bottom="0in" fo:margin-right="0in" style:num-format="1" style:writing-mode="lr-tb">
        <style:footnote-sep style:width="0.007in" style:rel-width="33%" style:color="#000000" style:line-style="solid" style:adjustment="left"/>
      </style:page-layout-properties>
      <style:header-style>
        <style:header-footer-properties style:dynamic-spacing="true" fo:min-height="0.2861in"/>
      </style:header-style>
      <style:footer-style>
        <style:header-footer-properties style:dynamic-spacing="true" fo:min-height="0in"/>
      </style:footer-style>
    </style:page-layout>
    <style:style style:name="P1937" style:parent-style-name="Corpodetexto" style:family="paragraph">
      <style:paragraph-properties fo:line-height="5%"/>
    </style:style>
    <style:style style:name="T1938" style:parent-style-name="Fonteparág.padrão" style:family="text">
      <style:text-properties fo:language="en" fo:country="US" style:language-asian="en" style:country-asian="US" style:language-complex="ar" style:country-complex="SA"/>
    </style:style>
    <style:style style:name="P1939" style:parent-style-name="Normal" style:family="paragraph">
      <style:paragraph-properties fo:margin-top="0.0041in" fo:margin-left="0.0138in">
        <style:tab-stops>
          <style:tab-stop style:type="right" style:position="2.2819in"/>
        </style:tab-stops>
      </style:paragraph-properties>
    </style:style>
    <style:style style:name="T1940" style:parent-style-name="Fonteparág.padrão" style:family="text">
      <style:text-properties style:font-name="Gill Sans MT" fo:color="#C9302E" fo:letter-spacing="0.0027in" style:text-position="7.1% 100%" fo:font-size="7pt" style:font-size-asian="7pt"/>
    </style:style>
    <style:style style:name="T1941" style:parent-style-name="Fonteparág.padrão" style:family="text">
      <style:text-properties style:font-name="Gill Sans MT" fo:color="#C9302E" fo:letter-spacing="0.002in" style:text-position="7.1% 100%" fo:font-size="7pt" style:font-size-asian="7pt"/>
    </style:style>
    <style:style style:name="T1942" style:parent-style-name="Fonteparág.padrão" style:family="text">
      <style:text-properties style:font-name="Gill Sans MT" fo:color="#C9302E" fo:letter-spacing="0.0027in" style:text-position="7.1% 100%" fo:font-size="7pt" style:font-size-asian="7pt"/>
    </style:style>
    <style:style style:name="T1943" style:parent-style-name="Fonteparág.padrão" style:family="text">
      <style:text-properties style:font-name="Gill Sans MT" fo:color="#C9302E" fo:letter-spacing="0.0131in" style:text-position="7.1% 100%" fo:font-size="7pt" style:font-size-asian="7pt"/>
    </style:style>
    <style:style style:name="T1944" style:parent-style-name="Fonteparág.padrão" style:family="text">
      <style:text-properties style:font-name="Gill Sans MT" fo:color="#C9302E" fo:letter-spacing="0.002in" style:text-position="7.1% 100%" fo:font-size="7pt" style:font-size-asian="7pt"/>
    </style:style>
    <style:style style:name="T1945" style:parent-style-name="Fonteparág.padrão" style:family="text">
      <style:text-properties style:font-name="Gill Sans MT" fo:color="#C9302E" fo:letter-spacing="0.0055in" style:text-position="7.1% 100%" fo:font-size="7pt" style:font-size-asian="7pt"/>
    </style:style>
    <style:style style:name="T1946" style:parent-style-name="Fonteparág.padrão" style:family="text">
      <style:text-properties style:font-name="Gill Sans MT" fo:color="#C9302E" fo:letter-spacing="0.0041in" style:text-position="7.1% 100%" fo:font-size="7pt" style:font-size-asian="7pt"/>
    </style:style>
    <style:style style:name="T1947" style:parent-style-name="Fonteparág.padrão" style:family="text">
      <style:text-properties style:font-name="Gill Sans MT" fo:color="#C9302E" fo:letter-spacing="0.0041in" style:text-position="7.1% 100%" fo:font-size="7pt" style:font-size-asian="7pt"/>
    </style:style>
    <style:style style:name="T1948" style:parent-style-name="Fonteparág.padrão" style:family="text">
      <style:text-properties fo:color="#C7C8CA" fo:font-size="18pt" style:font-size-asian="18pt"/>
    </style:style>
    <style:style style:name="T1949" style:parent-style-name="Fonteparág.padrão" style:family="text">
      <style:text-properties fo:language="en" fo:country="US" style:language-asian="en" style:country-asian="US" style:language-complex="ar" style:country-complex="SA"/>
    </style:style>
    <style:style style:name="P1950" style:parent-style-name="Normal" style:family="paragraph">
      <style:paragraph-properties fo:margin-top="0.0097in" fo:margin-left="0.0138in">
        <style:tab-stops/>
      </style:paragraph-properties>
    </style:style>
    <style:style style:name="T1951" style:parent-style-name="Fonteparág.padrão" style:family="text">
      <style:text-properties style:font-name="Gill Sans MT" fo:color="#C9302E" fo:font-size="7pt" style:font-size-asian="7pt"/>
    </style:style>
    <style:style style:name="T1952" style:parent-style-name="Fonteparág.padrão" style:family="text">
      <style:text-properties style:font-name="Gill Sans MT" fo:color="#939598" fo:font-size="6pt" style:font-size-asian="6pt"/>
    </style:style>
    <style:style style:name="P1953" style:parent-style-name="Corpodetexto" style:family="paragraph">
      <style:paragraph-properties fo:line-height="5%"/>
    </style:style>
    <style:style style:name="T1954" style:parent-style-name="Fonteparág.padrão" style:family="text">
      <style:text-properties fo:language="en" fo:country="US" style:language-asian="en" style:country-asian="US" style:language-complex="ar" style:country-complex="SA"/>
    </style:style>
    <style:style style:name="P1955" style:parent-style-name="Normal" style:family="paragraph">
      <style:paragraph-properties fo:margin-top="0.0041in" fo:margin-left="0.0277in">
        <style:tab-stops/>
      </style:paragraph-properties>
    </style:style>
    <style:style style:name="T1956" style:parent-style-name="Fonteparág.padrão" style:family="text">
      <style:text-properties fo:color="#C7C8CA" style:text-scale="120%" fo:font-size="18pt" style:font-size-asian="18pt"/>
    </style:style>
    <style:style style:name="T1957" style:parent-style-name="Fonteparág.padrão" style:family="text">
      <style:text-properties fo:language="en" fo:country="US" style:language-asian="en" style:country-asian="US" style:language-complex="ar" style:country-complex="SA"/>
    </style:style>
    <style:style style:name="P1958" style:parent-style-name="Normal" style:family="paragraph">
      <style:paragraph-properties fo:margin-top="0.0097in" fo:margin-left="0.0138in">
        <style:tab-stops/>
      </style:paragraph-properties>
    </style:style>
    <style:style style:name="T1959" style:parent-style-name="Fonteparág.padrão" style:family="text">
      <style:text-properties style:font-name="Gill Sans MT" fo:color="#939598" fo:font-size="6pt" style:font-size-asian="6pt"/>
    </style:style>
    <style:style style:name="T1960" style:parent-style-name="Fonteparág.padrão" style:family="text">
      <style:text-properties style:font-name="Gill Sans MT" fo:color="#C9302E" fo:font-size="7pt" style:font-size-asian="7pt"/>
    </style:style>
    <style:style style:name="P1961" style:parent-style-name="Normal" style:family="paragraph">
      <style:paragraph-properties fo:margin-top="0.0076in" fo:margin-left="0.0138in">
        <style:tab-stops/>
      </style:paragraph-properties>
    </style:style>
    <style:style style:name="T1962" style:parent-style-name="Fonteparág.padrão" style:family="text">
      <style:text-properties style:font-name="Gill Sans MT" fo:color="#C9302E" style:text-scale="95%" fo:font-size="7pt" style:font-size-asian="7pt"/>
    </style:style>
    <style:page-layout style:name="PL8">
      <style:page-layout-properties fo:page-width="7.4861in" fo:page-height="10.243in" style:print-orientation="portrait" fo:margin-top="0.6388in" fo:margin-left="0.1944in" fo:margin-bottom="0.1944in" fo:margin-right="0in" style:num-format="1" style:writing-mode="lr-tb">
        <style:footnote-sep style:width="0.007in" style:rel-width="33%" style:color="#000000" style:line-style="solid" style:adjustment="left"/>
      </style:page-layout-properties>
    </style:page-layout>
    <style:style style:name="P2241" style:parent-style-name="Corpodetexto" style:family="paragraph">
      <style:paragraph-properties fo:line-height="5%"/>
    </style:style>
    <style:style style:name="T2242" style:parent-style-name="Fonteparág.padrão" style:family="text">
      <style:text-properties fo:language="en" fo:country="US" style:language-asian="en" style:country-asian="US" style:language-complex="ar" style:country-complex="SA"/>
    </style:style>
    <style:style style:name="P2243" style:parent-style-name="Normal" style:family="paragraph">
      <style:paragraph-properties fo:margin-top="0.0041in" fo:margin-left="0.0138in">
        <style:tab-stops>
          <style:tab-stop style:type="right" style:position="2.2819in"/>
        </style:tab-stops>
      </style:paragraph-properties>
    </style:style>
    <style:style style:name="T2244" style:parent-style-name="Fonteparág.padrão" style:family="text">
      <style:text-properties style:font-name="Gill Sans MT" fo:color="#C9302E" fo:letter-spacing="0.0027in" style:text-position="7.1% 100%" fo:font-size="7pt" style:font-size-asian="7pt"/>
    </style:style>
    <style:style style:name="T2245" style:parent-style-name="Fonteparág.padrão" style:family="text">
      <style:text-properties style:font-name="Gill Sans MT" fo:color="#C9302E" fo:letter-spacing="0.002in" style:text-position="7.1% 100%" fo:font-size="7pt" style:font-size-asian="7pt"/>
    </style:style>
    <style:style style:name="T2246" style:parent-style-name="Fonteparág.padrão" style:family="text">
      <style:text-properties style:font-name="Gill Sans MT" fo:color="#C9302E" fo:letter-spacing="0.0027in" style:text-position="7.1% 100%" fo:font-size="7pt" style:font-size-asian="7pt"/>
    </style:style>
    <style:style style:name="T2247" style:parent-style-name="Fonteparág.padrão" style:family="text">
      <style:text-properties style:font-name="Gill Sans MT" fo:color="#C9302E" fo:letter-spacing="0.0131in" style:text-position="7.1% 100%" fo:font-size="7pt" style:font-size-asian="7pt"/>
    </style:style>
    <style:style style:name="T2248" style:parent-style-name="Fonteparág.padrão" style:family="text">
      <style:text-properties style:font-name="Gill Sans MT" fo:color="#C9302E" fo:letter-spacing="0.002in" style:text-position="7.1% 100%" fo:font-size="7pt" style:font-size-asian="7pt"/>
    </style:style>
    <style:style style:name="T2249" style:parent-style-name="Fonteparág.padrão" style:family="text">
      <style:text-properties style:font-name="Gill Sans MT" fo:color="#C9302E" fo:letter-spacing="0.0055in" style:text-position="7.1% 100%" fo:font-size="7pt" style:font-size-asian="7pt"/>
    </style:style>
    <style:style style:name="T2250" style:parent-style-name="Fonteparág.padrão" style:family="text">
      <style:text-properties style:font-name="Gill Sans MT" fo:color="#C9302E" fo:letter-spacing="0.0041in" style:text-position="7.1% 100%" fo:font-size="7pt" style:font-size-asian="7pt"/>
    </style:style>
    <style:style style:name="T2251" style:parent-style-name="Fonteparág.padrão" style:family="text">
      <style:text-properties style:font-name="Gill Sans MT" fo:color="#C9302E" fo:letter-spacing="0.0041in" style:text-position="7.1% 100%" fo:font-size="7pt" style:font-size-asian="7pt"/>
    </style:style>
    <style:style style:name="T2252" style:parent-style-name="Fonteparág.padrão" style:family="text">
      <style:text-properties fo:color="#C7C8CA" fo:font-size="18pt" style:font-size-asian="18pt"/>
    </style:style>
    <style:style style:name="T2253" style:parent-style-name="Fonteparág.padrão" style:family="text">
      <style:text-properties fo:language="en" fo:country="US" style:language-asian="en" style:country-asian="US" style:language-complex="ar" style:country-complex="SA"/>
    </style:style>
    <style:style style:name="P2254" style:parent-style-name="Normal" style:family="paragraph">
      <style:paragraph-properties fo:margin-top="0.0097in" fo:margin-left="0.0138in">
        <style:tab-stops/>
      </style:paragraph-properties>
    </style:style>
    <style:style style:name="T2255" style:parent-style-name="Fonteparág.padrão" style:family="text">
      <style:text-properties style:font-name="Gill Sans MT" fo:color="#C9302E" fo:font-size="7pt" style:font-size-asian="7pt"/>
    </style:style>
    <style:style style:name="T2256" style:parent-style-name="Fonteparág.padrão" style:family="text">
      <style:text-properties style:font-name="Gill Sans MT" fo:color="#939598" fo:font-size="6pt" style:font-size-asian="6pt"/>
    </style:style>
    <style:style style:name="P2257" style:parent-style-name="Corpodetexto" style:family="paragraph">
      <style:paragraph-properties fo:line-height="5%"/>
    </style:style>
    <style:style style:name="T2258" style:parent-style-name="Fonteparág.padrão" style:family="text">
      <style:text-properties fo:language="en" fo:country="US" style:language-asian="en" style:country-asian="US" style:language-complex="ar" style:country-complex="SA"/>
    </style:style>
    <style:style style:name="P2259" style:parent-style-name="Normal" style:family="paragraph">
      <style:paragraph-properties fo:margin-top="0.0041in" fo:margin-left="0.0277in">
        <style:tab-stops/>
      </style:paragraph-properties>
    </style:style>
    <style:style style:name="T2260" style:parent-style-name="Fonteparág.padrão" style:family="text">
      <style:text-properties fo:color="#C7C8CA" style:text-scale="120%" fo:font-size="18pt" style:font-size-asian="18pt"/>
    </style:style>
    <style:style style:name="T2261" style:parent-style-name="Fonteparág.padrão" style:family="text">
      <style:text-properties fo:language="en" fo:country="US" style:language-asian="en" style:country-asian="US" style:language-complex="ar" style:country-complex="SA"/>
    </style:style>
    <style:style style:name="P2262" style:parent-style-name="Normal" style:family="paragraph">
      <style:paragraph-properties fo:margin-top="0.0097in" fo:margin-left="0.0138in">
        <style:tab-stops/>
      </style:paragraph-properties>
    </style:style>
    <style:style style:name="T2263" style:parent-style-name="Fonteparág.padrão" style:family="text">
      <style:text-properties style:font-name="Gill Sans MT" fo:color="#939598" fo:font-size="6pt" style:font-size-asian="6pt"/>
    </style:style>
    <style:style style:name="T2264" style:parent-style-name="Fonteparág.padrão" style:family="text">
      <style:text-properties style:font-name="Gill Sans MT" fo:color="#C9302E" fo:font-size="7pt" style:font-size-asian="7pt"/>
    </style:style>
    <style:style style:name="P2265" style:parent-style-name="Normal" style:family="paragraph">
      <style:paragraph-properties fo:margin-top="0.0076in" fo:margin-left="0.0138in">
        <style:tab-stops/>
      </style:paragraph-properties>
    </style:style>
    <style:style style:name="T2266" style:parent-style-name="Fonteparág.padrão" style:family="text">
      <style:text-properties style:font-name="Gill Sans MT" fo:color="#C9302E" style:text-scale="95%" fo:font-size="7pt" style:font-size-asian="7pt"/>
    </style:style>
    <style:page-layout style:name="PL9">
      <style:page-layout-properties fo:page-width="7.4861in" fo:page-height="10.243in" style:print-orientation="portrait" fo:margin-top="0.6388in" fo:margin-left="0.1944in" fo:margin-bottom="0in" fo:margin-right="0in" style:num-format="1" style:writing-mode="lr-tb">
        <style:footnote-sep style:width="0.007in" style:rel-width="33%" style:color="#000000" style:line-style="solid" style:adjustment="left"/>
      </style:page-layout-properties>
    </style:page-layout>
    <style:style style:name="P2492" style:parent-style-name="Corpodetexto" style:family="paragraph">
      <style:paragraph-properties fo:line-height="5%"/>
    </style:style>
    <style:style style:name="T2493" style:parent-style-name="Fonteparág.padrão" style:family="text">
      <style:text-properties fo:language="en" fo:country="US" style:language-asian="en" style:country-asian="US" style:language-complex="ar" style:country-complex="SA"/>
    </style:style>
    <style:style style:name="P2494" style:parent-style-name="Normal" style:family="paragraph">
      <style:paragraph-properties fo:margin-top="0.0041in" fo:margin-left="0.0138in">
        <style:tab-stops>
          <style:tab-stop style:type="right" style:position="2.2819in"/>
        </style:tab-stops>
      </style:paragraph-properties>
    </style:style>
    <style:style style:name="T2495" style:parent-style-name="Fonteparág.padrão" style:family="text">
      <style:text-properties style:font-name="Gill Sans MT" fo:color="#C9302E" fo:letter-spacing="0.0027in" style:text-position="7.1% 100%" fo:font-size="7pt" style:font-size-asian="7pt"/>
    </style:style>
    <style:style style:name="T2496" style:parent-style-name="Fonteparág.padrão" style:family="text">
      <style:text-properties style:font-name="Gill Sans MT" fo:color="#C9302E" fo:letter-spacing="0.002in" style:text-position="7.1% 100%" fo:font-size="7pt" style:font-size-asian="7pt"/>
    </style:style>
    <style:style style:name="T2497" style:parent-style-name="Fonteparág.padrão" style:family="text">
      <style:text-properties style:font-name="Gill Sans MT" fo:color="#C9302E" fo:letter-spacing="0.0027in" style:text-position="7.1% 100%" fo:font-size="7pt" style:font-size-asian="7pt"/>
    </style:style>
    <style:style style:name="T2498" style:parent-style-name="Fonteparág.padrão" style:family="text">
      <style:text-properties style:font-name="Gill Sans MT" fo:color="#C9302E" fo:letter-spacing="0.0131in" style:text-position="7.1% 100%" fo:font-size="7pt" style:font-size-asian="7pt"/>
    </style:style>
    <style:style style:name="T2499" style:parent-style-name="Fonteparág.padrão" style:family="text">
      <style:text-properties style:font-name="Gill Sans MT" fo:color="#C9302E" fo:letter-spacing="0.002in" style:text-position="7.1% 100%" fo:font-size="7pt" style:font-size-asian="7pt"/>
    </style:style>
    <style:style style:name="T2500" style:parent-style-name="Fonteparág.padrão" style:family="text">
      <style:text-properties style:font-name="Gill Sans MT" fo:color="#C9302E" fo:letter-spacing="0.0055in" style:text-position="7.1% 100%" fo:font-size="7pt" style:font-size-asian="7pt"/>
    </style:style>
    <style:style style:name="T2501" style:parent-style-name="Fonteparág.padrão" style:family="text">
      <style:text-properties style:font-name="Gill Sans MT" fo:color="#C9302E" fo:letter-spacing="0.0041in" style:text-position="7.1% 100%" fo:font-size="7pt" style:font-size-asian="7pt"/>
    </style:style>
    <style:style style:name="T2502" style:parent-style-name="Fonteparág.padrão" style:family="text">
      <style:text-properties style:font-name="Gill Sans MT" fo:color="#C9302E" fo:letter-spacing="0.0041in" style:text-position="7.1% 100%" fo:font-size="7pt" style:font-size-asian="7pt"/>
    </style:style>
    <style:style style:name="T2503" style:parent-style-name="Fonteparág.padrão" style:family="text">
      <style:text-properties fo:color="#C7C8CA" fo:font-size="18pt" style:font-size-asian="18pt"/>
    </style:style>
    <style:style style:name="T2504" style:parent-style-name="Fonteparág.padrão" style:family="text">
      <style:text-properties fo:language="en" fo:country="US" style:language-asian="en" style:country-asian="US" style:language-complex="ar" style:country-complex="SA"/>
    </style:style>
    <style:style style:name="P2505" style:parent-style-name="Normal" style:family="paragraph">
      <style:paragraph-properties fo:margin-top="0.0097in" fo:margin-left="0.0138in">
        <style:tab-stops/>
      </style:paragraph-properties>
    </style:style>
    <style:style style:name="T2506" style:parent-style-name="Fonteparág.padrão" style:family="text">
      <style:text-properties style:font-name="Gill Sans MT" fo:color="#C9302E" fo:font-size="7pt" style:font-size-asian="7pt"/>
    </style:style>
    <style:style style:name="T2507" style:parent-style-name="Fonteparág.padrão" style:family="text">
      <style:text-properties style:font-name="Gill Sans MT" fo:color="#939598" fo:font-size="6pt" style:font-size-asian="6pt"/>
    </style:style>
    <style:style style:name="P2508" style:parent-style-name="Corpodetexto" style:family="paragraph">
      <style:paragraph-properties fo:line-height="5%"/>
    </style:style>
    <style:style style:name="T2509" style:parent-style-name="Fonteparág.padrão" style:family="text">
      <style:text-properties fo:language="en" fo:country="US" style:language-asian="en" style:country-asian="US" style:language-complex="ar" style:country-complex="SA"/>
    </style:style>
    <style:style style:name="P2510" style:parent-style-name="Normal" style:family="paragraph">
      <style:paragraph-properties fo:margin-top="0.0041in" fo:margin-left="0.0277in">
        <style:tab-stops/>
      </style:paragraph-properties>
    </style:style>
    <style:style style:name="T2511" style:parent-style-name="Fonteparág.padrão" style:family="text">
      <style:text-properties fo:color="#C7C8CA" style:text-scale="120%" fo:font-size="18pt" style:font-size-asian="18pt"/>
    </style:style>
    <style:style style:name="T2512" style:parent-style-name="Fonteparág.padrão" style:family="text">
      <style:text-properties fo:language="en" fo:country="US" style:language-asian="en" style:country-asian="US" style:language-complex="ar" style:country-complex="SA"/>
    </style:style>
    <style:style style:name="P2513" style:parent-style-name="Normal" style:family="paragraph">
      <style:paragraph-properties fo:margin-top="0.0097in" fo:margin-left="0.0138in">
        <style:tab-stops/>
      </style:paragraph-properties>
    </style:style>
    <style:style style:name="T2514" style:parent-style-name="Fonteparág.padrão" style:family="text">
      <style:text-properties style:font-name="Gill Sans MT" fo:color="#939598" fo:font-size="6pt" style:font-size-asian="6pt"/>
    </style:style>
    <style:style style:name="T2515" style:parent-style-name="Fonteparág.padrão" style:family="text">
      <style:text-properties style:font-name="Gill Sans MT" fo:color="#C9302E" fo:font-size="7pt" style:font-size-asian="7pt"/>
    </style:style>
    <style:style style:name="P2516" style:parent-style-name="Normal" style:family="paragraph">
      <style:paragraph-properties fo:margin-top="0.0076in" fo:margin-left="0.0138in">
        <style:tab-stops/>
      </style:paragraph-properties>
    </style:style>
    <style:style style:name="T2517" style:parent-style-name="Fonteparág.padrão" style:family="text">
      <style:text-properties style:font-name="Gill Sans MT" fo:color="#C9302E" style:text-scale="95%" fo:font-size="7pt" style:font-size-asian="7pt"/>
    </style:style>
    <style:page-layout style:name="PL10">
      <style:page-layout-properties fo:page-width="7.4861in" fo:page-height="10.243in" style:print-orientation="portrait" fo:margin-top="0.6388in" fo:margin-left="0.1944in" fo:margin-bottom="0.1944in" fo:margin-right="0in" style:num-format="1" style:writing-mode="lr-tb">
        <style:footnote-sep style:width="0.007in" style:rel-width="33%" style:color="#000000" style:line-style="solid" style:adjustment="left"/>
      </style:page-layout-properties>
    </style:page-layout>
    <style:style style:name="P2727" style:parent-style-name="Corpodetexto" style:family="paragraph">
      <style:paragraph-properties fo:line-height="5%"/>
    </style:style>
    <style:style style:name="T2728" style:parent-style-name="Fonteparág.padrão" style:family="text">
      <style:text-properties fo:language="en" fo:country="US" style:language-asian="en" style:country-asian="US" style:language-complex="ar" style:country-complex="SA"/>
    </style:style>
    <style:style style:name="P2729" style:parent-style-name="Normal" style:family="paragraph">
      <style:paragraph-properties fo:margin-top="0.0041in" fo:margin-left="0.0138in">
        <style:tab-stops>
          <style:tab-stop style:type="right" style:position="2.2819in"/>
        </style:tab-stops>
      </style:paragraph-properties>
    </style:style>
    <style:style style:name="T2730" style:parent-style-name="Fonteparág.padrão" style:family="text">
      <style:text-properties style:font-name="Gill Sans MT" fo:color="#C9302E" fo:letter-spacing="0.0027in" style:text-position="7.1% 100%" fo:font-size="7pt" style:font-size-asian="7pt"/>
    </style:style>
    <style:style style:name="T2731" style:parent-style-name="Fonteparág.padrão" style:family="text">
      <style:text-properties style:font-name="Gill Sans MT" fo:color="#C9302E" fo:letter-spacing="0.002in" style:text-position="7.1% 100%" fo:font-size="7pt" style:font-size-asian="7pt"/>
    </style:style>
    <style:style style:name="T2732" style:parent-style-name="Fonteparág.padrão" style:family="text">
      <style:text-properties style:font-name="Gill Sans MT" fo:color="#C9302E" fo:letter-spacing="0.0027in" style:text-position="7.1% 100%" fo:font-size="7pt" style:font-size-asian="7pt"/>
    </style:style>
    <style:style style:name="T2733" style:parent-style-name="Fonteparág.padrão" style:family="text">
      <style:text-properties style:font-name="Gill Sans MT" fo:color="#C9302E" fo:letter-spacing="0.0131in" style:text-position="7.1% 100%" fo:font-size="7pt" style:font-size-asian="7pt"/>
    </style:style>
    <style:style style:name="T2734" style:parent-style-name="Fonteparág.padrão" style:family="text">
      <style:text-properties style:font-name="Gill Sans MT" fo:color="#C9302E" fo:letter-spacing="0.002in" style:text-position="7.1% 100%" fo:font-size="7pt" style:font-size-asian="7pt"/>
    </style:style>
    <style:style style:name="T2735" style:parent-style-name="Fonteparág.padrão" style:family="text">
      <style:text-properties style:font-name="Gill Sans MT" fo:color="#C9302E" fo:letter-spacing="0.0055in" style:text-position="7.1% 100%" fo:font-size="7pt" style:font-size-asian="7pt"/>
    </style:style>
    <style:style style:name="T2736" style:parent-style-name="Fonteparág.padrão" style:family="text">
      <style:text-properties style:font-name="Gill Sans MT" fo:color="#C9302E" fo:letter-spacing="0.0041in" style:text-position="7.1% 100%" fo:font-size="7pt" style:font-size-asian="7pt"/>
    </style:style>
    <style:style style:name="T2737" style:parent-style-name="Fonteparág.padrão" style:family="text">
      <style:text-properties style:font-name="Gill Sans MT" fo:color="#C9302E" fo:letter-spacing="0.0041in" style:text-position="7.1% 100%" fo:font-size="7pt" style:font-size-asian="7pt"/>
    </style:style>
    <style:style style:name="T2738" style:parent-style-name="Fonteparág.padrão" style:family="text">
      <style:text-properties fo:color="#C7C8CA" fo:font-size="18pt" style:font-size-asian="18pt"/>
    </style:style>
    <style:style style:name="T2739" style:parent-style-name="Fonteparág.padrão" style:family="text">
      <style:text-properties fo:language="en" fo:country="US" style:language-asian="en" style:country-asian="US" style:language-complex="ar" style:country-complex="SA"/>
    </style:style>
    <style:style style:name="P2740" style:parent-style-name="Normal" style:family="paragraph">
      <style:paragraph-properties fo:margin-top="0.0097in" fo:margin-left="0.0138in">
        <style:tab-stops/>
      </style:paragraph-properties>
    </style:style>
    <style:style style:name="T2741" style:parent-style-name="Fonteparág.padrão" style:family="text">
      <style:text-properties style:font-name="Gill Sans MT" fo:color="#C9302E" fo:font-size="7pt" style:font-size-asian="7pt"/>
    </style:style>
    <style:style style:name="T2742" style:parent-style-name="Fonteparág.padrão" style:family="text">
      <style:text-properties style:font-name="Gill Sans MT" fo:color="#939598" fo:font-size="6pt" style:font-size-asian="6pt"/>
    </style:style>
    <style:style style:name="P2743" style:parent-style-name="Corpodetexto" style:family="paragraph">
      <style:paragraph-properties fo:line-height="5%"/>
    </style:style>
    <style:style style:name="T2744" style:parent-style-name="Fonteparág.padrão" style:family="text">
      <style:text-properties fo:language="en" fo:country="US" style:language-asian="en" style:country-asian="US" style:language-complex="ar" style:country-complex="SA"/>
    </style:style>
    <style:style style:name="P2745" style:parent-style-name="Normal" style:family="paragraph">
      <style:paragraph-properties fo:margin-top="0.0041in" fo:margin-left="0.0277in">
        <style:tab-stops/>
      </style:paragraph-properties>
    </style:style>
    <style:style style:name="T2746" style:parent-style-name="Fonteparág.padrão" style:family="text">
      <style:text-properties fo:color="#C7C8CA" style:text-scale="120%" fo:font-size="18pt" style:font-size-asian="18pt"/>
    </style:style>
    <style:style style:name="T2747" style:parent-style-name="Fonteparág.padrão" style:family="text">
      <style:text-properties fo:language="en" fo:country="US" style:language-asian="en" style:country-asian="US" style:language-complex="ar" style:country-complex="SA"/>
    </style:style>
    <style:style style:name="P2748" style:parent-style-name="Normal" style:family="paragraph">
      <style:paragraph-properties fo:margin-top="0.0097in" fo:margin-left="0.0138in">
        <style:tab-stops/>
      </style:paragraph-properties>
    </style:style>
    <style:style style:name="T2749" style:parent-style-name="Fonteparág.padrão" style:family="text">
      <style:text-properties style:font-name="Gill Sans MT" fo:color="#939598" fo:font-size="6pt" style:font-size-asian="6pt"/>
    </style:style>
    <style:style style:name="T2750" style:parent-style-name="Fonteparág.padrão" style:family="text">
      <style:text-properties style:font-name="Gill Sans MT" fo:color="#C9302E" fo:font-size="7pt" style:font-size-asian="7pt"/>
    </style:style>
    <style:style style:name="P2751" style:parent-style-name="Normal" style:family="paragraph">
      <style:paragraph-properties fo:margin-top="0.0076in" fo:margin-left="0.0138in">
        <style:tab-stops/>
      </style:paragraph-properties>
    </style:style>
    <style:style style:name="T2752" style:parent-style-name="Fonteparág.padrão" style:family="text">
      <style:text-properties style:font-name="Gill Sans MT" fo:color="#C9302E" style:text-scale="95%" fo:font-size="7pt" style:font-size-asian="7pt"/>
    </style:style>
    <style:page-layout style:name="PL11">
      <style:page-layout-properties fo:page-width="7.4861in" fo:page-height="10.243in" style:print-orientation="portrait" fo:margin-top="0.6388in" fo:margin-left="0.1944in" fo:margin-bottom="0in" fo:margin-right="0in" style:num-format="1" style:writing-mode="lr-tb">
        <style:footnote-sep style:width="0.007in" style:rel-width="33%" style:color="#000000" style:line-style="solid" style:adjustment="left"/>
      </style:page-layout-properties>
    </style:page-layout>
    <style:style style:name="P3208" style:parent-style-name="Corpodetexto" style:family="paragraph">
      <style:paragraph-properties fo:line-height="5%"/>
    </style:style>
    <style:style style:name="T3209" style:parent-style-name="Fonteparág.padrão" style:family="text">
      <style:text-properties fo:language="en" fo:country="US" style:language-asian="en" style:country-asian="US" style:language-complex="ar" style:country-complex="SA"/>
    </style:style>
    <style:style style:name="P3210" style:parent-style-name="Normal" style:family="paragraph">
      <style:paragraph-properties fo:margin-top="0.0041in" fo:margin-left="0.0138in">
        <style:tab-stops>
          <style:tab-stop style:type="right" style:position="2.2819in"/>
        </style:tab-stops>
      </style:paragraph-properties>
    </style:style>
    <style:style style:name="T3211" style:parent-style-name="Fonteparág.padrão" style:family="text">
      <style:text-properties style:font-name="Gill Sans MT" fo:color="#C9302E" fo:letter-spacing="0.0027in" style:text-position="7.1% 100%" fo:font-size="7pt" style:font-size-asian="7pt"/>
    </style:style>
    <style:style style:name="T3212" style:parent-style-name="Fonteparág.padrão" style:family="text">
      <style:text-properties style:font-name="Gill Sans MT" fo:color="#C9302E" fo:letter-spacing="0.002in" style:text-position="7.1% 100%" fo:font-size="7pt" style:font-size-asian="7pt"/>
    </style:style>
    <style:style style:name="T3213" style:parent-style-name="Fonteparág.padrão" style:family="text">
      <style:text-properties style:font-name="Gill Sans MT" fo:color="#C9302E" fo:letter-spacing="0.0027in" style:text-position="7.1% 100%" fo:font-size="7pt" style:font-size-asian="7pt"/>
    </style:style>
    <style:style style:name="T3214" style:parent-style-name="Fonteparág.padrão" style:family="text">
      <style:text-properties style:font-name="Gill Sans MT" fo:color="#C9302E" fo:letter-spacing="0.0131in" style:text-position="7.1% 100%" fo:font-size="7pt" style:font-size-asian="7pt"/>
    </style:style>
    <style:style style:name="T3215" style:parent-style-name="Fonteparág.padrão" style:family="text">
      <style:text-properties style:font-name="Gill Sans MT" fo:color="#C9302E" fo:letter-spacing="0.002in" style:text-position="7.1% 100%" fo:font-size="7pt" style:font-size-asian="7pt"/>
    </style:style>
    <style:style style:name="T3216" style:parent-style-name="Fonteparág.padrão" style:family="text">
      <style:text-properties style:font-name="Gill Sans MT" fo:color="#C9302E" fo:letter-spacing="0.0055in" style:text-position="7.1% 100%" fo:font-size="7pt" style:font-size-asian="7pt"/>
    </style:style>
    <style:style style:name="T3217" style:parent-style-name="Fonteparág.padrão" style:family="text">
      <style:text-properties style:font-name="Gill Sans MT" fo:color="#C9302E" fo:letter-spacing="0.0041in" style:text-position="7.1% 100%" fo:font-size="7pt" style:font-size-asian="7pt"/>
    </style:style>
    <style:style style:name="T3218" style:parent-style-name="Fonteparág.padrão" style:family="text">
      <style:text-properties style:font-name="Gill Sans MT" fo:color="#C9302E" fo:letter-spacing="0.0041in" style:text-position="7.1% 100%" fo:font-size="7pt" style:font-size-asian="7pt"/>
    </style:style>
    <style:style style:name="T3219" style:parent-style-name="Fonteparág.padrão" style:family="text">
      <style:text-properties fo:color="#C7C8CA" fo:font-size="18pt" style:font-size-asian="18pt"/>
    </style:style>
    <style:style style:name="T3220" style:parent-style-name="Fonteparág.padrão" style:family="text">
      <style:text-properties fo:language="en" fo:country="US" style:language-asian="en" style:country-asian="US" style:language-complex="ar" style:country-complex="SA"/>
    </style:style>
    <style:style style:name="P3221" style:parent-style-name="Normal" style:family="paragraph">
      <style:paragraph-properties fo:margin-top="0.0097in" fo:margin-left="0.0138in">
        <style:tab-stops/>
      </style:paragraph-properties>
    </style:style>
    <style:style style:name="T3222" style:parent-style-name="Fonteparág.padrão" style:family="text">
      <style:text-properties style:font-name="Gill Sans MT" fo:color="#C9302E" fo:font-size="7pt" style:font-size-asian="7pt"/>
    </style:style>
    <style:style style:name="T3223" style:parent-style-name="Fonteparág.padrão" style:family="text">
      <style:text-properties style:font-name="Gill Sans MT" fo:color="#939598" fo:font-size="6pt" style:font-size-asian="6pt"/>
    </style:style>
    <style:style style:name="P3224" style:parent-style-name="Corpodetexto" style:family="paragraph">
      <style:paragraph-properties fo:line-height="5%"/>
    </style:style>
    <style:style style:name="T3225" style:parent-style-name="Fonteparág.padrão" style:family="text">
      <style:text-properties fo:language="en" fo:country="US" style:language-asian="en" style:country-asian="US" style:language-complex="ar" style:country-complex="SA"/>
    </style:style>
    <style:style style:name="P3226" style:parent-style-name="Normal" style:family="paragraph">
      <style:paragraph-properties fo:margin-top="0.0041in" fo:margin-left="0.0277in">
        <style:tab-stops/>
      </style:paragraph-properties>
    </style:style>
    <style:style style:name="T3227" style:parent-style-name="Fonteparág.padrão" style:family="text">
      <style:text-properties fo:color="#C7C8CA" style:text-scale="120%" fo:font-size="18pt" style:font-size-asian="18pt"/>
    </style:style>
    <style:style style:name="T3228" style:parent-style-name="Fonteparág.padrão" style:family="text">
      <style:text-properties fo:language="en" fo:country="US" style:language-asian="en" style:country-asian="US" style:language-complex="ar" style:country-complex="SA"/>
    </style:style>
    <style:style style:name="P3229" style:parent-style-name="Normal" style:family="paragraph">
      <style:paragraph-properties fo:margin-top="0.0097in" fo:margin-left="0.0138in">
        <style:tab-stops/>
      </style:paragraph-properties>
    </style:style>
    <style:style style:name="T3230" style:parent-style-name="Fonteparág.padrão" style:family="text">
      <style:text-properties style:font-name="Gill Sans MT" fo:color="#939598" fo:font-size="6pt" style:font-size-asian="6pt"/>
    </style:style>
    <style:style style:name="T3231" style:parent-style-name="Fonteparág.padrão" style:family="text">
      <style:text-properties style:font-name="Gill Sans MT" fo:color="#C9302E" fo:font-size="7pt" style:font-size-asian="7pt"/>
    </style:style>
    <style:style style:name="P3232" style:parent-style-name="Normal" style:family="paragraph">
      <style:paragraph-properties fo:margin-top="0.0076in" fo:margin-left="0.0138in">
        <style:tab-stops/>
      </style:paragraph-properties>
    </style:style>
    <style:style style:name="T3233" style:parent-style-name="Fonteparág.padrão" style:family="text">
      <style:text-properties style:font-name="Gill Sans MT" fo:color="#C9302E" style:text-scale="95%" fo:font-size="7pt" style:font-size-asian="7pt"/>
    </style:style>
    <style:page-layout style:name="PL12">
      <style:page-layout-properties fo:page-width="7.4861in" fo:page-height="10.243in" style:print-orientation="portrait" fo:margin-top="0.6388in" fo:margin-left="0.1944in" fo:margin-bottom="0.1944in" fo:margin-right="0in" style:num-format="1" style:writing-mode="lr-tb">
        <style:footnote-sep style:width="0.007in" style:rel-width="33%" style:color="#000000" style:line-style="solid" style:adjustment="left"/>
      </style:page-layout-properties>
    </style:page-layout>
    <style:style style:name="P3489" style:parent-style-name="Corpodetexto" style:family="paragraph">
      <style:paragraph-properties fo:line-height="5%"/>
    </style:style>
    <style:style style:name="T3490" style:parent-style-name="Fonteparág.padrão" style:family="text">
      <style:text-properties fo:language="en" fo:country="US" style:language-asian="en" style:country-asian="US" style:language-complex="ar" style:country-complex="SA"/>
    </style:style>
    <style:style style:name="P3491" style:parent-style-name="Normal" style:family="paragraph">
      <style:paragraph-properties fo:margin-top="0.0041in" fo:margin-left="0.0138in">
        <style:tab-stops>
          <style:tab-stop style:type="right" style:position="2.2819in"/>
        </style:tab-stops>
      </style:paragraph-properties>
    </style:style>
    <style:style style:name="T3492" style:parent-style-name="Fonteparág.padrão" style:family="text">
      <style:text-properties style:font-name="Gill Sans MT" fo:color="#C9302E" fo:letter-spacing="0.0027in" style:text-position="7.1% 100%" fo:font-size="7pt" style:font-size-asian="7pt"/>
    </style:style>
    <style:style style:name="T3493" style:parent-style-name="Fonteparág.padrão" style:family="text">
      <style:text-properties style:font-name="Gill Sans MT" fo:color="#C9302E" fo:letter-spacing="0.002in" style:text-position="7.1% 100%" fo:font-size="7pt" style:font-size-asian="7pt"/>
    </style:style>
    <style:style style:name="T3494" style:parent-style-name="Fonteparág.padrão" style:family="text">
      <style:text-properties style:font-name="Gill Sans MT" fo:color="#C9302E" fo:letter-spacing="0.0027in" style:text-position="7.1% 100%" fo:font-size="7pt" style:font-size-asian="7pt"/>
    </style:style>
    <style:style style:name="T3495" style:parent-style-name="Fonteparág.padrão" style:family="text">
      <style:text-properties style:font-name="Gill Sans MT" fo:color="#C9302E" fo:letter-spacing="0.0131in" style:text-position="7.1% 100%" fo:font-size="7pt" style:font-size-asian="7pt"/>
    </style:style>
    <style:style style:name="T3496" style:parent-style-name="Fonteparág.padrão" style:family="text">
      <style:text-properties style:font-name="Gill Sans MT" fo:color="#C9302E" fo:letter-spacing="0.002in" style:text-position="7.1% 100%" fo:font-size="7pt" style:font-size-asian="7pt"/>
    </style:style>
    <style:style style:name="T3497" style:parent-style-name="Fonteparág.padrão" style:family="text">
      <style:text-properties style:font-name="Gill Sans MT" fo:color="#C9302E" fo:letter-spacing="0.0055in" style:text-position="7.1% 100%" fo:font-size="7pt" style:font-size-asian="7pt"/>
    </style:style>
    <style:style style:name="T3498" style:parent-style-name="Fonteparág.padrão" style:family="text">
      <style:text-properties style:font-name="Gill Sans MT" fo:color="#C9302E" fo:letter-spacing="0.0041in" style:text-position="7.1% 100%" fo:font-size="7pt" style:font-size-asian="7pt"/>
    </style:style>
    <style:style style:name="T3499" style:parent-style-name="Fonteparág.padrão" style:family="text">
      <style:text-properties style:font-name="Gill Sans MT" fo:color="#C9302E" fo:letter-spacing="0.0041in" style:text-position="7.1% 100%" fo:font-size="7pt" style:font-size-asian="7pt"/>
    </style:style>
    <style:style style:name="T3500" style:parent-style-name="Fonteparág.padrão" style:family="text">
      <style:text-properties fo:color="#C7C8CA" fo:font-size="18pt" style:font-size-asian="18pt"/>
    </style:style>
    <style:style style:name="T3501" style:parent-style-name="Fonteparág.padrão" style:family="text">
      <style:text-properties fo:language="en" fo:country="US" style:language-asian="en" style:country-asian="US" style:language-complex="ar" style:country-complex="SA"/>
    </style:style>
    <style:style style:name="P3502" style:parent-style-name="Normal" style:family="paragraph">
      <style:paragraph-properties fo:margin-top="0.0097in" fo:margin-left="0.0138in">
        <style:tab-stops/>
      </style:paragraph-properties>
    </style:style>
    <style:style style:name="T3503" style:parent-style-name="Fonteparág.padrão" style:family="text">
      <style:text-properties style:font-name="Gill Sans MT" fo:color="#C9302E" fo:font-size="7pt" style:font-size-asian="7pt"/>
    </style:style>
    <style:style style:name="T3504" style:parent-style-name="Fonteparág.padrão" style:family="text">
      <style:text-properties style:font-name="Gill Sans MT" fo:color="#939598" fo:font-size="6pt" style:font-size-asian="6pt"/>
    </style:style>
    <style:style style:name="P3505" style:parent-style-name="Corpodetexto" style:family="paragraph">
      <style:paragraph-properties fo:line-height="5%"/>
    </style:style>
    <style:style style:name="T3506" style:parent-style-name="Fonteparág.padrão" style:family="text">
      <style:text-properties fo:language="en" fo:country="US" style:language-asian="en" style:country-asian="US" style:language-complex="ar" style:country-complex="SA"/>
    </style:style>
    <style:style style:name="P3507" style:parent-style-name="Normal" style:family="paragraph">
      <style:paragraph-properties fo:margin-top="0.0041in" fo:margin-left="0.0277in">
        <style:tab-stops/>
      </style:paragraph-properties>
    </style:style>
    <style:style style:name="T3508" style:parent-style-name="Fonteparág.padrão" style:family="text">
      <style:text-properties fo:color="#C7C8CA" style:text-scale="120%" fo:font-size="18pt" style:font-size-asian="18pt"/>
    </style:style>
    <style:style style:name="T3509" style:parent-style-name="Fonteparág.padrão" style:family="text">
      <style:text-properties fo:language="en" fo:country="US" style:language-asian="en" style:country-asian="US" style:language-complex="ar" style:country-complex="SA"/>
    </style:style>
    <style:style style:name="P3510" style:parent-style-name="Normal" style:family="paragraph">
      <style:paragraph-properties fo:margin-top="0.0097in" fo:margin-left="0.0138in">
        <style:tab-stops/>
      </style:paragraph-properties>
    </style:style>
    <style:style style:name="T3511" style:parent-style-name="Fonteparág.padrão" style:family="text">
      <style:text-properties style:font-name="Gill Sans MT" fo:color="#939598" fo:font-size="6pt" style:font-size-asian="6pt"/>
    </style:style>
    <style:style style:name="T3512" style:parent-style-name="Fonteparág.padrão" style:family="text">
      <style:text-properties style:font-name="Gill Sans MT" fo:color="#C9302E" fo:font-size="7pt" style:font-size-asian="7pt"/>
    </style:style>
    <style:style style:name="P3513" style:parent-style-name="Normal" style:family="paragraph">
      <style:paragraph-properties fo:margin-top="0.0076in" fo:margin-left="0.0138in">
        <style:tab-stops/>
      </style:paragraph-properties>
    </style:style>
    <style:style style:name="T3514" style:parent-style-name="Fonteparág.padrão" style:family="text">
      <style:text-properties style:font-name="Gill Sans MT" fo:color="#C9302E" style:text-scale="95%" fo:font-size="7pt" style:font-size-asian="7pt"/>
    </style:style>
    <style:page-layout style:name="PL13">
      <style:page-layout-properties fo:page-width="7.4861in" fo:page-height="10.243in" style:print-orientation="portrait" fo:margin-top="0.6388in" fo:margin-left="0.1944in" fo:margin-bottom="0in" fo:margin-right="0in" style:num-format="1" style:writing-mode="lr-tb">
        <style:footnote-sep style:width="0.007in" style:rel-width="33%" style:color="#000000" style:line-style="solid" style:adjustment="left"/>
      </style:page-layout-properties>
    </style:page-layout>
    <style:style style:name="P3788" style:parent-style-name="Corpodetexto" style:family="paragraph">
      <style:paragraph-properties fo:line-height="5%"/>
    </style:style>
    <style:style style:name="T3789" style:parent-style-name="Fonteparág.padrão" style:family="text">
      <style:text-properties fo:language="en" fo:country="US" style:language-asian="en" style:country-asian="US" style:language-complex="ar" style:country-complex="SA"/>
    </style:style>
    <style:style style:name="P3790" style:parent-style-name="Normal" style:family="paragraph">
      <style:paragraph-properties fo:margin-top="0.0041in" fo:margin-left="0.0138in">
        <style:tab-stops>
          <style:tab-stop style:type="right" style:position="2.2819in"/>
        </style:tab-stops>
      </style:paragraph-properties>
    </style:style>
    <style:style style:name="T3791" style:parent-style-name="Fonteparág.padrão" style:family="text">
      <style:text-properties style:font-name="Gill Sans MT" fo:color="#C9302E" fo:letter-spacing="0.0027in" style:text-position="7.1% 100%" fo:font-size="7pt" style:font-size-asian="7pt"/>
    </style:style>
    <style:style style:name="T3792" style:parent-style-name="Fonteparág.padrão" style:family="text">
      <style:text-properties style:font-name="Gill Sans MT" fo:color="#C9302E" fo:letter-spacing="0.002in" style:text-position="7.1% 100%" fo:font-size="7pt" style:font-size-asian="7pt"/>
    </style:style>
    <style:style style:name="T3793" style:parent-style-name="Fonteparág.padrão" style:family="text">
      <style:text-properties style:font-name="Gill Sans MT" fo:color="#C9302E" fo:letter-spacing="0.0027in" style:text-position="7.1% 100%" fo:font-size="7pt" style:font-size-asian="7pt"/>
    </style:style>
    <style:style style:name="T3794" style:parent-style-name="Fonteparág.padrão" style:family="text">
      <style:text-properties style:font-name="Gill Sans MT" fo:color="#C9302E" fo:letter-spacing="0.0131in" style:text-position="7.1% 100%" fo:font-size="7pt" style:font-size-asian="7pt"/>
    </style:style>
    <style:style style:name="T3795" style:parent-style-name="Fonteparág.padrão" style:family="text">
      <style:text-properties style:font-name="Gill Sans MT" fo:color="#C9302E" fo:letter-spacing="0.002in" style:text-position="7.1% 100%" fo:font-size="7pt" style:font-size-asian="7pt"/>
    </style:style>
    <style:style style:name="T3796" style:parent-style-name="Fonteparág.padrão" style:family="text">
      <style:text-properties style:font-name="Gill Sans MT" fo:color="#C9302E" fo:letter-spacing="0.0055in" style:text-position="7.1% 100%" fo:font-size="7pt" style:font-size-asian="7pt"/>
    </style:style>
    <style:style style:name="T3797" style:parent-style-name="Fonteparág.padrão" style:family="text">
      <style:text-properties style:font-name="Gill Sans MT" fo:color="#C9302E" fo:letter-spacing="0.0041in" style:text-position="7.1% 100%" fo:font-size="7pt" style:font-size-asian="7pt"/>
    </style:style>
    <style:style style:name="T3798" style:parent-style-name="Fonteparág.padrão" style:family="text">
      <style:text-properties style:font-name="Gill Sans MT" fo:color="#C9302E" fo:letter-spacing="0.0041in" style:text-position="7.1% 100%" fo:font-size="7pt" style:font-size-asian="7pt"/>
    </style:style>
    <style:style style:name="T3799" style:parent-style-name="Fonteparág.padrão" style:family="text">
      <style:text-properties fo:color="#C7C8CA" fo:font-size="18pt" style:font-size-asian="18pt"/>
    </style:style>
    <style:style style:name="T3800" style:parent-style-name="Fonteparág.padrão" style:family="text">
      <style:text-properties fo:language="en" fo:country="US" style:language-asian="en" style:country-asian="US" style:language-complex="ar" style:country-complex="SA"/>
    </style:style>
    <style:style style:name="P3801" style:parent-style-name="Normal" style:family="paragraph">
      <style:paragraph-properties fo:margin-top="0.0097in" fo:margin-left="0.0138in">
        <style:tab-stops/>
      </style:paragraph-properties>
    </style:style>
    <style:style style:name="T3802" style:parent-style-name="Fonteparág.padrão" style:family="text">
      <style:text-properties style:font-name="Gill Sans MT" fo:color="#C9302E" fo:font-size="7pt" style:font-size-asian="7pt"/>
    </style:style>
    <style:style style:name="T3803" style:parent-style-name="Fonteparág.padrão" style:family="text">
      <style:text-properties style:font-name="Gill Sans MT" fo:color="#939598" fo:font-size="6pt" style:font-size-asian="6pt"/>
    </style:style>
    <style:style style:name="P3804" style:parent-style-name="Corpodetexto" style:family="paragraph">
      <style:paragraph-properties fo:line-height="5%"/>
    </style:style>
    <style:style style:name="T3805" style:parent-style-name="Fonteparág.padrão" style:family="text">
      <style:text-properties fo:language="en" fo:country="US" style:language-asian="en" style:country-asian="US" style:language-complex="ar" style:country-complex="SA"/>
    </style:style>
    <style:style style:name="P3806" style:parent-style-name="Normal" style:family="paragraph">
      <style:paragraph-properties fo:margin-top="0.0041in" fo:margin-left="0.0277in">
        <style:tab-stops/>
      </style:paragraph-properties>
    </style:style>
    <style:style style:name="T3807" style:parent-style-name="Fonteparág.padrão" style:family="text">
      <style:text-properties fo:color="#C7C8CA" style:text-scale="120%" fo:font-size="18pt" style:font-size-asian="18pt"/>
    </style:style>
    <style:style style:name="T3808" style:parent-style-name="Fonteparág.padrão" style:family="text">
      <style:text-properties fo:language="en" fo:country="US" style:language-asian="en" style:country-asian="US" style:language-complex="ar" style:country-complex="SA"/>
    </style:style>
    <style:style style:name="P3809" style:parent-style-name="Normal" style:family="paragraph">
      <style:paragraph-properties fo:margin-top="0.0097in" fo:margin-left="0.0138in">
        <style:tab-stops/>
      </style:paragraph-properties>
    </style:style>
    <style:style style:name="T3810" style:parent-style-name="Fonteparág.padrão" style:family="text">
      <style:text-properties style:font-name="Gill Sans MT" fo:color="#939598" fo:font-size="6pt" style:font-size-asian="6pt"/>
    </style:style>
    <style:style style:name="T3811" style:parent-style-name="Fonteparág.padrão" style:family="text">
      <style:text-properties style:font-name="Gill Sans MT" fo:color="#C9302E" fo:font-size="7pt" style:font-size-asian="7pt"/>
    </style:style>
    <style:style style:name="P3812" style:parent-style-name="Normal" style:family="paragraph">
      <style:paragraph-properties fo:margin-top="0.0076in" fo:margin-left="0.0138in">
        <style:tab-stops/>
      </style:paragraph-properties>
    </style:style>
    <style:style style:name="T3813" style:parent-style-name="Fonteparág.padrão" style:family="text">
      <style:text-properties style:font-name="Gill Sans MT" fo:color="#C9302E" style:text-scale="95%" fo:font-size="7pt" style:font-size-asian="7pt"/>
    </style:style>
    <style:page-layout style:name="PL14">
      <style:page-layout-properties fo:page-width="7.4861in" fo:page-height="10.243in" style:print-orientation="portrait" fo:margin-top="0.6388in" fo:margin-left="0.1944in" fo:margin-bottom="0.1944in" fo:margin-right="0in" style:num-format="1" style:writing-mode="lr-tb">
        <style:footnote-sep style:width="0.007in" style:rel-width="33%" style:color="#000000" style:line-style="solid" style:adjustment="left"/>
      </style:page-layout-properties>
    </style:page-layout>
    <style:style style:name="P4085" style:parent-style-name="Corpodetexto" style:family="paragraph">
      <style:paragraph-properties fo:line-height="5%"/>
    </style:style>
    <style:style style:name="T4086" style:parent-style-name="Fonteparág.padrão" style:family="text">
      <style:text-properties fo:language="en" fo:country="US" style:language-asian="en" style:country-asian="US" style:language-complex="ar" style:country-complex="SA"/>
    </style:style>
    <style:style style:name="P4087" style:parent-style-name="Normal" style:family="paragraph">
      <style:paragraph-properties fo:margin-top="0.0041in" fo:margin-left="0.0138in">
        <style:tab-stops>
          <style:tab-stop style:type="right" style:position="2.2819in"/>
        </style:tab-stops>
      </style:paragraph-properties>
    </style:style>
    <style:style style:name="T4088" style:parent-style-name="Fonteparág.padrão" style:family="text">
      <style:text-properties style:font-name="Gill Sans MT" fo:color="#C9302E" fo:letter-spacing="0.0027in" style:text-position="7.1% 100%" fo:font-size="7pt" style:font-size-asian="7pt"/>
    </style:style>
    <style:style style:name="T4089" style:parent-style-name="Fonteparág.padrão" style:family="text">
      <style:text-properties style:font-name="Gill Sans MT" fo:color="#C9302E" fo:letter-spacing="0.002in" style:text-position="7.1% 100%" fo:font-size="7pt" style:font-size-asian="7pt"/>
    </style:style>
    <style:style style:name="T4090" style:parent-style-name="Fonteparág.padrão" style:family="text">
      <style:text-properties style:font-name="Gill Sans MT" fo:color="#C9302E" fo:letter-spacing="0.0027in" style:text-position="7.1% 100%" fo:font-size="7pt" style:font-size-asian="7pt"/>
    </style:style>
    <style:style style:name="T4091" style:parent-style-name="Fonteparág.padrão" style:family="text">
      <style:text-properties style:font-name="Gill Sans MT" fo:color="#C9302E" fo:letter-spacing="0.0131in" style:text-position="7.1% 100%" fo:font-size="7pt" style:font-size-asian="7pt"/>
    </style:style>
    <style:style style:name="T4092" style:parent-style-name="Fonteparág.padrão" style:family="text">
      <style:text-properties style:font-name="Gill Sans MT" fo:color="#C9302E" fo:letter-spacing="0.002in" style:text-position="7.1% 100%" fo:font-size="7pt" style:font-size-asian="7pt"/>
    </style:style>
    <style:style style:name="T4093" style:parent-style-name="Fonteparág.padrão" style:family="text">
      <style:text-properties style:font-name="Gill Sans MT" fo:color="#C9302E" fo:letter-spacing="0.0055in" style:text-position="7.1% 100%" fo:font-size="7pt" style:font-size-asian="7pt"/>
    </style:style>
    <style:style style:name="T4094" style:parent-style-name="Fonteparág.padrão" style:family="text">
      <style:text-properties style:font-name="Gill Sans MT" fo:color="#C9302E" fo:letter-spacing="0.0041in" style:text-position="7.1% 100%" fo:font-size="7pt" style:font-size-asian="7pt"/>
    </style:style>
    <style:style style:name="T4095" style:parent-style-name="Fonteparág.padrão" style:family="text">
      <style:text-properties style:font-name="Gill Sans MT" fo:color="#C9302E" fo:letter-spacing="0.0041in" style:text-position="7.1% 100%" fo:font-size="7pt" style:font-size-asian="7pt"/>
    </style:style>
    <style:style style:name="T4096" style:parent-style-name="Fonteparág.padrão" style:family="text">
      <style:text-properties fo:color="#C7C8CA" fo:font-size="18pt" style:font-size-asian="18pt"/>
    </style:style>
    <style:style style:name="T4097" style:parent-style-name="Fonteparág.padrão" style:family="text">
      <style:text-properties fo:language="en" fo:country="US" style:language-asian="en" style:country-asian="US" style:language-complex="ar" style:country-complex="SA"/>
    </style:style>
    <style:style style:name="P4098" style:parent-style-name="Normal" style:family="paragraph">
      <style:paragraph-properties fo:margin-top="0.0097in" fo:margin-left="0.0138in">
        <style:tab-stops/>
      </style:paragraph-properties>
    </style:style>
    <style:style style:name="T4099" style:parent-style-name="Fonteparág.padrão" style:family="text">
      <style:text-properties style:font-name="Gill Sans MT" fo:color="#C9302E" fo:font-size="7pt" style:font-size-asian="7pt"/>
    </style:style>
    <style:style style:name="T4100" style:parent-style-name="Fonteparág.padrão" style:family="text">
      <style:text-properties style:font-name="Gill Sans MT" fo:color="#939598" fo:font-size="6pt" style:font-size-asian="6pt"/>
    </style:style>
    <style:style style:name="P4101" style:parent-style-name="Corpodetexto" style:family="paragraph">
      <style:paragraph-properties fo:line-height="5%"/>
    </style:style>
    <style:style style:name="T4102" style:parent-style-name="Fonteparág.padrão" style:family="text">
      <style:text-properties fo:language="en" fo:country="US" style:language-asian="en" style:country-asian="US" style:language-complex="ar" style:country-complex="SA"/>
    </style:style>
    <style:style style:name="P4103" style:parent-style-name="Normal" style:family="paragraph">
      <style:paragraph-properties fo:margin-top="0.0041in" fo:margin-left="0.0277in">
        <style:tab-stops/>
      </style:paragraph-properties>
    </style:style>
    <style:style style:name="T4104" style:parent-style-name="Fonteparág.padrão" style:family="text">
      <style:text-properties fo:color="#C7C8CA" style:text-scale="120%" fo:font-size="18pt" style:font-size-asian="18pt"/>
    </style:style>
    <style:style style:name="T4105" style:parent-style-name="Fonteparág.padrão" style:family="text">
      <style:text-properties fo:language="en" fo:country="US" style:language-asian="en" style:country-asian="US" style:language-complex="ar" style:country-complex="SA"/>
    </style:style>
    <style:style style:name="P4106" style:parent-style-name="Normal" style:family="paragraph">
      <style:paragraph-properties fo:margin-top="0.0097in" fo:margin-left="0.0138in">
        <style:tab-stops/>
      </style:paragraph-properties>
    </style:style>
    <style:style style:name="T4107" style:parent-style-name="Fonteparág.padrão" style:family="text">
      <style:text-properties style:font-name="Gill Sans MT" fo:color="#939598" fo:font-size="6pt" style:font-size-asian="6pt"/>
    </style:style>
    <style:style style:name="T4108" style:parent-style-name="Fonteparág.padrão" style:family="text">
      <style:text-properties style:font-name="Gill Sans MT" fo:color="#C9302E" fo:font-size="7pt" style:font-size-asian="7pt"/>
    </style:style>
    <style:style style:name="P4109" style:parent-style-name="Normal" style:family="paragraph">
      <style:paragraph-properties fo:margin-top="0.0076in" fo:margin-left="0.0138in">
        <style:tab-stops/>
      </style:paragraph-properties>
    </style:style>
    <style:style style:name="T4110" style:parent-style-name="Fonteparág.padrão" style:family="text">
      <style:text-properties style:font-name="Gill Sans MT" fo:color="#C9302E" style:text-scale="95%" fo:font-size="7pt" style:font-size-asian="7pt"/>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draw:frame draw:z-index="250278912" draw:id="id0" draw:style-name="a0" draw:name="Text Box 8" text:anchor-type="paragraph" svg:x="4.91181in" svg:y="0.33889in" svg:width="2.32431in" svg:height="0.31944in" style:rel-width="scale" style:rel-height="scale"><draw:text-box><text:p text:style-name="P4"><text:span text:style-name="T5">RELATÓRIO<text:s/></text:span><text:span text:style-name="T6">DE<text:s/></text:span><text:span text:style-name="T7">COLETA</text:span><text:span text:style-name="T8"><text:s/></text:span><text:span text:style-name="T9">DE</text:span><text:span text:style-name="T10"><text:s/></text:span><text:span text:style-name="T11">DADOS</text:span><text:span text:style-name="T12"><text:tab/></text:span><text:span text:style-name="T13"><text:page-number text:fixed="false">101</text:page-number></text:span></text:p></draw:text-box><svg:title/><svg:desc/></draw:frame></text:span><text:span text:style-name="T14"><draw:frame draw:z-index="250279936" draw:id="id1" draw:style-name="a1" draw:name="Text Box 7" text:anchor-type="paragraph" svg:x="5.24514in" svg:y="0.35625in" svg:width="1.26528in" svg:height="0.13889in" style:rel-width="scale" style:rel-height="scale"><draw:text-box><text:p text:style-name="P15"><text:span text:style-name="T16">2018<text:s/></text:span><text:span text:style-name="T17">PESQUISA TIC EDUCAÇÃO</text:span></text:p></draw:text-box><svg:title/><svg:desc/></draw:frame></text:span></text:p>
      </style:header>
      <style:header-left>
        <text:p text:style-name="P18"><text:span text:style-name="T19"><draw:frame draw:z-index="250280960" draw:id="id2" draw:style-name="a2" draw:name="Text Box 6" text:anchor-type="paragraph" svg:x="0.24167in" svg:y="0.34306in" svg:width="0.49861in" svg:height="0.31944in" style:rel-width="scale" style:rel-height="scale"><draw:text-box><text:p text:style-name="P20"><text:span text:style-name="T21"><text:page-number text:fixed="false">104</text:page-number></text:span></text:p></draw:text-box><svg:title/><svg:desc/></draw:frame></text:span><text:span text:style-name="T22"><draw:frame draw:z-index="250281984" draw:id="id3" draw:style-name="a3" draw:name="Text Box 5" text:anchor-type="paragraph" svg:x="0.97014in" svg:y="0.35972in" svg:width="1.60278in" svg:height="0.25903in" style:rel-width="scale" style:rel-height="scale"><draw:text-box><text:p text:style-name="P23"><text:span text:style-name="T24">PESQUISA TIC EDUCAÇÃO<text:s/></text:span><text:span text:style-name="T25">2018</text:span></text:p><text:p text:style-name="P26"><text:span text:style-name="T27">RELATÓRIO DE COLETA DE DADOS</text:span></text:p></draw:text-box><svg:title/><svg:desc/></draw:frame></text:span></text:p>
      </style:header-left>
    </style:master-page>
    <style:master-page style:name="MP1" style:page-layout-name="PL1">
      <style:header>
        <text:p text:style-name="P254"><text:span text:style-name="T255"><draw:frame draw:z-index="250278912" draw:id="id6" draw:style-name="a6" draw:name="Text Box 8" text:anchor-type="paragraph" svg:x="4.91181in" svg:y="0.33889in" svg:width="2.32431in" svg:height="0.31944in" style:rel-width="scale" style:rel-height="scale"><draw:text-box><text:p text:style-name="P256"><text:span text:style-name="T257">RELATÓRIO<text:s/></text:span><text:span text:style-name="T258">DE<text:s/></text:span><text:span text:style-name="T259">COLETA</text:span><text:span text:style-name="T260"><text:s/></text:span><text:span text:style-name="T261">DE</text:span><text:span text:style-name="T262"><text:s/></text:span><text:span text:style-name="T263">DADOS</text:span><text:span text:style-name="T264"><text:tab/></text:span><text:span text:style-name="T265"><text:page-number text:fixed="false">101</text:page-number></text:span></text:p></draw:text-box><svg:title/><svg:desc/></draw:frame></text:span><text:span text:style-name="T266"><draw:frame draw:z-index="250279936" draw:id="id7" draw:style-name="a7" draw:name="Text Box 7" text:anchor-type="paragraph" svg:x="5.24514in" svg:y="0.35625in" svg:width="1.26528in" svg:height="0.13889in" style:rel-width="scale" style:rel-height="scale"><draw:text-box><text:p text:style-name="P267"><text:span text:style-name="T268">2018<text:s/></text:span><text:span text:style-name="T269">PESQUISA TIC EDUCAÇÃO</text:span></text:p></draw:text-box><svg:title/><svg:desc/></draw:frame></text:span></text:p>
      </style:header>
      <style:header-left>
        <text:p text:style-name="P270"><text:span text:style-name="T271"><draw:frame draw:z-index="250280960" draw:id="id8" draw:style-name="a8" draw:name="Text Box 6" text:anchor-type="paragraph" svg:x="0.24167in" svg:y="0.34306in" svg:width="0.49861in" svg:height="0.31944in" style:rel-width="scale" style:rel-height="scale"><draw:text-box><text:p text:style-name="P272"><text:span text:style-name="T273"><text:page-number text:fixed="false">104</text:page-number></text:span></text:p></draw:text-box><svg:title/><svg:desc/></draw:frame></text:span><text:span text:style-name="T274"><draw:frame draw:z-index="250281984" draw:id="id9" draw:style-name="a9" draw:name="Text Box 5" text:anchor-type="paragraph" svg:x="0.97014in" svg:y="0.35972in" svg:width="1.60278in" svg:height="0.25903in" style:rel-width="scale" style:rel-height="scale"><draw:text-box><text:p text:style-name="P275"><text:span text:style-name="T276">PESQUISA TIC EDUCAÇÃO<text:s/></text:span><text:span text:style-name="T277">2018</text:span></text:p><text:p text:style-name="P278"><text:span text:style-name="T279">RELATÓRIO DE COLETA DE DADOS</text:span></text:p></draw:text-box><svg:title/><svg:desc/></draw:frame></text:span></text:p>
      </style:header-left>
    </style:master-page>
    <style:master-page style:name="MP2" style:page-layout-name="PL2">
      <style:header>
        <text:p text:style-name="P486"><text:span text:style-name="T487"><draw:frame draw:z-index="250278912" draw:id="id12" draw:style-name="a12" draw:name="Text Box 8" text:anchor-type="paragraph" svg:x="4.91181in" svg:y="0.33889in" svg:width="2.32431in" svg:height="0.31944in" style:rel-width="scale" style:rel-height="scale"><draw:text-box><text:p text:style-name="P488"><text:span text:style-name="T489">RELATÓRIO<text:s/></text:span><text:span text:style-name="T490">DE<text:s/></text:span><text:span text:style-name="T491">COLETA</text:span><text:span text:style-name="T492"><text:s/></text:span><text:span text:style-name="T493">DE</text:span><text:span text:style-name="T494"><text:s/></text:span><text:span text:style-name="T495">DADOS</text:span><text:span text:style-name="T496"><text:tab/></text:span><text:span text:style-name="T497"><text:page-number text:fixed="false">101</text:page-number></text:span></text:p></draw:text-box><svg:title/><svg:desc/></draw:frame></text:span><text:span text:style-name="T498"><draw:frame draw:z-index="250279936" draw:id="id13" draw:style-name="a13" draw:name="Text Box 7" text:anchor-type="paragraph" svg:x="5.24514in" svg:y="0.35625in" svg:width="1.26528in" svg:height="0.13889in" style:rel-width="scale" style:rel-height="scale"><draw:text-box><text:p text:style-name="P499"><text:span text:style-name="T500">2018<text:s/></text:span><text:span text:style-name="T501">PESQUISA TIC EDUCAÇÃO</text:span></text:p></draw:text-box><svg:title/><svg:desc/></draw:frame></text:span></text:p>
      </style:header>
      <style:header-left>
        <text:p text:style-name="P502"><text:span text:style-name="T503"><draw:frame draw:z-index="250280960" draw:id="id14" draw:style-name="a14" draw:name="Text Box 6" text:anchor-type="paragraph" svg:x="0.24167in" svg:y="0.34306in" svg:width="0.49861in" svg:height="0.31944in" style:rel-width="scale" style:rel-height="scale"><draw:text-box><text:p text:style-name="P504"><text:span text:style-name="T505"><text:page-number text:fixed="false">104</text:page-number></text:span></text:p></draw:text-box><svg:title/><svg:desc/></draw:frame></text:span><text:span text:style-name="T506"><draw:frame draw:z-index="250281984" draw:id="id15" draw:style-name="a15" draw:name="Text Box 5" text:anchor-type="paragraph" svg:x="0.97014in" svg:y="0.35972in" svg:width="1.60278in" svg:height="0.25903in" style:rel-width="scale" style:rel-height="scale"><draw:text-box><text:p text:style-name="P507"><text:span text:style-name="T508">PESQUISA TIC EDUCAÇÃO<text:s/></text:span><text:span text:style-name="T509">2018</text:span></text:p><text:p text:style-name="P510"><text:span text:style-name="T511">RELATÓRIO DE COLETA DE DADOS</text:span></text:p></draw:text-box><svg:title/><svg:desc/></draw:frame></text:span></text:p>
      </style:header-left>
    </style:master-page>
    <style:master-page style:name="MP3" style:page-layout-name="PL3">
      <style:header>
        <text:p text:style-name="P865"><text:span text:style-name="T866"><draw:frame draw:z-index="250278912" draw:id="id18" draw:style-name="a18" draw:name="Text Box 8" text:anchor-type="paragraph" svg:x="4.91181in" svg:y="0.33889in" svg:width="2.32431in" svg:height="0.31944in" style:rel-width="scale" style:rel-height="scale"><draw:text-box><text:p text:style-name="P867"><text:span text:style-name="T868">RELATÓRIO<text:s/></text:span><text:span text:style-name="T869">DE<text:s/></text:span><text:span text:style-name="T870">COLETA</text:span><text:span text:style-name="T871"><text:s/></text:span><text:span text:style-name="T872">DE</text:span><text:span text:style-name="T873"><text:s/></text:span><text:span text:style-name="T874">DADOS</text:span><text:span text:style-name="T875"><text:tab/></text:span><text:span text:style-name="T876"><text:page-number text:fixed="false">101</text:page-number></text:span></text:p></draw:text-box><svg:title/><svg:desc/></draw:frame></text:span><text:span text:style-name="T877"><draw:frame draw:z-index="250279936" draw:id="id19" draw:style-name="a19" draw:name="Text Box 7" text:anchor-type="paragraph" svg:x="5.24514in" svg:y="0.35625in" svg:width="1.26528in" svg:height="0.13889in" style:rel-width="scale" style:rel-height="scale"><draw:text-box><text:p text:style-name="P878"><text:span text:style-name="T879">2018<text:s/></text:span><text:span text:style-name="T880">PESQUISA TIC EDUCAÇÃO</text:span></text:p></draw:text-box><svg:title/><svg:desc/></draw:frame></text:span></text:p>
      </style:header>
      <style:header-left>
        <text:p text:style-name="P881"><text:span text:style-name="T882"><draw:frame draw:z-index="250280960" draw:id="id20" draw:style-name="a20" draw:name="Text Box 6" text:anchor-type="paragraph" svg:x="0.24167in" svg:y="0.34306in" svg:width="0.49861in" svg:height="0.31944in" style:rel-width="scale" style:rel-height="scale"><draw:text-box><text:p text:style-name="P883"><text:span text:style-name="T884"><text:page-number text:fixed="false">104</text:page-number></text:span></text:p></draw:text-box><svg:title/><svg:desc/></draw:frame></text:span><text:span text:style-name="T885"><draw:frame draw:z-index="250281984" draw:id="id21" draw:style-name="a21" draw:name="Text Box 5" text:anchor-type="paragraph" svg:x="0.97014in" svg:y="0.35972in" svg:width="1.60278in" svg:height="0.25903in" style:rel-width="scale" style:rel-height="scale"><draw:text-box><text:p text:style-name="P886"><text:span text:style-name="T887">PESQUISA TIC EDUCAÇÃO<text:s/></text:span><text:span text:style-name="T888">2018</text:span></text:p><text:p text:style-name="P889"><text:span text:style-name="T890">RELATÓRIO DE COLETA DE DADOS</text:span></text:p></draw:text-box><svg:title/><svg:desc/></draw:frame></text:span></text:p>
      </style:header-left>
    </style:master-page>
    <style:master-page style:name="MP4" style:page-layout-name="PL4">
      <style:header>
        <text:p text:style-name="P1245"><text:span text:style-name="T1246"><draw:frame draw:z-index="250278912" draw:id="id24" draw:style-name="a24" draw:name="Text Box 8" text:anchor-type="paragraph" svg:x="4.91181in" svg:y="0.33889in" svg:width="2.32431in" svg:height="0.31944in" style:rel-width="scale" style:rel-height="scale"><draw:text-box><text:p text:style-name="P1247"><text:span text:style-name="T1248">RELATÓRIO<text:s/></text:span><text:span text:style-name="T1249">DE<text:s/></text:span><text:span text:style-name="T1250">COLETA</text:span><text:span text:style-name="T1251"><text:s/></text:span><text:span text:style-name="T1252">DE</text:span><text:span text:style-name="T1253"><text:s/></text:span><text:span text:style-name="T1254">DADOS</text:span><text:span text:style-name="T1255"><text:tab/></text:span><text:span text:style-name="T1256"><text:page-number text:fixed="false">101</text:page-number></text:span></text:p></draw:text-box><svg:title/><svg:desc/></draw:frame></text:span><text:span text:style-name="T1257"><draw:frame draw:z-index="250279936" draw:id="id25" draw:style-name="a25" draw:name="Text Box 7" text:anchor-type="paragraph" svg:x="5.24514in" svg:y="0.35625in" svg:width="1.26528in" svg:height="0.13889in" style:rel-width="scale" style:rel-height="scale"><draw:text-box><text:p text:style-name="P1258"><text:span text:style-name="T1259">2018<text:s/></text:span><text:span text:style-name="T1260">PESQUISA TIC EDUCAÇÃO</text:span></text:p></draw:text-box><svg:title/><svg:desc/></draw:frame></text:span></text:p>
      </style:header>
      <style:header-left>
        <text:p text:style-name="P1261"><text:span text:style-name="T1262"><draw:frame draw:z-index="250280960" draw:id="id26" draw:style-name="a26" draw:name="Text Box 6" text:anchor-type="paragraph" svg:x="0.24167in" svg:y="0.34306in" svg:width="0.49861in" svg:height="0.31944in" style:rel-width="scale" style:rel-height="scale"><draw:text-box><text:p text:style-name="P1263"><text:span text:style-name="T1264"><text:page-number text:fixed="false">104</text:page-number></text:span></text:p></draw:text-box><svg:title/><svg:desc/></draw:frame></text:span><text:span text:style-name="T1265"><draw:frame draw:z-index="250281984" draw:id="id27" draw:style-name="a27" draw:name="Text Box 5" text:anchor-type="paragraph" svg:x="0.97014in" svg:y="0.35972in" svg:width="1.60278in" svg:height="0.25903in" style:rel-width="scale" style:rel-height="scale"><draw:text-box><text:p text:style-name="P1266"><text:span text:style-name="T1267">PESQUISA TIC EDUCAÇÃO<text:s/></text:span><text:span text:style-name="T1268">2018</text:span></text:p><text:p text:style-name="P1269"><text:span text:style-name="T1270">RELATÓRIO DE COLETA DE DADOS</text:span></text:p></draw:text-box><svg:title/><svg:desc/></draw:frame></text:span></text:p>
      </style:header-left>
    </style:master-page>
    <style:master-page style:name="MP5" style:page-layout-name="PL5">
      <style:header>
        <text:p text:style-name="P1594"><text:span text:style-name="T1595"><draw:frame draw:z-index="250278912" draw:id="id30" draw:style-name="a30" draw:name="Text Box 8" text:anchor-type="paragraph" svg:x="4.91181in" svg:y="0.33889in" svg:width="2.32431in" svg:height="0.31944in" style:rel-width="scale" style:rel-height="scale"><draw:text-box><text:p text:style-name="P1596"><text:span text:style-name="T1597">RELATÓRIO<text:s/></text:span><text:span text:style-name="T1598">DE<text:s/></text:span><text:span text:style-name="T1599">COLETA</text:span><text:span text:style-name="T1600"><text:s/></text:span><text:span text:style-name="T1601">DE</text:span><text:span text:style-name="T1602"><text:s/></text:span><text:span text:style-name="T1603">DADOS</text:span><text:span text:style-name="T1604"><text:tab/></text:span><text:span text:style-name="T1605"><text:page-number text:fixed="false">101</text:page-number></text:span></text:p></draw:text-box><svg:title/><svg:desc/></draw:frame></text:span><text:span text:style-name="T1606"><draw:frame draw:z-index="250279936" draw:id="id31" draw:style-name="a31" draw:name="Text Box 7" text:anchor-type="paragraph" svg:x="5.24514in" svg:y="0.35625in" svg:width="1.26528in" svg:height="0.13889in" style:rel-width="scale" style:rel-height="scale"><draw:text-box><text:p text:style-name="P1607"><text:span text:style-name="T1608">2018<text:s/></text:span><text:span text:style-name="T1609">PESQUISA TIC EDUCAÇÃO</text:span></text:p></draw:text-box><svg:title/><svg:desc/></draw:frame></text:span></text:p>
      </style:header>
      <style:header-left>
        <text:p text:style-name="P1610"/>
      </style:header-left>
    </style:master-page>
    <style:master-page style:name="MP7" style:page-layout-name="PL7">
      <style:header>
        <text:p text:style-name="P1937"><text:span text:style-name="T1938"><draw:frame draw:z-index="250283008" draw:id="id34" draw:style-name="a34" draw:name="Text Box 4" text:anchor-type="paragraph" svg:x="4.91181in" svg:y="0.33889in" svg:width="2.32431in" svg:height="0.31944in" style:rel-width="scale" style:rel-height="scale"><draw:text-box><text:p text:style-name="P1939"><text:span text:style-name="T1940">RELATÓRIO<text:s/></text:span><text:span text:style-name="T1941">DE<text:s/></text:span><text:span text:style-name="T1942">COLETA</text:span><text:span text:style-name="T1943"><text:s/></text:span><text:span text:style-name="T1944">DE</text:span><text:span text:style-name="T1945"><text:s/></text:span><text:span text:style-name="T1946">DADOS</text:span><text:span text:style-name="T1947"><text:tab/></text:span><text:span text:style-name="T1948"><text:page-number text:fixed="false">113</text:page-number></text:span></text:p></draw:text-box><svg:title/><svg:desc/></draw:frame></text:span><text:span text:style-name="T1949"><draw:frame draw:z-index="250284032" draw:id="id35" draw:style-name="a35" draw:name="Text Box 3" text:anchor-type="paragraph" svg:x="5.24514in" svg:y="0.35625in" svg:width="1.26528in" svg:height="0.13889in" style:rel-width="scale" style:rel-height="scale"><draw:text-box><text:p text:style-name="P1950"><text:span text:style-name="T1951">2018<text:s/></text:span><text:span text:style-name="T1952">PESQUISA TIC EDUCAÇÃO</text:span></text:p></draw:text-box><svg:title/><svg:desc/></draw:frame></text:span></text:p>
      </style:header>
      <style:header-left>
        <text:p text:style-name="P1953"><text:span text:style-name="T1954"><draw:frame draw:z-index="250285056" draw:id="id36" draw:style-name="a36" draw:name="Text Box 2" text:anchor-type="paragraph" svg:x="0.24167in" svg:y="0.34306in" svg:width="0.49861in" svg:height="0.31944in" style:rel-width="scale" style:rel-height="scale"><draw:text-box><text:p text:style-name="P1955"><text:span text:style-name="T1956"><text:page-number text:fixed="false">114</text:page-number></text:span></text:p></draw:text-box><svg:title/><svg:desc/></draw:frame></text:span><text:span text:style-name="T1957"><draw:frame draw:z-index="250286080" draw:id="id37" draw:style-name="a37" draw:name="Text Box 1" text:anchor-type="paragraph" svg:x="0.97014in" svg:y="0.35972in" svg:width="1.60278in" svg:height="0.25903in" style:rel-width="scale" style:rel-height="scale"><draw:text-box><text:p text:style-name="P1958"><text:span text:style-name="T1959">PESQUISA TIC EDUCAÇÃO<text:s/></text:span><text:span text:style-name="T1960">2018</text:span></text:p><text:p text:style-name="P1961"><text:span text:style-name="T1962">RELATÓRIO DE COLETA DE DADOS</text:span></text:p></draw:text-box><svg:title/><svg:desc/></draw:frame></text:span></text:p>
      </style:header-left>
    </style:master-page>
    <style:master-page style:name="MP8" style:page-layout-name="PL8">
      <style:header>
        <text:p text:style-name="P2241"><text:span text:style-name="T2242"><draw:frame draw:z-index="250283008" draw:id="id40" draw:style-name="a40" draw:name="Text Box 4" text:anchor-type="paragraph" svg:x="4.91181in" svg:y="0.33889in" svg:width="2.32431in" svg:height="0.31944in" style:rel-width="scale" style:rel-height="scale"><draw:text-box><text:p text:style-name="P2243"><text:span text:style-name="T2244">RELATÓRIO<text:s/></text:span><text:span text:style-name="T2245">DE<text:s/></text:span><text:span text:style-name="T2246">COLETA</text:span><text:span text:style-name="T2247"><text:s/></text:span><text:span text:style-name="T2248">DE</text:span><text:span text:style-name="T2249"><text:s/></text:span><text:span text:style-name="T2250">DADOS</text:span><text:span text:style-name="T2251"><text:tab/></text:span><text:span text:style-name="T2252"><text:page-number text:fixed="false">113</text:page-number></text:span></text:p></draw:text-box><svg:title/><svg:desc/></draw:frame></text:span><text:span text:style-name="T2253"><draw:frame draw:z-index="250284032" draw:id="id41" draw:style-name="a41" draw:name="Text Box 3" text:anchor-type="paragraph" svg:x="5.24514in" svg:y="0.35625in" svg:width="1.26528in" svg:height="0.13889in" style:rel-width="scale" style:rel-height="scale"><draw:text-box><text:p text:style-name="P2254"><text:span text:style-name="T2255">2018<text:s/></text:span><text:span text:style-name="T2256">PESQUISA TIC EDUCAÇÃO</text:span></text:p></draw:text-box><svg:title/><svg:desc/></draw:frame></text:span></text:p>
      </style:header>
      <style:header-left>
        <text:p text:style-name="P2257"><text:span text:style-name="T2258"><draw:frame draw:z-index="250285056" draw:id="id42" draw:style-name="a42" draw:name="Text Box 2" text:anchor-type="paragraph" svg:x="0.24167in" svg:y="0.34306in" svg:width="0.49861in" svg:height="0.31944in" style:rel-width="scale" style:rel-height="scale"><draw:text-box><text:p text:style-name="P2259"><text:span text:style-name="T2260"><text:page-number text:fixed="false">114</text:page-number></text:span></text:p></draw:text-box><svg:title/><svg:desc/></draw:frame></text:span><text:span text:style-name="T2261"><draw:frame draw:z-index="250286080" draw:id="id43" draw:style-name="a43" draw:name="Text Box 1" text:anchor-type="paragraph" svg:x="0.97014in" svg:y="0.35972in" svg:width="1.60278in" svg:height="0.25903in" style:rel-width="scale" style:rel-height="scale"><draw:text-box><text:p text:style-name="P2262"><text:span text:style-name="T2263">PESQUISA TIC EDUCAÇÃO<text:s/></text:span><text:span text:style-name="T2264">2018</text:span></text:p><text:p text:style-name="P2265"><text:span text:style-name="T2266">RELATÓRIO DE COLETA DE DADOS</text:span></text:p></draw:text-box><svg:title/><svg:desc/></draw:frame></text:span></text:p>
      </style:header-left>
    </style:master-page>
    <style:master-page style:name="MP9" style:page-layout-name="PL9">
      <style:header>
        <text:p text:style-name="P2492"><text:span text:style-name="T2493"><draw:frame draw:z-index="250283008" draw:id="id47" draw:style-name="a47" draw:name="Text Box 4" text:anchor-type="paragraph" svg:x="4.91181in" svg:y="0.33889in" svg:width="2.32431in" svg:height="0.31944in" style:rel-width="scale" style:rel-height="scale"><draw:text-box><text:p text:style-name="P2494"><text:span text:style-name="T2495">RELATÓRIO<text:s/></text:span><text:span text:style-name="T2496">DE<text:s/></text:span><text:span text:style-name="T2497">COLETA</text:span><text:span text:style-name="T2498"><text:s/></text:span><text:span text:style-name="T2499">DE</text:span><text:span text:style-name="T2500"><text:s/></text:span><text:span text:style-name="T2501">DADOS</text:span><text:span text:style-name="T2502"><text:tab/></text:span><text:span text:style-name="T2503"><text:page-number text:fixed="false">113</text:page-number></text:span></text:p></draw:text-box><svg:title/><svg:desc/></draw:frame></text:span><text:span text:style-name="T2504"><draw:frame draw:z-index="250284032" draw:id="id48" draw:style-name="a48" draw:name="Text Box 3" text:anchor-type="paragraph" svg:x="5.24514in" svg:y="0.35625in" svg:width="1.26528in" svg:height="0.13889in" style:rel-width="scale" style:rel-height="scale"><draw:text-box><text:p text:style-name="P2505"><text:span text:style-name="T2506">2018<text:s/></text:span><text:span text:style-name="T2507">PESQUISA TIC EDUCAÇÃO</text:span></text:p></draw:text-box><svg:title/><svg:desc/></draw:frame></text:span></text:p>
      </style:header>
      <style:header-left>
        <text:p text:style-name="P2508"><text:span text:style-name="T2509"><draw:frame draw:z-index="250285056" draw:id="id49" draw:style-name="a49" draw:name="Text Box 2" text:anchor-type="paragraph" svg:x="0.24167in" svg:y="0.34306in" svg:width="0.49861in" svg:height="0.31944in" style:rel-width="scale" style:rel-height="scale"><draw:text-box><text:p text:style-name="P2510"><text:span text:style-name="T2511"><text:page-number text:fixed="false">114</text:page-number></text:span></text:p></draw:text-box><svg:title/><svg:desc/></draw:frame></text:span><text:span text:style-name="T2512"><draw:frame draw:z-index="250286080" draw:id="id50" draw:style-name="a50" draw:name="Text Box 1" text:anchor-type="paragraph" svg:x="0.97014in" svg:y="0.35972in" svg:width="1.60278in" svg:height="0.25903in" style:rel-width="scale" style:rel-height="scale"><draw:text-box><text:p text:style-name="P2513"><text:span text:style-name="T2514">PESQUISA TIC EDUCAÇÃO<text:s/></text:span><text:span text:style-name="T2515">2018</text:span></text:p><text:p text:style-name="P2516"><text:span text:style-name="T2517">RELATÓRIO DE COLETA DE DADOS</text:span></text:p></draw:text-box><svg:title/><svg:desc/></draw:frame></text:span></text:p>
      </style:header-left>
    </style:master-page>
    <style:master-page style:name="MP10" style:page-layout-name="PL10">
      <style:header>
        <text:p text:style-name="P2727"><text:span text:style-name="T2728"><draw:frame draw:z-index="250283008" draw:id="id53" draw:style-name="a53" draw:name="Text Box 4" text:anchor-type="paragraph" svg:x="4.91181in" svg:y="0.33889in" svg:width="2.32431in" svg:height="0.31944in" style:rel-width="scale" style:rel-height="scale"><draw:text-box><text:p text:style-name="P2729"><text:span text:style-name="T2730">RELATÓRIO<text:s/></text:span><text:span text:style-name="T2731">DE<text:s/></text:span><text:span text:style-name="T2732">COLETA</text:span><text:span text:style-name="T2733"><text:s/></text:span><text:span text:style-name="T2734">DE</text:span><text:span text:style-name="T2735"><text:s/></text:span><text:span text:style-name="T2736">DADOS</text:span><text:span text:style-name="T2737"><text:tab/></text:span><text:span text:style-name="T2738"><text:page-number text:fixed="false">113</text:page-number></text:span></text:p></draw:text-box><svg:title/><svg:desc/></draw:frame></text:span><text:span text:style-name="T2739"><draw:frame draw:z-index="250284032" draw:id="id54" draw:style-name="a54" draw:name="Text Box 3" text:anchor-type="paragraph" svg:x="5.24514in" svg:y="0.35625in" svg:width="1.26528in" svg:height="0.13889in" style:rel-width="scale" style:rel-height="scale"><draw:text-box><text:p text:style-name="P2740"><text:span text:style-name="T2741">2018<text:s/></text:span><text:span text:style-name="T2742">PESQUISA TIC EDUCAÇÃO</text:span></text:p></draw:text-box><svg:title/><svg:desc/></draw:frame></text:span></text:p>
      </style:header>
      <style:header-left>
        <text:p text:style-name="P2743"><text:span text:style-name="T2744"><draw:frame draw:z-index="250285056" draw:id="id55" draw:style-name="a55" draw:name="Text Box 2" text:anchor-type="paragraph" svg:x="0.24167in" svg:y="0.34306in" svg:width="0.49861in" svg:height="0.31944in" style:rel-width="scale" style:rel-height="scale"><draw:text-box><text:p text:style-name="P2745"><text:span text:style-name="T2746"><text:page-number text:fixed="false">114</text:page-number></text:span></text:p></draw:text-box><svg:title/><svg:desc/></draw:frame></text:span><text:span text:style-name="T2747"><draw:frame draw:z-index="250286080" draw:id="id56" draw:style-name="a56" draw:name="Text Box 1" text:anchor-type="paragraph" svg:x="0.97014in" svg:y="0.35972in" svg:width="1.60278in" svg:height="0.25903in" style:rel-width="scale" style:rel-height="scale"><draw:text-box><text:p text:style-name="P2748"><text:span text:style-name="T2749">PESQUISA TIC EDUCAÇÃO<text:s/></text:span><text:span text:style-name="T2750">2018</text:span></text:p><text:p text:style-name="P2751"><text:span text:style-name="T2752">RELATÓRIO DE COLETA DE DADOS</text:span></text:p></draw:text-box><svg:title/><svg:desc/></draw:frame></text:span></text:p>
      </style:header-left>
    </style:master-page>
    <style:master-page style:name="MP11" style:page-layout-name="PL11">
      <style:header>
        <text:p text:style-name="P3208"><text:span text:style-name="T3209"><draw:frame draw:z-index="250283008" draw:id="id59" draw:style-name="a59" draw:name="Text Box 4" text:anchor-type="paragraph" svg:x="4.91181in" svg:y="0.33889in" svg:width="2.32431in" svg:height="0.31944in" style:rel-width="scale" style:rel-height="scale"><draw:text-box><text:p text:style-name="P3210"><text:span text:style-name="T3211">RELATÓRIO<text:s/></text:span><text:span text:style-name="T3212">DE<text:s/></text:span><text:span text:style-name="T3213">COLETA</text:span><text:span text:style-name="T3214"><text:s/></text:span><text:span text:style-name="T3215">DE</text:span><text:span text:style-name="T3216"><text:s/></text:span><text:span text:style-name="T3217">DADOS</text:span><text:span text:style-name="T3218"><text:tab/></text:span><text:span text:style-name="T3219"><text:page-number text:fixed="false">113</text:page-number></text:span></text:p></draw:text-box><svg:title/><svg:desc/></draw:frame></text:span><text:span text:style-name="T3220"><draw:frame draw:z-index="250284032" draw:id="id60" draw:style-name="a60" draw:name="Text Box 3" text:anchor-type="paragraph" svg:x="5.24514in" svg:y="0.35625in" svg:width="1.26528in" svg:height="0.13889in" style:rel-width="scale" style:rel-height="scale"><draw:text-box><text:p text:style-name="P3221"><text:span text:style-name="T3222">2018<text:s/></text:span><text:span text:style-name="T3223">PESQUISA TIC EDUCAÇÃO</text:span></text:p></draw:text-box><svg:title/><svg:desc/></draw:frame></text:span></text:p>
      </style:header>
      <style:header-left>
        <text:p text:style-name="P3224"><text:span text:style-name="T3225"><draw:frame draw:z-index="250285056" draw:id="id61" draw:style-name="a61" draw:name="Text Box 2" text:anchor-type="paragraph" svg:x="0.24167in" svg:y="0.34306in" svg:width="0.49861in" svg:height="0.31944in" style:rel-width="scale" style:rel-height="scale"><draw:text-box><text:p text:style-name="P3226"><text:span text:style-name="T3227"><text:page-number text:fixed="false">114</text:page-number></text:span></text:p></draw:text-box><svg:title/><svg:desc/></draw:frame></text:span><text:span text:style-name="T3228"><draw:frame draw:z-index="250286080" draw:id="id62" draw:style-name="a62" draw:name="Text Box 1" text:anchor-type="paragraph" svg:x="0.97014in" svg:y="0.35972in" svg:width="1.60278in" svg:height="0.25903in" style:rel-width="scale" style:rel-height="scale"><draw:text-box><text:p text:style-name="P3229"><text:span text:style-name="T3230">PESQUISA TIC EDUCAÇÃO<text:s/></text:span><text:span text:style-name="T3231">2018</text:span></text:p><text:p text:style-name="P3232"><text:span text:style-name="T3233">RELATÓRIO DE COLETA DE DADOS</text:span></text:p></draw:text-box><svg:title/><svg:desc/></draw:frame></text:span></text:p>
      </style:header-left>
    </style:master-page>
    <style:master-page style:name="MP12" style:page-layout-name="PL12">
      <style:header>
        <text:p text:style-name="P3489"><text:span text:style-name="T3490"><draw:frame draw:z-index="250283008" draw:id="id65" draw:style-name="a65" draw:name="Text Box 4" text:anchor-type="paragraph" svg:x="4.91181in" svg:y="0.33889in" svg:width="2.32431in" svg:height="0.31944in" style:rel-width="scale" style:rel-height="scale"><draw:text-box><text:p text:style-name="P3491"><text:span text:style-name="T3492">RELATÓRIO<text:s/></text:span><text:span text:style-name="T3493">DE<text:s/></text:span><text:span text:style-name="T3494">COLETA</text:span><text:span text:style-name="T3495"><text:s/></text:span><text:span text:style-name="T3496">DE</text:span><text:span text:style-name="T3497"><text:s/></text:span><text:span text:style-name="T3498">DADOS</text:span><text:span text:style-name="T3499"><text:tab/></text:span><text:span text:style-name="T3500"><text:page-number text:fixed="false">113</text:page-number></text:span></text:p></draw:text-box><svg:title/><svg:desc/></draw:frame></text:span><text:span text:style-name="T3501"><draw:frame draw:z-index="250284032" draw:id="id66" draw:style-name="a66" draw:name="Text Box 3" text:anchor-type="paragraph" svg:x="5.24514in" svg:y="0.35625in" svg:width="1.26528in" svg:height="0.13889in" style:rel-width="scale" style:rel-height="scale"><draw:text-box><text:p text:style-name="P3502"><text:span text:style-name="T3503">2018<text:s/></text:span><text:span text:style-name="T3504">PESQUISA TIC EDUCAÇÃO</text:span></text:p></draw:text-box><svg:title/><svg:desc/></draw:frame></text:span></text:p>
      </style:header>
      <style:header-left>
        <text:p text:style-name="P3505"><text:span text:style-name="T3506"><draw:frame draw:z-index="250285056" draw:id="id67" draw:style-name="a67" draw:name="Text Box 2" text:anchor-type="paragraph" svg:x="0.24167in" svg:y="0.34306in" svg:width="0.49861in" svg:height="0.31944in" style:rel-width="scale" style:rel-height="scale"><draw:text-box><text:p text:style-name="P3507"><text:span text:style-name="T3508"><text:page-number text:fixed="false">114</text:page-number></text:span></text:p></draw:text-box><svg:title/><svg:desc/></draw:frame></text:span><text:span text:style-name="T3509"><draw:frame draw:z-index="250286080" draw:id="id68" draw:style-name="a68" draw:name="Text Box 1" text:anchor-type="paragraph" svg:x="0.97014in" svg:y="0.35972in" svg:width="1.60278in" svg:height="0.25903in" style:rel-width="scale" style:rel-height="scale"><draw:text-box><text:p text:style-name="P3510"><text:span text:style-name="T3511">PESQUISA TIC EDUCAÇÃO<text:s/></text:span><text:span text:style-name="T3512">2018</text:span></text:p><text:p text:style-name="P3513"><text:span text:style-name="T3514">RELATÓRIO DE COLETA DE DADOS</text:span></text:p></draw:text-box><svg:title/><svg:desc/></draw:frame></text:span></text:p>
      </style:header-left>
    </style:master-page>
    <style:master-page style:name="MP13" style:page-layout-name="PL13">
      <style:header>
        <text:p text:style-name="P3788"><text:span text:style-name="T3789"><draw:frame draw:z-index="250283008" draw:id="id71" draw:style-name="a71" draw:name="Text Box 4" text:anchor-type="paragraph" svg:x="4.91181in" svg:y="0.33889in" svg:width="2.32431in" svg:height="0.31944in" style:rel-width="scale" style:rel-height="scale"><draw:text-box><text:p text:style-name="P3790"><text:span text:style-name="T3791">RELATÓRIO<text:s/></text:span><text:span text:style-name="T3792">DE<text:s/></text:span><text:span text:style-name="T3793">COLETA</text:span><text:span text:style-name="T3794"><text:s/></text:span><text:span text:style-name="T3795">DE</text:span><text:span text:style-name="T3796"><text:s/></text:span><text:span text:style-name="T3797">DADOS</text:span><text:span text:style-name="T3798"><text:tab/></text:span><text:span text:style-name="T3799"><text:page-number text:fixed="false">113</text:page-number></text:span></text:p></draw:text-box><svg:title/><svg:desc/></draw:frame></text:span><text:span text:style-name="T3800"><draw:frame draw:z-index="250284032" draw:id="id72" draw:style-name="a72" draw:name="Text Box 3" text:anchor-type="paragraph" svg:x="5.24514in" svg:y="0.35625in" svg:width="1.26528in" svg:height="0.13889in" style:rel-width="scale" style:rel-height="scale"><draw:text-box><text:p text:style-name="P3801"><text:span text:style-name="T3802">2018<text:s/></text:span><text:span text:style-name="T3803">PESQUISA TIC EDUCAÇÃO</text:span></text:p></draw:text-box><svg:title/><svg:desc/></draw:frame></text:span></text:p>
      </style:header>
      <style:header-left>
        <text:p text:style-name="P3804"><text:span text:style-name="T3805"><draw:frame draw:z-index="250285056" draw:id="id73" draw:style-name="a73" draw:name="Text Box 2" text:anchor-type="paragraph" svg:x="0.24167in" svg:y="0.34306in" svg:width="0.49861in" svg:height="0.31944in" style:rel-width="scale" style:rel-height="scale"><draw:text-box><text:p text:style-name="P3806"><text:span text:style-name="T3807"><text:page-number text:fixed="false">114</text:page-number></text:span></text:p></draw:text-box><svg:title/><svg:desc/></draw:frame></text:span><text:span text:style-name="T3808"><draw:frame draw:z-index="250286080" draw:id="id74" draw:style-name="a74" draw:name="Text Box 1" text:anchor-type="paragraph" svg:x="0.97014in" svg:y="0.35972in" svg:width="1.60278in" svg:height="0.25903in" style:rel-width="scale" style:rel-height="scale"><draw:text-box><text:p text:style-name="P3809"><text:span text:style-name="T3810">PESQUISA TIC EDUCAÇÃO<text:s/></text:span><text:span text:style-name="T3811">2018</text:span></text:p><text:p text:style-name="P3812"><text:span text:style-name="T3813">RELATÓRIO DE COLETA DE DADOS</text:span></text:p></draw:text-box><svg:title/><svg:desc/></draw:frame></text:span></text:p>
      </style:header-left>
    </style:master-page>
    <style:master-page style:name="MP14" style:page-layout-name="PL14">
      <style:header>
        <text:p text:style-name="P4085"><text:span text:style-name="T4086"><draw:frame draw:z-index="250283008" draw:id="id77" draw:style-name="a77" draw:name="Text Box 4" text:anchor-type="paragraph" svg:x="4.91181in" svg:y="0.33889in" svg:width="2.32431in" svg:height="0.31944in" style:rel-width="scale" style:rel-height="scale"><draw:text-box><text:p text:style-name="P4087"><text:span text:style-name="T4088">RELATÓRIO<text:s/></text:span><text:span text:style-name="T4089">DE<text:s/></text:span><text:span text:style-name="T4090">COLETA</text:span><text:span text:style-name="T4091"><text:s/></text:span><text:span text:style-name="T4092">DE</text:span><text:span text:style-name="T4093"><text:s/></text:span><text:span text:style-name="T4094">DADOS</text:span><text:span text:style-name="T4095"><text:tab/></text:span><text:span text:style-name="T4096"><text:page-number text:fixed="false">113</text:page-number></text:span></text:p></draw:text-box><svg:title/><svg:desc/></draw:frame></text:span><text:span text:style-name="T4097"><draw:frame draw:z-index="250284032" draw:id="id78" draw:style-name="a78" draw:name="Text Box 3" text:anchor-type="paragraph" svg:x="5.24514in" svg:y="0.35625in" svg:width="1.26528in" svg:height="0.13889in" style:rel-width="scale" style:rel-height="scale"><draw:text-box><text:p text:style-name="P4098"><text:span text:style-name="T4099">2018<text:s/></text:span><text:span text:style-name="T4100">PESQUISA TIC EDUCAÇÃO</text:span></text:p></draw:text-box><svg:title/><svg:desc/></draw:frame></text:span></text:p>
      </style:header>
      <style:header-left>
        <text:p text:style-name="P4101"><text:span text:style-name="T4102"><draw:frame draw:z-index="250285056" draw:id="id79" draw:style-name="a79" draw:name="Text Box 2" text:anchor-type="paragraph" svg:x="0.24167in" svg:y="0.34306in" svg:width="0.49861in" svg:height="0.31944in" style:rel-width="scale" style:rel-height="scale"><draw:text-box><text:p text:style-name="P4103"><text:span text:style-name="T4104"><text:page-number text:fixed="false">114</text:page-number></text:span></text:p></draw:text-box><svg:title/><svg:desc/></draw:frame></text:span><text:span text:style-name="T4105"><draw:frame draw:z-index="250286080" draw:id="id80" draw:style-name="a80" draw:name="Text Box 1" text:anchor-type="paragraph" svg:x="0.97014in" svg:y="0.35972in" svg:width="1.60278in" svg:height="0.25903in" style:rel-width="scale" style:rel-height="scale"><draw:text-box><text:p text:style-name="P4106"><text:span text:style-name="T4107">PESQUISA TIC EDUCAÇÃO<text:s/></text:span><text:span text:style-name="T4108">2018</text:span></text:p><text:p text:style-name="P4109"><text:span text:style-name="T4110">RELATÓRIO DE COLETA DE DADOS</text:span></text:p></draw:text-box><svg:title/><svg:desc/></draw:frame></text:span></text:p>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meta:initial-creator>
    <dc:creator>Luiza C</dc:creator>
    <meta:creation-date>2020-08-26T13:06:00Z</meta:creation-date>
    <dc:date>2020-08-26T13:06:00Z</dc:date>
    <meta:template xlink:href="Normal" xlink:type="simple"/>
    <meta:editing-cycles>3</meta:editing-cycles>
    <meta:editing-duration>PT0S</meta:editing-duration>
    <meta:user-defined meta:name="Created" meta:value-type="date">2020-08-26T00:00:00Z</meta:user-defined>
    <meta:user-defined meta:name="LastSaved" meta:value-type="date">2020-08-26T00:00:00Z</meta:user-defined>
    <meta:document-statistic meta:page-count="1" meta:paragraph-count="67" meta:word-count="5042" meta:character-count="33718" meta:row-count="239" meta:non-whitespace-character-count="28743"/>
  </office:meta>
</office:document-meta>
</file>